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Dnipro，Dnipropetrovska Oblast（19:12）。 红色警报：空中威胁。 警笛声。 掩护...</text:span>
</text:h>
      <text:p text:style-name="P4">
作者: liveuamap (Language: en)</text:p>
      <text:p text:style-name="P4">
时间: 2023-05-20T-45:14:00</text:p>
      <text:p text:style-name="P4">
地点: Dnipro (Latitude:48.45925 Longtitude:35.03753)</text:p>
      <text:p text:style-name="P4">
视频: []</text:p>
      <text:p text:style-name="P4">
图片: []</text:p>
      <text:p text:style-name="P4">
标签: ["Europe", "Central and Eastern Europe"]</text:p>
      <text:p text:style-name="P4">
Id: 22564222</text:p>
      <!--METADATA-->
      <text:p text:style-name="P4">
dnipro，dnipropetrovsk区域(19:12). Red Alert: aerial threat. Sirenssounding. Take cover now!</text:p>
      <text:p text:style-name="P4">
News Collection Link: <text:a xlink:type="simple" xlink:href="https://liveuamap.com/en/2023/20-may-dnipro-dnipropetrovska-oblast1912-red-g" text:style-name="Internet_20_link" text:visited-style-name="Visited_20_Internet_20_Link">
https://liveuamap.com/en/2023/20-may-dnipro-dnipropetrovska-oblast1912-red-g</text:a>
</text:p>
      <text:p text:style-name="P4">
News Source: <text:a xlink:type="simple" xlink:href="https://t.me/suspilnednipro/15686" text:style-name="Internet_20_link" text:visited-style-name="Visited_20_Internet_20_Link">
https://t.me/suspilnednipro/15686</text:a>
</text:p>
      <!--NEWS-->
      <text:h text:style-name="P10" text:outline-level="1">
<text:span text:style-name="T4">
顿涅茨克地区，哈尔基夫，哈尔克夫地区，赫尔森，赫尔森地区，波尔塔瓦地区（15：2 ...</text:span>
</text:h>
      <text:p text:style-name="P4">
作者: liveuamap (Language: en)</text:p>
      <text:p text:style-name="P4">
时间: 2023-05-20T-59:24:00</text:p>
      <text:p text:style-name="P4">
地点: Donetsk Oblast (Latitude:48.72744 Longtitude:37.5781)</text:p>
      <text:p text:style-name="P4">
视频: []</text:p>
      <text:p text:style-name="P4">
图片: []</text:p>
      <text:p text:style-name="P4">
标签: ["Europe", "Central and Eastern Europe"]</text:p>
      <text:p text:style-name="P4">
Id: 22564209</text:p>
      <!--METADATA-->
      <text:p text:style-name="P4">
顿涅茨克地区，哈尔基夫，哈尔克夫地区，赫尔森，赫尔森地区，波尔塔瓦地区(15:24). Red Alert: aerial threat. Sirens sounding. Take covernow!</text:p>
      <text:p text:style-name="P4">
News Collection Link: <text:a xlink:type="simple" xlink:href="https://liveuamap.com/en/2023/20-may-donetsk-oblast-kharkiv-kharkivska-oblag" text:style-name="Internet_20_link" text:visited-style-name="Visited_20_Internet_20_Link">
https://liveuamap.com/en/2023/20-may-donetsk-oblast-kharkiv-kharkivska-oblag</text:a>
</text:p>
      <text:p text:style-name="P4">
News Source: <text:a xlink:type="simple" xlink:href="https://t.me/air_alert_ua/46079" text:style-name="Internet_20_link" text:visited-style-name="Visited_20_Internet_20_Link">
https://t.me/air_alert_ua/46079</text:a>
</text:p>
      <!--NEWS-->
      <text:h text:style-name="P10" text:outline-level="1">
<text:span text:style-name="T4">
Dnipro，Dnipropetrovska Oblast（15:23）。 红色警报：空中威胁。 警笛声。 掩护...</text:span>
</text:h>
      <text:p text:style-name="P4">
作者: liveuamap (Language: en)</text:p>
      <text:p text:style-name="P4">
时间: 2023-05-20T-61:24:00</text:p>
      <text:p text:style-name="P4">
地点: Dnipro (Latitude:48.45930000 Longtitude:35.03865000)</text:p>
      <text:p text:style-name="P4">
视频: []</text:p>
      <text:p text:style-name="P4">
图片: []</text:p>
      <text:p text:style-name="P4">
标签: ["Europe", "Central and Eastern Europe"]</text:p>
      <text:p text:style-name="P4">
Id: 22564208</text:p>
      <!--METADATA-->
      <text:p text:style-name="P4">
dnipro，dnipropetrovsk区域(15:23). Red Alert: aerial threat. Sirenssounding. Take cover now!</text:p>
      <text:p text:style-name="P4">
News Collection Link: <text:a xlink:type="simple" xlink:href="https://liveuamap.com/en/2023/20-may-dnipro-dnipropetrovska-oblast1523-red-g" text:style-name="Internet_20_link" text:visited-style-name="Visited_20_Internet_20_Link">
https://liveuamap.com/en/2023/20-may-dnipro-dnipropetrovska-oblast1523-red-g</text:a>
</text:p>
      <text:p text:style-name="P4">
News Source: <text:a xlink:type="simple" xlink:href="https://t.me/suspilnednipro/15673" text:style-name="Internet_20_link" text:visited-style-name="Visited_20_Internet_20_Link">
https://t.me/suspilnednipro/15673</text:a>
</text:p>
      <!--NEWS-->
      <text:h text:style-name="P10" text:outline-level="1">
<text:span text:style-name="T4">
在Sivershchyna和Slobozhanschyna的指示俄罗斯军队炮击了Bleshnya，Carpovychi的C ...</text:span>
</text:h>
      <text:p text:style-name="P4">
作者: liveuamap (Language: en)</text:p>
      <text:p text:style-name="P4">
时间: 2023-05-20T-76:18:00</text:p>
      <text:p text:style-name="P4">
地点: Vovchansk (Latitude:50.01193 Longtitude:37.91553)</text:p>
      <text:p text:style-name="P4">
视频: []</text:p>
      <text:p text:style-name="P4">
图片: []</text:p>
      <text:p text:style-name="P4">
标签: []</text:p>
      <text:p text:style-name="P4">
Id: 22564190</text:p>
      <!--METADATA-->
      <text:p text:style-name="P4">
没有任何</text:p>
      <text:p text:style-name="P4">
新闻集链接：<text:a xlink:type="simple" xlink:href="https://liveuamap.com/en/2023/20-may-at-sivershchyna-and-slobozhanschyna-directions-russian" text:style-name="Internet_20_link" text:visited-style-name="Visited_20_Internet_20_Link">
https://liveuamap.com/en/2023/20-may-at-sivershchyna-and-slobozhanschyna-directions-rusian</text:a>
</text:p>
      <text:p text:style-name="P4">
News Source: <text:a xlink:type="simple" xlink:href="https://liveuamap.com/en/2023/20-may-at-sivershchyna-and-slobozhanschyna-directions-russian" text:style-name="Internet_20_link" text:visited-style-name="Visited_20_Internet_20_Link">
https://liveuamap.com/en/2023/20-may-at-sivershchyna-and-slobozhanschyna-directions-russian</text:a>
</text:p>
      <!--NEWS-->
      <text:h text:style-name="P10" text:outline-level="1">
<text:span text:style-name="T4">
JSC Kupiansk Directio Rusian军队炮击了Figolivka，Novomlinsk，Petropavlivka，两年，与...</text:span>
</text:h>
      <text:p text:style-name="P4">
作者: liveuamap (Language: en)</text:p>
      <text:p text:style-name="P4">
时间: 2023-05-20T-78:18:00</text:p>
      <text:p text:style-name="P4">
地点: Kupiansk (Latitude:49.63884 Longtitude:37.90472)</text:p>
      <text:p text:style-name="P4">
视频: []</text:p>
      <text:p text:style-name="P4">
图片: []</text:p>
      <text:p text:style-name="P4">
标签: ["Russia"]</text:p>
      <text:p text:style-name="P4">
Id: 22564183</text:p>
      <!--METADATA-->
      <text:p text:style-name="P4">
在Kupiansk方向，俄罗斯军队炮击了Fyholivka，Novomlynsk，Petropavlivka，Dvorichna，Dvorichna，Zapadne，Masutivka，Lyman Pershyy，Kyslivka，Kyslivka，Kyslivka，Kotlyka，Kotlyka，Kotlyka，Kyslivka，Kyslivka。 哈尔基夫地区的Hryhorivka，Vilashana和Kyslivka，乌克兰武装部队的一般斯塔夫在早晨的报告中说</text:p>
      <text:p text:style-name="P4">
新闻集链接：(https://liveuamap.com/en/2023/20-may-at-kupiansk-direction-russian-army-shelled-fyholivka)</text:p>
      <text:p text:style-name="P4">
News Source: <text:a xlink:type="simple" xlink:href="https://t.me/lumsrc/4844" text:style-name="Internet_20_link" text:visited-style-name="Visited_20_Internet_20_Link">
https://t.me/lumsrc/4844</text:a>
</text:p>
      <!--NEWS-->
      <text:h text:style-name="P10" text:outline-level="1">
<text:span text:style-name="T4">
在莱曼（Lyman）的指示，俄罗斯军队炮击了哈尔基夫地区的Studenok； Makiyivka，Nevske，Biloho ...</text:span>
</text:h>
      <text:p text:style-name="P4">
作者: liveuamap (Language: en)</text:p>
      <text:p text:style-name="P4">
时间: 2023-05-20T-80:18:00</text:p>
      <text:p text:style-name="P4">
地点: Lyman (Latitude:49.1624 Longtitude:37.95055)</text:p>
      <text:p text:style-name="P4">
视频: []</text:p>
      <text:p text:style-name="P4">
图片: []</text:p>
      <text:p text:style-name="P4">
标签: ["Russia"]</text:p>
      <text:p text:style-name="P4">
Id: 22564176</text:p>
      <!--METADATA-->
      <text:p text:style-name="P4">
在莱曼(Lyman)的指示，俄罗斯军队炮击了哈尔基夫地区的Studenok； Makiyivka，Nevske，Luhansk地区的Bilohorivka以及Donekamyanske和Donetsk地区的Spirne。 俄罗斯航空在卢汉斯克地区的Novolubivka Anddibrova进行了空袭，乌克兰武装部队的总参谋部在早晨报告中说</text:p>
      <text:p text:style-name="P4">
新闻集链接：<text:a xlink:type="simple" xlink:href="https://liveuamap.com/en/2023/20-may-at-lyman-direction-russian-army-shelled-studenok-of" text:style-name="Internet_20_link" text:visited-style-name="Visited_20_Internet_20_Link">
https://liveuamap.com/en/2023/20-may-at-yman-direction-russian-army-army-shelled-studenok-of</text:a>
</text:p>
      <text:p text:style-name="P4">
News Source: <text:a xlink:type="simple" xlink:href="https://t.me/lumsrc/4845" text:style-name="Internet_20_link" text:visited-style-name="Visited_20_Internet_20_Link">
https://t.me/lumsrc/4845</text:a>
</text:p>
      <!--NEWS-->
      <text:h text:style-name="P10" text:outline-level="1">
<text:span text:style-name="T4">
军队的Bakhmut Directio Rusian炮击Vasukivka，Orikhovo-Vasylivka，Grigorivka，Bogdan ...</text:span>
</text:h>
      <text:p text:style-name="P4">
作者: liveuamap (Language: en)</text:p>
      <text:p text:style-name="P4">
时间: 2023-05-20T-82:18:00</text:p>
      <text:p text:style-name="P4">
地点: Loskutivka,Luhans'ka oblast (Latitude:48.4843 Longtitude:37.87331)</text:p>
      <text:p text:style-name="P4">
视频: []</text:p>
      <text:p text:style-name="P4">
图片: []</text:p>
      <text:p text:style-name="P4">
标签: ["Russia"]</text:p>
      <text:p text:style-name="P4">
Id: 22564167</text:p>
      <!--METADATA-->
      <text:p text:style-name="P4">
在巴赫穆特(Bakhmut)的方向，俄罗斯军队炮击了瓦苏基克(Vasukivka)，奥里克霍沃 - 瓦西利维卡(Orikhovo-Vasylivka)，赫里霍利夫卡(Hryhorivka)，博丹尼维卡(Bohdanivka)，巴赫穆特(Bakhmut)，伊万尼维斯克(Ivanivske)，查西夫·耶尔(Chasiv Yar)，chasiv yar，predechychne and predechychne and pivnichne and donetsk地区的pivnichne。 在Fedorivka，Orikhovo -vasylivka，Bakhmut，Khromove，Khromove，Ivanivske，Stupochky，Bila Hora， - 武装福n，Orikhovo -vasylivka的总参谋。</text:p>
      <text:p text:style-name="P4">
新闻集链接：(https://liveuamap.com/en/2023/20-may-at-bakhmut-direction-russian-army-shelled-vasukivka)</text:p>
      <text:p text:style-name="P4">
News Source: <text:a xlink:type="simple" xlink:href="https://t.me/lumsrc/4846" text:style-name="Internet_20_link" text:visited-style-name="Visited_20_Internet_20_Link">
https://t.me/lumsrc/4846</text:a>
</text:p>
      <!--NEWS-->
      <text:h text:style-name="P10" text:outline-level="1">
<text:span text:style-name="T4">
JSC Avdiivka Directio Rusian军队炮击了Novokalinova，Berdyshi，Avdiivka，Tonyne，首先...</text:span>
</text:h>
      <text:p text:style-name="P4">
作者: liveuamap (Language: en)</text:p>
      <text:p text:style-name="P4">
时间: 2023-05-20T-84:18:00</text:p>
      <text:p text:style-name="P4">
地点: Donetsk Oblast (Latitude:48.05755 Longtitude:37.56861)</text:p>
      <text:p text:style-name="P4">
视频: []</text:p>
      <text:p text:style-name="P4">
图片: []</text:p>
      <text:p text:style-name="P4">
标签: ["Russia"]</text:p>
      <text:p text:style-name="P4">
Id: 22564161</text:p>
      <!--METADATA-->
      <text:p text:style-name="P4">
在Avdiyivka方向，俄罗斯军队炮击了Novokalynove，Berdychi，Avdiyivka，Tonenke，Pervomayske，Karlivka和Donetsk地区的Nevelske。 俄罗斯武装部在Avdiyivka进行了空袭， - 武装部队的武装部队在早上的报告中说</text:p>
      <text:p text:style-name="P4">
新闻集链接：<text:a xlink:type="simple" xlink:href="https://liveuamap.com/en/2023/20-may-at-avdiyivka-direction-russian-army-shelled-novokalynove" text:style-name="Internet_20_link" text:visited-style-name="Visited_20_Internet_20_Link">
https://liveuamap.com/en/2023/20-may-at-avdiyivka-direction-russian-army-army-shelled-novokalynove</text:a>
</text:p>
      <text:p text:style-name="P4">
News Source: <text:a xlink:type="simple" xlink:href="https://t.me/lumsrc/4847" text:style-name="Internet_20_link" text:visited-style-name="Visited_20_Internet_20_Link">
https://t.me/lumsrc/4847</text:a>
</text:p>
      <!--NEWS-->
      <text:h text:style-name="P10" text:outline-level="1">
<text:span text:style-name="T4">
JSC Marinka Direcion Rusian军队炮击Krasnogorivka，St.George，Marynka，Kurakhov An ...</text:span>
</text:h>
      <text:p text:style-name="P4">
作者: liveuamap (Language: en)</text:p>
      <text:p text:style-name="P4">
时间: 2023-05-20T-86:18:00</text:p>
      <text:p text:style-name="P4">
地点: Donetsk (Latitude:47.87076 Longtitude:37.35403)</text:p>
      <text:p text:style-name="P4">
视频: []</text:p>
      <text:p text:style-name="P4">
图片: []</text:p>
      <text:p text:style-name="P4">
标签: ["Russia"]</text:p>
      <text:p text:style-name="P4">
Id: 22564160</text:p>
      <!--METADATA-->
      <text:p text:style-name="P4">
在玛丽卡(Maryinka)的指示，俄罗斯军队炮击了克拉斯诺里夫卡(Krasnohorivka)，霍希耶夫卡(Heorhiyivka)，玛丽卡(Maryinka)，库拉克霍夫(Kurakhove)和顿涅茨克地区的卡特尼尼夫卡(Katerynivka) - 乌克兰的总参谋部部队说</text:p>
      <text:p text:style-name="P4">
新闻集链接：<text:a xlink:type="simple" xlink:href="https://liveuamap.com/en/2023/20-may-at-maryinka-direction-russian-army-shelled-krasnohorivka" text:style-name="Internet_20_link" text:visited-style-name="Visited_20_Internet_20_Link">
https://liveuamap.com/en/2023/20-may-at-maryinka-direction-russian-army-shelled-krasnohorivka</text:a>
</text:p>
      <text:p text:style-name="P4">
News Source: <text:a xlink:type="simple" xlink:href="https://t.me/lumsrc/4848" text:style-name="Internet_20_link" text:visited-style-name="Visited_20_Internet_20_Link">
https://t.me/lumsrc/4848</text:a>
</text:p>
      <!--NEWS-->
      <text:h text:style-name="P10" text:outline-level="1">
<text:span text:style-name="T4">
在Shakhtarsk指令，俄罗斯军队搁置了Novomikhailivka，Vukhledar，Bokhoynalen，Maxim ...</text:span>
</text:h>
      <text:p text:style-name="P4">
作者: liveuamap (Language: en)</text:p>
      <text:p text:style-name="P4">
时间: 2023-05-20T-88:18:00</text:p>
      <text:p text:style-name="P4">
地点: Donetsk (Latitude:47.79217 Longtitude:36.96934)</text:p>
      <text:p text:style-name="P4">
视频: []</text:p>
      <text:p text:style-name="P4">
图片: []</text:p>
      <text:p text:style-name="P4">
标签: ["Russia"]</text:p>
      <text:p text:style-name="P4">
Id: 22564158</text:p>
      <!--METADATA-->
      <text:p text:style-name="P4">
在沙克塔尔(Shakhtarske)的指示，俄罗斯军队炮击了诺瓦莫克哈利夫卡(Novomykhaylivka)，Vuhledar，Bohoyavlenka，Maksymivka，Zolota Nyva和Velyka Novosilka。 Vuhledar，Prechystivka和Zolota Nyva的俄罗斯航空导航，乌克兰武装部队的一般斯塔夫在早晨的报告中说</text:p>
      <text:p text:style-name="P4">
新闻集链接：<text:a xlink:type="simple" xlink:href="https://liveuamap.com/en/2023/20-may-at-shakhtarske-direction-russian-army-shelled-novomykhaylivka" text:style-name="Internet_20_link" text:visited-style-name="Visited_20_Internet_20_Link">
https://liveuamap.com/en/2023/20-may-at-shakhtarske-direction-russian-army-shelled-novomykhaylivka</text:a>
</text:p>
      <text:p text:style-name="P4">
News Source: <text:a xlink:type="simple" xlink:href="https://t.me/lumsrc/4849" text:style-name="Internet_20_link" text:visited-style-name="Visited_20_Internet_20_Link">
https://t.me/lumsrc/4849</text:a>
</text:p>
      <!--NEWS-->
      <text:h text:style-name="P10" text:outline-level="1">
<text:span text:style-name="T4">
Donetsk Oblast（16:57）。 红色警报：空中威胁。 警笛声。 立即掩盖！</text:span>
</text:h>
      <text:p text:style-name="P4">
作者: liveuamap (Language: en)</text:p>
      <text:p text:style-name="P4">
时间: 2023-05-20T10:58:00</text:p>
      <text:p text:style-name="P4">
地点: Donetsk Oblast (Latitude:48.72764 Longtitude:37.57784)</text:p>
      <text:p text:style-name="P4">
视频: []</text:p>
      <text:p text:style-name="P4">
图片: []</text:p>
      <text:p text:style-name="P4">
标签: ["Europe", "Central and Eastern Europe"]</text:p>
      <text:p text:style-name="P4">
Id: 22564217</text:p>
      <!--METADATA-->
      <text:p text:style-name="P4">
Donetsk Oblast(16:57). Red Alert: aerial threat. Sirens sounding. Take covernow!</text:p>
      <text:p text:style-name="P4">
News Collection Link: <text:a xlink:type="simple" xlink:href="https://liveuamap.com/en/2023/20-may-donetsk-oblast1657-red-alert-aerial-thg" text:style-name="Internet_20_link" text:visited-style-name="Visited_20_Internet_20_Link">
https://liveuamap.com/en/2023/20-may-donetsk-oblast1657-red-alert-aerial-thg</text:a>
</text:p>
      <text:p text:style-name="P4">
News Source: <text:a xlink:type="simple" xlink:href="https://t.me/air_alert_ua/46098" text:style-name="Internet_20_link" text:visited-style-name="Visited_20_Internet_20_Link">
https://t.me/air_alert_ua/46098</text:a>
</text:p>
      <!--NEWS-->
      <text:h text:style-name="P10" text:outline-level="1">
<text:span text:style-name="T4">
Kherson，Khersonska Oblast（18:57）。 红色警报：空中威胁。 警笛声。 立即掩盖！</text:span>
</text:h>
      <text:p text:style-name="P4">
作者: liveuamap (Language: en)</text:p>
      <text:p text:style-name="P4">
时间: 2023-05-20T12:59:00</text:p>
      <text:p text:style-name="P4">
地点: Kherson (Latitude:46.65581000 Longtitude:32.61780000)</text:p>
      <text:p text:style-name="P4">
视频: []</text:p>
      <text:p text:style-name="P4">
图片: []</text:p>
      <text:p text:style-name="P4">
标签: ["Europe", "Central and Eastern Europe"]</text:p>
      <text:p text:style-name="P4">
Id: 22564218</text:p>
      <!--METADATA-->
      <text:p text:style-name="P4">
赫尔森，赫森地区(18:57). Red Alert: aerial threat. Sirens sounding.Take cover now!</text:p>
      <text:p text:style-name="P4">
News Collection Link: <text:a xlink:type="simple" xlink:href="https://liveuamap.com/en/2023/20-may-kherson-khersonska-oblast1857-red-alerg" text:style-name="Internet_20_link" text:visited-style-name="Visited_20_Internet_20_Link">
https://liveuamap.com/en/2023/20-may-kherson-khersonska-oblast1857-red-alerg</text:a>
</text:p>
      <text:p text:style-name="P4">
News Source: <text:a xlink:type="simple" xlink:href="https://t.me/air_alert_ua/46103" text:style-name="Internet_20_link" text:visited-style-name="Visited_20_Internet_20_Link">
https://t.me/air_alert_ua/46103</text:a>
</text:p>
      <!--NEWS-->
      <text:h text:style-name="P10" text:outline-level="1">
<text:span text:style-name="T4">
Poltavska Oblast（19:12）。 红色警报：空中威胁。 警笛声。 立即掩盖！</text:span>
</text:h>
      <text:p text:style-name="P4">
作者: liveuamap (Language: en)</text:p>
      <text:p text:style-name="P4">
时间: 2023-05-20T13:13:00</text:p>
      <text:p text:style-name="P4">
地点: Poltavska Oblast (Latitude:49.47705000 Longtitude:33.81866000)</text:p>
      <text:p text:style-name="P4">
视频: []</text:p>
      <text:p text:style-name="P4">
图片: []</text:p>
      <text:p text:style-name="P4">
标签: ["Europe", "Central and Eastern Europe"]</text:p>
      <text:p text:style-name="P4">
Id: 22564221</text:p>
      <!--METADATA-->
      <text:p text:style-name="P4">
poltava(19:12). Red Alert: aerial threat. Sirens sounding. Take covernow!</text:p>
      <text:p text:style-name="P4">
News Collection Link: <text:a xlink:type="simple" xlink:href="https://liveuamap.com/en/2023/20-may-poltavska-oblast1912-red-alert-aerial-g" text:style-name="Internet_20_link" text:visited-style-name="Visited_20_Internet_20_Link">
https://liveuamap.com/en/2023/20-may-poltavska-oblast1912-red-alert-aerial-g</text:a>
</text:p>
      <text:p text:style-name="P4">
News Source: <text:a xlink:type="simple" xlink:href="https://t.me/suspilnepoltava/11252" text:style-name="Internet_20_link" text:visited-style-name="Visited_20_Internet_20_Link">
https://t.me/suspilnepoltava/11252</text:a>
</text:p>
      <!--NEWS-->
      <text:h text:style-name="P10" text:outline-level="1">
<text:span text:style-name="T4">
Zaporizhhya地区，Kharkiv，Kharkiv地区顿涅茨克地区（19:13）。 红色ALRT：空中tchretate ...</text:span>
</text:h>
      <text:p text:style-name="P4">
作者: liveuamap (Language: en)</text:p>
      <text:p text:style-name="P4">
时间: 2023-05-20T13:14:00</text:p>
      <text:p text:style-name="P4">
地点: Zaporizka Oblast (Latitude:47.611841 Longtitude:35.764141)</text:p>
      <text:p text:style-name="P4">
视频: []</text:p>
      <text:p text:style-name="P4">
图片: []</text:p>
      <text:p text:style-name="P4">
标签: ["Europe", "Central and Eastern Europe"]</text:p>
      <text:p text:style-name="P4">
Id: 22564223</text:p>
      <!--METADATA-->
      <text:p text:style-name="P4">
Zaporizhzhia地区，Kharkiv，Kharkiv地区顿涅茨克地区(19:13). RedAlert: aerial threat. Sirens sounding. Take cover now!</text:p>
      <text:p text:style-name="P4">
News Collection Link: <text:a xlink:type="simple" xlink:href="https://liveuamap.com/en/2023/20-may-zaporizka-oblast-donetsk-oblast-kharkig" text:style-name="Internet_20_link" text:visited-style-name="Visited_20_Internet_20_Link">
https://liveuamap.com/en/2023/20-may-zaporizka-oblast-donetsk-oblast-kharkig</text:a>
</text:p>
      <text:p text:style-name="P4">
News Source: <text:a xlink:type="simple" xlink:href="https://t.me/air_alert_ua/46108" text:style-name="Internet_20_link" text:visited-style-name="Visited_20_Internet_20_Link">
https://t.me/air_alert_ua/46108</text:a>
</text:p>
      <!--NEWS-->
      <text:h text:style-name="P10" text:outline-level="1">
<text:span text:style-name="T4">
Dnipro，Dnipropetrovska Oblast（20:07）。 红色警报：空中威胁。 警笛声。 掩护...</text:span>
</text:h>
      <text:p text:style-name="P4">
作者: liveuamap (Language: en)</text:p>
      <text:p text:style-name="P4">
时间: 2023-05-20T14:09:00</text:p>
      <text:p text:style-name="P4">
地点: Dnipro (Latitude:48.45867 Longtitude:35.03816)</text:p>
      <text:p text:style-name="P4">
视频: []</text:p>
      <text:p text:style-name="P4">
图片: []</text:p>
      <text:p text:style-name="P4">
标签: ["Europe", "Central and Eastern Europe"]</text:p>
      <text:p text:style-name="P4">
Id: 22564225</text:p>
      <!--METADATA-->
      <text:p text:style-name="P4">
dnipro，dnipropetrovsk区域(20:07). Red Alert: aerial threat. Sirenssounding. Take cover now!</text:p>
      <text:p text:style-name="P4">
News Collection Link: <text:a xlink:type="simple" xlink:href="https://liveuamap.com/en/2023/20-may-dnipro-dnipropetrovska-oblast2007-red-g" text:style-name="Internet_20_link" text:visited-style-name="Visited_20_Internet_20_Link">
https://liveuamap.com/en/2023/20-may-dnipro-dnipropetrovska-oblast2007-red-g</text:a>
</text:p>
      <text:p text:style-name="P4">
News Source: <text:a xlink:type="simple" xlink:href="https://t.me/air_alert_ua/46113" text:style-name="Internet_20_link" text:visited-style-name="Visited_20_Internet_20_Link">
https://t.me/air_alert_ua/46113</text:a>
</text:p>
      <!--NEWS-->
      <text:h text:style-name="P10" text:outline-level="1">
<text:span text:style-name="T4">
Dnipro，Dnipropetrovska Oblast（21:36）。 红色警报：空中威胁。 警笛声。 掩护...</text:span>
</text:h>
      <text:p text:style-name="P4">
作者: liveuamap (Language: en)</text:p>
      <text:p text:style-name="P4">
时间: 2023-05-20T15:36:00</text:p>
      <text:p text:style-name="P4">
地点: Dnipro (Latitude:48.46008 Longtitude:35.03978)</text:p>
      <text:p text:style-name="P4">
视频: []</text:p>
      <text:p text:style-name="P4">
图片: []</text:p>
      <text:p text:style-name="P4">
标签: ["Europe", "Central and Eastern Europe"]</text:p>
      <text:p text:style-name="P4">
Id: 22564227</text:p>
      <!--METADATA-->
      <text:p text:style-name="P4">
dnipro，dnipropetrovsk区域(21:36). Red Alert: aerial threat. Sirenssounding. Take cover now!</text:p>
      <text:p text:style-name="P4">
News Collection Link: <text:a xlink:type="simple" xlink:href="https://liveuamap.com/en/2023/20-may-dnipro-dnipropetrovska-oblast2136-red-g" text:style-name="Internet_20_link" text:visited-style-name="Visited_20_Internet_20_Link">
https://liveuamap.com/en/2023/20-may-dnipro-dnipropetrovska-oblast2136-red-g</text:a>
</text:p>
      <text:p text:style-name="P4">
News Source: <text:a xlink:type="simple" xlink:href="https://t.me/air_alert_ua/46118" text:style-name="Internet_20_link" text:visited-style-name="Visited_20_Internet_20_Link">
https://t.me/air_alert_ua/46118</text:a>
</text:p>
      <!--NEWS-->
      <text:h text:style-name="P10" text:outline-level="1">
<text:span text:style-name="T4">
Donetsk Oblast（21:56）。 红色警报：空中威胁。 警笛声。 立即掩盖！</text:span>
</text:h>
      <text:p text:style-name="P4">
作者: liveuamap (Language: en)</text:p>
      <text:p text:style-name="P4">
时间: 2023-05-20T15:58:00</text:p>
      <text:p text:style-name="P4">
地点: Donetsk Oblast (Latitude:48.72841 Longtitude:37.57885)</text:p>
      <text:p text:style-name="P4">
视频: []</text:p>
      <text:p text:style-name="P4">
图片: []</text:p>
      <text:p text:style-name="P4">
标签: ["Europe", "Central and Eastern Europe"]</text:p>
      <text:p text:style-name="P4">
Id: 22564230</text:p>
      <!--METADATA-->
      <text:p text:style-name="P4">
Donetsk Oblast(21:56). Red Alert: aerial threat. Sirens sounding. Take covernow!</text:p>
      <text:p text:style-name="P4">
News Collection Link: <text:a xlink:type="simple" xlink:href="https://liveuamap.com/en/2023/20-may-donetsk-oblast2156-red-alert-aerial-thg" text:style-name="Internet_20_link" text:visited-style-name="Visited_20_Internet_20_Link">
https://liveuamap.com/en/2023/20-may-donetsk-oblast2156-red-alert-aerial-thg</text:a>
</text:p>
      <text:p text:style-name="P4">
News Source: <text:a xlink:type="simple" xlink:href="https://t.me/air_alert_ua/46119" text:style-name="Internet_20_link" text:visited-style-name="Visited_20_Internet_20_Link">
https://t.me/air_alert_ua/46119</text:a>
</text:p>
      <!--NEWS-->
      <text:h text:style-name="P10" text:outline-level="1">
<text:span text:style-name="T4">
Donetsk Oblast（00:18）。 红色警报：空中威胁。 警笛声。 立即掩盖！</text:span>
</text:h>
      <text:p text:style-name="P4">
作者: liveuamap (Language: en)</text:p>
      <text:p text:style-name="P4">
时间: 2023-05-20T18:20:00</text:p>
      <text:p text:style-name="P4">
地点: Donetsk Oblast (Latitude:48.72795 Longtitude:37.57755)</text:p>
      <text:p text:style-name="P4">
视频: []</text:p>
      <text:p text:style-name="P4">
图片: []</text:p>
      <text:p text:style-name="P4">
标签: ["Europe", "Central and Eastern Europe"]</text:p>
      <text:p text:style-name="P4">
Id: 22564231</text:p>
      <!--METADATA-->
      <text:p text:style-name="P4">
Donetsk Oblast(00:18). Red Alert: aerial threat. Sirens sounding. Take covernow!</text:p>
      <text:p text:style-name="P4">
News Collection Link: <text:a xlink:type="simple" xlink:href="https://liveuamap.com/en/2023/20-may-donetsk-oblast0018-red-alert-aerial-thg" text:style-name="Internet_20_link" text:visited-style-name="Visited_20_Internet_20_Link">
https://liveuamap.com/en/2023/20-may-donetsk-oblast0018-red-alert-aerial-thg</text:a>
</text:p>
      <text:p text:style-name="P4">
News Source: <text:a xlink:type="simple" xlink:href="https://t.me/air_alert_ua/46122" text:style-name="Internet_20_link" text:visited-style-name="Visited_20_Internet_20_Link">
https://t.me/air_alert_ua/46122</text:a>
</text:p>
      <!--NEWS-->
      <text:h text:style-name="P10" text:outline-level="1">
<text:span text:style-name="T4">
Zaporizka Oblast（01:32）。 红色警报：空中威胁。 警笛声。 立即掩盖！</text:span>
</text:h>
      <text:p text:style-name="P4">
作者: liveuamap (Language: en)</text:p>
      <text:p text:style-name="P4">
时间: 2023-05-20T19:33:00</text:p>
      <text:p text:style-name="P4">
地点: Zaporizka Oblast (Latitude:47.611891 Longtitude:35.766231)</text:p>
      <text:p text:style-name="P4">
视频: []</text:p>
      <text:p text:style-name="P4">
图片: []</text:p>
      <text:p text:style-name="P4">
标签: ["Europe", "Central and Eastern Europe"]</text:p>
      <text:p text:style-name="P4">
Id: 22564233</text:p>
      <!--METADATA-->
      <text:p text:style-name="P4">
Zaporizhzhia地区(01:32). Red Alert: aerial threat. Sirens sounding. Take covernow!</text:p>
      <text:p text:style-name="P4">
News Collection Link: <text:a xlink:type="simple" xlink:href="https://liveuamap.com/en/2023/20-may-zaporizka-oblast0132-red-alert-aerial-g" text:style-name="Internet_20_link" text:visited-style-name="Visited_20_Internet_20_Link">
https://liveuamap.com/en/2023/20-may-zaporizka-oblast0132-red-alert-aerial-g</text:a>
</text:p>
      <text:p text:style-name="P4">
News Source: <text:a xlink:type="simple" xlink:href="https://t.me/suspilnezaporizhzhya/12984" text:style-name="Internet_20_link" text:visited-style-name="Visited_20_Internet_20_Link">
https://t.me/suspilnezaporizhzhya/12984</text:a>
</text:p>
      <!--NEWS-->
      <text:h text:style-name="P10" text:outline-level="1">
<text:span text:style-name="T4">
Zaporizka Oblast（02:36）。 红色警报：空中威胁。 警笛声。 立即掩盖！</text:span>
</text:h>
      <text:p text:style-name="P4">
作者: liveuamap (Language: en)</text:p>
      <text:p text:style-name="P4">
时间: 2023-05-20T20:36:00</text:p>
      <text:p text:style-name="P4">
地点: Zaporizka Oblast (Latitude:47.612021 Longtitude:35.765261)</text:p>
      <text:p text:style-name="P4">
视频: []</text:p>
      <text:p text:style-name="P4">
图片: []</text:p>
      <text:p text:style-name="P4">
标签: ["Europe", "Central and Eastern Europe"]</text:p>
      <text:p text:style-name="P4">
Id: 22564235</text:p>
      <!--METADATA-->
      <text:p text:style-name="P4">
Zaporizhzhia地区(02:36). Red Alert: aerial threat. Sirens sounding. Take covernow!</text:p>
      <text:p text:style-name="P4">
News Collection Link: <text:a xlink:type="simple" xlink:href="https://liveuamap.com/en/2023/21-may-zaporizka-oblast0236-red-alert-aerial-g" text:style-name="Internet_20_link" text:visited-style-name="Visited_20_Internet_20_Link">
https://liveuamap.com/en/2023/21-may-zaporizka-oblast0236-red-alert-aerial-g</text:a>
</text:p>
      <text:p text:style-name="P4">
News Source: <text:a xlink:type="simple" xlink:href="https://t.me/suspilnezaporizhzhya/12986" text:style-name="Internet_20_link" text:visited-style-name="Visited_20_Internet_20_Link">
https://t.me/suspilnezaporizhzhya/12986</text:a>
</text:p>
      <!--NEWS-->
      <text:h text:style-name="P10" text:outline-level="1">
<text:span text:style-name="T4">
Donetsk Oblast（02:36）。 红色警报：空中威胁。 警笛声。 立即掩盖！</text:span>
</text:h>
      <text:p text:style-name="P4">
作者: liveuamap (Language: en)</text:p>
      <text:p text:style-name="P4">
时间: 2023-05-20T20:38:00</text:p>
      <text:p text:style-name="P4">
地点: Donetsk Oblast (Latitude:48.72663 Longtitude:37.57824)</text:p>
      <text:p text:style-name="P4">
视频: []</text:p>
      <text:p text:style-name="P4">
图片: []</text:p>
      <text:p text:style-name="P4">
标签: ["Europe", "Central and Eastern Europe"]</text:p>
      <text:p text:style-name="P4">
Id: 22564236</text:p>
      <!--METADATA-->
      <text:p text:style-name="P4">
Donetsk Oblast(02:36). Red Alert: aerial threat. Sirens sounding. Take covernow!</text:p>
      <text:p text:style-name="P4">
News Collection Link: <text:a xlink:type="simple" xlink:href="https://liveuamap.com/en/2023/21-may-donetsk-oblast0236-red-alert-aerial-thg" text:style-name="Internet_20_link" text:visited-style-name="Visited_20_Internet_20_Link">
https://liveuamap.com/en/2023/21-may-donetsk-oblast0236-red-alert-aerial-thg</text:a>
</text:p>
      <text:p text:style-name="P4">
News Source: <text:a xlink:type="simple" xlink:href="https://t.me/air_alert_ua/46129" text:style-name="Internet_20_link" text:visited-style-name="Visited_20_Internet_20_Link">
https://t.me/air_alert_ua/46129</text:a>
</text:p>
      <!--NEWS-->
      <text:h text:style-name="P10" text:outline-level="1">
<text:span text:style-name="T4">
Kherson，Khersonska Oblast（03:03）。 红色警报：空中威胁。 警笛声。 立即掩盖！</text:span>
</text:h>
      <text:p text:style-name="P4">
作者: liveuamap (Language: en)</text:p>
      <text:p text:style-name="P4">
时间: 2023-05-20T21:04:00</text:p>
      <text:p text:style-name="P4">
地点: Kherson (Latitude:46.65685 Longtitude:32.61795)</text:p>
      <text:p text:style-name="P4">
视频: []</text:p>
      <text:p text:style-name="P4">
图片: []</text:p>
      <text:p text:style-name="P4">
标签: ["Europe", "Central and Eastern Europe"]</text:p>
      <text:p text:style-name="P4">
Id: 22564237</text:p>
      <!--METADATA-->
      <text:p text:style-name="P4">
赫尔森，赫森地区(03:03). Red Alert: aerial threat. Sirens sounding.Take cover now!</text:p>
      <text:p text:style-name="P4">
News Collection Link: <text:a xlink:type="simple" xlink:href="https://liveuamap.com/en/2023/21-may-kherson-khersonska-oblast0303-red-alerg" text:style-name="Internet_20_link" text:visited-style-name="Visited_20_Internet_20_Link">
https://liveuamap.com/en/2023/21-may-kherson-khersonska-oblast0303-red-alerg</text:a>
</text:p>
      <text:p text:style-name="P4">
News Source: <text:a xlink:type="simple" xlink:href="https://t.me/air_alert_ua/46130" text:style-name="Internet_20_link" text:visited-style-name="Visited_20_Internet_20_Link">
https://t.me/air_alert_ua/46130</text:a>
</text:p>
      <!--NEWS-->
      <text:h text:style-name="P10" text:outline-level="1">
<text:span text:style-name="T4">
Mykolaiv，Mykolayivska Oblast（03:27）。 红色警报：空中威胁。 警笛声。 立即掩盖！</text:span>
</text:h>
      <text:p text:style-name="P4">
作者: liveuamap (Language: en)</text:p>
      <text:p text:style-name="P4">
时间: 2023-05-20T21:28:00</text:p>
      <text:p text:style-name="P4">
地点: Mykolaiv (Latitude:46.94866 Longtitude:32.00639)</text:p>
      <text:p text:style-name="P4">
视频: []</text:p>
      <text:p text:style-name="P4">
图片: []</text:p>
      <text:p text:style-name="P4">
标签: ["Europe", "Central and Eastern Europe"]</text:p>
      <text:p text:style-name="P4">
Id: 22564239</text:p>
      <!--METADATA-->
      <text:p text:style-name="P4">
Nikolaev，Mykolaiv地区(03:27). Red Alert: aerial threat. Sirenssounding. Take cover now!</text:p>
      <text:p text:style-name="P4">
News Collection Link: <text:a xlink:type="simple" xlink:href="https://liveuamap.com/en/2023/21-may-mykolaiv-mykolayivska-oblast0327-red-ag" text:style-name="Internet_20_link" text:visited-style-name="Visited_20_Internet_20_Link">
https://liveuamap.com/en/2023/21-may-mykolaiv-mykolayivska-oblast0327-red-ag</text:a>
</text:p>
      <text:p text:style-name="P4">
News Source: <text:a xlink:type="simple" xlink:href="https://t.me/air_alert_ua/46133" text:style-name="Internet_20_link" text:visited-style-name="Visited_20_Internet_20_Link">
https://t.me/air_alert_ua/46133</text:a>
</text:p>
      <!--NEWS-->
      <text:h text:style-name="P10" text:outline-level="1">
<text:span text:style-name="T4">
乌克兰南部的敌人第五架无人机</text:span>
</text:h>
      <text:p text:style-name="P4">
作者: ['АРМІЯINFORM']</text:p>
      <text:p text:style-name="P4">
时间: 2023-05-20T98:00:00-04:00</text:p>
      <text:p text:style-name="P4">
描述: 20 Herbalop 2023 Rock，位于Mikolavshchin，Khersonshchin，遭受了空心的颠簸...与乌克兰2022的战争，与乌克兰的最新新闻，今天与乌克兰的新闻战争，今天与乌克兰2022年的战争，乌克兰和俄罗斯和俄罗斯和俄罗斯和俄罗斯和俄罗斯和俄罗斯和俄罗斯之间的战争都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348258444_261981536300289_2098285014966237872_n.jpg" text:style-name="Internet_20_link" text:visited-style-name="Visited_20_Internet_20_Link">
348258444_261981536300289_2098285014966237872_n.jpg</text:a>
']</text:p>
      <text:p text:style-name="P4">
标签: ['STOPRUSSIA', 'АГРЕСІЯ РФ', 'ВТРАТИ ВОРОГА', 'ХРОНІКА ОБОРОНИ']</text:p>
      <text:p text:style-name="P4">
类别: News</text:p>
      <!--METADATA-->
      <text:p text:style-name="P4">
<draw:frame draw:style-name="fr1" draw:name="Image2" text:anchor-type="as-char" svg:width="6.9236in" svg:height="3.11562in" draw:z-index="0">
<draw:image xlink:href="../Images/AРМІЯINFORM/2023-05-20T98-00-00-04-00/348258444_261981536300289_2098285014966237872_n.jpg" xlink:type="simple" xlink:show="embed" xlink:actuate="onLoad" draw:mime-type="image/jpeg"/>
</draw:frame>
2023年5月20日，在尼古拉地区和赫尔森地区，对空中司令部“南方”的补救防御力和手段销毁了5个敌人：3个冲击无人机“ Lancet”，1 UAV“ Merlin-Wr”和1 Intelligence “ Orlan-10”。</text:p>
      <text:p text:style-name="P4">
资料来源：[南空气司令部]](https://www.facebook.com/PvKPivden/posts/pfbid029TWL5hNZZUS9GCK3MFBJRDch9LpJJeG2n1yYdH953rRdjY5dvS6Xwpk7b5XxqfYKl)</text:p>
      <text:p text:style-name="P4">
News Source: <text:a xlink:type="simple" xlink:href="https://armyinform.com.ua/2023/05/20/znyshheno-shhe-p%e2%80%b2yat-vorozhyh-bezpilotnykiv-na-pivdni-ukrayiny/" text:style-name="Internet_20_link" text:visited-style-name="Visited_20_Internet_20_Link">
https://armyinform.com.ua/2023/05/20/znyshheno-shhe-p%e2%80%b2yat-vorozhyh-bezpilotnykiv-na-pivdni-ukrayiny/</text:a>
</text:p>
      <!--NEWS-->
      <text:h text:style-name="P10" text:outline-level="1">
<text:span text:style-name="T4">
一百多名诺贝尔奖获得者敦促白俄罗斯释放贝莱兹基的政治犯</text:span>
</text:h>
      <text:p text:style-name="P4">
作者: Ukrinform (Person)</text:p>
      <text:p text:style-name="P4">
出版商: Укринформ (Organization)</text:p>
      <text:p text:style-name="P4">
出版时间: 2023-05-21T-11:19:00+03:00</text:p>
      <text:p text:style-name="P4">
修改时间: 2023-05-21T23:19:00+03:00</text:p>
      <text:p text:style-name="P4">
描述: 103诺贝尔奖获奖者是由一封信，要求释放艾莉亚·贝莱兹基（Alya Belyatsky），后者因在白俄罗斯（Berarus）的人权工作而授予该奖项。  - 乌克林。</text:p>
      <text:p text:style-name="P4">
图片: ['<text:a xlink:type="simple" xlink:href="https://static.ukrinform.com/photos/2023_05/thumb_files/630_360_1684700264-764.jpeg" text:style-name="Internet_20_link" text:visited-style-name="Visited_20_Internet_20_Link">
630_360_16847...</text:a>
']</text:p>
      <text:p text:style-name="P4">
标签: ['Білорусь', 'Права людини', 'Правозахисники', 'Нобелівська премія ']</text:p>
      <text:p text:style-name="P4">
类型: Article</text:p>
      <!--METADATA-->
      <text:p text:style-name="P4">
<draw:frame draw:style-name="fr1" draw:name="Image3" text:anchor-type="as-char" svg:width="6.9236in" svg:height="3.956343in" draw:z-index="0">
<draw:image xlink:href="../Images/yкринформ/2023-05-21T-11-19-00-03-00/630_360_1684700264-764.jpeg" xlink:type="simple" xlink:show="embed" xlink:actuate="onLoad" draw:mime-type="image/jpeg"/>
</draw:frame>
103诺贝尔奖获得者发表了一封信，要求在白俄罗斯·阿拉萨·贝莱兹基(Belarus Alaza Belyatsky)的囚犯中发布，他去年获得了该奖项。</text:p>
      <text:p text:style-name="P4">
正如乌克林福姆报道了<text:a xlink:type="simple" xlink:href="https://www.radiosvoboda.org/a/news-beliatsky-bilorus-lyst/32421452.html" text:style-name="Internet_20_link" text:visited-style-name="Visited_20_Internet_20_Link">
</text:a>
，该上诉发表在民间俱乐部网站上。</text:p>
      <text:p text:style-name="P4">
消息写道：“文本中的白俄罗斯人权活动家被称为希望的象征和灵感来自世界各地的封面。”</text:p>
      <text:p text:style-name="P4">
在一封信中，针对Belyatsky的刑事案件称为NAD。 有人强调，他致力于促进民主和<text:a xlink:type="simple" xlink:href="https://www.ukrinform.ua/tag-prava-ludini" text:style-name="Internet_20_link" text:visited-style-name="Visited_20_Internet_20_Link">
</text:a>
在白俄罗斯，“ Oleksandr Lukashenko考虑了对独立投票的无情，不断的修剪压制”。</text:p>
      <text:p text:style-name="P4">
签署者包括化学，医学和生理学，物理学，经济学，文学与和平的获奖者，包括87岁的天文学家罗伯特·伍德罗·威尔士(Robert Woodro Wilsont)91岁的微生物学家Gamilton Smith。</text:p>
      <text:p text:style-name="P4">
上诉的作者还要求驳回由巴哈斯纳人权组织“维斯纳”建立的其他参与者，他的工作在白俄罗斯领土上被禁止。</text:p>
      <text:p text:style-name="P4">
<text:span text:style-name="T4">
另请阅读：</text:span>
 <text:a xlink:type="simple" xlink:href="https://www.ukrinform.ua/rubric-world/3677982-sprava-belackogo-v-oon-zazadali-zvilnenna-biloruskih-politvazniv.html" text:style-name="Internet_20_link" text:visited-style-name="Visited_20_Internet_20_Link">
<text:span text:style-name="T4">
 belyatsk </text:span>
</text:a>
正如乌克林福姆报道的，三月初在白俄罗斯人权利中心“ Vyasna”的负责人[] <text:a xlink:type="simple" xlink:href="https://www.ukrinform.ua/rubric-world/3677694-u-bilorusi-nobelivskij-laureat-belackij-otrimav-10-rokiv-kolonii.html" text:style-name="Internet_20_link" text:visited-style-name="Visited_20_Internet_20_Link">
</text:a>
负责他走私和极端主义。</text:p>
      <text:p text:style-name="P4">
Vyasna的三名成员 -  Valentin Stefanovich，Volodymyr Labkovich和Dmitrosolovovi-分别由九年前，七年和八年的票房拍摄(索洛维约夫被认为是缺席的).</text:p>
      <text:p text:style-name="P4">
У 2022 році Беляцький став співлауреатом Нобелівської премії миру заправозахисну роботу. Разом із ним премію здобули український Центргромадянських свобод і заборонена в РФ організація «Меморіал».</text:p>
      <text:p text:style-name="P4">
News Source: <text:a xlink:type="simple" xlink:href="https://www.ukrinform.ua/rubric-world/3712368-ponad-sto-nobelivskih-laureativ-zaklikaut-bilorus-zvilniti-politvazna-belackogo.html" text:style-name="Internet_20_link" text:visited-style-name="Visited_20_Internet_20_Link">
https://www.ukrinform.ua/rubric-world/3712368-ponad-sto-nobelivskih-laureativ-zaklikaut-bilorus-zvilniti-politvazna-belackogo.html</text:a>
</text:p>
      <!--NEWS-->
      <text:h text:style-name="P10" text:outline-level="1">
<text:span text:style-name="T4">
结斗但不间断的城市：乌克兰的SCO士兵在Bakhmut录制了一段视频</text:span>
</text:h>
      <text:p text:style-name="P4">
作者: Ukrinform (Person)</text:p>
      <text:p text:style-name="P4">
出版商: Укринформ (Organization)</text:p>
      <text:p text:style-name="P4">
出版时间: 2023-05-21T-14:57:00+03:00</text:p>
      <text:p text:style-name="P4">
修改时间: 2023-05-21T22:57:00+03:00</text:p>
      <text:p text:style-name="P4">
描述: 乌克兰军事硕士今天5月21日在粉碎的巴赫穆特（Bakhmut）录制了一段视频。  - 乌克林。</text:p>
      <text:p text:style-name="P4">
图片: ['<text:a xlink:type="simple" xlink:href="https://static.ukrinform.com/photos/2023_05/thumb_files/630_360_1684699175-115.jpg" text:style-name="Internet_20_link" text:visited-style-name="Visited_20_Internet_20_Link">
630_360_16846...</text:a>
']</text:p>
      <text:p text:style-name="P4">
标签: ['Бахмут', 'ЗСУ', 'Війна з Росією']</text:p>
      <text:p text:style-name="P4">
类型: Article</text:p>
      <!--METADATA-->
      <text:p text:style-name="P4">
<draw:frame draw:style-name="fr1" draw:name="Image4" text:anchor-type="as-char" svg:width="6.9236in" svg:height="3.956343in" draw:z-index="0">
<draw:image xlink:href="../Images/yкринформ/2023-05-21T-14-57-00-03-00/630_360_1684699175-115.jpg" xlink:type="simple" xlink:show="embed" xlink:actuate="onLoad" draw:mime-type="image/jpeg"/>
</draw:frame>
今天5月21日，乌克兰军事SCO录制了一段视频，上面有棕色。</text:p>
      <text:p text:style-name="P4">
根据乌克林福姆的说法，相应的视频发表了乌克兰军队特种作战的部队<text:a xlink:type="simple" xlink:href="https://www.facebook.com/usofcom/videos/236472679002340/" text:style-name="Internet_20_link" text:visited-style-name="Visited_20_Internet_20_Link">
</text:a>
。</text:p>
      <text:p text:style-name="P4">
“今天的巴赫穆特(Bakhmut)。乌克兰的SCO士兵们去了蔓延的战斗任务，但不间断的城市。</text:p>
      <text:p text:style-name="P4">
这就是我们的胜利之路：艰难而风险。 为保护的所有唯一选择<text:a xlink:type="simple" xlink:href="https://www.ukrinform.ua/tag-ukraina" text:style-name="Internet_20_link" text:visited-style-name="Visited_20_Internet_20_Link">
</text:a>
，就战争而言，战争同时成为了工作和职业。”</text:p>
      <text:p text:style-name="P4">
<text:span text:style-name="T4">
另请阅读：</text:span>
 <text:a xlink:type="simple" xlink:href="https://www.ukrinform.ua/rubric-ato/3712191-zelenskij-bahmut-ne-zahoplenij-rosianami.html" text:style-name="Internet_20_link" text:visited-style-name="Visited_20_Internet_20_Link">
<text:span text:style-name="T4">
 bakhmut </text:span>
</text:a>
一些媒体报道说，据称总统弗拉基米尔·泽伦斯基(Vladimir Zelensky)对日本的记者表示，巴赫穆特市不再受乌克兰武装部队的控制。</text:p>
      <text:p text:style-name="P4">
同时，他的新闻销售谢尔盖·尼基弗罗夫(Sergey Nikiforov)表示，国家元首在他的回应中<text:a xlink:type="simple" xlink:href="https://www.ukrinform.ua/rubric-ato/3712116-zelenskij-zapereciv-vzatta-bahmuta-rosianami-recnik-prezidenta.html" text:style-name="Internet_20_link" text:visited-style-name="Visited_20_Internet_20_Link">
</text:a>
捕获Bakhmutas入侵者。</text:p>
      <text:p text:style-name="P4">
在乌克兰国防部副部长安娜·马利亚(Anna Malyar)的前夕<text:a xlink:type="simple" xlink:href="https://www.ukrinform.ua/rubric-ato/3711924-situacia-u-bahmuti-kriticna-ukrainski-bijci-trimaut-oboronu-v-odnomu-z-rajoniv-malar.html" text:style-name="Internet_20_link" text:visited-style-name="Visited_20_Internet_20_Link">
</text:a>
在巴赫穆特尼茨克地区，情况至关重要，而武装部队则在“飞机”中保持防守。</text:p>
      <text:p text:style-name="P4">
<text:span text:style-name="T5">
foto：liberov constantine</text:span>
</text:p>
      <text:p text:style-name="P4">
News Source: <text:a xlink:type="simple" xlink:href="https://www.ukrinform.ua/rubric-regions/3712366-roztrosene-ale-neskorene-voini-sso-ukraini-zapisali-video-u-bahmuti.html" text:style-name="Internet_20_link" text:visited-style-name="Visited_20_Internet_20_Link">
https://www.ukrinform.ua/rubric-regions/3712366-roztrosene-ale-neskorene-voini-sso-ukraini-zapisali-video-u-bahmuti.html</text:a>
</text:p>
      <!--NEWS-->
      <text:h text:style-name="P10" text:outline-level="1">
<text:span text:style-name="T4">
敌人一天在苏米地区的七个社区开火，损坏了住宅</text:span>
</text:h>
      <text:p text:style-name="P4">
作者: Ukrinform (Person)</text:p>
      <text:p text:style-name="P4">
出版商: Укринформ (Organization)</text:p>
      <text:p text:style-name="P4">
出版时间: 2023-05-21T-16:40:00+03:00</text:p>
      <text:p text:style-name="P4">
修改时间: 2023-05-21T22:40:00+03:00</text:p>
      <text:p text:style-name="P4">
描述: 白天，俄罗斯侵略者向苏米地区的七个社区开枪，总共记录了32起爆炸。  - 乌克林。</text:p>
      <text:p text:style-name="P4">
图片: ['<text:a xlink:type="simple" xlink:href="https://static.ukrinform.com/photos/2019_11/thumb_files/630_360_1574102935-316.jpg" text:style-name="Internet_20_link" text:visited-style-name="Visited_20_Internet_20_Link">
630_360_15741...</text:a>
']</text:p>
      <text:p text:style-name="P4">
标签: ['Обстріл', 'Сумщина', 'Міномет', 'Війна з Росією', 'Артилерія']</text:p>
      <text:p text:style-name="P4">
类型: Article</text:p>
      <!--METADATA-->
      <text:p text:style-name="P4">
<draw:frame draw:style-name="fr1" draw:name="Image5" text:anchor-type="as-char" svg:width="6.9236in" svg:height="3.956343in" draw:z-index="0">
<draw:image xlink:href="../Images/yкринформ/2023-05-21T-16-40-00-03-00/630_360_1574102935-316.jpg" xlink:type="simple" xlink:show="embed" xlink:actuate="onLoad" draw:mime-type="image/jpeg"/>
</draw:frame>
白天，俄罗斯侵略者向苏米地区的七个社区开枪，总共记录了32起爆炸。</text:p>
      <text:p text:style-name="P4">
正如乌克林福姆报道的那样，关于<text:a xlink:type="simple" xlink:href="http://www.facebook.com/sumska.oda/posts/589087723323836" text:style-name="Internet_20_link" text:visited-style-name="Visited_20_Internet_20_Link">
</text:a>
Sumy OVA报告。</text:p>
      <text:p text:style-name="P4">
“白天，敌人进行了11枚炮击。 记录了32次爆炸。”  - 在消息中。</text:p>
      <text:p text:style-name="P4">
Belopilsk，Miropilsk，Krasnopil，Seredi-Budsk，Essmanskaya，Shaliginsk和Glukhiv社区遭受了炮击。</text:p>
      <text:p text:style-name="P4">
在Krasnopil社区中，来自迫击炮的敌人释放了两个矿山。</text:p>
      <text:p text:style-name="P4">
中间招待的社区已被解雇，并记录了八个管道。 炮击损害了两个私人住宅。</text:p>
      <text:p text:style-name="P4">
此外，来自迫击炮的俄罗斯人解雇了埃斯曼(六次爆炸)，Shalyginsk(四次爆炸)，Belopilsk(两次爆炸)和Glukhivsk(Trivibuhi)社区。</text:p>
      <text:p text:style-name="P4">
<text:span text:style-name="T4">
另请阅读：</text:span>
 <text:a xlink:type="simple" xlink:href="https://www.ukrinform.ua/rubric-ato/3711487-vijska-rf-trici-obstrilali-prikordonna-cernigivsini-i-sumsini.html" text:style-name="Internet_20_link" text:visited-style-name="Visited_20_Internet_20_Link">
<text:span text:style-name="T4">
 sumshchyn </text:span>
</text:a>
在炮兵中，在米罗皮尔社区<text:a xlink:type="simple" xlink:href="https://www.ukrinform.ua/tag-obstril" text:style-name="Internet_20_link" text:visited-style-name="Visited_20_Internet_20_Link">
</text:a>
 (七次爆炸)私人家庭主妇损坏了。</text:p>
      <text:p text:style-name="P4">
据乌克林福姆报道，5月21日上午，俄罗斯军队被切尔尼希夫·塔苏姆(Chernihiv Tasum)地区的迫击炮和炮兵边境地区发射。</text:p>
      <text:p text:style-name="P4">
News Source: <text:a xlink:type="simple" xlink:href="https://www.ukrinform.ua/rubric-ato/3712365-vorog-za-den-obstrilav-sim-gromad-sumsini-poskodzeni-zitlovi-budinki.html" text:style-name="Internet_20_link" text:visited-style-name="Visited_20_Internet_20_Link">
https://www.ukrinform.ua/rubric-ato/3712365-vorog-za-den-obstrilav-sim-gromad-sumsini-poskodzeni-zitlovi-budinki.html</text:a>
</text:p>
      <!--NEWS-->
      <text:h text:style-name="P10" text:outline-level="1">
<text:span text:style-name="T4">
戛纳讨论了乌克兰数字和文化领域的支持</text:span>
</text:h>
      <text:p text:style-name="P4">
作者: Ukrinform (Person)</text:p>
      <text:p text:style-name="P4">
出版商: Укринформ (Organization)</text:p>
      <text:p text:style-name="P4">
出版时间: 2023-05-21T-18:31:00+03:00</text:p>
      <text:p text:style-name="P4">
修改时间: 2023-05-21T22:31:00+03:00</text:p>
      <text:p text:style-name="P4">
描述: 在法国戛纳电影节中，戛纳电影节是一个MarchéDu电影创新平台，讨论了乌克兰数字和文化领域的支持。  - 乌克林。</text:p>
      <text:p text:style-name="P4">
图片: ['<text:a xlink:type="simple" xlink:href="https://static.ukrinform.com/photos/2023_05/thumb_files/630_360_1684696652-253.jpg" text:style-name="Internet_20_link" text:visited-style-name="Visited_20_Internet_20_Link">
630_360_16846...</text:a>
', '<text:a xlink:type="simple" xlink:href="https://static.ukrinform.com/photos/2023_05/1684696817-569.png" text:style-name="Internet_20_link" text:visited-style-name="Visited_20_Internet_20_Link">
1684696817-56...</text:a>
']</text:p>
      <text:p text:style-name="P4">
标签: ['Канни', 'Культура', 'Україна', 'Цифровізація']</text:p>
      <text:p text:style-name="P4">
类型: Article</text:p>
      <!--METADATA-->
      <text:p text:style-name="P4">
<draw:frame draw:style-name="fr1" draw:name="Image6" text:anchor-type="as-char" svg:width="6.9236in" svg:height="3.956343in" draw:z-index="0">
<draw:image xlink:href="../Images/yкринформ/2023-05-21T-18-31-00-03-00/630_360_1684696652-253.jpg" xlink:type="simple" xlink:show="embed" xlink:actuate="onLoad" draw:mime-type="image/jpeg"/>
</draw:frame>
MarchéDu电影创新平台戛纳上的Ufartzu Cannes接下来讨论了乌克兰的数字和文化领域的支持。</text:p>
      <text:p text:style-name="P4">
根据乌克林福姆的说法，文化和信息政策部乌克兰在[]中报告(https://t.me/mkipu/6205)。</text:p>
      <text:p text:style-name="P4">
5月19日，乌克兰和欧洲可能会引起创新并创造未来的冠军的小组讨论：“公民和数字阻力，接下来是在戛纳举行的。</text:p>
      <text:p text:style-name="P4">
<draw:frame draw:style-name="fr1" draw:name="Image7" text:anchor-type="as-char" svg:width="6.9236in" svg:height="3.615658in" draw:z-index="0">
<draw:image xlink:href="../Images/yкринформ/2023-05-21T-18-31-00-03-00/1684696817-569.png" xlink:type="simple" xlink:show="embed" xlink:actuate="onLoad" draw:mime-type="image/png"/>
</draw:frame>
讨论的参与者是乌克兰文化副部长欧洲融合塔拉什夫琴科(Tarashevchenko)。</text:p>
      <text:p text:style-name="P4">
Next戛纳表示与乌克兰的声援，以探讨全球内容，数字和创意部门如何为乌克兰的调查做出贡献，因为鉴于俄罗斯联邦的持续全面侵略。 在小组讨论中，参与者考虑了乌克兰创意塔奇弗罗行业的状态，涵盖了其挑战和机遇。</text:p>
      <text:p text:style-name="P4">
<text:span text:style-name="T4">
另请阅读：</text:span>
 <text:a xlink:type="simple" xlink:href="https://www.ukrinform.ua/rubric-culture/3712044-programa-vidnovlenna-ukraini-stosuvatimetsa-j-kulturnoi-spadsini-tkacenko.html" text:style-name="Internet_20_link" text:visited-style-name="Visited_20_Internet_20_Link">
<text:span text:style-name="T4">
作物</text:span>
</text:a>
Shevchenko说：“对乌克兰人的所有兴趣将成为战后重建和乌克兰整合到欧盟的驱动力。”</text:p>
      <text:p text:style-name="P4">
正如乌克林福姆报道的，6月15日，乌克兰博物馆<text:a xlink:type="simple" xlink:href="https://www.ukrinform.ua/rubric-culture/3711548-ukrainski-muzejniki-dla-obminu-dosvidom-vidvidaut-francuzki-institucii.html" text:style-name="Internet_20_link" text:visited-style-name="Visited_20_Internet_20_Link">
</text:a>
法国博物馆领域的机构以交换经验并建立伙伴关系。  照片：MarchéDu电影</text:p>
      <text:p text:style-name="P4">
News Source: <text:a xlink:type="simple" xlink:href="https://www.ukrinform.ua/rubric-culture/3712358-u-kannah-obgovorili-pidtrimku-cifrovogo-ta-kulturnogo-sektoriv-ukraini.html" text:style-name="Internet_20_link" text:visited-style-name="Visited_20_Internet_20_Link">
https://www.ukrinform.ua/rubric-culture/3712358-u-kannah-obgovorili-pidtrimku-cifrovogo-ta-kulturnogo-sektoriv-ukraini.html</text:a>
</text:p>
      <!--NEWS-->
      <text:h text:style-name="P10" text:outline-level="1">
<text:span text:style-name="T4">
在Sivershchyna和Slobozhanschyna的指示俄罗斯军队炮击了Chernihiv的Halahanivka ...</text:span>
</text:h>
      <text:p text:style-name="P4">
作者: liveuamap (Language: en)</text:p>
      <text:p text:style-name="P4">
时间: 2023-05-21T-18:46:00</text:p>
      <text:p text:style-name="P4">
地点: Vovchansk (Latitude:50.11827 Longtitude:37.56775)</text:p>
      <text:p text:style-name="P4">
视频: []</text:p>
      <text:p text:style-name="P4">
图片: []</text:p>
      <text:p text:style-name="P4">
标签: ["Russia"]</text:p>
      <text:p text:style-name="P4">
Id: 22564287</text:p>
      <!--METADATA-->
      <text:p text:style-name="P4">
在Sivershchyna和Slobozhanschyna指示Chernihiv地区的俄罗斯军队和Holyshivske，Volfyne，Kindrativka，Yunakivka，Yunakivka，Uhroyidy ofy Sumy地区，也Emlyanky，Ustynivka和Khatnye哈尔基夫地区。 俄罗斯航空诱使哈尔基夫地区的空袭内斯特 - 乌克兰武装部队的总参谋部</text:p>
      <text:p text:style-name="P4">
新闻集链接：<text:a xlink:type="simple" xlink:href="https://liveuamap.com/en/2023/21-may-at-sivershchyna-and-slobozhanschyna-directions-russian" text:style-name="Internet_20_link" text:visited-style-name="Visited_20_Internet_20_Link">
https://liveuamap.com/en/2023/21-may-at-sivershchyna-slobozhanschyna-directions russian</text:a>
</text:p>
      <text:p text:style-name="P4">
News Source: <text:a xlink:type="simple" xlink:href="https://t.me/lumsrc/4853" text:style-name="Internet_20_link" text:visited-style-name="Visited_20_Internet_20_Link">
https://t.me/lumsrc/4853</text:a>
</text:p>
      <!--NEWS-->
      <text:h text:style-name="P10" text:outline-level="1">
<text:span text:style-name="T4">
在库鲁斯局长俄罗斯陆军壳牌托波利，福利夫卡，诺维奥尼斯克，院子，西部，...</text:span>
</text:h>
      <text:p text:style-name="P4">
作者: liveuamap (Language: en)</text:p>
      <text:p text:style-name="P4">
时间: 2023-05-21T-20:46:00</text:p>
      <text:p text:style-name="P4">
地点: Svatove (Latitude:49.46812 Longtitude:37.90575)</text:p>
      <text:p text:style-name="P4">
视频: []</text:p>
      <text:p text:style-name="P4">
图片: []</text:p>
      <text:p text:style-name="P4">
标签: ["Russia"]</text:p>
      <text:p text:style-name="P4">
Id: 22564281</text:p>
      <!--METADATA-->
      <text:p text:style-name="P4">
在Kupiansk的指示，俄罗斯军队炮击了托波利，菲霍利夫卡，诺瓦林斯克，德沃里奇纳，扎帕德纳，扎帕德尼，马苏蒂夫卡，凯斯利夫卡，kotlyarivka，kharkakivka的塔巴耶夫卡，哈尔基夫雷里翁和卢汉斯克地区的Stelmakhivka。 俄罗斯航空在乌克兰的武装部队的武装部队在早上的报告中说</text:p>
      <text:p text:style-name="P4">
新闻集链接：<text:a xlink:type="simple" xlink:href="https://liveuamap.com/en/2023/21-may-at-kupiansk-direction-russian-army-shelled-topoli" text:style-name="Internet_20_link" text:visited-style-name="Visited_20_Internet_20_Link">
https://liveuamap.com/en/2023/21-may-at-kupiansk-direction-russian-army-shelled-topoli</text:a>
</text:p>
      <text:p text:style-name="P4">
News Source: <text:a xlink:type="simple" xlink:href="https://t.me/lumsrc/4854" text:style-name="Internet_20_link" text:visited-style-name="Visited_20_Internet_20_Link">
https://t.me/lumsrc/4854</text:a>
</text:p>
      <!--NEWS-->
      <text:h text:style-name="P10" text:outline-level="1">
<text:span text:style-name="T4">
篮球：皇家马德里在欧利奥舞决赛中击败奥林匹亚科斯</text:span>
</text:h>
      <text:p text:style-name="P4">
作者: Ukrinform (Person)</text:p>
      <text:p text:style-name="P4">
出版商: Укринформ (Organization)</text:p>
      <text:p text:style-name="P4">
出版时间: 2023-05-21T-22:04:22+03:00</text:p>
      <text:p text:style-name="P4">
修改时间: 2023-05-21T22:04:22+03:00</text:p>
      <text:p text:style-name="P4">
描述: 今天，5月21日，Szezhiris-Arena的Eurolege决赛在立陶宛的Kaunas举行。  - 乌克林。</text:p>
      <text:p text:style-name="P4">
图片: ['<text:a xlink:type="simple" xlink:href="https://static.ukrinform.com/photos/2023_05/thumb_files/630_360_1684695825-645.jpg" text:style-name="Internet_20_link" text:visited-style-name="Visited_20_Internet_20_Link">
630_360_16846...</text:a>
']</text:p>
      <text:p text:style-name="P4">
标签: ['Баскетбол']</text:p>
      <text:p text:style-name="P4">
类型: Article</text:p>
      <!--METADATA-->
      <text:p text:style-name="P4">
<draw:frame draw:style-name="fr1" draw:name="Image8" text:anchor-type="as-char" svg:width="6.9236in" svg:height="3.956343in" draw:z-index="0">
<draw:image xlink:href="../Images/yкринформ/2023-05-21T-22-04-22-03-00/630_360_1684695825-645.jpg" xlink:type="simple" xlink:show="embed" xlink:actuate="onLoad" draw:mime-type="image/jpeg"/>
</draw:frame>
今天，5月21日，Szezhiriss-Arena的Eurolege决赛在立陶宛Kaunas举行。</text:p>
      <text:p text:style-name="P4">
据报道，在最后一场比赛中，“奥林匹克斯”(Olympiakos)让位于马德里“皇家”  -  78：79，据报道。</text:p>
      <text:p text:style-name="P4">
比赛中最有效的是奥林匹克斯的萨沙·维森科夫(Sasha Vesenkov)-29分，9个篮板和4名助手。</text:p>
      <text:p text:style-name="P4">
<text:span text:style-name="T4">
另请阅读：</text:span>
 <text:a xlink:type="simple" xlink:href="https://www.ukrinform.ua/rubric-sports/3711790-zinoca-zbirna-ukraini-z-basketbolu-3h3-sensacijno-peremogla-nimeccinu.html" text:style-name="Internet_20_link" text:visited-style-name="Visited_20_Internet_20_Link">
<text:span text:style-name="T4">
篮球</text:span>
</text:a>
在第三名的比赛中，摩纳哥击败了巴塞罗那-78：66。</text:p>
      <text:p text:style-name="P4">
照片：Realmadrid.com</text:p>
      <text:p text:style-name="P4">
News Source: <text:a xlink:type="simple" xlink:href="https://www.ukrinform.ua/rubric-sports/3712354-basketbol-real-obigrav-olimpiakos-u-finali-evroligi.html" text:style-name="Internet_20_link" text:visited-style-name="Visited_20_Internet_20_Link">
https://www.ukrinform.ua/rubric-sports/3712354-basketbol-real-obigrav-olimpiakos-u-finali-evroligi.html</text:a>
</text:p>
      <!--NEWS-->
      <text:h text:style-name="P10" text:outline-level="1">
<text:span text:style-name="T4">
在莱曼（Lyman）的指示，俄罗斯军队炮击了卢汉斯（Luhansk）地区的北洛洛维卡（Nevske）的马克伊伊夫卡（Makiyivka）； Tor ...</text:span>
</text:h>
      <text:p text:style-name="P4">
作者: liveuamap (Language: en)</text:p>
      <text:p text:style-name="P4">
时间: 2023-05-21T-22:46:00</text:p>
      <text:p text:style-name="P4">
地点: Luhansk (Latitude:48.9375 Longtitude:37.95811)</text:p>
      <text:p text:style-name="P4">
视频: []</text:p>
      <text:p text:style-name="P4">
图片: []</text:p>
      <text:p text:style-name="P4">
标签: ["Russia"]</text:p>
      <text:p text:style-name="P4">
Id: 22564277</text:p>
      <!--METADATA-->
      <text:p text:style-name="P4">
在莱曼(Lyman)的指示，俄罗斯军队炮击了卢汉斯(Luhansk)地区的Nevske，Nevske的Makiyivka； Donetsk地区的Torske，Verkhnokamyanske和Spirne。 俄罗斯武装在乌克兰武装部队的武装部队武装部队中，在Bilohorivka，Dibrova，Yampil，Spirne进行了空袭</text:p>
      <text:p text:style-name="P4">
新闻集链接：<text:a xlink:type="simple" xlink:href="https://liveuamap.com/en/2023/21-may-at-lyman-direction-russian-army-shelled-makiyivka" text:style-name="Internet_20_link" text:visited-style-name="Visited_20_Internet_20_Link">
https://liveuamap.com/en/2023/21-may-at------------------------------- russian-army-shelled-makiyivka</text:a>
</text:p>
      <text:p text:style-name="P4">
News Source: <text:a xlink:type="simple" xlink:href="https://t.me/lumsrc/4855" text:style-name="Internet_20_link" text:visited-style-name="Visited_20_Internet_20_Link">
https://t.me/lumsrc/4855</text:a>
</text:p>
      <!--NEWS-->
      <text:h text:style-name="P10" text:outline-level="1">
<text:span text:style-name="T4">
在敖德萨，有爆炸 - 媒体</text:span>
</text:h>
      <text:p text:style-name="P4">
作者: Ukrinform (Person)</text:p>
      <text:p text:style-name="P4">
出版商: Укринформ (Organization)</text:p>
      <text:p text:style-name="P4">
出版时间: 2023-05-21T-24:02:00+03:00</text:p>
      <text:p text:style-name="P4">
修改时间: 2023-05-21T22:02:00+03:00</text:p>
      <text:p text:style-name="P4">
描述: 在敖德萨的空气焦虑期间，听到了爆炸声。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деса', 'Вибух', 'Війна з Росією', 'Повітряна тривога', 'ППО']</text:p>
      <text:p text:style-name="P4">
类型: Article</text:p>
      <!--METADATA-->
      <text:p text:style-name="P4">
<draw:frame draw:style-name="fr1" draw:name="Image9" text:anchor-type="as-char" svg:width="6.9236in" svg:height="3.956343in" draw:z-index="0">
<draw:image xlink:href="../Images/yкринформ/2023-05-21T-24-02-00-03-00/630_360_1538997483-946.jpg" xlink:type="simple" xlink:show="embed" xlink:actuate="onLoad" draw:mime-type="image/jpeg"/>
</draw:frame>
在敖德萨的空气焦虑期间，听到了爆炸声。</text:p>
      <text:p text:style-name="P4">
关于它报告<text:a xlink:type="simple" xlink:href="https://t.me/s/suspilnenews" text:style-name="Internet_20_link" text:visited-style-name="Visited_20_Internet_20_Link">
</text:a>
，报道乌克林福姆。</text:p>
      <text:p text:style-name="P4">
“在敖德萨，他听起来<text:a xlink:type="simple" xlink:href="https://www.ukrinform.ua/tag-vibuh" text:style-name="Internet_20_link" text:visited-style-name="Visited_20_Internet_20_Link">
</text:a>
”， - 段落读取。</text:p>
      <text:p text:style-name="P4">
<text:span text:style-name="T4">
另请阅读：</text:span>
 <text:a xlink:type="simple" xlink:href="https://www.ukrinform.ua/rubric-ato/3712025-u-dnipri-prolunav-vibuh-zmi.html" text:style-name="Internet_20_link" text:visited-style-name="Visited_20_Internet_20_Link">
<text:span text:style-name="T4">
爆炸</text:span>
</text:a>
敖德萨ova发言人serhiy bratchuk在<text:a xlink:type="simple" xlink:href="https://t.me/s/Bratchuk_Sergey" text:style-name="Internet_20_link" text:visited-style-name="Visited_20_Internet_20_Link">
</text:a>
了解防空有效。</text:p>
      <text:p text:style-name="P4">
该地区宣布空气焦虑。</text:p>
      <text:p text:style-name="P4">
News Source: <text:a xlink:type="simple" xlink:href="https://www.ukrinform.ua/rubric-ato/3712356-v-odesi-prolunav-vibuh-zmi.html" text:style-name="Internet_20_link" text:visited-style-name="Visited_20_Internet_20_Link">
https://www.ukrinform.ua/rubric-ato/3712356-v-odesi-prolunav-vibuh-zmi.html</text:a>
</text:p>
      <!--NEWS-->
      <text:h text:style-name="P10" text:outline-level="1">
<text:span text:style-name="T4">
军队的Bakhmut Directio Rusian炮击Vasukivka，Orikhovo-Vasylivka，Grigorivka，Bogdan ...</text:span>
</text:h>
      <text:p text:style-name="P4">
作者: liveuamap (Language: en)</text:p>
      <text:p text:style-name="P4">
时间: 2023-05-21T-24:46:00</text:p>
      <text:p text:style-name="P4">
地点: Toretsk, Donetsk Oblast (Latitude:48.39126 Longtitude:37.85734)</text:p>
      <text:p text:style-name="P4">
视频: []</text:p>
      <text:p text:style-name="P4">
图片: []</text:p>
      <text:p text:style-name="P4">
标签: ["Russia"]</text:p>
      <text:p text:style-name="P4">
Id: 22564271</text:p>
      <!--METADATA-->
      <text:p text:style-name="P4">
At Bakhmut direction Russian army shelled Vasukivka, Orikhovo-Vasylivka,Hryhorivka, Bohdanivka, Bakhmut, Ivanivske, Chasiv Yar, Stupochky,Predtechyne, Bila Hora of Donetsk region. Conducted missile strikes atSlovyansk, Kramatorsk, Druzhkivka. Russian aviation conducted airstrikes atSlovyansk, Druzhkivka, Bakhmut, Ivanivske, Bila Hora, Kurdumivka and Toretsk,- General Staff of Armed Forces of Ukraine says in the morning report</text:p>
      <text:p text:style-name="P4">
News Collection Link: <text:a xlink:type="simple" xlink:href="https://liveuamap.com/en/2023/21-may-at-bakhmut-direction-russian-army-shelled-vasukivka" text:style-name="Internet_20_link" text:visited-style-name="Visited_20_Internet_20_Link">
https://liveuamap.com/en/2023/21-may-at-bakhmut-direction-russian-army-shelled-vasukivka</text:a>
</text:p>
      <text:p text:style-name="P4">
News Source: <text:a xlink:type="simple" xlink:href="https://t.me/lumsrc/4856" text:style-name="Internet_20_link" text:visited-style-name="Visited_20_Internet_20_Link">
https://t.me/lumsrc/4856</text:a>
</text:p>
      <!--NEWS-->
      <text:h text:style-name="P10" text:outline-level="1">
<text:span text:style-name="T4">
APL：冠军身份的“城市”赢得了切尔西</text:span>
</text:h>
      <text:p text:style-name="P4">
作者: Ukrinform (Person)</text:p>
      <text:p text:style-name="P4">
出版商: Укринформ (Organization)</text:p>
      <text:p text:style-name="P4">
出版时间: 2023-05-21T-26:00:28+03:00</text:p>
      <text:p text:style-name="P4">
修改时间: 2023-05-21T22:00:28+03:00</text:p>
      <text:p text:style-name="P4">
描述: 乌克兰边锋“贵族”米哈伊尔·穆德里克（Mikhail Mudryk）参加了比赛20分钟。  - 乌克林。</text:p>
      <text:p text:style-name="P4">
图片: ['<text:a xlink:type="simple" xlink:href="https://static.ukrinform.com/photos/2023_05/thumb_files/630_360_1684695568-468.jpg" text:style-name="Internet_20_link" text:visited-style-name="Visited_20_Internet_20_Link">
630_360_16846...</text:a>
']</text:p>
      <text:p text:style-name="P4">
标签: ['Челсі', 'Футбол', 'Манчестер Сіті', 'АПЛ']</text:p>
      <text:p text:style-name="P4">
类型: Article</text:p>
      <!--METADATA-->
      <text:p text:style-name="P4">
<draw:frame draw:style-name="fr1" draw:name="Image10" text:anchor-type="as-char" svg:width="6.9236in" svg:height="3.956343in" draw:z-index="0">
<draw:image xlink:href="../Images/yкринформ/2023-05-21T-26-00-28-03-00/630_360_1684695568-468.jpg" xlink:type="simple" xlink:show="embed" xlink:actuate="onLoad" draw:mime-type="image/jpeg"/>
</draw:frame>
乌克兰边锋“贵族”米哈伊尔·穆德里克(Mikhail Mudryk)参加了比赛20分钟。</text:p>
      <text:p text:style-name="P4">
乌克林福姆报道，曼彻斯特城在英超联赛第37轮比赛中击败了切尔西。</text:p>
      <text:p text:style-name="P4">
阿尔瓦雷斯(Alvarez)被分为当地人的一部分。</text:p>
      <text:p text:style-name="P4">
曼彻斯特城提前了。 35场比赛后，瓜迪奥拉病房的叙述88分。</text:p>
      <text:p text:style-name="P4">
切尔西(Chelsea)进行了12个步骤，在36场比赛后获得43分。</text:p>
      <text:p text:style-name="P4">
<text:span text:style-name="T4">
另请阅读：</text:span>
 <text:a xlink:type="simple" xlink:href="https://www.ukrinform.ua/rubric-sports/3712341-borussia-rozgromila-augsburg-i-ocolila-bundesligu-v-peredostannomu-turi.html" text:style-name="Internet_20_link" text:visited-style-name="Visited_20_Internet_20_Link">
<text:span text:style-name="T4">
 borussia </text:span>
</text:a>
据报道，第二阶段是37场比赛后的阿森纳81分。</text:p>
      <text:p text:style-name="P4">
照片：盖蒂图像</text:p>
      <text:p text:style-name="P4">
News Source: <text:a xlink:type="simple" xlink:href="https://www.ukrinform.ua/rubric-sports/3712353-apl-man-siti-v-statusi-cempiona-peremig-celsi.html" text:style-name="Internet_20_link" text:visited-style-name="Visited_20_Internet_20_Link">
https://www.ukrinform.ua/rubric-sports/3712353-apl-man-siti-v-statusi-cempiona-peremig-celsi.html</text:a>
</text:p>
      <!--NEWS-->
      <text:h text:style-name="P10" text:outline-level="1">
<text:span text:style-name="T4">
JSC Avdiivka Directio Rusian军队炮击了Novokalinova，Berdyshi，Steppe，Avdiivka，吨...</text:span>
</text:h>
      <text:p text:style-name="P4">
作者: liveuamap (Language: en)</text:p>
      <text:p text:style-name="P4">
时间: 2023-05-21T-26:46:00</text:p>
      <text:p text:style-name="P4">
地点: Donetsk Oblast (Latitude:48.05904 Longtitude:37.57238)</text:p>
      <text:p text:style-name="P4">
视频: []</text:p>
      <text:p text:style-name="P4">
图片: []</text:p>
      <text:p text:style-name="P4">
标签: ["Russia"]</text:p>
      <text:p text:style-name="P4">
Id: 22564264</text:p>
      <!--METADATA-->
      <text:p text:style-name="P4">
在Avdiyivka方向，俄罗斯军队炮击了Novokalynove，Berdychi，Stepove，Avdiyivka，Tonenke，Pervomayske，Karlivka，Karlivka和Donetsk地区的Nevelske。</text:p>
      <text:p text:style-name="P4">
新闻集链接：<text:a xlink:type="simple" xlink:href="https://liveuamap.com/en/2023/21-may-at-avdiyivka-direction-russian-army-shelled-novokalynove" text:style-name="Internet_20_link" text:visited-style-name="Visited_20_Internet_20_Link">
https://liveuamap.com/en/2023/21-may-at-avdiyivka-direction-russian-army-army-shelled-novokalynove</text:a>
</text:p>
      <text:p text:style-name="P4">
News Source: <text:a xlink:type="simple" xlink:href="https://t.me/lumsrc/4857" text:style-name="Internet_20_link" text:visited-style-name="Visited_20_Internet_20_Link">
https://t.me/lumsrc/4857</text:a>
</text:p>
      <!--NEWS-->
      <text:h text:style-name="P10" text:outline-level="1">
<text:span text:style-name="T4">
在玛丽卡（Maryinka）方向，俄罗斯军队炮击了霍斯特（Hostre），Heorhiyivka，Maryinka和Donet的Pobyeda ...</text:span>
</text:h>
      <text:p text:style-name="P4">
作者: liveuamap (Language: en)</text:p>
      <text:p text:style-name="P4">
时间: 2023-05-21T-28:46:00</text:p>
      <text:p text:style-name="P4">
地点: Donets'ka oblast (Latitude:48.01037 Longtitude:37.50114)</text:p>
      <text:p text:style-name="P4">
视频: []</text:p>
      <text:p text:style-name="P4">
图片: []</text:p>
      <text:p text:style-name="P4">
标签: ["Russia"]</text:p>
      <text:p text:style-name="P4">
Id: 22564260</text:p>
      <!--METADATA-->
      <text:p text:style-name="P4">
在玛丽卡(Maryinka)方向，俄罗斯军队炮击霍斯特(Hostre)，Heorhiyivka，Maryinka和Donetsk地区的Pobyeda。 俄罗斯航空进行了Airstrikes Atkrasnohorivka和Maryinka，乌克兰武装部队的总参谋部在早晨的报告中说</text:p>
      <text:p text:style-name="P4">
新闻集链接：<text:a xlink:type="simple" xlink:href="https://liveuamap.com/en/2023/21-may-at-maryinka-direction-russian-army-shelled-hostre" text:style-name="Internet_20_link" text:visited-style-name="Visited_20_Internet_20_Link">
https://liveuamap.com/en/2023/21-may-at-maryinka-direction-russian-army-shelled-hostre</text:a>
</text:p>
      <text:p text:style-name="P4">
News Source: <text:a xlink:type="simple" xlink:href="https://t.me/lumsrc/4858" text:style-name="Internet_20_link" text:visited-style-name="Visited_20_Internet_20_Link">
https://t.me/lumsrc/4858</text:a>
</text:p>
      <!--NEWS-->
      <text:h text:style-name="P10" text:outline-level="1">
<text:span text:style-name="T4">
《星球大战》明星马克·海希尔（Mark Hemill）正在玩刺绣 - 资金将用于学校康复</text:span>
</text:h>
      <text:p text:style-name="P4">
作者: Ukrinform (Person)</text:p>
      <text:p text:style-name="P4">
出版商: Укринформ (Organization)</text:p>
      <text:p text:style-name="P4">
出版时间: 2023-05-21T-29:59:00+03:00</text:p>
      <text:p text:style-name="P4">
修改时间: 2023-05-21T21:59:00+03:00</text:p>
      <text:p text:style-name="P4">
描述: 美国演员和联合大使24马克·亨希尔（Mark Hemill）尝试刺绣，并决定扮演第二个。 收益将用于基辅地区Buzova村的恢复学校。  - 乌克林。</text:p>
      <text:p text:style-name="P4">
图片: ['<text:a xlink:type="simple" xlink:href="https://static.ukrinform.com/photos/2022_12/thumb_files/630_360_1671246078-363.jpg" text:style-name="Internet_20_link" text:visited-style-name="Visited_20_Internet_20_Link">
630_360_16712...</text:a>
', '<text:a xlink:type="simple" xlink:href="https://static.ukrinform.com/photos/2023_05/1684695355-970.jpeg" text:style-name="Internet_20_link" text:visited-style-name="Visited_20_Internet_20_Link">
1684695355-97...</text:a>
']</text:p>
      <text:p text:style-name="P4">
标签: ['Вишиванка', 'Актор', 'United24']</text:p>
      <text:p text:style-name="P4">
类型: Article</text:p>
      <!--METADATA-->
      <text:p text:style-name="P4">
<draw:frame draw:style-name="fr1" draw:name="Image11" text:anchor-type="as-char" svg:width="6.9236in" svg:height="3.956343in" draw:z-index="0">
<draw:image xlink:href="../Images/yкринформ/2023-05-21T-29-59-00-03-00/630_360_1671246078-363.jpg" xlink:type="simple" xlink:show="embed" xlink:actuate="onLoad" draw:mime-type="image/jpeg"/>
</draw:frame>
美国演员和联合大使24马克·亨希尔(Mark Hemill)试图扮演第二个。 收益将用于基辅地区布佐瓦联盟布佐瓦学校的重建。</text:p>
      <text:p text:style-name="P4">
他在[]中报告了这一点(https://twitter.com/MarkHamill/status/1660360061217284096)，报道乌克林福姆。</text:p>
      <text:p text:style-name="P4">
“这种刺绣是用United24的刺绣轻剑制成的。 他们只有两个!想赢得朋友吗？ 只是在乌克兰的布佐瓦亚牺牲24美元或更多。 让我们一起做!”  - 吉尔写道。</text:p>
      <text:p text:style-name="P4">
也是一位演员，以卢克·天行者在《星球大战》中的角色而闻名，他出版了一张刺绣照片。</text:p>
      <text:p text:style-name="P4">
<draw:frame draw:style-name="fr1" draw:name="Image12" text:anchor-type="as-char" svg:width="6.70302in" svg:height="10.0in" draw:z-index="0">
<draw:image xlink:href="../Images/yкринформ/2023-05-21T-29-59-00-03-00/1684695355-970.jpeg" xlink:type="simple" xlink:show="embed" xlink:actuate="onLoad" draw:mime-type="image/jpeg"/>
</draw:frame>
<text:span text:style-name="T4">
另请阅读：</text:span>
 <text:a xlink:type="simple" xlink:href="https://www.ukrinform.ua/rubric-culture/3704880-aktor-mark-gemill-zibrav-ponad-15-miljona-na-droni-dla-zsu.html" text:style-name="Internet_20_link" text:visited-style-name="Visited_20_Internet_20_Link">
<text:span text:style-name="T4">
 Hemill </text:span>
</text:a>
根据乌克兰乌克兰(Ukrinform)的说法，乌克兰沃迪米尔·泽伦斯基(Volodymyr Zelensky)的总裁启动了《联合计划》(Global Project24)的创建，他试图团结他们从各地帮助我们国家的渴望的人。</text:p>
      <text:p text:style-name="P4">
<text:a xlink:type="simple" xlink:href="https://www.ukrinform.ua/tag-united24" text:style-name="Internet_20_link" text:visited-style-name="Visited_20_Internet_20_Link">
</text:a>
 - 乌克兰支持的同名。 主要目标是增加我国的捐款数量，以确保其分配的效率和透明度。</text:p>
      <text:p text:style-name="P4">
News Source: <text:a xlink:type="simple" xlink:href="https://www.ukrinform.ua/rubric-culture/3712352-zirka-zoranih-vijn-mark-gemill-rozigrue-visivanku-kosti-pidut-na-vidnovlenna-skoli.html" text:style-name="Internet_20_link" text:visited-style-name="Visited_20_Internet_20_Link">
https://www.ukrinform.ua/rubric-culture/3712352-zirka-zoranih-vijn-mark-gemill-rozigrue-visivanku-kosti-pidut-na-vidnovlenna-skoli.html</text:a>
</text:p>
      <!--NEWS-->
      <text:h text:style-name="P10" text:outline-level="1">
<text:span text:style-name="T4">
JSC Shakhtar Directio Rusian军队炮击Paraskovivka，Konstantinovka，Novomikhailivka ...</text:span>
</text:h>
      <text:p text:style-name="P4">
作者: liveuamap (Language: en)</text:p>
      <text:p text:style-name="P4">
时间: 2023-05-21T-30:46:00</text:p>
      <text:p text:style-name="P4">
地点: Zaporizhzhia (Latitude:47.7819 Longtitude:37.06701)</text:p>
      <text:p text:style-name="P4">
视频: []</text:p>
      <text:p text:style-name="P4">
图片: []</text:p>
      <text:p text:style-name="P4">
标签: ["Russia"]</text:p>
      <text:p text:style-name="P4">
Id: 22564257</text:p>
      <!--METADATA-->
      <text:p text:style-name="P4">
在沙克塔尔(Shakhtarske)方向，俄罗斯军队炮击了帕拉斯科维尔卡(Paraskoviyivka)，kostyantynivka，Novomykhaylivka，Novoukrayinka，Vuhledar和Prechystivka。 俄罗斯航空通导的空袭在Vuhledar和Prechystivka，乌克兰军队的总参谋长在早晨的报告中说</text:p>
      <text:p text:style-name="P4">
新闻集链接：<text:a xlink:type="simple" xlink:href="https://liveuamap.com/en/2023/21-may-at-shakhtarske-direction-russian-army-shelled-paraskoviyivka" text:style-name="Internet_20_link" text:visited-style-name="Visited_20_Internet_20_Link">
https://liveuamap.com/en/2023/21-may-at-shakhtarske-direction-russian-army-army-shelled-paraskoviyivka</text:a>
</text:p>
      <text:p text:style-name="P4">
News Source: <text:a xlink:type="simple" xlink:href="https://t.me/lumsrc/4859" text:style-name="Internet_20_link" text:visited-style-name="Visited_20_Internet_20_Link">
https://t.me/lumsrc/4859</text:a>
</text:p>
      <!--NEWS-->
      <text:h text:style-name="P10" text:outline-level="1">
<text:span text:style-name="T4">
总裁：我们对世界多数席位都了解乌克兰的每一个重要意义</text:span>
</text:h>
      <text:p text:style-name="P4">
作者: Ukrinform (Person)</text:p>
      <text:p text:style-name="P4">
出版商: Укринформ (Organization)</text:p>
      <text:p text:style-name="P4">
出版时间: 2023-05-21T-31:39:00+03:00</text:p>
      <text:p text:style-name="P4">
修改时间: 2023-05-21T21:39:00+03:00</text:p>
      <text:p text:style-name="P4">
描述: 世界听到了乌克兰的立场 - 对于每个人来说，我们国家对世界多数席位有着重要的了解。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Переговори', 'Україна', 'Зеленський', 'Саміт G7']</text:p>
      <text:p text:style-name="P4">
类型: Article</text:p>
      <!--METADATA-->
      <text:p text:style-name="P4">
<draw:frame draw:style-name="fr1" draw:name="Image13" text:anchor-type="as-char" svg:width="6.9236in" svg:height="3.956343in" draw:z-index="0">
<draw:image xlink:href="../Images/yкринформ/2023-05-21T-31-39-00-03-00/630_360_1682451261-591.jpeg" xlink:type="simple" xlink:show="embed" xlink:actuate="onLoad" draw:mime-type="image/jpeg"/>
</draw:frame>
世界听到了乌克兰的地位 - 对于每个人来说，对我国的重要意义对世界多数派有货币理解。</text:p>
      <text:p text:style-name="P4">
Volodymyr Zelenskyy在[]中说了这一点(https://www.youtube.com/watch?v=vALJIXDl9lk)，报道乌克林福姆。</text:p>
      <text:p text:style-name="P4">
“我们完成了这个非常困难但非常重要的一周。 星期五 - 利加拉巴州。 周六和周日-G7加乌克兰和扩展格式 - 七个加合作伙伴，包括全球南方，以及乌克兰。 强烈。 点燃我们的立场：保护和保证安全，我们所有地区，所有人，正义，和平公式的实现。 关于乌克兰的每个明确观点，我们对世界多数席位有了解。 总统强调。</text:p>
      <text:p text:style-name="P4">
<text:span text:style-name="T5">
viso：<text:a xlink:type="simple" xlink:href="https://t.me/OP_UA/9562" text:style-name="Internet_20_link" text:visited-style-name="Visited_20_Internet_20_Link">
</text:a>
</text:span>
</text:p>
      <text:p text:style-name="P4">
国家元首谈到了日本访问日本的许多双边会议，并强调乌克兰将加强与角落的合作。</text:p>
      <text:p text:style-name="P4">
<text:span text:style-name="T4">
另请阅读：</text:span>
 <text:a xlink:type="simple" xlink:href="https://www.ukrinform.ua/rubric-ato/3712347-na-samiti-velikoi-simki-v-hirosimi-ukrainska-tematika-bula-centralnou-zelenskij.html" text:style-name="Internet_20_link" text:visited-style-name="Visited_20_Internet_20_Link">
<text:span text:style-name="T4">
 Zelensky </text:span>
</text:a>
“与拜登总统会面 - 一如既往，在这样的间隔之后，我们变得更加强大。 与印度尼西亚领导人会面是有意义的。 与韩国总统共和国会面是建立牢固关系的潜力。 与加拿大特鲁多总理会面，谢谢你，贾斯汀，你。 他与领导人和澳大利亚进行了交谈。 与日本总理分别详细详细详细详细 - 让我们增加合作。”  - 说<text:a xlink:type="simple" xlink:href="https://www.ukrinform.ua/tag-zelenskij" text:style-name="Internet_20_link" text:visited-style-name="Visited_20_Internet_20_Link">
</text:a>
。</text:p>
      <text:p text:style-name="P4">
据报道，乌克兰总统参加了七届第48次峰会。Zelensky与大七人的领导人交谈，感谢对乌克兰的支持，并分别吸引了所有人。</text:p>
      <text:p text:style-name="P4">
_foto：op _</text:p>
      <text:p text:style-name="P4">
News Source: <text:a xlink:type="simple" xlink:href="https://www.ukrinform.ua/rubric-polytics/3712350-prezident-maemo-porozuminna-zi-svitovou-bilsistu-sodo-koznogo-suttevogo-dla-ukraini-punktu.html" text:style-name="Internet_20_link" text:visited-style-name="Visited_20_Internet_20_Link">
https://www.ukrinform.ua/rubric-polytics/3712350-prezident-maemo-porozuminna-zi-svitovou-bilsistu-sodo-koznogo-suttevogo-dla-ukraini-punktu.html</text:a>
</text:p>
      <!--NEWS-->
      <text:h text:style-name="P10" text:outline-level="1">
<text:span text:style-name="T4">
在Zaporizhzhia和Kherson的指示，俄罗斯军队炮击Vremivka，Novosilka，Zelene Pole，...</text:span>
</text:h>
      <text:p text:style-name="P4">
作者: liveuamap (Language: en)</text:p>
      <text:p text:style-name="P4">
时间: 2023-05-21T-32:46:00</text:p>
      <text:p text:style-name="P4">
地点: Kherson (Latitude:46.65203 Longtitude:32.68518)</text:p>
      <text:p text:style-name="P4">
视频: []</text:p>
      <text:p text:style-name="P4">
图片: []</text:p>
      <text:p text:style-name="P4">
标签: ["Russia"]</text:p>
      <text:p text:style-name="P4">
Id: 22564252</text:p>
      <!--METADATA-->
      <text:p text:style-name="P4">
在Zaporizhzhia和Kherson的指示，俄罗斯军队炮击了Vremivka，Novosilka，Novosilka，Zelene Pole，Donetsk地区的Novopil； Zaporizhzhia地区的Olhivske，Huliaipole，Bilohirya，Mala Tokmachka和Kamyanske； Dnipropetrovsk地区的Nikopol和Zolota Balka，Vesele，Lvove，Antonivka，Dniprovske，Veletenske和Kherson City。 俄罗斯航空在乌克兰武装部队的武装部队的Poltavkaof Zaporizhzhia地区和Kherson地区的Beryslav和Kyndyyka进行了空袭。</text:p>
      <text:p text:style-name="P4">
新闻集链接：<text:a xlink:type="simple" xlink:href="https://liveuamap.com/en/2023/21-may-at-zaporizhzhia-and-kherson-directions-russian-army" text:style-name="Internet_20_link" text:visited-style-name="Visited_20_Internet_20_Link">
https://liveuamap.com/en/2023/21-may-at-zaporizhzhia-and-kherson-directions-russian-army</text:a>
</text:p>
      <text:p text:style-name="P4">
News Source: <text:a xlink:type="simple" xlink:href="https://t.me/lumsrc/4860" text:style-name="Internet_20_link" text:visited-style-name="Visited_20_Internet_20_Link">
https://t.me/lumsrc/4860</text:a>
</text:p>
      <!--NEWS-->
      <text:h text:style-name="P10" text:outline-level="1">
<text:span text:style-name="T4">
Curta Kobein的破碎吉他被拍卖，近60万美元</text:span>
</text:h>
      <text:p text:style-name="P4">
作者: Ukrinform (Person)</text:p>
      <text:p text:style-name="P4">
出版商: Укринформ (Organization)</text:p>
      <text:p text:style-name="P4">
出版时间: 2023-05-21T-33:33:48+03:00</text:p>
      <text:p text:style-name="P4">
修改时间: 2023-05-21T21:33:48+03:00</text:p>
      <text:p text:style-name="P4">
描述: 吉他被涅rv的主持人库尔特·科贝因（Kurt Kobain）打破了吉他，被拍卖了近60万美元。  - 乌克林。</text:p>
      <text:p text:style-name="P4">
图片: ['<text:a xlink:type="simple" xlink:href="https://static.ukrinform.com/photos/2022_02/thumb_files/630_360_1645195365-772.jpg" text:style-name="Internet_20_link" text:visited-style-name="Visited_20_Internet_20_Link">
630_360_16451...</text:a>
', '<text:a xlink:type="simple" xlink:href="https://static.ukrinform.com/photos/2023_05/1684693594-658.jpg" text:style-name="Internet_20_link" text:visited-style-name="Visited_20_Internet_20_Link">
1684693594-65...</text:a>
']</text:p>
      <text:p text:style-name="P4">
标签: ['Аукціон', 'Гітара', 'Nirvana']</text:p>
      <text:p text:style-name="P4">
类型: Article</text:p>
      <!--METADATA-->
      <text:p text:style-name="P4">
<draw:frame draw:style-name="fr1" draw:name="Image14" text:anchor-type="as-char" svg:width="6.9236in" svg:height="3.956343in" draw:z-index="0">
<draw:image xlink:href="../Images/yкринформ/2023-05-21T-33-33-48-03-00/630_360_1645195365-772.jpg" xlink:type="simple" xlink:show="embed" xlink:actuate="onLoad" draw:mime-type="image/jpeg"/>
</draw:frame>
吉他在涅rv乐队Kurt Kobein在舞台上打破了吉他，在拍卖会上以60万美元的价格出售。</text:p>
      <text:p text:style-name="P4">
关于它报告<text:a xlink:type="simple" xlink:href="https://www.bbc.co.uk/news/world-us-canada-65664330" text:style-name="Internet_20_link" text:visited-style-name="Visited_20_Internet_20_Link">
</text:a>
，报道乌克林福姆。</text:p>
      <text:p text:style-name="P4">
<text:a xlink:type="simple" xlink:href="https://www.ukrinform.ua/tag-aukcion" text:style-name="Internet_20_link" text:visited-style-name="Visited_20_Internet_20_Link">
</text:a>
朱利安(Julien)的拍卖会说，挡泥板级吉他将以60,000美元的价格出售。相反，该工具的售价为595,000美元。 买方的名字是不必要的。</text:p>
      <text:p text:style-name="P4">
<draw:frame draw:style-name="fr1" draw:name="Image15" text:anchor-type="as-char" svg:width="6.9236in" svg:height="3.894525in" draw:z-index="0">
<draw:image xlink:href="../Images/yкринформ/2023-05-21T-33-33-48-03-00/1684693594-658.jpg" xlink:type="simple" xlink:show="embed" xlink:actuate="onLoad" draw:mime-type="image/jpeg"/>
</draw:frame>
当Nirvana在1990年代初从事她热门的Nvermindn研究时，Kobein打破了她。 后来，该工具被组装了，但是不再播放它。 吉他均由乐队的所有三名成员签名。</text:p>
      <text:p text:style-name="P4">
<text:span text:style-name="T4">
另请阅读：</text:span>
 <text:a xlink:type="simple" xlink:href="https://www.ukrinform.ua/rubric-culture/3710402-na-vistavciaukcioni-u-varsavi-predstavili-kartini-i-vijskovi-trofei-z-ukraini.html" text:style-name="Internet_20_link" text:visited-style-name="Visited_20_Internet_20_Link">
<text:span text:style-name="T4">
拍卖</text:span>
</text:a>
“库尔特·科班(Kurt Kobane)在演出时登上舞台时，他是一辆汽车。 这个人是邪恶的，您可以在舞台上感觉到它。 您认为它是如何用工具分发的。</text:p>
      <text:p text:style-name="P4">
众所周知，Kurt Kobane与Tadepress的精神活性物质进行了依赖。 他还与妻子考特尼(Courtney)建立了动荡的关系。</text:p>
      <text:p text:style-name="P4">
表演者于1994年4月自杀。</text:p>
      <text:p text:style-name="P4">
_文字中的照片：Getty Images _</text:p>
      <text:p text:style-name="P4">
News Source: <text:a xlink:type="simple" xlink:href="https://www.ukrinform.ua/rubric-culture/3712348-rozbitu-gitaru-kurta-kobejna-prodali-na-aukcioni-majze-za-600-tisac.html" text:style-name="Internet_20_link" text:visited-style-name="Visited_20_Internet_20_Link">
https://www.ukrinform.ua/rubric-culture/3712348-rozbitu-gitaru-kurta-kobejna-prodali-na-aukcioni-majze-za-600-tisac.html</text:a>
</text:p>
      <!--NEWS-->
      <text:h text:style-name="P10" text:outline-level="1">
<text:span text:style-name="T4">
联合国不反映21世纪的现实，需要改革 - 印度总理</text:span>
</text:h>
      <text:p text:style-name="P4">
作者: Ukrinform (Person)</text:p>
      <text:p text:style-name="P4">
出版商: Укринформ (Organization)</text:p>
      <text:p text:style-name="P4">
出版时间: 2023-05-21T-35:32:00+03:00</text:p>
      <text:p text:style-name="P4">
修改时间: 2023-05-21T21:32:00+03:00</text:p>
      <text:p text:style-name="P4">
描述: 印度总理纳林德拉·莫迪（Narindra Modi）在广岛的G7峰会期间质疑联合国的活动，并指出，它没有反映21世纪的现实。  - 乌克林。</text:p>
      <text:p text:style-name="P4">
图片: ['<text:a xlink:type="simple" xlink:href="https://static.ukrinform.com/photos/2023_05/thumb_files/630_360_1684692362-111.jpeg" text:style-name="Internet_20_link" text:visited-style-name="Visited_20_Internet_20_Link">
630_360_16846...</text:a>
']</text:p>
      <text:p text:style-name="P4">
标签: ['Індія', 'ООН', "Прем'єр"]</text:p>
      <text:p text:style-name="P4">
类型: Article</text:p>
      <!--METADATA-->
      <text:p text:style-name="P4">
<draw:frame draw:style-name="fr1" draw:name="Image16" text:anchor-type="as-char" svg:width="6.9236in" svg:height="3.956343in" draw:z-index="0">
<draw:image xlink:href="../Images/yкринформ/2023-05-21T-35-32-00-03-00/630_360_1684692362-111.jpeg" xlink:type="simple" xlink:show="embed" xlink:actuate="onLoad" draw:mime-type="image/jpeg"/>
</draw:frame>
印度总理纳林德拉·莫迪(Narindra Modi)在广岛的G7峰会过程中提出了质疑，并指出，它没有反映21世纪的现实。</text:p>
      <text:p text:style-name="P4">
关于它报告<text:a xlink:type="simple" xlink:href="https://www.outlookindia.com/international/g7-summit-pm-narendra-modi-calls-for-united-nations-reform-news-288156" text:style-name="Internet_20_link" text:visited-style-name="Visited_20_Internet_20_Link">
</text:a>
，报道乌克林福姆。</text:p>
      <text:p text:style-name="P4">
莫迪强烈呼吁进行国际组织的改革。 据他说，如果联合国不反映现代世界的现实，联合国将仍然只是“口头商店”。</text:p>
      <text:p text:style-name="P4">
“我们需要分析为什么我们被迫谈论步枪的和平与稳定？ 为什么创建为维护和平而创建的联合国能够防止今天的冲突？ 为什么在<text:a xlink:type="simple" xlink:href="https://www.ukrinform.ua/tag-oon" text:style-name="Internet_20_link" text:visited-style-name="Visited_20_Internet_20_Link">
</text:a>
甚至没有恐怖主义的定义？ 如果您认为，这很明显。</text:p>
      <text:p text:style-name="P4">
他强调，新德里坚决坚持改革联合国。</text:p>
      <text:p text:style-name="P4">
<text:span text:style-name="T4">
另请阅读：</text:span>
 <text:a xlink:type="simple" xlink:href="https://www.ukrinform.ua/rubric-world/3712198-guterres-zaaviv-pro-neobhidnist-reformuvanna-radbezu-oon.html" text:style-name="Internet_20_link" text:visited-style-name="Visited_20_Internet_20_Link">
<text:span text:style-name="T4">
 un </text:span>
</text:a>
正如乌克林福姆报道的那样，早期的联合国秘书长安东尼·古特雷斯(Anthony Guterres)需要改革安全理事会和布雷顿·伍兹(Bretton Woods)体系，以实现“现代世界的现实”。</text:p>
      <text:p text:style-name="P4">
此前，乌克兰沃迪米尔·泽伦斯基总统表示有必要改革国际机构，包括联合国组织机制。</text:p>
      <text:p text:style-name="P4">
<text:span text:style-name="T5">
来自khaleejtimes.com的照片</text:span>
 _</text:p>
      <text:p text:style-name="P4">
News Source: <text:a xlink:type="simple" xlink:href="https://www.ukrinform.ua/rubric-world/3712344-oon-ne-vidobrazae-realij-xxi-stolitta-i-potrebue-reformuvanna-premer-indii.html" text:style-name="Internet_20_link" text:visited-style-name="Visited_20_Internet_20_Link">
https://www.ukrinform.ua/rubric-world/3712344-oon-ne-vidobrazae-realij-xxi-stolitta-i-potrebue-reformuvanna-premer-indii.html</text:a>
</text:p>
      <!--NEWS-->
      <text:h text:style-name="P10" text:outline-level="1">
<text:span text:style-name="T4">
俄罗斯部队在Lyman，Bakhmut，Avdiivka和Maryinka Directio进行进攻行动...</text:span>
</text:h>
      <text:p text:style-name="P4">
作者: liveuamap (Language: en)</text:p>
      <text:p text:style-name="P4">
时间: 2023-05-21T-35:46:00</text:p>
      <text:p text:style-name="P4">
地点: Donetsk (Latitude:47.85026 Longtitude:37.51282)</text:p>
      <text:p text:style-name="P4">
视频: []</text:p>
      <text:p text:style-name="P4">
图片: []</text:p>
      <text:p text:style-name="P4">
标签: ["Russia"]</text:p>
      <text:p text:style-name="P4">
Id: 22564249</text:p>
      <!--METADATA-->
      <text:p text:style-name="P4">
俄罗斯部队在莱曼，巴赫穆特，阿夫迪夫卡和玛丽卡执行进攻行动。 乌克兰军方与安德鲁斯部队进行了53次战斗。 俄罗斯军队试图在Masutivka，Bakhmut，Bila Hora，Novokalynove，Avdiyivka，Syeverne，Syeverne，Maryinka，Novomykhaylivka，乌克兰军队武装部队的工作人员中说，</text:p>
      <text:p text:style-name="P4">
新闻集链接：<text:a xlink:type="simple" xlink:href="https://liveuamap.com/en/2023/21-may-russian-forces-conducting-offensive-actions-at-lyman" text:style-name="Internet_20_link" text:visited-style-name="Visited_20_Internet_20_Link">
https://liveuamap.com/en/2023/21-may-russian-forces-conducting-contridend-contendion-actions-actions-at-lyman</text:a>
</text:p>
      <text:p text:style-name="P4">
News Source: <text:a xlink:type="simple" xlink:href="https://t.me/lumsrc/4861" text:style-name="Internet_20_link" text:visited-style-name="Visited_20_Internet_20_Link">
https://t.me/lumsrc/4861</text:a>
</text:p>
      <!--NEWS-->
      <text:h text:style-name="P10" text:outline-level="1">
<text:span text:style-name="T4">
在广岛乌克兰主题的G7峰会上是中央 -  Zelensky</text:span>
</text:h>
      <text:p text:style-name="P4">
作者: Ukrinform (Person)</text:p>
      <text:p text:style-name="P4">
出版商: Укринформ (Organization)</text:p>
      <text:p text:style-name="P4">
出版时间: 2023-05-21T-37:14:00+03:00</text:p>
      <text:p text:style-name="P4">
修改时间: 2023-05-21T21:14:00+03:00</text:p>
      <text:p text:style-name="P4">
描述: 在广岛，乌克兰是七组工作的名誉参与者，乌克兰话题是中心的。  - 乌克林。</text:p>
      <text:p text:style-name="P4">
图片: ['<text:a xlink:type="simple" xlink:href="https://static.ukrinform.com/photos/2023_05/thumb_files/630_360_1684676701-846.jpeg" text:style-name="Internet_20_link" text:visited-style-name="Visited_20_Internet_20_Link">
630_360_16846...</text:a>
']</text:p>
      <text:p text:style-name="P4">
标签: ['Японія', 'Україна', 'Зеленський', 'Саміт G7']</text:p>
      <text:p text:style-name="P4">
类型: Article</text:p>
      <!--METADATA-->
      <text:p text:style-name="P4">
<draw:frame draw:style-name="fr1" draw:name="Image17" text:anchor-type="as-char" svg:width="6.9236in" svg:height="3.956343in" draw:z-index="0">
<draw:image xlink:href="../Images/yкринформ/2023-05-21T-37-14-00-03-00/630_360_1684676701-846.jpeg" xlink:type="simple" xlink:show="embed" xlink:actuate="onLoad" draw:mime-type="image/jpeg"/>
</draw:frame>
乌基岛乌克兰(Uchiroshima Ukraine)是七组工作和乌克兰童话的名誉参与者。</text:p>
      <text:p text:style-name="P4">
Volodymyr Zelenskyy在[]中说了这一点(https://www.youtube.com/watch?v=vALJIXDl9lk)，报道乌克林福姆。</text:p>
      <text:p text:style-name="P4">
<text:span text:style-name="T5">
viso：<text:a xlink:type="simple" xlink:href="https://t.me/OP_UA/9562" text:style-name="Internet_20_link" text:visited-style-name="Visited_20_Internet_20_Link">
</text:a>
</text:span>
</text:p>
      <text:p text:style-name="P4">
<text:span text:style-name="T4">
亲爱的乌克兰人!</text:span>
</text:p>
      <text:p text:style-name="P4">
我们完成了这个非常困难但非常重要的一周。 星期五 - 利加拉巴州。 周六和周日-G7加乌克兰和扩展格式 - 七个加合作伙伴，包括全球南方，以及乌克兰。 强烈。</text:p>
      <text:p text:style-name="P4">
世界听到我们的立场。 安全和保证的安全，我们所有领土，我们所有的人民，正义，我们和平公式的实现……至于乌克兰的每一个重要意义，我们都对世界有所了解。 我们将共同提高乌克兰的潜力。</text:p>
      <text:p text:style-name="P4">
这个星期六是乌克兰的科学日，我们给乌克兰的越多，我们付给所有在这个高贵领域工作的人就越多。 我祝贺所有科学家!</text:p>
      <text:p text:style-name="P4">
今天，在周日，在这里，在乌克兰广岛，是大七岁的真正名誉参与者。 乌克兰话题 - 中央，所有乌克兰人的荣誉 - 特别。 谢谢“七”!</text:p>
      <text:p text:style-name="P4">
与拜登总统会面 - 一如既往，我们在这样的间隔后变得更加强大。 与印度尼西亚领导人会面是有意义的。 与韩国总统共和国会面是建立牢固关系的潜力。 与加拿大特鲁多总理会面，谢谢你，贾斯汀，你。 他与领导人和澳大利亚进行了交谈。 与日本利特利亚总理的增加合作详细介绍。</text:p>
      <text:p text:style-name="P4">
还有一个非常重要的仪式，并吸引了广岛的和平博物馆...</text:p>
      <text:p text:style-name="P4">
我们与世界的团结，对乌克兰人的保护和我们的力量 - 乌克兰国家的力量 - 也将是对我们人民的记忆的最有价值的纪念 - 不同的一代 - 他们的生活已经被俄罗斯鸿沟打破和践踏，这种长期的暴政改变了形状，但杀死了同等的。</text:p>
      <text:p text:style-name="P4">
今天是纪念受害者政治镇压的日子……所有在苏联政权中的人们的纪念日。 我们不要忘记是什么，我们不会忘记，削弱，也不要忘记我们有义务坚强。</text:p>
      <text:p text:style-name="P4">
我们将永远。</text:p>
      <text:p text:style-name="P4">
<text:span text:style-name="T4">
荣耀到乌克兰!</text:span>
</text:p>
      <text:p text:style-name="P4">
_foto：op _</text:p>
      <text:p text:style-name="P4">
News Source: <text:a xlink:type="simple" xlink:href="https://www.ukrinform.ua/rubric-polytics/3712347-na-samiti-velikoi-simki-v-hirosimi-ukrainska-tematika-bula-centralnou-zelenskij.html" text:style-name="Internet_20_link" text:visited-style-name="Visited_20_Internet_20_Link">
https://www.ukrinform.ua/rubric-polytics/3712347-na-samiti-velikoi-simki-v-hirosimi-ukrainska-tematika-bula-centralnou-zelenskij.html</text:a>
</text:p>
      <!--NEWS-->
      <text:h text:style-name="P10" text:outline-level="1">
<text:span text:style-name="T4">
空气警报已在乌克兰的许多地区宣布</text:span>
</text:h>
      <text:p text:style-name="P4">
作者: Ukrinform (Person)</text:p>
      <text:p text:style-name="P4">
出版商: Укринформ (Organization)</text:p>
      <text:p text:style-name="P4">
出版时间: 2023-05-21T-39:10:00+03:00</text:p>
      <text:p text:style-name="P4">
修改时间: 2023-05-21T21:10:00+03:00</text:p>
      <text:p text:style-name="P4">
描述: 乌克兰五个地区宣布空气焦虑。  - 乌克林。</text:p>
      <text:p text:style-name="P4">
图片: ['<text:a xlink:type="simple" xlink:href="https://static.ukrinform.com/photos/2022_04/thumb_files/630_360_1649971569-525.jpg" text:style-name="Internet_20_link" text:visited-style-name="Visited_20_Internet_20_Link">
630_360_16499...</text:a>
']</text:p>
      <text:p text:style-name="P4">
标签: ['Війна з Росією', 'Повітряна тривога']</text:p>
      <text:p text:style-name="P4">
类型: Article</text:p>
      <!--METADATA-->
      <text:p text:style-name="P4">
<draw:frame draw:style-name="fr1" draw:name="Image18" text:anchor-type="as-char" svg:width="6.9236in" svg:height="3.956343in" draw:z-index="0">
<draw:image xlink:href="../Images/yкринформ/2023-05-21T-39-10-00-03-00/630_360_1649971569-525.jpg" xlink:type="simple" xlink:show="embed" xlink:actuate="onLoad" draw:mime-type="image/jpeg"/>
</draw:frame>
空气警报在乌克兰五个地区宣布。</text:p>
      <text:p text:style-name="P4">
关于数据<text:a xlink:type="simple" xlink:href="https://map.ukrainealarm.com" text:style-name="Internet_20_link" text:visited-style-name="Visited_20_Internet_20_Link">
</text:a>
转移乌克林。</text:p>
      <text:p text:style-name="P4">
在[]中宣布空气警报(https://www.ukrinform.ua/tag-doneccina)，Dnipropetrovsk，Cherkasy，Poltava和Kirovograd地区。</text:p>
      <text:p text:style-name="P4">
更新!</text:p>
      <text:p text:style-name="P4">
截至22:49，在Dnipropetrovsk Thachern地区的Zaporozhye宣布空气焦虑。</text:p>
      <text:p text:style-name="P4">
<text:span text:style-name="T4">
另请阅读：</text:span>
 <text:a xlink:type="simple" xlink:href="https://www.ukrinform.ua/rubric-ato/3712326-vijska-rf-zoseredzuut-sili-na-pati-napramkah-za-dobu-24-zitknenna.html" text:style-name="Internet_20_link" text:visited-style-name="Visited_20_Internet_20_Link">
<text:span text:style-name="T4">
部队</text:span>
 <text:span text:style-name="T4">
 </text:span>
焦点<text:span text:style-name="T4">
 </text:span>
力<text:span text:style-name="T4">
 </text:span>
 <text:span text:style-name="T4">
 </text:span>
 yat <text:span text:style-name="T4">
<text:span text:style-name="T5">
*指示</text:span>
* </text:span>
 <text:span text:style-name="T4">
 </text:span>
 Day <text:span text:style-name="T4">
 </text:span>
 <text:span text:style-name="T4">
 </text:span>
碰撞* *</text:a>
正如乌克林福姆报道的那样，在哈尔基夫地区的最后一个警报中，俄罗斯入侵者<text:a xlink:type="simple" xlink:href="https://www.ukrinform.ua/rubric-ato/3712334-rosiani-obstrilali-selo-na-harkivsini-poranenij-colovik.html" text:style-name="Internet_20_link" text:visited-style-name="Visited_20_Internet_20_Link">
</text:a>
一所房子在Tsirkunynarkivsky区的村庄损坏，一名男子被损坏。</text:p>
      <text:p text:style-name="P4">
News Source: <text:a xlink:type="simple" xlink:href="https://www.ukrinform.ua/rubric-regions/3712345-u-nizci-oblastej-ukraini-ogolosena-povitrana-trivoga.html" text:style-name="Internet_20_link" text:visited-style-name="Visited_20_Internet_20_Link">
https://www.ukrinform.ua/rubric-regions/3712345-u-nizci-oblastej-ukraini-ogolosena-povitrana-trivoga.html</text:a>
</text:p>
      <!--NEWS-->
      <text:h text:style-name="P10" text:outline-level="1">
<text:span text:style-name="T4">
入侵者必须不断感受到威胁</text:span>
</text:h>
      <text:p text:style-name="P4">
作者: Ukrinform (Person)</text:p>
      <text:p text:style-name="P4">
出版商: Укринформ (Organization)</text:p>
      <text:p text:style-name="P4">
出版时间: 2023-05-21T-42:57:00+03:00</text:p>
      <text:p text:style-name="P4">
修改时间: 2023-05-21T20:57:00+03:00</text:p>
      <text:p text:style-name="P4">
描述: 俄罗斯军队仍在试图将整个巴赫穆特市控制在他们的控制之下，但国防军继续对抗敌人，每天在某些地区移动200米。  - 乌克林。</text:p>
      <text:p text:style-name="P4">
图片: ['<text:a xlink:type="simple" xlink:href="https://static.ukrinform.com/photos/2023_05/thumb_files/630_360_1684691970-341.jpg" text:style-name="Internet_20_link" text:visited-style-name="Visited_20_Internet_20_Link">
630_360_16846...</text:a>
']</text:p>
      <text:p text:style-name="P4">
标签: ['Бахмут', 'ЗСУ', 'Війна з Росією', 'Єдині новини']</text:p>
      <text:p text:style-name="P4">
类型: Article</text:p>
      <!--METADATA-->
      <text:p text:style-name="P4">
<draw:frame draw:style-name="fr1" draw:name="Image19" text:anchor-type="as-char" svg:width="6.9236in" svg:height="3.956343in" draw:z-index="0">
<draw:image xlink:href="../Images/yкринформ/2023-05-21T-42-57-00-03-00/630_360_1684691970-341.jpg" xlink:type="simple" xlink:show="embed" xlink:actuate="onLoad" draw:mime-type="image/jpeg"/>
</draw:frame>
军事卡夫仍在试图将整个巴赫穆特市控制在他们的控制之下，但是西里波基继续通过每天搬迁一些人来克服敌人，以200米的速度来抵消敌人。</text:p>
      <text:p text:style-name="P4">
报道说，武装部队的东方紧急武装部队发言人谢尔盖·奇雷维蒂(Sergey Cherevaty)在电视台“统一新闻”的空中报道了这一点。</text:p>
      <text:p text:style-name="P4">
“ Bakhmut仍然是占用者的优先目标，他们试图完全控制自己的控制。 我们的单位在城市西南部保留了几座建筑物和许多防御工事的防御。 另外，我们的单位是有机会的地方，没有风险，他们已经被敌人感动了。 特别是，在这一天中，有200米中有一些超过了。”发言人说。</text:p>
      <text:p text:style-name="P4">
回答有关巴赫穆特占领者威胁的问题，他滥用敌人应该不断地感受到这种威胁。</text:p>
      <text:p text:style-name="P4">
“无论我们现在是否要包围它们，还是以后再包围，无论如何都将是。 这将是一个终结的小组。 实际上，不管他们爆发如何，都用灯“瓦格纳”造成了无法弥补的损失。</text:p>
      <text:p text:style-name="P4">
<text:span text:style-name="T4">
另请阅读：</text:span>
 <text:a xlink:type="simple" xlink:href="https://www.ukrinform.ua/rubric-ato/3712321-sili-oboroni-prodovzuut-nastupalni-dii-na-flangah-poblizu-bahmuta-sirskij.html" text:style-name="Internet_20_link" text:visited-style-name="Visited_20_Internet_20_Link">
<text:span text:style-name="T4">
 bakhmut </text:span>
</text:a>
根据腹部，[]下的敌人(https://www.ukrinform.ua/tag-bahmut)遭受了严重的损失。</text:p>
      <text:p text:style-name="P4">
“尽管我们没有数值的优势，甚至没有更多的分类炮弹，但我们仍在努力推动敌人通过训练和更多的军队推动敌人。 我们国家没有多少人知道这一点，正如Kharkiv手术所表明的那样，当敌人不知道将在哪里造成主要打击时，这是非常好的。” Cherevaty说。</text:p>
      <text:p text:style-name="P4">
他还保证，乌克兰指挥官的表现很好，因为奉献的力量是为敌人的每一个行动做好了准备。据发言人说，在巴赫穆特方向上，敌人一直在看着缺乏“瓦格纳”的数周，因此俄罗斯司令部被抛弃了常规部队。</text:p>
      <text:p text:style-name="P4">
<text:span text:style-name="T4">
另请阅读：</text:span>
 <text:a xlink:type="simple" xlink:href="https://www.ukrinform.ua/rubric-ato/3712157-rosianam-ne-vdalos-otociti-bahmut-voni-vtratili-castinu-panivnih-visot-malar.html" text:style-name="Internet_20_link" text:visited-style-name="Visited_20_Internet_20_Link">
<text:span text:style-name="T4">
 bakhmut </text:span>
</text:a>
“它们被小型单位，空降的Destantivsk部队加剧，我们还看到老兵还有其他私人军事运动。 他们缺乏合格的人员。”他说。</text:p>
      <text:p text:style-name="P4">
同时，Cherevaty指出，与人员不同，弹丸饥饿没有位置。 Cherevaty回答了种族主义者是否真正缺乏的问题，报道说：“事实并非如此。 发言人说，仅出于这种提取，只有在巴赫穆特方向击败了411次，而在莱曼-Kupyansky方向上只有576次击败。”发言人说。</text:p>
      <text:p text:style-name="P4">
正如乌克林福姆报道的那样，今天，武装解决方案上校亚历山大·赛尔斯基上校的陆军指挥官报告说，乌克兰士兵在巴赫穆特郊区的侧面，实际上是<text:a xlink:type="simple" xlink:href="https://www.ukrinform.ua/rubric-ato/3712221-ukrainski-vijska-nablizautsa-do-vzatta-bahmuta-u-takticne-otocenna-sirskij.html" text:style-name="Internet_20_link" text:visited-style-name="Visited_20_Internet_20_Link">
</text:a>
<text:span text:style-name="T5">
foto：konstantin liber</text:span>
</text:p>
      <text:p text:style-name="P4">
News Source: <text:a xlink:type="simple" xlink:href="https://www.ukrinform.ua/rubric-ato/3712342-zagarbniki-maut-postijno-vidcuvati-zagrozu-otocenna-bahmuta-cerevatij.html" text:style-name="Internet_20_link" text:visited-style-name="Visited_20_Internet_20_Link">
https://www.ukrinform.ua/rubric-ato/3712342-zagarbniki-maut-postijno-vidcuvati-zagrozu-otocenna-bahmuta-cerevatij.html</text:a>
</text:p>
      <!--NEWS-->
      <text:h text:style-name="P10" text:outline-level="1">
<text:span text:style-name="T4">
沃卢西亚击败奥格斯堡，在倒数第二轮中领导德甲</text:span>
</text:h>
      <text:p text:style-name="P4">
作者: Ukrinform (Person)</text:p>
      <text:p text:style-name="P4">
出版商: Укринформ (Organization)</text:p>
      <text:p text:style-name="P4">
出版时间: 2023-05-21T-44:55:48+03:00</text:p>
      <text:p text:style-name="P4">
修改时间: 2023-05-21T20:55:48+03:00</text:p>
      <text:p text:style-name="P4">
描述: “ Shmeli”领先于巴伐利亚，达到2分。  - 乌克林。</text:p>
      <text:p text:style-name="P4">
图片: ['<text:a xlink:type="simple" xlink:href="https://static.ukrinform.com/photos/2023_05/thumb_files/630_360_1684691684-490.jpg" text:style-name="Internet_20_link" text:visited-style-name="Visited_20_Internet_20_Link">
630_360_16846...</text:a>
']</text:p>
      <text:p text:style-name="P4">
标签: ['Баварія', 'Футбол', 'Боруссія Дортмунд']</text:p>
      <text:p text:style-name="P4">
类型: Article</text:p>
      <!--METADATA-->
      <text:p text:style-name="P4">
<draw:frame draw:style-name="fr1" draw:name="Image20" text:anchor-type="as-char" svg:width="6.9236in" svg:height="3.956343in" draw:z-index="0">
<draw:image xlink:href="../Images/yкринформ/2023-05-21T-44-55-48-03-00/630_360_1684691684-490.jpg" xlink:type="simple" xlink:show="embed" xlink:actuate="onLoad" draw:mime-type="image/jpeg"/>
</draw:frame>
“ Shmeli”领先于巴伐利亚，达到2分。</text:p>
      <text:p text:style-name="P4">
乌克林福姆报道，在德国德国德甲联赛第33轮比赛中，“鲍鲁西亚”在外国冠军赢得了“奥格斯堡”。</text:p>
      <text:p text:style-name="P4">
布兰特在施密洛夫庆祝，阿勒得到了两次得分</text:p>
      <text:p text:style-name="P4">
比赛中的胜利使Terzich的病房能够领导德甲联赛，在33场比赛后咬了70分。</text:p>
      <text:p text:style-name="P4">
<text:span text:style-name="T4">
另请阅读：</text:span>
 <text:a xlink:type="simple" xlink:href="https://www.ukrinform.ua/rubric-sports/3712011-mancester-siti-dostrokovo-stav-cempionom-anglii.html" text:style-name="Internet_20_link" text:visited-style-name="Visited_20_Internet_20_Link">
</text:a>
据报道，倒数第二次旅行中的“巴伐利亚”被“莱比锡”取代了(1：3).</text:p>
      <text:p text:style-name="P4">
Фото: twitter.com/BVB</text:p>
      <text:p text:style-name="P4">
News Source: <text:a xlink:type="simple" xlink:href="https://www.ukrinform.ua/rubric-sports/3712341-borussia-rozgromila-augsburg-i-ocolila-bundesligu-v-peredostannomu-turi.html" text:style-name="Internet_20_link" text:visited-style-name="Visited_20_Internet_20_Link">
https://www.ukrinform.ua/rubric-sports/3712341-borussia-rozgromila-augsburg-i-ocolila-bundesligu-v-peredostannomu-turi.html</text:a>
</text:p>
      <!--NEWS-->
      <text:h text:style-name="P10" text:outline-level="1">
<text:span text:style-name="T4">
执政党在希腊选举中领导 - 出口</text:span>
</text:h>
      <text:p text:style-name="P4">
作者: Ukrinform (Person)</text:p>
      <text:p text:style-name="P4">
出版商: Укринформ (Organization)</text:p>
      <text:p text:style-name="P4">
出版时间: 2023-05-21T-46:40:00+03:00</text:p>
      <text:p text:style-name="P4">
修改时间: 2023-05-21T20:40:00+03:00</text:p>
      <text:p text:style-name="P4">
描述: 根据六个社会学机构进行的退出，执政的保守党“新民主”在希腊的议会选举中领导。  - 乌克林。</text:p>
      <text:p text:style-name="P4">
图片: ['<text:a xlink:type="simple" xlink:href="https://static.ukrinform.com/photos/2023_04/thumb_files/630_360_1682200402-183.png" text:style-name="Internet_20_link" text:visited-style-name="Visited_20_Internet_20_Link">
630_360_16822...</text:a>
']</text:p>
      <text:p text:style-name="P4">
标签: ['Греція', 'Парламент', 'Вибори', 'Екзитпол']</text:p>
      <text:p text:style-name="P4">
类型: Article</text:p>
      <!--METADATA-->
      <text:p text:style-name="P4">
<draw:frame draw:style-name="fr1" draw:name="Image21" text:anchor-type="as-char" svg:width="6.9236in" svg:height="3.956343in" draw:z-index="0">
<draw:image xlink:href="../Images/yкринформ/2023-05-21T-46-40-00-03-00/630_360_1682200402-183.png" xlink:type="simple" xlink:show="embed" xlink:actuate="onLoad" draw:mime-type="image/png"/>
</draw:frame>
根据六个社会学机构进行的Daniecitol的说法，执政的保守党“ Nova Democrad”在议会选举的犹豫不决。</text:p>
      <text:p text:style-name="P4">
关于它报告<text:a xlink:type="simple" xlink:href="https://www.ekathimerini.com/news/1211272/greeks-head-to-polls-live-blog/" text:style-name="Internet_20_link" text:visited-style-name="Visited_20_Internet_20_Link">
</text:a>
，报道乌克林福姆。</text:p>
      <text:p text:style-name="P4">
根据调查，新民主的投票率从37.5％到41.5％，而左派“西里兹”(Siriz”)与23.5-27.5％有关。 其他各方有以下结果：逾越节–11.5％-12.5％，希腊共产党(Cpg)-6.5％-7.5％，Mera25和plefsielefterias-2.5％-3.5％。</text:p>
      <text:p text:style-name="P4">
然而，尽管现任总理基里亚科萨米扎基斯(Kiriakosamitzotakis)在主要竞争对手之前的新民主国家的新民主国家可能会保留绝大多数选票。 根据社会学家的说法，需要将超过45％的人扔给全获奖党。</text:p>
      <text:p text:style-name="P4">
[]中的投票站(https://www.ukrinform.ua/tag-grecia)已经关闭了。 佐治亚·米歇尔斯·斯塔夫里亚达基斯(Georgia Michalis Stavrianudakis)内政部将军的基础预计，到21:00，将有一个已知的选票表明选举冠军。</text:p>
      <text:p text:style-name="P4">
<text:span text:style-name="T4">
另请阅读：</text:span>
 <text:a xlink:type="simple" xlink:href="https://www.ukrinform.ua/rubric-world/3712307-premerka-litvi-ne-viklucae-svoei-vidstavki-akso-parlament-ne-pide-na-dostrokovi-vibori.html" text:style-name="Internet_20_link" text:visited-style-name="Visited_20_Internet_20_Link">
<text:span text:style-name="T4">
选择</text:span>
</text:a>
正如乌克林福姆报道的<text:a xlink:type="simple" xlink:href="https://www.ukrinform.ua/rubric-world/3712140-u-grecii-prohodat-parlamentski-vibori.html" text:style-name="Internet_20_link" text:visited-style-name="Visited_20_Internet_20_Link">
</text:a>
\  - 该国公民在接下来的四年中拥有政府。 总的来说，申请的50年代和一个人的36个政党和联盟参加了选举。 其中包括执政的保守党“新民主”，左派“西里兹”，社会主义联盟“变革的波斯运动”，希腊共产党，亲俄罗斯民族主义政党“希腊语解决方案”和左激进党Mera25。</text:p>
      <text:p text:style-name="P4">
要去议会，当事方必须至少获得3％的投票。</text:p>
      <text:p text:style-name="P4">
但是，三个最大政党的领导人 - 新民主国家，西里兹(Siriz)和帕索克(Pasok)的道路 - 已经表示他们不想彼此合作。</text:p>
      <text:p text:style-name="P4">
因此，几乎不可避免的是7月份的第二轮投票。</text:p>
      <text:p text:style-name="P4">
News Source: <text:a xlink:type="simple" xlink:href="https://www.ukrinform.ua/rubric-world/3712340-na-viborah-u-grecii-lidirue-pravlaca-partia-ekzipol.html" text:style-name="Internet_20_link" text:visited-style-name="Visited_20_Internet_20_Link">
https://www.ukrinform.ua/rubric-world/3712340-na-viborah-u-grecii-lidirue-pravlaca-partia-ekzipol.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5-21T-48:25:00+03:00</text:p>
      <text:p text:style-name="P4">
修改时间: 2023-05-21T20:25: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22" text:anchor-type="as-char" svg:width="6.9236in" svg:height="3.956343in" draw:z-index="0">
<draw:image xlink:href="../Images/yкринформ/2023-05-21T-48-25-00-03-00/630_360_1645107758-865.jpg" xlink:type="simple" xlink:show="embed" xlink:actuate="onLoad" draw:mime-type="image/jpeg"/>
</draw:frame>
乌克兰国家信息局“乌克林福姆”是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给<text:span text:style-name="T4">
 <text:a xlink:type="simple" xlink:href="mailto：subanovah@gmail.kom" text:style-name="Internet_20_link" text:visited-style-name="Visited_20_Internet_20_Link">
</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俄罗斯人在哈尔基夫地区开了一个村庄，一个受伤的人</text:span>
</text:h>
      <text:p text:style-name="P4">
作者: Ukrinform (Person)</text:p>
      <text:p text:style-name="P4">
出版商: Укринформ (Organization)</text:p>
      <text:p text:style-name="P4">
出版时间: 2023-05-21T-50:09:00+03:00</text:p>
      <text:p text:style-name="P4">
修改时间: 2023-05-21T20:09:00+03:00</text:p>
      <text:p text:style-name="P4">
描述: 俄罗斯入侵者在哈尔基夫地区的蒂尔库尼（Tsirkuni）村进行了另一次火箭袭击，这是一座损坏的房屋，一名男子受伤。  - 乌克林。</text:p>
      <text:p text:style-name="P4">
图片: ['<text:a xlink:type="simple" xlink:href="https://static.ukrinform.com/photos/2022_12/thumb_files/630_360_1670260661-504.jpg" text:style-name="Internet_20_link" text:visited-style-name="Visited_20_Internet_20_Link">
630_360_16702...</text:a>
']</text:p>
      <text:p text:style-name="P4">
标签: ['Обстріл', 'Поранені', 'Харківщина', 'Війна з Росією']</text:p>
      <text:p text:style-name="P4">
类型: Article</text:p>
      <!--METADATA-->
      <text:p text:style-name="P4">
<draw:frame draw:style-name="fr1" draw:name="Image23" text:anchor-type="as-char" svg:width="6.9236in" svg:height="3.954441in" draw:z-index="0">
<draw:image xlink:href="../Images/yкринформ/2023-05-21T-50-09-00-03-00/630_360_1670260661-504.jpg" xlink:type="simple" xlink:show="embed" xlink:actuate="onLoad" draw:mime-type="image/jpeg"/>
</draw:frame>
哈尔基夫区的Tsirkuni村的俄罗斯头目的火箭中风 - 一栋受损的房屋，一名男子受伤。</text:p>
      <text:p text:style-name="P4">
乌克林福姆(Ukrinform(https://t.me/synegubov/6254)“敌人造成了另一个<text:a xlink:type="simple" xlink:href="https://www.ukrinform.ua/tag-raketnij-udar" text:style-name="Internet_20_link" text:visited-style-name="Visited_20_Internet_20_Link">
</text:a>
根据哈尔基夫区的Tsirkuni村。 其中一枚导弹前-s -300击中了阴影，另一个损坏了一座私人住宅，”  - 证词写道。</text:p>
      <text:p text:style-name="P4">
一名平民男子受伤。 医生现在为他提供帮助。</text:p>
      <text:p text:style-name="P4">
<text:span text:style-name="T4">
另请阅读：</text:span>
 <text:a xlink:type="simple" xlink:href="https://www.ukrinform.ua/rubric-ato/3712329-zagarbniki-zavdaut-udariv-po-harkovu.html" text:style-name="Internet_20_link" text:visited-style-name="Visited_20_Internet_20_Link">
</text:a>
紧急服务在现场工作。</text:p>
      <text:p text:style-name="P4">
该信息已指定。</text:p>
      <text:p text:style-name="P4">
据报道，在哈尔基夫地区宣布了空气警报。</text:p>
      <text:p text:style-name="P4">
News Source: <text:a xlink:type="simple" xlink:href="https://www.ukrinform.ua/rubric-ato/3712334-rosiani-obstrilali-selo-na-harkivsini-poranenij-colovik.html" text:style-name="Internet_20_link" text:visited-style-name="Visited_20_Internet_20_Link">
https://www.ukrinform.ua/rubric-ato/3712334-rosiani-obstrilali-selo-na-harkivsini-poranenij-colovik.html</text:a>
</text:p>
      <!--NEWS-->
      <text:h text:style-name="P10" text:outline-level="1">
<text:span text:style-name="T4">
入侵者袭击了哈尔科夫</text:span>
</text:h>
      <text:p text:style-name="P4">
作者: Ukrinform (Person)</text:p>
      <text:p text:style-name="P4">
出版商: Укринформ (Organization)</text:p>
      <text:p text:style-name="P4">
出版时间: 2023-05-21T-53:51:00+03:00</text:p>
      <text:p text:style-name="P4">
修改时间: 2023-05-21T19:51:00+03:00</text:p>
      <text:p text:style-name="P4">
描述: 俄罗斯入侵者袭击哈尔基夫。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Харків', 'Війна з Росією']</text:p>
      <text:p text:style-name="P4">
类型: Article</text:p>
      <!--METADATA-->
      <text:p text:style-name="P4">
<draw:frame draw:style-name="fr1" draw:name="Image24" text:anchor-type="as-char" svg:width="6.9236in" svg:height="3.956343in" draw:z-index="0">
<draw:image xlink:href="../Images/yкринформ/2023-05-21T-53-51-00-03-00/630_360_1669987737-966.jpg" xlink:type="simple" xlink:show="embed" xlink:actuate="onLoad" draw:mime-type="image/jpeg"/>
</draw:frame>
俄罗斯形状的人袭击了哈尔基夫。</text:p>
      <text:p text:style-name="P4">
乌克林福姆(Ukrinform(https://t.me/synegubov/6253)。</text:p>
      <text:p text:style-name="P4">
“注意!哈尔基夫和该地区的居民，入侵者再次罢工!” Sinegubov说。</text:p>
      <text:p text:style-name="P4">
<text:span text:style-name="T4">
另请阅读：</text:span>
 <text:a xlink:type="simple" xlink:href="https://www.ukrinform.ua/rubric-regions/3712264-na-harkivsini-cerez-vibuh-nevidomogo-predmeta-colovik-vtrativ-stupnu.html" text:style-name="Internet_20_link" text:visited-style-name="Visited_20_Internet_20_Link">
<text:span text:style-name="T4">
 kharkiv </text:span>
</text:a>
他敦促不要忽略警报并留在庇护所。</text:p>
      <text:p text:style-name="P4">
据报道，在哈尔基夫地区宣布了空气警报。</text:p>
      <text:p text:style-name="P4">
News Source: <text:a xlink:type="simple" xlink:href="https://www.ukrinform.ua/rubric-ato/3712329-zagarbniki-zavdaut-udariv-po-harkovu.html" text:style-name="Internet_20_link" text:visited-style-name="Visited_20_Internet_20_Link">
https://www.ukrinform.ua/rubric-ato/3712329-zagarbniki-zavdaut-udariv-po-harkovu.html</text:a>
</text:p>
      <!--NEWS-->
      <text:h text:style-name="P10" text:outline-level="1">
<text:span text:style-name="T4">
敌人在dnipropetrovsk开除了两个社区，这是一场破坏</text:span>
</text:h>
      <text:p text:style-name="P4">
作者: Ukrinform (Person)</text:p>
      <text:p text:style-name="P4">
出版商: Укринформ (Organization)</text:p>
      <text:p text:style-name="P4">
出版时间: 2023-05-21T-55:42:00+03:00</text:p>
      <text:p text:style-name="P4">
修改时间: 2023-05-21T19:42:00+03:00</text:p>
      <text:p text:style-name="P4">
描述: 白天，俄罗斯入侵者一再攻击尼科波尔地区的米尔夫斯基社区，以及德尼普罗佩特罗夫斯克（Dnipropetrovsk）地区的辛尔尼科夫（Sinelnikov）地区的社区。  - 乌克林。</text:p>
      <text:p text:style-name="P4">
图片: ['<text:a xlink:type="simple" xlink:href="https://static.ukrinform.com/photos/2023_05/thumb_files/630_360_1684687606-120.jpeg" text:style-name="Internet_20_link" text:visited-style-name="Visited_20_Internet_20_Link">
630_360_16846...</text:a>
', '<text:a xlink:type="simple" xlink:href="https://static.ukrinform.com/photos/2023_05/1684687606-532.jpeg" text:style-name="Internet_20_link" text:visited-style-name="Visited_20_Internet_20_Link">
1684687606-53...</text:a>
', '<text:a xlink:type="simple" xlink:href="https://static.ukrinform.com/photos/2023_05/1684687605-666.jpeg" text:style-name="Internet_20_link" text:visited-style-name="Visited_20_Internet_20_Link">
1684687605-66...</text:a>
']</text:p>
      <text:p text:style-name="P4">
标签: ['Дніпропетровщина', 'Обстріл', 'Війна з Росією']</text:p>
      <text:p text:style-name="P4">
类型: Article</text:p>
      <!--METADATA-->
      <text:p text:style-name="P4">
<draw:frame draw:style-name="fr1" draw:name="Image25" text:anchor-type="as-char" svg:width="6.9236in" svg:height="3.956343in" draw:z-index="0">
<draw:image xlink:href="../Images/yкринформ/2023-05-21T-55-42-00-03-00/630_360_1684687606-120.jpeg" xlink:type="simple" xlink:show="embed" xlink:actuate="onLoad" draw:mime-type="image/jpeg"/>
</draw:frame>
当天，俄罗斯入侵者一再袭击了米洛夫斯基社区，纳尼科波尔地区以及dnipropetrovsk地区的辛内基科夫地区的社区。</text:p>
      <text:p text:style-name="P4">
关于<text:a xlink:type="simple" xlink:href="https://t.me/mykola_lukashuk/4663" text:style-name="Internet_20_link" text:visited-style-name="Visited_20_Internet_20_Link">
</text:a>
乌克林福姆报道，通知首席Properpetrovsk区域委员会Mykola Lukashuk。</text:p>
      <text:p text:style-name="P4">
“无人机被击中，从重型大炮释放了40多个炮弹。炮弹摧毁了一栋私人住宅和乘用车<text:a xlink:type="simple" xlink:href="https://www.ukrinform.ua/tag-avtomobil" text:style-name="Internet_20_link" text:visited-style-name="Visited_20_Internet_20_Link">
</text:a>
。 另外六个私人房屋，一个附属建筑和一辆汽车被肢解。 邮局，邮局，医疗机构，农业企业，行政大楼也受到影响。”</text:p>
      <text:p text:style-name="P4">
<draw:frame draw:style-name="fr1" draw:name="Image26" text:anchor-type="as-char" svg:width="6.912156in" svg:height="10.0in" draw:z-index="0">
<draw:image xlink:href="../Images/yкринформ/2023-05-21T-55-42-00-03-00/1684687606-532.jpeg" xlink:type="simple" xlink:show="embed" xlink:actuate="onLoad" draw:mime-type="image/jpeg"/>
</draw:frame>
<draw:frame draw:style-name="fr1" draw:name="Image27" text:anchor-type="as-char" svg:width="6.9236in" svg:height="4.3842in" draw:z-index="0">
<draw:image xlink:href="../Images/yкринформ/2023-05-21T-55-42-00-03-00/1684687605-666.jpeg" xlink:type="simple" xlink:show="embed" xlink:actuate="onLoad" draw:mime-type="image/jpeg"/>
</draw:frame>
没有受害者。</text:p>
      <text:p text:style-name="P4">
<text:span text:style-name="T4">
另请阅读：</text:span>
 <text:a xlink:type="simple" xlink:href="https://www.ukrinform.ua/rubric-ato/3711969-vorog-iz-vazkoi-artilerii-obstrilav-nikopolskij-rajon-poranena-zinka.html" text:style-name="Internet_20_link" text:visited-style-name="Visited_20_Internet_20_Link">
</text:a>
此外，敌人还被辛内尔尼科夫斯基地区社区击中。 目前正在检查炮击区域。 没有受害者。</text:p>
      <text:p text:style-name="P4">
根据乌克林福姆的报道，在5月21日晚上<text:a xlink:type="simple" xlink:href="https://www.ukrinform.ua/rubric-ato/3712059-rosiani-vnoci-spramuvali-na-dnipropetrovsinu-droni-usi-zbila-ppo.html" text:style-name="Internet_20_link" text:visited-style-name="Visited_20_Internet_20_Link">
</text:a>
，但所有人都被西里波(Siilappo)摧毁。</text:p>
      <text:p text:style-name="P4">
News Source: <text:a xlink:type="simple" xlink:href="https://www.ukrinform.ua/rubric-ato/3712328-vorog-obstrilav-dvi-gromadi-na-dnipropetrovsini.html" text:style-name="Internet_20_link" text:visited-style-name="Visited_20_Internet_20_Link">
https://www.ukrinform.ua/rubric-ato/3712328-vorog-obstrilav-dvi-gromadi-na-dnipropetrovsini.html</text:a>
</text:p>
      <!--NEWS-->
      <text:h text:style-name="P10" text:outline-level="1">
<text:span text:style-name="T4">
俄罗斯军队在五个方向上集中力量 - 一天24次冲突</text:span>
</text:h>
      <text:p text:style-name="P4">
作者: Ukrinform (Person)</text:p>
      <text:p text:style-name="P4">
出版商: Укринформ (Organization)</text:p>
      <text:p text:style-name="P4">
出版时间: 2023-05-21T-57:26:00+03:00</text:p>
      <text:p text:style-name="P4">
修改时间: 2023-05-21T19:26:00+03:00</text:p>
      <text:p text:style-name="P4">
描述: 俄罗斯联邦的部队着重于对库平，莱曼，巴赫穆特，阿夫迪夫和马林斯基的指示，以及敌人的破坏与情报团体的活动记录在Seversky和Slobozhansky中。  - 乌克林。</text:p>
      <text:p text:style-name="P4">
图片: ['<text:a xlink:type="simple" xlink:href="https://static.ukrinform.com/photos/2022_10/thumb_files/630_360_1667121269-457.jpg" text:style-name="Internet_20_link" text:visited-style-name="Visited_20_Internet_20_Link">
630_360_16671...</text:a>
']</text:p>
      <text:p text:style-name="P4">
标签: ['Генштаб', 'ЗСУ', 'Війна з Росією']</text:p>
      <text:p text:style-name="P4">
类型: Article</text:p>
      <!--METADATA-->
      <text:p text:style-name="P4">
<draw:frame draw:style-name="fr1" draw:name="Image28" text:anchor-type="as-char" svg:width="6.9236in" svg:height="3.956343in" draw:z-index="0">
<draw:image xlink:href="../Images/yкринформ/2023-05-21T-57-26-00-03-00/630_360_1667121269-457.jpg" xlink:type="simple" xlink:show="embed" xlink:actuate="onLoad" draw:mime-type="image/jpeg"/>
</draw:frame>
俄罗斯联邦重点是库平，莱曼，巴赫穆特，阿夫迪夫和马林斯卡亚，纳西夫斯基和斯洛博汉斯基关于敌人的破坏和情报团体的活动。</text:p>
      <text:p text:style-name="P4">
根据乌克兰的说法，乌克兰武装部队的总参谋部在[]中报道(https://www.facebook.com/GeneralStaff.ua/posts/pfbid0tmZPh9xu2hbYTThyQyd4bhdL7Qicc1bzdcWNy1Q4BZ2pfbWjVQveopAkB8XVHUG2l)截至5月21日18:00发布了及时信息。</text:p>
      <text:p text:style-name="P4">
白天，在库平，莱曼(Lyman)，巴赫穆特(Bakhmut)，阿夫迪夫斯基(Avdiivsky)塔玛林(Tamarin)方向上发生了24次战斗冲突。 顿涅茨克地区的巴赫穆特(Bakhmut)和马林卡(Marinka)保持擦拭。</text:p>
      <text:p text:style-name="P4">
总的来说，俄罗斯军队每天进行了四枚导弹和45名航空经理，以及30多个火箭发射器的炮击，摧毁和破坏了私人住宅和其他文明基础设施。</text:p>
      <text:p text:style-name="P4">
<text:span text:style-name="T4">
另请阅读：</text:span>
 <text:a xlink:type="simple" xlink:href="https://www.ukrinform.ua/rubric-ato/3712182-rosiani-obstrilali-aviabombami-selo-na-hersonsini-poskodzena-civilna-infrastruktura.html" text:style-name="Internet_20_link" text:visited-style-name="Visited_20_Internet_20_Link">
<text:span text:style-name="T4">
射击</text:span>
</text:a>
对于在河口，斯拉维扬斯克和康斯坦丁诺夫西的导弹袭击中，敌人已经阐述了S-300防空导弹系统，这些导弹系统不是高级武器，这强调了俄罗斯联邦恐怖的策略。</text:p>
      <text:p text:style-name="P4">
总体而言，乌克兰航空每天在俄罗斯入侵者的个人工作人员和军事装备以及敌人的防空导弹综合大楼的集中度中进行了12次节拍。</text:p>
      <text:p text:style-name="P4">
武装部队的导弹部队和炮兵部队受到俄罗斯人的武器和军事装备，两个弹药仓库，两个炮火阵地的武器和军事装备的影响，还有另一个重要的目标。</text:p>
      <text:p text:style-name="P4">
<text:span text:style-name="T4">
另请阅读：</text:span>
 <text:a xlink:type="simple" xlink:href="https://www.ukrinform.ua/rubric-ato/3712177-zsu-za-dobu-znisili-tri-roti-i-pat-skladiv-boepripasiv-rosian-na-tavrijskomu-napramku.html" text:style-name="Internet_20_link" text:visited-style-name="Visited_20_Internet_20_Link">
<text:span text:style-name="T4">
仓库</text:span>
</text:a>
同样，在白天，乌克兰捍卫者摧毁了敌人的三个情报部队。</text:p>
      <text:p text:style-name="P4">
总参谋部警告说：整个俄罗斯人的火箭发射器的可能性仍然很高。</text:p>
      <text:p text:style-name="P4">
<text:span text:style-name="T4">
在Volyn和Polissya方向</text:span>
操作情况的变化很大。</text:p>
      <text:p text:style-name="P4">
<text:span text:style-name="T4">
在西弗斯基(Siversky)和斯洛博兹(Slobozhansky)的指示中</text:span>
俄罗斯继续在与乌克兰的边境地区保留军事存在，在州边界的某些地区中有敌人的drg。<text:span text:style-name="T4">
另请阅读：</text:span>
 <text:a xlink:type="simple" xlink:href="https://www.ukrinform.ua/rubric-ato/3712287-rosiani-pat-raziv-obstrilali-prikordonna-sumsini-ta-cernigivsini.html" text:style-name="Internet_20_link" text:visited-style-name="Visited_20_Internet_20_Link">
<text:span text:style-name="T4">
边框</text:span>
</text:a>
<text:span text:style-name="T4">
在Kupyansk方向</text:span>
入侵者不会停止尝试改善战术的尝试。 白天，在Masyutivka领域失败了进攻行动。</text:p>
      <text:p text:style-name="P4">
来自俄罗斯人的炮兵和迫击击袭击是Kamyanka，Krasne First，Petro-ivanivka，Fygolovka，Novomlinsk，Novomlinsk，Wesadne，Wesadne，Monachynivka，Monachynivka，Masyutivka，Tabaivka，Tabaivka，Tabaivka和Kharkarkiv地区和STELMAKAKHIVKA LUGAKANSK地区。</text:p>
      <text:p text:style-name="P4">
<text:span text:style-name="T4">
在利马方向</text:span>
白天，敌人朝着达吉维卡(Darjivka)的方向进行了进攻行动，但没有成功。 敌人从航空中击败了内维斯基地区。</text:p>
      <text:p text:style-name="P4">
俄罗斯炮兵的中风是位于邦德碰撞附近的定居点，包括卢汉斯克地区的Makiivka，Nevskoye和Bigorivka，以及Thorns，Verkhnayamyansk和有争议的Donetsk地区。</text:p>
      <text:p text:style-name="P4">
<text:span text:style-name="T4">
在巴赫穆特方向</text:span>
俄罗斯军队继续采取进攻行动。 Bahmut City正在进行中。 在白天，入侵者未能成功地试图在伊万诺夫斯基以南的失落位置上，朝着格里格里夫(Grigoriv)的方向划定，但他们脱颖而出，但没有成功。</text:p>
      <text:p text:style-name="P4">
<text:span text:style-name="T4">
另请阅读：</text:span>
 <text:a xlink:type="simple" xlink:href="https://www.ukrinform.ua/rubric-ato/3712308-u-suhoputnih-vijskah-zaavili-so-zacistili-vid-voroga-se-700-metriv-pid-bahmutom.html" text:style-name="Internet_20_link" text:visited-style-name="Visited_20_Internet_20_Link">
<text:span text:style-name="T4">
 700 </text:span>
 <text:span text:style-name="T4">
米</text:span>
</text:a>
俄罗斯飞机在巴赫穆特(Bakhmut)和伊万尼夫斯基(Ivanivsky)袭击。 Orikhovo-Vasylivka，Markovo，Bakhmut，Ivanivske，Biagoura和Donetsk地区的纽约受到敌对的影响。</text:p>
      <text:p text:style-name="P4">
<text:span text:style-name="T4">
在Avdeevsky的方向</text:span>
俄罗斯人在Avdiivka和Pervomaisky进行了不成功的进攻行动，但没有成功。 从航空中，他从炮兵到诺沃卡林，贝尔迪奇夫，斯蒂夫夫，阿夫迪夫卡，Severny，Pervomaisky，Karlovka和Nevelsky Donetsk地区的地区前往炮兵的Avdiivka地区。</text:p>
      <text:p text:style-name="P4">
<text:span text:style-name="T4">
在Mariinsky方向</text:span>
防御部队反映了Marinka地区的众多攻击。 航空袭击俄罗斯军队震撼了Marinka和Novomikhailivka。 敌人的炮击也遭到了顿涅茨克地区的胜利和诺维奥米卡利夫卡(Novomikhailivka)。</text:p>
      <text:p text:style-name="P4">
<text:span text:style-name="T4">
俄罗斯军队没有采取矿物方向的进攻行动，而是击败了Vodyany，Coal，Prychistivka，Zolotonyiv和Greater Novosilka的航空。 水和煤炭也遭受敌意。</text:span>
在Zaporizhzhya和Kherson的指示中**俄罗斯联邦部队继续采取行动，而没有停止在战斗线附近的定居点的破坏。</text:p>
      <text:p text:style-name="P4">
敌人从炮兵击中了敌人的敌人。</text:p>
      <text:p text:style-name="P4">
在赫尔森地区暂时捕获的领土上，俄罗斯入侵者限制了平民进入移动通信。</text:p>
      <text:p text:style-name="P4">
据总参谋部称，俄罗斯人拆除了变电站的设备以及后期塔，将当地人的移动限制在蜂窝大的地区。</text:p>
      <text:p text:style-name="P4">
正如乌克林福姆报道的那样，在针对乌克兰的完整尺度国防军<text:a xlink:type="simple" xlink:href="https://www.ukrinform.ua/rubric-ato/3712066-zsu-znisili-vze-203-160-rosijskih-zagarbnikiv.html" text:style-name="Internet_20_link" text:visited-style-name="Visited_20_Internet_20_Link">
</text:a>
以及成千上万的敌人军事工程单位。</text:p>
      <text:p text:style-name="P4">
<text:span text:style-name="T5">
foto：aa</text:span>
</text:p>
      <text:p text:style-name="P4">
News Source: <text:a xlink:type="simple" xlink:href="https://www.ukrinform.ua/rubric-ato/3712326-vijska-rf-zoseredzuut-sili-na-pati-napramkah-za-dobu-24-zitknenna.html" text:style-name="Internet_20_link" text:visited-style-name="Visited_20_Internet_20_Link">
https://www.ukrinform.ua/rubric-ato/3712326-vijska-rf-zoseredzuut-sili-na-pati-napramkah-za-dobu-24-zitknenna.html</text:a>
</text:p>
      <!--NEWS-->
      <text:h text:style-name="P10" text:outline-level="1">
<text:span text:style-name="T4">
武装部队的赫尔森地区被摧毁了三架敌人</text:span>
</text:h>
      <text:p text:style-name="P4">
作者: Ukrinform (Person)</text:p>
      <text:p text:style-name="P4">
出版商: Укринформ (Organization)</text:p>
      <text:p text:style-name="P4">
出版时间: 2023-05-21T-59:19:00+03:00</text:p>
      <text:p text:style-name="P4">
修改时间: 2023-05-21T19:19:00+03:00</text:p>
      <text:p text:style-name="P4">
描述: 在赫尔森地区，乌克兰的武装部队摧毁了三架敌人。  - 乌克林。</text:p>
      <text:p text:style-name="P4">
图片: ['<text:a xlink:type="simple" xlink:href="https://static.ukrinform.com/photos/2022_04/thumb_files/630_360_1649587468-936.jpg" text:style-name="Internet_20_link" text:visited-style-name="Visited_20_Internet_20_Link">
630_360_16495...</text:a>
', '<text:a xlink:type="simple" xlink:href="https://static.ukrinform.com/photos/2023_05/1684685777-950.jpg" text:style-name="Internet_20_link" text:visited-style-name="Visited_20_Internet_20_Link">
1684685777-95...</text:a>
']</text:p>
      <text:p text:style-name="P4">
标签: ['Безпілотник', 'Херсонщина', 'ЗСУ', 'Дрон', 'Війна з Росією']</text:p>
      <text:p text:style-name="P4">
类型: Article</text:p>
      <!--METADATA-->
      <text:p text:style-name="P4">
<draw:frame draw:style-name="fr1" draw:name="Image29" text:anchor-type="as-char" svg:width="6.9236in" svg:height="3.956343in" draw:z-index="0">
<draw:image xlink:href="../Images/yкринформ/2023-05-21T-59-19-00-03-00/630_360_1649587468-936.jpg" xlink:type="simple" xlink:show="embed" xlink:actuate="onLoad" draw:mime-type="image/jpeg"/>
</draw:frame>
乌克兰武装部队的乌森地区摧毁了三架敌人。</text:p>
      <text:p text:style-name="P4">
根据乌克林福姆的说法，南空气司令部报告了<text:a xlink:type="simple" xlink:href="https://www.facebook.com/PvKPivden/posts/pfbid02dgnVxZdyMh5RX6NoBfkneaiymi1MYVNE6M3FBKCfoQkgkRfqY9YcZNwApLZwLKSnl" text:style-name="Internet_20_link" text:visited-style-name="Visited_20_Internet_20_Link">
</text:a>
.</text:p>
      <text:p text:style-name="P4">
"21 травня 2023 року, на <text:a xlink:type="simple" xlink:href="https://www.ukrinform.ua/tag-hersonsina" text:style-name="Internet_20_link" text:visited-style-name="Visited_20_Internet_20_Link">
 </text:a>
，俄罗斯无人驾驶飞机的空军空军司令部“南方”：一个无人机“ Merlin-Br”，一个Bplaorlan-10“和一个无人机” Zala， - 消息读到。</text:p>
      <text:p text:style-name="P4">
<draw:frame draw:style-name="fr1" draw:name="Image30" text:anchor-type="as-char" svg:width="6.9236in" svg:height="6.9236in" draw:z-index="0">
<draw:image xlink:href="../Images/yкринформ/2023-05-21T-59-19-00-03-00/1684685777-950.jpg" xlink:type="simple" xlink:show="embed" xlink:actuate="onLoad" draw:mime-type="image/jpeg"/>
</draw:frame>
空中司令部提醒基本的安全规则。 首先，不要忽略空气警报信号，进入庇护所。 不要接近不要触摸可疑物体。 至少应保持150-200米的距离。</text:p>
      <text:p text:style-name="P4">
<text:span text:style-name="T4">
另请阅读：</text:span>
 <text:a xlink:type="simple" xlink:href="https://www.ukrinform.ua/rubric-ato/3711959-na-pivdni-ppo-znisila-pat-rosijskih-bezpilotnikiv.html" text:style-name="Internet_20_link" text:visited-style-name="Visited_20_Internet_20_Link">
<text:span text:style-name="T4">
无人机</text:span>
</text:a>
在PC中，“南方”也敦促不要帮助敌人未经授权的国防部队运动或活动的照明。</text:p>
      <text:p text:style-name="P4">
正如乌克林福姆报道的，5月20日，在尼古拉夫和赫尔森地区，一次审判摧毁了五架俄罗斯无人机。</text:p>
      <text:p text:style-name="P4">
<text:span text:style-name="T5">
第一张照片是说明性</text:span>
</text:p>
      <text:p text:style-name="P4">
News Source: <text:a xlink:type="simple" xlink:href="https://www.ukrinform.ua/rubric-ato/3712324-na-hersonsini-zsu-znisili-tri-vorozi-bezpilotniki.html" text:style-name="Internet_20_link" text:visited-style-name="Visited_20_Internet_20_Link">
https://www.ukrinform.ua/rubric-ato/3712324-na-hersonsini-zsu-znisili-tri-vorozi-bezpilotniki.html</text:a>
</text:p>
      <!--NEWS-->
      <text:h text:style-name="P10" text:outline-level="1">
<text:span text:style-name="T4">
UPL：“运动”比“ LVIV”强</text:span>
</text:h>
      <text:p text:style-name="P4">
作者: Ukrinform (Person)</text:p>
      <text:p text:style-name="P4">
出版商: Укринформ (Organization)</text:p>
      <text:p text:style-name="P4">
出版时间: 2023-05-21T-61:12:50+03:00</text:p>
      <text:p text:style-name="P4">
修改时间: 2023-05-21T19:12:50+03:00</text:p>
      <text:p text:style-name="P4">
描述: Vinnytsia俱乐部在乌克兰足球锦标赛中排名第13位。  - 乌克林。</text:p>
      <text:p text:style-name="P4">
图片: ['<text:a xlink:type="simple" xlink:href="https://static.ukrinform.com/photos/2023_05/thumb_files/630_360_1684685508-339.jpg" text:style-name="Internet_20_link" text:visited-style-name="Visited_20_Internet_20_Link">
630_360_16846...</text:a>
']</text:p>
      <text:p text:style-name="P4">
标签: ['Футбол', 'Львів', "Прем'єр-ліга", 'Рух Львів']</text:p>
      <text:p text:style-name="P4">
类型: Article</text:p>
      <!--METADATA-->
      <text:p text:style-name="P4">
<draw:frame draw:style-name="fr1" draw:name="Image31" text:anchor-type="as-char" svg:width="6.9236in" svg:height="3.956343in" draw:z-index="0">
<draw:image xlink:href="../Images/yкринформ/2023-05-21T-61-12-50-03-00/630_360_1684685508-339.jpg" xlink:type="simple" xlink:show="embed" xlink:actuate="onLoad" draw:mime-type="image/jpeg"/>
</draw:frame>
亨斯俱乐部在乌克兰足球锦标赛中排名第13位。</text:p>
      <text:p text:style-name="P4">
乌克林福姆报道，在乌克兰超级联赛第27轮比赛中，“ LVIV”赢得了“ LVIV” 2：0。</text:p>
      <text:p text:style-name="P4">
Runich被视为Rukh的一部分。 Siminin将球打入了自己的大门。</text:p>
      <text:p text:style-name="P4">
这场胜利使Vinnytsia在UPL中排名第13位 -  27天内27分。 LVIV位于排行榜的底部。</text:p>
      <text:p text:style-name="P4">
<text:span text:style-name="T4">
另请阅读：</text:span>
 <text:a xlink:type="simple" xlink:href="https://www.ukrinform.ua/rubric-sports/3712268-upl-metalist1925-peremig-metalist.html" text:style-name="Internet_20_link" text:visited-style-name="Visited_20_Internet_20_Link">
<text:span text:style-name="T4">
金属主义</text:span>
 <text:span text:style-name="T4">
 </text:span>
金属主义者**</text:a>
据报道，Shakhtar在27场比赛后以66分为首。</text:p>
      <text:p text:style-name="P4">
照片：instagram.com/fc.ruh.lviv</text:p>
      <text:p text:style-name="P4">
News Source: <text:a xlink:type="simple" xlink:href="https://www.ukrinform.ua/rubric-sports/3712323-upl-ruh-viavivsa-silnisim-za-lviv.html" text:style-name="Internet_20_link" text:visited-style-name="Visited_20_Internet_20_Link">
https://www.ukrinform.ua/rubric-sports/3712323-upl-ruh-viavivsa-silnisim-za-lviv.html</text:a>
</text:p>
      <!--NEWS-->
      <text:h text:style-name="P10" text:outline-level="1">
<text:span text:style-name="T4">
国防军继续在巴赫穆特附近的侧面进攻 - 西尔斯基</text:span>
</text:h>
      <text:p text:style-name="P4">
作者: Ukrinform (Person)</text:p>
      <text:p text:style-name="P4">
出版商: Укринформ (Organization)</text:p>
      <text:p text:style-name="P4">
出版时间: 2023-05-21T-63:08:00+03:00</text:p>
      <text:p text:style-name="P4">
修改时间: 2023-05-21T19:08:00+03:00</text:p>
      <text:p text:style-name="P4">
描述: 乌克兰武装部队陆军的指挥官亚历山大·席尔斯基上校访问了巴赫穆特（Bakhmut）领导下的领先职位，并计划了进一步的国防军行动和战略。  - 乌克林。</text:p>
      <text:p text:style-name="P4">
图片: ['<text:a xlink:type="simple" xlink:href="https://static.ukrinform.com/photos/2023_05/thumb_files/630_360_1684685011-535.jpg" text:style-name="Internet_20_link" text:visited-style-name="Visited_20_Internet_20_Link">
630_360_16846...</text:a>
']</text:p>
      <text:p text:style-name="P4">
标签: ['Бахмут', 'Сирський', 'Війна з Росією']</text:p>
      <text:p text:style-name="P4">
类型: Article</text:p>
      <!--METADATA-->
      <text:p text:style-name="P4">
<draw:frame draw:style-name="fr1" draw:name="Image32" text:anchor-type="as-char" svg:width="6.9236in" svg:height="3.956343in" draw:z-index="0">
<draw:image xlink:href="../Images/yкринформ/2023-05-21T-63-08-00-03-00/630_360_1684685011-535.jpg" xlink:type="simple" xlink:show="embed" xlink:actuate="onLoad" draw:mime-type="image/jpeg"/>
</draw:frame>
乌克兰武装部队陆军的指挥官亚历山大上校访问了巴赫穆特(Bakhmut)领导下的领先职位，并计划了国防军坦率的进一步行动。</text:p>
      <text:p text:style-name="P4">
正如乌克林福姆报道的那样，他在[]中报道(https://t.me/osirskiy/82)“我在前线拜访了我们的战士和指挥官。 他感谢并庆祝了3个Oshbr，5 Oshbr，30 Ombr，56 Ompb，93 Ombrs，每天都会摧毁敌人。国防继续对巴赫穆特附近的侧面进行进攻行动。 尽管我们现在控制着城市的郊区，但其防御的价值并没有损失其含量。 将来，这将使我们有机会进入纽约市的前线发生变化，” Syrsky说，并补充说，他在与指挥官的工作中详细计划的行动以及进一步的行动。 。</text:p>
      <text:p text:style-name="P4">
根据指挥官的说法，[]下的国防行动(https://www.ukrinform.ua/tag-bahmut)继续。</text:p>
      <text:p text:style-name="P4">
<text:span text:style-name="T4">
另请阅读：</text:span>
 <text:a xlink:type="simple" xlink:href="https://www.ukrinform.ua/rubric-ato/3712259-na-bahmutskomu-napramku-sili-oboroni-znisili-cotiri-bbm-tank-i-cotiri-avto-voroga-sirskij.html" text:style-name="Internet_20_link" text:visited-style-name="Visited_20_Internet_20_Link">
<text:span text:style-name="T4">
 Syrsky </text:span>
</text:a>
据乌克林福姆报道，今天，西尔斯基报道说，乌克兰士兵在巴赫穆特郊区的侧面，实际上<text:a xlink:type="simple" xlink:href="https://www.ukrinform.ua/rubric-ato/3712221-ukrainski-vijska-nablizautsa-do-vzatta-bahmuta-u-takticne-otocenna-sirskij.html" text:style-name="Internet_20_link" text:visited-style-name="Visited_20_Internet_20_Link">
</text:a>
<text:span text:style-name="T5">
foto：93 ombre冷YAR</text:span>
</text:p>
      <text:p text:style-name="P4">
News Source: <text:a xlink:type="simple" xlink:href="https://www.ukrinform.ua/rubric-ato/3712321-sili-oboroni-prodovzuut-nastupalni-dii-na-flangah-poblizu-bahmuta-sirskij.html" text:style-name="Internet_20_link" text:visited-style-name="Visited_20_Internet_20_Link">
https://www.ukrinform.ua/rubric-ato/3712321-sili-oboroni-prodovzuut-nastupalni-dii-na-flangah-poblizu-bahmuta-sirskij.html</text:a>
</text:p>
      <!--NEWS-->
      <text:h text:style-name="P10" text:outline-level="1">
<text:span text:style-name="T4">
在西西里岛，由于埃特纳火山的喷发暂停了卡塔尼亚机场的工作</text:span>
</text:h>
      <text:p text:style-name="P4">
作者: Ukrinform (Person)</text:p>
      <text:p text:style-name="P4">
出版商: Укринформ (Organization)</text:p>
      <text:p text:style-name="P4">
出版时间: 2023-05-21T-68:57:00+03:00</text:p>
      <text:p text:style-name="P4">
修改时间: 2023-05-21T18:57:00+03:00</text:p>
      <text:p text:style-name="P4">
描述: 由于西西里岛埃特纳火山的爆发，从卡塔尼亚飞行。  - 乌克林。</text:p>
      <text:p text:style-name="P4">
图片: ['<text:a xlink:type="simple" xlink:href="https://static.ukrinform.com/photos/2021_08/thumb_files/630_360_1628685089-125.jpg" text:style-name="Internet_20_link" text:visited-style-name="Visited_20_Internet_20_Link">
630_360_16286...</text:a>
']</text:p>
      <text:p text:style-name="P4">
标签: ['Аеропорт', 'Італія', 'Вулкан']</text:p>
      <text:p text:style-name="P4">
类型: Article</text:p>
      <!--METADATA-->
      <text:p text:style-name="P4">
<draw:frame draw:style-name="fr1" draw:name="Image33" text:anchor-type="as-char" svg:width="6.9236in" svg:height="3.956343in" draw:z-index="0">
<draw:image xlink:href="../Images/yкринформ/2023-05-21T-68-57-00-03-00/630_360_1628685089-125.jpg" xlink:type="simple" xlink:show="embed" xlink:actuate="onLoad" draw:mime-type="image/jpeg"/>
</draw:frame>
由于埃特纳火山，西西里岛被从米斯卡塔尼亚和米斯卡塔尼亚的飞行暂停。</text:p>
      <text:p text:style-name="P4">
关于它报告<text:a xlink:type="simple" xlink:href="https://www.reuters.com/world/europe/mount-etna-eruption-halts-flights-sicilys-catania-airport-2023-05-21/" text:style-name="Internet_20_link" text:visited-style-name="Visited_20_Internet_20_Link">
</text:a>
，报道乌克林福姆。</text:p>
      <text:p text:style-name="P4">
值得注意的是<text:a xlink:type="simple" xlink:href="https://www.ukrinform.ua/tag-vulkan" text:style-name="Internet_20_link" text:visited-style-name="Visited_20_Internet_20_Link">
</text:a>
他释放了一列，将机场的跑道扔了出来。</text:p>
      <text:p text:style-name="P4">
机场政府指出，往返游客中流行游客的航班将被暂停，直到保证正常有条件的保障措施为止。</text:p>
      <text:p text:style-name="P4">
<text:span text:style-name="T4">
另请阅读：</text:span>
 <text:a xlink:type="simple" xlink:href="https://www.ukrinform.ua/rubric-world/3696702-u-meksici-prokinuvsa-odin-iz-najaktivnisih-vulkaniv-svitu.html" text:style-name="Internet_20_link" text:visited-style-name="Visited_20_Internet_20_Link">
<text:span text:style-name="T4">
火山</text:span>
</text:a>
3330米高的一年可以醒来几次，在地中海岛上扔熔岩和灰烬。 最后一次大喷发是在1992年发现的。</text:p>
      <text:p text:style-name="P4">
_foto：Fabrizio Villa/Getty Images _</text:p>
      <text:p text:style-name="P4">
News Source: <text:a xlink:type="simple" xlink:href="https://www.ukrinform.ua/rubric-world/3712319-na-sicilii-cerez-viverzenna-vulkana-etna-prizupiniv-robotu-aeroport-katanii.html" text:style-name="Internet_20_link" text:visited-style-name="Visited_20_Internet_20_Link">
https://www.ukrinform.ua/rubric-world/3712319-na-sicilii-cerez-viverzenna-vulkana-etna-prizupiniv-robotu-aeroport-katanii.html</text:a>
</text:p>
      <!--NEWS-->
      <text:h text:style-name="P10" text:outline-level="1">
<text:span text:style-name="T4">
救援人员消除了基辅所罗门斯基地区的大火</text:span>
</text:h>
      <text:p text:style-name="P4">
作者: Ukrinform (Person)</text:p>
      <text:p text:style-name="P4">
出版商: Укринформ (Organization)</text:p>
      <text:p text:style-name="P4">
出版时间: 2023-05-21T-70:43:04+03:00</text:p>
      <text:p text:style-name="P4">
修改时间: 2023-05-21T18:43:04+03:00</text:p>
      <text:p text:style-name="P4">
描述: 在基辅所罗门斯基地区，救援人员消除了由于垃圾和托盘的大火而爆发的大规模大火。  - 乌克林。</text:p>
      <text:p text:style-name="P4">
图片: ['<text:a xlink:type="simple" xlink:href="https://static.ukrinform.com/photos/2023_05/thumb_files/630_360_1684683766-526.jpg" text:style-name="Internet_20_link" text:visited-style-name="Visited_20_Internet_20_Link">
630_360_16846...</text:a>
']</text:p>
      <text:p text:style-name="P4">
标签: ['Пожежа', 'Сміття', 'Київ']</text:p>
      <text:p text:style-name="P4">
类型: Article</text:p>
      <!--METADATA-->
      <text:p text:style-name="P4">
<draw:frame draw:style-name="fr1" draw:name="Image34" text:anchor-type="as-char" svg:width="6.9236in" svg:height="3.956343in" draw:z-index="0">
<draw:image xlink:href="../Images/yкринформ/2023-05-21T-70-43-04-03-00/630_360_1684683766-526.jpg" xlink:type="simple" xlink:show="embed" xlink:actuate="onLoad" draw:mime-type="image/jpeg"/>
</draw:frame>
救援人员消除了基夫Uzlomianskyi地区的大规模大火，并因燃烧垃圾和托盘而铺好了。</text:p>
      <text:p text:style-name="P4">
州紧急服务部门在[]中报告了这一点(https://t.me/dsns_telegram/16943)，报道乌克林福姆。</text:p>
      <text:p text:style-name="P4">
如前所述，<text:a xlink:type="simple" xlink:href="https://www.ukrinform.ua/rubric-kyiv/3712141-u-solomanskomu-rajoni-stolici-masstabna-pozeza.html" text:style-name="Internet_20_link" text:visited-style-name="Visited_20_Internet_20_Link">
</text:a>
在21日(星期日)，它是11:01。 开火和救援部队到达现场。</text:p>
      <text:p text:style-name="P4">
SES战斗人员发现，在露天区域燃烧了垃圾和托盘，附近的储藏建筑物上散布了。</text:p>
      <text:p text:style-name="P4">
在11:55局部消防员<text:a xlink:type="simple" xlink:href="https://www.ukrinform.ua/tag-pozeza" text:style-name="Internet_20_link" text:visited-style-name="Visited_20_Internet_20_Link">
</text:a>
120平方米，12:11-淘汰。</text:p>
      <text:p text:style-name="P4">
五个基本和特殊消防设备的单位以及23个SES参与了灭火。</text:p>
      <text:p text:style-name="P4">
救援人员说，没有人员伤亡和受害者。 采取措施确定火灾的原因。</text:p>
      <text:p text:style-name="P4">
News Source: <text:a xlink:type="simple" xlink:href="https://www.ukrinform.ua/rubric-kyiv/3712316-ratuvalniki-likviduvali-pozezu-v-solomanskomu-rajoni-kieva.html" text:style-name="Internet_20_link" text:visited-style-name="Visited_20_Internet_20_Link">
https://www.ukrinform.ua/rubric-kyiv/3712316-ratuvalniki-likviduvali-pozezu-v-solomanskomu-rajoni-kieva.html</text:a>
</text:p>
      <!--NEWS-->
      <text:h text:style-name="P10" text:outline-level="1">
<text:span text:style-name="T4">
中国推出了新的卫星进行太空研究</text:span>
</text:h>
      <text:p text:style-name="P4">
作者: Ukrinform (Person)</text:p>
      <text:p text:style-name="P4">
出版商: Укринформ (Organization)</text:p>
      <text:p text:style-name="P4">
出版时间: 2023-05-21T-87:40:00+03:00</text:p>
      <text:p text:style-name="P4">
修改时间: 2023-05-21T17:40:00+03:00</text:p>
      <text:p text:style-name="P4">
描述: 周日，中国成功地推出了新的卫星进行太空研究，其中包括AOMEN卫星特殊行政区域中的第一个，用于Aomenian Science 1太空空间研究。  - 乌克林。</text:p>
      <text:p text:style-name="P4">
图片: ['<text:a xlink:type="simple" xlink:href="https://static.ukrinform.com/photos/2023_05/thumb_files/630_360_1684680264-146.jpg" text:style-name="Internet_20_link" text:visited-style-name="Visited_20_Internet_20_Link">
630_360_16846...</text:a>
', '<text:a xlink:type="simple" xlink:href="https://static.ukrinform.com/photos/2023_05/1684680264-648.jpg" text:style-name="Internet_20_link" text:visited-style-name="Visited_20_Internet_20_Link">
1684680264-64...</text:a>
', '<text:a xlink:type="simple" xlink:href="https://static.ukrinform.com/photos/2023_05/1684680265-773.jpg" text:style-name="Internet_20_link" text:visited-style-name="Visited_20_Internet_20_Link">
1684680265-77...</text:a>
', '<text:a xlink:type="simple" xlink:href="https://static.ukrinform.com/photos/2023_05/1684680265-842.jpg" text:style-name="Internet_20_link" text:visited-style-name="Visited_20_Internet_20_Link">
1684680265-84...</text:a>
']</text:p>
      <text:p text:style-name="P4">
标签: ['Китай', 'Космос', 'Супутник']</text:p>
      <text:p text:style-name="P4">
类型: Article</text:p>
      <!--METADATA-->
      <text:p text:style-name="P4">
<draw:frame draw:style-name="fr1" draw:name="Image35" text:anchor-type="as-char" svg:width="6.9236in" svg:height="3.956343in" draw:z-index="0">
<draw:image xlink:href="../Images/yкринформ/2023-05-21T-87-40-00-03-00/630_360_1684680264-146.jpg" xlink:type="simple" xlink:show="embed" xlink:actuate="onLoad" draw:mime-type="image/jpeg"/>
</draw:frame>
中国取消了成功推出了新的空间研究卫星，其中包括AOMEN卫星特殊行政区域中的第一个，用于研究外太空“ Aomenian Science-1”(“澳门科学1”).</text:p>
      <text:p text:style-name="P4">
Про це повідомляє <text:a xlink:type="simple" xlink:href="https://english.news.cn/20230521/2ea712e3e53644d68e7e53c05eb060d0/c.html" text:style-name="Internet_20_link" text:visited-style-name="Visited_20_Internet_20_Link">
</text:a>
，报道乌克林福姆。</text:p>
      <text:p text:style-name="P4">
<text:a xlink:type="simple" xlink:href="https://www.ukrinform.ua/tag-suputnik" text:style-name="Internet_20_link" text:visited-style-name="Visited_20_Internet_20_Link">
</text:a>
在16:00由北京在“ CZ-2C”火箭的帮助下推出(“ Changzhen-2C”)中国国家太空管理报告说(CNSA).</text:p>
      <text:p text:style-name="P4">
<draw:frame draw:style-name="fr1" draw:name="Image36" text:anchor-type="as-char" svg:width="6.9236in" svg:height="4.615733in" draw:z-index="0">
<draw:image xlink:href="../Images/yкринформ/2023-05-21T-87-40-00-03-00/1684680264-648.jpg" xlink:type="simple" xlink:show="embed" xlink:actuate="onLoad" draw:mime-type="image/jpeg"/>
</draw:frame>
“ Aomenian Science-1”是一项研究卫星，撤回了Navigo-Aquotorial轨道，用于监测地磁领域和宇宙环境。 这是该国和萨拉曼共同开发的第一个太空科学卫星计划。</text:p>
      <text:p text:style-name="P4">
<text:span text:style-name="T4">
另请阅读：</text:span>
 <text:a xlink:type="simple" xlink:href="https://www.ukrinform.ua/rubric-technology/3711569-spacex-zapustila-na-orbitu-22-suputniki-starlink-nastupnogo-pokolinna.html" text:style-name="Internet_20_link" text:visited-style-name="Visited_20_Internet_20_Link">
<text:span text:style-name="T4">
卫星</text:span>
</text:a>
</text:p>
      <text:p text:style-name="P4">
<draw:frame draw:style-name="fr1" draw:name="Image37" text:anchor-type="as-char" svg:width="6.9236in" svg:height="4.615733in" draw:z-index="0">
<draw:image xlink:href="../Images/yкринформ/2023-05-21T-87-40-00-03-00/1684680265-773.jpg" xlink:type="simple" xlink:show="embed" xlink:actuate="onLoad" draw:mime-type="image/jpeg"/>
</draw:frame>
<draw:frame draw:style-name="fr1" draw:name="Image38" text:anchor-type="as-char" svg:width="6.9236in" svg:height="4.615733in" draw:z-index="0">
<draw:image xlink:href="../Images/yкринформ/2023-05-21T-87-40-00-03-00/1684680265-842.jpg" xlink:type="simple" xlink:show="embed" xlink:actuate="onLoad" draw:mime-type="image/jpeg"/>
</draw:frame>
Changzhen Rocket发射器的这次航班变为474。 同时，将一颗名为“ Lozia-2”的科学和实验性卫星发送到太空。</text:p>
      <text:p text:style-name="P4">
正如乌克林福姆报道的，本周早些时候<text:a xlink:type="simple" xlink:href="https://www.ukrinform.ua/rubric-technology/3710532-kitaj-zapustiv-novij-suputnik-u-ramkah-navigacijnoi-sistemi-bejdou.html" text:style-name="Internet_20_link" text:visited-style-name="Visited_20_Internet_20_Link">
</text:a>
<text:span text:style-name="T5">
foto：xinhua</text:span>
</text:p>
      <text:p text:style-name="P4">
News Source: <text:a xlink:type="simple" xlink:href="https://www.ukrinform.ua/rubric-technology/3712292-kitaj-zapustiv-novi-suputniki-dla-kosmicnih-doslidzen.html" text:style-name="Internet_20_link" text:visited-style-name="Visited_20_Internet_20_Link">
https://www.ukrinform.ua/rubric-technology/3712292-kitaj-zapustiv-novi-suputniki-dla-kosmicnih-doslidzen.html</text:a>
</text:p>
      <!--NEWS-->
      <text:h text:style-name="P10" text:outline-level="1">
<text:span text:style-name="T4">
生态活化主义者在特雷维（Trevi）罗马喷泉中涂了黑水</text:span>
</text:h>
      <text:p text:style-name="P4">
作者: Ukrinform (Person)</text:p>
      <text:p text:style-name="P4">
出版商: Укринформ (Organization)</text:p>
      <text:p text:style-name="P4">
出版时间: 2023-05-21T-9:43:00+03:00</text:p>
      <text:p text:style-name="P4">
修改时间: 2023-05-21T23:43:00+03:00</text:p>
      <text:p text:style-name="P4">
描述: 抗议气候变化的Ultima Generazione（“最后一代”）的七名激进分子爬进了罗马的Treva喷泉，倒了离婚的碎木炭，使水变黑了。  - 乌克林。</text:p>
      <text:p text:style-name="P4">
图片: ['<text:a xlink:type="simple" xlink:href="https://static.ukrinform.com/photos/2023_05/thumb_files/630_360_1684681356-139.jpg" text:style-name="Internet_20_link" text:visited-style-name="Visited_20_Internet_20_Link">
630_360_16846...</text:a>
']</text:p>
      <text:p text:style-name="P4">
标签: ['Рим', 'Зміна клімату', 'активісти']</text:p>
      <text:p text:style-name="P4">
类型: Article</text:p>
      <!--METADATA-->
      <text:p text:style-name="P4">
<draw:frame draw:style-name="fr1" draw:name="Image39" text:anchor-type="as-char" svg:width="6.9236in" svg:height="3.956343in" draw:z-index="0">
<draw:image xlink:href="../Images/yкринформ/2023-05-21T-9-43-00-03-00/630_360_1684681356-139.jpg" xlink:type="simple" xlink:show="embed" xlink:actuate="onLoad" draw:mime-type="image/jpeg"/>
</draw:frame>
Ultima Generazione的七位激进分子(“最后一代”)妓女的气候变化，爬进了罗马的特雷瓦喷泉，并倒出了稀释的木炭，从中淡化了水。</text:p>
      <text:p text:style-name="P4">
关于它报告<text:a xlink:type="simple" xlink:href="https://www.reuters.com/world/europe/trevi-fountain-water-turns-black-rome-climate-protest-2023-05-21/" text:style-name="Internet_20_link" text:visited-style-name="Visited_20_Internet_20_Link">
</text:a>
，报道乌克林福姆。</text:p>
      <text:p text:style-name="P4">
正如该机构所写的那样，抗议者在铭文中保留了海报：“我们不会为化石付费(燃料 -  ed。)“我们的国家死亡”被大喊。</text:p>
      <text:p text:style-name="P4">
警察拘留了激进分子。 许多目击者在视频中拍摄了视频，听众的Adeyaki向抗议者大声疾呼。</text:p>
      <text:p text:style-name="P4">
Ultima Generazione在她的声明中呼吁终止国家燃油补贴的补贴，并与北部Ialital地区的致命洪水Emilia-Romanya相关联，这是最近几天发生的。 小组是<text:a xlink:type="simple" xlink:href="https://www.ukrinform.ua/tag-italia" text:style-name="Internet_20_link" text:visited-style-name="Visited_20_Internet_20_Link">
</text:a>
受到洪水的威胁。</text:p>
      <text:p text:style-name="P4">
<text:span text:style-name="T4">
另请阅读：</text:span>
 <text:a xlink:type="simple" xlink:href="https://www.ukrinform.ua/rubric-world/3711348-bils-ak-polovina-velikih-ozer-svitu-visihaut-cerez-zmini-klimatu.html" text:style-name="Internet_20_link" text:visited-style-name="Visited_20_Internet_20_Link">
<text:span text:style-name="T4">
气候</text:span>
</text:a>
罗伯托·戈尔塔里(Roberto Gultairi)的市长谴责了一场抗议活动，这是一系列反对意大利艺术品的行为中的最后一次抗议活动。</text:p>
      <text:p text:style-name="P4">
他说：“这些对我们艺术遗产的荒谬攻击就足够了。”</text:p>
      <text:p text:style-name="P4">
Trevi喷泉是罗马最大的喷泉，高25.9米和19.8米。 传统上，喷泉游客将硬币抛出，以保证他们将再次返回罗马。 在这一年中，喷泉收集约1.5 mlneurov。</text:p>
      <text:p text:style-name="P4">
正如乌克林福姆报道的，在罗马，在罗马的三位环保主义者在Ultima Generazione运动中(“最后一代”)填充著名的Fyfonetan Barchachch的黑色液体。</text:p>
      <text:p text:style-name="P4">
News Source: <text:a xlink:type="simple" xlink:href="https://www.ukrinform.ua/rubric-world/3712300-ekoaktivisti-zafarbuvali-cornim-vodu-v-rimskomu-fontani-trevi.html" text:style-name="Internet_20_link" text:visited-style-name="Visited_20_Internet_20_Link">
https://www.ukrinform.ua/rubric-world/3712300-ekoaktivisti-zafarbuvali-cornim-vodu-v-rimskomu-fontani-trevi.html</text:a>
</text:p>
      <!--NEWS-->
      <text:h text:style-name="P10" text:outline-level="1">
<text:span text:style-name="T4">
俄罗斯航空在赫尔森进行了空袭</text:span>
</text:h>
      <text:p text:style-name="P4">
作者: liveuamap (Language: en)</text:p>
      <text:p text:style-name="P4">
时间: 2023-05-21T01:22:14</text:p>
      <text:p text:style-name="P4">
地点: Kherson, Khersons'ka oblast (Latitude:46.5742 Longtitude:32.13844)</text:p>
      <text:p text:style-name="P4">
视频: []</text:p>
      <text:p text:style-name="P4">
图片: []</text:p>
      <text:p text:style-name="P4">
标签: []</text:p>
      <text:p text:style-name="P4">
Id: 22564241</text:p>
      <!--METADATA-->
      <text:p text:style-name="P4">
俄罗斯航空在赫尔森进行了空袭</text:p>
      <text:p text:style-name="P4">
新闻集链接：<text:a xlink:type="simple" xlink:href="https://liveuamap.com/en/2023/21-may-russian-aviation-conducted-airstrike-at-kherson" text:style-name="Internet_20_link" text:visited-style-name="Visited_20_Internet_20_Link">
https://liveuamap.com/en/2023/21-may-russian-aviation-conducted-airtrike-attrike-at-kherson</text:a>
</text:p>
      <text:p text:style-name="P4">
News Source: <text:a xlink:type="simple" xlink:href="https://t.me/suspilnekherson/26502" text:style-name="Internet_20_link" text:visited-style-name="Visited_20_Internet_20_Link">
https://t.me/suspilnekherson/26502</text:a>
</text:p>
      <!--NEWS-->
      <text:h text:style-name="P10" text:outline-level="1">
<text:span text:style-name="T4">
Donetsk Oblast（08:38）。 红色警报：空中威胁。 警笛声。 立即掩盖！</text:span>
</text:h>
      <text:p text:style-name="P4">
作者: liveuamap (Language: en)</text:p>
      <text:p text:style-name="P4">
时间: 2023-05-21T02:39:00</text:p>
      <text:p text:style-name="P4">
地点: Donetsk Oblast (Latitude:48.7286 Longtitude:37.57803)</text:p>
      <text:p text:style-name="P4">
视频: []</text:p>
      <text:p text:style-name="P4">
图片: []</text:p>
      <text:p text:style-name="P4">
标签: ["Europe", "Central and Eastern Europe"]</text:p>
      <text:p text:style-name="P4">
Id: 22564243</text:p>
      <!--METADATA-->
      <text:p text:style-name="P4">
Donetsk Oblast(08:38). Red Alert: aerial threat. Sirens sounding. Take covernow!</text:p>
      <text:p text:style-name="P4">
News Collection Link: <text:a xlink:type="simple" xlink:href="https://liveuamap.com/en/2023/21-may-donetsk-oblast0838-red-alert-aerial-thg" text:style-name="Internet_20_link" text:visited-style-name="Visited_20_Internet_20_Link">
https://liveuamap.com/en/2023/21-may-donetsk-oblast0838-red-alert-aerial-thg</text:a>
</text:p>
      <text:p text:style-name="P4">
News Source: <text:a xlink:type="simple" xlink:href="https://t.me/air_alert_ua/46137" text:style-name="Internet_20_link" text:visited-style-name="Visited_20_Internet_20_Link">
https://t.me/air_alert_ua/46137</text:a>
</text:p>
      <!--NEWS-->
      <text:h text:style-name="P10" text:outline-level="1">
<text:span text:style-name="T4">
Kharkiv，Kharkivska Oblast（08:41）。 红色警报：空中威胁。 警笛声。 立即掩盖！</text:span>
</text:h>
      <text:p text:style-name="P4">
作者: liveuamap (Language: en)</text:p>
      <text:p text:style-name="P4">
时间: 2023-05-21T02:42:00</text:p>
      <text:p text:style-name="P4">
地点: Kharkiv (Latitude:49.98002 Longtitude:36.25218)</text:p>
      <text:p text:style-name="P4">
视频: []</text:p>
      <text:p text:style-name="P4">
图片: []</text:p>
      <text:p text:style-name="P4">
标签: ["Europe", "Central and Eastern Europe"]</text:p>
      <text:p text:style-name="P4">
Id: 22564244</text:p>
      <!--METADATA-->
      <text:p text:style-name="P4">
哈尔基夫(Kharkiv)，哈尔基夫地区(08:41). Red Alert: aerial threat. Sirens sounding.Take cover now!</text:p>
      <text:p text:style-name="P4">
News Collection Link: <text:a xlink:type="simple" xlink:href="https://liveuamap.com/en/2023/21-may-kharkiv-kharkivska-oblast0841-red-alerg" text:style-name="Internet_20_link" text:visited-style-name="Visited_20_Internet_20_Link">
https://liveuamap.com/en/2023/21-may-kharkiv-kharkivska-oblast0841-red-alerg</text:a>
</text:p>
      <text:p text:style-name="P4">
News Source: <text:a xlink:type="simple" xlink:href="https://t.me/suspilnekharkiv/25044" text:style-name="Internet_20_link" text:visited-style-name="Visited_20_Internet_20_Link">
https://t.me/suspilnekharkiv/25044</text:a>
</text:p>
      <!--NEWS-->
      <text:h text:style-name="P10" text:outline-level="1">
<text:span text:style-name="T4">
Zaporizka Oblast（08:41）。 红色警报：空中威胁。 警笛声。 立即掩盖！</text:span>
</text:h>
      <text:p text:style-name="P4">
作者: liveuamap (Language: en)</text:p>
      <text:p text:style-name="P4">
时间: 2023-05-21T02:43:00</text:p>
      <text:p text:style-name="P4">
地点: Zaporizka Oblast (Latitude:47.611721 Longtitude:35.764701)</text:p>
      <text:p text:style-name="P4">
视频: []</text:p>
      <text:p text:style-name="P4">
图片: []</text:p>
      <text:p text:style-name="P4">
标签: ["Europe", "Central and Eastern Europe"]</text:p>
      <text:p text:style-name="P4">
Id: 22564245</text:p>
      <!--METADATA-->
      <text:p text:style-name="P4">
Zaporizhzhia地区(08:41). Red Alert: aerial threat. Sirens sounding. Take covernow!</text:p>
      <text:p text:style-name="P4">
News Collection Link: <text:a xlink:type="simple" xlink:href="https://liveuamap.com/en/2023/21-may-zaporizka-oblast0841-red-alert-aerial-g" text:style-name="Internet_20_link" text:visited-style-name="Visited_20_Internet_20_Link">
https://liveuamap.com/en/2023/21-may-zaporizka-oblast0841-red-alert-aerial-g</text:a>
</text:p>
      <text:p text:style-name="P4">
News Source: <text:a xlink:type="simple" xlink:href="https://t.me/air_alert_ua/46139" text:style-name="Internet_20_link" text:visited-style-name="Visited_20_Internet_20_Link">
https://t.me/air_alert_ua/46139</text:a>
</text:p>
      <!--NEWS-->
      <text:h text:style-name="P10" text:outline-level="1">
<text:span text:style-name="T4">
Sumska Oblast（08:56）。 红色警报：空中威胁。 警笛声。 立即掩盖！</text:span>
</text:h>
      <text:p text:style-name="P4">
作者: liveuamap (Language: en)</text:p>
      <text:p text:style-name="P4">
时间: 2023-05-21T02:58:00</text:p>
      <text:p text:style-name="P4">
地点: Sumska Oblast (Latitude:51.00081 Longtitude:33.99951)</text:p>
      <text:p text:style-name="P4">
视频: []</text:p>
      <text:p text:style-name="P4">
图片: []</text:p>
      <text:p text:style-name="P4">
标签: ["Europe", "Central and Eastern Europe"]</text:p>
      <text:p text:style-name="P4">
Id: 22564246</text:p>
      <!--METADATA-->
      <text:p text:style-name="P4">
Sumy地区(08:56). Red Alert: aerial threat. Sirens sounding. Take covernow!</text:p>
      <text:p text:style-name="P4">
News Collection Link: <text:a xlink:type="simple" xlink:href="https://liveuamap.com/en/2023/21-may-sumska-oblast0856-red-alert-aerial-thrg" text:style-name="Internet_20_link" text:visited-style-name="Visited_20_Internet_20_Link">
https://liveuamap.com/en/2023/21-may-sumska-oblast0856-red-alert-aerial-thrg</text:a>
</text:p>
      <text:p text:style-name="P4">
News Source: <text:a xlink:type="simple" xlink:href="https://t.me/air_alert_ua/46140" text:style-name="Internet_20_link" text:visited-style-name="Visited_20_Internet_20_Link">
https://t.me/air_alert_ua/46140</text:a>
</text:p>
      <!--NEWS-->
      <text:h text:style-name="P10" text:outline-level="1">
<text:span text:style-name="T4">
拜登总统会见了泽伦斯基总统</text:span>
</text:h>
      <text:p text:style-name="P4">
作者: liveuamap (Language: en)</text:p>
      <text:p text:style-name="P4">
时间: 2023-05-21T03:27:48</text:p>
      <text:p text:style-name="P4">
地点: Hiroshima-shi,Hiroshima-ken (Latitude:34.38529 Longtitude:132.45531)</text:p>
      <text:p text:style-name="P4">
视频: []</text:p>
      <text:p text:style-name="P4">
图片: ["<text:a xlink:type="simple" xlink:href="https://liveuamap.com/pics/2023/05/21/22564247_0.jpg" text:style-name="Internet_20_link" text:visited-style-name="Visited_20_Internet_20_Link">
22564247_0.jpg</text:a>
", "<text:a xlink:type="simple" xlink:href="https://liveuamap.com/pics/2023/05/21/22564247_2.jpg" text:style-name="Internet_20_link" text:visited-style-name="Visited_20_Internet_20_Link">
22564247_2.jpg</text:a>
", "<text:a xlink:type="simple" xlink:href="https://liveuamap.com/pics/2023/05/21/22564247_3.jpg" text:style-name="Internet_20_link" text:visited-style-name="Visited_20_Internet_20_Link">
22564247_3.jpg</text:a>
"]</text:p>
      <text:p text:style-name="P4">
标签: []</text:p>
      <text:p text:style-name="P4">
Id: 22564247</text:p>
      <!--METADATA-->
      <text:p text:style-name="P4">
拜登总统会见了泽伦斯基总统</text:p>
      <text:p text:style-name="P4">
<draw:frame draw:style-name="fr1" draw:name="Image40" text:anchor-type="as-char" svg:width="6.9236in" svg:height="4.612849in" draw:z-index="0">
<draw:image xlink:href="../Images/liveuamap/2023-05-21T03-27-48/22564247_0.jpg" xlink:type="simple" xlink:show="embed" xlink:actuate="onLoad" draw:mime-type="image/jpeg"/>
</draw:frame>
<draw:frame draw:style-name="fr1" draw:name="Image41" text:anchor-type="as-char" svg:width="6.9236in" svg:height="4.612849in" draw:z-index="0">
<draw:image xlink:href="../Images/liveuamap/2023-05-21T03-27-48/22564247_2.jpg" xlink:type="simple" xlink:show="embed" xlink:actuate="onLoad" draw:mime-type="image/jpeg"/>
</draw:frame>
<draw:frame draw:style-name="fr1" draw:name="Image42" text:anchor-type="as-char" svg:width="6.9236in" svg:height="4.612849in" draw:z-index="0">
<draw:image xlink:href="../Images/liveuamap/2023-05-21T03-27-48/22564247_3.jpg" xlink:type="simple" xlink:show="embed" xlink:actuate="onLoad" draw:mime-type="image/jpeg"/>
</draw:frame>
新闻集链接：<text:a xlink:type="simple" xlink:href="https://liveuamap.com/en/2023/21-may-president-biden-met-with-president-zelensky-" text:style-name="Internet_20_link" text:visited-style-name="Visited_20_Internet_20_Link">
https://liveuamap.com/en/2023/21-may-president-biden-met-with-president-zelensky-</text:a>
</text:p>
      <text:p text:style-name="P4">
News Source: <text:a xlink:type="simple" xlink:href="https://t.me/ermaka2022/2744" text:style-name="Internet_20_link" text:visited-style-name="Visited_20_Internet_20_Link">
https://t.me/ermaka2022/2744</text:a>
</text:p>
      <!--NEWS-->
      <text:h text:style-name="P10" text:outline-level="1">
<text:span text:style-name="T4">
乌克兰防空击落了4张莎还无人机</text:span>
</text:h>
      <text:p text:style-name="P4">
作者: liveuamap (Language: en)</text:p>
      <text:p text:style-name="P4">
时间: 2023-05-21T03:31:24</text:p>
      <text:p text:style-name="P4">
地点: Dnipro (Latitude:48.3243 Longtitude:35.16123)</text:p>
      <text:p text:style-name="P4">
视频: []</text:p>
      <text:p text:style-name="P4">
图片: ["<text:a xlink:type="simple" xlink:href="https://liveuamap.com/pics/2023/05/21/22564248_0.jpg" text:style-name="Internet_20_link" text:visited-style-name="Visited_20_Internet_20_Link">
22564248_0.jpg</text:a>
"]</text:p>
      <text:p text:style-name="P4">
标签: ["Europe", "Central and Eastern Europe"]</text:p>
      <text:p text:style-name="P4">
Id: 22564248</text:p>
      <!--METADATA-->
      <text:p text:style-name="P4">
乌克兰防空击落了4张莎还无人机</text:p>
      <text:p text:style-name="P4">
<draw:frame draw:style-name="fr1" draw:name="Image43" text:anchor-type="as-char" svg:width="6.9236in" svg:height="6.9236in" draw:z-index="0">
<draw:image xlink:href="../Images/liveuamap/2023-05-21T03-31-24/22564248_0.jpg" xlink:type="simple" xlink:show="embed" xlink:actuate="onLoad" draw:mime-type="image/jpeg"/>
</draw:frame>
新闻集链接：<text:a xlink:type="simple" xlink:href="https://liveuamap.com/en/2023/21-may-ukrainian-air-defense-shot-down-4-shahed-drones-overnight" text:style-name="Internet_20_link" text:visited-style-name="Visited_20_Internet_20_Link">
https://liveuamap.com/en/2023/21-may-ukrainian-air-defense-shot-down-4-shahed-hahed-drones-drones-vorn night</text:a>
</text:p>
      <text:p text:style-name="P4">
News Source: <text:a xlink:type="simple" xlink:href="https://t.me/kpszsu/2527" text:style-name="Internet_20_link" text:visited-style-name="Visited_20_Internet_20_Link">
https://t.me/kpszsu/2527</text:a>
</text:p>
      <!--NEWS-->
      <text:h text:style-name="P10" text:outline-level="1">
<text:span text:style-name="T4">
俄罗斯军队进行了7次导弹袭击，70次空袭和48次炮击MLR， - 一般...</text:span>
</text:h>
      <text:p text:style-name="P4">
作者: liveuamap (Language: en)</text:p>
      <text:p text:style-name="P4">
时间: 2023-05-21T04:46:00</text:p>
      <text:p text:style-name="P4">
地点: Donetsk Oblast (Latitude:48.73876 Longtitude:37.58165)</text:p>
      <text:p text:style-name="P4">
视频: []</text:p>
      <text:p text:style-name="P4">
图片: []</text:p>
      <text:p text:style-name="P4">
标签: ["Russia"]</text:p>
      <text:p text:style-name="P4">
Id: 22564290</text:p>
      <!--METADATA-->
      <text:p text:style-name="P4">
乌克兰武装部队的总参谋部在《早晨报告》中说</text:p>
      <text:p text:style-name="P4">
新闻集链接：[https://liveuamap.com/en/2023/21-may-russian-army-conducted-7-missile-strikes-70-(https://liveuamap.com/en/2023/21-may-russian-army-conducted-7-missile-strikes-70-airstrikes)</text:p>
      <text:p text:style-name="P4">
News Source: <text:a xlink:type="simple" xlink:href="https://t.me/lumsrc/4852" text:style-name="Internet_20_link" text:visited-style-name="Visited_20_Internet_20_Link">
https://t.me/lumsrc/4852</text:a>
</text:p>
      <!--NEWS-->
      <text:h text:style-name="P10" text:outline-level="1">
<text:span text:style-name="T4">
据报道，俄罗斯军事总部今天早上在贝迪恩斯克发生了导弹罢工</text:span>
</text:h>
      <text:p text:style-name="P4">
作者: liveuamap (Language: en)</text:p>
      <text:p text:style-name="P4">
时间: 2023-05-21T04:58:09</text:p>
      <text:p text:style-name="P4">
地点: Berdyansk (Latitude:46.80711 Longtitude:36.76815)</text:p>
      <text:p text:style-name="P4">
视频: []</text:p>
      <text:p text:style-name="P4">
图片: ["<text:a xlink:type="simple" xlink:href="https://liveuamap.com/pics/2023/05/21/22564250_0.jpg" text:style-name="Internet_20_link" text:visited-style-name="Visited_20_Internet_20_Link">
22564250_0.jpg</text:a>
", "<text:a xlink:type="simple" xlink:href="https://liveuamap.com/pics/2023/05/21/22564250_1.jpg" text:style-name="Internet_20_link" text:visited-style-name="Visited_20_Internet_20_Link">
22564250_1.jpg</text:a>
", "<text:a xlink:type="simple" xlink:href="https://liveuamap.com/pics/2023/05/21/22564250_2.jpg" text:style-name="Internet_20_link" text:visited-style-name="Visited_20_Internet_20_Link">
22564250_2.jpg</text:a>
", "<text:a xlink:type="simple" xlink:href="https://liveuamap.com/pics/2023/05/21/22564250_3.jpg" text:style-name="Internet_20_link" text:visited-style-name="Visited_20_Internet_20_Link">
22564250_3.jpg</text:a>
", "<text:a xlink:type="simple" xlink:href="https://liveuamap.com/pics/2023/05/21/22564250_4.jpg" text:style-name="Internet_20_link" text:visited-style-name="Visited_20_Internet_20_Link">
22564250_4.jpg</text:a>
"]</text:p>
      <text:p text:style-name="P4">
标签: ["Europe", "Central and Eastern Europe"]</text:p>
      <text:p text:style-name="P4">
Id: 22564250</text:p>
      <!--METADATA-->
      <text:p text:style-name="P4">
据报道</text:p>
      <text:p text:style-name="P4">
<draw:frame draw:style-name="fr1" draw:name="Image44" text:anchor-type="as-char" svg:width="6.9236in" svg:height="2.561732in" draw:z-index="0">
<draw:image xlink:href="../Images/liveuamap/2023-05-21T04-58-09/22564250_0.jpg" xlink:type="simple" xlink:show="embed" xlink:actuate="onLoad" draw:mime-type="image/jpeg"/>
</draw:frame>
<draw:frame draw:style-name="fr1" draw:name="Image45" text:anchor-type="as-char" svg:width="6.9236in" svg:height="2.561732in" draw:z-index="0">
<draw:image xlink:href="../Images/liveuamap/2023-05-21T04-58-09/22564250_1.jpg" xlink:type="simple" xlink:show="embed" xlink:actuate="onLoad" draw:mime-type="image/jpeg"/>
</draw:frame>
<draw:frame draw:style-name="fr1" draw:name="Image46" text:anchor-type="as-char" svg:width="6.9236in" svg:height="6.051189in" draw:z-index="0">
<draw:image xlink:href="../Images/liveuamap/2023-05-21T04-58-09/22564250_2.jpg" xlink:type="simple" xlink:show="embed" xlink:actuate="onLoad" draw:mime-type="image/jpeg"/>
</draw:frame>
<draw:frame draw:style-name="fr1" draw:name="Image47" text:anchor-type="as-char" svg:width="6.9236in" svg:height="9.231467in" draw:z-index="0">
<draw:image xlink:href="../Images/liveuamap/2023-05-21T04-58-09/22564250_3.jpg" xlink:type="simple" xlink:show="embed" xlink:actuate="onLoad" draw:mime-type="image/jpeg"/>
</draw:frame>
<draw:frame draw:style-name="fr1" draw:name="Image48" text:anchor-type="as-char" svg:width="6.9236in" svg:height="9.231467in" draw:z-index="0">
<draw:image xlink:href="../Images/liveuamap/2023-05-21T04-58-09/22564250_4.jpg" xlink:type="simple" xlink:show="embed" xlink:actuate="onLoad" draw:mime-type="image/jpeg"/>
</draw:frame>
新闻收集链接：[https://liveuamap.com/en/2023/21-may-russian-military-hq-was-reported-hit-hit-in-in--in--in--in--------(https://liveuamap.com/en/2023/21-may-russian-military-hq-was-reportedly-hit-in-a-missile)</text:p>
      <text:p text:style-name="P4">
News Source: <text:a xlink:type="simple" xlink:href="https://t.me/channel24_ua/89140" text:style-name="Internet_20_link" text:visited-style-name="Visited_20_Internet_20_Link">
https://t.me/channel24_ua/89140</text:a>
</text:p>
      <!--NEWS-->
      <text:h text:style-name="P10" text:outline-level="1">
<text:span text:style-name="T4">
俄罗斯军队炮击了斯坦尼斯拉夫村过夜</text:span>
</text:h>
      <text:p text:style-name="P4">
作者: liveuamap (Language: en)</text:p>
      <text:p text:style-name="P4">
时间: 2023-05-21T05:49:00</text:p>
      <text:p text:style-name="P4">
地点: Kherson, Khersons'ka oblast (Latitude:46.57373 Longtitude:32.15578)</text:p>
      <text:p text:style-name="P4">
视频: []</text:p>
      <text:p text:style-name="P4">
图片: ["<text:a xlink:type="simple" xlink:href="https://liveuamap.com/pics/2023/05/21/22564349_0.jpg" text:style-name="Internet_20_link" text:visited-style-name="Visited_20_Internet_20_Link">
22564349_0.jpg</text:a>
", "<text:a xlink:type="simple" xlink:href="https://liveuamap.com/pics/2023/05/21/22564349_1.jpg" text:style-name="Internet_20_link" text:visited-style-name="Visited_20_Internet_20_Link">
22564349_1.jpg</text:a>
", "<text:a xlink:type="simple" xlink:href="https://liveuamap.com/pics/2023/05/21/22564349_2.jpg" text:style-name="Internet_20_link" text:visited-style-name="Visited_20_Internet_20_Link">
22564349_2.jpg</text:a>
", "<text:a xlink:type="simple" xlink:href="https://liveuamap.com/pics/2023/05/21/22564349_3.jpg" text:style-name="Internet_20_link" text:visited-style-name="Visited_20_Internet_20_Link">
22564349_3.jpg</text:a>
", "<text:a xlink:type="simple" xlink:href="https://liveuamap.com/pics/2023/05/21/22564349_4.jpg" text:style-name="Internet_20_link" text:visited-style-name="Visited_20_Internet_20_Link">
22564349_4.jpg</text:a>
", "<text:a xlink:type="simple" xlink:href="https://liveuamap.com/pics/2023/05/21/22564349_5.jpg" text:style-name="Internet_20_link" text:visited-style-name="Visited_20_Internet_20_Link">
22564349_5.jpg</text:a>
", "<text:a xlink:type="simple" xlink:href="https://liveuamap.com/pics/2023/05/21/22564349_6.jpg" text:style-name="Internet_20_link" text:visited-style-name="Visited_20_Internet_20_Link">
22564349_6.jpg</text:a>
"]</text:p>
      <text:p text:style-name="P4">
标签: ["Europe", "Central and Eastern Europe"]</text:p>
      <text:p text:style-name="P4">
Id: 22564349</text:p>
      <!--METADATA-->
      <text:p text:style-name="P4">
俄罗斯军队炮击了斯坦尼斯拉夫村过夜</text:p>
      <text:p text:style-name="P4">
<draw:frame draw:style-name="fr1" draw:name="Image49" text:anchor-type="as-char" svg:width="6.9236in" svg:height="4.612849in" draw:z-index="0">
<draw:image xlink:href="../Images/liveuamap/2023-05-21T05-49-00/22564349_0.jpg" xlink:type="simple" xlink:show="embed" xlink:actuate="onLoad" draw:mime-type="image/jpeg"/>
</draw:frame>
<draw:frame draw:style-name="fr1" draw:name="Image50" text:anchor-type="as-char" svg:width="6.9236in" svg:height="4.612849in" draw:z-index="0">
<draw:image xlink:href="../Images/liveuamap/2023-05-21T05-49-00/22564349_1.jpg" xlink:type="simple" xlink:show="embed" xlink:actuate="onLoad" draw:mime-type="image/jpeg"/>
</draw:frame>
<draw:frame draw:style-name="fr1" draw:name="Image51" text:anchor-type="as-char" svg:width="6.9236in" svg:height="4.612849in" draw:z-index="0">
<draw:image xlink:href="../Images/liveuamap/2023-05-21T05-49-00/22564349_2.jpg" xlink:type="simple" xlink:show="embed" xlink:actuate="onLoad" draw:mime-type="image/jpeg"/>
</draw:frame>
<draw:frame draw:style-name="fr1" draw:name="Image52" text:anchor-type="as-char" svg:width="6.9236in" svg:height="4.612849in" draw:z-index="0">
<draw:image xlink:href="../Images/liveuamap/2023-05-21T05-49-00/22564349_3.jpg" xlink:type="simple" xlink:show="embed" xlink:actuate="onLoad" draw:mime-type="image/jpeg"/>
</draw:frame>
<draw:frame draw:style-name="fr1" draw:name="Image53" text:anchor-type="as-char" svg:width="6.9236in" svg:height="4.612849in" draw:z-index="0">
<draw:image xlink:href="../Images/liveuamap/2023-05-21T05-49-00/22564349_4.jpg" xlink:type="simple" xlink:show="embed" xlink:actuate="onLoad" draw:mime-type="image/jpeg"/>
</draw:frame>
<draw:frame draw:style-name="fr1" draw:name="Image54" text:anchor-type="as-char" svg:width="6.9236in" svg:height="4.612849in" draw:z-index="0">
<draw:image xlink:href="../Images/liveuamap/2023-05-21T05-49-00/22564349_5.jpg" xlink:type="simple" xlink:show="embed" xlink:actuate="onLoad" draw:mime-type="image/jpeg"/>
</draw:frame>
<draw:frame draw:style-name="fr1" draw:name="Image55" text:anchor-type="as-char" svg:width="6.9236in" svg:height="4.612849in" draw:z-index="0">
<draw:image xlink:href="../Images/liveuamap/2023-05-21T05-49-00/22564349_6.jpg" xlink:type="simple" xlink:show="embed" xlink:actuate="onLoad" draw:mime-type="image/jpeg"/>
</draw:frame>
新闻集链接：<text:a xlink:type="simple" xlink:href="https://liveuamap.com/en/2023/21-may-russian-army-shelled-stanislav-village-overnight" text:style-name="Internet_20_link" text:visited-style-name="Visited_20_Internet_20_Link">
https://liveuamap.com/en/2023/21-may-russian-army-shelled-stanislav-village-village-village-over night</text:a>
</text:p>
      <text:p text:style-name="P4">
News Source: <text:a xlink:type="simple" xlink:href="https://t.me/suspilnekherson/26518" text:style-name="Internet_20_link" text:visited-style-name="Visited_20_Internet_20_Link">
https://t.me/suspilnekherson/26518</text:a>
</text:p>
      <!--NEWS-->
      <text:h text:style-name="P10" text:outline-level="1">
<text:span text:style-name="T4">
无人机在布兰斯克地区Rudnya-Tsata村的变电站附近放下了爆炸装置</text:span>
</text:h>
      <text:p text:style-name="P4">
作者: liveuamap (Language: en)</text:p>
      <text:p text:style-name="P4">
时间: 2023-05-21T06:01:00</text:p>
      <text:p text:style-name="P4">
地点: Bryansk,Bryanskaya oblast' (Latitude:52.17296 Longtitude:31.87945)</text:p>
      <text:p text:style-name="P4">
视频: []</text:p>
      <text:p text:style-name="P4">
图片: []</text:p>
      <text:p text:style-name="P4">
标签: ["Russia", "Europe"]</text:p>
      <text:p text:style-name="P4">
Id: 22564348</text:p>
      <!--METADATA-->
      <text:p text:style-name="P4">
无人驾驶飞机在Rudnya-Tsata村庄的变电站附近放下了爆炸装置</text:p>
      <text:p text:style-name="P4">
新闻集链接：<text:a xlink:type="simple" xlink:href="https://liveuamap.com/en/2023/21-may-drone-dropped-an-explosive-device-near-substation" text:style-name="Internet_20_link" text:visited-style-name="Visited_20_Internet_20_Link">
https://liveuamap.com/en/2023/21-may-drone-dropped-an-explosive-device-near-substation</text:a>
</text:p>
      <text:p text:style-name="P4">
News Source: <text:a xlink:type="simple" xlink:href="https://t.me/rusbrief/118880" text:style-name="Internet_20_link" text:visited-style-name="Visited_20_Internet_20_Link">
https://t.me/rusbrief/118880</text:a>
</text:p>
      <!--NEWS-->
      <text:h text:style-name="P10" text:outline-level="1">
<text:span text:style-name="T4">
Donetsk Oblast（13:19）。 红色警报：空中威胁。 警笛声。 立即掩盖！</text:span>
</text:h>
      <text:p text:style-name="P4">
作者: liveuamap (Language: en)</text:p>
      <text:p text:style-name="P4">
时间: 2023-05-21T07:21:00</text:p>
      <text:p text:style-name="P4">
地点: Donetsk Oblast (Latitude:48.72768 Longtitude:37.57717)</text:p>
      <text:p text:style-name="P4">
视频: []</text:p>
      <text:p text:style-name="P4">
图片: []</text:p>
      <text:p text:style-name="P4">
标签: ["Europe", "Central and Eastern Europe"]</text:p>
      <text:p text:style-name="P4">
Id: 22564347</text:p>
      <!--METADATA-->
      <text:p text:style-name="P4">
Donetsk Oblast(13:19). Red Alert: aerial threat. Sirens sounding. Take covernow!</text:p>
      <text:p text:style-name="P4">
News Collection Link: <text:a xlink:type="simple" xlink:href="https://liveuamap.com/en/2023/21-may-donetsk-oblast1319-red-alert-aerial-thg" text:style-name="Internet_20_link" text:visited-style-name="Visited_20_Internet_20_Link">
https://liveuamap.com/en/2023/21-may-donetsk-oblast1319-red-alert-aerial-thg</text:a>
</text:p>
      <text:p text:style-name="P4">
News Source: <text:a xlink:type="simple" xlink:href="https://t.me/air_alert_ua/46147" text:style-name="Internet_20_link" text:visited-style-name="Visited_20_Internet_20_Link">
https://t.me/air_alert_ua/46147</text:a>
</text:p>
      <!--NEWS-->
      <text:h text:style-name="P10" text:outline-level="1">
<text:span text:style-name="T4">
防空正在Belgorod工作</text:span>
</text:h>
      <text:p text:style-name="P4">
作者: liveuamap (Language: en)</text:p>
      <text:p text:style-name="P4">
时间: 2023-05-21T08:39:13</text:p>
      <text:p text:style-name="P4">
地点: Belgorod (Latitude:50.64162 Longtitude:36.5934)</text:p>
      <text:p text:style-name="P4">
视频: []</text:p>
      <text:p text:style-name="P4">
图片: []</text:p>
      <text:p text:style-name="P4">
标签: ["Russia"]</text:p>
      <text:p text:style-name="P4">
Id: 22564356</text:p>
      <!--METADATA-->
      <text:p text:style-name="P4">
防空正在Belgorod工作</text:p>
      <text:p text:style-name="P4">
新闻集链接：<text:a xlink:type="simple" xlink:href="https://liveuamap.com/en/2023/21-may-air-defense-is-working-in-belgorod-" text:style-name="Internet_20_link" text:visited-style-name="Visited_20_Internet_20_Link">
https://liveuamap.com/en/2023/21-may-air-defense-is-working-in-belgorod-</text:a>
</text:p>
      <text:p text:style-name="P4">
News Source: <text:a xlink:type="simple" xlink:href="https://t.me/lachentyt/29503" text:style-name="Internet_20_link" text:visited-style-name="Visited_20_Internet_20_Link">
https://t.me/lachentyt/29503</text:a>
</text:p>
      <!--NEWS-->
      <text:h text:style-name="P10" text:outline-level="1">
<text:span text:style-name="T4">
顿涅茨克地区莫斯金报道的爆炸</text:span>
</text:h>
      <text:p text:style-name="P4">
作者: liveuamap (Language: en)</text:p>
      <text:p text:style-name="P4">
时间: 2023-05-21T10:19:17</text:p>
      <text:p text:style-name="P4">
地点: Mospyne (Latitude:47.8802 Longtitude:38.07321)</text:p>
      <text:p text:style-name="P4">
视频: []</text:p>
      <text:p text:style-name="P4">
图片: []</text:p>
      <text:p text:style-name="P4">
标签: ["Minsk Monitor", "Europe"]</text:p>
      <text:p text:style-name="P4">
Id: 22564367</text:p>
      <!--METADATA-->
      <text:p text:style-name="P4">
顿涅茨克地区莫斯金报道的爆炸</text:p>
      <text:p text:style-name="P4">
新闻集链接：<text:a xlink:type="simple" xlink:href="https://liveuamap.com/en/2023/21-may-explosions-reported-in-mospyne-donetsk-region" text:style-name="Internet_20_link" text:visited-style-name="Visited_20_Internet_20_Link">
https://liveuamap.com/en/2023/21-may-explosions-reported-in-mompyne-donetsk-rigion</text:a>
</text:p>
      <text:p text:style-name="P4">
News Source: <text:a xlink:type="simple" xlink:href="https://t.me/oleksiihoncharenko/34099" text:style-name="Internet_20_link" text:visited-style-name="Visited_20_Internet_20_Link">
https://t.me/oleksiihoncharenko/34099</text:a>
</text:p>
      <!--NEWS-->
      <text:h text:style-name="P10" text:outline-level="1">
<text:span text:style-name="T4">
Zelensky通过拜登（Biden）加强乌克兰的国防能力讨论了</text:span>
</text:h>
      <text:p text:style-name="P4">
作者: Ukrinform (Person)</text:p>
      <text:p text:style-name="P4">
出版商: Укринформ (Organization)</text:p>
      <text:p text:style-name="P4">
出版时间: 2023-05-21T10:51:00+03:00</text:p>
      <text:p text:style-name="P4">
修改时间: 2023-05-21T10:51:00+03:00</text:p>
      <text:p text:style-name="P4">
描述: 乌克兰沃迪米尔·泽伦斯基（Ukraine Volodymyr Zelensky）和美国总统约瑟夫·拜登（Joseph Biden）的总裁讨论了进一步的互动，以增强乌克兰的防御能力和和平的公式。  - 乌克林。</text:p>
      <text:p text:style-name="P4">
图片: ['<text:a xlink:type="simple" xlink:href="https://static.ukrinform.com/photos/2023_05/thumb_files/630_360_1684655354-652.jpg" text:style-name="Internet_20_link" text:visited-style-name="Visited_20_Internet_20_Link">
630_360_16846...</text:a>
', '<text:a xlink:type="simple" xlink:href="https://static.ukrinform.com/photos/2023_05/1684655353-144.jpg" text:style-name="Internet_20_link" text:visited-style-name="Visited_20_Internet_20_Link">
1684655353-14...</text:a>
']</text:p>
      <text:p text:style-name="P4">
标签: ['Байден', 'Велика сімка', 'Зеленський']</text:p>
      <text:p text:style-name="P4">
类型: Article</text:p>
      <!--METADATA-->
      <text:p text:style-name="P4">
<draw:frame draw:style-name="fr1" draw:name="Image56" text:anchor-type="as-char" svg:width="6.9236in" svg:height="3.956343in" draw:z-index="0">
<draw:image xlink:href="../Images/yкринформ/2023-05-21T10-51-00-03-00/630_360_1684655354-652.jpg" xlink:type="simple" xlink:show="embed" xlink:actuate="onLoad" draw:mime-type="image/jpeg"/>
</draw:frame>
乌克兰沃迪米尔·泽伦斯基(Ukraine Volodymyr Zelensky)和美国总统约瑟夫·拜登(Joseph Biden)的总裁讨论了进一步的发展，以增强乌克兰的防御能力和和平的态度。</text:p>
      <text:p text:style-name="P4">
乌克兰国家的负责人在[]中报道了这一点(https://t.me/V_Zelenskiy_official/6292)，报道乌克林福姆。</text:p>
      <text:p text:style-name="P4">
“在日本，他会见了美国总统约瑟夫<text:a xlink:type="simple" xlink:href="https://www.ukrinform.ua/tag-bajden" text:style-name="Internet_20_link" text:visited-style-name="Visited_20_Internet_20_Link">
</text:a>
。 非常感谢我们的人民对美国为乌克兰提供强大的财政援助，总计370亿美元，以及一套新的军事援助，价值3.75亿捐助者，” Zelensky写道。</text:p>
      <text:p text:style-name="P4">
<draw:frame draw:style-name="fr1" draw:name="Image57" text:anchor-type="as-char" svg:width="6.9236in" svg:height="4.615733in" draw:z-index="0">
<draw:image xlink:href="../Images/yкринформ/2023-05-21T10-51-00-03-00/1684655353-144.jpg" xlink:type="simple" xlink:show="embed" xlink:actuate="onLoad" draw:mime-type="image/jpeg"/>
</draw:frame>
他报告说，与拜登的会议讨论了捍卫乌克兰的进一步互动，以及实施乌克兰和平公式的问题。</text:p>
      <text:p text:style-name="P4">
总统补充说：“他们对乌克兰的重建和重建发表了看法。”</text:p>
      <text:p text:style-name="P4">
视频：乌克兰总统办公室</text:p>
      <text:p text:style-name="P4">
此外，他<text:a xlink:type="simple" xlink:href="https://twitter.com/ZelenskyyUa/status/1660188761437753345" text:style-name="Internet_20_link" text:visited-style-name="Visited_20_Internet_20_Link">
</text:a>
在会议期间，他分别停止了乌克兰欧洲 - 大西洋融合的问题，为北约款tugities的维尔纽斯峰会做准备，以在进入之前为乌克兰获得安全保证。</text:p>
      <text:p text:style-name="P4">
Zelensky补充说，他还指出了美国总统支持国际航空联盟的决定。</text:p>
      <text:p text:style-name="P4">
<text:span text:style-name="T4">
另请阅读：</text:span>
 <text:a xlink:type="simple" xlink:href="https://www.ukrinform.ua/rubric-polytics/3712096-zelenskij-vistupiv-pered-liderami-g7-ta-podakuvav-koznomu-za-pidtrimku.html" text:style-name="Internet_20_link" text:visited-style-name="Visited_20_Internet_20_Link">
<text:span text:style-name="T4">
 Zelens </text:span>
</text:a>
据报道，乌克兰沃迪米尔Zelenskyy总裁和美国总统乔布德<text:a xlink:type="simple" xlink:href="https://www.ukrinform.ua/rubric-polytics/3712084-zelenskij-i-bajden-rozpocali-zustric-u-hirosimi.html" text:style-name="Internet_20_link" text:visited-style-name="Visited_20_Internet_20_Link">
</text:a>
。</text:p>
      <text:p text:style-name="P4">
美国国防部5月21日星期日<text:a xlink:type="simple" xlink:href="https://www.ukrinform.ua/rubric-ato/3712104-ssa-ogolosili-novij-paket-vijskovoi-dopomogi-ukraini-na-375-miljoniv.html" text:style-name="Internet_20_link" text:visited-style-name="Visited_20_Internet_20_Link">
</text:a>
乌克兰以总计3.75亿美元的价格满足安全和国防的关键需求。</text:p>
      <text:p text:style-name="P4">
News Source: <text:a xlink:type="simple" xlink:href="https://www.ukrinform.ua/rubric-polytics/3712130-zelenskij-obgovoriv-iz-bajdenom-posilenna-oboronnih-mozlivostej-ukraini.html" text:style-name="Internet_20_link" text:visited-style-name="Visited_20_Internet_20_Link">
https://www.ukrinform.ua/rubric-polytics/3712130-zelenskij-obgovoriv-iz-bajdenom-posilenna-oboronnih-mozlivostej-ukraini.html</text:a>
</text:p>
      <!--NEWS-->
      <text:h text:style-name="P10" text:outline-level="1">
<text:span text:style-name="T4">
乌克兰总统Zelensky：“巴赫穆特今天没有被俄罗斯联邦俘虏。在那里...</text:span>
</text:h>
      <text:p text:style-name="P4">
作者: liveuamap (Language: en)</text:p>
      <text:p text:style-name="P4">
时间: 2023-05-21T10:55:51</text:p>
      <text:p text:style-name="P4">
地点: Hiroshima-shi,Hiroshima-ken (Latitude:34.38494 Longtitude:132.4552)</text:p>
      <text:p text:style-name="P4">
视频: []</text:p>
      <text:p text:style-name="P4">
图片: []</text:p>
      <text:p text:style-name="P4">
标签: ["Russia", "Asia"]</text:p>
      <text:p text:style-name="P4">
Id: 22564372</text:p>
      <!--METADATA-->
      <text:p text:style-name="P4">
乌克兰总统Zelensky：“巴赫穆特今天没有被俄罗斯河水捕获。对此不可能有两个或三个解释。”</text:p>
      <text:p text:style-name="P4">
新闻集链接：<text:a xlink:type="simple" xlink:href="https://liveuamap.com/en/2023/21-may-ukrainian-president-zelensky-bakhmut-is-not-captured" text:style-name="Internet_20_link" text:visited-style-name="Visited_20_Internet_20_Link">
https://liveuamap.com/en/2023/21-may-ukrainian-president-zelensky-bakhmut-is-is-not-inot-inot-inot-inot optatured</text:a>
</text:p>
      <text:p text:style-name="P4">
News Source: <text:a xlink:type="simple" xlink:href="https://twitter.com/LucasFoxNews/status/1660296737364353028" text:style-name="Internet_20_link" text:visited-style-name="Visited_20_Internet_20_Link">
https://twitter.com/LucasFoxNews/status/1660296737364353028</text:a>
</text:p>
      <!--NEWS-->
      <text:h text:style-name="P10" text:outline-level="1">
<text:span text:style-name="T4">
由于公司在库皮斯克（Kupyansk</text:span>
</text:h>
      <text:p text:style-name="P4">
作者: Ukrinform (Person)</text:p>
      <text:p text:style-name="P4">
出版商: Укринформ (Organization)</text:p>
      <text:p text:style-name="P4">
出版时间: 2023-05-21T11:18:00+03:00</text:p>
      <text:p text:style-name="P4">
修改时间: 2023-05-21T11:18:00+03:00</text:p>
      <text:p text:style-name="P4">
描述: 在Kharkiv地区，由于库皮斯克的炮击，当地企业正在燃烧。 在重新签名期间，三人受伤。  - 乌克林。</text:p>
      <text:p text:style-name="P4">
图片: ['<text:a xlink:type="simple" xlink:href="https://static.ukrinform.com/photos/2023_05/thumb_files/630_360_1684657327-883.jpg" text:style-name="Internet_20_link" text:visited-style-name="Visited_20_Internet_20_Link">
630_360_16846...</text:a>
', '<text:a xlink:type="simple" xlink:href="https://static.ukrinform.com/photos/2023_05/1684656941-899.jpg" text:style-name="Internet_20_link" text:visited-style-name="Visited_20_Internet_20_Link">
1684656941-89...</text:a>
', '<text:a xlink:type="simple" xlink:href="https://static.ukrinform.com/photos/2023_05/1684656940-445.jpg" text:style-name="Internet_20_link" text:visited-style-name="Visited_20_Internet_20_Link">
1684656940-44...</text:a>
', '<text:a xlink:type="simple" xlink:href="https://static.ukrinform.com/photos/2023_05/1684656942-613.jpg" text:style-name="Internet_20_link" text:visited-style-name="Visited_20_Internet_20_Link">
1684656942-61...</text:a>
', '<text:a xlink:type="simple" xlink:href="https://static.ukrinform.com/photos/2023_05/1684656941-104.jpg" text:style-name="Internet_20_link" text:visited-style-name="Visited_20_Internet_20_Link">
1684656941-10...</text:a>
']</text:p>
      <text:p text:style-name="P4">
标签: ['Обстріл', 'Поранені', 'Харківщина', 'Війна з Росією']</text:p>
      <text:p text:style-name="P4">
类型: Article</text:p>
      <!--METADATA-->
      <text:p text:style-name="P4">
<draw:frame draw:style-name="fr1" draw:name="Image58" text:anchor-type="as-char" svg:width="6.9236in" svg:height="3.956343in" draw:z-index="0">
<draw:image xlink:href="../Images/yкринформ/2023-05-21T11-18-00-03-00/630_360_1684657327-883.jpg" xlink:type="simple" xlink:show="embed" xlink:actuate="onLoad" draw:mime-type="image/jpeg"/>
</draw:frame>
Nakarkivshchyna通过炮击Kupyansk燃烧了当地的企业。 在反复炮击期间，三人受伤。</text:p>
      <text:p text:style-name="P4">
关于<text:a xlink:type="simple" xlink:href="https://www.facebook.com/prokuraturakharkiv/posts/pfbid0mcn9oRUs5hwATEhSgb7irE4msp6DQNB35hHCmPa2JpxG2ynTKiJKPxNDhH6ftLNAl" text:style-name="Internet_20_link" text:visited-style-name="Visited_20_Internet_20_Link">
</text:a>
乌克林福姆报道，哈尔基夫地区检察官办公室报告报告。</text:p>
      <text:p text:style-name="P4">
“ 5月20日，大约18:10俄罗斯军队<text:a xlink:type="simple" xlink:href="https://www.ukrinform.ua/tag-obstril" text:style-name="Internet_20_link" text:visited-style-name="Visited_20_Internet_20_Link">
</text:a>
库皮斯克。 根据初步数据，炮击是由Grad RSSU的壳进行呼吸组成的照明元素进行的。 占领了300平方米的炮击。 我是当地企业之一的领土。”</text:p>
      <text:p text:style-name="P4">
<draw:frame draw:style-name="fr1" draw:name="Image59" text:anchor-type="as-char" svg:width="6.9236in" svg:height="5.10295in" draw:z-index="0">
<draw:image xlink:href="../Images/yкринформ/2023-05-21T11-18-00-03-00/1684656941-899.jpg" xlink:type="simple" xlink:show="embed" xlink:actuate="onLoad" draw:mime-type="image/jpeg"/>
</draw:frame>
<draw:frame draw:style-name="fr1" draw:name="Image60" text:anchor-type="as-char" svg:width="6.9236in" svg:height="4.038767in" draw:z-index="0">
<draw:image xlink:href="../Images/yкринформ/2023-05-21T11-18-00-03-00/1684656940-445.jpg" xlink:type="simple" xlink:show="embed" xlink:actuate="onLoad" draw:mime-type="image/jpeg"/>
</draw:frame>
大约在晚上7:00，俄罗斯军队解雇了库珀斯克丑陋。 以前来自炮兵。 检察官办公室获悉：“两名妇女受伤61和69和44岁男性。”</text:p>
      <text:p text:style-name="P4">
<text:span text:style-name="T4">
另请阅读：</text:span>
 <text:a xlink:type="simple" xlink:href="https://www.ukrinform.ua/rubric-regions/3712083-rosiani-obstrilali-orihiv-zapaluvalnimi-boepripasami.html" text:style-name="Internet_20_link" text:visited-style-name="Visited_20_Internet_20_Link">
<text:span text:style-name="T4">
射击</text:span>
</text:a>
</text:p>
      <text:p text:style-name="P4">
<draw:frame draw:style-name="fr1" draw:name="Image61" text:anchor-type="as-char" svg:width="6.9236in" svg:height="5.314504in" draw:z-index="0">
<draw:image xlink:href="../Images/yкринформ/2023-05-21T11-18-00-03-00/1684656942-613.jpg" xlink:type="simple" xlink:show="embed" xlink:actuate="onLoad" draw:mime-type="image/jpeg"/>
</draw:frame>
<draw:frame draw:style-name="fr1" draw:name="Image62" text:anchor-type="as-char" svg:width="6.9236in" svg:height="5.199111in" draw:z-index="0">
<draw:image xlink:href="../Images/yкринформ/2023-05-21T11-18-00-03-00/1684656941-104.jpg" xlink:type="simple" xlink:show="embed" xlink:actuate="onLoad" draw:mime-type="image/jpeg"/>
</draw:frame>
对违反法律和战争习俗的事实进行的审前调查(艺术的第1部分。 乌克兰《刑法》的438).</text:p>
      <text:p text:style-name="P4">
Як повідомлялося, впродовж минулої доби, 20 травня, <text:a xlink:type="simple" xlink:href="https://www.ukrinform.ua/rubric-regions/3712111-rosiani-za-dobu-atakuvali-devat-oblastej-ukraini-zvedenna-ova.html" text:style-name="Internet_20_link" text:visited-style-name="Visited_20_Internet_20_Link">
</text:a>
照片：哈尔基夫地区检察官办公室</text:p>
      <text:p text:style-name="P4">
News Source: <text:a xlink:type="simple" xlink:href="https://www.ukrinform.ua/rubric-regions/3712136-unaslidok-obstriliv-rf-pidpriemstva-u-kupansku-poraneni-troe.html" text:style-name="Internet_20_link" text:visited-style-name="Visited_20_Internet_20_Link">
https://www.ukrinform.ua/rubric-regions/3712136-unaslidok-obstriliv-rf-pidpriemstva-u-kupansku-poraneni-troe.html</text:a>
</text:p>
      <!--NEWS-->
      <text:h text:style-name="P10" text:outline-level="1">
<text:span text:style-name="T4">
赫森报道了爆炸</text:span>
</text:h>
      <text:p text:style-name="P4">
作者: liveuamap (Language: en)</text:p>
      <text:p text:style-name="P4">
时间: 2023-05-21T11:22:00</text:p>
      <text:p text:style-name="P4">
地点: Kherson (Latitude:46.64119 Longtitude:32.62304)</text:p>
      <text:p text:style-name="P4">
视频: []</text:p>
      <text:p text:style-name="P4">
图片: []</text:p>
      <text:p text:style-name="P4">
标签: ["Europe", "Central and Eastern Europe"]</text:p>
      <text:p text:style-name="P4">
Id: 22564375</text:p>
      <!--METADATA-->
      <text:p text:style-name="P4">
赫森报道了爆炸</text:p>
      <text:p text:style-name="P4">
新闻集链接：<text:a xlink:type="simple" xlink:href="https://liveuamap.com/en/2023/21-may-explosions-were-reported-in-kherson" text:style-name="Internet_20_link" text:visited-style-name="Visited_20_Internet_20_Link">
https://liveuamap.com/en/2023/21-may-explosions-were-reported-in-kherson</text:a>
</text:p>
      <text:p text:style-name="P4">
News Source: <text:a xlink:type="simple" xlink:href="https://t.me/suspilnenews/20969" text:style-name="Internet_20_link" text:visited-style-name="Visited_20_Internet_20_Link">
https://t.me/suspilnenews/20969</text:a>
</text:p>
      <!--NEWS-->
      <text:h text:style-name="P10" text:outline-level="1">
<text:span text:style-name="T4">
在基辅，每天的水位每天增加四厘米</text:span>
</text:h>
      <text:p text:style-name="P4">
作者: Ukrinform (Person)</text:p>
      <text:p text:style-name="P4">
出版商: Укринформ (Organization)</text:p>
      <text:p text:style-name="P4">
出版时间: 2023-05-21T11:25:41+03:00</text:p>
      <text:p text:style-name="P4">
修改时间: 2023-05-21T11:25:41+03:00</text:p>
      <text:p text:style-name="P4">
描述: 在基辅，截至5月21日星期日，与前一天相比，DNIEPER的水位增加了四厘米。  - 乌克林。</text:p>
      <text:p text:style-name="P4">
图片: ['<text:a xlink:type="simple" xlink:href="https://static.ukrinform.com/photos/2023_04/thumb_files/630_360_1682758192-559.jpeg" text:style-name="Internet_20_link" text:visited-style-name="Visited_20_Internet_20_Link">
630_360_16827...</text:a>
']</text:p>
      <text:p text:style-name="P4">
标签: ['Дніпро', 'Вода', 'Київ']</text:p>
      <text:p text:style-name="P4">
类型: Article</text:p>
      <!--METADATA-->
      <text:p text:style-name="P4">
<draw:frame draw:style-name="fr1" draw:name="Image63" text:anchor-type="as-char" svg:width="6.9236in" svg:height="3.956343in" draw:z-index="0">
<draw:image xlink:href="../Images/yкринформ/2023-05-21T11-25-41-03-00/630_360_1682758192-559.jpeg" xlink:type="simple" xlink:show="embed" xlink:actuate="onLoad" draw:mime-type="image/jpeg"/>
</draw:frame>
5月21日，星期日，在京维斯坦，与前一天相比，DNIEPER的水位增加了四厘米。</text:p>
      <text:p text:style-name="P4">
根据乌克林福姆的说法，基辅城军事行政部门报告了<text:a xlink:type="simple" xlink:href="https://t.me/VA_Kyiv/1790" text:style-name="Internet_20_link" text:visited-style-name="Visited_20_Internet_20_Link">
</text:a>
“截至21.05.2023的9:00水位<text:a xlink:type="simple" xlink:href="https://www.ukrinform.ua/tag-dnipro" text:style-name="Internet_20_link" text:visited-style-name="Visited_20_Internet_20_Link">
</text:a>
在基辅附近的地铁桥是9 260厘米(根据波罗的海系统). Температура води: 17°C. В порівнянні з минулим днем, рівень водопіллязбільшився на 4 см”, - зазначив голова КМВА Сергій Попко.</text:p>
      <text:p text:style-name="P4">
За його даними, аварійних підтоплень по Києву не зафіксовано, але рівеньнебезпеки гідрологічних явищ все ще залишається І (黄色的).</text:p>
      <text:p text:style-name="P4">
<text:span text:style-name="T4">
Читайте також:</text:span>
 <text:a xlink:type="simple" xlink:href="https://www.ukrinform.ua/rubric-regions/3711245-u-troh-oblastah-ukraini-pidtopleno-majze-9-tisac-gektariv-silgospugid.html" text:style-name="Internet_20_link" text:visited-style-name="Visited_20_Internet_20_Link">
 </text:a>
“洪水泛滥高达5-10厘米。工业地点和住宅城市不存在洪水的威胁。 以前的预测并不能规定基辅内部的DNIEPER水位显着提高。” Popko补充说。</text:p>
      <text:p text:style-name="P4">
据乌克林福姆(Ukrinform)报道，截至5月20日，基辅(Kyiv)，dnieper的水位与前一天相当<text:a xlink:type="simple" xlink:href="https://www.ukrinform.ua/rubric-kyiv/3711784-u-kievi-zafiksovane-zbilsenna-rivna-vodi-v-dnipri.html" text:style-name="Internet_20_link" text:visited-style-name="Visited_20_Internet_20_Link">
</text:a>
 <text:a xlink:type="simple" xlink:href="https://www.ukrinform.ua/rubric-kyiv/3711784-u-kievi-zafiksovane-zbilsenna-rivna-vodi-v-dnipri.html" text:style-name="Internet_20_link" text:visited-style-name="Visited_20_Internet_20_Link">
</text:a>
 <text:a xlink:type="simple" xlink:href="https://www.ukrinform.ua/rubric-kyiv/3711784-u-kievi-zafiksovane-zbilsenna-rivna-vodi-v-dnipri.html" text:style-name="Internet_20_link" text:visited-style-name="Visited_20_Internet_20_Link">
 </text:a>
</text:p>
      <text:p text:style-name="P4">
News Source: <text:a xlink:type="simple" xlink:href="https://www.ukrinform.ua/rubric-kyiv/3712138-u-kievi-riven-vodi-v-dnipri-za-dobu-zris-na-cotiri-santimetri.html" text:style-name="Internet_20_link" text:visited-style-name="Visited_20_Internet_20_Link">
https://www.ukrinform.ua/rubric-kyiv/3712138-u-kievi-riven-vodi-v-dnipri-za-dobu-zris-na-cotiri-santimetri.html</text:a>
</text:p>
      <!--NEWS-->
      <text:h text:style-name="P10" text:outline-level="1">
<text:span text:style-name="T4">
在希腊，有议会选举</text:span>
</text:h>
      <text:p text:style-name="P4">
作者: Ukrinform (Person)</text:p>
      <text:p text:style-name="P4">
出版商: Укринформ (Organization)</text:p>
      <text:p text:style-name="P4">
出版时间: 2023-05-21T11:27:00+03:00</text:p>
      <text:p text:style-name="P4">
修改时间: 2023-05-21T11:27:00+03:00</text:p>
      <text:p text:style-name="P4">
描述: 在希腊，周日有议会选举 - 该国公民在未来四年内选择政府。  - 乌克林。</text:p>
      <text:p text:style-name="P4">
图片: ['<text:a xlink:type="simple" xlink:href="https://static.ukrinform.com/photos/2015_11/thumb_files/630_360_1447847164-1634.jpg" text:style-name="Internet_20_link" text:visited-style-name="Visited_20_Internet_20_Link">
630_360_14478...</text:a>
']</text:p>
      <text:p text:style-name="P4">
标签: ['Греція', 'Парламент', 'Вибори']</text:p>
      <text:p text:style-name="P4">
类型: Article</text:p>
      <!--METADATA-->
      <text:p text:style-name="P4">
<draw:frame draw:style-name="fr1" draw:name="Image64" text:anchor-type="as-char" svg:width="6.9236in" svg:height="3.956343in" draw:z-index="0">
<draw:image xlink:href="../Images/yкринформ/2023-05-21T11-27-00-03-00/630_360_1447847164-1634.jpg" xlink:type="simple" xlink:show="embed" xlink:actuate="onLoad" draw:mime-type="image/jpeg"/>
</draw:frame>
希腊星期日有议会选举 - 该国公民选举了政府四年。</text:p>
      <text:p text:style-name="P4">
关于它报告<text:a xlink:type="simple" xlink:href="https://www.ekathimerini.com/news/1211272/greeks-head-to-polls-live-blog/" text:style-name="Internet_20_link" text:visited-style-name="Visited_20_Internet_20_Link">
</text:a>
，报道乌克林福姆。</text:p>
      <text:p text:style-name="P4">
如图所述，全国各地的投票站在早上七点开放。</text:p>
      <text:p text:style-name="P4">
总的来说<text:a xlink:type="simple" xlink:href="https://www.ukrinform.ua/tag-vibori" text:style-name="Internet_20_link" text:visited-style-name="Visited_20_Internet_20_Link">
</text:a>
50年代有36个智商，以及一个人以及一个人。</text:p>
      <text:p text:style-name="P4">
其中包括执政的保守党“新民主”，左党“西里兹”，社会主义联盟“ Pasok”  - 变革运动”，希腊共产党，利鲁斯民族主义政党“希腊人解决方案”和livarararadical党Mera25。</text:p>
      <text:p text:style-name="P4">
要去议会，当事方必须至少获得3％的投票。</text:p>
      <text:p text:style-name="P4">
<text:span text:style-name="T4">
另请阅读：</text:span>
 <text:a xlink:type="simple" xlink:href="https://www.ukrinform.ua/rubric-world/3710513-vibori-v-tureccini-zmi-opriludnili-strategii-erdogana-ta-kilicdaroglu-do-drugogo-turu.html" text:style-name="Internet_20_link" text:visited-style-name="Visited_20_Internet_20_Link">
<text:span text:style-name="T4">
选举</text:span>
</text:a>
大约46％的投票才能赢得最爱的最爱胜利。 这三个最大政党的蛋白质 - 新民主，西里兹(Siriz)和帕索克(Pasok) - 变革运动”已经表示，他们不想彼此合作。</text:p>
      <text:p text:style-name="P4">
因此，据说在7月的第二轮投票几乎是不可避免的。</text:p>
      <text:p text:style-name="P4">
如报道，<text:a xlink:type="simple" xlink:href="https://www.ukrinform.ua/rubric-world/3699436-viborca-kampania-u-grecii-pocalas-iz-rozpusku-parlamentu.html" text:style-name="Internet_20_link" text:visited-style-name="Visited_20_Internet_20_Link">
</text:a>
</text:p>
      <text:p text:style-name="P4">
News Source: <text:a xlink:type="simple" xlink:href="https://www.ukrinform.ua/rubric-world/3712140-u-grecii-prohodat-parlamentski-vibori.html" text:style-name="Internet_20_link" text:visited-style-name="Visited_20_Internet_20_Link">
https://www.ukrinform.ua/rubric-world/3712140-u-grecii-prohodat-parlamentski-vibori.html</text:a>
</text:p>
      <!--NEWS-->
      <text:h text:style-name="P10" text:outline-level="1">
<text:span text:style-name="T4">
在首都所罗罗尼亚地区是强烈的大火</text:span>
</text:h>
      <text:p text:style-name="P4">
作者: Ukrinform (Person)</text:p>
      <text:p text:style-name="P4">
出版商: Укринформ (Organization)</text:p>
      <text:p text:style-name="P4">
出版时间: 2023-05-21T11:32:00+03:00</text:p>
      <text:p text:style-name="P4">
修改时间: 2023-05-21T11:32:00+03:00</text:p>
      <text:p text:style-name="P4">
描述: 在基辅的所罗门斯基地区，垃圾和托盘上的120平方米，救援人员当场工作。  - 乌克林。</text:p>
      <text:p text:style-name="P4">
图片: ['<text:a xlink:type="simple" xlink:href="https://static.ukrinform.com/photos/2023_02/thumb_files/630_360_1677569405-698.jpg" text:style-name="Internet_20_link" text:visited-style-name="Visited_20_Internet_20_Link">
630_360_16775...</text:a>
']</text:p>
      <text:p text:style-name="P4">
标签: ['Пожежа', 'Київ']</text:p>
      <text:p text:style-name="P4">
类型: Article</text:p>
      <!--METADATA-->
      <text:p text:style-name="P4">
<draw:frame draw:style-name="fr1" draw:name="Image65" text:anchor-type="as-char" svg:width="6.9236in" svg:height="3.956343in" draw:z-index="0">
<draw:image xlink:href="../Images/yкринформ/2023-05-21T11-32-00-03-00/630_360_1677569405-698.jpg" xlink:type="simple" xlink:show="embed" xlink:actuate="onLoad" draw:mime-type="image/jpeg"/>
</draw:frame>
基夫的乌兹洛米安斯基(Uzlomianskyi)地区在120平方米的区域捕获了垃圾和托盘，当场救援人员在当场工作。</text:p>
      <text:p text:style-name="P4">
基辅Svetlana Aquarius国家紧急服务总局的一名发言人在给乌克林福姆的评论中告知了这一点。</text:p>
      <text:p text:style-name="P4">
水瓶座说：“在弗拉基米尔·西克维奇(Vladimir Sikevich)上，32在120平方米的区域上有垃圾和托盘点火。”</text:p>
      <text:p text:style-name="P4">
她指出，点火开关发生在空的仓库大楼附近的公开区域，那里有救援人员。</text:p>
      <text:p text:style-name="P4">
<text:span text:style-name="T4">
另请阅读：</text:span>
 <text:a xlink:type="simple" xlink:href="https://www.ukrinform.ua/rubric-kyiv/3709916-kiiv-otrimav-vid-miznarodnih-partneriv-se-odin-najsucasnisij-pozeznij-avtomobil.html" text:style-name="Internet_20_link" text:visited-style-name="Visited_20_Internet_20_Link">
<text:span text:style-name="T4">
开火</text:span>
</text:a>
据乌克兰州州紧急服务的发言人在基辅，受[]的影响(https://www.ukrinform.ua/tag-pozeza)没有。</text:p>
      <text:p text:style-name="P4">
News Source: <text:a xlink:type="simple" xlink:href="https://www.ukrinform.ua/rubric-kyiv/3712141-u-solomanskomu-rajoni-stolici-masstabna-pozeza.html" text:style-name="Internet_20_link" text:visited-style-name="Visited_20_Internet_20_Link">
https://www.ukrinform.ua/rubric-kyiv/3712141-u-solomanskomu-rajoni-stolici-masstabna-pozeza.html</text:a>
</text:p>
      <!--NEWS-->
      <text:h text:style-name="P10" text:outline-level="1">
<text:span text:style-name="T4">
在空军中，他们告诉合作伙伴如何转移到乌克兰F-16</text:span>
</text:h>
      <text:p text:style-name="P4">
作者: Ukrinform (Person)</text:p>
      <text:p text:style-name="P4">
出版商: Укринформ (Organization)</text:p>
      <text:p text:style-name="P4">
出版时间: 2023-05-21T11:44:00+03:00</text:p>
      <text:p text:style-name="P4">
修改时间: 2023-05-21T11:44:00+03:00</text:p>
      <text:p text:style-name="P4">
描述: 乌克兰第一阶段将从国际合作伙伴那里获得数十架F-16飞机。  - 乌克林。</text:p>
      <text:p text:style-name="P4">
图片: ['<text:a xlink:type="simple" xlink:href="https://static.ukrinform.com/photos/2019_04/thumb_files/630_360_1554796377-524.jpg" text:style-name="Internet_20_link" text:visited-style-name="Visited_20_Internet_20_Link">
630_360_15547...</text:a>
']</text:p>
      <text:p text:style-name="P4">
标签: ['Літак', 'Війна з Росією', 'Єдині новини']</text:p>
      <text:p text:style-name="P4">
类型: Article</text:p>
      <!--METADATA-->
      <text:p text:style-name="P4">
<draw:frame draw:style-name="fr1" draw:name="Image66" text:anchor-type="as-char" svg:width="6.9236in" svg:height="3.956343in" draw:z-index="0">
<draw:image xlink:href="../Images/yкринформ/2023-05-21T11-44-00-03-00/630_360_1554796377-524.jpg" xlink:type="simple" xlink:show="embed" xlink:actuate="onLoad" draw:mime-type="image/jpeg"/>
</draw:frame>
乌克兰将在第一阶段拥有国际合作伙伴的数十架F6-16飞机。</text:p>
      <text:p text:style-name="P4">
乌克林代表通讯员报道，空军司令部的发言人尤里·伊格纳特(Ethristen)中的统一新闻说，这是乌克利福通讯通讯员的报道。</text:p>
      <text:p text:style-name="P4">
“肯定没有人可以通过飞机数量。 这些单元最小。 在我们的版本中，是12架以上的飞机。 在西方合作伙伴中，有18架以上的飞机。 因此，可以首先将几个小数转移到乌克兰以解决当前的任务。” Ignatus说。</text:p>
      <text:p text:style-name="P4">
同时，他指出，乌克兰的数量和设备问题非常敏感。</text:p>
      <text:p text:style-name="P4">
“关于武器，设备的数量非常敏感的问题……我认为您可以谈论有条件的数字。 因为我们会为谁讲这些信息？为敌人？ 还是为自己？ 因此，应该理解的是，设备的数量，设备本身不会被广泛发布。”</text:p>
      <text:p text:style-name="P4">
他回忆起很长一段时间以来乌克兰如何谈到为什么有必要<text:a xlink:type="simple" xlink:href="https://www.ukrinform.ua/tag-litak" text:style-name="Internet_20_link" text:visited-style-name="Visited_20_Internet_20_Link">
</text:a>
F-16，它将在战争和和平时期赋予国家。</text:p>
      <text:p text:style-name="P4">
“发生的事情是我们反复与您交谈。 确实，对F -16传输的历史性警告将是我们胜利的动力。</text:p>
      <text:p text:style-name="P4">
据他说，首先，这架飞机“将使我们能够保护我们免受国家，我们的国家的侵害，并做非常需要的事情 - 由托管阿比亚博姆(Abyabombs)发射的边界上的俄罗斯飞机是弯曲的。”</text:p>
      <text:p text:style-name="P4">
他还补充说，F-16飞机的存在将使乌克兰“给我们的海洋命令，最重要的是帮助我们的土地群体，我们的西洛洛龙扣除我们的领土。”</text:p>
      <text:p text:style-name="P4">
“这些是我们需要的关键事情。 现有的F-16命名法使您可以应对我列出的所有任务，”空军发言人强调。</text:p>
      <text:p text:style-name="P4">
<text:span text:style-name="T4">
另请阅读：</text:span>
 <text:a xlink:type="simple" xlink:href="https://www.ukrinform.ua/rubric-polytics/3712096-zelenskij-vistupiv-pered-liderami-g7-ta-podakuvav-koznomu-za-pidtrimku.html" text:style-name="Internet_20_link" text:visited-style-name="Visited_20_Internet_20_Link">
</text:a>
</text:p>
      <text:p text:style-name="P4">
根据西方媒体的说法，美国政府早些时候了解欧洲盟友<text:a xlink:type="simple" xlink:href="https://www.ukrinform.ua/rubric-ato/3711314-ssa-ne-blokuvatimut-postavku-souznikami-vinisuvaciv-f16-v-ukrainu-snn.html" text:style-name="Internet_20_link" text:visited-style-name="Visited_20_Internet_20_Link">
</text:a>
到乌克兰。</text:p>
      <text:p text:style-name="P4">
沃迪米尔·泽伦斯基(Volodymyr Zelenskyy)总统欢迎美国决定支持战斗人员的国际协证。</text:p>
      <text:p text:style-name="P4">
News Source: <text:a xlink:type="simple" xlink:href="https://www.ukrinform.ua/rubric-ato/3712143-u-povitranih-silah-rozpovili-ak-partneri-mozut-peredati-ukraini-f16.html" text:style-name="Internet_20_link" text:visited-style-name="Visited_20_Internet_20_Link">
https://www.ukrinform.ua/rubric-ato/3712143-u-povitranih-silah-rozpovili-ak-partneri-mozut-peredati-ukraini-f16.html</text:a>
</text:p>
      <!--NEWS-->
      <text:h text:style-name="P10" text:outline-level="1">
<text:span text:style-name="T4">
足球世界青年锦标赛在阿根廷开始</text:span>
</text:h>
      <text:p text:style-name="P4">
作者: Ukrinform (Person)</text:p>
      <text:p text:style-name="P4">
出版商: Укринформ (Organization)</text:p>
      <text:p text:style-name="P4">
出版时间: 2023-05-21T11:51:48+03:00</text:p>
      <text:p text:style-name="P4">
修改时间: 2023-05-21T11:51:48+03:00</text:p>
      <text:p text:style-name="P4">
描述: 在圣地亚哥·德尔 - 埃斯特罗（Santiago Del-Stestero）和圣华（San Huan）的阿根廷城市中，举行了第23场世界杯比赛（20岁以下的球员）的第一场比赛。  - 乌克林。</text:p>
      <text:p text:style-name="P4">
图片: ['<text:a xlink:type="simple" xlink:href="https://static.ukrinform.com/photos/2023_05/thumb_files/630_360_1684658798-103.jpg" text:style-name="Internet_20_link" text:visited-style-name="Visited_20_Internet_20_Link">
630_360_16846...</text:a>
']</text:p>
      <text:p text:style-name="P4">
标签: ['Чемпіонат світу', 'Футбол', 'Молодь']</text:p>
      <text:p text:style-name="P4">
类型: Article</text:p>
      <!--METADATA-->
      <text:p text:style-name="P4">
<draw:frame draw:style-name="fr1" draw:name="Image67" text:anchor-type="as-char" svg:width="6.9236in" svg:height="3.956343in" draw:z-index="0">
<draw:image xlink:href="../Images/yкринформ/2023-05-21T11-51-48-03-00/630_360_1684658798-103.jpg" xlink:type="simple" xlink:show="embed" xlink:actuate="onLoad" draw:mime-type="image/jpeg"/>
</draw:frame>
圣地亚哥 - 德尔 - 埃斯特罗(Santiago-Del-Estero)和圣胡安(最多20岁的球员).</text:p>
      <text:p text:style-name="P4">
У групі А Гватемала поступилася Новій Зеландії - 0:1, а Аргентина обігралаУзбекистан - 2:1, передає Укрінформ.</text:p>
      <text:p text:style-name="P4">
Поєдинки квартету В розпочалися перемогою США над Еквадором - 1:0 тарозгромною поразкою Фіджі від Словаччини - 0:4.</text:p>
      <text:p text:style-name="P4">
<text:span text:style-name="T5">
Склади інших груп:</text:span>
</text:p>
      <text:p text:style-name="P4">
С - Сенегал, Японія, Ізраїль, Колумбія;</text:p>
      <text:p text:style-name="P4">
D - Італія, Бразилія, Нігерія, Домініканська Республіка;</text:p>
      <text:p text:style-name="P4">
Е - Уругвай, Ірак, Англія, Туніс;</text:p>
      <text:p text:style-name="P4">
F - Франція, Республіка Корея, Гамбія, Гондурас.</text:p>
      <text:p text:style-name="P4">
Фінал ЧС-2023 (U20)它将于6月11日在洛杉矶Plat举行。</text:p>
      <text:p text:style-name="P4">
<text:span text:style-name="T4">
另请阅读：</text:span>
 <text:a xlink:type="simple" xlink:href="https://www.ukrinform.ua/rubric-sports/3711710-kiberfutbolisti-ukraini-gratimut-u-verhnij-sitci-plejoff-fifae-nations-cup.html" text:style-name="Internet_20_link" text:visited-style-name="Visited_20_Internet_20_Link">
</text:a>
回想一下，现任青年冠军的冠军是乌克兰国家队，该队在2019年在波兰赢得了冠军。</text:p>
      <text:p text:style-name="P4">
照片：FIFA。</text:p>
      <text:p text:style-name="P4">
News Source: <text:a xlink:type="simple" xlink:href="https://www.ukrinform.ua/rubric-sports/3712144-molodiznij-cempionat-svitu-z-futbolu-startuvav-v-argentini.html" text:style-name="Internet_20_link" text:visited-style-name="Visited_20_Internet_20_Link">
https://www.ukrinform.ua/rubric-sports/3712144-molodiznij-cempionat-svitu-z-futbolu-startuvav-v-argentini.html</text:a>
</text:p>
      <!--NEWS-->
      <text:h text:style-name="P10" text:outline-level="1">
<text:span text:style-name="T4">
俄罗斯在黑海举行了两个火箭发射器，带有八个“口径”</text:span>
</text:h>
      <text:p text:style-name="P4">
作者: Ukrinform (Person)</text:p>
      <text:p text:style-name="P4">
出版商: Укринформ (Organization)</text:p>
      <text:p text:style-name="P4">
出版时间: 2023-05-21T11:55:00+03:00</text:p>
      <text:p text:style-name="P4">
修改时间: 2023-05-21T11:55:00+03:00</text:p>
      <text:p text:style-name="P4">
描述: 俄罗斯在黑海中占据了两架“口径”有翼导弹的载体，总高达8枚火箭。  - 乌克林。</text:p>
      <text:p text:style-name="P4">
图片: ['<text:a xlink:type="simple" xlink:href="https://static.ukrinform.com/photos/2023_03/thumb_files/630_360_1678431971-142.jpeg" text:style-name="Internet_20_link" text:visited-style-name="Visited_20_Internet_20_Link">
630_360_16784...</text:a>
']</text:p>
      <text:p text:style-name="P4">
标签: ['Ракета', ' Чорне море', 'Корабель', 'Війна з Росією']</text:p>
      <text:p text:style-name="P4">
类型: Article</text:p>
      <!--METADATA-->
      <text:p text:style-name="P4">
<draw:frame draw:style-name="fr1" draw:name="Image68" text:anchor-type="as-char" svg:width="6.9236in" svg:height="3.956343in" draw:z-index="0">
<draw:image xlink:href="../Images/yкринформ/2023-05-21T11-55-00-03-00/630_360_1678431971-142.jpeg" xlink:type="simple" xlink:show="embed" xlink:actuate="onLoad" draw:mime-type="image/jpeg"/>
</draw:frame>
它由两架有翼的“口径”导弹的载体保存在黑海中，总凌空抽射8枚导弹。</text:p>
      <text:p text:style-name="P4">
根据乌克林的说法，乌克兰武装部队在[]中报告(https://www.facebook.com/navy.mil.gov.ua/posts/pfbid0HDLvkwfWni3i6jUb9eJdKyorBw2zZNsisNQJKMsYpFzdJdofW4PMvQii6kFAfoRJl?<text:span text:style-name="T4">
cft</text:span>
[0]=AZXazp-b4d28z3p6q21_xLndiBJ6qF6nW3UHaP42rvtyWpgZ5-cfPXE9XFoszvUGMZU1hqnknCEJnsHkScZ58W0pu2WRo9HphJYcr4TZB6Jim18Zw0LlN0J8Lq1HqSLEfGlwMHK--UFcROHFUfwR0Rzi&amp;<text:span text:style-name="T4">
tn</text:span>
=%2CO%2CP-R)“在黑海中，有6艘敌方船只，中等大小的两架有翼的“机芯”导弹，总凌空达8 <text:a xlink:type="simple" xlink:href="https://www.ukrinform.ua/tag-raketa" text:style-name="Internet_20_link" text:visited-style-name="Visited_20_Internet_20_Link">
</text:a>
”， - 消息读取。</text:p>
      <text:p text:style-name="P4">
亚佐夫海有一艘敌方船。 中地球是七艘船，其中一艘地毯载体“口径”，总计高达四只火箭。</text:p>
      <text:p text:style-name="P4">
<text:span text:style-name="T4">
另请阅读：</text:span>
 <text:a xlink:type="simple" xlink:href="https://www.ukrinform.ua/rubric-ato/3712143-u-povitranih-silah-rozpovili-ak-partneri-mozut-peredati-ukraini-f16.html" text:style-name="Internet_20_link" text:visited-style-name="Visited_20_Internet_20_Link">
</text:a>
正如乌克林福姆报道的，5月20日晚上<text:a xlink:type="simple" xlink:href="https://www.ukrinform.ua/rubric-ato/3711995-u-cornomu-mori-rf-trimae-dva-raketonosii-iz-vismoma-kalibrami.html" text:style-name="Internet_20_link" text:visited-style-name="Visited_20_Internet_20_Link">
</text:a>
</text:p>
      <text:p text:style-name="P4">
News Source: <text:a xlink:type="simple" xlink:href="https://www.ukrinform.ua/rubric-ato/3712146-rosia-trimae-u-cornomu-mori-dva-raketonosii-z-vismoma-kalibrami.html" text:style-name="Internet_20_link" text:visited-style-name="Visited_20_Internet_20_Link">
https://www.ukrinform.ua/rubric-ato/3712146-rosia-trimae-u-cornomu-mori-dva-raketonosii-z-vismoma-kalibrami.html</text:a>
</text:p>
      <!--NEWS-->
      <text:h text:style-name="P10" text:outline-level="1">
<text:span text:style-name="T4">
一周中和1448个爆炸性物品 - 帕夫洛克（Pavlyuk）</text:span>
</text:h>
      <text:p text:style-name="P4">
作者: Ukrinform (Person)</text:p>
      <text:p text:style-name="P4">
出版商: Укринформ (Organization)</text:p>
      <text:p text:style-name="P4">
出版时间: 2023-05-21T11:56:17+03:00</text:p>
      <text:p text:style-name="P4">
修改时间: 2023-05-21T11:56:17+03:00</text:p>
      <text:p text:style-name="P4">
描述: 5月13日至19日，国防部和乌克兰的武装部队的塞珀部队调查了289公顷乌克兰领土，从俄罗斯人释放，并处置了1448年的爆炸物。  - 乌克林。</text:p>
      <text:p text:style-name="P4">
图片: ['<text:a xlink:type="simple" xlink:href="https://static.ukrinform.com/photos/2023_05/thumb_files/630_360_1684511286-257.jpeg" text:style-name="Internet_20_link" text:visited-style-name="Visited_20_Internet_20_Link">
630_360_16845...</text:a>
']</text:p>
      <text:p text:style-name="P4">
标签: ['Розмінування', 'Вибухівка', 'Війна з Росією']</text:p>
      <text:p text:style-name="P4">
类型: Article</text:p>
      <!--METADATA-->
      <text:p text:style-name="P4">
<draw:frame draw:style-name="fr1" draw:name="Image69" text:anchor-type="as-char" svg:width="6.9236in" svg:height="3.956343in" draw:z-index="0">
<draw:image xlink:href="../Images/yкринформ/2023-05-21T11-56-17-03-00/630_360_1684511286-257.jpeg" xlink:type="simple" xlink:show="embed" xlink:actuate="onLoad" draw:mime-type="image/jpeg"/>
</draw:frame>
从5月13日至19日，国防部的斯伯尼师和乌克兰的武装部队在289公顷乌克兰领土上幸存下来，从俄罗斯人释放，并处置了1448年的释放物品。</text:p>
      <text:p text:style-name="P4">
乌克林福姆(Ukrinform)表示，第一任国防军中尉Oleksandr Pavlyuk报道了<text:a xlink:type="simple" xlink:href="https://t.me/Pavliuk_KSV/4272" text:style-name="Internet_20_link" text:visited-style-name="Visited_20_Internet_20_Link">
</text:a>
“团体 <text:a xlink:type="simple" xlink:href="https://www.ukrinform.ua/tag-rozminuvanna" text:style-name="Internet_20_link" text:visited-style-name="Visited_20_Internet_20_Link">
</text:a>
乌克兰国防部和乌克兰武装部队的PCB以及其他运营商的工作，以便我们可以继承一个安全的，欧洲自由的国家，而不是成千上万的矿山和未经宣传的弹药，”  - 说。</text:p>
      <text:p text:style-name="P4">
根据帕夫林(Pavlyuk)的说法，Sappers还调查了约12公里的高速公路，1公里，超过5公里的气管管道和约5公里的传输线。</text:p>
      <text:p text:style-name="P4">
需求组仅被1448爆炸物所中和。</text:p>
      <text:p text:style-name="P4">
“为了克服这一挑战，我们必须吸引所有可能的资源来积累经验。 为Sappers提供必要的一切：从乌克兰的教学到个人保护设备以及合作伙伴提供的最新技术。 通过合并努力，我们将返回乌克兰领土，我们一定会赢得胜利。”国防部长说。</text:p>
      <text:p text:style-name="P4">
<text:span text:style-name="T4">
另请阅读：</text:span>
 <text:a xlink:type="simple" xlink:href="https://www.ukrinform.ua/rubric-regions/3711557-na-harkivsini-vigotovili-masinu-dla-rozminuvanna.html" text:style-name="Internet_20_link" text:visited-style-name="Visited_20_Internet_20_Link">
<text:span text:style-name="T4">
 Exchange </text:span>
</text:a>
根据乌克林的说法，据乌克兰人说，乌克兰的第一批牧师 - 部长经济尤利亚·斯维里德科(Yulia Sviridenko)试图清洁今年确定的4.7万名农业土地中的35％<text:a xlink:type="simple" xlink:href="https://www.ukrinform.ua/rubric-ato/3705783-ukraina-potrebue-tehniki-dla-rozminuvanna-teritorij-minekonomiki.html" text:style-name="Internet_20_link" text:visited-style-name="Visited_20_Internet_20_Link">
</text:a>
 <text:a xlink:type="simple" xlink:href="https://www.ukrinform.ua/rubric-ato/3705783-ukraina-potrebue-tehniki-dla-rozminuvanna-teritorij-minekonomiki.html" text:style-name="Internet_20_link" text:visited-style-name="Visited_20_Internet_20_Link">
 </text:a>
 <text:a xlink:type="simple" xlink:href="https://www.ukrinform.ua/rubric-ato/3705783-ukraina-potrebue-tehniki-dla-rozminuvanna-teritorij-minekonomiki.html" text:style-name="Internet_20_link" text:visited-style-name="Visited_20_Internet_20_Link">
</text:a>
</text:p>
      <text:p text:style-name="P4">
News Source: <text:a xlink:type="simple" xlink:href="https://www.ukrinform.ua/rubric-regions/3712147-vijskovi-saperi-za-tizden-zneskodili-1448-vibuhonebezpecnih-predmetiv-pavluk.html" text:style-name="Internet_20_link" text:visited-style-name="Visited_20_Internet_20_Link">
https://www.ukrinform.ua/rubric-regions/3712147-vijskovi-saperi-za-tizden-zneskodili-1448-vibuhonebezpecnih-predmetiv-pavluk.html</text:a>
</text:p>
      <!--NEWS-->
      <text:h text:style-name="P10" text:outline-level="1">
<text:span text:style-name="T4">
由于旅游飞机灾难，一名飞行员和两名乘客在瑞士被杀</text:span>
</text:h>
      <text:p text:style-name="P4">
作者: Ukrinform (Person)</text:p>
      <text:p text:style-name="P4">
出版商: Укринформ (Organization)</text:p>
      <text:p text:style-name="P4">
出版时间: 2023-05-21T12:07:00+03:00</text:p>
      <text:p text:style-name="P4">
修改时间: 2023-05-21T12:07:00+03:00</text:p>
      <text:p text:style-name="P4">
描述: 这架旅游飞机在瑞士西部的树木茂密的山区坠毁，导致三人丧生。  - 乌克林。</text:p>
      <text:p text:style-name="P4">
图片: ['<text:a xlink:type="simple" xlink:href="https://static.ukrinform.com/photos/2023_05/thumb_files/630_360_1684658785-489.jpg" text:style-name="Internet_20_link" text:visited-style-name="Visited_20_Internet_20_Link">
630_360_16846...</text:a>
']</text:p>
      <text:p text:style-name="P4">
标签: ['Катастрофа', 'Літак', 'Швейцарія', 'Загибель']</text:p>
      <text:p text:style-name="P4">
类型: Article</text:p>
      <!--METADATA-->
      <text:p text:style-name="P4">
<draw:frame draw:style-name="fr1" draw:name="Image70" text:anchor-type="as-char" svg:width="6.9236in" svg:height="3.956343in" draw:z-index="0">
<draw:image xlink:href="../Images/yкринформ/2023-05-21T12-07-00-03-00/630_360_1684658785-489.jpg" xlink:type="simple" xlink:show="embed" xlink:actuate="onLoad" draw:mime-type="image/jpeg"/>
</draw:frame>
这架旅游飞机在瑞士西部的树木茂密的山区坠毁，导致三人丧生。</text:p>
      <text:p text:style-name="P4">
关于它报告<text:a xlink:type="simple" xlink:href="https://www.theguardian.com/world/2023/may/20/three-dead-in-tourist-plane-crash-in-switzerland" text:style-name="Internet_20_link" text:visited-style-name="Visited_20_Internet_20_Link">
</text:a>
，报道乌克林福姆。</text:p>
      <text:p text:style-name="P4">
警方说：“飞行员和两名乘客当场被杀。”</text:p>
      <text:p text:style-name="P4">
值得注意的是一个小游客<text:a xlink:type="simple" xlink:href="https://www.ukrinform.ua/tag-litak" text:style-name="Internet_20_link" text:visited-style-name="Visited_20_Internet_20_Link">
</text:a>
他和Ushwiss广州在池塘De-Marttel市附近的树木林地坠毁。</text:p>
      <text:p text:style-name="P4">
他在瑞士注册，从La Sho-De-Phone机场飞行，并进行了观光航班。</text:p>
      <text:p text:style-name="P4">
<text:span text:style-name="T4">
另请阅读：</text:span>
 <text:a xlink:type="simple" xlink:href="https://www.ukrinform.ua/rubric-world/3710901-u-kolumbii-znajsli-cotiroh-ditej-aki-zablukali-v-dzunglah-pisla-aviakatastrofi.html" text:style-name="Internet_20_link" text:visited-style-name="Visited_20_Internet_20_Link">
</text:a>
灾难的原因尚不清楚。 进行了调查。</text:p>
      <text:p text:style-name="P4">
根据执法人员的说法，飞机失事发生在构成工作的粗糙地形中。</text:p>
      <text:p text:style-name="P4">
正如乌克林福姆报道的，星期六<text:a xlink:type="simple" xlink:href="https://www.ukrinform.ua/rubric-world/3711904-v-ispanii-zaznav-avarii-vinisuvac-f18.html" text:style-name="Internet_20_link" text:visited-style-name="Visited_20_Internet_20_Link">
</text:a>
<text:span text:style-name="T5">
foto：wikipedia</text:span>
</text:p>
      <text:p text:style-name="P4">
News Source: <text:a xlink:type="simple" xlink:href="https://www.ukrinform.ua/rubric-world/3712149-unaslidok-katastrofi-turisticnogo-litaka-u-svejcarii-zaginuv-pilot-ta-dvoe-pasaziriv.html" text:style-name="Internet_20_link" text:visited-style-name="Visited_20_Internet_20_Link">
https://www.ukrinform.ua/rubric-world/3712149-unaslidok-katastrofi-turisticnogo-litaka-u-svejcarii-zaginuv-pilot-ta-dvoe-pasaziriv.html</text:a>
</text:p>
      <!--NEWS-->
      <text:h text:style-name="P10" text:outline-level="1">
<text:span text:style-name="T4">
在切尔尼希夫地区，通过炮击大约一周烧毁了森林</text:span>
</text:h>
      <text:p text:style-name="P4">
作者: Ukrinform (Person)</text:p>
      <text:p text:style-name="P4">
出版商: Укринформ (Organization)</text:p>
      <text:p text:style-name="P4">
出版时间: 2023-05-21T12:09:11+03:00</text:p>
      <text:p text:style-name="P4">
修改时间: 2023-05-21T12:09:11+03:00</text:p>
      <text:p text:style-name="P4">
描述: 在切尔尼夫地区的诺夫哥罗德 - 西弗斯基地区，大约一周前，由于炮击而发生的森林大火。  - 乌克林。</text:p>
      <text:p text:style-name="P4">
图片: ['<text:a xlink:type="simple" xlink:href="https://static.ukrinform.com/photos/2023_05/thumb_files/630_360_1684660131-890.jpg" text:style-name="Internet_20_link" text:visited-style-name="Visited_20_Internet_20_Link">
630_360_16846...</text:a>
']</text:p>
      <text:p text:style-name="P4">
标签: ['Ліс', 'Обстріл', 'Пожежа', 'Чернігівщина']</text:p>
      <text:p text:style-name="P4">
类型: Article</text:p>
      <!--METADATA-->
      <text:p text:style-name="P4">
<draw:frame draw:style-name="fr1" draw:name="Image71" text:anchor-type="as-char" svg:width="6.9236in" svg:height="3.956343in" draw:z-index="0">
<draw:image xlink:href="../Images/yкринформ/2023-05-21T12-09-11-03-00/630_360_1684660131-890.jpg" xlink:type="simple" xlink:show="embed" xlink:actuate="onLoad" draw:mime-type="image/jpeg"/>
</draw:frame>
Chernihiv地区的Unogorod-Siverskyi区继续森林大火，大约一周前，由于炮击。</text:p>
      <text:p text:style-name="P4">
关于<text:a xlink:type="simple" xlink:href="https://www.facebook.com/permalink.php" text:style-name="Internet_20_link" text:visited-style-name="Visited_20_Internet_20_Link">
</text:a>
<text:a xlink:type="simple" xlink:href="https://www.facebook.com/permalink.php" text:style-name="Internet_20_link" text:visited-style-name="Visited_20_Internet_20_Link">
</text:a>
乌克林福姆报道说，北森林办公室报道。</text:p>
      <text:p text:style-name="P4">
“诺夫哥罗德 - 西弗斯基林业的森林诺夫斯基和奥利基夫斯基林业的森林保护以及塞斯单元继续进行林业<text:a xlink:type="simple" xlink:href="https://www.ukrinform.ua/tag-pozeza" text:style-name="Internet_20_link" text:visited-style-name="Visited_20_Internet_20_Link">
</text:a>
在Novgorod-Siversky区的边境社区。 该消息说。</text:p>
      <text:p text:style-name="P4">
值得注意的是，森林人在森林和相邻定居点周围创建了矿化条。</text:p>
      <text:p text:style-name="P4">
北森林办公室宣布：“随着消防设备的参与和人员的参与，大火与不断威胁人们的生命和健康的威胁有关。”</text:p>
      <text:p text:style-name="P4">
他们补充说，由于边境敌对行动的积极疲劳，仍然不可能确定火灾区域。</text:p>
      <text:p text:style-name="P4">
<text:span text:style-name="T4">
另请阅读：</text:span>
 <text:a xlink:type="simple" xlink:href="https://www.ukrinform.ua/rubric-regions/3712111-rosiani-za-dobu-atakuvali-devat-oblastej-ukraini-zvedenna-ova.html" text:style-name="Internet_20_link" text:visited-style-name="Visited_20_Internet_20_Link">
</text:a>
据报道，5月16日，众所周知，边界地区边界线正在进行大规模的森林大火。</text:p>
      <text:p text:style-name="P4">
News Source: <text:a xlink:type="simple" xlink:href="https://www.ukrinform.ua/rubric-regions/3712150-na-cernigivsini-cerez-obstrili-blizko-tizna-gorit-lis.html" text:style-name="Internet_20_link" text:visited-style-name="Visited_20_Internet_20_Link">
https://www.ukrinform.ua/rubric-regions/3712150-na-cernigivsini-cerez-obstrili-blizko-tizna-gorit-lis.html</text:a>
</text:p>
      <!--NEWS-->
      <text:h text:style-name="P10" text:outline-level="1">
<text:span text:style-name="T4">
俄罗斯人未能包围Bakhmut，他们失去了一些主要的高度 - 画家</text:span>
</text:h>
      <text:p text:style-name="P4">
作者: Ukrinform (Person)</text:p>
      <text:p text:style-name="P4">
出版商: Укринформ (Organization)</text:p>
      <text:p text:style-name="P4">
出版时间: 2023-05-21T12:20:00+03:00</text:p>
      <text:p text:style-name="P4">
修改时间: 2023-05-21T12:20:00+03:00</text:p>
      <text:p text:style-name="P4">
描述: 俄罗斯入侵者无法围绕巴赫穆特（Bakhmut），他们失去了城市周围的一些统治高度。  - 乌克林。</text:p>
      <text:p text:style-name="P4">
图片: ['<text:a xlink:type="simple" xlink:href="https://static.ukrinform.com/photos/2023_03/thumb_files/630_360_1677771209-460.jpg" text:style-name="Internet_20_link" text:visited-style-name="Visited_20_Internet_20_Link">
630_360_16777...</text:a>
']</text:p>
      <text:p text:style-name="P4">
标签: ['Бахмут', 'Війна з Росією', 'Ганна Маляр']</text:p>
      <text:p text:style-name="P4">
类型: Article</text:p>
      <!--METADATA-->
      <text:p text:style-name="P4">
<draw:frame draw:style-name="fr1" draw:name="Image72" text:anchor-type="as-char" svg:width="6.9236in" svg:height="3.956343in" draw:z-index="0">
<draw:image xlink:href="../Images/yкринформ/2023-05-21T12-20-00-03-00/630_360_1677771209-460.jpg" xlink:type="simple" xlink:show="embed" xlink:actuate="onLoad" draw:mime-type="image/jpeg"/>
</draw:frame>
俄罗斯入侵无法包围巴赫穆特，他们失去了城市的一些统治高度。</text:p>
      <text:p text:style-name="P4">
正如乌克林福姆报道的那样，关于<text:a xlink:type="simple" xlink:href="https://t.me/annamaliar/772" text:style-name="Internet_20_link" text:visited-style-name="Visited_20_Internet_20_Link">
</text:a>
乌克兰国防部长安娜·马里亚尔的申请。</text:p>
      <text:p text:style-name="P4">
据她说：“敌人没有设法包围巴赫穆特，他们失去了整个城市周围公寓高度的一部分。也就是说，在波兰加郊区促进我们的部队，现在继续进行，这使发现的敌人变得非常复杂Ubakhmut。”</text:p>
      <text:p text:style-name="P4">
马利亚尔说：“我们的部队已经以半点占领了这座城市，这使我们能够破坏效率。因此，在他控制的城市中，敌人不得不致力于城市。”</text:p>
      <text:p text:style-name="P4">
据副部长称，乌克兰捍卫者保留了巴赫穆塔(Bakhmutau)地区“ Aplan”的控制和基础设施对象和私营部门。</text:p>
      <text:p text:style-name="P4">
<text:span text:style-name="T4">
另请阅读：</text:span>
 <text:a xlink:type="simple" xlink:href="https://www.ukrinform.ua/rubric-ato/3710646-maxar-pokazala-suputnikovi-znimki-zrujnovanogo-bahmuta.html" text:style-name="Internet_20_link" text:visited-style-name="Visited_20_Internet_20_Link">
<text:span text:style-name="T4">
图像</text:span>
</text:a>
反过来，武装部队武装部队的东部武装部队发言人Sergey Cherevaty <text:a xlink:type="simple" xlink:href="https://suspilne.media/482635-misto-znisene-odnak-boi-trivaut-vijskovi-rozpovili-pro-situaciu-v-bahmuti/" text:style-name="Internet_20_link" text:visited-style-name="Visited_20_Internet_20_Link">
</text:a>
他指出，巴赫穆特市实际上是由于俄罗斯军队的炮击而被摧毁的，但部队被偏向于在其西南部保持地位，与俄罗斯群岛进行战斗。</text:p>
      <text:p text:style-name="P4">
“总统说正确地说 - 城市基本上是从地球的面前拆除的。敌人的炮兵巨人，航空摧毁和我们的单位非常困难。我们的军队设有防御工事和城市西南部的几个前提。</text:p>
      <text:p text:style-name="P4">
据他说，俄罗斯给予<text:a xlink:type="simple" xlink:href="https://www.ukrinform.ua/tag-bahmut" text:style-name="Internet_20_link" text:visited-style-name="Visited_20_Internet_20_Link">
</text:a>
太多的象征意义。</text:p>
      <text:p text:style-name="P4">
腹部说：“俄罗斯提请注意这一巴赫穆特，好像他们把那个人拿走了。</text:p>
      <text:p text:style-name="P4">
<text:span text:style-name="T4">
另请阅读：</text:span>
 <text:a xlink:type="simple" xlink:href="https://www.ukrinform.ua/rubric-ato/3711854-perekidanna-vorogom-dodatkovih-sil-do-bahmuta-svidcit-pro-proval-ih-nastupu-usov.html" text:style-name="Internet_20_link" text:visited-style-name="Visited_20_Internet_20_Link">
<text:span text:style-name="T4">
 bakhmut </text:span>
</text:a>
一些媒体报道说，据称总统弗拉基米尔·泽伦斯基(Vladimir Zelensky)对日本的记者表示，巴赫穆特市不再受乌克兰武装部队的控制。在乌克兰国防部副部长安娜·马利亚(Anna Malyar)的前夕<text:a xlink:type="simple" xlink:href="https://www.ukrinform.ua/rubric-ato/3711924-situacia-u-bahmuti-kriticna-ukrainski-bijci-trimaut-oboronu-v-odnomu-z-rajoniv-malar.html" text:style-name="Internet_20_link" text:visited-style-name="Visited_20_Internet_20_Link">
</text:a>
在巴赫穆特尼茨克地区，情况至关重要，而武装部队则在“飞机”中保持防守。</text:p>
      <text:p text:style-name="P4">
此前，Wagner Pec Yevhen Prigogin的所有者通过他的新闻服务宣布了Bakhmut的“ Full Capture”。</text:p>
      <text:p text:style-name="P4">
_照片：Liberov Constantine _</text:p>
      <text:p text:style-name="P4">
News Source: <text:a xlink:type="simple" xlink:href="https://www.ukrinform.ua/rubric-ato/3712157-rosianam-ne-vdalos-otociti-bahmut-voni-vtratili-castinu-panivnih-visot-malar.html" text:style-name="Internet_20_link" text:visited-style-name="Visited_20_Internet_20_Link">
https://www.ukrinform.ua/rubric-ato/3712157-rosianam-ne-vdalos-otociti-bahmut-voni-vtratili-castinu-panivnih-visot-malar.html</text:a>
</text:p>
      <!--NEWS-->
      <text:h text:style-name="P10" text:outline-level="1">
<text:span text:style-name="T4">
Yermak和Sullivan讨论了航空联盟的正面和形成的情况</text:span>
</text:h>
      <text:p text:style-name="P4">
作者: Ukrinform (Person)</text:p>
      <text:p text:style-name="P4">
出版商: Укринформ (Organization)</text:p>
      <text:p text:style-name="P4">
出版时间: 2023-05-21T12:27:00+03:00</text:p>
      <text:p text:style-name="P4">
修改时间: 2023-05-21T12:27:00+03:00</text:p>
      <text:p text:style-name="P4">
描述: 总统办公室负责人安德里·耶尔马克（Andriy Yermak）在日本官方代表团逗留期间与美国总统顾问杰克·沙利文（Jake Sullivan）会面。  - 乌克林。</text:p>
      <text:p text:style-name="P4">
图片: ['<text:a xlink:type="simple" xlink:href="https://static.ukrinform.com/photos/2023_05/thumb_files/630_360_1684661190-842.jpg" text:style-name="Internet_20_link" text:visited-style-name="Visited_20_Internet_20_Link">
630_360_16846...</text:a>
']</text:p>
      <text:p text:style-name="P4">
标签: ['США', 'Винищувач', 'Єрмак', 'Офіс Президента', 'Війна з Росією']</text:p>
      <text:p text:style-name="P4">
类型: Article</text:p>
      <!--METADATA-->
      <text:p text:style-name="P4">
<draw:frame draw:style-name="fr1" draw:name="Image73" text:anchor-type="as-char" svg:width="6.9236in" svg:height="3.956343in" draw:z-index="0">
<draw:image xlink:href="../Images/yкринформ/2023-05-21T12-27-00-03-00/630_360_1684661190-842.jpg" xlink:type="simple" xlink:show="embed" xlink:actuate="onLoad" draw:mime-type="image/jpeg"/>
</draw:frame>
总统主管安德里·耶尔马克(Andriy Yermak)在日本官方代表团逗留期间与美国国家安全总统杰克·沙利文(Jake Sullivan)会面。</text:p>
      <text:p text:style-name="P4">
关于它报告<text:a xlink:type="simple" xlink:href="https://www.president.gov.ua/news/u-hirosimi-andrij-yermak-proviv-zustrich-iz-dzhejkom-salliva-83073" text:style-name="Internet_20_link" text:visited-style-name="Visited_20_Internet_20_Link">
</text:a>
，报道乌克林福姆。</text:p>
      <text:p text:style-name="P4">
“各方讨论了战场上的局势以及为乌克兰提供的联盟的组建<text:a xlink:type="simple" xlink:href="https://www.ukrinform.ua/tag-vinisuvac" text:style-name="Internet_20_link" text:visited-style-name="Visited_20_Internet_20_Link">
</text:a>
，以及实现弗拉基米尔塞尔斯基总统提出的和平公式的步骤。”</text:p>
      <text:p text:style-name="P4">
值得注意的是，OP的负责人感谢美国，国会和整个美国人民“在独立战争中进一步支持乌克兰”。</text:p>
      <text:p text:style-name="P4">
<text:span text:style-name="T4">
另请阅读：</text:span>
 <text:a xlink:type="simple" xlink:href="https://www.ukrinform.ua/rubric-world/3711782-ssa-ta-aponia-zaprovadili-novi-sankcii-proti-rosii.html" text:style-name="Internet_20_link" text:visited-style-name="Visited_20_Internet_20_Link">
<text:span text:style-name="T4">
日本</text:span>
</text:a>
据报道，第48 G7峰会在日本举行。 它的参与者正在考虑全球经济的可持续性，包括冠状病毒的后果和俄罗斯对乌克兰的侵略。</text:p>
      <text:p text:style-name="P4">
<text:span text:style-name="T5">
foto：电报Andriy Yermak</text:span>
</text:p>
      <text:p text:style-name="P4">
News Source: <text:a xlink:type="simple" xlink:href="https://www.ukrinform.ua/rubric-ato/3712158-ermak-i-sallivan-obgovorili-situaciu-na-fronti-ta-formuvanna-aviacijnoi-koalicii.html" text:style-name="Internet_20_link" text:visited-style-name="Visited_20_Internet_20_Link">
https://www.ukrinform.ua/rubric-ato/3712158-ermak-i-sallivan-obgovorili-situaciu-na-fronti-ta-formuvanna-aviacijnoi-koalicii.html</text:a>
</text:p>
      <!--NEWS-->
      <text:h text:style-name="P10" text:outline-level="1">
<text:span text:style-name="T4">
哈尔基夫·哈尔基夫斯卡（Kharkivska Oblast）（18:30）。 红色警报：空中威胁。 警笛声。 立即掩盖！</text:span>
</text:h>
      <text:p text:style-name="P4">
作者: liveuamap (Language: en)</text:p>
      <text:p text:style-name="P4">
时间: 2023-05-21T12:31:00</text:p>
      <text:p text:style-name="P4">
地点: Kharkiv (Latitude:49.98081000 Longtitude:36.25272000)</text:p>
      <text:p text:style-name="P4">
视频: []</text:p>
      <text:p text:style-name="P4">
图片: []</text:p>
      <text:p text:style-name="P4">
标签: ["Europe", "Central and Eastern Europe"]</text:p>
      <text:p text:style-name="P4">
Id: 22564397</text:p>
      <!--METADATA-->
      <text:p text:style-name="P4">
哈尔基夫(Kharkiv)，哈尔基夫地区(18:30). Red Alert: aerial threat. Sirens sounding.Take cover now!</text:p>
      <text:p text:style-name="P4">
News Collection Link: <text:a xlink:type="simple" xlink:href="https://liveuamap.com/en/2023/21-may-kharkiv-kharkivska-oblast1830-red-alerg" text:style-name="Internet_20_link" text:visited-style-name="Visited_20_Internet_20_Link">
https://liveuamap.com/en/2023/21-may-kharkiv-kharkivska-oblast1830-red-alerg</text:a>
</text:p>
      <text:p text:style-name="P4">
News Source: <text:a xlink:type="simple" xlink:href="https://t.me/air_alert_ua/46149" text:style-name="Internet_20_link" text:visited-style-name="Visited_20_Internet_20_Link">
https://t.me/air_alert_ua/46149</text:a>
</text:p>
      <!--NEWS-->
      <text:h text:style-name="P10" text:outline-level="1">
<text:span text:style-name="T4">
G7峰会上的太阳：乌克兰不仅应该赢得战争，而且还应该达成公平的和平</text:span>
</text:h>
      <text:p text:style-name="P4">
作者: Ukrinform (Person)</text:p>
      <text:p text:style-name="P4">
出版商: Укринформ (Organization)</text:p>
      <text:p text:style-name="P4">
出版时间: 2023-05-21T12:36:10+03:00</text:p>
      <text:p text:style-name="P4">
修改时间: 2023-05-21T12:36:10+03:00</text:p>
      <text:p text:style-name="P4">
描述: 大不列颠瑞莎（Risha）的总理向他的国家保证，乌克兰免于俄罗斯，他强调“乌克兰的安全是我们的安全”。  - 乌克林。</text:p>
      <text:p text:style-name="P4">
图片: ['<text:a xlink:type="simple" xlink:href="https://static.ukrinform.com/photos/2023_05/thumb_files/630_360_1684488694-948.jpg" text:style-name="Internet_20_link" text:visited-style-name="Visited_20_Internet_20_Link">
630_360_16844...</text:a>
']</text:p>
      <text:p text:style-name="P4">
标签: ['Британія', 'Велика сімка', 'Війна з Росією', 'Ріші Сунак']</text:p>
      <text:p text:style-name="P4">
类型: Article</text:p>
      <!--METADATA-->
      <text:p text:style-name="P4">
<draw:frame draw:style-name="fr1" draw:name="Image74" text:anchor-type="as-char" svg:width="6.9236in" svg:height="3.956343in" draw:z-index="0">
<draw:image xlink:href="../Images/yкринформ/2023-05-21T12-36-10-03-00/630_360_1684488694-948.jpg" xlink:type="simple" xlink:show="embed" xlink:actuate="onLoad" draw:mime-type="image/jpeg"/>
</draw:frame>
英国总理瑞莎·斯纳克(Risha Snak)向他的国家保证，保护乌克兰免受俄罗斯的保护，强调“乌克兰的安全是我们的安全”。</text:p>
      <text:p text:style-name="P4">
Sakna于周日在广岛举行了这一点，Ukrinform向[]报告了这一点。(https://edition.cnn.com/europe/live-news/russia-ukraine-war-news-05-21-23/index.html)“乌克兰不仅要赢得战争，而且还必须获得公正而强大的努力。 乌克兰的安全是我们的安全。”斯内克说。</text:p>
      <text:p text:style-name="P4">
总理提醒了一个伟大的决定<text:a xlink:type="simple" xlink:href="https://www.ukrinform.ua/tag-britania" text:style-name="Internet_20_link" text:visited-style-name="Visited_20_Internet_20_Link">
</text:a>
要开始对乌克兰飞行员进行F-16战斗机的培训，以“支持乌克兰空军他们对未来的需求”。</text:p>
      <text:p text:style-name="P4">
萨卡克(Sakak)在G7峰会上为乌克兰提供进一步的支持，特别是美国总统乔·比多尼(Joe Bidenomy) - 国家国际联盟为乌克兰提供战斗机向乌克兰提供战斗机。</text:p>
      <text:p text:style-name="P4">
他还称乌克兰弗拉基米尔·泽伦斯基在广岛的存在为“非常有力的时刻”。</text:p>
      <text:p text:style-name="P4">
<text:span text:style-name="T4">
另请阅读：</text:span>
 <text:a xlink:type="simple" xlink:href="https://www.ukrinform.ua/rubric-ato/3711961-zelenskij-zalucaemo-aknajbilse-krain-dla-posilenna-oboroni.html" text:style-name="Internet_20_link" text:visited-style-name="Visited_20_Internet_20_Link">
</text:a>
“看到Zelensky的总统与GG7与盟友并肩站立，我认为这是俄罗斯和世界的信号，我们团结起来支持总统和他的人民，并将继续支持他他需要，“逊纳克强调”。</text:p>
      <text:p text:style-name="P4">
据报道，总统沃迪米尔·泽伦斯基(Volodymyr Zelenskyy)<text:a xlink:type="simple" xlink:href="https://www.ukrinform.ua/rubric-ato/3711575-ssa-pidtrimali-koaliciu-vinisuvaciv-zelenskij-vitae-risenna-bajdena.html" text:style-name="Internet_20_link" text:visited-style-name="Visited_20_Internet_20_Link">
</text:a>
</text:p>
      <text:p text:style-name="P4">
News Source: <text:a xlink:type="simple" xlink:href="https://www.ukrinform.ua/rubric-polytics/3712161-sunak-na-samiti-g7-ukraina-mae-ne-lise-vigrati-vijnu-ale-j-dosagti-spravedlivogo-miru.html" text:style-name="Internet_20_link" text:visited-style-name="Visited_20_Internet_20_Link">
https://www.ukrinform.ua/rubric-polytics/3712161-sunak-na-samiti-g7-ukraina-mae-ne-lise-vigrati-vijnu-ale-j-dosagti-spravedlivogo-miru.html</text:a>
</text:p>
      <!--NEWS-->
      <text:h text:style-name="P10" text:outline-level="1">
<text:span text:style-name="T4">
乌克兰人将来不应允许恐怖和政治镇压 - 卢比尼特</text:span>
</text:h>
      <text:p text:style-name="P4">
作者: Ukrinform (Person)</text:p>
      <text:p text:style-name="P4">
出版商: Укринформ (Organization)</text:p>
      <text:p text:style-name="P4">
出版时间: 2023-05-21T12:43:43+03:00</text:p>
      <text:p text:style-name="P4">
修改时间: 2023-05-21T12:43:43+03:00</text:p>
      <text:p text:style-name="P4">
描述: 当前一代的乌克兰人应该尽一切可能防止将来重复恐怖和政治镇压。  - 乌克林。</text:p>
      <text:p text:style-name="P4">
图片: ['<text:a xlink:type="simple" xlink:href="https://static.ukrinform.com/photos/2023_02/thumb_files/630_360_1677395798-958.jpg" text:style-name="Internet_20_link" text:visited-style-name="Visited_20_Internet_20_Link">
630_360_16773...</text:a>
']</text:p>
      <text:p text:style-name="P4">
标签: ['Репресії', 'Війна з Росією', 'Дмитро Лубінець']</text:p>
      <text:p text:style-name="P4">
类型: Article</text:p>
      <!--METADATA-->
      <text:p text:style-name="P4">
<draw:frame draw:style-name="fr1" draw:name="Image75" text:anchor-type="as-char" svg:width="6.9236in" svg:height="3.956343in" draw:z-index="0">
<draw:image xlink:href="../Images/yкринформ/2023-05-21T12-43-43-03-00/630_360_1677395798-958.jpg" xlink:type="simple" xlink:show="embed" xlink:actuate="onLoad" draw:mime-type="image/jpeg"/>
</draw:frame>
当前一代的乌克兰人应该尽一切可能防止将来重复恐怖和政治镇压。</text:p>
      <text:p text:style-name="P4">
正如乌克林福姆报道的那样，他在[]中写道(https://t.me/dmytro_lubinetzs/2502?fbclid=IwAR14gmsy9NL-dQbvsb4agrEj--T2lL7HQxAqvbXuu9GSQoKubs1sBXAFotw)乌克兰的Verkhovna Rada专员在右 - 罗宾。</text:p>
      <text:p text:style-name="P4">
据他说，今天，在乌克兰，对政治压迫的受害者的记忆 - 数百万损失的生命，被苏联极权政权摧毁，苏联极权政权的后代在法律上并不那么合法。</text:p>
      <text:p text:style-name="P4">
为了吸引社会在乌克兰历史上的关注而开始的纪念日，这是由暴力引入共产主义意识形态引起的，以及民族记忆的复兴，对任何暴力反对人类暴力的表现的不宽容的肯定，强调专员。</text:p>
      <text:p text:style-name="P4">
<text:span text:style-name="T4">
另请阅读：</text:span>
 <text:a xlink:type="simple" xlink:href="https://www.ukrinform.ua/rubric-uarazom/3440981-dii-rosian-v-ukraini-maut-oznaki-voennih-zlociniv-politicnih-represij-i-genocidu-drobovic.html" text:style-name="Internet_20_link" text:visited-style-name="Visited_20_Internet_20_Link">
<text:span text:style-name="T4">
动作</text:span>
 <text:span text:style-name="T4">
 </text:span>
俄罗斯<text:span text:style-name="T4">
 </text:span>
乌克兰<text:span text:style-name="T4">
 </text:span>
 <text:span text:style-name="T4">
 </text:span>
 <text:span text:style-name="T4">
 </text:span>
 <text:span text:style-name="T4">
 </text:span>
符号<text:span text:style-name="T4">
军事</text:span>
 <text:span text:style-name="T4">
 </text:span>
 <text:span text:style-name="T4">
犯罪</text:span>
 <text:span text:style-name="T4">
 </text:span>
 <text:span text:style-name="T4">
 </text:span>
 <text:span text:style-name="T4">
 </text:span>
<text:span text:style-name="T5">
政治</text:span>
<text:span text:style-name="T5">
 </text:span>
<text:span text:style-name="T5">
 </text:span>
<text:span text:style-name="T5">
 </text:span>
<text:span text:style-name="T5">
 </text:span>
<text:span text:style-name="T5">
压抑</text:span>
<text:span text:style-name="T5">
 </text:span>
<text:span text:style-name="T5">
种族灭绝</text:span>
<text:span text:style-name="T5">
 </text:span>
<text:span text:style-name="T5">
 drobinovych </text:span>
*</text:a>
“没有人可以认为，在“帝国”崩溃后的30年结束时，“人民监狱”的崩溃实际上是一个由共产主义，恐怖，恐怖，酷刑，谋杀，驱逐出境的国家创造的国家将返回乌克兰，”卢宾。</text:p>
      <text:p text:style-name="P4">
根据申诉专员的说法，“ SO被称为“红色恐怖”的事件，偶然地被定罪，包括俄罗斯，反映在同一个e eocection子手的同样的sadies徒的暴行中他们的意见。 根本不是常识，俄罗斯入侵者为犯罪犯罪的动机仿佛从“红色专员”的协议中复制了。</text:p>
      <text:p text:style-name="P4">
正如Verkhovna Rada的专员所强调的那样，成千上万的乌克兰人，无论存款，社会地位，宗教和语言如何，所有人口的代表都通过恐怖和镇压再次通过。</text:p>
      <text:p text:style-name="P4">
<text:span text:style-name="T4">
另请阅读：</text:span>
 <text:a xlink:type="simple" xlink:href="https://www.ukrinform.ua/rubric-crimea/3701672-rosia-aktivizuvala-represivnu-politiku-sodo-krimskih-tatar-lubinec.html" text:style-name="Internet_20_link" text:visited-style-name="Visited_20_Internet_20_Link">
<text:span text:style-name="T4">
压抑</text:span>
</text:a>
</text:p>
      <text:p text:style-name="P4">
根据申诉专员的说法，在这个悲伤的日子里，乌克兰人在<text:a xlink:type="simple" xlink:href="https://www.ukrinform.ua/tag-vijna-z-rosieu" text:style-name="Internet_20_link" text:visited-style-name="Visited_20_Internet_20_Link">
</text:a>
俄罗斯在2014年撒了下来。</text:p>
      <text:p text:style-name="P4">
他说：“我们这一代人必须学习过去的教训，并尽一切可能防止将来重复此类事件。”</text:p>
      <text:p text:style-name="P4">
正如乌克林福姆报道的那样，庆祝乌克兰的五月第三个星期日，每年都会庆祝<text:a xlink:type="simple" xlink:href="https://www.ukrinform.ua/rubric-society/3711534-v-ukraini-vidznacaut-den-pamati-zertv-politicnih-represij.html" text:style-name="Internet_20_link" text:visited-style-name="Visited_20_Internet_20_Link">
</text:a>
 .</text:p>
      <text:p text:style-name="P4">
News Source: <text:a xlink:type="simple" xlink:href="https://www.ukrinform.ua/rubric-society/3712164-ukrainci-maut-ne-dopustiti-teroru-i-politicnih-represij-u-majbutnomu-lubinec.html" text:style-name="Internet_20_link" text:visited-style-name="Visited_20_Internet_20_Link">
https://www.ukrinform.ua/rubric-society/3712164-ukrainci-maut-ne-dopustiti-teroru-i-politicnih-represij-u-majbutnomu-lubinec.html</text:a>
</text:p>
      <!--NEWS-->
      <text:h text:style-name="P10" text:outline-level="1">
<text:span text:style-name="T4">
在被捕获的Severodonetsk中，人们生活没有污水，明亮和水</text:span>
</text:h>
      <text:p text:style-name="P4">
作者: Ukrinform (Person)</text:p>
      <text:p text:style-name="P4">
出版商: Укринформ (Organization)</text:p>
      <text:p text:style-name="P4">
出版时间: 2023-05-21T12:47:00+03:00</text:p>
      <text:p text:style-name="P4">
修改时间: 2023-05-21T12:47:00+03:00</text:p>
      <text:p text:style-name="P4">
描述: 在卢汉斯克地区的Severodonetsk，俄罗斯入侵者摧毁了污水处理系统，还剥夺了居民的光和水。  - 乌克林。</text:p>
      <text:p text:style-name="P4">
图片: ['<text:a xlink:type="simple" xlink:href="https://static.ukrinform.com/photos/2022_03/thumb_files/630_360_1648043071-320.jpg" text:style-name="Internet_20_link" text:visited-style-name="Visited_20_Internet_20_Link">
630_360_16480...</text:a>
']</text:p>
      <text:p text:style-name="P4">
标签: ['Луганщина', 'Окупація', 'Сєвєродонецьк', 'Війна з Росією']</text:p>
      <text:p text:style-name="P4">
类型: Article</text:p>
      <!--METADATA-->
      <text:p text:style-name="P4">
<draw:frame draw:style-name="fr1" draw:name="Image76" text:anchor-type="as-char" svg:width="6.9236in" svg:height="3.956343in" draw:z-index="0">
<draw:image xlink:href="../Images/yкринформ/2023-05-21T12-47-00-03-00/630_360_1648043071-320.jpg" xlink:type="simple" xlink:show="embed" xlink:actuate="onLoad" draw:mime-type="image/jpeg"/>
</draw:frame>
卢汉斯克地区的俄罗斯入侵者摧毁了下水道系统，还剥夺了居民的光和水。</text:p>
      <text:p text:style-name="P4">
关于<text:a xlink:type="simple" xlink:href="https://t.me/luganska_oda/10182" text:style-name="Internet_20_link" text:visited-style-name="Visited_20_Internet_20_Link">
</text:a>
乌克林福姆报道，向罗马弗拉森科(Roman Vlasenko)的Severodonetsk地区负责人介绍了Lugansk Ova。</text:p>
      <text:p text:style-name="P4">
“如果我们谈论我们的Severodonetsk区，即新的占领领土，那么驯服仍然非常糟糕。 没有足够的光线，饮用水。 最高缝制系统被摧毁了。”弗拉森科说。</text:p>
      <text:p text:style-name="P4">
据他说，在利西坎克塔的Rubizhnaya仍然存在类似的情况。 弗拉森科补充说，暂时占领的领土缺乏，这在医疗领域造成了问题。</text:p>
      <text:p text:style-name="P4">
“所有医疗基础设施都适用于占领军，”  - 说。</text:p>
      <text:p text:style-name="P4">
<text:span text:style-name="T4">
另请阅读：</text:span>
 <text:a xlink:type="simple" xlink:href="https://www.ukrinform.ua/rubric-regions/3712094-na-lugansini-zagarbniki-prikrivaut-vijskovij-gospital-ditacim-viddilennam.html" text:style-name="Internet_20_link" text:visited-style-name="Visited_20_Internet_20_Link">
</text:a>
他还指出<text:a xlink:type="simple" xlink:href="https://www.ukrinform.ua/tag-lugansina" text:style-name="Internet_20_link" text:visited-style-name="Visited_20_Internet_20_Link">
</text:a>
俄罗斯入侵者正在增加当地的心理压力。 根据Vlariasenko的说法，俄罗斯认证，俄罗斯化和动员仍在继续。 RVA主席补充说，这些房屋位于寻找叛徒和俄罗斯军队的居住。</text:p>
      <text:p text:style-name="P4">
同时，在卢汉斯地区的武装部队控制下，有10多只居住的笔。 他说，这主要是一个农村地区，约有200人居住。 这些领土一直在不断解雇敌人，因此优先的乌克兰当局正在向人们出口敌对行动。</text:p>
      <text:p text:style-name="P4">
如报道，<text:a xlink:type="simple" xlink:href="https://www.ukrinform.ua/rubric-regions/3710785-u-stelmahivci-na-lugansini-zalisivsa-odin-zitel-vin-vidmovlaetsa-vid-evakuacii.html" text:style-name="Internet_20_link" text:visited-style-name="Visited_20_Internet_20_Link">
</text:a>
，仍然拒绝撤离。</text:p>
      <text:p text:style-name="P4">
News Source: <text:a xlink:type="simple" xlink:href="https://www.ukrinform.ua/rubric-regions/3712165-u-zahoplenomu-severodonecku-ludi-zivut-bez-kanalizacii-svitla-ta-vodi.html" text:style-name="Internet_20_link" text:visited-style-name="Visited_20_Internet_20_Link">
https://www.ukrinform.ua/rubric-regions/3712165-u-zahoplenomu-severodonecku-ludi-zivut-bez-kanalizacii-svitla-ta-vodi.html</text:a>
</text:p>
      <!--NEWS-->
      <text:h text:style-name="P10" text:outline-level="1">
<text:span text:style-name="T4">
从Belgorod发射的导弹</text:span>
</text:h>
      <text:p text:style-name="P4">
作者: liveuamap (Language: en)</text:p>
      <text:p text:style-name="P4">
时间: 2023-05-21T12:52:33</text:p>
      <text:p text:style-name="P4">
地点: Belgorod (Latitude:50.63422 Longtitude:36.61674)</text:p>
      <text:p text:style-name="P4">
视频: []</text:p>
      <text:p text:style-name="P4">
图片: ["<text:a xlink:type="simple" xlink:href="https://liveuamap.com/pics/2023/05/21/22564398_0.jpg" text:style-name="Internet_20_link" text:visited-style-name="Visited_20_Internet_20_Link">
22564398_0.jpg</text:a>
"]</text:p>
      <text:p text:style-name="P4">
标签: ["Russia"]</text:p>
      <text:p text:style-name="P4">
Id: 22564398</text:p>
      <!--METADATA-->
      <text:p text:style-name="P4">
从Belgorod发射的导弹</text:p>
      <text:p text:style-name="P4">
<draw:frame draw:style-name="fr1" draw:name="Image77" text:anchor-type="as-char" svg:width="6.9236in" svg:height="9.200797in" draw:z-index="0">
<draw:image xlink:href="../Images/liveuamap/2023-05-21T12-52-33/22564398_0.jpg" xlink:type="simple" xlink:show="embed" xlink:actuate="onLoad" draw:mime-type="image/jpeg"/>
</draw:frame>
新闻集链接：<text:a xlink:type="simple" xlink:href="https://liveuamap.com/en/2023/21-may-missile-launches-from-belgorod-" text:style-name="Internet_20_link" text:visited-style-name="Visited_20_Internet_20_Link">
https://liveuamap.com/en/2023/21-may-missile-launches-from-belgorod-</text:a>
</text:p>
      <text:p text:style-name="P4">
News Source: <text:a xlink:type="simple" xlink:href="https://t.me/belgorod_informant/4251" text:style-name="Internet_20_link" text:visited-style-name="Visited_20_Internet_20_Link">
https://t.me/belgorod_informant/4251</text:a>
</text:p>
      <!--NEWS-->
      <text:h text:style-name="P10" text:outline-level="1">
<text:span text:style-name="T4">
Onoprienko赢得了欧洲体操冠军的黄金</text:span>
</text:h>
      <text:p text:style-name="P4">
作者: Ukrinform (Person)</text:p>
      <text:p text:style-name="P4">
出版商: Укринформ (Organization)</text:p>
      <text:p text:style-name="P4">
出版时间: 2023-05-21T12:52:37+03:00</text:p>
      <text:p text:style-name="P4">
修改时间: 2023-05-21T12:52:37+03:00</text:p>
      <text:p text:style-name="P4">
描述: 在巴库（阿塞拜疆），举行了欧洲体操锦标赛的最后决赛。  - 乌克林。</text:p>
      <text:p text:style-name="P4">
图片: ['<text:a xlink:type="simple" xlink:href="https://static.ukrinform.com/photos/2023_05/thumb_files/630_360_1684662314-407.jpg" text:style-name="Internet_20_link" text:visited-style-name="Visited_20_Internet_20_Link">
630_360_16846...</text:a>
']</text:p>
      <text:p text:style-name="P4">
标签: None</text:p>
      <text:p text:style-name="P4">
类型: Article</text:p>
      <!--METADATA-->
      <text:p text:style-name="P4">
<draw:frame draw:style-name="fr1" draw:name="Image78" text:anchor-type="as-char" svg:width="6.9236in" svg:height="3.956343in" draw:z-index="0">
<draw:image xlink:href="../Images/yкринформ/2023-05-21T12-52-37-03-00/630_360_1684662314-407.jpg" xlink:type="simple" xlink:show="embed" xlink:actuate="onLoad" draw:mime-type="image/jpeg"/>
</draw:frame>
在巴克(阿塞拜疆)举行了欧洲体操锦标赛的最后决赛。</text:p>
      <text:p text:style-name="P4">
乌克林福姆报道，该大陆的拥护者是乌克兰维多利亚·奥普里恩科(Ukrainian Onoprienko)，赢得了练习的图像。</text:p>
      <text:p text:style-name="P4">
19岁的基辅，结果比以色列阿迪·阿西·卡茨(Adi Asy Katz)领先33,250分(32,600)和保加利亚的Boryan Kalein(32,250).</text:p>
      <text:p text:style-name="P4">
<text:span text:style-name="T4">
Читайте також:</text:span>
 <text:a xlink:type="simple" xlink:href="https://www.ukrinform.ua/rubric-sports/3712027-zbirna-ukraini-zdobula-sriblo-u-komandnomu-bagatoborstvi-na-ce-z-hudoznoi-gimnastiki.html" text:style-name="Internet_20_link" text:visited-style-name="Visited_20_Internet_20_Link">
 <text:span text:style-name="T4">
гімнастики</text:span>
 </text:a>
Onoprienko还将在球，锤和丝带的决赛中表演。</text:p>
      <text:p text:style-name="P4">
照片：乌克兰的Getty Images/Global Images。</text:p>
      <text:p text:style-name="P4">
News Source: <text:a xlink:type="simple" xlink:href="https://www.ukrinform.ua/rubric-sports/3712168-onoprienko-vigrala-zoloto-cempionatu-evropi-z-hudoznoi-gimnastiki.html" text:style-name="Internet_20_link" text:visited-style-name="Visited_20_Internet_20_Link">
https://www.ukrinform.ua/rubric-sports/3712168-onoprienko-vigrala-zoloto-cempionatu-evropi-z-hudoznoi-gimnastiki.html</text:a>
</text:p>
      <!--NEWS-->
      <text:h text:style-name="P10" text:outline-level="1">
<text:span text:style-name="T4">
Biden在G7领导人的峰会之后举行了新闻发布会</text:span>
</text:h>
      <text:p text:style-name="P4">
作者: Ukrinform (Person)</text:p>
      <text:p text:style-name="P4">
出版商: Укринформ (Organization)</text:p>
      <text:p text:style-name="P4">
出版时间: 2023-05-21T12:56:00+03:00</text:p>
      <text:p text:style-name="P4">
修改时间: 2023-05-21T12:56:00+03:00</text:p>
      <text:p text:style-name="P4">
描述: 在广岛七个小组领导人的峰会之后，美国总统乔·拜登（Joe Biden）举行了新闻发布会。  - 乌克林。</text:p>
      <text:p text:style-name="P4">
图片: ['<text:a xlink:type="simple" xlink:href="https://static.ukrinform.com/photos/2022_08/thumb_files/630_360_1661924112-875.jpg" text:style-name="Internet_20_link" text:visited-style-name="Visited_20_Internet_20_Link">
630_360_16619...</text:a>
']</text:p>
      <text:p text:style-name="P4">
标签: ['Байден', 'США', 'Велика сімка']</text:p>
      <text:p text:style-name="P4">
类型: Article</text:p>
      <!--METADATA-->
      <text:p text:style-name="P4">
<draw:frame draw:style-name="fr1" draw:name="Image79" text:anchor-type="as-char" svg:width="6.9236in" svg:height="3.956343in" draw:z-index="0">
<draw:image xlink:href="../Images/yкринформ/2023-05-21T12-56-00-03-00/630_360_1661924112-875.jpg" xlink:type="simple" xlink:show="embed" xlink:actuate="onLoad" draw:mime-type="image/jpeg"/>
</draw:frame>
总统乔·拜登(Joe Biden)在广岛七个团体领导人的峰会之后举行了新闻发布会。</text:p>
      <text:p text:style-name="P4">
根据乌克林福姆的说法，广播生活在乌克兰人的翻译中<text:a xlink:type="simple" xlink:href="https://www.youtube.com/watch" text:style-name="Internet_20_link" text:visited-style-name="Visited_20_Internet_20_Link">
</text:a>
 <text:a xlink:type="simple" xlink:href="https://www.youtube.com/@holosameryky/featured" text:style-name="Internet_20_link" text:visited-style-name="Visited_20_Internet_20_Link">
</text:a>
 <text:a xlink:type="simple" xlink:href="https://www.youtube.com/watch" text:style-name="Internet_20_link" text:visited-style-name="Visited_20_Internet_20_Link">
</text:a>
<text:span text:style-name="T4">
另请阅读：</text:span>
 <text:a xlink:type="simple" xlink:href="https://www.ukrinform.ua/rubric-ato/3711575-ssa-pidtrimali-koaliciu-vinisuvaciv-zelenskij-vitae-risenna-bajdena.html" text:style-name="Internet_20_link" text:visited-style-name="Visited_20_Internet_20_Link">
<text:span text:style-name="T4">
 biden </text:span>
</text:a>
我们将提醒，在日本，即将到来的“七组”的第48峰会。 峰会的参与者考虑了确保稳定的经济的方法，包括塔罗斯西亚侵略对乌克兰的冠状病毒大流行的后果。</text:p>
      <text:p text:style-name="P4">
据报道，乌克兰沃罗迪米尔·泽伦斯基总统和美国总统乔布德已经<text:a xlink:type="simple" xlink:href="https://www.ukrinform.ua/rubric-polytics/3712084-zelenskij-i-bajden-rozpocali-zustric-u-hirosimi.html" text:style-name="Internet_20_link" text:visited-style-name="Visited_20_Internet_20_Link">
</text:a>
他们讨论了进一步的互动<text:a xlink:type="simple" xlink:href="https://www.ukrinform.ua/rubric-polytics/3712130-zelenskij-obgovoriv-iz-bajdenom-posilenna-oboronnih-mozlivostej-ukraini.html" text:style-name="Internet_20_link" text:visited-style-name="Visited_20_Internet_20_Link">
</text:a>
 .</text:p>
      <text:p text:style-name="P4">
News Source: <text:a xlink:type="simple" xlink:href="https://www.ukrinform.ua/rubric-world/3712062-bajden-dae-preskonferenciu-za-pidsumkami-samitu-lideriv-g7.html" text:style-name="Internet_20_link" text:visited-style-name="Visited_20_Internet_20_Link">
https://www.ukrinform.ua/rubric-world/3712062-bajden-dae-preskonferenciu-za-pidsumkami-samitu-lideriv-g7.html</text:a>
</text:p>
      <!--NEWS-->
      <text:h text:style-name="P10" text:outline-level="1">
<text:span text:style-name="T4">
俄罗斯黑客对乌克兰的事工和媒体进行了双重网络攻击 - 传播的国家秘书处</text:span>
</text:h>
      <text:p text:style-name="P4">
作者: Ukrinform (Person)</text:p>
      <text:p text:style-name="P4">
出版商: Укринформ (Organization)</text:p>
      <text:p text:style-name="P4">
出版时间: 2023-05-21T13:04:33+03:00</text:p>
      <text:p text:style-name="P4">
修改时间: 2023-05-21T13:04:33+03:00</text:p>
      <text:p text:style-name="P4">
描述: 4月，俄罗斯黑客诉诸于不寻常的基督教徒，包括双网络攻击和信息影响力的操作。  - 乌克林。</text:p>
      <text:p text:style-name="P4">
图片: ['<text:a xlink:type="simple" xlink:href="https://static.ukrinform.com/photos/2020_08/thumb_files/630_360_1597991697-815.jpg" text:style-name="Internet_20_link" text:visited-style-name="Visited_20_Internet_20_Link">
630_360_15979...</text:a>
']</text:p>
      <text:p text:style-name="P4">
标签: ['Кібератака', 'ЗМІ', "Держспецзв'язку", 'Росія', 'Хакери']</text:p>
      <text:p text:style-name="P4">
类型: Article</text:p>
      <!--METADATA-->
      <text:p text:style-name="P4">
<draw:frame draw:style-name="fr1" draw:name="Image80" text:anchor-type="as-char" svg:width="6.9236in" svg:height="3.956343in" draw:z-index="0">
<draw:image xlink:href="../Images/yкринформ/2023-05-21T13-04-33-03-00/630_360_1597991697-815.jpg" xlink:type="simple" xlink:show="embed" xlink:actuate="onLoad" draw:mime-type="image/jpeg"/>
</draw:frame>
4月，黑客诉诸于一项不寻常的Kyerperative操作，该操作由双胞胎网络攻击和信息影响力组成。</text:p>
      <text:p text:style-name="P4">
在[]中报道了乌克兰的特殊传播和信息保护服务(https://t.me/dsszzi_official/5842?fbclid=IwAR3p5XlVmnHKYdOHtfGWB04Eo2k1lGDqMZRan2F7TBgi5wkNzOnUHpv_hr4)，报道乌克林福姆。</text:p>
      <text:p text:style-name="P4">
“最初，网络攻击发生在乌克兰的一个部门，然后是乌克兰人之一<text:a xlink:type="simple" xlink:href="https://www.ukrinform.ua/tag-zmi" text:style-name="Internet_20_link" text:visited-style-name="Visited_20_Internet_20_Link">
</text:a>
。 该服务说：“黑客入侵了该版本，并发表了有关该部骨折的新闻，并批评了Cert-UA活动。”</text:p>
      <text:p text:style-name="P4">
国家安全局认为，以这种方式，敌人试图召唤乌克兰人不信任媒体和国家机构。</text:p>
      <text:p text:style-name="P4">
<text:span text:style-name="T4">
另请阅读：</text:span>
 <text:a xlink:type="simple" xlink:href="https://www.ukrinform.ua/rubric-technology/3710022-ukraina-oficijno-priednalasa-do-centru-kiberzahistu-nato.html" text:style-name="Internet_20_link" text:visited-style-name="Visited_20_Internet_20_Link">
<text:span text:style-name="T4">
乌克兰</text:span>
 <text:span text:style-name="T4">
 </text:span>
正式<text:span text:style-name="T4">
 </text:span>
 <text:span text:style-name="T4">
 </text:span>
加入<text:span text:style-name="T4">
中心</text:span>
网络防御<text:span text:style-name="T4">
 </text:span>
 <text:span text:style-name="T4">
 </text:span>
 <text:span text:style-name="T4">
 nato </text:span>
</text:a>
据报道，与国家秘书处合作的计算机非凡事件的政府响应团队已在手动模式下以超过700 kberincyders和网络攻击进行了工作，其中151次发生在4月期间。</text:p>
      <text:p text:style-name="P4">
News Source: <text:a xlink:type="simple" xlink:href="https://www.ukrinform.ua/rubric-technology/3712173-rosijski-hakeri-zdijsnili-podvijnu-kiberataku-proti-ministerstva-i-zmi-ukraini-derzspeczvazku.html" text:style-name="Internet_20_link" text:visited-style-name="Visited_20_Internet_20_Link">
https://www.ukrinform.ua/rubric-technology/3712173-rosijski-hakeri-zdijsnili-podvijnu-kiberataku-proti-ministerstva-i-zmi-ukraini-derzspeczvazku.html</text:a>
</text:p>
      <!--NEWS-->
      <text:h text:style-name="P10" text:outline-level="1">
<text:span text:style-name="T4">
武装部队每天摧毁了三家公司和五个俄罗斯人朝塔夫里亚方向销毁</text:span>
</text:h>
      <text:p text:style-name="P4">
作者: Ukrinform (Person)</text:p>
      <text:p text:style-name="P4">
出版商: Укринформ (Organization)</text:p>
      <text:p text:style-name="P4">
出版时间: 2023-05-21T13:10:00+03:00</text:p>
      <text:p text:style-name="P4">
修改时间: 2023-05-21T13:10:00+03:00</text:p>
      <text:p text:style-name="P4">
描述: 白天，塔夫里斯克（Tavriysk）方向的国防军执行了1006项火灾任务，摧毁并损坏了22架俄罗斯入侵者的武器和军事装备。  - 乌克林。</text:p>
      <text:p text:style-name="P4">
图片: ['<text:a xlink:type="simple" xlink:href="https://static.ukrinform.com/photos/2023_05/thumb_files/630_360_1684663721-294.jpg" text:style-name="Internet_20_link" text:visited-style-name="Visited_20_Internet_20_Link">
630_360_16846...</text:a>
']</text:p>
      <text:p text:style-name="P4">
标签: ['ЗСУ', 'Війна з Росією']</text:p>
      <text:p text:style-name="P4">
类型: Article</text:p>
      <!--METADATA-->
      <text:p text:style-name="P4">
<draw:frame draw:style-name="fr1" draw:name="Image81" text:anchor-type="as-char" svg:width="6.9236in" svg:height="3.956343in" draw:z-index="0">
<draw:image xlink:href="../Images/yкринформ/2023-05-21T13-10-00-03-00/630_360_1684663721-294.jpg" xlink:type="simple" xlink:show="embed" xlink:actuate="onLoad" draw:mime-type="image/jpeg"/>
</draw:frame>
每天塔夫里亚(Tavriya)方向的塔夫里斯卡亚(Tavriyskaya Silas)执行了1006项火灾任务，摧毁并损坏了22个武器和军事装备。</text:p>
      <text:p text:style-name="P4">
这是由塔夫里亚部队的运营战略组织的指挥官报道的<text:a xlink:type="simple" xlink:href="https://t.me/otarnavskiy/91" text:style-name="Internet_20_link" text:visited-style-name="Visited_20_Internet_20_Link">
</text:a>
，报道乌克林福姆。</text:p>
      <text:p text:style-name="P4">
“塔夫里斯基方向部队的导弹部队和炮兵部队已经完成了1006项火灾。 大师杀死的敌人的损失几乎是三口。”塔纳夫斯基说。</text:p>
      <text:p text:style-name="P4">
他还告知，在指定的时间里，塔夫里斯卡亚(Tavriyskaya)的国防军被摧毁并损坏了22架武器，<text:a xlink:type="simple" xlink:href="https://www.ukrinform.ua/tag-vijskova-tehnika" text:style-name="Internet_20_link" text:visited-style-name="Visited_20_Internet_20_Link">
</text:a>
敌人。 特别是，2个坦克，4个BMP，BBM，APC，MTLB，Strizh-3、2个无人机“ Orlan-10”，UAV“ Zala”。此外，据他所说，5个通风机的仓库被破坏了。</text:p>
      <text:p text:style-name="P4">
<text:span text:style-name="T4">
另请阅读：</text:span>
 <text:a xlink:type="simple" xlink:href="https://www.ukrinform.ua/rubric-ato/3712115-povitrani-sili-znisili-cotiri-sahedi-na-shidnomu-napramku.html" text:style-name="Internet_20_link" text:visited-style-name="Visited_20_Internet_20_Link">
<text:span text:style-name="T4">
被摧毁</text:span>
</text:a>
据报道，乌克兰的国防军从2022年2月24日至2023年5月21日<text:a xlink:type="simple" xlink:href="https://www.ukrinform.ua/rubric-vidbudova/3712066-zsu-znisili-vze-203-160-rosijskih-zagarbnikiv.html" text:style-name="Internet_20_link" text:visited-style-name="Visited_20_Internet_20_Link">
</text:a>
，其中730个 - 在过去的一天中。</text:p>
      <text:p text:style-name="P4">
<text:span text:style-name="T5">
opto说明konstantin liber</text:span>
</text:p>
      <text:p text:style-name="P4">
News Source: <text:a xlink:type="simple" xlink:href="https://www.ukrinform.ua/rubric-ato/3712177-zsu-za-dobu-znisili-tri-roti-i-pat-skladiv-boepripasiv-rosian-na-tavrijskomu-napramku.html" text:style-name="Internet_20_link" text:visited-style-name="Visited_20_Internet_20_Link">
https://www.ukrinform.ua/rubric-ato/3712177-zsu-za-dobu-znisili-tri-roti-i-pat-skladiv-boepripasiv-rosian-na-tavrijskomu-napramku.html</text:a>
</text:p>
      <!--NEWS-->
      <text:h text:style-name="P10" text:outline-level="1">
<text:span text:style-name="T4">
1人因俄罗斯导弹罢工在哈尔基夫附近的泰西氏村受伤</text:span>
</text:h>
      <text:p text:style-name="P4">
作者: liveuamap (Language: en)</text:p>
      <text:p text:style-name="P4">
时间: 2023-05-21T13:16:02</text:p>
      <text:p text:style-name="P4">
地点: Kharkiv (Latitude:50.0794 Longtitude:36.3862)</text:p>
      <text:p text:style-name="P4">
视频: []</text:p>
      <text:p text:style-name="P4">
图片: []</text:p>
      <text:p text:style-name="P4">
标签: []</text:p>
      <text:p text:style-name="P4">
Id: 22564399</text:p>
      <!--METADATA-->
      <text:p text:style-name="P4">
1人因在哈基夫附近的泰西氏村俄罗斯导弹罢工而受伤</text:p>
      <text:p text:style-name="P4">
新闻集链接：<text:a xlink:type="simple" xlink:href="https://liveuamap.com/en/2023/21-may-1-person-wounded-as-result-of-russian-missile-strike" text:style-name="Internet_20_link" text:visited-style-name="Visited_20_Internet_20_Link">
https://liveuamap.com/en/2023/21-may-1-person-wounded-as-result-of-俄罗斯 - 俄罗斯 - 密西西比州 - 雷神</text:a>
</text:p>
      <text:p text:style-name="P4">
News Source: <text:a xlink:type="simple" xlink:href="https://t.me/huyovy_kharkiv/110184" text:style-name="Internet_20_link" text:visited-style-name="Visited_20_Internet_20_Link">
https://t.me/huyovy_kharkiv/110184</text:a>
</text:p>
      <!--NEWS-->
      <text:h text:style-name="P10" text:outline-level="1">
<text:span text:style-name="T4">
在伯丹斯克，机场地区发生了爆炸</text:span>
</text:h>
      <text:p text:style-name="P4">
作者: Ukrinform (Person)</text:p>
      <text:p text:style-name="P4">
出版商: Укринформ (Organization)</text:p>
      <text:p text:style-name="P4">
出版时间: 2023-05-21T13:18:23+03:00</text:p>
      <text:p text:style-name="P4">
修改时间: 2023-05-21T13:18:23+03:00</text:p>
      <text:p text:style-name="P4">
描述: 早晨，在被俘虏机场地区的早晨爆炸占领了伯丹斯克。  - 乌克林。</text:p>
      <text:p text:style-name="P4">
图片: ['<text:a xlink:type="simple" xlink:href="https://static.ukrinform.com/photos/2023_05/thumb_files/630_360_1684664173-383.jpeg" text:style-name="Internet_20_link" text:visited-style-name="Visited_20_Internet_20_Link">
630_360_16846...</text:a>
']</text:p>
      <text:p text:style-name="P4">
标签: ['Бердянськ', 'Вибух', 'Війна з Росією']</text:p>
      <text:p text:style-name="P4">
类型: Article</text:p>
      <!--METADATA-->
      <text:p text:style-name="P4">
<draw:frame draw:style-name="fr1" draw:name="Image82" text:anchor-type="as-char" svg:width="6.9236in" svg:height="3.956343in" draw:z-index="0">
<draw:image xlink:href="../Images/yкринформ/2023-05-21T13-18-23-03-00/630_360_1684664173-383.jpeg" xlink:type="simple" xlink:show="embed" xlink:actuate="onLoad" draw:mime-type="image/jpeg"/>
</draw:frame>
据估计，早晨，被俘虏的Aeroport地区的早晨爆炸被占领的Berdyansk。</text:p>
      <text:p text:style-name="P4">
关于<text:a xlink:type="simple" xlink:href="https://t.me/ivan_fedorov_melitopol/2052" text:style-name="Internet_20_link" text:visited-style-name="Visited_20_Internet_20_Link">
</text:a>
据报道，梅利托波尔市董事长伊万·费多罗夫(Ivan Fedorov)报道说。</text:p>
      <text:p text:style-name="P4">
“占领者即使在深处也是不安的：军事基地正在爆炸，“准确”的防空失败。今天，在凌晨4点，棉花系列提高了贝迪安斯克入侵者的纳米瘤。爆炸是如此强大，以至于居民的居民北部周围的定居点，”  - 写Fedorov。</text:p>
      <text:p text:style-name="P4">
据他说，入侵者在出版物中报道了“成功的工作<text:a xlink:type="simple" xlink:href="https://www.ukrinform.ua/tag-ppo" text:style-name="Internet_20_link" text:visited-style-name="Visited_20_Internet_20_Link">
</text:a>
”，但是，当地居民在被俘虏的机场区域看到了消防员大火。</text:p>
      <text:p text:style-name="P4">
<text:span text:style-name="T4">
另请阅读：</text:span>
 <text:a xlink:type="simple" xlink:href="https://www.ukrinform.ua/rubric-regions/3704082-u-berdansku-rosiani-rvut-ukrainski-pasporti-pid-cas-perevirki-dokumentiv.html" text:style-name="Internet_20_link" text:visited-style-name="Visited_20_Internet_20_Link">
<text:span text:style-name="T4">
 berdyansk </text:span>
</text:a>
同时，在武装部队总司令的战略沟通管理中(https://t.me/AFUStratCom/17480)由于夜间罢工，Siliobron撞到了伯迪安斯克入侵者的一名单位的总部。 损失已澄清。</text:p>
      <text:p text:style-name="P4">
据报道，武装部队的总人员告知，西尔伯伦飞机在敌人金牛座设备的人员集中的领域进行了10次跳动。 也破坏了四张不同类型的震惊和七个情报文件。</text:p>
      <text:p text:style-name="P4">
导弹部队和炮兵部队对四个地区的军事装备，弹药组成，4个炮兵部队，1个防空和另一个重要目的感到惊讶。</text:p>
      <text:p text:style-name="P4">
News Source: <text:a xlink:type="simple" xlink:href="https://www.ukrinform.ua/rubric-ato/3712180-u-berdansku-prolunali-vibuhi-v-rajoni-aeroportu.html" text:style-name="Internet_20_link" text:visited-style-name="Visited_20_Internet_20_Link">
https://www.ukrinform.ua/rubric-ato/3712180-u-berdansku-prolunali-vibuhi-v-rajoni-aeroportu.html</text:a>
</text:p>
      <!--NEWS-->
      <text:h text:style-name="P10" text:outline-level="1">
<text:span text:style-name="T4">
在Bykivna，对政治镇压受害者的记忆很荣幸</text:span>
</text:h>
      <text:p text:style-name="P4">
作者: Ukrinform (Person)</text:p>
      <text:p text:style-name="P4">
出版商: Укринформ (Organization)</text:p>
      <text:p text:style-name="P4">
出版时间: 2023-05-21T13:23:00+03:00</text:p>
      <text:p text:style-name="P4">
修改时间: 2023-05-21T13:23:00+03:00</text:p>
      <text:p text:style-name="P4">
描述: 在基辅附近的国家历史和纪念保护区“ Bykivnyansky Tombs”中，纪念了共产主义极权政权的受害者。  - 乌克林。</text:p>
      <text:p text:style-name="P4">
图片: ['<text:a xlink:type="simple" xlink:href="https://static.ukrinform.com/photos/2023_05/thumb_files/630_360_1684664423-5622.jpeg" text:style-name="Internet_20_link" text:visited-style-name="Visited_20_Internet_20_Link">
630_360_16846...</text:a>
', '<text:a xlink:type="simple" xlink:href="https://static.ukrinform.com/photos/2023_05/1684664423-2849.jpeg" text:style-name="Internet_20_link" text:visited-style-name="Visited_20_Internet_20_Link">
1684664423-28...</text:a>
', '<text:a xlink:type="simple" xlink:href="https://static.ukrinform.com/photos/2023_05/thumb_files/630_360_1684664424-4131.jpeg" text:style-name="Internet_20_link" text:visited-style-name="Visited_20_Internet_20_Link">
630_360_16846...</text:a>
', '<text:a xlink:type="simple" xlink:href="https://static.ukrinform.com/photos/2023_05/thumb_files/630_360_1684664423-2699.jpeg" text:style-name="Internet_20_link" text:visited-style-name="Visited_20_Internet_20_Link">
630_360_16846...</text:a>
', '<text:a xlink:type="simple" xlink:href="https://static.ukrinform.com/photos/2023_05/thumb_files/630_360_1684664423-9607.jpeg" text:style-name="Internet_20_link" text:visited-style-name="Visited_20_Internet_20_Link">
630_360_16846...</text:a>
', '<text:a xlink:type="simple" xlink:href="https://static.ukrinform.com/photos/2023_05/thumb_files/630_360_1684664423-6044.jpeg" text:style-name="Internet_20_link" text:visited-style-name="Visited_20_Internet_20_Link">
630_360_16846...</text:a>
', '<text:a xlink:type="simple" xlink:href="https://static.ukrinform.com/photos/2023_05/thumb_files/630_360_1684664423-2849.jpeg" text:style-name="Internet_20_link" text:visited-style-name="Visited_20_Internet_20_Link">
630_360_16846...</text:a>
', '<text:a xlink:type="simple" xlink:href="https://static.ukrinform.com/photos/2023_05/thumb_files/630_360_1684664423-5471.jpeg" text:style-name="Internet_20_link" text:visited-style-name="Visited_20_Internet_20_Link">
630_360_16846...</text:a>
', '<text:a xlink:type="simple" xlink:href="https://static.ukrinform.com/photos/2023_05/thumb_files/630_360_1684664425-9295.jpeg" text:style-name="Internet_20_link" text:visited-style-name="Visited_20_Internet_20_Link">
630_360_16846...</text:a>
', '<text:a xlink:type="simple" xlink:href="https://static.ukrinform.com/photos/2023_05/thumb_files/630_360_1684664425-2697.jpeg" text:style-name="Internet_20_link" text:visited-style-name="Visited_20_Internet_20_Link">
630_360_16846...</text:a>
', '<text:a xlink:type="simple" xlink:href="https://static.ukrinform.com/photos/2023_05/thumb_files/630_360_1684664425-8825.jpeg" text:style-name="Internet_20_link" text:visited-style-name="Visited_20_Internet_20_Link">
630_360_16846...</text:a>
', '<text:a xlink:type="simple" xlink:href="https://static.ukrinform.com/photos/2023_05/thumb_files/630_360_1684664425-9617.jpeg" text:style-name="Internet_20_link" text:visited-style-name="Visited_20_Internet_20_Link">
630_360_16846...</text:a>
', '<text:a xlink:type="simple" xlink:href="https://static.ukrinform.com/photos/2023_05/thumb_files/630_360_1684664425-5397.jpeg" text:style-name="Internet_20_link" text:visited-style-name="Visited_20_Internet_20_Link">
630_360_16846...</text:a>
', '<text:a xlink:type="simple" xlink:href="https://static.ukrinform.com/photos/2023_05/thumb_files/630_360_1684664425-2812.jpeg" text:style-name="Internet_20_link" text:visited-style-name="Visited_20_Internet_20_Link">
630_360_16846...</text:a>
', '<text:a xlink:type="simple" xlink:href="https://static.ukrinform.com/photos/2023_05/thumb_files/630_360_1684664426-4793.jpeg" text:style-name="Internet_20_link" text:visited-style-name="Visited_20_Internet_20_Link">
630_360_16846...</text:a>
', '<text:a xlink:type="simple" xlink:href="https://static.ukrinform.com/photos/2023_05/thumb_files/630_360_1684664426-1492.jpeg" text:style-name="Internet_20_link" text:visited-style-name="Visited_20_Internet_20_Link">
630_360_16846...</text:a>
', '<text:a xlink:type="simple" xlink:href="https://static.ukrinform.com/photos/2023_05/thumb_files/630_360_1684664426-9208.jpeg" text:style-name="Internet_20_link" text:visited-style-name="Visited_20_Internet_20_Link">
630_360_16846...</text:a>
', '<text:a xlink:type="simple" xlink:href="https://static.ukrinform.com/photos/2023_05/thumb_files/630_360_1684664426-6599.jpeg" text:style-name="Internet_20_link" text:visited-style-name="Visited_20_Internet_20_Link">
630_360_16846...</text:a>
', '<text:a xlink:type="simple" xlink:href="https://static.ukrinform.com/photos/2023_05/thumb_files/630_360_1684664427-8987.jpeg" text:style-name="Internet_20_link" text:visited-style-name="Visited_20_Internet_20_Link">
630_360_16846...</text:a>
', '<text:a xlink:type="simple" xlink:href="https://static.ukrinform.com/photos/2023_05/thumb_files/630_360_1684664426-2101.jpeg" text:style-name="Internet_20_link" text:visited-style-name="Visited_20_Internet_20_Link">
630_360_16846...</text:a>
']</text:p>
      <text:p text:style-name="P4">
标签: None</text:p>
      <text:p text:style-name="P4">
类型: Article</text:p>
      <!--METADATA-->
      <text:p text:style-name="P4">
<draw:frame draw:style-name="fr1" draw:name="Image83" text:anchor-type="as-char" svg:width="6.9236in" svg:height="3.956343in" draw:z-index="0">
<draw:image xlink:href="../Images/yкринформ/2023-05-21T13-23-00-03-00/630_360_1684664423-5622.jpeg" xlink:type="simple" xlink:show="embed" xlink:actuate="onLoad" draw:mime-type="image/jpeg"/>
</draw:frame>
Bikivnyansky坟墓，比基尼斯基山历史和纪念保护区纪念了共产主义极权政权的受害者。</text:p>
      <text:p text:style-name="P4">
根据乌克林的通讯员的说法，斯大林恐怖的纪念馆于1937年至1941年，并于1940年被塔维达(Tavida)的波尔斯(Poles)铺设。</text:p>
      <text:p text:style-name="P4">
特别是，Mkip Head，Oleksandr Tkachenko，Vladimir Tilishchak，Izasvishchak，NZ科学工作总干事Tatiana Sheptytska，参与了极权主义者镇压受害者的纪念。</text:p>
      <text:p text:style-name="P4">
“极权政权使受害者遭受痛苦。这既是俄罗斯帝国期间，又是苏联期间，乌克兰人和波兰人因政治镇压而被枪杀。不幸的是，与极权主义政权的后果相关的悲伤命运。当前的俄罗斯俄罗斯当前的俄罗斯俄罗斯政权继续采取同样的政策 - 谋杀和平人民，销售的遗产和培养数十万生命。”</text:p>
      <text:p text:style-name="P4">
<draw:frame draw:style-name="fr1" draw:name="Image84" text:anchor-type="as-char" svg:width="6.9236in" svg:height="4.615733in" draw:z-index="0">
<draw:image xlink:href="../Images/yкринформ/2023-05-21T13-23-00-03-00/1684664423-2849.jpeg" xlink:type="simple" xlink:show="embed" xlink:actuate="onLoad" draw:mime-type="image/jpeg"/>
</draw:frame>
他还强调，有必要保持对1937  -  1941年事件的记忆，以使将来不可能“以俄罗斯极权政权的形式出现新魔鬼”。</text:p>
      <text:p text:style-name="P4">
<text:span text:style-name="T4">
另请阅读：</text:span>
 <text:a xlink:type="simple" xlink:href="https://www.ukrinform.ua/rubric-society/3712164-ukrainci-maut-ne-dopustiti-teroru-i-politicnih-represij-u-majbutnomu-lubinec.html" text:style-name="Internet_20_link" text:visited-style-name="Visited_20_Internet_20_Link">
<text:span text:style-name="T4">
 lubin </text:span>
</text:a>
</text:p>
      <text:p text:style-name="P4">
据乌克林福姆报道，今天5月21日在乌克兰<text:a xlink:type="simple" xlink:href="https://www.ukrinform.ua/rubric-society/3711534-v-ukraini-vidznacaut-den-pamati-zertv-politicnih-represij.html" text:style-name="Internet_20_link" text:visited-style-name="Visited_20_Internet_20_Link">
</text:a>
据历史学家称，埋葬在拜克纳的射击总数的范围从20到1万人不等。 迄今为止，已经建立了18.5万乌克兰人和约3.5万名波兰精英代表的名字，该代表已建立在拜基夫纳。 拜基夫纳的波兰军事公墓于2012年9月开业。</text:p>
      <text:p text:style-name="P4">
News Source: <text:a xlink:type="simple" xlink:href="https://www.ukrinform.ua/rubric-society/3712181-u-bikivni-vsanuvali-pamat-zertv-politicnih-represij.html" text:style-name="Internet_20_link" text:visited-style-name="Visited_20_Internet_20_Link">
https://www.ukrinform.ua/rubric-society/3712181-u-bikivni-vsanuvali-pamat-zertv-politicnih-represij.html</text:a>
</text:p>
      <!--NEWS-->
      <text:h text:style-name="P10" text:outline-level="1">
<text:span text:style-name="T4">
俄罗斯人向赫尔森地区的村庄开火 - 受损的平民基础设施</text:span>
</text:h>
      <text:p text:style-name="P4">
作者: Ukrinform (Person)</text:p>
      <text:p text:style-name="P4">
出版商: Укринформ (Organization)</text:p>
      <text:p text:style-name="P4">
出版时间: 2023-05-21T13:27:00+03:00</text:p>
      <text:p text:style-name="P4">
修改时间: 2023-05-21T13:27:00+03:00</text:p>
      <text:p text:style-name="P4">
描述: 在托管和Stanislav Kherson地区，12所房屋，一间文化屋，一家商店和另外两座建筑物的销售中，损坏了任何一无所获。  - 乌克林。</text:p>
      <text:p text:style-name="P4">
图片: ['<text:a xlink:type="simple" xlink:href="https://static.ukrinform.com/photos/2023_05/thumb_files/630_360_1684664497-315.jpeg" text:style-name="Internet_20_link" text:visited-style-name="Visited_20_Internet_20_Link">
630_360_16846...</text:a>
', '<text:a xlink:type="simple" xlink:href="https://static.ukrinform.com/photos/2023_05/thumb_files/630_360_1684664463-9396.jpeg" text:style-name="Internet_20_link" text:visited-style-name="Visited_20_Internet_20_Link">
630_360_16846...</text:a>
', '<text:a xlink:type="simple" xlink:href="https://static.ukrinform.com/photos/2023_05/thumb_files/630_360_1684664425-6301.jpeg" text:style-name="Internet_20_link" text:visited-style-name="Visited_20_Internet_20_Link">
630_360_16846...</text:a>
', '<text:a xlink:type="simple" xlink:href="https://static.ukrinform.com/photos/2023_05/thumb_files/630_360_1684664428-2132.jpeg" text:style-name="Internet_20_link" text:visited-style-name="Visited_20_Internet_20_Link">
630_360_16846...</text:a>
', '<text:a xlink:type="simple" xlink:href="https://static.ukrinform.com/photos/2023_05/thumb_files/630_360_1684664432-9230.jpeg" text:style-name="Internet_20_link" text:visited-style-name="Visited_20_Internet_20_Link">
630_360_16846...</text:a>
', '<text:a xlink:type="simple" xlink:href="https://static.ukrinform.com/photos/2023_05/thumb_files/630_360_1684664444-7960.jpeg" text:style-name="Internet_20_link" text:visited-style-name="Visited_20_Internet_20_Link">
630_360_16846...</text:a>
', '<text:a xlink:type="simple" xlink:href="https://static.ukrinform.com/photos/2023_05/thumb_files/630_360_1684664467-1790.jpeg" text:style-name="Internet_20_link" text:visited-style-name="Visited_20_Internet_20_Link">
630_360_16846...</text:a>
']</text:p>
      <text:p text:style-name="P4">
标签: ['Будинок', 'Херсонщина', 'Обстріл', 'Війна з Росією']</text:p>
      <text:p text:style-name="P4">
类型: Article</text:p>
      <!--METADATA-->
      <text:p text:style-name="P4">
<draw:frame draw:style-name="fr1" draw:name="Image85" text:anchor-type="as-char" svg:width="6.9236in" svg:height="3.956343in" draw:z-index="0">
<draw:image xlink:href="../Images/yкринформ/2023-05-21T13-27-00-03-00/630_360_1684664497-315.jpeg" xlink:type="simple" xlink:show="embed" xlink:actuate="onLoad" draw:mime-type="image/jpeg"/>
</draw:frame>
白天，托管和斯坦尼斯拉夫·赫尔森地区的炮击，12所房屋，一个文化屋，一家商店和另外两座建筑物受到损害。</text:p>
      <text:p text:style-name="P4">
关于<text:a xlink:type="simple" xlink:href="https://t.me/khersonskaODA/6007" text:style-name="Internet_20_link" text:visited-style-name="Visited_20_Internet_20_Link">
</text:a>
乌克林福姆报道说，霍尔森OVA报道。</text:p>
      <text:p text:style-name="P4">
“俄罗斯航空继续<text:a xlink:type="simple" xlink:href="https://www.ukrinform.ua/tag-obstril" text:style-name="Internet_20_link" text:visited-style-name="Visited_20_Internet_20_Link">
</text:a>
Postanislav。 由于夜晚的打击，村庄的无机驾驶仪式损坏了12个OSEL，文化之家，商店和另外两座平民建筑物。”节目写道。</text:p>
      <text:p text:style-name="P4">
<draw:frame draw:style-name="fr1" draw:name="Image86" text:anchor-type="as-char" svg:width="6.9236in" svg:height="3.956343in" draw:z-index="0">
<draw:image xlink:href="../Images/yкринформ/2023-05-21T13-27-00-03-00/630_360_1684664463-9396.jpeg" xlink:type="simple" xlink:show="embed" xlink:actuate="onLoad" draw:mime-type="image/jpeg"/>
</draw:frame>
俄罗斯 - 由霍尔森地区 /赫尔森地区政府运营的村庄的解雇。(这)  <text:a xlink:type="simple" xlink:href="https://static.ukrinform.com/photos/2023_05/1684664463-9396.jpeg" text:style-name="Internet_20_link" text:visited-style-name="Visited_20_Internet_20_Link">
 <draw:frame draw:style-name="fr1" draw:name="Image87" text:anchor-type="as-char" svg:width="6.9236in" svg:height="3.956343in" draw:z-index="0">
<draw:image xlink:href="../Images/yкринформ/2023-05-21T13-27-00-03-00/630_360_1684664463-9396.jpeg" xlink:type="simple" xlink:show="embed" xlink:actuate="onLoad" draw:mime-type="image/jpeg"/>
</draw:frame>
</text:a>
 <text:a xlink:type="simple" xlink:href="https://static.ukrinform.com/photos/2023_05/1684664425-6301.jpeg" text:style-name="Internet_20_link" text:visited-style-name="Visited_20_Internet_20_Link">
<draw:frame draw:style-name="fr1" draw:name="Image88" text:anchor-type="as-char" svg:width="6.9236in" svg:height="3.956343in" draw:z-index="0">
<draw:image xlink:href="../Images/yкринформ/2023-05-21T13-27-00-03-00/630_360_1684664425-6301.jpeg" xlink:type="simple" xlink:show="embed" xlink:actuate="onLoad" draw:mime-type="image/jpeg"/>
</draw:frame>
</text:a>
 <text:a xlink:type="simple" xlink:href="https://static.ukrinform.com/photos/2023_05/1684664428-2132.jpeg" text:style-name="Internet_20_link" text:visited-style-name="Visited_20_Internet_20_Link">
<draw:frame draw:style-name="fr1" draw:name="Image89" text:anchor-type="as-char" svg:width="6.9236in" svg:height="3.956343in" draw:z-index="0">
<draw:image xlink:href="../Images/yкринформ/2023-05-21T13-27-00-03-00/630_360_1684664428-2132.jpeg" xlink:type="simple" xlink:show="embed" xlink:actuate="onLoad" draw:mime-type="image/jpeg"/>
</draw:frame>
</text:a>
 <text:a xlink:type="simple" xlink:href="https://static.ukrinform.com/photos/2023_05/1684664432-9230.jpeg" text:style-name="Internet_20_link" text:visited-style-name="Visited_20_Internet_20_Link">
<draw:frame draw:style-name="fr1" draw:name="Image90" text:anchor-type="as-char" svg:width="6.9236in" svg:height="3.956343in" draw:z-index="0">
<draw:image xlink:href="../Images/yкринформ/2023-05-21T13-27-00-03-00/630_360_1684664432-9230.jpeg" xlink:type="simple" xlink:show="embed" xlink:actuate="onLoad" draw:mime-type="image/jpeg"/>
</draw:frame>
</text:a>
 <text:a xlink:type="simple" xlink:href="https://static.ukrinform.com/photos/2023_05/1684664444-7960.jpeg" text:style-name="Internet_20_link" text:visited-style-name="Visited_20_Internet_20_Link">
<draw:frame draw:style-name="fr1" draw:name="Image91" text:anchor-type="as-char" svg:width="6.9236in" svg:height="3.956343in" draw:z-index="0">
<draw:image xlink:href="../Images/yкринформ/2023-05-21T13-27-00-03-00/630_360_1684664444-7960.jpeg" xlink:type="simple" xlink:show="embed" xlink:actuate="onLoad" draw:mime-type="image/jpeg"/>
</draw:frame>
</text:a>
 <text:a xlink:type="simple" xlink:href="https://static.ukrinform.com/photos/2023_05/1684664467-1790.jpeg" text:style-name="Internet_20_link" text:visited-style-name="Visited_20_Internet_20_Link">
<draw:frame draw:style-name="fr1" draw:name="Image92" text:anchor-type="as-char" svg:width="6.9236in" svg:height="3.956343in" draw:z-index="0">
<draw:image xlink:href="../Images/yкринформ/2023-05-21T13-27-00-03-00/630_360_1684664467-1790.jpeg" xlink:type="simple" xlink:show="embed" xlink:actuate="onLoad" draw:mime-type="image/jpeg"/>
</draw:frame>
</text:a>
值得注意的是，人口没有受伤。</text:p>
      <text:p text:style-name="P4">
<text:span text:style-name="T4">
另请阅读：</text:span>
 <text:a xlink:type="simple" xlink:href="https://www.ukrinform.ua/rubric-regions/3712136-unaslidok-obstriliv-rf-pidpriemstva-u-kupansku-poraneni-troe.html" text:style-name="Internet_20_link" text:visited-style-name="Visited_20_Internet_20_Link">
<text:span text:style-name="T4">
射击</text:span>
</text:a>
据报道，俄罗斯军队的最后一天，5月20日，在赫尔森地区造成了63个不活动，被杀了两人。</text:p>
      <text:p text:style-name="P4">
<text:span text:style-name="T5">
foto：Kherson Ode(这)</text:span>
</text:p>
      <text:p text:style-name="P4">
News Source: <text:a xlink:type="simple" xlink:href="https://www.ukrinform.ua/rubric-ato/3712182-rosiani-obstrilali-aviabombami-selo-na-hersonsini-poskodzena-civilna-infrastruktura.html" text:style-name="Internet_20_link" text:visited-style-name="Visited_20_Internet_20_Link">
https://www.ukrinform.ua/rubric-ato/3712182-rosiani-obstrilali-aviabombami-selo-na-hersonsini-poskodzena-civilna-infrastruktura.html</text:a>
</text:p>
      <!--NEWS-->
      <text:h text:style-name="P10" text:outline-level="1">
<text:span text:style-name="T4">
Donetsk Oblast（19:30）。 红色警报：空中威胁。 警笛声。 立即掩盖！</text:span>
</text:h>
      <text:p text:style-name="P4">
作者: liveuamap (Language: en)</text:p>
      <text:p text:style-name="P4">
时间: 2023-05-21T13:31:00</text:p>
      <text:p text:style-name="P4">
地点: Donetsk Oblast (Latitude:48.72744 Longtitude:37.5781)</text:p>
      <text:p text:style-name="P4">
视频: []</text:p>
      <text:p text:style-name="P4">
图片: []</text:p>
      <text:p text:style-name="P4">
标签: ["Europe", "Central and Eastern Europe"]</text:p>
      <text:p text:style-name="P4">
Id: 22564400</text:p>
      <!--METADATA-->
      <text:p text:style-name="P4">
Donetsk Oblast(19:30). Red Alert: aerial threat. Sirens sounding. Take covernow!</text:p>
      <text:p text:style-name="P4">
News Collection Link: <text:a xlink:type="simple" xlink:href="https://liveuamap.com/en/2023/21-may-donetsk-oblast1930-red-alert-aerial-thg" text:style-name="Internet_20_link" text:visited-style-name="Visited_20_Internet_20_Link">
https://liveuamap.com/en/2023/21-may-donetsk-oblast1930-red-alert-aerial-thg</text:a>
</text:p>
      <text:p text:style-name="P4">
News Source: <text:a xlink:type="simple" xlink:href="https://t.me/air_alert_ua/46151" text:style-name="Internet_20_link" text:visited-style-name="Visited_20_Internet_20_Link">
https://t.me/air_alert_ua/46151</text:a>
</text:p>
      <!--NEWS-->
      <text:h text:style-name="P10" text:outline-level="1">
<text:span text:style-name="T4">
Zelensky因G7领导人峰会而进行了新闻发布会</text:span>
</text:h>
      <text:p text:style-name="P4">
作者: Ukrinform (Person)</text:p>
      <text:p text:style-name="P4">
出版商: Укринформ (Organization)</text:p>
      <text:p text:style-name="P4">
出版时间: 2023-05-21T13:32:00+03:00</text:p>
      <text:p text:style-name="P4">
修改时间: 2023-05-21T13:32:00+03:00</text:p>
      <text:p text:style-name="P4">
描述: 沃迪米尔·泽伦斯基（Volodymyr Zelenskyy）总统在广岛七个群体国家的领导人峰会之后举行了新闻发布会。  - 乌克林。</text:p>
      <text:p text:style-name="P4">
图片: ['<text:a xlink:type="simple" xlink:href="https://static.ukrinform.com/photos/2023_05/thumb_files/630_360_1684676701-994.jpeg" text:style-name="Internet_20_link" text:visited-style-name="Visited_20_Internet_20_Link">
630_360_16846...</text:a>
']</text:p>
      <text:p text:style-name="P4">
标签: ['Японія', 'Зеленський']</text:p>
      <text:p text:style-name="P4">
类型: Article</text:p>
      <!--METADATA-->
      <text:p text:style-name="P4">
<draw:frame draw:style-name="fr1" draw:name="Image93" text:anchor-type="as-char" svg:width="6.9236in" svg:height="3.956343in" draw:z-index="0">
<draw:image xlink:href="../Images/yкринформ/2023-05-21T13-32-00-03-00/630_360_1684676701-994.jpeg" xlink:type="simple" xlink:show="embed" xlink:actuate="onLoad" draw:mime-type="image/jpeg"/>
</draw:frame>
总统洛里尔·泽伦斯基(Lordir Zelensky)在广岛七个群体国家的领导人的峰会之后举行了新闻发布会。</text:p>
      <text:p text:style-name="P4">
根据乌克林福姆的说法，可以在[]中查看广播(https://www.youtube.com/watch?v=gbJAAhEWJSE)机构。</text:p>
      <text:p text:style-name="P4">
_video：op _</text:p>
      <text:p text:style-name="P4">
<text:span text:style-name="T4">
另请阅读：</text:span>
 <text:a xlink:type="simple" xlink:href="https://www.ukrinform.ua/rubric-polytics/3712108-v-ofisi-prezidenta-pidtverdili-so-zelenskij-provede-peregovori-z-premerom-aponii.html" text:style-name="Internet_20_link" text:visited-style-name="Visited_20_Internet_20_Link">
<text:span text:style-name="T4">
日本</text:span>
</text:a>
正如乌克林福姆报道的那样，在日本，这七组的第48次峰会仍在继续。 参与者考虑了确保全球经济可持续性的方法，包括冠状病毒大流行的后果以及俄罗斯对乌克兰的侵略。</text:p>
      <text:p text:style-name="P4">
News Source: <text:a xlink:type="simple" xlink:href="https://www.ukrinform.ua/rubric-polytics/3712185-zelenskij-zvertaetsa-do-narodu-aponii.html" text:style-name="Internet_20_link" text:visited-style-name="Visited_20_Internet_20_Link">
https://www.ukrinform.ua/rubric-polytics/3712185-zelenskij-zvertaetsa-do-narodu-aponii.html</text:a>
</text:p>
      <!--NEWS-->
      <text:h text:style-name="P10" text:outline-level="1">
<text:span text:style-name="T4">
UPL：“黎明”更新了俱乐部纪录的本赛季得分得分</text:span>
</text:h>
      <text:p text:style-name="P4">
作者: Ukrinform (Person)</text:p>
      <text:p text:style-name="P4">
出版商: Укринформ (Organization)</text:p>
      <text:p text:style-name="P4">
出版时间: 2023-05-21T13:36:47+03:00</text:p>
      <text:p text:style-name="P4">
修改时间: 2023-05-21T13:36:47+03:00</text:p>
      <text:p text:style-name="P4">
描述: 卢根斯克·佐里亚（Lugansk Zorya）在乌克兰足球英超联赛（UPL）的第27轮比赛中击败了彼得罗夫（2-0）的ingulets，为本赛季招募的赛季创造了新的俱乐部纪录。  - 乌克林。</text:p>
      <text:p text:style-name="P4">
图片: ['<text:a xlink:type="simple" xlink:href="https://static.ukrinform.com/photos/2023_05/thumb_files/630_360_1684665369-222.jpg" text:style-name="Internet_20_link" text:visited-style-name="Visited_20_Internet_20_Link">
630_360_16846...</text:a>
']</text:p>
      <text:p text:style-name="P4">
标签: ['Футбол', "Прем'єр-ліга", 'Зоря']</text:p>
      <text:p text:style-name="P4">
类型: Article</text:p>
      <!--METADATA-->
      <text:p text:style-name="P4">
<draw:frame draw:style-name="fr1" draw:name="Image94" text:anchor-type="as-char" svg:width="6.9236in" svg:height="3.956343in" draw:z-index="0">
<draw:image xlink:href="../Images/yкринформ/2023-05-21T13-36-47-03-00/630_360_1684665369-222.jpg" xlink:type="simple" xlink:show="embed" xlink:actuate="onLoad" draw:mime-type="image/jpeg"/>
</draw:frame>
来自彼得罗夫的lugansk“ Zorya”(2：0)在第27轮的比赛中(UPL)，为本赛季得分的新俱乐部纪录。  如报告<text:a xlink:type="simple" xlink:href="http://zarya-lugansk.com/home.php" text:style-name="Internet_20_link" text:visited-style-name="Visited_20_Internet_20_Link">
</text:a>
俱乐部，现在卢甘斯克61处于积分榜上。 乌克林福姆报道，先前的纪录是Victor -Disaster的黎明。</text:p>
      <text:p text:style-name="P4">
在2019/20赛季，球队获得58分，排名第三。</text:p>
      <text:p text:style-name="P4">
<text:span text:style-name="T4">
另请阅读：</text:span>
 <text:a xlink:type="simple" xlink:href="https://www.ukrinform.ua/rubric-sports/3711891-upl-zora-peremogla-ingulec.html" text:style-name="Internet_20_link" text:visited-style-name="Visited_20_Internet_20_Link">
</text:a>
在全国冠军结束前的三轮比赛中，Zorya排名第三，保持了冠军的机会。 卢汉斯克(Luhansk)落后于Shakhtar Leaderrade的5分，他将于5月24日与之见面。</text:p>
      <text:p text:style-name="P4">
照片：Zorya FC。</text:p>
      <text:p text:style-name="P4">
News Source: <text:a xlink:type="simple" xlink:href="https://www.ukrinform.ua/rubric-sports/3712186-upl-zora-onovila-klubnij-rekord-za-nabranimi-ockami-za-sezon.html" text:style-name="Internet_20_link" text:visited-style-name="Visited_20_Internet_20_Link">
https://www.ukrinform.ua/rubric-sports/3712186-upl-zora-onovila-klubnij-rekord-za-nabranimi-ockami-za-sezon.html</text:a>
</text:p>
      <!--NEWS-->
      <text:h text:style-name="P10" text:outline-level="1">
<text:span text:style-name="T4">
柏林警方正在调查俄罗斯反对派会议参与者的可能中毒</text:span>
</text:h>
      <text:p text:style-name="P4">
作者: Ukrinform (Person)</text:p>
      <text:p text:style-name="P4">
出版商: Укринформ (Organization)</text:p>
      <text:p text:style-name="P4">
出版时间: 2023-05-21T13:38:55+03:00</text:p>
      <text:p text:style-name="P4">
修改时间: 2023-05-21T13:38:55+03:00</text:p>
      <text:p text:style-name="P4">
描述: 柏林警方正在调查4月底在德国首都举行的俄罗斯反对派会议的参与者的可能中毒。  - 乌克林。</text:p>
      <text:p text:style-name="P4">
图片: ['<text:a xlink:type="simple" xlink:href="https://static.ukrinform.com/photos/2018_11/thumb_files/630_360_1542134546-627.jpg" text:style-name="Internet_20_link" text:visited-style-name="Visited_20_Internet_20_Link">
630_360_15421...</text:a>
', '<text:a xlink:type="simple" xlink:href="https://static.ukrinform.com/photos/2023_05/1684665129-450.jpg" text:style-name="Internet_20_link" text:visited-style-name="Visited_20_Internet_20_Link">
1684665129-45...</text:a>
']</text:p>
      <text:p text:style-name="P4">
标签: ['Берлін', 'Німеччина', 'Отруєння', 'Поліція', 'Розслідування']</text:p>
      <text:p text:style-name="P4">
类型: Article</text:p>
      <!--METADATA-->
      <text:p text:style-name="P4">
<draw:frame draw:style-name="fr1" draw:name="Image95" text:anchor-type="as-char" svg:width="6.9236in" svg:height="3.956343in" draw:z-index="0">
<draw:image xlink:href="../Images/yкринформ/2023-05-21T13-38-55-03-00/630_360_1542134546-627.jpg" xlink:type="simple" xlink:show="embed" xlink:actuate="onLoad" draw:mime-type="image/jpeg"/>
</draw:frame>
柏林警察正在调查俄罗斯反对派会议的参与者的可能中毒，该会议于4月底在德国首都举行。</text:p>
      <text:p text:style-name="P4">
柏林刑事警察局发言人证实了这一点<text:a xlink:type="simple" xlink:href="https://www.welt.de/politik/deutschland/article245452566/Polizei-ermittelt-wegen-Verdachts-auf-Vergiftung-von-Exil-Russinnen.html" text:style-name="Internet_20_link" text:visited-style-name="Visited_20_Internet_20_Link">
</text:a>
，报道乌克林福姆。</text:p>
      <text:p text:style-name="P4">
该出版物写道：“警方正在调查俄罗斯记者中毒的迹象，他们参加了俄罗斯在柏林宁宁普林的俄罗斯批评家Mikhail Khodorkovsky的会议。”</text:p>
      <text:p text:style-name="P4">
值得注意的是，两个参与者抱怨健康问题，其中一个表达了怀疑中毒的怀疑。</text:p>
      <text:p text:style-name="P4">
警方没有透露调查的细节。</text:p>
      <text:p text:style-name="P4">
据报道，早期版本的“代理” <text:a xlink:type="simple" xlink:href="https://www.ukrinform.ua/rubric-world/3709974-stalo-vidomo-pro-tri-vipadki-otruen-kritikiv-rosijskoi-vladi-zmi.html" text:style-name="Internet_20_link" text:visited-style-name="Visited_20_Internet_20_Link">
</text:a>
关于会议的健康问题。 一个受害者的症状不必要，可能会出现在4月29日至30日举行的会议之前。 她转向Uberlin的诊所Charatite。</text:p>
      <text:p text:style-name="P4">
*!(https://www.ukrinform.ua/rubric-world/3699115-u-rosii-viznali-inoagentom-golovu-bellingcat-hristo-grozeva.html)</text:p>
      <text:p text:style-name="P4">
<draw:frame draw:style-name="fr1" draw:name="Image96" text:anchor-type="as-char" svg:width="6.9236in" svg:height="3.307942in" draw:z-index="0">
<draw:image xlink:href="../Images/yкринформ/2023-05-21T13-38-55-03-00/1684665129-450.jpg" xlink:type="simple" xlink:show="embed" xlink:actuate="onLoad" draw:mime-type="image/jpeg"/>
</draw:frame>
Natalia Arno照片：免费俄罗斯基金会</text:p>
      <text:p text:style-name="P4">
第二人称是非营利组织免费俄罗斯基金会Arno的主任 - 报道了“奇怪的症状和急性疼痛”，感觉。 Arno建议她“可能被神经参数侦察中毒了。”</text:p>
      <text:p text:style-name="P4">
近年来，克里姆林宫政权的反对者发生了一些中毒。特别是在2020年8月，反对派政客阿列克谢<text:a xlink:type="simple" xlink:href="https://www.ukrinform.ua/tag-navalnij" text:style-name="Internet_20_link" text:visited-style-name="Visited_20_Internet_20_Link">
</text:a>
神经物质“ Novyk”中毒后，他在柏林诊所“ Sharyite”中接受了治疗。</text:p>
      <text:p text:style-name="P4">
Derspiegel参与的内部人士Bellingcat和CNN的联合调查的作者得出的结论是，Navalny的尝试是由FSB的八个特殊企业由该部门的秘密部门的八人组成的，该部门是由封面采取行动的。 FSB取证。</text:p>
      <text:p text:style-name="P4">
News Source: <text:a xlink:type="simple" xlink:href="https://www.ukrinform.ua/rubric-world/3712187-policia-berlina-rozslidue-jmovirne-otruenna-ucasnic-konferencii-rosijskoi-opozicii.html" text:style-name="Internet_20_link" text:visited-style-name="Visited_20_Internet_20_Link">
https://www.ukrinform.ua/rubric-world/3712187-policia-berlina-rozslidue-jmovirne-otruenna-ucasnic-konferencii-rosijskoi-opozicii.html</text:a>
</text:p>
      <!--NEWS-->
      <text:h text:style-name="P10" text:outline-level="1">
<text:span text:style-name="T4">
Zelensky：Bakhmut对俄罗斯人不热情</text:span>
</text:h>
      <text:p text:style-name="P4">
作者: Ukrinform (Person)</text:p>
      <text:p text:style-name="P4">
出版商: Укринформ (Organization)</text:p>
      <text:p text:style-name="P4">
出版时间: 2023-05-21T13:45:00+03:00</text:p>
      <text:p text:style-name="P4">
修改时间: 2023-05-21T13:45:00+03:00</text:p>
      <text:p text:style-name="P4">
描述: 乌克兰沃罗迪米尔Zelensky总统表示，俄罗斯军队没有占领巴赫穆特。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Бахмут', 'Зеленський', 'Війна з Росією']</text:p>
      <text:p text:style-name="P4">
类型: Article</text:p>
      <!--METADATA-->
      <text:p text:style-name="P4">
<draw:frame draw:style-name="fr1" draw:name="Image97" text:anchor-type="as-char" svg:width="6.9236in" svg:height="3.956343in" draw:z-index="0">
<draw:image xlink:href="../Images/yкринформ/2023-05-21T13-45-00-03-00/630_360_1682063024-559.jpeg" xlink:type="simple" xlink:show="embed" xlink:actuate="onLoad" draw:mime-type="image/jpeg"/>
</draw:frame>
乌克兰沃迪米尔Zelenskyy总统表示，俄罗斯军队没有被俘虏。</text:p>
      <text:p text:style-name="P4">
根据乌克林福姆的说法，他在新闻发布会上说了这一点(https://www.youtube.com/watch?v=xfRkarsY-rM)。</text:p>
      <text:p text:style-name="P4">
“我们有一个非常困难的邻居 - 小偷，一个恐怖分子，一个复杂的敌人。 但是，由于我们的人民和战士的勇气，我们使我们战斗。 感谢他的思想。 我们不会丢掉人们死亡。 对我们来说，人们是宝藏。 Tsenay比我们拥有的更重要。 而且没有误解。 我清楚地了解[]中放弃了什么(https://www.ukrinform.ua/tag-bahmut)。 我们都将清楚这一切发生了什么。”泽伦斯基回答外国记者对巴赫穆特局势的呼唤。</text:p>
      <text:p text:style-name="P4">
他指出，他无法共享乌克兰军事和战术的数据，“但是今天，我们看到一个我们中的十倍，不能占领，无法赢得这场战争的国家。 而且我们了解更多 - 我们将赢。”</text:p>
      <text:p text:style-name="P4">
<text:span text:style-name="T4">
另请阅读：</text:span>
 <text:a xlink:type="simple" xlink:href="https://www.ukrinform.ua/rubric-ato/3712157-rosianam-ne-vdalos-otociti-bahmut-voni-vtratili-castinu-panivnih-visot-malar.html" text:style-name="Internet_20_link" text:visited-style-name="Visited_20_Internet_20_Link">
<text:span text:style-name="T4">
 bakhmut </text:span>
</text:a>
“因此，我们采取行动。 欣赏人们的生活。 最困难的部分是，如果存在军事战术错误，人们可能是战士。”总统说。</text:p>
      <text:p text:style-name="P4">
据他说，所有军方都知道如何采取行动，不允许人们被敌人俘虏。</text:p>
      <text:p text:style-name="P4">
“今天他们是(乌克兰军队 -  ed。)他们执行一项非常重要的任务。今天他们在巴赫穆特(Bakhmut)。 在什么点 - 我不会分享。 但这是俄罗斯联邦今天没有捕获巴赫穆特。对此没有两个或三个解释。”泽伦斯基说。</text:p>
      <text:p text:style-name="P4">
<text:span text:style-name="T4">
另请阅读：</text:span>
 <text:a xlink:type="simple" xlink:href="https://www.ukrinform.ua/rubric-ato/3710646-maxar-pokazala-suputnikovi-znimki-zrujnovanogo-bahmuta.html" text:style-name="Internet_20_link" text:visited-style-name="Visited_20_Internet_20_Link">
<text:span text:style-name="T4">
图像</text:span>
</text:a>
视频： <text:a xlink:type="simple" xlink:href="https://www.youtube.com/watch" text:style-name="Internet_20_link" text:visited-style-name="Visited_20_Internet_20_Link">
</text:a>
Zelensky现在在日本据报道，第48届Sam Summit持续使用。 它的参与者考虑了确保稳定的稳定经济的方法，包括俄罗斯对反乌克兰的侵略的后果。</text:p>
      <text:p text:style-name="P4">
News Source: <text:a xlink:type="simple" xlink:href="https://www.ukrinform.ua/rubric-ato/3712191-zelenskij-bahmut-ne-zahoplenij-rosianami.html" text:style-name="Internet_20_link" text:visited-style-name="Visited_20_Internet_20_Link">
https://www.ukrinform.ua/rubric-ato/3712191-zelenskij-bahmut-ne-zahoplenij-rosianami.html</text:a>
</text:p>
      <!--NEWS-->
      <text:h text:style-name="P10" text:outline-level="1">
<text:span text:style-name="T4">
古特雷斯（Guterres）表示有必要改革联合国理事会</text:span>
</text:h>
      <text:p text:style-name="P4">
作者: Ukrinform (Person)</text:p>
      <text:p text:style-name="P4">
出版商: Укринформ (Organization)</text:p>
      <text:p text:style-name="P4">
出版时间: 2023-05-21T13:50:00+03:00</text:p>
      <text:p text:style-name="P4">
修改时间: 2023-05-21T13:50:00+03:00</text:p>
      <text:p text:style-name="P4">
描述: 联合国秘书长安东尼·古特雷斯（Anthony Guterres）表示，有必要改革安全理事会和布雷顿·伍兹（Bretton Woods）体系，以满足“现代世界的现实”。  - 乌克林。</text:p>
      <text:p text:style-name="P4">
图片: ['<text:a xlink:type="simple" xlink:href="https://static.ukrinform.com/photos/2023_04/thumb_files/630_360_1682350611-574.jpg" text:style-name="Internet_20_link" text:visited-style-name="Visited_20_Internet_20_Link">
630_360_16823...</text:a>
']</text:p>
      <text:p text:style-name="P4">
标签: ['Гутерреш', 'Реформа', 'Радбез ООН']</text:p>
      <text:p text:style-name="P4">
类型: Article</text:p>
      <!--METADATA-->
      <text:p text:style-name="P4">
<draw:frame draw:style-name="fr1" draw:name="Image98" text:anchor-type="as-char" svg:width="6.9236in" svg:height="3.956343in" draw:z-index="0">
<draw:image xlink:href="../Images/yкринформ/2023-05-21T13-50-00-03-00/630_360_1682350611-574.jpg" xlink:type="simple" xlink:show="embed" xlink:actuate="onLoad" draw:mime-type="image/jpeg"/>
</draw:frame>
联合国秘书长安东尼·古特雷斯(Anthony Guterres)指出，有必要改革安全理事会和布雷顿·伍兹(Bretton Woods)系统，以满足“现实世界”。</text:p>
      <text:p text:style-name="P4">
他在日本举行的新闻发布会上说了这一点，乌克林福姆报道了<text:a xlink:type="simple" xlink:href="https://www.reuters.com/world/un-chief-says-its-time-reform-security-council-bretton-woods-2023-05-21/" text:style-name="Internet_20_link" text:visited-style-name="Visited_20_Internet_20_Link">
</text:a>
.</text:p>
      <text:p text:style-name="P4">
«Глобальна фінансова архітектура є застарілою, нефункціональною танесправедливою. На тлі економічних потрясінь, спричинених пандемією COVID-19 івторгненням Росії в <text:a xlink:type="simple" xlink:href="https://www.ukrinform.ua/tag-ukraina" text:style-name="Internet_20_link" text:visited-style-name="Visited_20_Internet_20_Link">
 </text:a>
，她无法履行作为全球安全网络的主要功能。”古特雷斯说。</text:p>
      <text:p text:style-name="P4">
<text:span text:style-name="T4">
另请阅读：</text:span>
 <text:a xlink:type="simple" xlink:href="https://www.ukrinform.ua/rubric-world/3703391-aponia-i-gana-domovilisa-spivpracuvati-nad-reformuvannam-radbezu-oon.html" text:style-name="Internet_20_link" text:visited-style-name="Visited_20_Internet_20_Link">
<text:span text:style-name="T4">
 radbez </text:span>
</text:a>
联合国的负责人补充说，两种格式都反映了1945年更新的强度比。</text:p>
      <text:p text:style-name="P4">
作为  <text:a xlink:type="simple" xlink:href="https://www.ukrinform.ua/rubric-polytics/3440392-zelenskij-zaavlae-pro-neobhidnist-reformuvanna-oon-ta-insih-miznarodnih-institucij.html" text:style-name="Internet_20_link" text:visited-style-name="Visited_20_Internet_20_Link">
 </text:a>
早些时候，乌克兰沃迪米尔·泽伦斯基(Ukraine Volodymyr Zelensky)总统宣布迅速改革国际机构，包括联合国组织机制。</text:p>
      <text:p text:style-name="P4">
_照片：ERA _</text:p>
      <text:p text:style-name="P4">
News Source: <text:a xlink:type="simple" xlink:href="https://www.ukrinform.ua/rubric-world/3712198-guterres-zaaviv-pro-neobhidnist-reformuvanna-radbezu-oon.html" text:style-name="Internet_20_link" text:visited-style-name="Visited_20_Internet_20_Link">
https://www.ukrinform.ua/rubric-world/3712198-guterres-zaaviv-pro-neobhidnist-reformuvanna-radbezu-oon.html</text:a>
</text:p>
      <!--NEWS-->
      <text:h text:style-name="P10" text:outline-level="1">
<text:span text:style-name="T4">
乌克兰将有F-16战斗机总统</text:span>
</text:h>
      <text:p text:style-name="P4">
作者: Ukrinform (Person)</text:p>
      <text:p text:style-name="P4">
出版商: Укринформ (Organization)</text:p>
      <text:p text:style-name="P4">
出版时间: 2023-05-21T13:53:00+03:00</text:p>
      <text:p text:style-name="P4">
修改时间: 2023-05-21T13:53:00+03:00</text:p>
      <text:p text:style-name="P4">
描述: 沃迪米尔Zelenskyy总统坚信乌克兰将获得F-16战斗机。  - 乌克林。</text:p>
      <text:p text:style-name="P4">
图片: ['<text:a xlink:type="simple" xlink:href="https://static.ukrinform.com/photos/2017_06/thumb_files/630_360_1498327062-2091.jpg" text:style-name="Internet_20_link" text:visited-style-name="Visited_20_Internet_20_Link">
630_360_14983...</text:a>
']</text:p>
      <text:p text:style-name="P4">
标签: ['Винищувач', 'Зеленський', 'Війна з Росією']</text:p>
      <text:p text:style-name="P4">
类型: Article</text:p>
      <!--METADATA-->
      <text:p text:style-name="P4">
<draw:frame draw:style-name="fr1" draw:name="Image99" text:anchor-type="as-char" svg:width="6.9236in" svg:height="3.956343in" draw:z-index="0">
<draw:image xlink:href="../Images/yкринформ/2023-05-21T13-53-00-03-00/630_360_1498327062-2091.jpg" xlink:type="simple" xlink:show="embed" xlink:actuate="onLoad" draw:mime-type="image/jpeg"/>
</draw:frame>
总统洛尔迪尔·泽伦斯基(Lordir Zelensky)坚信乌克兰将获得F-16战斗机。</text:p>
      <text:p text:style-name="P4">
他强调<text:a xlink:type="simple" xlink:href="https://www.youtube.com/watch" text:style-name="Internet_20_link" text:visited-style-name="Visited_20_Internet_20_Link">
</text:a>
报道，七个集团领导人的领导人的峰会报道。</text:p>
      <text:p text:style-name="P4">
“我们已经了解了我们与之合作的国家。 由于我们在F-16上解锁了研究机制时，我们仍在工作。 也就是说，我们将有<text:a xlink:type="simple" xlink:href="https://www.ukrinform.ua/tag-vinisuvac" text:style-name="Internet_20_link" text:visited-style-name="Visited_20_Internet_20_Link">
</text:a>
。 我无法告诉你。 这不是秘密，我真的不知道。”泽伦斯基说。</text:p>
      <text:p text:style-name="P4">
_video：op _</text:p>
      <text:p text:style-name="P4">
他补充说，这个过程“我们将加速，因为这对我们很重要，我们每天都会死。”</text:p>
      <text:p text:style-name="P4">
在这种情况下，国家元首对乌克兰飞行员在F-16开始的开始表示祝贺。</text:p>
      <text:p text:style-name="P4">
“今天开放的培训任务。 这是第一步。 接下来是教我们飞行员的相应时期。 总统说：“我们将努力使这些人成为最有经验的人..减少学习过程。”</text:p>
      <text:p text:style-name="P4">
<text:span text:style-name="T4">
另请阅读：</text:span>
 <text:a xlink:type="simple" xlink:href="https://www.ukrinform.ua/rubric-ato/3712191-zelenskij-bahmut-ne-zahoplenij-rosianami.html" text:style-name="Internet_20_link" text:visited-style-name="Visited_20_Internet_20_Link">
<text:span text:style-name="T4">
 Zelensky </text:span>
</text:a>
根据西方媒体的报道，以前在美国政府的欧洲盟友<text:a xlink:type="simple" xlink:href="https://www.ukrinform.ua/rubric-ato/3711314-ssa-ne-blokuvatimut-postavku-souznikami-vinisuvaciv-f16-v-ukrainu-snn.html" text:style-name="Internet_20_link" text:visited-style-name="Visited_20_Internet_20_Link">
</text:a>
沃迪米尔·泽伦斯基(Volodymyr Zelenskyy)总统欢迎美国决定支持战斗人员的国际协证。</text:p>
      <text:p text:style-name="P4">
空军指挥局局部尤里·伊格纳特(Yuri Ignat)表示，在数十架F6-16飞机的第一阶段，乌克兰可以维持国际合作伙伴。</text:p>
      <text:p text:style-name="P4">
News Source: <text:a xlink:type="simple" xlink:href="https://www.ukrinform.ua/rubric-ato/3712195-zelenskij-a-vpevnenij-so-u-nas-budut-litaki-f16.html" text:style-name="Internet_20_link" text:visited-style-name="Visited_20_Internet_20_Link">
https://www.ukrinform.ua/rubric-ato/3712195-zelenskij-a-vpevnenij-so-u-nas-budut-litaki-f16.html</text:a>
</text:p>
      <!--NEWS-->
      <text:h text:style-name="P10" text:outline-level="1">
<text:span text:style-name="T4">
Poltavska Oblast（19:53）。 红色警报：空中威胁。 警笛声。 立即掩盖！</text:span>
</text:h>
      <text:p text:style-name="P4">
作者: liveuamap (Language: en)</text:p>
      <text:p text:style-name="P4">
时间: 2023-05-21T13:54:00</text:p>
      <text:p text:style-name="P4">
地点: Poltavska Oblast (Latitude:49.47705000 Longtitude:33.81866000)</text:p>
      <text:p text:style-name="P4">
视频: []</text:p>
      <text:p text:style-name="P4">
图片: []</text:p>
      <text:p text:style-name="P4">
标签: ["Europe", "Central and Eastern Europe"]</text:p>
      <text:p text:style-name="P4">
Id: 22564402</text:p>
      <!--METADATA-->
      <text:p text:style-name="P4">
poltava(19:53). Red Alert: aerial threat. Sirens sounding. Take covernow!</text:p>
      <text:p text:style-name="P4">
News Collection Link: <text:a xlink:type="simple" xlink:href="https://liveuamap.com/en/2023/21-may-poltavska-oblast1953-red-alert-aerial-g" text:style-name="Internet_20_link" text:visited-style-name="Visited_20_Internet_20_Link">
https://liveuamap.com/en/2023/21-may-poltavska-oblast1953-red-alert-aerial-g</text:a>
</text:p>
      <text:p text:style-name="P4">
News Source: <text:a xlink:type="simple" xlink:href="https://t.me/suspilnepoltava/11258" text:style-name="Internet_20_link" text:visited-style-name="Visited_20_Internet_20_Link">
https://t.me/suspilnepoltava/11258</text:a>
</text:p>
      <!--NEWS-->
      <text:h text:style-name="P10" text:outline-level="1">
<text:span text:style-name="T4">
Cherkasy地区Kirovohrad地区（19:56）。 红色ALRT：空中tchretate。 警笛声。 所以...</text:span>
</text:h>
      <text:p text:style-name="P4">
作者: liveuamap (Language: en)</text:p>
      <text:p text:style-name="P4">
时间: 2023-05-21T13:57:00</text:p>
      <text:p text:style-name="P4">
地点: Kirovohradska Oblast (Latitude:48.50000000 Longtitude:32.00000000)</text:p>
      <text:p text:style-name="P4">
视频: []</text:p>
      <text:p text:style-name="P4">
图片: []</text:p>
      <text:p text:style-name="P4">
标签: ["Europe", "Central and Eastern Europe"]</text:p>
      <text:p text:style-name="P4">
Id: 22564403</text:p>
      <!--METADATA-->
      <text:p text:style-name="P4">
Cherkasy地区Kirovohrad地区(19:56). Red Alert: aerial threat.Sirens sounding. Take cover now!</text:p>
      <text:p text:style-name="P4">
News Collection Link: <text:a xlink:type="simple" xlink:href="https://liveuamap.com/en/2023/21-may-kirovohradska-oblast-cherkaska-oblast1g" text:style-name="Internet_20_link" text:visited-style-name="Visited_20_Internet_20_Link">
https://liveuamap.com/en/2023/21-may-kirovohradska-oblast-cherkaska-oblast1g</text:a>
</text:p>
      <text:p text:style-name="P4">
News Source: <text:a xlink:type="simple" xlink:href="https://t.me/air_alert_ua/46154" text:style-name="Internet_20_link" text:visited-style-name="Visited_20_Internet_20_Link">
https://t.me/air_alert_ua/46154</text:a>
</text:p>
      <!--NEWS-->
      <text:h text:style-name="P10" text:outline-level="1">
<text:span text:style-name="T4">
Dynamo Exhubricka成为摩尔多瓦的冠军</text:span>
</text:h>
      <text:p text:style-name="P4">
作者: Ukrinform (Person)</text:p>
      <text:p text:style-name="P4">
出版商: Укринформ (Organization)</text:p>
      <text:p text:style-name="P4">
出版时间: 2023-05-21T13:57:49+03:00</text:p>
      <text:p text:style-name="P4">
修改时间: 2023-05-21T13:57:49+03:00</text:p>
      <text:p text:style-name="P4">
描述: 在他的历史上，来自Tiraspol的21岁的警长足球俱乐部赢得了摩尔多瓦的全国冠军。  - 乌克林。</text:p>
      <text:p text:style-name="P4">
图片: ['<text:a xlink:type="simple" xlink:href="https://static.ukrinform.com/photos/2023_05/thumb_files/630_360_1684666634-364.jpg" text:style-name="Internet_20_link" text:visited-style-name="Visited_20_Internet_20_Link">
630_360_16846...</text:a>
']</text:p>
      <text:p text:style-name="P4">
标签: ['Футбол', 'Молдова']</text:p>
      <text:p text:style-name="P4">
类型: Article</text:p>
      <!--METADATA-->
      <text:p text:style-name="P4">
<draw:frame draw:style-name="fr1" draw:name="Image100" text:anchor-type="as-char" svg:width="6.9236in" svg:height="3.956343in" draw:z-index="0">
<draw:image xlink:href="../Images/yкринформ/2023-05-21T13-57-49-03-00/630_360_1684666634-364.jpg" xlink:type="simple" xlink:show="embed" xlink:actuate="onLoad" draw:mime-type="image/jpeg"/>
</draw:frame>
来自Tiraspol的警长足球俱乐部(Tiraspol)在他的历史上21日获得了摩尔多瓦国立学校。</text:p>
      <text:p text:style-name="P4">
如报告<text:a xlink:type="simple" xlink:href="https://sport.ua/uk/news/627111-koval-u-skladi-sherifa-stav-chempionom-moldovi" text:style-name="Internet_20_link" text:visited-style-name="Visited_20_Internet_20_Link">
</text:a>
，金牌在从Orgiyev击败Milsami之后获胜(4：0)据报道，在本赛季第二阶段的下一场比赛中。</text:p>
      <text:p text:style-name="P4">
在警长之后，桌子从Khincheshta市完成了petrocub，该城市占3分。</text:p>
      <text:p text:style-name="P4">
<text:span text:style-name="T4">
另请阅读：</text:span>
 <text:a xlink:type="simple" xlink:href="https://www.ukrinform.ua/rubric-sports/3711914-dinamo-peremoglo-oleksandriu-v-upl.html" text:style-name="Internet_20_link" text:visited-style-name="Visited_20_Internet_20_Link">
</text:a>
在警长的警长中，乌克兰守门员马克斯姆·科瓦尔(Maxim Koval)成为摩尔多瓦的冠军。在本赛季的第二阶段，他不是球队的主要守门员。 总共有5场比赛中的基辅副手迪纳摩的冠军，他们是“干”的。</text:p>
      <text:p text:style-name="P4">
照片：FC“警长”。</text:p>
      <text:p text:style-name="P4">
News Source: <text:a xlink:type="simple" xlink:href="https://www.ukrinform.ua/rubric-sports/3712197-eksgolkiper-dinamo-stav-cempionom-moldovi-u-skladi-serifa.html" text:style-name="Internet_20_link" text:visited-style-name="Visited_20_Internet_20_Link">
https://www.ukrinform.ua/rubric-sports/3712197-eksgolkiper-dinamo-stav-cempionom-moldovi-u-skladi-serifa.html</text:a>
</text:p>
      <!--NEWS-->
      <text:h text:style-name="P10" text:outline-level="1">
<text:span text:style-name="T4">
Dnipro，Dnipropetrovska Oblast（19:59）。 红色警报：空中威胁。 警笛声。 掩护...</text:span>
</text:h>
      <text:p text:style-name="P4">
作者: liveuamap (Language: en)</text:p>
      <text:p text:style-name="P4">
时间: 2023-05-21T14:01:00</text:p>
      <text:p text:style-name="P4">
地点: Dnipro (Latitude:48.45930000 Longtitude:35.03865000)</text:p>
      <text:p text:style-name="P4">
视频: []</text:p>
      <text:p text:style-name="P4">
图片: []</text:p>
      <text:p text:style-name="P4">
标签: ["Europe", "Central and Eastern Europe"]</text:p>
      <text:p text:style-name="P4">
Id: 22564404</text:p>
      <!--METADATA-->
      <text:p text:style-name="P4">
dnipro，dnipropetrovsk区域(19:59). Red Alert: aerial threat. Sirenssounding. Take cover now!</text:p>
      <text:p text:style-name="P4">
News Collection Link: <text:a xlink:type="simple" xlink:href="https://liveuamap.com/en/2023/21-may-dnipro-dnipropetrovska-oblast1959-red-g" text:style-name="Internet_20_link" text:visited-style-name="Visited_20_Internet_20_Link">
https://liveuamap.com/en/2023/21-may-dnipro-dnipropetrovska-oblast1959-red-g</text:a>
</text:p>
      <text:p text:style-name="P4">
News Source: <text:a xlink:type="simple" xlink:href="https://t.me/air_alert_ua/46155" text:style-name="Internet_20_link" text:visited-style-name="Visited_20_Internet_20_Link">
https://t.me/air_alert_ua/46155</text:a>
</text:p>
      <!--NEWS-->
      <text:h text:style-name="P10" text:outline-level="1">
<text:span text:style-name="T4">
俄罗斯应该从乌克兰领土上撤出部队，而不是冻结冲突-Scholtz</text:span>
</text:h>
      <text:p text:style-name="P4">
作者: Ukrinform (Person)</text:p>
      <text:p text:style-name="P4">
出版商: Укринформ (Organization)</text:p>
      <text:p text:style-name="P4">
出版时间: 2023-05-21T14:23:00+03:00</text:p>
      <text:p text:style-name="P4">
修改时间: 2023-05-21T14:23:00+03:00</text:p>
      <text:p text:style-name="P4">
描述: 七个群体国家的领导人在峰会上对撤军乌克兰领土的需要，向俄罗斯重复了一个明确的信息。  - 乌克林。</text:p>
      <text:p text:style-name="P4">
图片: ['<text:a xlink:type="simple" xlink:href="https://static.ukrinform.com/photos/2023_05/thumb_files/630_360_1684667979-196.jpg" text:style-name="Internet_20_link" text:visited-style-name="Visited_20_Internet_20_Link">
630_360_16846...</text:a>
']</text:p>
      <text:p text:style-name="P4">
标签: ['Німеччина', 'Україна', 'Шольц', 'Війна з Росією', 'Саміт G7', 'Авіаційна коаліція']</text:p>
      <text:p text:style-name="P4">
类型: Article</text:p>
      <!--METADATA-->
      <text:p text:style-name="P4">
<draw:frame draw:style-name="fr1" draw:name="Image101" text:anchor-type="as-char" svg:width="6.9236in" svg:height="3.956343in" draw:z-index="0">
<draw:image xlink:href="../Images/yкринформ/2023-05-21T14-23-00-03-00/630_360_1684667979-196.jpg" xlink:type="simple" xlink:show="embed" xlink:actuate="onLoad" draw:mime-type="image/jpeg"/>
</draw:frame>
七个小组的领导人在广岛举行的峰会上重复了向俄罗斯人发出明确的信息，需要从乌克兰领土上撤出部队。</text:p>
      <text:p text:style-name="P4">
乌克利福德通讯员的报道，德国总理奥拉夫·施托尔茨(Olaf Scholtz)会议上的会议和乌克兰沃罗迪米尔·泽伦斯基(Ukraine Volodymyr Zelensky)的会议在G7 Summit领域举行的会议。</text:p>
      <text:p text:style-name="P4">
索尔兹说：“从这里发出信息：俄罗斯必须停止战争并带来部队，我们将为乌克兰提供尽可能多的支持。”</text:p>
      <text:p text:style-name="P4">
他将与乌克兰弗拉基米尔·泽伦斯基总统的谈判描述为“非常具体的”，并基于先前的对话结果，这些对话的结果尤其是在乌克兰领导人Uberlin最近访问中进行的。</text:p>
      <text:p text:style-name="P4">
<text:span text:style-name="T4">
另请阅读：</text:span>
 <text:a xlink:type="simple" xlink:href="https://www.ukrinform.ua/rubric-ato/3710470-nimeccina-zaavila-so-ne-bere-ucasti-u-peregovorah-pro-stvorenna-aviacijnoi-koalicii-dla-ukraini.html" text:style-name="Internet_20_link" text:visited-style-name="Visited_20_Internet_20_Link">
<text:span text:style-name="T4">
德语</text:span>
</text:a>
据总理说，Zelensky不仅在访问日本时与G7领导人进行谈判非常重要，而且还有机会“与全球南方的许多受邀国家进行绝对的对话”。</text:p>
      <text:p text:style-name="P4">
索尔兹说：“这是适当地发生的。”</text:p>
      <text:p text:style-name="P4">
据他说，现在，当许多人提出建议保证和平与安全和战争结束的方式时，“重要的是要成为一种理解，这并不意味着冻结冲突并保留其军事征服的可能性俄罗斯，唯一的结果应该是撤军。”</text:p>
      <text:p text:style-name="P4">
回答有关“ []的问题(https://www.ukrinform.ua/tag-aviacijna-koalicia)»以及在德国准备乌克兰飞行员的可能性，这是一个漫长的项目，但尚未达成共识。</text:p>
      <text:p text:style-name="P4">
<text:span text:style-name="T4">
另请阅读：</text:span>
 [<text:span text:style-name="T4">
德国</text:span>
 <text:span text:style-name="T4">
 </text:span>
 <text:span text:style-name="T4">
 </text:span>
 <text:span text:style-name="T4">
乌克兰</text:span>
 <text:span text:style-name="T4">
 </text:span>
 <text:span text:style-name="T4">
数十亿</text:span>
**纯(https://www.ukrinform.ua/rubric-ato/3709635-nimeccina-vidilit-ukraini-11-milardiv-suto-na-oboronu-zelenskij.html)“但这是一个从一开始就包含向俄罗斯的信息，该项目也与我们所有其他活动有关，即俄罗斯不应指望这一点(战争 -  ed。)这将持续很长时间，乌克兰的支持将减少。”德国总理强调。<text:span text:style-name="T5">
照片：池</text:span>
</text:p>
      <text:p text:style-name="P4">
News Source: <text:a xlink:type="simple" xlink:href="https://www.ukrinform.ua/rubric-ato/3712205-rosia-mae-vivesti-vijska-z-teritorii-ukraini-a-ne-zamorozuvati-konflikt-solc.html" text:style-name="Internet_20_link" text:visited-style-name="Visited_20_Internet_20_Link">
https://www.ukrinform.ua/rubric-ato/3712205-rosia-mae-vivesti-vijska-z-teritorii-ukraini-a-ne-zamorozuvati-konflikt-solc.html</text:a>
</text:p>
      <!--NEWS-->
      <text:h text:style-name="P10" text:outline-level="1">
<text:span text:style-name="T4">
在Mariupol附近的Nikolske报道的爆炸</text:span>
</text:h>
      <text:p text:style-name="P4">
作者: liveuamap (Language: en)</text:p>
      <text:p text:style-name="P4">
时间: 2023-05-21T14:28:34</text:p>
      <text:p text:style-name="P4">
地点: Donetsk (Latitude:47.20021 Longtitude:37.31596)</text:p>
      <text:p text:style-name="P4">
视频: []</text:p>
      <text:p text:style-name="P4">
图片: ["<text:a xlink:type="simple" xlink:href="https://liveuamap.com/pics/2023/05/21/22564405_0.jpg" text:style-name="Internet_20_link" text:visited-style-name="Visited_20_Internet_20_Link">
22564405_0.jpg</text:a>
", "<text:a xlink:type="simple" xlink:href="https://liveuamap.com/pics/2023/05/21/22564405_1.jpg" text:style-name="Internet_20_link" text:visited-style-name="Visited_20_Internet_20_Link">
22564405_1.jpg</text:a>
", "<text:a xlink:type="simple" xlink:href="https://liveuamap.com/pics/2023/05/21/22564405_2.jpg" text:style-name="Internet_20_link" text:visited-style-name="Visited_20_Internet_20_Link">
22564405_2.jpg</text:a>
", "<text:a xlink:type="simple" xlink:href="https://liveuamap.com/pics/2023/05/21/22564405_3.jpg" text:style-name="Internet_20_link" text:visited-style-name="Visited_20_Internet_20_Link">
22564405_3.jpg</text:a>
"]</text:p>
      <text:p text:style-name="P4">
标签: ["Europe", "Central and Eastern Europe"]</text:p>
      <text:p text:style-name="P4">
Id: 22564405</text:p>
      <!--METADATA-->
      <text:p text:style-name="P4">
在Mariupol附近的Nikolske报道的爆炸</text:p>
      <text:p text:style-name="P4">
<draw:frame draw:style-name="fr1" draw:name="Image102" text:anchor-type="as-char" svg:width="6.9236in" svg:height="1.834754in" draw:z-index="0">
<draw:image xlink:href="../Images/liveuamap/2023-05-21T14-28-34/22564405_0.jpg" xlink:type="simple" xlink:show="embed" xlink:actuate="onLoad" draw:mime-type="image/jpeg"/>
</draw:frame>
<draw:frame draw:style-name="fr1" draw:name="Image103" text:anchor-type="as-char" svg:width="6.9236in" svg:height="2.84733in" draw:z-index="0">
<draw:image xlink:href="../Images/liveuamap/2023-05-21T14-28-34/22564405_1.jpg" xlink:type="simple" xlink:show="embed" xlink:actuate="onLoad" draw:mime-type="image/jpeg"/>
</draw:frame>
<draw:frame draw:style-name="fr1" draw:name="Image104" text:anchor-type="as-char" svg:width="6.9236in" svg:height="2.025153in" draw:z-index="0">
<draw:image xlink:href="../Images/liveuamap/2023-05-21T14-28-34/22564405_2.jpg" xlink:type="simple" xlink:show="embed" xlink:actuate="onLoad" draw:mime-type="image/jpeg"/>
</draw:frame>
<draw:frame draw:style-name="fr1" draw:name="Image105" text:anchor-type="as-char" svg:width="6.9236in" svg:height="9.277856in" draw:z-index="0">
<draw:image xlink:href="../Images/liveuamap/2023-05-21T14-28-34/22564405_3.jpg" xlink:type="simple" xlink:show="embed" xlink:actuate="onLoad" draw:mime-type="image/jpeg"/>
</draw:frame>
新闻集链接：<text:a xlink:type="simple" xlink:href="https://liveuamap.com/en/2023/21-may-explosions-reported-at-nikolske-near-mariupol" text:style-name="Internet_20_link" text:visited-style-name="Visited_20_Internet_20_Link">
https://liveuamap.com/en/2023/21-may-explosions-reported-at-nikolske-nikolske-nikolske-near-mariupol</text:a>
</text:p>
      <text:p text:style-name="P4">
News Source: <text:a xlink:type="simple" xlink:href="https://t.me/mariupolnow/29497" text:style-name="Internet_20_link" text:visited-style-name="Visited_20_Internet_20_Link">
https://t.me/mariupolnow/29497</text:a>
</text:p>
      <!--NEWS-->
      <text:h text:style-name="P10" text:outline-level="1">
<text:span text:style-name="T4">
俄罗斯PMC Wagner Mercenaries Evgeniy Prigozhin负责人说，他的单位将被撤回Sta ...</text:span>
</text:h>
      <text:p text:style-name="P4">
作者: liveuamap (Language: en)</text:p>
      <text:p text:style-name="P4">
时间: 2023-05-21T14:32:47</text:p>
      <text:p text:style-name="P4">
地点: Bakhmut (Latitude:48.58989 Longtitude:37.98471)</text:p>
      <text:p text:style-name="P4">
视频: []</text:p>
      <text:p text:style-name="P4">
图片: []</text:p>
      <text:p text:style-name="P4">
标签: ["Minsk Monitor", "Europe"]</text:p>
      <text:p text:style-name="P4">
Id: 22564406</text:p>
      <!--METADATA-->
      <text:p text:style-name="P4">
俄罗斯PMC Wagner Mercenaries Evgeniy Prigozhin的负责人说，他的单位将从5月25日开始撤回，并在6月1日之前完全撤回</text:p>
      <text:p text:style-name="P4">
新闻集链接：<text:a xlink:type="simple" xlink:href="https://liveuamap.com/en/2023/21-may-head-of-russian-pmc-wagner-mercenaries-evgeniy-prigozhin" text:style-name="Internet_20_link" text:visited-style-name="Visited_20_Internet_20_Link">
https://liveuamap.com/en/2023/21-may-head-of-russian-pmc-wagner-mercenaries-mercenaries-evgeniy-prigozhin</text:a>
</text:p>
      <text:p text:style-name="P4">
News Source: <text:a xlink:type="simple" xlink:href="https://t.me/Prigozhin_hat/3396" text:style-name="Internet_20_link" text:visited-style-name="Visited_20_Internet_20_Link">
https://t.me/Prigozhin_hat/3396</text:a>
</text:p>
      <!--NEWS-->
      <text:h text:style-name="P10" text:outline-level="1">
<text:span text:style-name="T4">
在尼古拉，介绍了“南方灯光”项目的第一阶段的结果。 人民”</text:span>
</text:h>
      <text:p text:style-name="P4">
作者: Ukrinform (Person)</text:p>
      <text:p text:style-name="P4">
出版商: Укринформ (Organization)</text:p>
      <text:p text:style-name="P4">
出版时间: 2023-05-21T14:33:00+03:00</text:p>
      <text:p text:style-name="P4">
修改时间: 2023-05-21T14:33:00+03:00</text:p>
      <text:p text:style-name="P4">
描述: 在尼古拉夫造船和舰队博物馆中，有一个展览表现基于区域项目“南方灯光”的第一阶段的结果。 魔术师。”  - 乌克林。</text:p>
      <text:p text:style-name="P4">
图片: ['<text:a xlink:type="simple" xlink:href="https://static.ukrinform.com/photos/2023_05/thumb_files/630_360_1684667795-1603.jpeg" text:style-name="Internet_20_link" text:visited-style-name="Visited_20_Internet_20_Link">
630_360_16846...</text:a>
', '<text:a xlink:type="simple" xlink:href="https://static.ukrinform.com/photos/2023_05/thumb_files/630_360_1684667795-7577.jpeg" text:style-name="Internet_20_link" text:visited-style-name="Visited_20_Internet_20_Link">
630_360_16846...</text:a>
', '<text:a xlink:type="simple" xlink:href="https://static.ukrinform.com/photos/2023_05/thumb_files/630_360_1684667794-5853.jpeg" text:style-name="Internet_20_link" text:visited-style-name="Visited_20_Internet_20_Link">
630_360_16846...</text:a>
', '<text:a xlink:type="simple" xlink:href="https://static.ukrinform.com/photos/2023_05/thumb_files/630_360_1684667793-8116.jpeg" text:style-name="Internet_20_link" text:visited-style-name="Visited_20_Internet_20_Link">
630_360_16846...</text:a>
', '<text:a xlink:type="simple" xlink:href="https://static.ukrinform.com/photos/2023_05/thumb_files/630_360_1684667793-8089.jpeg" text:style-name="Internet_20_link" text:visited-style-name="Visited_20_Internet_20_Link">
630_360_16846...</text:a>
', '<text:a xlink:type="simple" xlink:href="https://static.ukrinform.com/photos/2023_05/thumb_files/630_360_1684667794-9608.jpeg" text:style-name="Internet_20_link" text:visited-style-name="Visited_20_Internet_20_Link">
630_360_16846...</text:a>
', '<text:a xlink:type="simple" xlink:href="https://static.ukrinform.com/photos/2023_05/thumb_files/630_360_1684667794-7574.jpeg" text:style-name="Internet_20_link" text:visited-style-name="Visited_20_Internet_20_Link">
630_360_16846...</text:a>
', '<text:a xlink:type="simple" xlink:href="https://static.ukrinform.com/photos/2023_05/thumb_files/630_360_1684667794-8928.jpeg" text:style-name="Internet_20_link" text:visited-style-name="Visited_20_Internet_20_Link">
630_360_16846...</text:a>
', '<text:a xlink:type="simple" xlink:href="https://static.ukrinform.com/photos/2023_05/thumb_files/630_360_1684667795-6371.jpeg" text:style-name="Internet_20_link" text:visited-style-name="Visited_20_Internet_20_Link">
630_360_16846...</text:a>
', '<text:a xlink:type="simple" xlink:href="https://static.ukrinform.com/photos/2023_05/thumb_files/630_360_1684667795-8297.jpeg" text:style-name="Internet_20_link" text:visited-style-name="Visited_20_Internet_20_Link">
630_360_16846...</text:a>
', '<text:a xlink:type="simple" xlink:href="https://static.ukrinform.com/photos/2023_05/thumb_files/630_360_1684667795-9908.jpeg" text:style-name="Internet_20_link" text:visited-style-name="Visited_20_Internet_20_Link">
630_360_16846...</text:a>
', '<text:a xlink:type="simple" xlink:href="https://static.ukrinform.com/photos/2023_05/thumb_files/630_360_1684667795-2344.jpeg" text:style-name="Internet_20_link" text:visited-style-name="Visited_20_Internet_20_Link">
630_360_16846...</text:a>
', '<text:a xlink:type="simple" xlink:href="https://static.ukrinform.com/photos/2023_05/thumb_files/630_360_1684667797-1712.jpeg" text:style-name="Internet_20_link" text:visited-style-name="Visited_20_Internet_20_Link">
630_360_16846...</text:a>
', '<text:a xlink:type="simple" xlink:href="https://static.ukrinform.com/photos/2023_05/thumb_files/630_360_1684667797-3073.jpeg" text:style-name="Internet_20_link" text:visited-style-name="Visited_20_Internet_20_Link">
630_360_16846...</text:a>
', '<text:a xlink:type="simple" xlink:href="https://static.ukrinform.com/photos/2023_05/thumb_files/630_360_1684667798-3356.jpeg" text:style-name="Internet_20_link" text:visited-style-name="Visited_20_Internet_20_Link">
630_360_16846...</text:a>
']</text:p>
      <text:p text:style-name="P4">
标签: ['Миколаїв', 'Виставка']</text:p>
      <text:p text:style-name="P4">
类型: Article</text:p>
      <!--METADATA-->
      <text:p text:style-name="P4">
<draw:frame draw:style-name="fr1" draw:name="Image106" text:anchor-type="as-char" svg:width="6.9236in" svg:height="3.956343in" draw:z-index="0">
<draw:image xlink:href="../Images/yкринформ/2023-05-21T14-33-00-03-00/630_360_1684667795-1603.jpeg" xlink:type="simple" xlink:show="embed" xlink:actuate="onLoad" draw:mime-type="image/jpeg"/>
</draw:frame>
造船和舰队造船和舰队博物馆发生在犯罪嫌疑人的第一阶段，该地区项目“南方的灯光”实施了第一阶段。 魔术师。”</text:p>
      <text:p text:style-name="P4">
这是乌克利福通讯员的报道。</text:p>
      <text:p text:style-name="P4">
在活动期间，介绍了图形和现代解释中的塔夫里斯基伊普特里科夫绘画中的信标的纪念品线。 将来，将选择图纸来创建纪念品产品。该项目也发生了<text:a xlink:type="simple" xlink:href="https://www.ukrinform.ua/tag-vistavka" text:style-name="Internet_20_link" text:visited-style-name="Visited_20_Internet_20_Link">
</text:a>
“南方的灯光。 Magan People的目的是讲述乌克兰南部信标的历史事实。 该活动的参与者熟悉了著名的Nikolaev Masters Olesya Saikovskaya，Natalia Stepanyuk，Oleksandrudovitskaya，Svetlana Boykov-Kalyuzhnaya和其他艺术家的机器人。</text:p>
      <text:p text:style-name="P4">
此外，非政府组织的“文化和艺术协会” Artspokus的代表为姜饼的装饰提供了弦式级，在陶瓷磁化物，钥匙扣等上绘制信标。</text:p>
      <text:p text:style-name="P4">
<text:span text:style-name="T4">
另请阅读：</text:span>
 <text:a xlink:type="simple" xlink:href="https://www.ukrinform.ua/rubric-kyiv/3711883-klicko-z-predstavnikami-dipmisij-vidkrili-vistavku-kiiv-nezlamne-serce-evropi.html" text:style-name="Internet_20_link" text:visited-style-name="Visited_20_Internet_20_Link">
<text:span text:style-name="T4">
展览</text:span>
</text:a>
访客能够查看Oleg Marchuk的摄影作品以及Alexander Yermolaev和Arthur Samkov的作者。</text:p>
      <text:p text:style-name="P4">
邮政品牌仪式也在活动中举行。</text:p>
      <text:p text:style-name="P4">
据报道，在伊万诺 - 弗兰基夫斯克博物馆<text:a xlink:type="simple" xlink:href="https://www.ukrinform.ua/rubric-culture/3711036-u-frankivsku-pokazali-kolekciu-rukavanok-stvorenih-na-pocatku-xx-stolitta.html" text:style-name="Internet_20_link" text:visited-style-name="Visited_20_Internet_20_Link">
</text:a>
</text:p>
      <text:p text:style-name="P4">
News Source: <text:a xlink:type="simple" xlink:href="https://www.ukrinform.ua/rubric-culture/3712208-u-mikolaevi-prezentuvali-pidsumki-persogo-etapu-proektu-vogni-pivdna-ludimaaki.html" text:style-name="Internet_20_link" text:visited-style-name="Visited_20_Internet_20_Link">
https://www.ukrinform.ua/rubric-culture/3712208-u-mikolaevi-prezentuvali-pidsumki-persogo-etapu-proektu-vogni-pivdna-ludimaaki.html</text:a>
</text:p>
      <!--NEWS-->
      <text:h text:style-name="P10" text:outline-level="1">
<text:span text:style-name="T4">
美国和盟友相信乌克兰反性的成功 - 拜登</text:span>
</text:h>
      <text:p text:style-name="P4">
作者: Ukrinform (Person)</text:p>
      <text:p text:style-name="P4">
出版商: Укринформ (Organization)</text:p>
      <text:p text:style-name="P4">
出版时间: 2023-05-21T14:37:00+03:00</text:p>
      <text:p text:style-name="P4">
修改时间: 2023-05-21T14:37:00+03:00</text:p>
      <text:p text:style-name="P4">
描述: 美利坚合众国和盟国帮助乌克兰准备并装备了足够的部队，以取得成功的反攻性，并释放了暂时的占领领土。  - 乌克林。</text:p>
      <text:p text:style-name="P4">
图片: ['<text:a xlink:type="simple" xlink:href="https://static.ukrinform.com/photos/2023_05/thumb_files/630_360_1684669765-646.jpeg" text:style-name="Internet_20_link" text:visited-style-name="Visited_20_Internet_20_Link">
630_360_16846...</text:a>
']</text:p>
      <text:p text:style-name="P4">
标签: ['Байден', 'США', 'Україна', 'Війна з Росією', 'Контрнаступ']</text:p>
      <text:p text:style-name="P4">
类型: Article</text:p>
      <!--METADATA-->
      <text:p text:style-name="P4">
<draw:frame draw:style-name="fr1" draw:name="Image107" text:anchor-type="as-char" svg:width="6.9236in" svg:height="3.956343in" draw:z-index="0">
<draw:image xlink:href="../Images/yкринформ/2023-05-21T14-37-00-03-00/630_360_1684669765-646.jpeg" xlink:type="simple" xlink:show="embed" xlink:actuate="onLoad" draw:mime-type="image/jpeg"/>
</draw:frame>
美利坚合众国和盟国帮助乌克兰为成功的反攻性和释放的俄罗斯人做好了充分的准备和争论。</text:p>
      <text:p text:style-name="P4">
乔·拜登(Joe Biden)在乌克利岛(Ukrinform)通讯员报告的G7 Hiroshima的G7峰会上说。</text:p>
      <text:p text:style-name="P4">
“我们和我们的盟友知道他们多少(乌克兰人 -  ed。)他们准备了这些船员的状况。 我们期望他们的反性能将取得成功……希望他们成功，俄罗斯必须了解这将带来巨大的损失。”拜登说。</text:p>
      <text:p text:style-name="P4">
他回想起有关巴赫穆特(Bakhmut)局势的最新数据，当时俄罗斯人是关于城市的全部捕获，而乌克兰方面是保留一部分和解的一部分。</text:p>
      <text:p text:style-name="P4">
美国领导人说：“存在一个问题，即它是否丢失了，事实是，巴赫穆特(Bakhmut)损失了100,000多个问题，这种损失很难弥补。”</text:p>
      <text:p text:style-name="P4">
<text:span text:style-name="T4">
另请阅读：</text:span>
 <text:a xlink:type="simple" xlink:href="https://www.ukrinform.ua/rubric-ato/3712191-zelenskij-bahmut-ne-zahoplenij-rosianami.html" text:style-name="Internet_20_link" text:visited-style-name="Visited_20_Internet_20_Link">
<text:span text:style-name="T4">
 bakhmut </text:span>
</text:a>
关于转移到乌克兰的前景，F16美国总统指出，这些飞机对乌克兰的对比至关重要。 相反，由系统合作伙伴提供<text:a xlink:type="simple" xlink:href="https://www.ukrinform.ua/tag-ppo" text:style-name="Internet_20_link" text:visited-style-name="Visited_20_Internet_20_Link">
</text:a>
，坦克和远程大炮在占领领土的释放中起着关键作用。</text:p>
      <text:p text:style-name="P4">
“不要以为F16现在会参与(在柜台 - 发言 -  ed。)... Алеякщо буде успіх у короткостроковій перспективі, то далі потрібно буде воюватиз росіянами, які базуються на великій відстані, на яку неможливо дістатитеперішніми засобами, тоді й потрібні будуть зміни (新型武器的转移。)“， - 拜登说，他补充说，挥之不去的人为乌克兰提供了战场上所需的武器。</text:p>
      <text:p text:style-name="P4">
美国总统还否认了乌克兰通过F16升级的可能性，而Shcheraz则强调了乌克兰领导人的承诺，不使用西方收藏来炮击俄罗斯领土。</text:p>
      <text:p text:style-name="P4">
“我得到Zelensky总统的保证，即进入俄罗斯地理领土并不是有用的F16。 但是，在乌克兰领土上的俄罗斯军队的地方，他们将能够(用F16-施加病变。)”， - 拜登说。这位美国领导人还表示，在周日上午，在乌克兰弗拉基米尔·泽伦斯基(Ukraine Vladimir Zelensky)的主席会议上，七个群体国家的领导人确认，他们“不会摇摇欲坠，并将支持乌克兰尽可能多地支持乌克兰。”</text:p>
      <text:p text:style-name="P4">
“俄罗斯已经开始了这场战争，俄罗斯今天可以结束这场战争。 乌克兰有必要能够捍卫自己。”美国总统说。</text:p>
      <text:p text:style-name="P4">
根据乌克林福姆的说法，在广岛见面的七个群体国家的领导人批准了<text:a xlink:type="simple" xlink:href="https://www.ukrinform.ua/rubric-polytics/3711770-komunike-samitu-g7-pidtverdzue-nepohitnu-pidtrimku-svitovih-lideriv-ukraini.html" text:style-name="Internet_20_link" text:visited-style-name="Visited_20_Internet_20_Link">
</text:a>
，以任何方式，峰会的主要决定尤其是确认乌克兰在与俄罗斯侵略作斗争中的坚定支持。</text:p>
      <text:p text:style-name="P4">
<text:span text:style-name="T5">
foto：总统办公室</text:span>
</text:p>
      <text:p text:style-name="P4">
News Source: <text:a xlink:type="simple" xlink:href="https://www.ukrinform.ua/rubric-ato/3712213-ssa-ta-souzniki-virat-v-uspih-ukrainskogo-kontrnastupu-bajden.html" text:style-name="Internet_20_link" text:visited-style-name="Visited_20_Internet_20_Link">
https://www.ukrinform.ua/rubric-ato/3712213-ssa-ta-souzniki-virat-v-uspih-ukrainskogo-kontrnastupu-bajden.html</text:a>
</text:p>
      <!--NEWS-->
      <text:h text:style-name="P10" text:outline-level="1">
<text:span text:style-name="T4">
Kharkiv，Kharkivska Oblast（20:40）。 红色警报：空中威胁。 警笛声。 立即掩盖！</text:span>
</text:h>
      <text:p text:style-name="P4">
作者: liveuamap (Language: en)</text:p>
      <text:p text:style-name="P4">
时间: 2023-05-21T14:41:00</text:p>
      <text:p text:style-name="P4">
地点: Kharkiv (Latitude:49.9818 Longtitude:36.2518)</text:p>
      <text:p text:style-name="P4">
视频: []</text:p>
      <text:p text:style-name="P4">
图片: []</text:p>
      <text:p text:style-name="P4">
标签: ["Europe", "Central and Eastern Europe"]</text:p>
      <text:p text:style-name="P4">
Id: 22564407</text:p>
      <!--METADATA-->
      <text:p text:style-name="P4">
哈尔基夫(Kharkiv)，哈尔基夫地区(20:40). Red Alert: aerial threat. Sirens sounding.Take cover now!</text:p>
      <text:p text:style-name="P4">
News Collection Link: <text:a xlink:type="simple" xlink:href="https://liveuamap.com/en/2023/21-may-kharkiv-kharkivska-oblast2040-red-alerg" text:style-name="Internet_20_link" text:visited-style-name="Visited_20_Internet_20_Link">
https://liveuamap.com/en/2023/21-may-kharkiv-kharkivska-oblast2040-red-alerg</text:a>
</text:p>
      <text:p text:style-name="P4">
News Source: <text:a xlink:type="simple" xlink:href="https://t.me/air_alert_ua/46160" text:style-name="Internet_20_link" text:visited-style-name="Visited_20_Internet_20_Link">
https://t.me/air_alert_ua/46160</text:a>
</text:p>
      <!--NEWS-->
      <text:h text:style-name="P10" text:outline-level="1">
<text:span text:style-name="T4">
该州将努力从国外返回乌克兰人的遗体-Tkachenko</text:span>
</text:h>
      <text:p text:style-name="P4">
作者: Ukrinform (Person)</text:p>
      <text:p text:style-name="P4">
出版商: Укринформ (Organization)</text:p>
      <text:p text:style-name="P4">
出版时间: 2023-05-21T14:43:00+03:00</text:p>
      <text:p text:style-name="P4">
修改时间: 2023-05-21T14:43:00+03:00</text:p>
      <text:p text:style-name="P4">
描述: 乌克兰人从国外及其在国内的重责任的遗体转移是总统的任务和社会要求。  - 乌克林。</text:p>
      <text:p text:style-name="P4">
图片: ['<text:a xlink:type="simple" xlink:href="https://static.ukrinform.com/photos/2023_05/thumb_files/630_360_1684667938-244.jpg" text:style-name="Internet_20_link" text:visited-style-name="Visited_20_Internet_20_Link">
630_360_16846...</text:a>
']</text:p>
      <text:p text:style-name="P4">
标签: ['Історія', 'Ткаченко', 'Перепоховання']</text:p>
      <text:p text:style-name="P4">
类型: Article</text:p>
      <!--METADATA-->
      <text:p text:style-name="P4">
<draw:frame draw:style-name="fr1" draw:name="Image108" text:anchor-type="as-char" svg:width="6.9236in" svg:height="3.956343in" draw:z-index="0">
<draw:image xlink:href="../Images/yкринформ/2023-05-21T14-43-00-03-00/630_360_1684667938-244.jpg" xlink:type="simple" xlink:show="embed" xlink:actuate="onLoad" draw:mime-type="image/jpeg"/>
</draw:frame>
从国外的乌克兰人的遗体转移，他们的重态是总统的任务和社会要求。</text:p>
      <text:p text:style-name="P4">
文化和信息政策部长Oleksandr Tkachenko在纪念“ Bykivnyansky Tombs”中的政治镇压受害者期间回答了乌克林事物通讯员的问题。</text:p>
      <text:p text:style-name="P4">
“毫无疑问，我们将努力携带英雄的坟墓(在乌克兰 - 编辑。). Але це процес не одного дня, останки Ярослава Мудрого мишукаємо досі. Оскільки Президент поставив таке завдання та у суспільства єтакий запит, я думаю, ми це зробимо", - сказав міністр.</text:p>
      <text:p text:style-name="P4">
<text:span text:style-name="T4">
Читайте також:</text:span>
 <text:a xlink:type="simple" xlink:href="https://www.ukrinform.ua/rubric-society/3712181-u-bikivni-vsanuvali-pamat-zertv-politicnih-represij.html" text:style-name="Internet_20_link" text:visited-style-name="Visited_20_Internet_20_Link">
 </text:a>
他还指出，根据立法，国家纪念公墓的创建和<text:a xlink:type="simple" xlink:href="https://www.ukrinform.ua/tag-perepohovanna" text:style-name="Internet_20_link" text:visited-style-name="Visited_20_Internet_20_Link">
</text:a>
乌克兰人将进行有关选定专业的考古研究。</text:p>
      <text:p text:style-name="P4">
据乌克林福姆报道，2022年5月31日，Verkhovna Rada批准了乌克兰法律“关于乌克兰在国家纪念公墓的某些法律的修正案”，该法在立法一级涵盖了国家军事纪念公墓和其特殊性法律状况。</text:p>
      <text:p text:style-name="P4">
2023年4月20日，基辅市议会在Bykivna分配了一个积极的土地替代，位于Bykivna，Kyiv的Podznyansky区，在布罗瓦斯基的前景和Bobrynetska街之间。</text:p>
      <text:p text:style-name="P4">
计划在2023年秋末进行第一批葬礼。</text:p>
      <text:p text:style-name="P4">
国家电视台和布格丹无线电委员会的第一任副主席呼吁总统启蒙<text:a xlink:type="simple" xlink:href="https://www.ukrinform.ua/rubric-society/3698023-prezidenta-prosat-iniciuvati-perepohovanna-evgena-konovalca.html" text:style-name="Internet_20_link" text:visited-style-name="Visited_20_Internet_20_Link">
</text:a>
</text:p>
      <text:p text:style-name="P4">
News Source: <text:a xlink:type="simple" xlink:href="https://www.ukrinform.ua/rubric-society/3712202-derzava-pracuvatime-nad-povernennam-ostankiv-vidatnih-ukrainciv-zza-kordonu-tkacenko.html" text:style-name="Internet_20_link" text:visited-style-name="Visited_20_Internet_20_Link">
https://www.ukrinform.ua/rubric-society/3712202-derzava-pracuvatime-nad-povernennam-ostankiv-vidatnih-ukrainciv-zza-kordonu-tkacenko.html</text:a>
</text:p>
      <!--NEWS-->
      <text:h text:style-name="P10" text:outline-level="1">
<text:span text:style-name="T4">
格鲁吉亚航空公司已宣布佐治亚州总统在她的飞机上“不欢乐”</text:span>
</text:h>
      <text:p text:style-name="P4">
作者: Ukrinform (Person)</text:p>
      <text:p text:style-name="P4">
出版商: Укринформ (Organization)</text:p>
      <text:p text:style-name="P4">
出版时间: 2023-05-21T14:47:00+03:00</text:p>
      <text:p text:style-name="P4">
修改时间: 2023-05-21T14:47:00+03:00</text:p>
      <text:p text:style-name="P4">
描述: 佐治亚航空公司航空公司宣布佐治亚州总统萨洛姆·苏拉比什维利（Salome salome Zurabishvili）在她的飞机上“非格拉特的人”。  - 乌克林。</text:p>
      <text:p text:style-name="P4">
图片: ['<text:a xlink:type="simple" xlink:href="https://static.ukrinform.com/photos/2023_05/thumb_files/630_360_1684333078-720.png" text:style-name="Internet_20_link" text:visited-style-name="Visited_20_Internet_20_Link">
630_360_16843...</text:a>
']</text:p>
      <text:p text:style-name="P4">
标签: ['Грузія', 'Літак', 'Протест', 'Зурабішвілі']</text:p>
      <text:p text:style-name="P4">
类型: Article</text:p>
      <!--METADATA-->
      <text:p text:style-name="P4">
<draw:frame draw:style-name="fr1" draw:name="Image109" text:anchor-type="as-char" svg:width="6.9236in" svg:height="3.953116in" draw:z-index="0">
<draw:image xlink:href="../Images/yкринформ/2023-05-21T14-47-00-03-00/630_360_1684333078-720.png" xlink:type="simple" xlink:show="embed" xlink:actuate="onLoad" draw:mime-type="image/png"/>
</draw:frame>
佐治亚航空公司航空公司宣布佐治亚州总统萨洛姆·苏拉比什维利(Salome salome Zurabishvili)在她的飞机上“非格拉特的人”。</text:p>
      <text:p text:style-name="P4">
关于它报告门户<text:a xlink:type="simple" xlink:href="https://www.newsgeorgia.ge/georgian-airways-objavila-prezidenta-gruzii-personoj-non-grata/" text:style-name="Internet_20_link" text:visited-style-name="Visited_20_Internet_20_Link">
</text:a>
，报道乌克林福姆。</text:p>
      <text:p text:style-name="P4">
航空公司董事会主席塔玛兹·海斯维利(Tamaz Haiashvili)表示，这是奈伊(Naii)昨天的回应 - 苏拉比什维利(Zurabishvili)呼吁在莫斯科进行后飞行。</text:p>
      <text:p text:style-name="P4">
盖亚什维利(Gaiashvili)对总统要求，不仅在航空公司之前，而且在佐治亚州的所有人民面前都要求。”</text:p>
      <text:p text:style-name="P4">
在他看来，格鲁吉亚航空公司拥有格鲁吉亚情节的优点和剥削，他们30年前将人们从燃烧的Sukhum中带走。</text:p>
      <text:p text:style-name="P4">
<text:span text:style-name="T4">
另请阅读：</text:span>
 <text:a xlink:type="simple" xlink:href="https://www.ukrinform.ua/rubric-polytics/3712077-ukraina-pidtrimue-gruziu-i-podilitsa-z-neu-dosvidom-borotbi-iz-rosieu-danilov.html" text:style-name="Internet_20_link" text:visited-style-name="Visited_20_Internet_20_Link">
<text:span text:style-name="T4">
乔治亚州</text:span>
</text:a>
正如乌克林福姆报道的那样，佐治亚州总统萨洛姆·苏拉比什维什维什维什(Salome Zurabishvishvilvil)认为，由于Reimuso Rightso Restore，她将抵制佐治亚州的航空公司，并敦促公民这样做。</text:p>
      <text:p text:style-name="P4">
俄罗斯总统普京已签署了取消签证政权的法令<text:a xlink:type="simple" xlink:href="https://www.ukrinform.ua/tag-gruzia" text:style-name="Internet_20_link" text:visited-style-name="Visited_20_Internet_20_Link">
</text:a>
从5月15日起，并获得指导这个国家的许可。</text:p>
      <text:p text:style-name="P4">
5月19日，星期五，俄罗斯航空公司“方位角”的飞机成为莫斯科直接飞行的第一个飞机 - 第比利斯。</text:p>
      <text:p text:style-name="P4">
<text:span text:style-name="T5">
foto：新闻组</text:span>
</text:p>
      <text:p text:style-name="P4">
News Source: <text:a xlink:type="simple" xlink:href="https://www.ukrinform.ua/rubric-world/3712214-georgian-airways-ogolosila-prezidentku-gruzii-personou-non-grata-na-svoih-litakah.html" text:style-name="Internet_20_link" text:visited-style-name="Visited_20_Internet_20_Link">
https://www.ukrinform.ua/rubric-world/3712214-georgian-airways-ogolosila-prezidentku-gruzii-personou-non-grata-na-svoih-litakah.html</text:a>
</text:p>
      <!--NEWS-->
      <text:h text:style-name="P10" text:outline-level="1">
<text:span text:style-name="T4">
乌克兰Vanshelboym无法获得埃塞俄比亚锦标赛的第六个ITF冠军</text:span>
</text:h>
      <text:p text:style-name="P4">
作者: Ukrinform (Person)</text:p>
      <text:p text:style-name="P4">
出版商: Укринформ (Organization)</text:p>
      <text:p text:style-name="P4">
出版时间: 2023-05-21T14:48:43+03:00</text:p>
      <text:p text:style-name="P4">
修改时间: 2023-05-21T14:48:43+03:00</text:p>
      <text:p text:style-name="P4">
描述: 乌克兰埃里克·范斯谢尔伯姆（Eric Vanshelboim）让位于亚的斯亚贝带（埃塞俄比亚）国际网球联合会（ITF）锦标赛的决赛。  - 乌克林。</text:p>
      <text:p text:style-name="P4">
图片: ['<text:a xlink:type="simple" xlink:href="https://static.ukrinform.com/photos/2023_05/thumb_files/630_360_1684669671-332.jpg" text:style-name="Internet_20_link" text:visited-style-name="Visited_20_Internet_20_Link">
630_360_16846...</text:a>
']</text:p>
      <text:p text:style-name="P4">
标签: ['Теніс']</text:p>
      <text:p text:style-name="P4">
类型: Article</text:p>
      <!--METADATA-->
      <text:p text:style-name="P4">
<draw:frame draw:style-name="fr1" draw:name="Image110" text:anchor-type="as-char" svg:width="6.9236in" svg:height="3.956343in" draw:z-index="0">
<draw:image xlink:href="../Images/yкринформ/2023-05-21T14-48-43-03-00/630_360_1684669671-332.jpg" xlink:type="simple" xlink:show="embed" xlink:actuate="onLoad" draw:mime-type="image/jpeg"/>
</draw:frame>
乌克兰人Vanchelboim让位于国际网球联合会锦标赛的决赛(ITF)在Addis Ababeb中(埃塞俄比亚).</text:p>
      <text:p text:style-name="P4">
У вирішальному матчі Ваншельбойм (#453世界评级)让位于津巴布韦的本杰明锁的第一个数字(№417)-5：7，2：6，传输乌克林形式。</text:p>
      <text:p text:style-name="P4">
这位21岁的乌克兰网球运动员处于他的职业生涯中，也是ITF比赛决赛的第三次。</text:p>
      <text:p text:style-name="P4">
<text:span text:style-name="T4">
另请阅读：</text:span>
 <text:a xlink:type="simple" xlink:href="https://www.ukrinform.ua/rubric-sports/3712121-kalinina-ne-zmogla-dograti-final-turniru-wta-v-rimi-cerez-travmu.html" text:style-name="Internet_20_link" text:visited-style-name="Visited_20_Internet_20_Link">
</text:a>
结果，在亚的斯 - 阿巴巴瓦尔谢尔博姆(Addis-Ababa Varshelboim)中，他未能赢得第六个冠军。</text:p>
      <text:p text:style-name="P4">
照片：btu.org。</text:p>
      <text:p text:style-name="P4">
News Source: <text:a xlink:type="simple" xlink:href="https://www.ukrinform.ua/rubric-sports/3712215-ukrainec-vanselbojm-ne-zmig-zdobuti-sostij-titul-itf-na-turniri-v-efiopii.html" text:style-name="Internet_20_link" text:visited-style-name="Visited_20_Internet_20_Link">
https://www.ukrinform.ua/rubric-sports/3712215-ukrainec-vanselbojm-ne-zmig-zdobuti-sostij-titul-itf-na-turniri-v-efiopii.html</text:a>
</text:p>
      <!--NEWS-->
      <text:h text:style-name="P10" text:outline-level="1">
<text:span text:style-name="T4">
广岛的Zelensky兑现了原子轰炸的受害者的记忆</text:span>
</text:h>
      <text:p text:style-name="P4">
作者: Ukrinform (Person)</text:p>
      <text:p text:style-name="P4">
出版商: Укринформ (Organization)</text:p>
      <text:p text:style-name="P4">
出版时间: 2023-05-21T14:50:00+03:00</text:p>
      <text:p text:style-name="P4">
修改时间: 2023-05-21T14:50:00+03:00</text:p>
      <text:p text:style-name="P4">
描述: 作为在广岛进行工作访问的一部分，沃迪米尔·泽伦斯基（Volodymyr Zelenskyy）总统访问了当地和平博物馆，并与日本总理福米奥·基希达（Fumio Kishida）一起在原子轰炸的受害者的纪念馆里放了鲜花。  - 乌克林。</text:p>
      <text:p text:style-name="P4">
图片: ['<text:a xlink:type="simple" xlink:href="https://static.ukrinform.com/photos/2023_05/thumb_files/630_360_1684676719-289.jpeg" text:style-name="Internet_20_link" text:visited-style-name="Visited_20_Internet_20_Link">
630_360_16846...</text:a>
', '<text:a xlink:type="simple" xlink:href="https://static.ukrinform.com/photos/2023_05/1684668868-797.jpg" text:style-name="Internet_20_link" text:visited-style-name="Visited_20_Internet_20_Link">
1684668868-79...</text:a>
']</text:p>
      <text:p text:style-name="P4">
标签: ['Японія', 'Друга світова', 'Музей', "Пам'ять", 'Зеленський', 'Хіросіма']</text:p>
      <text:p text:style-name="P4">
类型: Article</text:p>
      <!--METADATA-->
      <text:p text:style-name="P4">
<draw:frame draw:style-name="fr1" draw:name="Image111" text:anchor-type="as-char" svg:width="6.9236in" svg:height="3.956343in" draw:z-index="0">
<draw:image xlink:href="../Images/yкринформ/2023-05-21T14-50-00-03-00/630_360_1684676719-289.jpeg" xlink:type="simple" xlink:show="embed" xlink:actuate="onLoad" draw:mime-type="image/jpeg"/>
</draw:frame>
总统的洛里尔·泽伦斯基(Lordir Zelensky)作为对广岛的工作访问的一部分，拜访了当地的和平安宁，并与日本总理福米奥·基希达(Fumio Kishida)一起，放置了原子轰炸受害者的受害者的鲜花。</text:p>
      <text:p text:style-name="P4">
据报道<text:a xlink:type="simple" xlink:href="https://www.president.gov.ua/news/glava-derzhavi-vidvidav-muzej-miru-v-hirosimi-ta-poklav-kvit-83077" text:style-name="Internet_20_link" text:visited-style-name="Visited_20_Internet_20_Link">
</text:a>
，报道乌克林福姆。</text:p>
      <text:p text:style-name="P4">
在博物馆中，乌克兰总统考察了展览，并记录在名誉荣誉荣誉荣誉中。</text:p>
      <text:p text:style-name="P4">
正如新闻界所述，该机构是由纽约市创建的，以向人们介绍1945年8月6日轰炸广岛的悲剧。 受害者的东西和其他原子爆炸的证据。</text:p>
      <text:p text:style-name="P4">
博物馆的游客被告知与轰炸城市有关的事件。爆炸前和之后的东部爆炸式展示广岛，讲述了导致轰炸的战争和环境的过程武器。</text:p>
      <text:p text:style-name="P4">
<draw:frame draw:style-name="fr1" draw:name="Image112" text:anchor-type="as-char" svg:width="6.9236in" svg:height="4.617948in" draw:z-index="0">
<draw:image xlink:href="../Images/yкринформ/2023-05-21T14-50-00-03-00/1684668868-797.jpg" xlink:type="simple" xlink:show="embed" xlink:actuate="onLoad" draw:mime-type="image/jpeg"/>
</draw:frame>
将鲜花放在纪念物给原子轰炸的受害者时<text:a xlink:type="simple" xlink:href="https://www.ukrinform.ua/tag-zelenskij" text:style-name="Internet_20_link" text:visited-style-name="Visited_20_Internet_20_Link">
</text:a>
在基希德(Kishid)的情况下，他兑现了沉默时刻的记忆。</text:p>
      <text:p text:style-name="P4">
<text:span text:style-name="T4">
另请阅读：</text:span>
 <text:a xlink:type="simple" xlink:href="https://www.ukrinform.ua/rubric-polytics/3712185-zelenskij-zvertaetsa-do-narodu-aponii.html" text:style-name="Internet_20_link" text:visited-style-name="Visited_20_Internet_20_Link">
<text:span text:style-name="T4">
 Zelensky </text:span>
</text:a>
该纪念馆是以古代日本腺体人物的风格制作的石头拱门，其中包含一个象征性的墓碑，并在1945年8月6日由于原子爆炸而搅动的所有人清单。</text:p>
      <text:p text:style-name="P4">
在建筑物上，“安息!我们将不再重复此mullet!”。</text:p>
      <text:p text:style-name="P4">
领导人检查了纪念馆，并熟悉了其历史。</text:p>
      <text:p text:style-name="P4">
视频：作品</text:p>
      <text:p text:style-name="P4">
据报道，这七个峰会的第48峰会是在日本的广岛城。其参与者考虑了确保全球经济可持续性的方法，尤其是由于共同的19日大流行和俄罗斯对乌克兰的侵略的后果。</text:p>
      <text:p text:style-name="P4">
乌克兰弗拉基米尔塞斯基七个小组总统第48峰会的参与者中。</text:p>
      <text:p text:style-name="P4">
_foto：op _</text:p>
      <text:p text:style-name="P4">
News Source: <text:a xlink:type="simple" xlink:href="https://www.ukrinform.ua/rubric-polytics/3712216-zelenskij-u-hirosimi-vsanuvav-pamat-zertv-atomnogo-bombarduvanna.html" text:style-name="Internet_20_link" text:visited-style-name="Visited_20_Internet_20_Link">
https://www.ukrinform.ua/rubric-polytics/3712216-zelenskij-u-hirosimi-vsanuvav-pamat-zertv-atomnogo-bombarduvanna.html</text:a>
</text:p>
      <!--NEWS-->
      <text:h text:style-name="P10" text:outline-level="1">
<text:span text:style-name="T4">
Zaporizka Oblast（20:54）。 红色警报：空中威胁。 警笛声。 立即掩盖！</text:span>
</text:h>
      <text:p text:style-name="P4">
作者: liveuamap (Language: en)</text:p>
      <text:p text:style-name="P4">
时间: 2023-05-21T14:54:00</text:p>
      <text:p text:style-name="P4">
地点: Zaporizka Oblast (Latitude:47.610881 Longtitude:35.766021)</text:p>
      <text:p text:style-name="P4">
视频: []</text:p>
      <text:p text:style-name="P4">
图片: []</text:p>
      <text:p text:style-name="P4">
标签: ["Europe", "Central and Eastern Europe"]</text:p>
      <text:p text:style-name="P4">
Id: 22564410</text:p>
      <!--METADATA-->
      <text:p text:style-name="P4">
Zaporizhzhia地区(20:54). Red Alert: aerial threat. Sirens sounding. Take covernow!</text:p>
      <text:p text:style-name="P4">
News Collection Link: <text:a xlink:type="simple" xlink:href="https://liveuamap.com/en/2023/21-may-zaporizka-oblast2054-red-alert-aerial-g" text:style-name="Internet_20_link" text:visited-style-name="Visited_20_Internet_20_Link">
https://liveuamap.com/en/2023/21-may-zaporizka-oblast2054-red-alert-aerial-g</text:a>
</text:p>
      <text:p text:style-name="P4">
News Source: <text:a xlink:type="simple" xlink:href="https://t.me/air_alert_ua/46162" text:style-name="Internet_20_link" text:visited-style-name="Visited_20_Internet_20_Link">
https://t.me/air_alert_ua/46162</text:a>
</text:p>
      <!--NEWS-->
      <text:h text:style-name="P10" text:outline-level="1">
<text:span text:style-name="T4">
春季在波尔塔瓦举行</text:span>
</text:h>
      <text:p text:style-name="P4">
作者: Ukrinform (Person)</text:p>
      <text:p text:style-name="P4">
出版商: Укринформ (Organization)</text:p>
      <text:p text:style-name="P4">
出版时间: 2023-05-21T14:55:49+03:00</text:p>
      <text:p text:style-name="P4">
修改时间: 2023-05-21T14:55:49+03:00</text:p>
      <text:p text:style-name="P4">
描述: 春季在波尔塔瓦举行，由一百个流离失所者加入。  - 乌克林。</text:p>
      <text:p text:style-name="P4">
图片: ['<text:a xlink:type="simple" xlink:href="https://static.ukrinform.com/photos/2023_05/thumb_files/630_360_1684670132-184.jpg" text:style-name="Internet_20_link" text:visited-style-name="Visited_20_Internet_20_Link">
630_360_16846...</text:a>
']</text:p>
      <text:p text:style-name="P4">
标签: ['Полтава', 'Забіг']</text:p>
      <text:p text:style-name="P4">
类型: Article</text:p>
      <!--METADATA-->
      <text:p text:style-name="P4">
<draw:frame draw:style-name="fr1" draw:name="Image113" text:anchor-type="as-char" svg:width="6.9236in" svg:height="3.956343in" draw:z-index="0">
<draw:image xlink:href="../Images/yкринформ/2023-05-21T14-55-49-03-00/630_360_1684670132-184.jpg" xlink:type="simple" xlink:show="embed" xlink:actuate="onLoad" draw:mime-type="image/jpeg"/>
</draw:frame>
春季奔跑是在波尔塔瓦(Poltava)，尤其是由数百名旅行者加入的。</text:p>
      <text:p text:style-name="P4">
关于<text:a xlink:type="simple" xlink:href="https://t.me/DMYTROLUNIN/8276" text:style-name="Internet_20_link" text:visited-style-name="Visited_20_Internet_20_Link">
</text:a>
 <text:a xlink:type="simple" xlink:href="https://t.me/DMYTROLUNIN/8276" text:style-name="Internet_20_link" text:visited-style-name="Visited_20_Internet_20_Link">
 </text:a>
报道说，Poltava Ova Dmitry Lunin的负责人报道。</text:p>
      <text:p text:style-name="P4">
“今年的第三个是在Poltava -Spring Run举行的。 来自Kremenchug，Mirgorod，Poltava，Machukhiv，Shcherbaniv社区的数千名参与者加入了。 特别是100名流离失所者。”卢宁说。</text:p>
      <text:p text:style-name="P4">
他指出，最年轻的运动员是最年龄较大的运动员-75岁。</text:p>
      <text:p text:style-name="P4">
<text:span text:style-name="T4">
另请阅读：</text:span>
 <text:a xlink:type="simple" xlink:href="https://www.ukrinform.ua/rubric-kyiv/3705401-u-kievi-proveli-blagodijnij-sportivnij-zahid-na-pidtrimku-zahisnikiv-azovstali.html" text:style-name="Internet_20_link" text:visited-style-name="Visited_20_Internet_20_Link">
</text:a>
在波尔塔瓦地区正式注册了约20万个IDP。</text:p>
      <text:p text:style-name="P4">
News Source: <text:a xlink:type="simple" xlink:href="https://www.ukrinform.ua/rubric-regions/3712219-u-poltavi-vidbuvsa-zabig-spring-run.html" text:style-name="Internet_20_link" text:visited-style-name="Visited_20_Internet_20_Link">
https://www.ukrinform.ua/rubric-regions/3712219-u-poltavi-vidbuvsa-zabig-spring-run.html</text:a>
</text:p>
      <!--NEWS-->
      <text:h text:style-name="P10" text:outline-level="1">
<text:span text:style-name="T4">
Odeska Oblast（20:58）。 红色警报：空中威胁。 警笛声。 立即掩盖！</text:span>
</text:h>
      <text:p text:style-name="P4">
作者: liveuamap (Language: en)</text:p>
      <text:p text:style-name="P4">
时间: 2023-05-21T14:59:00</text:p>
      <text:p text:style-name="P4">
地点: Odeska Oblast (Latitude:46.75000000 Longtitude:30.25000000)</text:p>
      <text:p text:style-name="P4">
视频: []</text:p>
      <text:p text:style-name="P4">
图片: []</text:p>
      <text:p text:style-name="P4">
标签: ["Europe", "Central and Eastern Europe"]</text:p>
      <text:p text:style-name="P4">
Id: 22564411</text:p>
      <!--METADATA-->
      <text:p text:style-name="P4">
ODESA地区(20:58). Red Alert: aerial threat. Sirens sounding. Take covernow!</text:p>
      <text:p text:style-name="P4">
News Collection Link: <text:a xlink:type="simple" xlink:href="https://liveuamap.com/en/2023/21-may-odeska-oblast2058-red-alert-aerial-thrg" text:style-name="Internet_20_link" text:visited-style-name="Visited_20_Internet_20_Link">
https://liveuamap.com/en/2023/21-may-odeska-oblast2058-red-alert-aerial-thrg</text:a>
</text:p>
      <text:p text:style-name="P4">
News Source: <text:a xlink:type="simple" xlink:href="https://t.me/air_alert_ua/46163" text:style-name="Internet_20_link" text:visited-style-name="Visited_20_Internet_20_Link">
https://t.me/air_alert_ua/46163</text:a>
</text:p>
      <!--NEWS-->
      <text:h text:style-name="P10" text:outline-level="1">
<text:span text:style-name="T4">
在ODESA报道的爆炸</text:span>
</text:h>
      <text:p text:style-name="P4">
作者: liveuamap (Language: en)</text:p>
      <text:p text:style-name="P4">
时间: 2023-05-21T15:02:29</text:p>
      <text:p text:style-name="P4">
地点: Odesa, Odessa Oblast (Latitude:46.49851 Longtitude:30.76258)</text:p>
      <text:p text:style-name="P4">
视频: []</text:p>
      <text:p text:style-name="P4">
图片: []</text:p>
      <text:p text:style-name="P4">
标签: ["Central and Eastern Europe"]</text:p>
      <text:p text:style-name="P4">
Id: 22564412</text:p>
      <!--METADATA-->
      <text:p text:style-name="P4">
在ODESA报道的爆炸</text:p>
      <text:p text:style-name="P4">
新闻收集链接：<text:a xlink:type="simple" xlink:href="https://liveuamap.com/en/2023/21-may-explosion-reported-in-odesa" text:style-name="Internet_20_link" text:visited-style-name="Visited_20_Internet_20_Link">
https://liveuamap.com/en/2023/21-may-explosion-reported-in-in-odesa</text:a>
</text:p>
      <text:p text:style-name="P4">
News Source: <text:a xlink:type="simple" xlink:href="https://t.me/suspilnenews/20971" text:style-name="Internet_20_link" text:visited-style-name="Visited_20_Internet_20_Link">
https://t.me/suspilnenews/20971</text:a>
</text:p>
      <!--NEWS-->
      <text:h text:style-name="P10" text:outline-level="1">
<text:span text:style-name="T4">
乌克兰军队正在接近巴赫穆特（Bakhmut）进入战术环境-Syrsky</text:span>
</text:h>
      <text:p text:style-name="P4">
作者: Ukrinform (Person)</text:p>
      <text:p text:style-name="P4">
出版商: Укринформ (Organization)</text:p>
      <text:p text:style-name="P4">
出版时间: 2023-05-21T15:03:00+03:00</text:p>
      <text:p text:style-name="P4">
修改时间: 2023-05-21T15:03:00+03:00</text:p>
      <text:p text:style-name="P4">
描述: 乌克兰勇士沿着巴赫穆特郊区的侧面移动，实际上在战术环境中接近这座城市。  - 乌克林。</text:p>
      <text:p text:style-name="P4">
图片: ['<text:a xlink:type="simple" xlink:href="https://static.ukrinform.com/photos/2023_04/thumb_files/630_360_1682412638-215.png" text:style-name="Internet_20_link" text:visited-style-name="Visited_20_Internet_20_Link">
630_360_16824...</text:a>
']</text:p>
      <text:p text:style-name="P4">
标签: ['Бахмут', 'Сирський', 'Війна з Росією']</text:p>
      <text:p text:style-name="P4">
类型: Article</text:p>
      <!--METADATA-->
      <text:p text:style-name="P4">
<draw:frame draw:style-name="fr1" draw:name="Image114" text:anchor-type="as-char" svg:width="6.9236in" svg:height="3.956343in" draw:z-index="0">
<draw:image xlink:href="../Images/yкринформ/2023-05-21T15-03-00-03-00/630_360_1682412638-215.png" xlink:type="simple" xlink:show="embed" xlink:actuate="onLoad" draw:mime-type="image/png"/>
</draw:frame>
乌克兰乌克兰人正沿着巴赫穆特(Bakhmut)郊区的侧面移动，并实际上将城市突出进入战术环境。</text:p>
      <text:p text:style-name="P4">
正如乌克林福姆报道的那样，关于<text:a xlink:type="simple" xlink:href="https://t.me/militarymediacenter/1993" text:style-name="Internet_20_link" text:visited-style-name="Visited_20_Internet_20_Link">
</text:a>
乌克兰武装部队陆军的指挥官通知西尔斯基的将军。</text:p>
      <text:p text:style-name="P4">
他指出，乌克兰部队现在正在控制巴赫穆特的一小部分，但其防御非常重要，因为它提供了机会进入城市的机会，考虑了情况的变化。</text:p>
      <text:p text:style-name="P4">
“我们继续在郊区的侧面移动<text:a xlink:type="simple" xlink:href="https://www.ukrinform.ua/tag-bahmut" text:style-name="Internet_20_link" text:visited-style-name="Visited_20_Internet_20_Link">
</text:a>
实际上，我们在战术环境中捕获城市。 因此，我们将能够控制敌人所占据的所有高建筑物并逐渐摧毁它们。 Sysirsky说：“它剥夺了对城市方法的控制，并给了我们一些战术上的优势。”</text:p>
      <text:p text:style-name="P4">
<text:span text:style-name="T4">
另请阅读：</text:span>
 <text:a xlink:type="simple" xlink:href="https://www.ukrinform.ua/rubric-ato/3712191-zelenskij-bahmut-ne-zahoplenij-rosianami.html" text:style-name="Internet_20_link" text:visited-style-name="Visited_20_Internet_20_Link">
<text:span text:style-name="T4">
 bakhmut </text:span>
</text:a>
指挥官说：“情况很困难，但受到控制。”</text:p>
      <text:p text:style-name="P4">
乌克兰国防部副部长乌克兰·安娜·玛丽亚尔(Anna Malyar)<text:a xlink:type="simple" xlink:href="https://www.ukrinform.ua/rubric-ato/3712157-rosianam-ne-vdalos-otociti-bahmut-voni-vtratili-castinu-panivnih-visot-malar.html" text:style-name="Internet_20_link" text:visited-style-name="Visited_20_Internet_20_Link">
</text:a>
俄罗斯的骨灰未能包围巴赫穆特，他们失去了城市的一些统治高地。</text:p>
      <text:p text:style-name="P4">
News Source: <text:a xlink:type="simple" xlink:href="https://www.ukrinform.ua/rubric-ato/3712221-ukrainski-vijska-nablizautsa-do-vzatta-bahmuta-u-takticne-otocenna-sirskij.html" text:style-name="Internet_20_link" text:visited-style-name="Visited_20_Internet_20_Link">
https://www.ukrinform.ua/rubric-ato/3712221-ukrainski-vijska-nablizautsa-do-vzatta-bahmuta-u-takticne-otocenna-sirskij.html</text:a>
</text:p>
      <!--NEWS-->
      <text:h text:style-name="P10" text:outline-level="1">
<text:span text:style-name="T4">
Chisinau的欧洲伟大指控要求将欧洲一体化包括在宪法中</text:span>
</text:h>
      <text:p text:style-name="P4">
作者: Ukrinform (Person)</text:p>
      <text:p text:style-name="P4">
出版商: Укринформ (Organization)</text:p>
      <text:p text:style-name="P4">
出版时间: 2023-05-21T15:08:00+03:00</text:p>
      <text:p text:style-name="P4">
修改时间: 2023-05-21T15:08:00+03:00</text:p>
      <text:p text:style-name="P4">
描述: 在欧洲大会期间，在奇西诺（Chisinau）批准了集会决议，记录了将欧洲融合纳入摩尔多瓦宪法的愿望，并谴责了俄罗斯对乌克兰的战争。  - 乌克林。</text:p>
      <text:p text:style-name="P4">
图片: ['<text:a xlink:type="simple" xlink:href="https://static.ukrinform.com/photos/2023_05/thumb_files/630_360_1684671043-418.jpg" text:style-name="Internet_20_link" text:visited-style-name="Visited_20_Internet_20_Link">
630_360_16846...</text:a>
']</text:p>
      <text:p text:style-name="P4">
标签: ['Конституція', 'Мітинг', 'Молдова', 'Санду']</text:p>
      <text:p text:style-name="P4">
类型: Article</text:p>
      <!--METADATA-->
      <text:p text:style-name="P4">
<draw:frame draw:style-name="fr1" draw:name="Image115" text:anchor-type="as-char" svg:width="6.9236in" svg:height="3.956343in" draw:z-index="0">
<draw:image xlink:href="../Images/yкринформ/2023-05-21T15-08-00-03-00/630_360_1684671043-418.jpg" xlink:type="simple" xlink:show="embed" xlink:actuate="onLoad" draw:mime-type="image/jpeg"/>
</draw:frame>
在欧洲大会期间，在奇西诺(Chisinau)，批准了集会决议，该决议希望将欧洲融合纳入摩尔多瓦宪法，以及俄罗斯对乌克兰的战争。</text:p>
      <text:p text:style-name="P4">
关于它报告<text:a xlink:type="simple" xlink:href="https://newsmaker.md/rus/novosti/uchastniki-velikogo-evropejskogo-sobraniya-prinyali-rezolyutsiyu/" text:style-name="Internet_20_link" text:visited-style-name="Visited_20_Internet_20_Link">
</text:a>
，报道乌克林福姆。</text:p>
      <text:p text:style-name="P4">
该文件写道：“摩尔多瓦试图成为欧盟的全部部分，这可以保证抵抗力并允许发挥其潜力。”</text:p>
      <text:p text:style-name="P4">
会议的参与者呼吁该国所有的政治力量支持欧洲课程<text:a xlink:type="simple" xlink:href="https://www.ukrinform.ua/tag-moldova" text:style-name="Internet_20_link" text:visited-style-name="Visited_20_Internet_20_Link">
</text:a>
。 为了做到这一点，在他们看来，有必要在摩尔多瓦宪法中开出加入欧盟的目的，以确保更快地开始谈判进入欧盟，并支持加强国家结构以实现这一目标目标，以完成能源和欧盟能源和欧盟的相互关闭。</text:p>
      <text:p text:style-name="P4">
此外，宣言强调了进入欧盟之前对学员，社会代表和业务代表的需求。 为此，当局应帮助他们掌握欧洲资金，并展示欧洲一体化的所有优势。 该行动的参与者还认为，与欧盟合作而增加生活和受益，这有助于解决冲突冲突的和平解决。</text:p>
      <text:p text:style-name="P4">
<text:span text:style-name="T4">
另请阅读：</text:span>
 <text:a xlink:type="simple" xlink:href="https://www.ukrinform.ua/rubric-world/3710930-moldova-hoce-priednatisa-do-es-aknajsvidse-cerez-zagrozu-z-boku-rosii-sandu.html" text:style-name="Internet_20_link" text:visited-style-name="Visited_20_Internet_20_Link">
<text:span text:style-name="T4">
摩尔多夫</text:span>
</text:a>
他们还强调了保证摩尔多特能源安全的重要性，强烈谴责俄罗斯对乌克兰的军事入侵。</text:p>
      <text:p text:style-name="P4">
“与摩尔多瓦市民的愿望有关，将欧洲繁殖的国家转向欧洲品种，我们敦促欧盟机构在满足加入条件后继续支持我们的国家，并接受摩尔多瓦向欧洲家庭接受。 摩尔多瓦是一种选择，”宣言说。</text:p>
      <text:p text:style-name="P4">
根据警方的说法，<text:a xlink:type="simple" xlink:href="https://www.ukrinform.ua/rubric-world/3712200-u-kisinevi-prohodit-masovij-miting-na-pidtrimku-evrointegracii-moldovi.html" text:style-name="Internet_20_link" text:visited-style-name="Visited_20_Internet_20_Link">
</text:a>
约有7.5万人参加了比赛。 在活动中，摩尔多瓦总统梅·桑杜(May Sandu)谴责了俄罗斯对乌克兰战争的战争，在俄罗斯，乌克兰，加高兹(Gagauz)和保加利亚人(Bulgarian)中解冻了观众。</text:p>
      <text:p text:style-name="P4">
西方还成为欧洲议会主席罗伯特·梅佐尔·罗马尼亚人。</text:p>
      <text:p text:style-name="P4">
<text:span text:style-name="T5">
foto：newmaker</text:span>
</text:p>
      <text:p text:style-name="P4">
News Source: <text:a xlink:type="simple" xlink:href="https://www.ukrinform.ua/rubric-world/3712223-veliki-evropejski-zbori-u-kisinevi-zatverdili-rezoluciu-iz-zaklikom-vkluciti-evrointegraciu-do-konstitucii.html" text:style-name="Internet_20_link" text:visited-style-name="Visited_20_Internet_20_Link">
https://www.ukrinform.ua/rubric-world/3712223-veliki-evropejski-zbori-u-kisinevi-zatverdili-rezoluciu-iz-zaklikom-vkluciti-evrointegraciu-do-konstitucii.html</text:a>
</text:p>
      <!--NEWS-->
      <text:h text:style-name="P10" text:outline-level="1">
<text:span text:style-name="T4">
拜登：乌克兰的公平和平意味着尊重其主权和领土完整性</text:span>
</text:h>
      <text:p text:style-name="P4">
作者: Ukrinform (Person)</text:p>
      <text:p text:style-name="P4">
出版商: Укринформ (Organization)</text:p>
      <text:p text:style-name="P4">
出版时间: 2023-05-21T15:10:00+03:00</text:p>
      <text:p text:style-name="P4">
修改时间: 2023-05-21T15:10:00+03:00</text:p>
      <text:p text:style-name="P4">
描述: 美国总统乔·拜登（Joe Biden）强调，乌克兰的和平意味着尊重其主权和领土诚信，在此之前，合作伙伴承诺向乌克兰提供必要的支持。  - 乌克林。</text:p>
      <text:p text:style-name="P4">
图片: ['<text:a xlink:type="simple" xlink:href="https://static.ukrinform.com/photos/2023_05/thumb_files/630_360_1684671641-107.jpeg" text:style-name="Internet_20_link" text:visited-style-name="Visited_20_Internet_20_Link">
630_360_16846...</text:a>
']</text:p>
      <text:p text:style-name="P4">
标签: ['Байден', 'США', 'Україна', 'Війна з Росією']</text:p>
      <text:p text:style-name="P4">
类型: Article</text:p>
      <!--METADATA-->
      <text:p text:style-name="P4">
<draw:frame draw:style-name="fr1" draw:name="Image116" text:anchor-type="as-char" svg:width="6.9236in" svg:height="3.956343in" draw:z-index="0">
<draw:image xlink:href="../Images/yкринформ/2023-05-21T15-10-00-03-00/630_360_1684671641-107.jpeg" xlink:type="simple" xlink:show="embed" xlink:actuate="onLoad" draw:mime-type="image/jpeg"/>
</draw:frame>
总统乔·拜登(Joe Biden)强调，乌克兰公正的和平意味着尊重其消费和领土诚信，在那个合作伙伴承诺为乌克兰提供必要的支持之前。</text:p>
      <text:p text:style-name="P4">
美国领导人在《乌克林传闻记者报道》报道说，在G7峰会的结果之后，美国领导人在新闻发布会上说。</text:p>
      <text:p text:style-name="P4">
“我们与七个小组的合作伙伴一起，我们再次强调需要尊重领土完整性的公平和平(乌克兰 - 编辑。)，嵌入在章程中的原理<text:a xlink:type="simple" xlink:href="https://www.ukrinform.ua/tag-oon" text:style-name="Internet_20_link" text:visited-style-name="Visited_20_Internet_20_Link">
</text:a>
”， - 拜登说。</text:p>
      <text:p text:style-name="P4">
据他介绍，七国集团领导人向乌克兰沃罗迪米尔塞尔斯基总统保证，“普京将无法减少他们的决心，他们将根据需要支持乌克兰。”</text:p>
      <text:p text:style-name="P4">
这位美国领导人指出，今天，各州宣布了向乌克兰的新用品：“这些都是桥梁，炮兵，设备，所有这些都使乌克兰能够保护。”</text:p>
      <text:p text:style-name="P4">
<text:span text:style-name="T4">
另请阅读：</text:span>
 <text:a xlink:type="simple" xlink:href="https://www.ukrinform.ua/rubric-ato/3712213-ssa-ta-souzniki-virat-v-uspih-ukrainskogo-kontrnastupu-bajden.html" text:style-name="Internet_20_link" text:visited-style-name="Visited_20_Internet_20_Link">
<text:span text:style-name="T4">
 biden </text:span>
</text:a>
据他说，他还向Zelensky保证，乌克兰飞行员在第四代飞机上进行了训练，包括F-16，以支持乌克兰捍卫自己的能力。</text:p>
      <text:p text:style-name="P4">
贝登说：“在与泽伦斯基总统的一次会议上，我们确认了我们对乌克兰的共同和坚定不移的支持，乌克兰反对俄罗斯的残酷侵略。”</text:p>
      <text:p text:style-name="P4">
正如乌克林福姆(Ukrinform)报道的那样，沃迪米尔·泽伦斯基(Volodymyr Zelenskyy)总统在广岛七个群体国家的领导人的峰会上说，他坚信<text:a xlink:type="simple" xlink:href="https://www.ukrinform.ua/rubric-ato/3712195-zelenskij-a-vpevnenij-so-u-nas-budut-litaki-f16.html" text:style-name="Internet_20_link" text:visited-style-name="Visited_20_Internet_20_Link">
</text:a>
 .</text:p>
      <text:p text:style-name="P4">
News Source: <text:a xlink:type="simple" xlink:href="https://www.ukrinform.ua/rubric-polytics/3712227-bajden-spravedlivij-mir-v-ukraini-oznacae-povagu-do-ii-suverenitetu-j-teritorialnoi-cilisnosti.html" text:style-name="Internet_20_link" text:visited-style-name="Visited_20_Internet_20_Link">
https://www.ukrinform.ua/rubric-polytics/3712227-bajden-spravedlivij-mir-v-ukraini-oznacae-povagu-do-ii-suverenitetu-j-teritorialnoi-cilisnosti.html</text:a>
</text:p>
      <!--NEWS-->
      <text:h text:style-name="P10" text:outline-level="1">
<text:span text:style-name="T4">
乌克兰音频征在斯德哥尔摩博物馆</text:span>
</text:h>
      <text:p text:style-name="P4">
作者: Ukrinform (Person)</text:p>
      <text:p text:style-name="P4">
出版商: Укринформ (Organization)</text:p>
      <text:p text:style-name="P4">
出版时间: 2023-05-21T15:11:00+03:00</text:p>
      <text:p text:style-name="P4">
修改时间: 2023-05-21T15:11:00+03:00</text:p>
      <text:p text:style-name="P4">
描述: 乌克兰语言AudioHyde开始在诺迪斯卡博物馆（Nordiska Museet） - 瑞典文化和民族志博物馆。  - 乌克林。</text:p>
      <text:p text:style-name="P4">
图片: ['<text:a xlink:type="simple" xlink:href="https://static.ukrinform.com/photos/2023_05/thumb_files/630_360_1684670773-753.jpg" text:style-name="Internet_20_link" text:visited-style-name="Visited_20_Internet_20_Link">
630_360_16846...</text:a>
', '<text:a xlink:type="simple" xlink:href="https://static.ukrinform.com/photos/2023_05/1684670879-686.jpg" text:style-name="Internet_20_link" text:visited-style-name="Visited_20_Internet_20_Link">
1684670879-68...</text:a>
', '<text:a xlink:type="simple" xlink:href="https://static.ukrinform.com/photos/2023_05/1684670986-361.jpg" text:style-name="Internet_20_link" text:visited-style-name="Visited_20_Internet_20_Link">
1684670986-36...</text:a>
', '<text:a xlink:type="simple" xlink:href="https://static.ukrinform.com/photos/2023_05/1684670945-346.jpg" text:style-name="Internet_20_link" text:visited-style-name="Visited_20_Internet_20_Link">
1684670945-34...</text:a>
', '<text:a xlink:type="simple" xlink:href="https://static.ukrinform.com/photos/2023_05/1684671033-594.jpg" text:style-name="Internet_20_link" text:visited-style-name="Visited_20_Internet_20_Link">
1684671033-59...</text:a>
', '<text:a xlink:type="simple" xlink:href="https://static.ukrinform.com/photos/2023_05/1684671051-726.jpg" text:style-name="Internet_20_link" text:visited-style-name="Visited_20_Internet_20_Link">
1684671051-72...</text:a>
']</text:p>
      <text:p text:style-name="P4">
标签: ['Діаспора', 'Музей', 'Стокгольм', 'Швеція', 'Українська мова']</text:p>
      <text:p text:style-name="P4">
类型: Article</text:p>
      <!--METADATA-->
      <text:p text:style-name="P4">
<draw:frame draw:style-name="fr1" draw:name="Image117" text:anchor-type="as-char" svg:width="6.9236in" svg:height="3.956343in" draw:z-index="0">
<draw:image xlink:href="../Images/yкринформ/2023-05-21T15-11-00-03-00/630_360_1684670773-753.jpg" xlink:type="simple" xlink:show="embed" xlink:actuate="onLoad" draw:mime-type="image/jpeg"/>
</draw:frame>
乌克兰语言音频征开始在诺迪斯卡博物馆(Nordiska Museet) - 瑞典文化和民族志博物馆。</text:p>
      <text:p text:style-name="P4">
该项目的负责人是斯德哥尔摩·奥尔斯·戈尔迪恩科(Stockholm Oles Gordienko)乌克兰文化中心主任，他告诉乌克林福姆的通讯员。</text:p>
      <text:p text:style-name="P4">
<draw:frame draw:style-name="fr1" draw:name="Image118" text:anchor-type="as-char" svg:width="6.9236in" svg:height="5.1927in" draw:z-index="0">
<draw:image xlink:href="../Images/yкринформ/2023-05-21T15-11-00-03-00/1684670879-686.jpg" xlink:type="simple" xlink:show="embed" xlink:actuate="onLoad" draw:mime-type="image/jpeg"/>
</draw:frame>
在斯德哥尔摩·奥尔斯·戈迪恩科(Stockholm Oles Gordienko)的乌克兰文化中心负责人的照片中</text:p>
      <text:p text:style-name="P4">
“我坚信，诺德斯卡博物馆的新的乌克兰语言音频氢将成为瑞典乌克兰人的宝贵公路卡，以探索和评估北欧的丰富和物质文化遗产，以了解其基础和传统。 该项目设法通过该中心的共同努力，乌克兰在瑞典的共同努力实现，这是乌克兰第一夫人埃琳娜·泽伦斯卡亚(Elena Zelenskaya of Elena Zelenskaya)实施乌克兰语言音频指南的一部分的一部分。世界，” Olesya Gordienko说。</text:p>
      <text:p text:style-name="P4">
*!(https://www.ukrinform.ua/rubric-culture/3710614-u-seuli-zavitsa-persij-u-pivdennij-korei-ukrainomovnij-audiogid-zelenska.html)</text:p>
      <text:p text:style-name="P4">
<draw:frame draw:style-name="fr1" draw:name="Image119" text:anchor-type="as-char" svg:width="6.9236in" svg:height="5.1927in" draw:z-index="0">
<draw:image xlink:href="../Images/yкринформ/2023-05-21T15-11-00-03-00/1684670986-361.jpg" xlink:type="simple" xlink:show="embed" xlink:actuate="onLoad" draw:mime-type="image/jpeg"/>
</draw:frame>
乌克兰驻瑞典Andriy Plahotnuka的大使在对此活动中发表评论时宣布，要保留瑞典Tukraine的共同文化遗产的重要性。</text:p>
      <text:p text:style-name="P4">
<draw:frame draw:style-name="fr1" draw:name="Image120" text:anchor-type="as-char" svg:width="6.9236in" svg:height="5.237575in" draw:z-index="0">
<draw:image xlink:href="../Images/yкринформ/2023-05-21T15-11-00-03-00/1684670945-346.jpg" xlink:type="simple" xlink:show="embed" xlink:actuate="onLoad" draw:mime-type="image/jpeg"/>
</draw:frame>
“我们不仅分享了国旗的共同色彩，而且分享社区的价值观以及深厚的历史和文化根源。 此外，瑞典的乌克兰人可以用母语熟悉北欧文化，这是非常重要的，因为它会产生一种社区感，” Plahotniuk说。</text:p>
      <text:p text:style-name="P4">
<draw:frame draw:style-name="fr1" draw:name="Image121" text:anchor-type="as-char" svg:width="6.9236in" svg:height="5.1927in" draw:z-index="0">
<draw:image xlink:href="../Images/yкринформ/2023-05-21T15-11-00-03-00/1684671033-594.jpg" xlink:type="simple" xlink:show="embed" xlink:actuate="onLoad" draw:mime-type="image/jpeg"/>
</draw:frame>
Nordiska Museet是位于斯德哥尔摩的瑞典文化和民族志博物馆，是主要的旅游景点之一。 在这里存储了15万以上的展览。</text:p>
      <text:p text:style-name="P4">
<draw:frame draw:style-name="fr1" draw:name="Image122" text:anchor-type="as-char" svg:width="6.9236in" svg:height="5.1927in" draw:z-index="0">
<draw:image xlink:href="../Images/yкринформ/2023-05-21T15-11-00-03-00/1684671051-726.jpg" xlink:type="simple" xlink:show="embed" xlink:actuate="onLoad" draw:mime-type="image/jpeg"/>
</draw:frame>
据乌克林福姆(Ukrinform)报道，自2020年以来，在Elena Zelenskaya女士的赞助下，已经实施了有关世界上乌克兰音频指南的项目。<text:span text:style-name="T5">
foto：Oleg snitovsky</text:span>
</text:p>
      <text:p text:style-name="P4">
News Source: <text:a xlink:type="simple" xlink:href="https://www.ukrinform.ua/rubric-diaspora/3712212-ukrainskij-audiogid-zazvucav-u-muzei-stokgolma.html" text:style-name="Internet_20_link" text:visited-style-name="Visited_20_Internet_20_Link">
https://www.ukrinform.ua/rubric-diaspora/3712212-ukrainskij-audiogid-zazvucav-u-muzei-stokgolma.html</text:a>
</text:p>
      <!--NEWS-->
      <text:h text:style-name="P10" text:outline-level="1">
<text:span text:style-name="T4">
乌克兰在战后重建期间计算日本现代技术-Zelensky</text:span>
</text:h>
      <text:p text:style-name="P4">
作者: Ukrinform (Person)</text:p>
      <text:p text:style-name="P4">
出版商: Укринформ (Organization)</text:p>
      <text:p text:style-name="P4">
出版时间: 2023-05-21T15:16:00+03:00</text:p>
      <text:p text:style-name="P4">
修改时间: 2023-05-21T15:16:00+03:00</text:p>
      <text:p text:style-name="P4">
描述: 乌克兰希望日本凭借其先进的技术将有助于战后重建。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Японія', 'Зеленський', 'Війна з Росією', 'Відбудова']</text:p>
      <text:p text:style-name="P4">
类型: Article</text:p>
      <!--METADATA-->
      <text:p text:style-name="P4">
<draw:frame draw:style-name="fr1" draw:name="Image123" text:anchor-type="as-char" svg:width="6.9236in" svg:height="3.956343in" draw:z-index="0">
<draw:image xlink:href="../Images/yкринформ/2023-05-21T15-16-00-03-00/630_360_1682063024-559.jpeg" xlink:type="simple" xlink:show="embed" xlink:actuate="onLoad" draw:mime-type="image/jpeg"/>
</draw:frame>
乌克兰的日本凭借其先进的技术将有助于战后的发展。</text:p>
      <text:p text:style-name="P4">
根据乌克兰国家的乌克兰通讯员，乌克兰国家负责人Volodymyrzelensky在日本的新闻发布会上说。</text:p>
      <text:p text:style-name="P4">
“我们将通过Domedicine Energy的新技术重建该国。 在这里经验<text:a xlink:type="simple" xlink:href="https://www.ukrinform.ua/tag-aponia" text:style-name="Internet_20_link" text:visited-style-name="Visited_20_Internet_20_Link">
</text:a>
这对我们非常重要。 今天，我们与总理一起在这些地区行走。 有充分的理解。 总统说：“有几个方向：能源，尤其是绿色能源，铁路，我们需要日本现代技术，药物等。”总统回答了他将来最期待的问题。</text:p>
      <text:p text:style-name="P4">
<text:span text:style-name="T4">
另请阅读：</text:span>
 <text:a xlink:type="simple" xlink:href="https://www.ukrinform.ua/rubric-polytics/3712130-zelenskij-obgovoriv-iz-bajdenom-posilenna-oboronnih-mozlivostej-ukraini.html" text:style-name="Internet_20_link" text:visited-style-name="Visited_20_Internet_20_Link">
<text:span text:style-name="T4">
 Zelens </text:span>
</text:a>
根据Zelensky的说法，他与日本总理举行了两次会议，在此期间，他们讨论了技术主题。</text:p>
      <text:p text:style-name="P4">
他表示，这些谈判将产生积极的结果。</text:p>
      <text:p text:style-name="P4">
Zelensky现在在日本据报道，第48届Sam Summit持续使用。</text:p>
      <text:p text:style-name="P4">
News Source: <text:a xlink:type="simple" xlink:href="https://www.ukrinform.ua/rubric-vidbudova/3712225-ukraina-rozrahovue-na-aponski-sucasni-tehnologii-pid-cas-povoennoi-vidbudovi-zelenskij.html" text:style-name="Internet_20_link" text:visited-style-name="Visited_20_Internet_20_Link">
https://www.ukrinform.ua/rubric-vidbudova/3712225-ukraina-rozrahovue-na-aponski-sucasni-tehnologii-pid-cas-povoennoi-vidbudovi-zelenskij.html</text:a>
</text:p>
      <!--NEWS-->
      <text:h text:style-name="P10" text:outline-level="1">
<text:span text:style-name="T4">
在赫尔森地区，一名平民因炮击而丧生</text:span>
</text:h>
      <text:p text:style-name="P4">
作者: Ukrinform (Person)</text:p>
      <text:p text:style-name="P4">
出版商: Укринформ (Organization)</text:p>
      <text:p text:style-name="P4">
出版时间: 2023-05-21T15:17:00+03:00</text:p>
      <text:p text:style-name="P4">
修改时间: 2023-05-21T15:17:00+03:00</text:p>
      <text:p text:style-name="P4">
描述: 在赫尔森地区，科萨斯基村的一名居民因炮击而丧生。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щина', 'Обстріл', 'Війна з Росією']</text:p>
      <text:p text:style-name="P4">
类型: Article</text:p>
      <!--METADATA-->
      <text:p text:style-name="P4">
<draw:frame draw:style-name="fr1" draw:name="Image124" text:anchor-type="as-char" svg:width="6.9236in" svg:height="3.956343in" draw:z-index="0">
<draw:image xlink:href="../Images/yкринформ/2023-05-21T15-17-00-03-00/630_360_1538997483-946.jpg" xlink:type="simple" xlink:show="embed" xlink:actuate="onLoad" draw:mime-type="image/jpeg"/>
</draw:frame>
Nakherson地区因Kozatsky村的炮击而死亡。</text:p>
      <text:p text:style-name="P4">
关于<text:a xlink:type="simple" xlink:href="https://t.me/olexandrprokudin/535" text:style-name="Internet_20_link" text:visited-style-name="Visited_20_Internet_20_Link">
</text:a>
乌克林福姆报道说</text:p>
      <text:p text:style-name="P4">
“敌人的瞄准<text:a xlink:type="simple" xlink:href="https://www.ukrinform.ua/tag-obstril" text:style-name="Internet_20_link" text:visited-style-name="Visited_20_Internet_20_Link">
</text:a>
一所住宅，导致与生命不相容的伤害受伤，获得了55岁的男人。”</text:p>
      <text:p text:style-name="P4">
<text:span text:style-name="T4">
另请阅读：</text:span>
 <text:a xlink:type="simple" xlink:href="https://www.ukrinform.ua/rubric-regions/3712065-na-doneccini-za-dobu-vijska-rf-vbili-civilnogo-ta-poranili-se-vismoh-ludej.html" text:style-name="Internet_20_link" text:visited-style-name="Visited_20_Internet_20_Link">
<text:span text:style-name="T4">
民用</text:span>
</text:a>
据报道，晚上<text:a xlink:type="simple" xlink:href="https://www.ukrinform.ua/rubric-ato/3712182-rosiani-obstrilali-aviabombami-selo-na-hersonsini-poskodzena-civilna-infrastruktura.html" text:style-name="Internet_20_link" text:visited-style-name="Visited_20_Internet_20_Link">
</text:a>
赫尔森地区损坏了12所房屋，房屋，一家商店和两座建筑物。</text:p>
      <text:p text:style-name="P4">
News Source: <text:a xlink:type="simple" xlink:href="https://www.ukrinform.ua/rubric-ato/3712229-na-hersonsini-vnaslidok-obstrilu-zaginuv-civilnij.html" text:style-name="Internet_20_link" text:visited-style-name="Visited_20_Internet_20_Link">
https://www.ukrinform.ua/rubric-ato/3712229-na-hersonsini-vnaslidok-obstrilu-zaginuv-civilnij.html</text:a>
</text:p>
      <!--NEWS-->
      <text:h text:style-name="P10" text:outline-level="1">
<text:span text:style-name="T4">
教皇敦促不要习惯战争并保持与乌克兰人民的亲密关系</text:span>
</text:h>
      <text:p text:style-name="P4">
作者: Ukrinform (Person)</text:p>
      <text:p text:style-name="P4">
出版商: Укринформ (Organization)</text:p>
      <text:p text:style-name="P4">
出版时间: 2023-05-21T15:23:00+03:00</text:p>
      <text:p text:style-name="P4">
修改时间: 2023-05-21T15:23:00+03:00</text:p>
      <text:p text:style-name="P4">
描述: 周日祈祷后，教皇方济各敦促不要习惯冲突和暴力，并保持与乌克兰人民的亲密关系。  - 乌克林。</text:p>
      <text:p text:style-name="P4">
图片: ['<text:a xlink:type="simple" xlink:href="https://static.ukrinform.com/photos/2023_05/thumb_files/630_360_1684671624-559.jpeg" text:style-name="Internet_20_link" text:visited-style-name="Visited_20_Internet_20_Link">
630_360_16846...</text:a>
']</text:p>
      <text:p text:style-name="P4">
标签: ['Папа Франциск', 'Україна', 'Війна з Росією']</text:p>
      <text:p text:style-name="P4">
类型: Article</text:p>
      <!--METADATA-->
      <text:p text:style-name="P4">
<draw:frame draw:style-name="fr1" draw:name="Image125" text:anchor-type="as-char" svg:width="6.9236in" svg:height="3.956343in" draw:z-index="0">
<draw:image xlink:href="../Images/yкринформ/2023-05-21T15-23-00-03-00/630_360_1684671624-559.jpeg" xlink:type="simple" xlink:show="embed" xlink:actuate="onLoad" draw:mime-type="image/jpeg"/>
</draw:frame>
周日的祈祷之后，爸爸爸爸弗朗西斯敦促不要习惯信息冲突，并保持与乌克兰人民的亲密关系。</text:p>
      <text:p text:style-name="P4">
关于它报告<text:a xlink:type="simple" xlink:href="https://www.vaticannews.va/uk/pope/news/2023-05/zaklyky-papy-21-travnya-2023.html" text:style-name="Internet_20_link" text:visited-style-name="Visited_20_Internet_20_Link">
</text:a>
，报道乌克林福姆。</text:p>
      <text:p text:style-name="P4">
“请不要习惯冲突和暴力。 我问你，我们不习惯你。 将来，让我们展示乌克兰人民的距离的接近。”</text:p>
      <text:p text:style-name="P4">
他还提到了苏丹的冲突，并重复呼吁推迟武器。教皇要求国际社会“不要后悔努力引起对话并减轻人口的苦难”。</text:p>
      <text:p text:style-name="P4">
弗朗西斯还在世界道交流之际向记者致意并感谢记者，希望他们“永远服务真理和共同的障碍”。 他还提醒劳达托·西(Laudato Si)开始，鼓励“合作照顾我们的普通房屋”。</text:p>
      <text:p text:style-name="P4">
<text:span text:style-name="T4">
另请阅读：</text:span>
 <text:a xlink:type="simple" xlink:href="https://www.ukrinform.ua/rubric-society/3708863-zelenskij-spodivaetsa-so-rozmova-z-papou-franciskom-moze-vplinuti-na-istoriu.html" text:style-name="Internet_20_link" text:visited-style-name="Visited_20_Internet_20_Link">
<text:span text:style-name="T4">
弗朗西斯</text:span>
</text:a>
正如乌克林福姆(Ukrinform)报道的那样，弗朗西斯教皇(Pope Francis)表示，梵蒂冈(Vatican)参加了一项维持和平任务，以结束俄罗斯对乌克兰的战争。(https://www.ukrinform.ua/rubric-society/3712007-papa-francisk-doruciv-kardinalu-zuppi-specmisiu-povazanu-z-vijnou-v-ukraini.html)与乌克兰的将军有关，尚未确定其细节。</text:p>
      <text:p text:style-name="P4">
News Source: <text:a xlink:type="simple" xlink:href="https://www.ukrinform.ua/rubric-society/3712226-papa-rimskij-zaklikav-ne-zvikati-do-vijni-i-zalisatisa-blizkimi-z-ukrainskim-narodom.html" text:style-name="Internet_20_link" text:visited-style-name="Visited_20_Internet_20_Link">
https://www.ukrinform.ua/rubric-society/3712226-papa-rimskij-zaklikav-ne-zvikati-do-vijni-i-zalisatisa-blizkimi-z-ukrainskim-narodom.html</text:a>
</text:p>
      <!--NEWS-->
      <text:h text:style-name="P10" text:outline-level="1">
<text:span text:style-name="T4">
Zelensky解释了为什么他亲自来到G7领导人的峰会</text:span>
</text:h>
      <text:p text:style-name="P4">
作者: Ukrinform (Person)</text:p>
      <text:p text:style-name="P4">
出版商: Укринформ (Organization)</text:p>
      <text:p text:style-name="P4">
出版时间: 2023-05-21T15:29:00+03:00</text:p>
      <text:p text:style-name="P4">
修改时间: 2023-05-21T15:29:00+03:00</text:p>
      <text:p text:style-name="P4">
描述: 沃迪米尔总统Zelenskyy来到七个小组领导人的峰会上解除了一些问题。  - 乌克林。</text:p>
      <text:p text:style-name="P4">
图片: ['<text:a xlink:type="simple" xlink:href="https://static.ukrinform.com/photos/2023_05/thumb_files/630_360_1684672334-764.jpeg" text:style-name="Internet_20_link" text:visited-style-name="Visited_20_Internet_20_Link">
630_360_16846...</text:a>
']</text:p>
      <text:p text:style-name="P4">
标签: ['Саміт', 'Велика сімка', 'Зеленський']</text:p>
      <text:p text:style-name="P4">
类型: Article</text:p>
      <!--METADATA-->
      <text:p text:style-name="P4">
<draw:frame draw:style-name="fr1" draw:name="Image126" text:anchor-type="as-char" svg:width="6.9236in" svg:height="3.956343in" draw:z-index="0">
<draw:image xlink:href="../Images/yкринформ/2023-05-21T15-29-00-03-00/630_360_1684672334-764.jpeg" xlink:type="simple" xlink:show="embed" xlink:actuate="onLoad" draw:mime-type="image/jpeg"/>
</draw:frame>
总统洛尔迪尔·泽伦斯基(Lordir Zelensky)来到七个团体领导人的峰会，毁了一些问题。</text:p>
      <text:p text:style-name="P4">
他说了<text:a xlink:type="simple" xlink:href="https://www.youtube.com/watch" text:style-name="Internet_20_link" text:visited-style-name="Visited_20_Internet_20_Link">
</text:a>
 <text:a xlink:type="simple" xlink:href="https://www.youtube.com/watch" text:style-name="Internet_20_link" text:visited-style-name="Visited_20_Internet_20_Link">
</text:a>
根据峰会的结果，乌克林福姆报告的通讯员。</text:p>
      <text:p text:style-name="P4">
“我们提前意识到我需要来(在峰会上 -  ed。)具有相应的结果。 ...我们发现有机会来到这里并解锁了一些问题。 它们很重要。”国家负责人说。</text:p>
      <text:p text:style-name="P4">
Zelensky补充说，他参加峰会并不令人惊讶，因为他被问到。 但是，这很可能会以在线格式发生。</text:p>
      <text:p text:style-name="P4">
<text:span text:style-name="T4">
另请阅读：</text:span>
 <text:a xlink:type="simple" xlink:href="https://www.ukrinform.ua/rubric-ato/3712191-zelenskij-bahmut-ne-zahoplenij-rosianami.html" text:style-name="Internet_20_link" text:visited-style-name="Visited_20_Internet_20_Link">
<text:span text:style-name="T4">
 Zelens </text:span>
</text:a>
“由于安全措施以及其他州参与了萨米塔(Samita)领域，离线的参与是出乎意料的，这在乌克兰会议中进行了非常重要的事情。 我们的一些谈话涉及讨论有关乌克兰和世界其他困难情况的问题，但乌克兰关注乌克兰。”总统说。</text:p>
      <text:p text:style-name="P4">
据报道，5月19日<text:a xlink:type="simple" xlink:href="https://www.ukrinform.ua/rubric-ato/3711281-u-rnbo-zaavili-so-zelenskij-vizme-ucast-u-samiti-g7-onlajn.html" text:style-name="Internet_20_link" text:visited-style-name="Visited_20_Internet_20_Link">
</text:a>
 <text:a xlink:type="simple" xlink:href="https://www.ukrinform.ua/rubric-ato/3711281-u-rnbo-zaavili-so-zelenskij-vizme-ucast-u-samiti-g7-onlajn.html" text:style-name="Internet_20_link" text:visited-style-name="Visited_20_Internet_20_Link">
</text:a>
 <text:a xlink:type="simple" xlink:href="https://www.ukrinform.ua/rubric-ato/3711281-u-rnbo-zaavili-so-zelenskij-vizme-ucast-u-samiti-g7-onlajn.html" text:style-name="Internet_20_link" text:visited-style-name="Visited_20_Internet_20_Link">
 </text:a>
Zelensky将在线参加G7峰会。</text:p>
      <text:p text:style-name="P4">
随后，OP Andriy Yermak的负责人证实，总统亲自访问了日本的G7。</text:p>
      <text:p text:style-name="P4">
News Source: <text:a xlink:type="simple" xlink:href="https://www.ukrinform.ua/rubric-polytics/3712230-zelenskij-poasniv-comu-priihav-osobisto-na-samit-lideriv-g7.html" text:style-name="Internet_20_link" text:visited-style-name="Visited_20_Internet_20_Link">
https://www.ukrinform.ua/rubric-polytics/3712230-zelenskij-poasniv-comu-priihav-osobisto-na-samit-lideriv-g7.html</text:a>
</text:p>
      <!--NEWS-->
      <text:h text:style-name="P10" text:outline-level="1">
<text:span text:style-name="T4">
俄罗斯想禁止俄罗斯联邦领土从波兰运输卡车</text:span>
</text:h>
      <text:p text:style-name="P4">
作者: Ukrinform (Person)</text:p>
      <text:p text:style-name="P4">
出版商: Укринформ (Organization)</text:p>
      <text:p text:style-name="P4">
出版时间: 2023-05-21T15:37:40+03:00</text:p>
      <text:p text:style-name="P4">
修改时间: 2023-05-21T15:37:40+03:00</text:p>
      <text:p text:style-name="P4">
描述: 周日，俄罗斯杜马州元首提议考虑周日在俄罗斯联邦领土上禁止波兰卡车的票价。  - 乌克林。</text:p>
      <text:p text:style-name="P4">
图片: ['<text:a xlink:type="simple" xlink:href="https://static.ukrinform.com/photos/2023_05/thumb_files/630_360_1684672628-248.jpg" text:style-name="Internet_20_link" text:visited-style-name="Visited_20_Internet_20_Link">
630_360_16846...</text:a>
']</text:p>
      <text:p text:style-name="P4">
标签: ['Росія', 'Вантажівка', 'Транзит']</text:p>
      <text:p text:style-name="P4">
类型: Article</text:p>
      <!--METADATA-->
      <text:p text:style-name="P4">
<draw:frame draw:style-name="fr1" draw:name="Image127" text:anchor-type="as-char" svg:width="6.9236in" svg:height="3.956343in" draw:z-index="0">
<draw:image xlink:href="../Images/yкринформ/2023-05-21T15-37-40-03-00/630_360_1684672628-248.jpg" xlink:type="simple" xlink:show="embed" xlink:actuate="onLoad" draw:mime-type="image/jpeg"/>
</draw:frame>
周日，俄罗斯的主要国家建议在周日禁止在俄罗斯联邦领土上禁止波兰卡车。</text:p>
      <text:p text:style-name="P4">
正如乌克林福姆报道的那样，它报告了<text:a xlink:type="simple" xlink:href="https://www.interfax.ru/russia/902435" text:style-name="Internet_20_link" text:visited-style-name="Visited_20_Internet_20_Link">
</text:a>
“禁止波兰在[]上赚钱是正确的(https://www.ukrinform.ua/tag-rosia)今天是要停止我们国家的波兰前领土的通过。 让他们将货物超载到俄罗斯卡车中。我们的公民将在交通运输中运输。” Volodin说。</text:p>
      <text:p text:style-name="P4">
据他说，将在22日星期一考虑俄罗斯联邦杜马州的相关问题。</text:p>
      <text:p text:style-name="P4">
根据Volodin的说法，将有2万多个驾驶员运营的波兰运输公司将受到影响或消失。 在禁令时，波兰支出可能达到850万欧元，这是俄罗斯州杜马的发言人。</text:p>
      <text:p text:style-name="P4">
<text:span text:style-name="T4">
另请阅读：</text:span>
 <text:a xlink:type="simple" xlink:href="https://www.ukrinform.ua/rubric-economy/3711533-estonia-zaklikala-evrosouz-zaboroniti-tranzit-tovariv-cerez-rosiu.html" text:style-name="Internet_20_link" text:visited-style-name="Visited_20_Internet_20_Link">
<text:span text:style-name="T4">
 transit </text:span>
</text:a>
根据乌克林福姆的说法，爱沙尼亚总理卡亚·卡拉斯(Kaya Callas)呼吁完全通过俄罗斯过境。</text:p>
      <text:p text:style-name="P4">
芬兰，波兰，挪威，爱沙尼亚，拉脱维亚和立陶宛的代表本周在赫尔辛基举行了会议，讨论对其边界的制裁控制。</text:p>
      <text:p text:style-name="P4">
_foto：Getty Images _</text:p>
      <text:p text:style-name="P4">
News Source: <text:a xlink:type="simple" xlink:href="https://www.ukrinform.ua/rubric-world/3712233-rosia-hoce-zaboroniti-tranzit-vantazivok-iz-polsi-teritorieu-rf.html" text:style-name="Internet_20_link" text:visited-style-name="Visited_20_Internet_20_Link">
https://www.ukrinform.ua/rubric-world/3712233-rosia-hoce-zaboroniti-tranzit-vantazivok-iz-polsi-teritorieu-rf.html</text:a>
</text:p>
      <!--NEWS-->
      <text:h text:style-name="P10" text:outline-level="1">
<text:span text:style-name="T4">
ZPP恐惧切尔诺贝利或福岛崩溃的人员 -  Energoatom分会</text:span>
</text:h>
      <text:p text:style-name="P4">
作者: Ukrinform (Person)</text:p>
      <text:p text:style-name="P4">
出版商: Укринформ (Organization)</text:p>
      <text:p text:style-name="P4">
出版时间: 2023-05-21T15:43:00+03:00</text:p>
      <text:p text:style-name="P4">
修改时间: 2023-05-21T15:43:00+03:00</text:p>
      <text:p text:style-name="P4">
描述: Zaporozhye NPP的工作人员期望该站的释放，俄罗斯变成了军事基地，核人民警告说，切尔诺贝利或福岛发生的大规模事故的危险。  - 乌克林。</text:p>
      <text:p text:style-name="P4">
图片: ['<text:a xlink:type="simple" xlink:href="https://static.ukrinform.com/photos/2023_05/thumb_files/630_360_1684672961-775.png" text:style-name="Internet_20_link" text:visited-style-name="Visited_20_Internet_20_Link">
630_360_16846...</text:a>
']</text:p>
      <text:p text:style-name="P4">
标签: ['Енергоатом', 'Чорнобильська зона', 'Запорізька АЕС']</text:p>
      <text:p text:style-name="P4">
类型: Article</text:p>
      <!--METADATA-->
      <text:p text:style-name="P4">
<draw:frame draw:style-name="fr1" draw:name="Image128" text:anchor-type="as-char" svg:width="6.9236in" svg:height="3.956343in" draw:z-index="0">
<draw:image xlink:href="../Images/yкринформ/2023-05-21T15-43-00-03-00/630_360_1684672961-775.png" xlink:type="simple" xlink:show="embed" xlink:actuate="onLoad" draw:mime-type="image/png"/>
</draw:frame>
NPP的人员期望俄罗斯变成军事邦的解放，核人民警告说，大规模的切尔诺贝利水平或福岛的危险。</text:p>
      <text:p text:style-name="P4">
他在一次采访中讲述了这一点<text:a xlink:type="simple" xlink:href="https://ukrainian.voanews.com/a/anomna-stancija-chekaje-na-deokupaciju/7101825.html" text:style-name="Internet_20_link" text:visited-style-name="Visited_20_Internet_20_Link">
</text:a>
据ZEP的运营商乌克兰Energoatom总裁Petro Kotin报道。</text:p>
      <text:p text:style-name="P4">
“员工一直希望是(de -copupation -ed。)最后，只是等待并寻求帮助，”科丁说。</text:p>
      <text:p text:style-name="P4">
据他说，“这些入侵者的疯狂程度不同。” 这位官员害怕他们的意图和计划，因为车站有许多核材料 - 六个原子单元，六个装有燃料的反应堆，核燃料。 此外，有六个填充的燃油池，每个燃料池旁边都有反应堆。 在它们的损坏中，辐射是可能的。</text:p>
      <text:p text:style-name="P4">
根据损害的规模，可以将局部污染分离 - “切尔诺贝利尺度或福岛的大小”。 然后，这将更加依赖于天气状况和风向(将传播污染物)的方向。</text:p>
      <text:p text:style-name="P4">
<text:span text:style-name="T4">
另请阅读：</text:span>
 <text:a xlink:type="simple" xlink:href="https://www.ukrinform.ua/rubric-economy/3707977-energoatom-gotuetsa-svidko-zminiti-personal-zaes-pisla-deokupacii.html" text:style-name="Internet_20_link" text:visited-style-name="Visited_20_Internet_20_Link">
</text:a>
他补充说，拉斐尔·格罗西(Raphael Grossi)首席执行官也有助于遇到车站出现的一些问题。 例如，释放VO植物。 观察者也存在于Zaporozhye核电站。</text:p>
      <text:p text:style-name="P4">
他还支持格罗西关于无自由式军事领土的想法。 谈判正在进行中，但没有决定。 Grososidl zese的计划是“保护物体，而不是领土”，并从车站撤回武器。</text:p>
      <text:p text:style-name="P4">
但是，Kotin对释放人质的人质充满希望，并抵消欧洲潜在灾难性授粉的俄罗斯人的危险。 此外，他希望成为“真正的人网”。 Kotin补充说：“当然，他们支持俄罗斯军队，但其中一些是专业核者，他们了解风险。”</text:p>
      <text:p text:style-name="P4">
他还说，自Zaporizhzhya核电站的占领以来，有六次关闭，这对车站非常危险。 “这就像在福岛上发生的第一阶段，” Kotin比较了。他也是 <text:a xlink:type="simple" xlink:href="https://ukrainian.voanews.com/a/kotin-interview-zaes-anomna-energia/7101818.html" text:style-name="Internet_20_link" text:visited-style-name="Visited_20_Internet_20_Link">
</text:a>
 <text:a xlink:type="simple" xlink:href="https://ukrainian.voanews.com/a/kotin-interview-zaes-anomna-energia/7101818.html" text:style-name="Internet_20_link" text:visited-style-name="Visited_20_Internet_20_Link">
 </text:a>
俄罗斯对Zaporizhhzhya原子电厂的占领正在“不断增加”，占领力将占领市场变成了军事基地。 据他介绍，俄罗斯军事努力的数量不断增加，现在超过了员工人数。 Kotin说，那里的Rota士兵有近2500名，而大约有500名。</text:p>
      <text:p text:style-name="P4">
Energoatom的总统强调，如果该电台在车站发生，辐射污染不仅可以传播到乌克兰和黑人和Chornomore的一半，而且还会认真影响欧洲。</text:p>
      <text:p text:style-name="P4">
“他们目前是(俄罗斯人 -  ed。)只有一个想法 - 将车站保持为自己的基础，因为它是一个安全区域，核材料保护了Samsebe。 因此，他们知道，核物质的炮击不是由于污染的风险。”科丁说，他认识到该车站本质上是俄罗斯联邦的人质。</text:p>
      <text:p text:style-name="P4">
Kotin还说，从占领之初开始 -  2022年3月4日 - 俄罗斯军队建立了政权，俄罗斯总统弗拉基米尔特汀(Vladimirputin在核能中。</text:p>
      <text:p text:style-name="P4">
<text:span text:style-name="T4">
另请阅读：</text:span>
 <text:a xlink:type="simple" xlink:href="https://www.ukrinform.ua/rubric-ato/3711642-gendirektor-magate-zaklikav-ne-vikoristovuvati-zaes-ak-vijskovu-bazu.html" text:style-name="Internet_20_link" text:visited-style-name="Visited_20_Internet_20_Link">
<text:span text:style-name="T4">
 iaea </text:span>
</text:a>
“他们敦促我们的员工与这个假组织签订合同。 有酷刑，工作人员殴打。 他们还抓住了工人并放入笼子里。 他们那里有各种各样的酷刑。 有些人同意了，有些人消失了。 我们不知道它们现在在哪里。”  -  Kotin说。</text:p>
      <text:p text:style-name="P4">
据他说，大约2000-2700名员工已经签署了这份合同。有3500名没有签署文件。</text:p>
      <text:p text:style-name="P4">
正如乌克林福姆(Ukrinform)报道的那样，七组国家的领导人在Hirosimimiuic的一次峰会上进行了有关乌克兰的单独声明，其中<text:a xlink:type="simple" xlink:href="https://www.ukrinform.ua/rubric-world/3711759-lideri-g7-zasudili-aderni-pogrozi-rosii-ta-zaklikali-svit-do-rozzbroenna.html" text:style-name="Internet_20_link" text:visited-style-name="Visited_20_Internet_20_Link">
</text:a>
从Zaporizhzhya NPP周围的局势解决，并将俄罗斯的“不负责任”行动称为核电站的席卷。</text:p>
      <text:p text:style-name="P4">
<text:span text:style-name="T5">
foto：美国之声</text:span>
</text:p>
      <text:p text:style-name="P4">
News Source: <text:a xlink:type="simple" xlink:href="https://www.ukrinform.ua/rubric-economy/3712237-personal-zaes-pobouetsa-avarii-rivna-cornobila-abo-fukusimi-glava-energoatomu.html" text:style-name="Internet_20_link" text:visited-style-name="Visited_20_Internet_20_Link">
https://www.ukrinform.ua/rubric-economy/3712237-personal-zaes-pobouetsa-avarii-rivna-cornobila-abo-fukusimi-glava-energoatomu.html</text:a>
</text:p>
      <!--NEWS-->
      <text:h text:style-name="P10" text:outline-level="1">
<text:span text:style-name="T4">
俄罗斯囚犯在乌克兰的战争罪中展示了电影《绝对邪恶》</text:span>
</text:h>
      <text:p text:style-name="P4">
作者: Ukrinform (Person)</text:p>
      <text:p text:style-name="P4">
出版商: Укринформ (Organization)</text:p>
      <text:p text:style-name="P4">
出版时间: 2023-05-21T15:43:29+03:00</text:p>
      <text:p text:style-name="P4">
修改时间: 2023-05-21T15:43:29+03:00</text:p>
      <text:p text:style-name="P4">
描述: 被俘虏的俄罗斯军队的部队向乌克兰犯下的战争犯罪展示了这部电影“绝对邪恶”。  - 乌克林。</text:p>
      <text:p text:style-name="P4">
图片: ['<text:a xlink:type="simple" xlink:href="https://static.ukrinform.com/photos/2022_09/thumb_files/630_360_1663576850-585.jpg" text:style-name="Internet_20_link" text:visited-style-name="Visited_20_Internet_20_Link">
630_360_16635...</text:a>
']</text:p>
      <text:p text:style-name="P4">
标签: ['Воєнні злочини', 'Полонені', 'Війна з Росією', 'Дмитро Лубінець']</text:p>
      <text:p text:style-name="P4">
类型: Article</text:p>
      <!--METADATA-->
      <text:p text:style-name="P4">
<draw:frame draw:style-name="fr1" draw:name="Image129" text:anchor-type="as-char" svg:width="6.9236in" svg:height="3.956343in" draw:z-index="0">
<draw:image xlink:href="../Images/yкринформ/2023-05-21T15-43-29-03-00/630_360_1663576850-585.jpg" xlink:type="simple" xlink:show="embed" xlink:actuate="onLoad" draw:mime-type="image/jpeg"/>
</draw:frame>
被俘虏的俄罗斯军队的部队向乌克兰犯下的战争犯罪展示了这部电影“绝对邪恶”。</text:p>
      <text:p text:style-name="P4">
正如乌克林福姆报道的那样，关于<text:a xlink:type="simple" xlink:href="https://t.me/dmytro_lubinetzs/2503" text:style-name="Internet_20_link" text:visited-style-name="Visited_20_Internet_20_Link">
</text:a>
乌克兰人权人权Dmitry Lubinets的Verkhovna Rada专员宣布了一段观看俄罗斯录像带的视频。</text:p>
      <text:p text:style-name="P4">
“这些人的脑海中 - 未知在眼中 - 寻找自己，”  - 强调<text:a xlink:type="simple" xlink:href="https://www.ukrinform.ua/tag-ombudsmen" text:style-name="Internet_20_link" text:visited-style-name="Visited_20_Internet_20_Link">
</text:a>
。</text:p>
      <text:p text:style-name="P4">
卢比尼特强调：“我希望在观看之后，他们意识到谁是这个世界上绝对邪恶的。”</text:p>
      <text:p text:style-name="P4">
<text:span text:style-name="T4">
另请阅读：</text:span>
 <text:a xlink:type="simple" xlink:href="https://www.ukrinform.ua/rubric-regions/3711412-komanda-miznarodnogo-kriminalnogo-sudu-zbirae-dokazi-voennih-zlociniv-rf-u-hersoni.html" text:style-name="Internet_20_link" text:visited-style-name="Visited_20_Internet_20_Link">
<text:span text:style-name="T4">
犯罪</text:span>
</text:a>
他还指出看电影(18+)可以在链接上：<text:a xlink:type="simple" xlink:href="https://www.youtube.com/watch" text:style-name="Internet_20_link" text:visited-style-name="Visited_20_Internet_20_Link">
</text:a>
 , <text:a xlink:type="simple" xlink:href="https://www.youtube.com/watch" text:style-name="Internet_20_link" text:visited-style-name="Visited_20_Internet_20_Link">
</text:a>
， 和 <text:a xlink:type="simple" xlink:href="https://www.youtube.com/watch" text:style-name="Internet_20_link" text:visited-style-name="Visited_20_Internet_20_Link">
</text:a>
。</text:p>
      <text:p text:style-name="P4">
正如乌克林福姆(Ukrinform)报道的那样，从全面入侵俄罗斯联邦在乌克兰联邦开始，针对俄罗斯军人及其同伙的犯罪及其同伙就开始了。</text:p>
      <text:p text:style-name="P4">
News Source: <text:a xlink:type="simple" xlink:href="https://www.ukrinform.ua/rubric-society/3712236-rosijskim-polonenim-pokazali-film-absolutne-zlo-pro-ihni-voenni-zlocini-v-ukraini.html" text:style-name="Internet_20_link" text:visited-style-name="Visited_20_Internet_20_Link">
https://www.ukrinform.ua/rubric-society/3712236-rosijskim-polonenim-pokazali-film-absolutne-zlo-pro-ihni-voenni-zlocini-v-ukraini.html</text:a>
</text:p>
      <!--NEWS-->
      <text:h text:style-name="P10" text:outline-level="1">
<text:span text:style-name="T4">
Zelensky会见了日本总理 - 他们谈论了前面的帮助和处境</text:span>
</text:h>
      <text:p text:style-name="P4">
作者: Ukrinform (Person)</text:p>
      <text:p text:style-name="P4">
出版商: Укринформ (Organization)</text:p>
      <text:p text:style-name="P4">
出版时间: 2023-05-21T15:48:00+03:00</text:p>
      <text:p text:style-name="P4">
修改时间: 2023-05-21T15:48:00+03:00</text:p>
      <text:p text:style-name="P4">
描述: 乌克兰沃迪米尔·泽伦斯基（Ukraine Volodymyr Zelensky）总统在访问日本的框架内与富米奥·基希达（Fumio Kishida）的总理会面，参加了七组峰会。  - 乌克林。</text:p>
      <text:p text:style-name="P4">
图片: ['<text:a xlink:type="simple" xlink:href="https://static.ukrinform.com/photos/2023_05/thumb_files/630_360_1684673272-361.png" text:style-name="Internet_20_link" text:visited-style-name="Visited_20_Internet_20_Link">
630_360_16846...</text:a>
']</text:p>
      <text:p text:style-name="P4">
标签: ['Японія', 'Україна', 'Зеленський', 'Війна з Росією', 'Фуміо Кішіда']</text:p>
      <text:p text:style-name="P4">
类型: Article</text:p>
      <!--METADATA-->
      <text:p text:style-name="P4">
<draw:frame draw:style-name="fr1" draw:name="Image130" text:anchor-type="as-char" svg:width="6.9236in" svg:height="3.956343in" draw:z-index="0">
<draw:image xlink:href="../Images/yкринформ/2023-05-21T15-48-00-03-00/630_360_1684673272-361.png" xlink:type="simple" xlink:show="embed" xlink:actuate="onLoad" draw:mime-type="image/png"/>
</draw:frame>
在访问日本的框架内，乌克兰沃迪米尔·泽伦斯基(Ukraine Volodymyr Zelensky)总统会见了富米奥·基希达(Fumio Kishida)的总理，参加了七组峰会。</text:p>
      <text:p text:style-name="P4">
根据乌克林福姆的说法，该官员报告了(https://www.president.gov.ua/news/volodimir-zelenskij-zustrivsya-z-premyer-ministrom-yaponiyi-83081)。</text:p>
      <text:p text:style-name="P4">
国家元首感谢日本政府负责人参加USAMITI G7的邀请。</text:p>
      <text:p text:style-name="P4">
“现在是乌克兰和平命运以及基于世界未来的秩序的关键时刻。 全世界能够在广岛上听到乌克兰的声音，这一点极为重要。” Zelensky强调。</text:p>
      <text:p text:style-name="P4">
总统称赞富米奥·基希德(Fumio Kishid)在动员国际支持方面的个人领导，特别是在日本在格鲁贝斯玛担任总统任期内。</text:p>
      <text:p text:style-name="P4">
总统感谢日本早些时候提供的76亿多拉尔财政援助计划。</text:p>
      <text:p text:style-name="P4">
<text:span text:style-name="T4">
另请阅读：</text:span>
 <text:a xlink:type="simple" xlink:href="https://www.ukrinform.ua/rubric-vidbudova/3712225-ukraina-rozrahovue-na-aponski-sucasni-tehnologii-pid-cas-povoennoi-vidbudovi-zelenskij.html" text:style-name="Internet_20_link" text:visited-style-name="Visited_20_Internet_20_Link">
</text:a>
Zelensky还对日本表示感谢，决定将受伤的乌克兰军事人员的自卫力量治疗自卫队的自卫和审判援助，以100辆卡车的形式满足武装部队的需求。</text:p>
      <text:p text:style-name="P4">
国家元首通知总理<text:a xlink:type="simple" xlink:href="https://www.ukrinform.ua/tag-aponia" text:style-name="Internet_20_link" text:visited-style-name="Visited_20_Internet_20_Link">
</text:a>
他感谢乌克兰领土对象和主权的支持。 总统指出，支持日本对俄罗斯的制裁政策的重要性。</text:p>
      <text:p text:style-name="P4">
视频： <text:a xlink:type="simple" xlink:href="https://t.me/V_Zelenskiy_official/6294" text:style-name="Internet_20_link" text:visited-style-name="Visited_20_Internet_20_Link">
</text:a>
Zelensky和Kishid讨论了有关乌克兰政府协助的进一步步骤，尤其是增强乌克兰国防军的物质和技术能力。</text:p>
      <text:p text:style-name="P4">
双方同意举行有关乌克兰重建的乌克兰 - 日本大会，并吸引私人业务进入这一过程。</text:p>
      <text:p text:style-name="P4">
<text:span text:style-name="T4">
另请阅读：</text:span>
 <text:a xlink:type="simple" xlink:href="https://www.ukrinform.ua/rubric-polytics/3712130-zelenskij-obgovoriv-iz-bajdenom-posilenna-oboronnih-mozlivostej-ukraini.html" text:style-name="Internet_20_link" text:visited-style-name="Visited_20_Internet_20_Link">
</text:a>
领导者讨论了日本在生产氢，锂电池，汽车，能源设备以及立交桥和铁路基础设施管理的可能性。</text:p>
      <text:p text:style-name="P4">
国家元首强调，乌克兰指望日本全球峰会对实施乌克兰和平公式的支持。Zelensky现在在日本据报道，第48届Sam Summit持续使用。 它的参与者考虑了确保稳定的稳定经济的方法，包括俄罗斯对反乌克兰的侵略的后果。</text:p>
      <text:p text:style-name="P4">
<text:span text:style-name="T5">
照片：总统办公室</text:span>
</text:p>
      <text:p text:style-name="P4">
News Source: <text:a xlink:type="simple" xlink:href="https://www.ukrinform.ua/rubric-polytics/3712241-zelenskij-zustrivsa-z-premerom-aponii-govorili-pro-dopomogu-ta-situaciu-na-fronti.html" text:style-name="Internet_20_link" text:visited-style-name="Visited_20_Internet_20_Link">
https://www.ukrinform.ua/rubric-polytics/3712241-zelenskij-zustrivsa-z-premerom-aponii-govorili-pro-dopomogu-ta-situaciu-na-fronti.html</text:a>
</text:p>
      <!--NEWS-->
      <text:h text:style-name="P10" text:outline-level="1">
<text:span text:style-name="T4">
库里尔群岛附近发生了5级地震</text:span>
</text:h>
      <text:p text:style-name="P4">
作者: Ukrinform (Person)</text:p>
      <text:p text:style-name="P4">
出版商: Укринформ (Organization)</text:p>
      <text:p text:style-name="P4">
出版时间: 2023-05-21T15:51:00+03:00</text:p>
      <text:p text:style-name="P4">
修改时间: 2023-05-21T15:51:00+03:00</text:p>
      <text:p text:style-name="P4">
描述: 周日在萨哈林地区南部库里尔（Kuril）附近的海中，俄罗斯发生了一场地震。</text:p>
      <text:p text:style-name="P4">
图片: ['<text:a xlink:type="simple" xlink:href="https://static.ukrinform.com/photos/2023_02/thumb_files/630_360_1675857416-430.jpg" text:style-name="Internet_20_link" text:visited-style-name="Visited_20_Internet_20_Link">
630_360_16758...</text:a>
']</text:p>
      <text:p text:style-name="P4">
标签: ['Землетрус', 'Курильські острови']</text:p>
      <text:p text:style-name="P4">
类型: Article</text:p>
      <!--METADATA-->
      <text:p text:style-name="P4">
<draw:frame draw:style-name="fr1" draw:name="Image131" text:anchor-type="as-char" svg:width="6.9236in" svg:height="3.949857in" draw:z-index="0">
<draw:image xlink:href="../Images/yкринформ/2023-05-21T15-51-00-03-00/630_360_1675857416-430.jpg" xlink:type="simple" xlink:show="embed" xlink:actuate="onLoad" draw:mime-type="image/jpeg"/>
</draw:frame>
周日，俄罗斯萨哈林地区南部库里尔南部附近的Umory发生了一次地震5。</text:p>
      <text:p text:style-name="P4">
根据乌克林福姆的说法，俄罗斯机构报告<text:a xlink:type="simple" xlink:href="https://www.interfax.ru/russia/902457" text:style-name="Internet_20_link" text:visited-style-name="Visited_20_Internet_20_Link">
</text:a>
 <text:a xlink:type="simple" xlink:href="https://www.interfax.ru/russia/902457" text:style-name="Internet_20_link" text:visited-style-name="Visited_20_Internet_20_Link">
</text:a>
参考伤口的统一地球物理服务的分支。</text:p>
      <text:p text:style-name="P4">
“地震5在周日下午8:30在当地时间由Zopiccenter登记，在奥斯特罗维亚基坦(Ostrovyshikotan)的Malokurilske村西南30公里处，其深度为41公里，”  - 在服务中被告知。</text:p>
      <text:p text:style-name="P4">
他们补充说<text:a xlink:type="simple" xlink:href="https://www.ukrinform.ua/tag-zemletrus" text:style-name="Internet_20_link" text:visited-style-name="Visited_20_Internet_20_Link">
</text:a>
他与什科坦和库纳希尔群岛的角度有形。</text:p>
      <text:p text:style-name="P4">
证词说：“没有人受伤，海啸警报宣布了。”</text:p>
      <text:p text:style-name="P4">
<text:span text:style-name="T4">
另请阅读：</text:span>
 <text:a xlink:type="simple" xlink:href="https://www.ukrinform.ua/rubric-world/3711231-u-novij-kaledonii-stavsa-potuznij-zemletrus-e-zagroza-cunami.html" text:style-name="Internet_20_link" text:visited-style-name="Visited_20_Internet_20_Link">
<text:span text:style-name="T4">
地震</text:span>
</text:a>
据报道，东京的苏联被岛屿非法占领，包括Etherofu，Shikotan Ikunashiri，在日本在1945年8月第二次世界大战中投降后不久。 莫斯科声称这是“合法”完成的。</text:p>
      <text:p text:style-name="P4">
News Source: <text:a xlink:type="simple" xlink:href="https://www.ukrinform.ua/rubric-world/3712240-poblizu-kurilskih-ostroviv-stavsa-zemletrus-magnitudou-5.html" text:style-name="Internet_20_link" text:visited-style-name="Visited_20_Internet_20_Link">
https://www.ukrinform.ua/rubric-world/3712240-poblizu-kurilskih-ostroviv-stavsa-zemletrus-magnitudou-5.html</text:a>
</text:p>
      <!--NEWS-->
      <text:h text:style-name="P10" text:outline-level="1">
<text:span text:style-name="T4">
关于G7与中国建立关系的拜登：我们想降低风险而不是断开连接</text:span>
</text:h>
      <text:p text:style-name="P4">
作者: Ukrinform (Person)</text:p>
      <text:p text:style-name="P4">
出版商: Укринформ (Organization)</text:p>
      <text:p text:style-name="P4">
出版时间: 2023-05-21T16:05:00+03:00</text:p>
      <text:p text:style-name="P4">
修改时间: 2023-05-21T16:05:00+03:00</text:p>
      <text:p text:style-name="P4">
描述: 七个群体国家已经达成了与中国关系的共同方法，这不是要与中国的经济脱节，而是降低风险并多样化以避免批准依赖。  - 乌克林。</text:p>
      <text:p text:style-name="P4">
图片: ['<text:a xlink:type="simple" xlink:href="https://static.ukrinform.com/photos/2023_05/thumb_files/630_360_1684674563-346.jpeg" text:style-name="Internet_20_link" text:visited-style-name="Visited_20_Internet_20_Link">
630_360_16846...</text:a>
']</text:p>
      <text:p text:style-name="P4">
标签: ['Байден', 'Китай', 'США', 'Саміт G7']</text:p>
      <text:p text:style-name="P4">
类型: Article</text:p>
      <!--METADATA-->
      <text:p text:style-name="P4">
<draw:frame draw:style-name="fr1" draw:name="Image132" text:anchor-type="as-char" svg:width="6.9236in" svg:height="3.956343in" draw:z-index="0">
<draw:image xlink:href="../Images/yкринформ/2023-05-21T16-05-00-03-00/630_360_1684674563-346.jpeg" xlink:type="simple" xlink:show="embed" xlink:actuate="onLoad" draw:mime-type="image/jpeg"/>
</draw:frame>
七个群体国家已经达成了一种共同的关系方法，这不是要使他们的经济与中国的经济脱节，而是要多样化和多元化，以避免批判性依赖。</text:p>
      <text:p text:style-name="P4">
乌克林传闻记者报告说，这是在美国总统乔·拜登(Joe Biden)的新闻发布会上宣布的。</text:p>
      <text:p text:style-name="P4">
“我们对所有盟友的支持，对中国有一种共同的方法：我们不希望与中国脱节，我们希望降低风险并使我们与中国的关系多样化。 这意味着使我们的供应链多样化，独立于一个国家。”拜登说。</text:p>
      <text:p text:style-name="P4">
据他说，这也是对经济和财务安全的加强，也是对货物供应渠道的最佳保护，这对合作伙伴国家的安全至关重要。</text:p>
      <text:p text:style-name="P4">
<text:span text:style-name="T4">
另请阅读：</text:span>
 <text:a xlink:type="simple" xlink:href="https://www.ukrinform.ua/rubric-world/3712036-pekin-oburivsa-zaklikom-samitu-g7-do-miru-z-tajvanem.html" text:style-name="Internet_20_link" text:visited-style-name="Visited_20_Internet_20_Link">
</text:a>
此外，根据美国领导人的说法，该协议已在对幸存邻国北京的领土主张的回应方面达成了救世主政策。</text:p>
      <text:p text:style-name="P4">
美国总统强调说：“我们都同意，没有任何国家，日本，中国，台湾都不能单方面宣告或采取特定领土的任何行动。”</text:p>
      <text:p text:style-name="P4">
据他说，盟国不打算指出中国该做什么和做什么，而是警告单方面试图通过使用武力进行改变。</text:p>
      <text:p text:style-name="P4">
“我们清楚地说，不可能改变现状，包括单方面宣布独立性。 但是我们也清楚地说明了保护<text:a xlink:type="simple" xlink:href="https://www.ukrinform.ua/tag-tajvan" text:style-name="Internet_20_link" text:visited-style-name="Visited_20_Internet_20_Link">
</text:a>
如果步骤的质量将是单方面的，那将是答案。”拜登说。</text:p>
      <text:p text:style-name="P4">
<text:span text:style-name="T4">
另请阅读：</text:span>
 <text:a xlink:type="simple" xlink:href="https://www.ukrinform.ua/rubric-polytics/3711431-u-derzdepi-ssa-prokomentuvali-mirotvorci-potugi-kitau.html" text:style-name="Internet_20_link" text:visited-style-name="Visited_20_Internet_20_Link">
<text:span text:style-name="T4">
中国</text:span>
</text:a>
他没有排除在中国试图建立台湾控制或任何其他领土的情况下，“可能是与吉泰和美国的武装冲突，以及“四轮”四方(澳大利亚，印度，美国Iyonia -ed。)”。</text:p>
      <text:p text:style-name="P4">
美国总统说：“我们将尽一切努力保持现状。”照片：白宫</text:p>
      <text:p text:style-name="P4">
News Source: <text:a xlink:type="simple" xlink:href="https://www.ukrinform.ua/rubric-world/3712246-bajden-pro-pidhid-g7-do-vidnosin-iz-kitau-mi-hocemo-zmensiti-riziki-a-ne-vidednatisa.html" text:style-name="Internet_20_link" text:visited-style-name="Visited_20_Internet_20_Link">
https://www.ukrinform.ua/rubric-world/3712246-bajden-pro-pidhid-g7-do-vidnosin-iz-kitau-mi-hocemo-zmensiti-riziki-a-ne-vidednatisa.html</text:a>
</text:p>
      <!--NEWS-->
      <text:h text:style-name="P10" text:outline-level="1">
<text:span text:style-name="T4">
慈善竞赛在布瓦里举行，以支持被俘虏的阿佐夫</text:span>
</text:h>
      <text:p text:style-name="P4">
作者: Ukrinform (Person)</text:p>
      <text:p text:style-name="P4">
出版商: Укринформ (Organization)</text:p>
      <text:p text:style-name="P4">
出版时间: 2023-05-21T16:08:00+03:00</text:p>
      <text:p text:style-name="P4">
修改时间: 2023-05-21T16:08:00+03:00</text:p>
      <text:p text:style-name="P4">
描述: 在布罗瓦里的基辅地区，有300多名参与者参加了一场慈善竞赛，以支持亚齐夫及其家人的囚犯。  - 乌克林。</text:p>
      <text:p text:style-name="P4">
图片: ['<text:a xlink:type="simple" xlink:href="https://static.ukrinform.com/photos/2023_05/thumb_files/630_360_1684674684-445.jpeg" text:style-name="Internet_20_link" text:visited-style-name="Visited_20_Internet_20_Link">
630_360_16846...</text:a>
', '<text:a xlink:type="simple" xlink:href="https://static.ukrinform.com/photos/2023_05/thumb_files/630_360_1684674667-7179.jpeg" text:style-name="Internet_20_link" text:visited-style-name="Visited_20_Internet_20_Link">
630_360_16846...</text:a>
', '<text:a xlink:type="simple" xlink:href="https://static.ukrinform.com/photos/2023_05/thumb_files/630_360_1684674667-9527.jpeg" text:style-name="Internet_20_link" text:visited-style-name="Visited_20_Internet_20_Link">
630_360_16846...</text:a>
', '<text:a xlink:type="simple" xlink:href="https://static.ukrinform.com/photos/2023_05/thumb_files/630_360_1684674667-8715.jpeg" text:style-name="Internet_20_link" text:visited-style-name="Visited_20_Internet_20_Link">
630_360_16846...</text:a>
', '<text:a xlink:type="simple" xlink:href="https://static.ukrinform.com/photos/2023_05/thumb_files/630_360_1684674667-8270.jpeg" text:style-name="Internet_20_link" text:visited-style-name="Visited_20_Internet_20_Link">
630_360_16846...</text:a>
', '<text:a xlink:type="simple" xlink:href="https://static.ukrinform.com/photos/2023_05/thumb_files/630_360_1684674668-9435.jpeg" text:style-name="Internet_20_link" text:visited-style-name="Visited_20_Internet_20_Link">
630_360_16846...</text:a>
', '<text:a xlink:type="simple" xlink:href="https://static.ukrinform.com/photos/2023_05/thumb_files/630_360_1684674668-6025.jpeg" text:style-name="Internet_20_link" text:visited-style-name="Visited_20_Internet_20_Link">
630_360_16846...</text:a>
', '<text:a xlink:type="simple" xlink:href="https://static.ukrinform.com/photos/2023_05/thumb_files/630_360_1684674807-6163.jpeg" text:style-name="Internet_20_link" text:visited-style-name="Visited_20_Internet_20_Link">
630_360_16846...</text:a>
']</text:p>
      <text:p text:style-name="P4">
标签: ['Азовсталь', 'Забіг', 'Київщина', 'Бровари']</text:p>
      <text:p text:style-name="P4">
类型: Article</text:p>
      <!--METADATA-->
      <text:p text:style-name="P4">
<draw:frame draw:style-name="fr1" draw:name="Image133" text:anchor-type="as-char" svg:width="6.9236in" svg:height="3.956343in" draw:z-index="0">
<draw:image xlink:href="../Images/yкринформ/2023-05-21T16-08-00-03-00/630_360_1684674684-445.jpeg" xlink:type="simple" xlink:show="embed" xlink:actuate="onLoad" draw:mime-type="image/jpeg"/>
</draw:frame>
纳基夫(Nakhiv)地区的纳基夫地区有300多名参与者参加了慈善竞赛，以饮用亚齐夫及其家人的囚犯。</text:p>
      <text:p text:style-name="P4">
正如乌克林福姆报道的那样，关于<text:a xlink:type="simple" xlink:href="https://t.me/zhinky_zi_stali/2473" text:style-name="Internet_20_link" text:visited-style-name="Visited_20_Internet_20_Link">
</text:a>
报告非政府组织“用钢制成的妇女”。</text:p>
      <text:p text:style-name="P4">
“ 5月20日星期六，有300多名参与者出现了一个象征性的名字“朝意志”  - 从父母手中的孩子们手中的孩子手中，将我们的后卫支持到最古老的90岁 - 年龄 - 年龄在内。 这不是及时的，因为这是一种统一和行动的感觉，目的是那些现在被俘虏的人。”</text:p>
      <text:p text:style-name="P4">
<draw:frame draw:style-name="fr1" draw:name="Image134" text:anchor-type="as-char" svg:width="6.9236in" svg:height="3.956343in" draw:z-index="0">
<draw:image xlink:href="../Images/yкринформ/2023-05-21T16-08-00-03-00/630_360_1684674667-7179.jpeg" xlink:type="simple" xlink:show="embed" xlink:actuate="onLoad" draw:mime-type="image/jpeg"/>
</draw:frame>
差距进行了一场慈善比赛，以支持被捕获的Azovs / Photo：women_z_stals <text:a xlink:type="simple" xlink:href="https://static.ukrinform.com/photos/2023_05/1684674667-7179.jpeg" text:style-name="Internet_20_link" text:visited-style-name="Visited_20_Internet_20_Link">
<draw:frame draw:style-name="fr1" draw:name="Image135" text:anchor-type="as-char" svg:width="6.9236in" svg:height="3.956343in" draw:z-index="0">
<draw:image xlink:href="../Images/yкринформ/2023-05-21T16-08-00-03-00/630_360_1684674667-7179.jpeg" xlink:type="simple" xlink:show="embed" xlink:actuate="onLoad" draw:mime-type="image/jpeg"/>
</draw:frame>
</text:a>
 <text:a xlink:type="simple" xlink:href="https://static.ukrinform.com/photos/2023_05/1684674667-9527.jpeg" text:style-name="Internet_20_link" text:visited-style-name="Visited_20_Internet_20_Link">
<draw:frame draw:style-name="fr1" draw:name="Image136" text:anchor-type="as-char" svg:width="6.9236in" svg:height="3.956343in" draw:z-index="0">
<draw:image xlink:href="../Images/yкринформ/2023-05-21T16-08-00-03-00/630_360_1684674667-9527.jpeg" xlink:type="simple" xlink:show="embed" xlink:actuate="onLoad" draw:mime-type="image/jpeg"/>
</draw:frame>
</text:a>
 <text:a xlink:type="simple" xlink:href="https://static.ukrinform.com/photos/2023_05/1684674667-8715.jpeg" text:style-name="Internet_20_link" text:visited-style-name="Visited_20_Internet_20_Link">
<draw:frame draw:style-name="fr1" draw:name="Image137" text:anchor-type="as-char" svg:width="6.9236in" svg:height="3.956343in" draw:z-index="0">
<draw:image xlink:href="../Images/yкринформ/2023-05-21T16-08-00-03-00/630_360_1684674667-8715.jpeg" xlink:type="simple" xlink:show="embed" xlink:actuate="onLoad" draw:mime-type="image/jpeg"/>
</draw:frame>
</text:a>
 <text:a xlink:type="simple" xlink:href="https://static.ukrinform.com/photos/2023_05/1684674667-8270.jpeg" text:style-name="Internet_20_link" text:visited-style-name="Visited_20_Internet_20_Link">
<draw:frame draw:style-name="fr1" draw:name="Image138" text:anchor-type="as-char" svg:width="6.9236in" svg:height="3.956343in" draw:z-index="0">
<draw:image xlink:href="../Images/yкринформ/2023-05-21T16-08-00-03-00/630_360_1684674667-8270.jpeg" xlink:type="simple" xlink:show="embed" xlink:actuate="onLoad" draw:mime-type="image/jpeg"/>
</draw:frame>
</text:a>
 <text:a xlink:type="simple" xlink:href="https://static.ukrinform.com/photos/2023_05/1684674668-9435.jpeg" text:style-name="Internet_20_link" text:visited-style-name="Visited_20_Internet_20_Link">
<draw:frame draw:style-name="fr1" draw:name="Image139" text:anchor-type="as-char" svg:width="6.9236in" svg:height="3.956343in" draw:z-index="0">
<draw:image xlink:href="../Images/yкринформ/2023-05-21T16-08-00-03-00/630_360_1684674668-9435.jpeg" xlink:type="simple" xlink:show="embed" xlink:actuate="onLoad" draw:mime-type="image/jpeg"/>
</draw:frame>
</text:a>
 <text:a xlink:type="simple" xlink:href="https://static.ukrinform.com/photos/2023_05/1684674668-6025.jpeg" text:style-name="Internet_20_link" text:visited-style-name="Visited_20_Internet_20_Link">
<draw:frame draw:style-name="fr1" draw:name="Image140" text:anchor-type="as-char" svg:width="6.9236in" svg:height="3.956343in" draw:z-index="0">
<draw:image xlink:href="../Images/yкринформ/2023-05-21T16-08-00-03-00/630_360_1684674668-6025.jpeg" xlink:type="simple" xlink:show="embed" xlink:actuate="onLoad" draw:mime-type="image/jpeg"/>
</draw:frame>
</text:a>
 <text:a xlink:type="simple" xlink:href="https://static.ukrinform.com/photos/2023_05/1684674807-6163.jpeg" text:style-name="Internet_20_link" text:visited-style-name="Visited_20_Internet_20_Link">
<draw:frame draw:style-name="fr1" draw:name="Image141" text:anchor-type="as-char" svg:width="6.9236in" svg:height="3.956343in" draw:z-index="0">
<draw:image xlink:href="../Images/yкринформ/2023-05-21T16-08-00-03-00/630_360_1684674807-6163.jpeg" xlink:type="simple" xlink:show="embed" xlink:actuate="onLoad" draw:mime-type="image/jpeg"/>
</draw:frame>
</text:a>
如前所述，在[]期间(https://www.ukrinform.ua/tag-zabig)筹集了1,1,000名慈善机构的Hryvnias。</text:p>
      <text:p text:style-name="P4">
<text:span text:style-name="T4">
另请阅读：</text:span>
 <text:a xlink:type="simple" xlink:href="https://www.ukrinform.ua/rubric-regions/3712219-u-poltavi-vidbuvsa-zabig-spring-run.html" text:style-name="Internet_20_link" text:visited-style-name="Visited_20_Internet_20_Link">
<text:span text:style-name="T4">
 poltava </text:span>
</text:a>
正如乌克林福姆报道的那样，2022年5月30日，马里波利的当地捍卫者涉及建立公共组织 - 妻子理事会和乌克兰母亲捍卫者“用钢铁制成的妇女”。</text:p>
      <text:p text:style-name="P4">
News Source: <text:a xlink:type="simple" xlink:href="https://www.ukrinform.ua/rubric-regions/3712252-u-brovarah-vidbuvsa-blagodijnij-zabig-na-pidtrimku-polonenih-azovciv.html" text:style-name="Internet_20_link" text:visited-style-name="Visited_20_Internet_20_Link">
https://www.ukrinform.ua/rubric-regions/3712252-u-brovarah-vidbuvsa-blagodijnij-zabig-na-pidtrimku-polonenih-azovciv.html</text:a>
</text:p>
      <!--NEWS-->
      <text:h text:style-name="P10" text:outline-level="1">
<text:span text:style-name="T4">
俄罗斯必须在G7峰会上完全控制乌克兰和IAEA的ZPP</text:span>
</text:h>
      <text:p text:style-name="P4">
作者: Ukrinform (Person)</text:p>
      <text:p text:style-name="P4">
出版商: Укринформ (Organization)</text:p>
      <text:p text:style-name="P4">
出版时间: 2023-05-21T16:11:00+03:00</text:p>
      <text:p text:style-name="P4">
修改时间: 2023-05-21T16:11:00+03:00</text:p>
      <text:p text:style-name="P4">
描述: 沃迪米尔总统Zelenskyy表示，俄罗斯应放弃世界上的辐射和核勒索，并在乌克兰和IAEA的完全控制下转移目前被占领的ZPP。  - 乌克林。</text:p>
      <text:p text:style-name="P4">
图片: ['<text:a xlink:type="simple" xlink:href="https://static.ukrinform.com/photos/2023_05/thumb_files/630_360_1684674163-857.jpeg" text:style-name="Internet_20_link" text:visited-style-name="Visited_20_Internet_20_Link">
630_360_16846...</text:a>
']</text:p>
      <text:p text:style-name="P4">
标签: ['АЕС', 'Японія', 'МАГАТЕ', 'Зеленський', 'Ядерна безпека', 'Війна з Росією']</text:p>
      <text:p text:style-name="P4">
类型: Article</text:p>
      <!--METADATA-->
      <text:p text:style-name="P4">
<draw:frame draw:style-name="fr1" draw:name="Image142" text:anchor-type="as-char" svg:width="6.9236in" svg:height="3.956343in" draw:z-index="0">
<draw:image xlink:href="../Images/yкринформ/2023-05-21T16-11-00-03-00/630_360_1684674163-857.jpeg" xlink:type="simple" xlink:show="embed" xlink:actuate="onLoad" draw:mime-type="image/jpeg"/>
</draw:frame>
Zelensky的总统鸿沟表示，俄罗斯应放弃世界上的辐射，并在乌克兰和IAEA的全部控制下转移目前被占领的ZPP。</text:p>
      <text:p text:style-name="P4">
他在48-GSAMITE“七组”中向日本广岛日本人民发表的讲话说，该讲话是在[]的国家官方页面上播出的。(https://www.facebook.com/zelenskiy.official/videos/951458552829318/) <text:a xlink:type="simple" xlink:href="https://www.facebook.com/zelenskiy.official/videos/951458552829318/" text:style-name="Internet_20_link" text:visited-style-name="Visited_20_Internet_20_Link">
</text:a>
，报道乌克林福姆。</text:p>
      <text:p text:style-name="P4">
“在这里，在广岛，我是为了让世界听到乌克兰呼吁重建的呼吁。 俄罗斯践踏了文明的一切。 她甚至继续占据我们最大的，是欧洲最大的<text:a xlink:type="simple" xlink:href="https://www.ukrinform.ua/tag-aes" text:style-name="Internet_20_link" text:visited-style-name="Visited_20_Internet_20_Link">
</text:a>
俄罗斯是世界上从核电厂大楼上的坦克发射的这样的国家恐怖分子。 没有其他人制作核电站来存储核武器和炮弹。” Zelene说。</text:p>
      <text:p text:style-name="P4">
他补充说，俄罗斯被一个核电站覆盖，用喷气大炮解雇了我们的城市。</text:p>
      <text:p text:style-name="P4">
“如果世界上的某人仍然能够忽略其他俄罗斯军事犯罪，这种反对人类的方式必须绝对鼓励每个人的行动。 我们这样说 - 乌克兰，我们必须在1986年忍受Chornobyl的辐射灾难。”总统说。</text:p>
      <text:p text:style-name="P4">
<text:span text:style-name="T4">
另请阅读：</text:span>
 <text:a xlink:type="simple" xlink:href="https://www.ukrinform.ua/rubric-economy/3712237-personal-zaes-pobouetsa-avarii-rivna-cornobila-abo-fukusimi-glava-energoatomu.html" text:style-name="Internet_20_link" text:visited-style-name="Visited_20_Internet_20_Link">
<text:span text:style-name="T4">
能量</text:span>
</text:a>
他回忆说，乌克兰土地的一部分仍然是一个封闭的排除区。</text:p>
      <text:p text:style-name="P4">
“想象一下，正是在这个地区，俄罗斯军队正在进攻。 他们在苏联时期挖掘的森林中被挖掘出来。 如果您没有后果，那么邪恶和愚蠢的水平是俄罗斯的土地，那么世界将不可避免地成为毁灭。 这只是其他人想要类似战争的其他人的时间问题。 如果您允许Rosykali至少至少一块被占领的领土，国际法将采取行动。” Zelensky强调。</text:p>
      <text:p text:style-name="P4">
他回忆说，乌克兰提出了和平公式。 “它的第一个项目是辐射和核安全。 俄罗斯必须放弃世界勒索世界的辐射，应在乌克兰和国际原子能机构的全部控制下转移目前被占领的核站。”乌克兰国家的负责人强调。</text:p>
      <text:p text:style-name="P4">
总统指出，我们的配方中总共有10分。“完成俄罗斯与我们国家的战争所需的一切。 但是，乌克兰和平的力量是，在恢复了俄罗斯破裂的安全状态后，我们将为世界带来额外的结果。 我们瘫痪了其他潜在的侵略者。 总统说：“</text:p>
      <text:p text:style-name="P4">
据报道，总统沃迪米尔·泽伦斯基(Volodymyr Zelenskyy)现在在日本，共享了七组第48次峰会。 它的参与者考虑了确保全球经济稳定的方法，包括大流行鳄病毒的后果以及俄罗斯对乌克兰的侵略。</text:p>
      <text:p text:style-name="P4">
News Source: <text:a xlink:type="simple" xlink:href="https://www.ukrinform.ua/rubric-ato/3712247-rosia-zrobila-zaes-poligonom-dla-zberiganna-atomnoi-zbroi-ce-zlocin-proti-ludstva-zelenskij.html" text:style-name="Internet_20_link" text:visited-style-name="Visited_20_Internet_20_Link">
https://www.ukrinform.ua/rubric-ato/3712247-rosia-zrobila-zaes-poligonom-dla-zberiganna-atomnoi-zbroi-ce-zlocin-proti-ludstva-zelenskij.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5-21T16:21:00+03:00</text:p>
      <text:p text:style-name="P4">
修改时间: 2023-05-21T16:21: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43" text:anchor-type="as-char" svg:width="6.9236in" svg:height="3.956343in" draw:z-index="0">
<draw:image xlink:href="../Images/yкринформ/2023-05-21T16-21-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44" text:anchor-type="as-char" svg:width="6.9236in" svg:height="6.9236in" draw:z-index="0">
<draw:image xlink:href="../Images/yкринформ/2023-05-21T16-21-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45" text:anchor-type="as-char" svg:width="6.9236in" svg:height="6.9236in" draw:z-index="0">
<draw:image xlink:href="../Images/yкринформ/2023-05-21T16-21-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146" text:anchor-type="as-char" svg:width="6.9236in" svg:height="6.9236in" draw:z-index="0">
<draw:image xlink:href="../Images/yкринформ/2023-05-21T16-21-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147" text:anchor-type="as-char" svg:width="6.9236in" svg:height="6.9236in" draw:z-index="0">
<draw:image xlink:href="../Images/yкринформ/2023-05-21T16-21-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Vereshchuk建议占领者自愿离开克里米亚</text:span>
</text:h>
      <text:p text:style-name="P4">
作者: Ukrinform (Person)</text:p>
      <text:p text:style-name="P4">
出版商: Укринформ (Organization)</text:p>
      <text:p text:style-name="P4">
出版时间: 2023-05-21T16:23:00+03:00</text:p>
      <text:p text:style-name="P4">
修改时间: 2023-05-21T16:23:00+03:00</text:p>
      <text:p text:style-name="P4">
描述: Viceremier-Minister Irina Vereshchuk表示，俄罗斯殖民主义者在释放前自愿离开克里米亚是更好的。  - 乌克林。</text:p>
      <text:p text:style-name="P4">
图片: ['<text:a xlink:type="simple" xlink:href="https://static.ukrinform.com/photos/2022_09/thumb_files/630_360_1662746134-239.jpg" text:style-name="Internet_20_link" text:visited-style-name="Visited_20_Internet_20_Link">
630_360_16627...</text:a>
']</text:p>
      <text:p text:style-name="P4">
标签: ['Крим', 'Окупація Криму', 'Колаборант', 'Верещук', 'Війна з Росією']</text:p>
      <text:p text:style-name="P4">
类型: Article</text:p>
      <!--METADATA-->
      <text:p text:style-name="P4">
<draw:frame draw:style-name="fr1" draw:name="Image148" text:anchor-type="as-char" svg:width="6.9236in" svg:height="3.956343in" draw:z-index="0">
<draw:image xlink:href="../Images/yкринформ/2023-05-21T16-23-00-03-00/630_360_1662746134-239.jpg" xlink:type="simple" xlink:show="embed" xlink:actuate="onLoad" draw:mime-type="image/jpeg"/>
</draw:frame>
Viceremier-Minister Irina Vereshchuk表示，俄罗斯殖民者在获释前最好离开克里米亚。</text:p>
      <text:p text:style-name="P4">
根据乌克林福姆的说法，Vereshchuk强调了电视频道“ We  - 乌克兰”的气氛。(https://t.me/minre_ua/3382)乌克兰暂时占领领土的重新融入部。</text:p>
      <text:p text:style-name="P4">
根据Vereshchuk的说法，在半岛发行后，乌克兰将为许多任务提供动力。 优先事项包括icoaborator的殖民主义者的命运。 第一个是俄罗斯联邦的公民，他们发现自己处于气味<text:a xlink:type="simple" xlink:href="https://www.ukrinform.ua/rubric-crimea" text:style-name="Internet_20_link" text:visited-style-name="Visited_20_Internet_20_Link">
</text:a>
违反乌克兰法律。</text:p>
      <text:p text:style-name="P4">
“我对殖民主义者的第一个建议：尽可能自愿离开克里米亚。 不要期望您被要求您留下问候的情况。” Viceremier强调。</text:p>
      <text:p text:style-name="P4">
<text:span text:style-name="T4">
另请阅读：</text:span>
 <text:a xlink:type="simple" xlink:href="https://www.ukrinform.ua/rubric-crimea/3711523-gumenuk-pro-situaciu-v-krimu-zagarbniki-pakuut-reci-ta-vivcaut-dorozni-karti.html" text:style-name="Internet_20_link" text:visited-style-name="Visited_20_Internet_20_Link">
<text:span text:style-name="T4">
 crimea </text:span>
</text:a>
正如乌克林福姆(Ukrinform)报道的，早期的Vereshchuk <text:a xlink:type="simple" xlink:href="https://www.ukrinform.ua/rubric-crimea/3710956-pri-vidnovlenni-krimu-vrahovuvatimut-poziciu-krimskih-tatar-veresuk.html" text:style-name="Internet_20_link" text:visited-style-name="Visited_20_Internet_20_Link">
</text:a>
克里米亚释放ED俄罗斯入侵者后，在恢复克里米亚期间，将需要考虑克里米亚tatar的愿景。</text:p>
      <text:p text:style-name="P4">
News Source: <text:a xlink:type="simple" xlink:href="https://www.ukrinform.ua/rubric-crimea/3712254-veresuk-poradila-okupantam-dobrovilno-zalisiti-krim.html" text:style-name="Internet_20_link" text:visited-style-name="Visited_20_Internet_20_Link">
https://www.ukrinform.ua/rubric-crimea/3712254-veresuk-poradila-okupantam-dobrovilno-zalisiti-krim.html</text:a>
</text:p>
      <!--NEWS-->
      <text:h text:style-name="P10" text:outline-level="1">
<text:span text:style-name="T4">
普京的逮捕令：俄罗斯联邦被指控犯有检察官和国际空间站的法官</text:span>
</text:h>
      <text:p text:style-name="P4">
作者: Ukrinform (Person)</text:p>
      <text:p text:style-name="P4">
出版商: Укринформ (Organization)</text:p>
      <text:p text:style-name="P4">
出版时间: 2023-05-21T16:25:00+03:00</text:p>
      <text:p text:style-name="P4">
修改时间: 2023-05-21T16:25:00+03:00</text:p>
      <text:p text:style-name="P4">
描述: 俄罗斯在缺席的调查委员会指控检察官和国际刑事法院法官，他们签发了俄罗斯联邦弗拉基米尔·普京（Vladimir Putin）和俄罗斯儿童申诉专员玛丽亚·利维夫·贝洛娃（Maria Lviv-Belova）的逮捕令。  - 乌克林。</text:p>
      <text:p text:style-name="P4">
图片: ['<text:a xlink:type="simple" xlink:href="https://static.ukrinform.com/photos/2018_07/thumb_files/630_360_1530684637-7612.jpg" text:style-name="Internet_20_link" text:visited-style-name="Visited_20_Internet_20_Link">
630_360_15306...</text:a>
']</text:p>
      <text:p text:style-name="P4">
标签: ['Арешт', 'Путін', 'МКС', 'Війна з Росією']</text:p>
      <text:p text:style-name="P4">
类型: Article</text:p>
      <!--METADATA-->
      <text:p text:style-name="P4">
<draw:frame draw:style-name="fr1" draw:name="Image149" text:anchor-type="as-char" svg:width="6.9236in" svg:height="3.956343in" draw:z-index="0">
<draw:image xlink:href="../Images/yкринформ/2023-05-21T16-25-00-03-00/630_360_1530684637-7612.jpg" xlink:type="simple" xlink:show="embed" xlink:actuate="onLoad" draw:mime-type="image/jpeg"/>
</draw:frame>
俄罗斯缺席的俄罗斯调查委员会被指控犯有检察官和国际刑事法院法官，后者发出了逮捕俄罗斯总统弗拉基米尔·普塔纳特(Vladimir Putinat)的逮捕令，俄罗斯儿童申诉名者玛丽亚·洛维夫·贝洛娃(Maria Lviv-Belova)。</text:p>
      <text:p text:style-name="P4">
这在[]中报道了(https://t.me/sledcom_press/6871)据报道，《刑法》报道。</text:p>
      <text:p text:style-name="P4">
值得注意的是，指控是由Karim Khan Tasuddi Rosario Salvatore Atala的ISS检察官提出的。</text:p>
      <text:p text:style-name="P4">
“目前，调查已经收集了足够的证据，基于卡里姆·阿赫马达国际刑事法院检察官的检察官和国际刑事法院rosariosalvator aitali的法官在缺席的情况下，”说。</text:p>
      <text:p text:style-name="P4">
检察官已被指控“起诉无辜的刑事责任，以及为国外袭击的准备。” 法官的行动被认为是“事先非法，以及为对外国代表的袭击做准备。”</text:p>
      <text:p text:style-name="P4">
<text:span text:style-name="T4">
另请阅读：</text:span>
 <text:a xlink:type="simple" xlink:href="https://www.ukrinform.ua/rubric-world/3697810-usi-krainipidpisanti-rimskogo-statutu-maut-vikonuvati-order-na-arest-putina-evrokomisia.html" text:style-name="Internet_20_link" text:visited-style-name="Visited_20_Internet_20_Link">
<text:span text:style-name="T4">
逮捕</text:span>
 <text:span text:style-name="T4">
 Putin </text:span>
</text:a>
值得注意的是，检察官和法官是根据调查人员的决定宣布的。</text:p>
      <text:p text:style-name="P4">
此外，《刑法》还指出，调查国际刑事法院Tomoko Akane和Sergio Kharerdougalde Godinz的刑事案件继续进行。</text:p>
      <text:p text:style-name="P4">
据报道，俄罗斯联邦内政部宣布了卡里姆·汗国际刑事法院的名单，该法院通过绑架儿童绑架了俄罗斯弗拉基米尔·普京总统弗拉基米尔·普京和俄罗斯儿童监察员的逮捕令和俄罗斯儿童监察员。来自乌克兰。</text:p>
      <text:p text:style-name="P4">
国际空间站表示，他们对不合理和不合理的强迫措施非常关注，据报道，内政部尤其是法院检察官和俄罗斯II俄罗斯联合会初步诉讼的法官。 国际空间站还表示，他们认为此类措施是不可接受的。</text:p>
      <text:p text:style-name="P4">
<text:span text:style-name="T4">
另请阅读：</text:span>
 <text:a xlink:type="simple" xlink:href="https://www.ukrinform.ua/rubric-world/3711513-u-rosii-ogolosili-v-rozsuk-prokurora-mks-akij-vidav-order-na-arest-putina.html" text:style-name="Internet_20_link" text:visited-style-name="Visited_20_Internet_20_Link">
<text:span text:style-name="T4">
逮捕</text:span>
 <text:span text:style-name="T4">
 Putin </text:span>
</text:a>
3月17日，国际空间站的初步发行商会签发了Putinat Lviv-Belova的逮捕令。</text:p>
      <text:p text:style-name="P4">
News Source: <text:a xlink:type="simple" xlink:href="https://www.ukrinform.ua/rubric-world/3712256-order-na-arest-putina-slidkom-rf-zaocno-predaviv-zvinuvacenna-prokuroru-i-suddi-mks.html" text:style-name="Internet_20_link" text:visited-style-name="Visited_20_Internet_20_Link">
https://www.ukrinform.ua/rubric-world/3712256-order-na-arest-putina-slidkom-rf-zaocno-predaviv-zvinuvacenna-prokuroru-i-suddi-mks.html</text:a>
</text:p>
      <!--NEWS-->
      <text:h text:style-name="P10" text:outline-level="1">
<text:span text:style-name="T4">
Zelensky将被摧毁的乌克兰战争与广岛进行了比较</text:span>
</text:h>
      <text:p text:style-name="P4">
作者: Ukrinform (Person)</text:p>
      <text:p text:style-name="P4">
出版商: Укринформ (Organization)</text:p>
      <text:p text:style-name="P4">
出版时间: 2023-05-21T16:31:00+03:00</text:p>
      <text:p text:style-name="P4">
修改时间: 2023-05-21T16:31:00+03:00</text:p>
      <text:p text:style-name="P4">
描述: 总统弗拉基米尔·泽伦斯基（Vladimir Zelensky）指出，尽管敌人不对乌克兰使用核武器，但我们城市的废墟被俄罗斯炸弹和炮兵完全燃烧，类似于他在广岛当地和平博物馆中看到的那些。  - 乌克林。</text:p>
      <text:p text:style-name="P4">
图片: ['<text:a xlink:type="simple" xlink:href="https://static.ukrinform.com/photos/2023_05/thumb_files/630_360_1684675506-706.jpeg" text:style-name="Internet_20_link" text:visited-style-name="Visited_20_Internet_20_Link">
630_360_16846...</text:a>
', '<text:a xlink:type="simple" xlink:href="https://static.ukrinform.com/photos/2023_05/1684675505-845.jpeg" text:style-name="Internet_20_link" text:visited-style-name="Visited_20_Internet_20_Link">
1684675505-84...</text:a>
', '<text:a xlink:type="simple" xlink:href="https://static.ukrinform.com/photos/2023_05/1684675506-814.jpeg" text:style-name="Internet_20_link" text:visited-style-name="Visited_20_Internet_20_Link">
1684675506-81...</text:a>
', '<text:a xlink:type="simple" xlink:href="https://static.ukrinform.com/photos/2023_05/1684675506-529.jpeg" text:style-name="Internet_20_link" text:visited-style-name="Visited_20_Internet_20_Link">
1684675506-52...</text:a>
']</text:p>
      <text:p text:style-name="P4">
标签: ['Японія', 'Україна', 'Зеленський', 'Хіросіма']</text:p>
      <text:p text:style-name="P4">
类型: Article</text:p>
      <!--METADATA-->
      <text:p text:style-name="P4">
<draw:frame draw:style-name="fr1" draw:name="Image150" text:anchor-type="as-char" svg:width="6.9236in" svg:height="3.956343in" draw:z-index="0">
<draw:image xlink:href="../Images/yкринформ/2023-05-21T16-31-00-03-00/630_360_1684675506-706.jpeg" xlink:type="simple" xlink:show="embed" xlink:actuate="onLoad" draw:mime-type="image/jpeg"/>
</draw:frame>
Zelensky的总统鸿沟指出，尽管敌人不使用反乌克兰的核武器，但我们城市的废墟，被俄罗斯炸弹和炮兵烧毁，与他在广岛当地和平博物馆中看到的核武器相似。</text:p>
      <text:p text:style-name="P4">
他在广播的日本人民面前的演讲中说了这一点<text:a xlink:type="simple" xlink:href="https://www.facebook.com/zelenskiy.official/videos/951458552829318/" text:style-name="Internet_20_link" text:visited-style-name="Visited_20_Internet_20_Link">
</text:a>
据报道，国家元首。</text:p>
      <text:p text:style-name="P4">
“我从那里只能在壁炉上留下阴影的国家到达这里。 但是我们的英勇人民返回这个故事，以便我们被迫成为如此阴影。 我相信战争不是世界上的地方。”泽伦斯基说。</text:p>
      <text:p text:style-name="P4">
<draw:frame draw:style-name="fr1" draw:name="Image151" text:anchor-type="as-char" svg:width="6.9236in" svg:height="4.617948in" draw:z-index="0">
<draw:image xlink:href="../Images/yкринформ/2023-05-21T16-31-00-03-00/1684675505-845.jpeg" xlink:type="simple" xlink:show="embed" xlink:actuate="onLoad" draw:mime-type="image/jpeg"/>
</draw:frame>
他补充说，人类已经走了很长一段路，并且失去了许多隐藏对抗的生命。 “有人说无法想象人类的历史。 我们说人类的历史只是没有<text:a xlink:type="simple" xlink:href="https://www.ukrinform.ua/tag-vijna" text:style-name="Internet_20_link" text:visited-style-name="Visited_20_Internet_20_Link">
</text:a>
。 乌克兰在破坏战争的中心。我们的土地来到了我们的土地，他们不仅希望征服我们，乌克兰人，乌克兰妇女。 俄罗斯在向世界撒谎，好像没有乌克兰人。”乌克兰国家说。</text:p>
      <text:p text:style-name="P4">
<draw:frame draw:style-name="fr1" draw:name="Image152" text:anchor-type="as-char" svg:width="6.9236in" svg:height="4.617948in" draw:z-index="0">
<draw:image xlink:href="../Images/yкринформ/2023-05-21T16-31-00-03-00/1684675506-814.jpeg" xlink:type="simple" xlink:show="embed" xlink:actuate="onLoad" draw:mime-type="image/jpeg"/>
</draw:frame>
正如总统强调的那样：“如果我们不是那么大胆，俄罗斯gencido收益可以诉诸我们，那么阴影将来自乌克兰和整个人民。”</text:p>
      <text:p text:style-name="P4">
“但是乌克兰人是无限大胆的，无限的自由。 我们将自由生活和生活。 尽管敌人不使用核武器，但我们城市的废墟被俄罗斯炸弹和炮兵高度燃烧，类似于我到处都看到的。 在这个和平博物馆中，我很荣幸。”泽伦斯基说。</text:p>
      <text:p text:style-name="P4">
<text:span text:style-name="T4">
另请阅读：</text:span>
 <text:a xlink:type="simple" xlink:href="https://www.ukrinform.ua/rubric-polytics/3712216-zelenskij-u-hirosimi-vsanuvav-pamat-zertv-atomnogo-bombarduvanna.html" text:style-name="Internet_20_link" text:visited-style-name="Visited_20_Internet_20_Link">
<text:span text:style-name="T4">
 hirosim </text:span>
</text:a>
他指出，广岛现在是一个重建的城市，乌克兰也梦想着建造其所有城市和村庄，这些城市和村庄现在都处于废墟。</text:p>
      <text:p text:style-name="P4">
<draw:frame draw:style-name="fr1" draw:name="Image153" text:anchor-type="as-char" svg:width="6.9236in" svg:height="4.617948in" draw:z-index="0">
<draw:image xlink:href="../Images/yкринформ/2023-05-21T16-31-00-03-00/1684675506-529.jpeg" xlink:type="simple" xlink:show="embed" xlink:actuate="onLoad" draw:mime-type="image/jpeg"/>
</draw:frame>
</text:p>
      <text:p text:style-name="P4">
据报道，总统沃迪米尔·泽伦斯基(Volodymyr Zelenskyy)现在在日本，共享了七组第48次峰会。 它的参与者考虑了确保全球经济稳定的方法，包括大流行鳄病毒的后果以及俄罗斯对乌克兰的侵略。</text:p>
      <text:p text:style-name="P4">
<text:span text:style-name="T5">
照片：总统办公室</text:span>
</text:p>
      <text:p text:style-name="P4">
News Source: <text:a xlink:type="simple" xlink:href="https://www.ukrinform.ua/rubric-ato/3712257-zelenskij-porivnav-zrujnovani-vijnou-mista-ukraini-z-hirosimou.html" text:style-name="Internet_20_link" text:visited-style-name="Visited_20_Internet_20_Link">
https://www.ukrinform.ua/rubric-ato/3712257-zelenskij-porivnav-zrujnovani-vijnou-mista-ukraini-z-hirosimou.html</text:a>
</text:p>
      <!--NEWS-->
      <text:h text:style-name="P10" text:outline-level="1">
<text:span text:style-name="T4">
关于债务承诺的拜登：美国从未宣布违约，这永远不会</text:span>
</text:h>
      <text:p text:style-name="P4">
作者: Ukrinform (Person)</text:p>
      <text:p text:style-name="P4">
出版商: Укринформ (Organization)</text:p>
      <text:p text:style-name="P4">
出版时间: 2023-05-21T16:39:30+03:00</text:p>
      <text:p text:style-name="P4">
修改时间: 2023-05-21T16:39:30+03:00</text:p>
      <text:p text:style-name="P4">
描述: 美国总统乔·拜登（Joe Biden）坚信，他将能够就美国政府限制与国会领导人达成协议，并避免债务违约。  - 乌克林。</text:p>
      <text:p text:style-name="P4">
图片: ['<text:a xlink:type="simple" xlink:href="https://static.ukrinform.com/photos/2023_05/thumb_files/630_360_1684671641-107.jpeg" text:style-name="Internet_20_link" text:visited-style-name="Visited_20_Internet_20_Link">
630_360_16846...</text:a>
']</text:p>
      <text:p text:style-name="P4">
标签: ['Байден', 'Борг', 'Дефолт']</text:p>
      <text:p text:style-name="P4">
类型: Article</text:p>
      <!--METADATA-->
      <text:p text:style-name="P4">
<draw:frame draw:style-name="fr1" draw:name="Image154" text:anchor-type="as-char" svg:width="6.9236in" svg:height="3.956343in" draw:z-index="0">
<draw:image xlink:href="../Images/yкринформ/2023-05-21T16-39-30-03-00/630_360_1684671641-107.jpeg" xlink:type="simple" xlink:show="embed" xlink:actuate="onLoad" draw:mime-type="image/jpeg"/>
</draw:frame>
乔·拜登(Joe Biden)的总统国家坚信，他将能够就美国州债务限制和债务债务债务的国会领导人达成共识。</text:p>
      <text:p text:style-name="P4">
他在乌克利岛通讯员举行的G7峰会后的一次新闻发布会上表示。</text:p>
      <text:p text:style-name="P4">
<text:a xlink:type="simple" xlink:href="https://www.ukrinform.ua/tag-bajden" text:style-name="Internet_20_link" text:visited-style-name="Visited_20_Internet_20_Link">
</text:a>
他谈到了他向Conrogress领导人提出的提议，要求将预算支出减少3万亿美元，以及限制预算支出的其他一些步骤。 取而代之的是，他打电话给对手提供的大多数措施。</text:p>
      <text:p text:style-name="P4">
“例如，我不会给石油行业带来300亿个额外好处。 他们不需要它们。 虽然医疗保健可能是危险的，因为国会可以减少为人口的程序媒体服务。”美国领导人说。</text:p>
      <text:p text:style-name="P4">
他补充说，他还将不同意该提议在教育或社会服务中得分100,000的提议，并且不会“保护加密货币造成者”。</text:p>
      <text:p text:style-name="P4">
<text:span text:style-name="T4">
另请阅读：</text:span>
 <text:a xlink:type="simple" xlink:href="https://www.ukrinform.ua/rubric-world/3704934-rosia-i-kitaj-nagnitatimut-isteriu-navkolo-zaav-pro-defolt-v-ssa-rozvidka.html" text:style-name="Internet_20_link" text:visited-style-name="Visited_20_Internet_20_Link">
<text:span text:style-name="T4">
 defolt </text:span>
</text:a>
“需要，他们会有什么(共和党 -  ed。)他们还移动了自己的位置。 不可能简单地接受他们的政党中风。”拜登说。</text:p>
      <text:p text:style-name="P4">
据他说，“违约不是一种选择”，他希望国会领导人将支持这种方法。</text:p>
      <text:p text:style-name="P4">
美国总统强调：“美国从未宣布其债务违约，也不会发生。”</text:p>
      <text:p text:style-name="P4">
据报道，美国总统乔·拜登(Joe Biden)取消了G7  - 安排澳大利亚和巴布亚新几内亚的访问，因为需要返回华盛顿继续与国会领导人进行谈判<text:a xlink:type="simple" xlink:href="https://www.ukrinform.ua/rubric-ato/3705463-ministr-finansiv-ssa-skorotila-poizdku-do-aponii-cerez-politicnij-konflikt-sodo-limitu-derzborgu.html" text:style-name="Internet_20_link" text:visited-style-name="Visited_20_Internet_20_Link">
</text:a>
。</text:p>
      <text:p text:style-name="P4">
<text:span text:style-name="T5">
foto：opu</text:span>
</text:p>
      <text:p text:style-name="P4">
News Source: <text:a xlink:type="simple" xlink:href="https://www.ukrinform.ua/rubric-world/3712260-bajden-pro-borgovi-zobovazanna-ssa-nikoli-ne-ogolosuvali-defolt-i-cogo-nikoli-ne-bude.html" text:style-name="Internet_20_link" text:visited-style-name="Visited_20_Internet_20_Link">
https://www.ukrinform.ua/rubric-world/3712260-bajden-pro-borgovi-zobovazanna-ssa-nikoli-ne-ogolosuvali-defolt-i-cogo-nikoli-ne-bude.html</text:a>
</text:p>
      <!--NEWS-->
      <text:h text:style-name="P10" text:outline-level="1">
<text:span text:style-name="T4">
韩国承诺为乌克兰提供额外的帮助</text:span>
</text:h>
      <text:p text:style-name="P4">
作者: Ukrinform (Person)</text:p>
      <text:p text:style-name="P4">
出版商: Укринформ (Organization)</text:p>
      <text:p text:style-name="P4">
出版时间: 2023-05-21T16:42:41+03:00</text:p>
      <text:p text:style-name="P4">
修改时间: 2023-05-21T16:42:41+03:00</text:p>
      <text:p text:style-name="P4">
描述: 韩国总统Jun Jol Jol承诺在与乌克兰总统弗拉基米尔·泽伦斯基（Vladimir Zelensky）的第一次会议上向乌克兰提供了非致命性的额外协助。  - 乌克林。</text:p>
      <text:p text:style-name="P4">
图片: ['<text:a xlink:type="simple" xlink:href="https://static.ukrinform.com/photos/2023_05/thumb_files/630_360_1684676258-394.png" text:style-name="Internet_20_link" text:visited-style-name="Visited_20_Internet_20_Link">
630_360_16846...</text:a>
']</text:p>
      <text:p text:style-name="P4">
标签: ['Корея', 'Україна', 'допомога']</text:p>
      <text:p text:style-name="P4">
类型: Article</text:p>
      <!--METADATA-->
      <text:p text:style-name="P4">
<draw:frame draw:style-name="fr1" draw:name="Image155" text:anchor-type="as-char" svg:width="6.9236in" svg:height="3.956343in" draw:z-index="0">
<draw:image xlink:href="../Images/yкринформ/2023-05-21T16-42-41-03-00/630_360_1684676258-394.png" xlink:type="simple" xlink:show="embed" xlink:actuate="onLoad" draw:mime-type="image/png"/>
</draw:frame>
韩国总统约翰·约尔(Jun Jec)尤尔(Yol)承诺，在与乌克兰乌克兰弗拉基米尔塞尔斯基(Vladimirzelensky)总统的第一次会议上，乌克兰对非致命性人物的额外援助。</text:p>
      <text:p text:style-name="P4">
正如乌克林福姆报道的那样，它报告了<text:a xlink:type="simple" xlink:href="https://en.yna.co.kr/view/AEN20230520002952315" text:style-name="Internet_20_link" text:visited-style-name="Visited_20_Internet_20_Link">
</text:a>
。</text:p>
      <text:p text:style-name="P4">
韩国总统说：“总统说，他将在乌克兰所需的设备上工作，包括魔力设备和救护车。”</text:p>
      <text:p text:style-name="P4">
根据发言人的说法，Yun在[]之后做出了诺言(https://www.ukrinform.ua/tag-zelenskij)他感谢韩国的人道主义援助，并要求提供其他非致命帮助。</text:p>
      <text:p text:style-name="P4">
Yun证实了乌克兰在韩国的支持，并指出首尔赞赏基于自由，国际团结的国际秩序。</text:p>
      <text:p text:style-name="P4">
<text:span text:style-name="T4">
另请阅读：</text:span>
 <text:a xlink:type="simple" xlink:href="https://www.ukrinform.ua/rubric-polytics/3710716-pivdenna-korea-poobicala-ukraini-bezpekovu-dopomogu.html" text:style-name="Internet_20_link" text:visited-style-name="Visited_20_Internet_20_Link">
<text:span text:style-name="T4">
韩国</text:span>
</text:a>
两国总统的会议是在乌克兰一方的乌克兰峰会上举行的。(G7)在日本城市广岛。</text:p>
      <text:p text:style-name="P4">
Yun和Zelensky还同意需要进行双边工作，以便乌克兰的战后重建。</text:p>
      <text:p text:style-name="P4">
李说，韩国总统说，该国将得到乌克兰人民的支持，直到恢复和平为止。</text:p>
      <text:p text:style-name="P4">
正如乌克林福姆(Ukrinform)报道的第一夫人<text:a xlink:type="simple" xlink:href="https://www.ukrinform.ua/rubric-polytics/3709879-zelenska-u-seuli-zustrilasa-iz-prezidentom-pivdennoi-korei.html" text:style-name="Internet_20_link" text:visited-style-name="Visited_20_Internet_20_Link">
</text:a>
Yun Sok yole。</text:p>
      <text:p text:style-name="P4">
_照片：yonhap _</text:p>
      <text:p text:style-name="P4">
News Source: <text:a xlink:type="simple" xlink:href="https://www.ukrinform.ua/rubric-polytics/3712261-pivdenna-korea-poobicala-nadati-dodatkovu-dopomogu-ukraini.html" text:style-name="Internet_20_link" text:visited-style-name="Visited_20_Internet_20_Link">
https://www.ukrinform.ua/rubric-polytics/3712261-pivdenna-korea-poobicala-nadati-dodatkovu-dopomogu-ukraini.html</text:a>
</text:p>
      <!--NEWS-->
      <text:h text:style-name="P10" text:outline-level="1">
<text:span text:style-name="T4">
在哈尔基夫地区，由于一个未知物体的爆炸，一个人失去了脚</text:span>
</text:h>
      <text:p text:style-name="P4">
作者: Ukrinform (Person)</text:p>
      <text:p text:style-name="P4">
出版商: Укринформ (Organization)</text:p>
      <text:p text:style-name="P4">
出版时间: 2023-05-21T16:49:40+03:00</text:p>
      <text:p text:style-name="P4">
修改时间: 2023-05-21T16:49:40+03:00</text:p>
      <text:p text:style-name="P4">
描述: 在哈尔基夫地区，由于未知物品的爆炸爆炸，Kamianka村的一个61岁的居民受伤。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Вибух', 'Харківщина', 'Війна з Росією']</text:p>
      <text:p text:style-name="P4">
类型: Article</text:p>
      <!--METADATA-->
      <text:p text:style-name="P4">
<draw:frame draw:style-name="fr1" draw:name="Image156" text:anchor-type="as-char" svg:width="6.9236in" svg:height="3.956343in" draw:z-index="0">
<draw:image xlink:href="../Images/yкринформ/2023-05-21T16-49-40-03-00/630_360_1654768443-794.jpg" xlink:type="simple" xlink:show="embed" xlink:actuate="onLoad" draw:mime-type="image/jpeg"/>
</draw:frame>
由于未知物体的爆炸爆炸，Nakarkiv地区受伤了一名61岁的Selamaamyanka居民。</text:p>
      <text:p text:style-name="P4">
关于<text:a xlink:type="simple" xlink:href="https://www.facebook.com/DSNSKHARKIV/posts/pfbid0XQWfYrRTDpox2fuUysUjzNRet4HmAYmkceqbbLxj6SPtNvd1hzxeFwoATqbimGEl" text:style-name="Internet_20_link" text:visited-style-name="Visited_20_Internet_20_Link">
</text:a>
乌克林福姆报道说，哈尔基夫地区的SES局报告说。</text:p>
      <text:p text:style-name="P4">
«Izyum区：一个未知的爆炸物爆炸炸伤了该村的一名61岁的居民。 kamyanka。 后果 <text:a xlink:type="simple" xlink:href="https://www.ukrinform.ua/tag-vibuh" text:style-name="Internet_20_link" text:visited-style-name="Visited_20_Internet_20_Link">
</text:a>
DSSNS部门报告说：“这位61岁的人没有右脚。”</text:p>
      <text:p text:style-name="P4">
据他们说，受害者接受了医疗机构的治疗。</text:p>
      <text:p text:style-name="P4">
据指出，该事件发生在私人房屋所有权领土上。</text:p>
      <text:p text:style-name="P4">
<text:span text:style-name="T4">
另请阅读：</text:span>
 <text:a xlink:type="simple" xlink:href="https://www.ukrinform.ua/rubric-regions/3711839-na-harkivsini-colovik-pidirvavsa-u-vlasnomu-dvori.html" text:style-name="Internet_20_link" text:visited-style-name="Visited_20_Internet_20_Link">
<text:span text:style-name="T4">
底漆</text:span>
</text:a>
救援人员要求人们不要参观森林，森林条，田野，河流缝隙，其他开放空间，尤其是那些战斗或受到敌对占领的空间。</text:p>
      <text:p text:style-name="P4">
据报道，在哈尔基夫地区，米纳危险仍然很高。 一名39岁的男子被Visima区炸毁，上面是一个迷你花瓣。</text:p>
      <text:p text:style-name="P4">
News Source: <text:a xlink:type="simple" xlink:href="https://www.ukrinform.ua/rubric-regions/3712264-na-harkivsini-cerez-vibuh-nevidomogo-predmeta-colovik-vtrativ-stupnu.html" text:style-name="Internet_20_link" text:visited-style-name="Visited_20_Internet_20_Link">
https://www.ukrinform.ua/rubric-regions/3712264-na-harkivsini-cerez-vibuh-nevidomogo-predmeta-colovik-vtrativ-stupnu.html</text:a>
</text:p>
      <!--NEWS-->
      <text:h text:style-name="P10" text:outline-level="1">
<text:span text:style-name="T4">
Zelensky感谢Hiroshima在街上的蓝色旗帜</text:span>
</text:h>
      <text:p text:style-name="P4">
作者: Ukrinform (Person)</text:p>
      <text:p text:style-name="P4">
出版商: Укринформ (Organization)</text:p>
      <text:p text:style-name="P4">
出版时间: 2023-05-21T16:53:01+03:00</text:p>
      <text:p text:style-name="P4">
修改时间: 2023-05-21T16:53:01+03:00</text:p>
      <text:p text:style-name="P4">
描述: 沃迪米尔·泽伦斯基（Volodymyr Zelenskyy）总统在乌克兰的支持下，感谢日本广岛（日本）和日本人民的蓝色和黄色旗帜。  - 乌克林。</text:p>
      <text:p text:style-name="P4">
图片: ['<text:a xlink:type="simple" xlink:href="https://static.ukrinform.com/photos/2023_05/thumb_files/630_360_1684676701-994.jpeg" text:style-name="Internet_20_link" text:visited-style-name="Visited_20_Internet_20_Link">
630_360_16846...</text:a>
', '<text:a xlink:type="simple" xlink:href="https://static.ukrinform.com/photos/2023_05/1684677119-454.jpeg" text:style-name="Internet_20_link" text:visited-style-name="Visited_20_Internet_20_Link">
1684677119-45...</text:a>
', '<text:a xlink:type="simple" xlink:href="https://static.ukrinform.com/photos/2023_05/1684677120-106.jpeg" text:style-name="Internet_20_link" text:visited-style-name="Visited_20_Internet_20_Link">
1684677120-10...</text:a>
']</text:p>
      <text:p text:style-name="P4">
标签: ['Прапор', 'Зеленський', 'Хіросіма', 'Фуміо Кішіда']</text:p>
      <text:p text:style-name="P4">
类型: Article</text:p>
      <!--METADATA-->
      <text:p text:style-name="P4">
<draw:frame draw:style-name="fr1" draw:name="Image157" text:anchor-type="as-char" svg:width="6.9236in" svg:height="3.956343in" draw:z-index="0">
<draw:image xlink:href="../Images/yкринформ/2023-05-21T16-53-01-03-00/630_360_1684676701-994.jpeg" xlink:type="simple" xlink:show="embed" xlink:actuate="onLoad" draw:mime-type="image/jpeg"/>
</draw:frame>
Zelensky的总统鸿沟感谢广岛(日本)在乌克兰的支持下，对于城市和日本人民的蓝色和黄色旗帜。</text:p>
      <text:p text:style-name="P4">
他是在广岛日本人民面前的演讲中谈论的，该演讲是由耶稣降生页在[]中播出的(https://www.facebook.com/zelenskiy.official/videos/790368279066172/)乌克林福姆报道，国家负责人。</text:p>
      <text:p text:style-name="P4">
“我感谢你，广岛，这些天在街上的每一个蓝色的旗帜。我们的人民，”泽伦斯基说。</text:p>
      <text:p text:style-name="P4">
<draw:frame draw:style-name="fr1" draw:name="Image158" text:anchor-type="as-char" svg:width="6.9236in" svg:height="4.617948in" draw:z-index="0">
<draw:image xlink:href="../Images/yкринформ/2023-05-21T16-53-01-03-00/1684677119-454.jpeg" xlink:type="simple" xlink:show="embed" xlink:actuate="onLoad" draw:mime-type="image/jpeg"/>
</draw:frame>
<draw:frame draw:style-name="fr1" draw:name="Image159" text:anchor-type="as-char" svg:width="6.9236in" svg:height="4.617948in" draw:z-index="0">
<draw:image xlink:href="../Images/yкринформ/2023-05-21T16-53-01-03-00/1684677120-106.jpeg" xlink:type="simple" xlink:show="embed" xlink:actuate="onLoad" draw:mime-type="image/jpeg"/>
</draw:frame>
他还感谢日本和富米奥·基希迪总理。</text:p>
      <text:p text:style-name="P4">
<text:span text:style-name="T4">
另请阅读：</text:span>
 <text:a xlink:type="simple" xlink:href="https://www.ukrinform.ua/rubric-ato/3712257-zelenskij-porivnav-zrujnovani-vijnou-mista-ukraini-z-hirosimou.html" text:style-name="Internet_20_link" text:visited-style-name="Visited_20_Internet_20_Link">
<text:span text:style-name="T4">
 Zelens </text:span>
</text:a>
Zelensky说：“我非常感谢所有日本人，感谢您的全面支持。”</text:p>
      <text:p text:style-name="P4">
据报道，Zelensky在<text:a xlink:type="simple" xlink:href="https://www.ukrinform.ua/tag-aponia" text:style-name="Internet_20_link" text:visited-style-name="Visited_20_Internet_20_Link">
</text:a>
，第48次峰会七个峰会。</text:p>
      <text:p text:style-name="P4">
照片：总统办公室</text:p>
      <text:p text:style-name="P4">
News Source: <text:a xlink:type="simple" xlink:href="https://www.ukrinform.ua/rubric-society/3712267-zelenskij-podakuvav-hirosimi-za-sinozovti-prapori-na-vulicah.html" text:style-name="Internet_20_link" text:visited-style-name="Visited_20_Internet_20_Link">
https://www.ukrinform.ua/rubric-society/3712267-zelenskij-podakuvav-hirosimi-za-sinozovti-prapori-na-vulicah.html</text:a>
</text:p>
      <!--NEWS-->
      <text:h text:style-name="P10" text:outline-level="1">
<text:span text:style-name="T4">
UPL：Metalist-1925赢得了Metalist</text:span>
</text:h>
      <text:p text:style-name="P4">
作者: Ukrinform (Person)</text:p>
      <text:p text:style-name="P4">
出版商: Укринформ (Organization)</text:p>
      <text:p text:style-name="P4">
出版时间: 2023-05-21T16:54:48+03:00</text:p>
      <text:p text:style-name="P4">
修改时间: 2023-05-21T16:54:48+03:00</text:p>
      <text:p text:style-name="P4">
描述: 获奖者在乌克兰冠军榜上排名第九。  - 乌克林。</text:p>
      <text:p text:style-name="P4">
图片: ['<text:a xlink:type="simple" xlink:href="https://static.ukrinform.com/photos/2023_05/thumb_files/630_360_1684676691-367.jpg" text:style-name="Internet_20_link" text:visited-style-name="Visited_20_Internet_20_Link">
630_360_16846...</text:a>
']</text:p>
      <text:p text:style-name="P4">
标签: ['Футбол', 'Металіст-1925', "Прем'єр-ліга", 'ФК Металіст']</text:p>
      <text:p text:style-name="P4">
类型: Article</text:p>
      <!--METADATA-->
      <text:p text:style-name="P4">
<draw:frame draw:style-name="fr1" draw:name="Image160" text:anchor-type="as-char" svg:width="6.9236in" svg:height="3.956343in" draw:z-index="0">
<draw:image xlink:href="../Images/yкринформ/2023-05-21T16-54-48-03-00/630_360_1684676691-367.jpg" xlink:type="simple" xlink:show="embed" xlink:actuate="onLoad" draw:mime-type="image/jpeg"/>
</draw:frame>
获奖者将在乌克兰冠军榜上排名第九。</text:p>
      <text:p text:style-name="P4">
乌克林福姆报道，在乌克兰超级联赛的第27轮中，《金属主义者》 1925年以2-0击败了《金属主义者》。</text:p>
      <text:p text:style-name="P4">
Metalist-1925区分了涉水和落叶松。</text:p>
      <text:p text:style-name="P4">
胜利后，球队进入桌上的第九阶段，在27场比赛后有30分。</text:p>
      <text:p text:style-name="P4">
<text:span text:style-name="T4">
另请阅读：</text:span>
 <text:a xlink:type="simple" xlink:href="https://www.ukrinform.ua/rubric-sports/3712186-upl-zora-onovila-klubnij-rekord-za-nabranimi-ockami-za-sezon.html" text:style-name="Internet_20_link" text:visited-style-name="Visited_20_Internet_20_Link">
</text:a>
Shakhtar报告UPL -27场比赛后66分。</text:p>
      <text:p text:style-name="P4">
照片：Metalist1925.com</text:p>
      <text:p text:style-name="P4">
News Source: <text:a xlink:type="simple" xlink:href="https://www.ukrinform.ua/rubric-sports/3712268-upl-metalist1925-peremig-metalist.html" text:style-name="Internet_20_link" text:visited-style-name="Visited_20_Internet_20_Link">
https://www.ukrinform.ua/rubric-sports/3712268-upl-metalist1925-peremig-metalist.html</text:a>
</text:p>
      <!--NEWS-->
      <text:h text:style-name="P10" text:outline-level="1">
<text:span text:style-name="T4">
俄罗斯人解雇了Chuguyu，损坏了两个休闲中心</text:span>
</text:h>
      <text:p text:style-name="P4">
作者: Ukrinform (Person)</text:p>
      <text:p text:style-name="P4">
出版商: Укринформ (Organization)</text:p>
      <text:p text:style-name="P4">
出版时间: 2023-05-21T16:58:00+03:00</text:p>
      <text:p text:style-name="P4">
修改时间: 2023-05-21T16:58:00+03:00</text:p>
      <text:p text:style-name="P4">
描述: 俄罗斯军队向哈尔基夫地区的Chuguev开火，导致了两个休闲中心的领土。  - 乌克林。</text:p>
      <text:p text:style-name="P4">
图片: ['<text:a xlink:type="simple" xlink:href="https://static.ukrinform.com/photos/2023_05/thumb_files/630_360_1684677399-498.jpg" text:style-name="Internet_20_link" text:visited-style-name="Visited_20_Internet_20_Link">
630_360_16846...</text:a>
']</text:p>
      <text:p text:style-name="P4">
标签: ['Обстріл', 'Харківщина', 'Війна з Росією']</text:p>
      <text:p text:style-name="P4">
类型: Article</text:p>
      <!--METADATA-->
      <text:p text:style-name="P4">
<draw:frame draw:style-name="fr1" draw:name="Image161" text:anchor-type="as-char" svg:width="6.9236in" svg:height="3.956343in" draw:z-index="0">
<draw:image xlink:href="../Images/yкринформ/2023-05-21T16-58-00-03-00/630_360_1684677399-498.jpg" xlink:type="simple" xlink:show="embed" xlink:actuate="onLoad" draw:mime-type="image/jpeg"/>
</draw:frame>
rfos​​t部队在哈尔基夫地区被Chuguev击中，导致了两个基地的领土。</text:p>
      <text:p text:style-name="P4">
关于<text:a xlink:type="simple" xlink:href="https://t.me/prokuratura_kharkiv/9149" text:style-name="Internet_20_link" text:visited-style-name="Visited_20_Internet_20_Link">
</text:a>
乌克林福姆报道说，哈尔基夫检察官办公室报道。</text:p>
      <text:p text:style-name="P4">
“根据调查，5月21日大约1:00居民<text:a xlink:type="simple" xlink:href="https://www.ukrinform.ua/tag-obstril" text:style-name="Internet_20_link" text:visited-style-name="Visited_20_Internet_20_Link">
</text:a>
Vovchansk：损坏的住宅建筑物。 大约5:00，俄罗斯士兵在Chuguyu市附近开火。 执法人员记录了两个娱乐中心的领土的损失。”该消息写道。</text:p>
      <text:p text:style-name="P4">
哈尔基夫地区检察官办公室开始对事实进行预审(艺术的第1部分。 乌克兰《刑法》的438).</text:p>
      <text:p text:style-name="P4">
<text:span text:style-name="T4">
Читайте також:</text:span>
 <text:a xlink:type="simple" xlink:href="https://www.ukrinform.ua/rubric-regions/3712264-na-harkivsini-cerez-vibuh-nevidomogo-predmeta-colovik-vtrativ-stupnu.html" text:style-name="Internet_20_link" text:visited-style-name="Visited_20_Internet_20_Link">
 <text:span text:style-name="T4">
Харківщ</text:span>
 </text:a>
据报道，在5月20日前夕，在哈尔基夫地区<text:a xlink:type="simple" xlink:href="https://www.ukrinform.ua/rubric-regions/3712136-unaslidok-obstriliv-rf-pidpriemstva-u-kupansku-poraneni-troe.html" text:style-name="Internet_20_link" text:visited-style-name="Visited_20_Internet_20_Link">
</text:a>
 <text:a xlink:type="simple" xlink:href="https://www.ukrinform.ua/rubric-regions/3712136-unaslidok-obstriliv-rf-pidpriemstva-u-kupansku-poraneni-troe.html" text:style-name="Internet_20_link" text:visited-style-name="Visited_20_Internet_20_Link">
</text:a>
 <text:a xlink:type="simple" xlink:href="https://www.ukrinform.ua/rubric-regions/3712136-unaslidok-obstriliv-rf-pidpriemstva-u-kupansku-poraneni-troe.html" text:style-name="Internet_20_link" text:visited-style-name="Visited_20_Internet_20_Link">
</text:a>
库皮斯克城市正在燃烧当地的企业。 三人受伤。</text:p>
      <text:p text:style-name="P4">
News Source: <text:a xlink:type="simple" xlink:href="https://www.ukrinform.ua/rubric-ato/3712271-rosiani-obstrilali-cuguiv-poskodzeni-dvi-bazi-vidpocinku.html" text:style-name="Internet_20_link" text:visited-style-name="Visited_20_Internet_20_Link">
https://www.ukrinform.ua/rubric-ato/3712271-rosiani-obstrilali-cuguiv-poskodzeni-dvi-bazi-vidpocinku.html</text:a>
</text:p>
      <!--NEWS-->
      <text:h text:style-name="P10" text:outline-level="1">
<text:span text:style-name="T4">
乌克兰在结局中以5个篮球为艺术体操排名第六</text:span>
</text:h>
      <text:p text:style-name="P4">
作者: Ukrinform (Person)</text:p>
      <text:p text:style-name="P4">
出版商: Укринформ (Organization)</text:p>
      <text:p text:style-name="P4">
出版时间: 2023-05-21T17:03:46+03:00</text:p>
      <text:p text:style-name="P4">
修改时间: 2023-05-21T17:03:46+03:00</text:p>
      <text:p text:style-name="P4">
描述: 乌克兰队在小组演习中以5个篮球队在巴库举行的欧洲体操锦标赛中排名第六。  - 乌克林。</text:p>
      <text:p text:style-name="P4">
图片: ['<text:a xlink:type="simple" xlink:href="https://static.ukrinform.com/photos/2023_05/thumb_files/630_360_1684677776-864.jpg" text:style-name="Internet_20_link" text:visited-style-name="Visited_20_Internet_20_Link">
630_360_16846...</text:a>
']</text:p>
      <text:p text:style-name="P4">
标签: ['Гімнастика']</text:p>
      <text:p text:style-name="P4">
类型: Article</text:p>
      <!--METADATA-->
      <text:p text:style-name="P4">
<draw:frame draw:style-name="fr1" draw:name="Image162" text:anchor-type="as-char" svg:width="6.9236in" svg:height="3.956343in" draw:z-index="0">
<draw:image xlink:href="../Images/yкринформ/2023-05-21T17-03-46-03-00/630_360_1684677776-864.jpg" xlink:type="simple" xlink:show="embed" xlink:actuate="onLoad" draw:mime-type="image/jpeg"/>
</draw:frame>
在巴库体操锦标赛上，国家队的小组练习中的国家队在决赛中排名第六。</text:p>
      <text:p text:style-name="P4">
乌克林福姆报道，乌克兰人得到33,850分。</text:p>
      <text:p text:style-name="P4">
以色列国籍赢得了胜利，保加利亚和意大利也进入了前三名。</text:p>
      <text:p text:style-name="P4">
<text:span text:style-name="T4">
另请阅读：</text:span>
 <text:a xlink:type="simple" xlink:href="https://www.ukrinform.ua/rubric-sports/3712168-onoprienko-vigrala-zoloto-cempionatu-evropi-z-hudoznoi-gimnastiki.html" text:style-name="Internet_20_link" text:visited-style-name="Visited_20_Internet_20_Link">
<text:span text:style-name="T4">
体操</text:span>
</text:a>
据报道，乌克兰的体操运动员以第三级资格式度假胜地进入了决赛。</text:p>
      <text:p text:style-name="P4">
照片：NOC</text:p>
      <text:p text:style-name="P4">
News Source: <text:a xlink:type="simple" xlink:href="https://www.ukrinform.ua/rubric-sports/3712273-ukraina-stala-sostou-v-grupovih-vpravah-u-finali-z-5-obrucami-na-ce-z-hudoznoi-gimnastiki.html" text:style-name="Internet_20_link" text:visited-style-name="Visited_20_Internet_20_Link">
https://www.ukrinform.ua/rubric-sports/3712273-ukraina-stala-sostou-v-grupovih-vpravah-u-finali-z-5-obrucami-na-ce-z-hudoznoi-gimnastiki.html</text:a>
</text:p>
      <!--NEWS-->
      <text:h text:style-name="P10" text:outline-level="1">
<text:span text:style-name="T4">
在20世纪的乌克兰半动力学家中，近11.3万张关于被压抑的卡片</text:span>
</text:h>
      <text:p text:style-name="P4">
作者: Ukrinform (Person)</text:p>
      <text:p text:style-name="P4">
出版商: Укринформ (Organization)</text:p>
      <text:p text:style-name="P4">
出版时间: 2023-05-21T17:04:50+03:00</text:p>
      <text:p text:style-name="P4">
修改时间: 2023-05-21T17:04:50+03:00</text:p>
      <text:p text:style-name="P4">
描述: 在共产主义政权“ 20世纪乌克兰的半动机学家”的受害者数据库中，关于被压抑的纸牌近1.13亿张卡片。  - 乌克林。</text:p>
      <text:p text:style-name="P4">
图片: ['<text:a xlink:type="simple" xlink:href="https://static.ukrinform.com/photos/2023_05/thumb_files/630_360_1684664424-4131.jpeg" text:style-name="Internet_20_link" text:visited-style-name="Visited_20_Internet_20_Link">
630_360_16846...</text:a>
']</text:p>
      <text:p text:style-name="P4">
标签: ['Архів', 'День пам’яті жертв політичних репресій', 'Пошуки']</text:p>
      <text:p text:style-name="P4">
类型: Article</text:p>
      <!--METADATA-->
      <text:p text:style-name="P4">
<draw:frame draw:style-name="fr1" draw:name="Image163" text:anchor-type="as-char" svg:width="6.9236in" svg:height="3.956343in" draw:z-index="0">
<draw:image xlink:href="../Images/yкринформ/2023-05-21T17-04-50-03-00/630_360_1684664424-4131.jpeg" xlink:type="simple" xlink:show="embed" xlink:actuate="onLoad" draw:mime-type="image/jpeg"/>
</draw:frame>
共产主义政权“ 20世纪乌克兰的半动机学家”的基本受害者在被压抑方面拥有近1.13亿张卡片。</text:p>
      <text:p text:style-name="P4">
关于<text:a xlink:type="simple" xlink:href="https://www.facebook.com/anatoly.khromov/posts/pfbid0MnwhB4pWRMKXoihLf2GCYwc6vUCmbyWgLPmyyKYkTfVbLmrrHaC2nvBLVc8Z56Jol" text:style-name="Internet_20_link" text:visited-style-name="Visited_20_Internet_20_Link">
</text:a>
乌克利福姆报道，在纪念政治镇压的受害者当天，国家档案服务部门负责人阿纳托利·克罗莫夫(Anatoly Chromov)报道。</text:p>
      <text:p text:style-name="P4">
“我们的国家档案服务团队的乌克兰团队认为，当每个受压抑的人的名字，每个极权主义的受害者的名字都将被发现并可以访问后代，历史学家，新闻工作者…… ，现在有将近1.13亿张卡片可供使用，IMM不会归结为纪念所有人!”  -  Chrome说。</text:p>
      <text:p text:style-name="P4">
<text:span text:style-name="T4">
另请阅读：</text:span>
 <text:a xlink:type="simple" xlink:href="https://www.ukrinform.ua/rubric-society/3712181-u-bikivni-vsanuvali-pamat-zertv-politicnih-represij.html" text:style-name="Internet_20_link" text:visited-style-name="Visited_20_Internet_20_Link">
<text:span text:style-name="T4">
 bull </text:span>
</text:a>
他回忆说，乌克兰的国家档案网络有系统地作为该数据库的供应。</text:p>
      <text:p text:style-name="P4">
据报道，今天在乌克兰<text:a xlink:type="simple" xlink:href="https://www.ukrinform.ua/rubric-society/3711534-v-ukraini-vidznacaut-den-pamati-zertv-politicnih-represij.html" text:style-name="Internet_20_link" text:visited-style-name="Visited_20_Internet_20_Link">
</text:a>
</text:p>
      <text:p text:style-name="P4">
News Source: <text:a xlink:type="simple" xlink:href="https://www.ukrinform.ua/rubric-society/3712274-v-ukrainskomu-martirologu-20-stolitta-dostupni-majze-113-tisac-kartok-pro-represovanih.html" text:style-name="Internet_20_link" text:visited-style-name="Visited_20_Internet_20_Link">
https://www.ukrinform.ua/rubric-society/3712274-v-ukrainskomu-martirologu-20-stolitta-dostupni-majze-113-tisac-kartok-pro-represovanih.html</text:a>
</text:p>
      <!--NEWS-->
      <text:h text:style-name="P10" text:outline-level="1">
<text:span text:style-name="T4">
世界上每个人都必须尊重其他国家并承认国家边界-Zelensky</text:span>
</text:h>
      <text:p text:style-name="P4">
作者: Ukrinform (Person)</text:p>
      <text:p text:style-name="P4">
出版商: Укринформ (Organization)</text:p>
      <text:p text:style-name="P4">
出版时间: 2023-05-21T17:08:00+03:00</text:p>
      <text:p text:style-name="P4">
修改时间: 2023-05-21T17:08:00+03:00</text:p>
      <text:p text:style-name="P4">
描述: 世界上每个人都必须尽力而为，以便只能在博物馆中看到战争的证词，世界上每个人都必须尊重其他国家并承认国家边界。  - 乌克林。</text:p>
      <text:p text:style-name="P4">
图片: ['<text:a xlink:type="simple" xlink:href="https://static.ukrinform.com/photos/2023_05/thumb_files/630_360_1684676701-846.jpeg" text:style-name="Internet_20_link" text:visited-style-name="Visited_20_Internet_20_Link">
630_360_16846...</text:a>
']</text:p>
      <text:p text:style-name="P4">
标签: ['Декларація про суверенітет', 'Кордон', 'Війна', 'Зеленський']</text:p>
      <text:p text:style-name="P4">
类型: Article</text:p>
      <!--METADATA-->
      <text:p text:style-name="P4">
<draw:frame draw:style-name="fr1" draw:name="Image164" text:anchor-type="as-char" svg:width="6.9236in" svg:height="3.956343in" draw:z-index="0">
<draw:image xlink:href="../Images/yкринформ/2023-05-21T17-08-00-03-00/630_360_1684676701-846.jpeg" xlink:type="simple" xlink:show="embed" xlink:actuate="onLoad" draw:mime-type="image/jpeg"/>
</draw:frame>
每个svita都必须尽力在博物馆中更多地证明战争的证词，世界上每个人都必须尊重其他国家并承认国家边界。</text:p>
      <text:p text:style-name="P4">
乌克林福姆报道说，这是乌克兰·沃罗迪米尔·泽伦斯基(Ukraine Volodymyr Zelensky)在维亚齐派(Vyazite)向日本的框架上的演讲中指出的。(https://t.me/V_Zelenskiy_official/6295)国家元首。</text:p>
      <text:p text:style-name="P4">
“世界上每个人都必须竭尽所能，以保留战争中卷起的故事的阴影，只有在博物馆中才能看到。 世界上每个人都必须尊重其他国家。 世界上每个人都必须认识到国家边界。 每个svita都必须保护正义。 世界上每个人都必须照顾生活。 每个svita必须以自己的义务感知和平。”  - 说<text:a xlink:type="simple" xlink:href="https://www.ukrinform.ua/tag-zelenskij" text:style-name="Internet_20_link" text:visited-style-name="Visited_20_Internet_20_Link">
</text:a>
。</text:p>
      <text:p text:style-name="P4">
<text:span text:style-name="T4">
另请阅读：</text:span>
 <text:a xlink:type="simple" xlink:href="https://www.ukrinform.ua/rubric-ato/3712257-zelenskij-porivnav-zrujnovani-vijnou-mista-ukraini-z-hirosimou.html" text:style-name="Internet_20_link" text:visited-style-name="Visited_20_Internet_20_Link">
<text:span text:style-name="T4">
 Zelensky </text:span>
</text:a>
据报道，Zelensky在日本，第48次峰会继续。 在广岛，乌克兰总统会见了G7国家的负责人，参观了当地的和平博物馆，并在纪念物的纪念馆给原子轰炸机的受害者铺设了鲜花。</text:p>
      <text:p text:style-name="P4">
_foto：op _</text:p>
      <text:p text:style-name="P4">
News Source: <text:a xlink:type="simple" xlink:href="https://www.ukrinform.ua/rubric-world/3712263-kozen-u-sviti-mae-povazati-insi-nacii-ta-viznavati-derzavni-kordoni-zelenskij.html" text:style-name="Internet_20_link" text:visited-style-name="Visited_20_Internet_20_Link">
https://www.ukrinform.ua/rubric-world/3712263-kozen-u-sviti-mae-povazati-insi-nacii-ta-viznavati-derzavni-kordoni-zelenskij.html</text:a>
</text:p>
      <!--NEWS-->
      <text:h text:style-name="P10" text:outline-level="1">
<text:span text:style-name="T4">
四辆BBM，坦克和四辆敌方汽车-Syrsky在Bakhmut国防军中被摧毁</text:span>
</text:h>
      <text:p text:style-name="P4">
作者: Ukrinform (Person)</text:p>
      <text:p text:style-name="P4">
出版商: Укринформ (Organization)</text:p>
      <text:p text:style-name="P4">
出版时间: 2023-05-21T17:09:00+03:00</text:p>
      <text:p text:style-name="P4">
修改时间: 2023-05-21T17:09:00+03:00</text:p>
      <text:p text:style-name="P4">
描述: 乌克兰在巴赫穆特方向的国防军摧毁了一辆坦克，四辆BBM和四辆汽车。  - 乌克林。</text:p>
      <text:p text:style-name="P4">
图片: ['<text:a xlink:type="simple" xlink:href="https://static.ukrinform.com/photos/2019_07/thumb_files/630_360_1562337656-162.jpg" text:style-name="Internet_20_link" text:visited-style-name="Visited_20_Internet_20_Link">
630_360_15623...</text:a>
']</text:p>
      <text:p text:style-name="P4">
标签: ['Бахмут', 'Військова техніка', 'Сирський', 'Війна з Росією']</text:p>
      <text:p text:style-name="P4">
类型: Article</text:p>
      <!--METADATA-->
      <text:p text:style-name="P4">
<draw:frame draw:style-name="fr1" draw:name="Image165" text:anchor-type="as-char" svg:width="6.9236in" svg:height="3.956343in" draw:z-index="0">
<draw:image xlink:href="../Images/yкринформ/2023-05-21T17-09-00-03-00/630_360_1562337656-162.jpg" xlink:type="simple" xlink:show="embed" xlink:actuate="onLoad" draw:mime-type="image/jpeg"/>
</draw:frame>
乌克兰在巴赫穆特(Bakhmut)方向乌克兰的西拉斯(Silas)摧毁了一个坦克，四辆BBMS TiCotyra汽车。</text:p>
      <text:p text:style-name="P4">
正如乌克林福姆报道的那样，关于<text:a xlink:type="simple" xlink:href="https://t.me/osirskiy/81" text:style-name="Internet_20_link" text:visited-style-name="Visited_20_Internet_20_Link">
</text:a>
亚历山大上校乌克兰武装部队陆军的记者。</text:p>
      <text:p text:style-name="P4">
声明说：“第三个独立的突击旅的出色工作允许销毁9个单一的设备：一辆坦克，4 bbm和4辆汽车。”</text:p>
      <text:p text:style-name="P4">
<text:span text:style-name="T5">
video：syrsky</text:span>
 telegram_</text:p>
      <text:p text:style-name="P4">
根据 <text:a xlink:type="simple" xlink:href="https://www.ukrinform.ua/tag-sirskij" text:style-name="Internet_20_link" text:visited-style-name="Visited_20_Internet_20_Link">
</text:a>
，国防行动。</text:p>
      <text:p text:style-name="P4">
<text:span text:style-name="T4">
另请阅读：</text:span>
 <text:a xlink:type="simple" xlink:href="https://www.ukrinform.ua/rubric-ato/3712213-ssa-ta-souzniki-virat-v-uspih-ukrainskogo-kontrnastupu-bajden.html" text:style-name="Internet_20_link" text:visited-style-name="Visited_20_Internet_20_Link">
</text:a>
据乌克林福姆报道，今天，西尔斯基报道说，乌克兰士兵在巴赫穆特郊区的侧面，实际上<text:a xlink:type="simple" xlink:href="https://www.ukrinform.ua/rubric-ato/3712221-ukrainski-vijska-nablizautsa-do-vzatta-bahmuta-u-takticne-otocenna-sirskij.html" text:style-name="Internet_20_link" text:visited-style-name="Visited_20_Internet_20_Link">
</text:a>
</text:p>
      <text:p text:style-name="P4">
News Source: <text:a xlink:type="simple" xlink:href="https://www.ukrinform.ua/rubric-ato/3712259-na-bahmutskomu-napramku-sili-oboroni-znisili-cotiri-bbm-tank-i-cotiri-avto-voroga-sirskij.html" text:style-name="Internet_20_link" text:visited-style-name="Visited_20_Internet_20_Link">
https://www.ukrinform.ua/rubric-ato/3712259-na-bahmutskomu-napramku-sili-oboroni-znisili-cotiri-bbm-tank-i-cotiri-avto-voroga-sirskij.html</text:a>
</text:p>
      <!--NEWS-->
      <text:h text:style-name="P10" text:outline-level="1">
<text:span text:style-name="T4">
Ukrnafta履行了提供陆军燃料的所有义务 - 国防部</text:span>
</text:h>
      <text:p text:style-name="P4">
作者: Ukrinform (Person)</text:p>
      <text:p text:style-name="P4">
出版商: Укринформ (Organization)</text:p>
      <text:p text:style-name="P4">
出版时间: 2023-05-21T17:23:00+03:00</text:p>
      <text:p text:style-name="P4">
修改时间: 2023-05-21T17:23:00+03:00</text:p>
      <text:p text:style-name="P4">
描述: Ukrnafta履行了提供军队燃料的所有义务。  - 乌克林。</text:p>
      <text:p text:style-name="P4">
图片: ['<text:a xlink:type="simple" xlink:href="https://static.ukrinform.com/photos/2019_12/thumb_files/630_360_1576666092-280.jpg" text:style-name="Internet_20_link" text:visited-style-name="Visited_20_Internet_20_Link">
630_360_15766...</text:a>
']</text:p>
      <text:p text:style-name="P4">
标签: ['Армія', 'Міноборони', 'Укрнафта', 'Дизпаливо']</text:p>
      <text:p text:style-name="P4">
类型: Article</text:p>
      <!--METADATA-->
      <text:p text:style-name="P4">
<draw:frame draw:style-name="fr1" draw:name="Image166" text:anchor-type="as-char" svg:width="6.9236in" svg:height="3.956343in" draw:z-index="0">
<draw:image xlink:href="../Images/yкринформ/2023-05-21T17-23-00-03-00/630_360_1576666092-280.jpg" xlink:type="simple" xlink:show="embed" xlink:actuate="onLoad" draw:mime-type="image/jpeg"/>
</draw:frame>
Ukrnafta履行了提供军队燃料的所有义务。</text:p>
      <text:p text:style-name="P4">
这是在乌克兰国防部的“乌克林福姆”要求中指出的。</text:p>
      <text:p text:style-name="P4">
根据国防部的说法，在乌克兰夫塔部控制下过渡后，他履行了燃料供应的所有合同义务。(https://www.ukrinform.ua/tag-minoboroni)没有燃料可以供应。 从更详细的评论中，国防部以封闭的信息为由弃权。</text:p>
      <text:p text:style-name="P4">
乌克拉纳夫塔(Ukrnafta)报告说，在公司控制部门过渡后，国防部的供应量增加了三倍。</text:p>
      <text:p text:style-name="P4">
<text:span text:style-name="T4">
另请阅读：</text:span>
 <text:a xlink:type="simple" xlink:href="https://www.ukrinform.ua/rubric-economy/3706994-ukrnafta-vrahuvala-zauvazenna-ministerstv-i-pidgotuvala-onovlenij-finplan-kompanii.html" text:style-name="Internet_20_link" text:visited-style-name="Visited_20_Internet_20_Link">
<text:span text:style-name="T4">
 ukrnafta </text:span>
</text:a>
我们将提醒，2022年11月7日，NSDC Alexei Danilov秘书告知，公司的行为“ Motor Sich”，“ Zaporizhtransformer”，“ Avtokras”，“ ukrnafta”，“ ukrnafta”和“ ukrtatnafta” [] [] [] [] [] [] [] [] [] [] [] [] [] [] [] [] [] [] <text:a xlink:type="simple" xlink:href="https://www.ukrinform.ua/rubric-economy/3609411-motor-sic-ukrnaftu-i-se-tri-pidpriemstva-peredali-minoboroni-danilov.html" text:style-name="Internet_20_link" text:visited-style-name="Visited_20_Internet_20_Link">
</text:a>
国防部。</text:p>
      <text:p text:style-name="P4">
2023年1月，在达沃斯的世界经济论坛上，乌克兰·罗斯特拉夫·舒尔玛(Ukraine Rostislav Shurma)副总裁副负责人表示，乌克兰夫塔国有化是由于该公司拒绝向乌克兰军队提供石油产品。</text:p>
      <text:p text:style-name="P4">
据他介绍，抓住戒严法的几家企业的唯一原因是国家安全的威胁。</text:p>
      <text:p text:style-name="P4">
Shurma说：“乌克兰的私有财产是不可侵犯的。无需允许进行任何检查。采用针对单独公司的戒严法法律是对国家安全的巨大风险的唯一原因。”</text:p>
      <text:p text:style-name="P4">
OP的副主席认为，在从州房地产公司撤职的情况下，她拒绝提供乌克兰军队的石油产品，在汽车建筑公司“汽车sich”的情况下，这家邮政的公司 - 俄罗斯公司。</text:p>
      <text:p text:style-name="P4">
News Source: <text:a xlink:type="simple" xlink:href="https://www.ukrinform.ua/rubric-economy/3712281-ukrnafta-vikonue-vsi-zobovazanna-z-postacanna-paliva-armii-minoboroni.html" text:style-name="Internet_20_link" text:visited-style-name="Visited_20_Internet_20_Link">
https://www.ukrinform.ua/rubric-economy/3712281-ukrnafta-vikonue-vsi-zobovazanna-z-postacanna-paliva-armii-minoboroni.html</text:a>
</text:p>
      <!--NEWS-->
      <text:h text:style-name="P10" text:outline-level="1">
<text:span text:style-name="T4">
Macron在G7峰会上提出了一项新的金融协议，以供气候防御</text:span>
</text:h>
      <text:p text:style-name="P4">
作者: Ukrinform (Person)</text:p>
      <text:p text:style-name="P4">
出版商: Укринформ (Organization)</text:p>
      <text:p text:style-name="P4">
出版时间: 2023-05-21T17:34:00+03:00</text:p>
      <text:p text:style-name="P4">
修改时间: 2023-05-21T17:34:00+03:00</text:p>
      <text:p text:style-name="P4">
描述: 法国总统伊曼纽尔·马克龙（Emanuel Macron）在日本的G7峰会上提出了一项新的金融协议，以供气候防御。  - 乌克林。</text:p>
      <text:p text:style-name="P4">
图片: ['<text:a xlink:type="simple" xlink:href="https://static.ukrinform.com/photos/2023_02/thumb_files/630_360_1675929865-232.jpg" text:style-name="Internet_20_link" text:visited-style-name="Visited_20_Internet_20_Link">
630_360_16759...</text:a>
']</text:p>
      <text:p text:style-name="P4">
标签: ['Японія', 'Макрон', 'Саміт', 'Зміна клімату']</text:p>
      <text:p text:style-name="P4">
类型: Article</text:p>
      <!--METADATA-->
      <text:p text:style-name="P4">
<draw:frame draw:style-name="fr1" draw:name="Image167" text:anchor-type="as-char" svg:width="6.9236in" svg:height="3.956343in" draw:z-index="0">
<draw:image xlink:href="../Images/yкринформ/2023-05-21T17-34-00-03-00/630_360_1675929865-232.jpg" xlink:type="simple" xlink:show="embed" xlink:actuate="onLoad" draw:mime-type="image/jpeg"/>
</draw:frame>
日本G7峰会上的伊曼纽尔·马克龙(Emanuel Macron)总统提出了一个新的气候保护财务计划。</text:p>
      <text:p text:style-name="P4">
关于IT报告乌克林福姆，参考<text:a xlink:type="simple" xlink:href="https://www.lefigaro.fr/conjoncture/au-g7-macron-fait-la-promotion-de-son-pacte-financier-international-20230521" text:style-name="Internet_20_link" text:visited-style-name="Visited_20_Internet_20_Link">
</text:a>
他说：“我能够介绍新的巴黎金融帕克22和6月23日的首脑会议。”</text:p>
      <text:p text:style-name="P4">
值得注意的是，去年秋天，在埃及的COP27气候会议上，这种Buz峰会的想法是在去年秋天发表的。 巴黎总理巴巴多斯·米娅·莫特利(Barbados Mia Mottley)提出了这一点，其国家属于州，其后果很大威胁<text:a xlink:type="simple" xlink:href="https://www.ukrinform.ua/tag-zmina-klimatu" text:style-name="Internet_20_link" text:visited-style-name="Visited_20_Internet_20_Link">
</text:a>
雄心勃勃的目标是改革世界财务建筑，以更好地归功于全球变暖的挑战。</text:p>
      <text:p text:style-name="P4">
马克龙说：“我们将提供国际货币基金组织和世界银行改革改革，以向最有可能重新申请的国家提供更多的资金。”</text:p>
      <text:p text:style-name="P4">
<text:span text:style-name="T4">
另请阅读：</text:span>
 <text:a xlink:type="simple" xlink:href="https://www.ukrinform.ua/rubric-polytics/3711900-zelenskij-u-aponii-proviv-zustric-iz-makronom.html" text:style-name="Internet_20_link" text:visited-style-name="Visited_20_Internet_20_Link">
<text:span text:style-name="T4">
 MACRON </text:span>
</text:a>
法国总统还指出：“不必在与贫困的斗争和争取气候保护的斗争之间进行选择。”</text:p>
      <text:p text:style-name="P4">
据乌克林福姆报道，在日本，七组第48次峰会于21日举行。 它的参与者考虑了确保全球经济可持续性的方法，包括冠状病毒大流行的后果以及俄罗斯对乌克兰的侵略。</text:p>
      <text:p text:style-name="P4">
News Source: <text:a xlink:type="simple" xlink:href="https://www.ukrinform.ua/rubric-world/3712284-makron-na-samiti-g7-predstaviv-novij-finansovij-pakt-na-zahist-klimatu.html" text:style-name="Internet_20_link" text:visited-style-name="Visited_20_Internet_20_Link">
https://www.ukrinform.ua/rubric-world/3712284-makron-na-samiti-g7-predstaviv-novij-finansovij-pakt-na-zahist-klimatu.html</text:a>
</text:p>
      <!--NEWS-->
      <text:h text:style-name="P10" text:outline-level="1">
<text:span text:style-name="T4">
在波尔塔瓦地区</text:span>
</text:h>
      <text:p text:style-name="P4">
作者: Ukrinform (Person)</text:p>
      <text:p text:style-name="P4">
出版商: Укринформ (Organization)</text:p>
      <text:p text:style-name="P4">
出版时间: 2023-05-21T17:36:24+03:00</text:p>
      <text:p text:style-name="P4">
修改时间: 2023-05-21T17:36:24+03:00</text:p>
      <text:p text:style-name="P4">
描述: 在Lokhvitsa市的Poltava地区，一个男人开枪打死了三人，并用手榴弹炸毁了自己。  - 乌克林。</text:p>
      <text:p text:style-name="P4">
图片: ['<text:a xlink:type="simple" xlink:href="https://static.ukrinform.com/photos/2018_08/thumb_files/630_360_1533723338-1424.jpg" text:style-name="Internet_20_link" text:visited-style-name="Visited_20_Internet_20_Link">
630_360_15337...</text:a>
']</text:p>
      <text:p text:style-name="P4">
标签: ['Граната', 'Полтавщина', 'Вбивство']</text:p>
      <text:p text:style-name="P4">
类型: Article</text:p>
      <!--METADATA-->
      <text:p text:style-name="P4">
<draw:frame draw:style-name="fr1" draw:name="Image168" text:anchor-type="as-char" svg:width="6.9236in" svg:height="3.956343in" draw:z-index="0">
<draw:image xlink:href="../Images/yкринформ/2023-05-21T17-36-24-03-00/630_360_1533723338-1424.jpg" xlink:type="simple" xlink:show="embed" xlink:actuate="onLoad" draw:mime-type="image/jpeg"/>
</draw:frame>
在Lokhvytsya市，一个男人在Lokhvitsa市开枪打死了三人，并吹嘘自己。</text:p>
      <text:p text:style-name="P4">
关于它报告<text:a xlink:type="simple" xlink:href="https://suspilne.media/482839-u-lohvici-na-poltavsini-colovik-zastreliv-troh-ludej-i-pidirvav-sebe-granatou/" text:style-name="Internet_20_link" text:visited-style-name="Visited_20_Internet_20_Link">
</text:a>
 <text:a xlink:type="simple" xlink:href="https://suspilne.media/482839-u-lohvici-na-poltavsini-colovik-zastreliv-troh-ludej-i-pidirvav-sebe-granatou/" text:style-name="Internet_20_link" text:visited-style-name="Visited_20_Internet_20_Link">
</text:a>
乌克林福姆报道，关于Mirgorod警察局Larisa Petrenko的女发言人。</text:p>
      <text:p text:style-name="P4">
“在米尔戈罗德地区的洛克维塔市，一名男子杀死了三人，然后压制了自己<text:a xlink:type="simple" xlink:href="https://www.ukrinform.ua/tag-granata" text:style-name="Internet_20_link" text:visited-style-name="Visited_20_Internet_20_Link">
</text:a>
”， - 报告。</text:p>
      <text:p text:style-name="P4">
根据调查人员的说法，一名53岁的男子开枪射击了他的邻居：67岁和47岁的男子和一个63岁的邻居。</text:p>
      <text:p text:style-name="P4">
<text:span text:style-name="T4">
另请阅读：</text:span>
 <text:a xlink:type="simple" xlink:href="https://www.ukrinform.ua/rubric-regions/3711670-na-poltavsini-zneskodili-rejderiv-aki-zazihnuli-na-zavod-ditacogo-harcuvanna.html" text:style-name="Internet_20_link" text:visited-style-name="Visited_20_Internet_20_Link">
<text:span text:style-name="T4">
 poltava </text:span>
</text:a>
根据“有意谋杀两个或更多人”的刑事诉讼。</text:p>
      <text:p text:style-name="P4">
<text:span text:style-name="T5">
照片说明性</text:span>
</text:p>
      <text:p text:style-name="P4">
News Source: <text:a xlink:type="simple" xlink:href="https://www.ukrinform.ua/rubric-regions/3712285-na-poltavsini-colovik-zastreliv-troh-ludej-i-pidirvav-sebe-granatou.html" text:style-name="Internet_20_link" text:visited-style-name="Visited_20_Internet_20_Link">
https://www.ukrinform.ua/rubric-regions/3712285-na-poltavsini-colovik-zastreliv-troh-ludej-i-pidirvav-sebe-granatou.html</text:a>
</text:p>
      <!--NEWS-->
      <text:h text:style-name="P10" text:outline-level="1">
<text:span text:style-name="T4">
边境警卫在巴赫穆特中和俄罗斯人的袭击团体</text:span>
</text:h>
      <text:p text:style-name="P4">
作者: Ukrinform (Person)</text:p>
      <text:p text:style-name="P4">
出版商: Укринформ (Organization)</text:p>
      <text:p text:style-name="P4">
出版时间: 2023-05-21T17:36:36+03:00</text:p>
      <text:p text:style-name="P4">
修改时间: 2023-05-21T17:36:36+03:00</text:p>
      <text:p text:style-name="P4">
描述: 在与空中情报的合作中，乌克兰国家边境部队的迫击炮袭击了顿涅茨克地区巴赫穆特的俄罗斯军队中心，消除了一群将要进攻的入侵者。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Бахмут', 'Прикордонники', 'Війна з Росією']</text:p>
      <text:p text:style-name="P4">
类型: Article</text:p>
      <!--METADATA-->
      <text:p text:style-name="P4">
<draw:frame draw:style-name="fr1" draw:name="Image169" text:anchor-type="as-char" svg:width="6.9236in" svg:height="3.956343in" draw:z-index="0">
<draw:image xlink:href="../Images/yкринформ/2023-05-21T17-36-36-03-00/630_360_1680422407-224.png" xlink:type="simple" xlink:show="embed" xlink:actuate="onLoad" draw:mime-type="image/png"/>
</draw:frame>
与空中情报合作，乌克兰国家边境部队与顿涅茨克地区巴赫穆特的俄罗斯军队中心合作，消除了一群将要进行进攻的入侵者。</text:p>
      <text:p text:style-name="P4">
正如乌克林福姆报道的那样，SPSU在[]中报道了(https://www.facebook.com/watch/?v=995443621832096&amp;ref=sharing)“训练了积累的位置，并等待了一定数量的蓄能器在废墟中的集中度，我们的战士工作了迫击炮。敌人失去了一个接吻的人群：722400。因此，进攻计划爆发了：“服务说。</text:p>
      <text:p text:style-name="P4">
<text:span text:style-name="T4">
另请阅读：</text:span>
 <text:a xlink:type="simple" xlink:href="https://www.ukrinform.ua/rubric-ato/3712191-zelenskij-bahmut-ne-zahoplenij-rosianami.html" text:style-name="Internet_20_link" text:visited-style-name="Visited_20_Internet_20_Link">
<text:span text:style-name="T4">
 bakhmut </text:span>
</text:a>
正如乌克林福姆(Ukrinform)报道的那样，乌克兰武装部队的陆军指挥官亚历山大·西尔斯基(Alexander Sirsky上校(https://www.ukrinform.ua/rubric-ato/3712221-ukrainski-vijska-nablizautsa-do-vzatta-bahmuta-u-takticne-otocenna-sirskij.html)</text:p>
      <text:p text:style-name="P4">
News Source: <text:a xlink:type="simple" xlink:href="https://www.ukrinform.ua/rubric-ato/3712286-prikordonniki-zneskodili-v-bahmuti-sturmovu-grupu-rosian.html" text:style-name="Internet_20_link" text:visited-style-name="Visited_20_Internet_20_Link">
https://www.ukrinform.ua/rubric-ato/3712286-prikordonniki-zneskodili-v-bahmuti-sturmovu-grupu-rosian.html</text:a>
</text:p>
      <!--NEWS-->
      <text:h text:style-name="P10" text:outline-level="1">
<text:span text:style-name="T4">
俄罗斯人在Sumy和Chernihiv的边界开火了五次</text:span>
</text:h>
      <text:p text:style-name="P4">
作者: Ukrinform (Person)</text:p>
      <text:p text:style-name="P4">
出版商: Укринформ (Organization)</text:p>
      <text:p text:style-name="P4">
出版时间: 2023-05-21T17:40:00+03:00</text:p>
      <text:p text:style-name="P4">
修改时间: 2023-05-21T17:40:00+03:00</text:p>
      <text:p text:style-name="P4">
描述: 俄罗斯军队于5月21日星期日向迫击炮和炮兵开火，是切尼夫和苏米地区边界地区的五倍。  - 乌克林。</text:p>
      <text:p text:style-name="P4">
图片: ['<text:a xlink:type="simple" xlink:href="https://static.ukrinform.com/photos/2023_03/thumb_files/630_360_1679855166-842.jpg" text:style-name="Internet_20_link" text:visited-style-name="Visited_20_Internet_20_Link">
630_360_16798...</text:a>
']</text:p>
      <text:p text:style-name="P4">
标签: ['Обстріл', 'Сумщина', 'Чернігівщина', 'Війна з Росією']</text:p>
      <text:p text:style-name="P4">
类型: Article</text:p>
      <!--METADATA-->
      <text:p text:style-name="P4">
<draw:frame draw:style-name="fr1" draw:name="Image170" text:anchor-type="as-char" svg:width="6.9236in" svg:height="3.956343in" draw:z-index="0">
<draw:image xlink:href="../Images/yкринформ/2023-05-21T17-40-00-03-00/630_360_1679855166-842.jpg" xlink:type="simple" xlink:show="embed" xlink:actuate="onLoad" draw:mime-type="image/jpeg"/>
</draw:frame>
5月21日星期日，鲁斯基夫斯卡(Ruskivska)在切尼希夫(Chernihiv)和苏米(Sumy)地区的迫击炮和炮兵边境地区开火。</text:p>
      <text:p text:style-name="P4">
根据乌克林福姆的说法，[<text:a xlink:type="simple" xlink:href="https://t.me/ok_pivnich1/2722" text:style-name="Internet_20_link" text:visited-style-name="Visited_20_Internet_20_Link">
</text:a>
特别是，从10:30到10:55，进步地区发生了八次饥饿，可能是来自炮兵。</text:p>
      <text:p text:style-name="P4">
从10:27到10:45在Mykolaivka村的地区，有五幅命中，可能来自120毫米口径的迫击炮。 相同武器的入侵者可能是在Studenok村附近的六击，从12:35到12:50，在12:50至13:00的Vovkivka地区多四年。</text:p>
      <text:p text:style-name="P4">
从14:50到15:00，有3次命中，可能是来自Bilokopitov村附近的Mortar120 mm口径。</text:p>
      <text:p text:style-name="P4">
<text:span text:style-name="T4">
另请阅读：</text:span>
 <text:a xlink:type="simple" xlink:href="https://www.ukrinform.ua/rubric-ato/3712271-rosiani-obstrilali-cuguiv-poskodzeni-dvi-bazi-vidpocinku.html" text:style-name="Internet_20_link" text:visited-style-name="Visited_20_Internet_20_Link">
<text:span text:style-name="T4">
射击</text:span>
</text:a>
在所有情况下，均未收到有关当地人口损失或对平民基础设施损失的信息。</text:p>
      <text:p text:style-name="P4">
正如乌克林福姆报道的，5月20日俄罗斯军队<text:a xlink:type="simple" xlink:href="https://www.ukrinform.ua/rubric-ato/3712009-vorog-za-den-sim-raziv-obstrilav-prikordonna-sumsini-poskodzeni-dva-budinki.html" text:style-name="Internet_20_link" text:visited-style-name="Visited_20_Internet_20_Link">
</text:a>
总共造成56起爆炸。  <text:span text:style-name="T5">
照片说明性</text:span>
</text:p>
      <text:p text:style-name="P4">
News Source: <text:a xlink:type="simple" xlink:href="https://www.ukrinform.ua/rubric-ato/3712287-rosiani-pat-raziv-obstrilali-prikordonna-sumsini-ta-cernigivsini.html" text:style-name="Internet_20_link" text:visited-style-name="Visited_20_Internet_20_Link">
https://www.ukrinform.ua/rubric-ato/3712287-rosiani-pat-raziv-obstrilali-prikordonna-sumsini-ta-cernigivsini.html</text:a>
</text:p>
      <!--NEWS-->
      <text:h text:style-name="P10" text:outline-level="1">
<text:span text:style-name="T4">
阿佐夫（Azov</text:span>
</text:h>
      <text:p text:style-name="P4">
作者: Ukrinform (Person)</text:p>
      <text:p text:style-name="P4">
出版商: Укринформ (Organization)</text:p>
      <text:p text:style-name="P4">
出版时间: 2023-05-21T17:46:53+03:00</text:p>
      <text:p text:style-name="P4">
修改时间: 2023-05-21T17:46:53+03:00</text:p>
      <text:p text:style-name="P4">
描述: Azov NSU旅发布了有关Azovstal Defense的最后几天战斗机的视频记录。  - 乌克林。</text:p>
      <text:p text:style-name="P4">
图片: ['<text:a xlink:type="simple" xlink:href="https://static.ukrinform.com/photos/2022_06/thumb_files/630_360_1654588740-534.jpg" text:style-name="Internet_20_link" text:visited-style-name="Visited_20_Internet_20_Link">
630_360_16545...</text:a>
']</text:p>
      <text:p text:style-name="P4">
标签: ['Азовсталь', 'Маріуполь', 'Полонені']</text:p>
      <text:p text:style-name="P4">
类型: Article</text:p>
      <!--METADATA-->
      <text:p text:style-name="P4">
<draw:frame draw:style-name="fr1" draw:name="Image171" text:anchor-type="as-char" svg:width="6.9236in" svg:height="3.946452in" draw:z-index="0">
<draw:image xlink:href="../Images/yкринформ/2023-05-21T17-46-53-03-00/630_360_1654588740-534.jpg" xlink:type="simple" xlink:show="embed" xlink:actuate="onLoad" draw:mime-type="image/jpeg"/>
</draw:frame>
阿佐夫(Azov)Brigaded发表了一部关于战斗机的视频故事，内容涉及阿佐夫斯塔尔(Azovstal)防守的最后日子。</text:p>
      <text:p text:style-name="P4">
根据乌克林福姆的说法，她的新闻服务报告在<text:a xlink:type="simple" xlink:href="https://t.me/azov_media/4745" text:style-name="Internet_20_link" text:visited-style-name="Visited_20_Internet_20_Link">
</text:a>
“这是一个关于奉献和真实兄弟情谊的故事； 关于做出数百人生活的复杂决定的能力； 只有真正的指挥官才能承担巨大的责任。 最后 ”<text:a xlink:type="simple" xlink:href="https://www.ukrinform.ua/tag-azovstal" text:style-name="Internet_20_link" text:visited-style-name="Visited_20_Internet_20_Link">
</text:a>
”。 在信息中，生命或死亡”。</text:p>
      <text:p text:style-name="P4">
视频作者展示了数千名乌克兰妇女是如何与敌人拼命的，在折磨的垃圾箱中，没有机会获得适当的帮助，受伤的人被杀。 那时，阿佐夫战士们认为，他们希望的是什么，考虑什么选择，打破或留在阿佐夫斯塔尔，直到结束 - 视频中这些问题的答案。</text:p>
      <text:p text:style-name="P4">
<text:span text:style-name="T4">
另请阅读：</text:span>
 <text:a xlink:type="simple" xlink:href="https://www.ukrinform.ua/rubric-ato/3712031-ridni-polonenih-azovciv-rozpovili-v-roliku-ak-cekaut-na-svoih-geroiv.html" text:style-name="Internet_20_link" text:visited-style-name="Visited_20_Internet_20_Link">
</text:a>
正如乌克林福姆(Ukrinform)报道的那样，5月20日，在俄罗斯囚禁中压倒性的阿齐斯塔尔捍卫者的家庭记录了一个动人的视频，讲述了他们如何在家中等待角色。</text:p>
      <text:p text:style-name="P4">
News Source: <text:a xlink:type="simple" xlink:href="https://www.ukrinform.ua/rubric-society/3712291-azov-opriludniv-rozpovidi-bijciv-pro-ostanni-dni-oboroni-azovstali.html" text:style-name="Internet_20_link" text:visited-style-name="Visited_20_Internet_20_Link">
https://www.ukrinform.ua/rubric-society/3712291-azov-opriludniv-rozpovidi-bijciv-pro-ostanni-dni-oboroni-azovstali.html</text:a>
</text:p>
      <!--NEWS-->
      <text:h text:style-name="P10" text:outline-level="1">
<text:span text:style-name="T4">
乌克兰Kravchenko在学员中与柔道赢得了欧洲杯的金牌</text:span>
</text:h>
      <text:p text:style-name="P4">
作者: Ukrinform (Person)</text:p>
      <text:p text:style-name="P4">
出版商: Укринформ (Organization)</text:p>
      <text:p text:style-name="P4">
出版时间: 2023-05-21T17:53:00+03:00</text:p>
      <text:p text:style-name="P4">
修改时间: 2023-05-21T17:53:00+03:00</text:p>
      <text:p text:style-name="P4">
描述: 乌克兰犹太教师Danylo Kravchenko在波兰的比亚尔斯克 - 比亚拉（Bialsk-Biala）赢得了高达60公斤的欧洲学员。  - 乌克林。</text:p>
      <text:p text:style-name="P4">
图片: ['<text:a xlink:type="simple" xlink:href="https://static.ukrinform.com/photos/2023_05/thumb_files/630_360_1684680721-369.jpg" text:style-name="Internet_20_link" text:visited-style-name="Visited_20_Internet_20_Link">
630_360_16846...</text:a>
']</text:p>
      <text:p text:style-name="P4">
标签: ['Дзюдо']</text:p>
      <text:p text:style-name="P4">
类型: Article</text:p>
      <!--METADATA-->
      <text:p text:style-name="P4">
<draw:frame draw:style-name="fr1" draw:name="Image172" text:anchor-type="as-char" svg:width="6.9236in" svg:height="3.956343in" draw:z-index="0">
<draw:image xlink:href="../Images/yкринформ/2023-05-21T17-53-00-03-00/630_360_1684680721-369.jpg" xlink:type="simple" xlink:show="embed" xlink:actuate="onLoad" draw:mime-type="image/jpeg"/>
</draw:frame>
乌克兰犹太教师Danylo Kravchenko在波兰的Bialsko-Biala赢得了欧洲杯赛的体重类别，高达60公斤。</text:p>
      <text:p text:style-name="P4">
这是乌克兰柔道联合会在[]中报道的(https://www.facebook.com/618729276950033/posts/619580576864903)，报道乌克林福姆。</text:p>
      <text:p text:style-name="P4">
达尼洛(Danilo)在小组赛阶段赢得了五个竞争对手，在半决赛中赢得了立陶宛的子公司，而在希多的决赛中，击败了匈牙利的对手。</text:p>
      <text:p text:style-name="P4">
对于丹尼尔(Daniel)，这是欧洲杯级别的首张奖。</text:p>
      <text:p text:style-name="P4">
<text:span text:style-name="T4">
另请阅读：</text:span>
 <text:a xlink:type="simple" xlink:href="https://www.ukrinform.ua/rubric-sports/3712092-ukrainec-kravcenko-vigrav-polskij-etap-kubka-evropi-z-dzudo.html" text:style-name="Internet_20_link" text:visited-style-name="Visited_20_Internet_20_Link">
<text:span text:style-name="T4">
柔道</text:span>
</text:a>
欧洲杯的下一阶段将于5月27日至28日在科米布拉举行(葡萄牙).</text:p>
      <text:p text:style-name="P4">
Фото: facebook.com</text:p>
      <text:p text:style-name="P4">
News Source: <text:a xlink:type="simple" xlink:href="https://www.ukrinform.ua/rubric-sports/3712296-ukrainec-kravcenko-vigrav-zoloto-kubka-evropi-z-dzudo-sered-kadetiv.html" text:style-name="Internet_20_link" text:visited-style-name="Visited_20_Internet_20_Link">
https://www.ukrinform.ua/rubric-sports/3712296-ukrainec-kravcenko-vigrav-zoloto-kubka-evropi-z-dzudo-sered-kadetiv.html</text:a>
</text:p>
      <!--NEWS-->
      <text:h text:style-name="P10" text:outline-level="1">
<text:span text:style-name="T4">
卢茨克在卢茨克支持了2000多个当地人</text:span>
</text:h>
      <text:p text:style-name="P4">
作者: Ukrinform (Person)</text:p>
      <text:p text:style-name="P4">
出版商: Укринформ (Organization)</text:p>
      <text:p text:style-name="P4">
出版时间: 2023-05-21T17:56:00+03:00</text:p>
      <text:p text:style-name="P4">
修改时间: 2023-05-21T17:56:00+03:00</text:p>
      <text:p text:style-name="P4">
描述: 所有 - 乌克兰行动“ Veloden”支持了2,000多人。  - 乌克林。</text:p>
      <text:p text:style-name="P4">
图片: ['<text:a xlink:type="simple" xlink:href="https://static.ukrinform.com/photos/2023_05/thumb_files/630_360_1684680838-9360.jpeg" text:style-name="Internet_20_link" text:visited-style-name="Visited_20_Internet_20_Link">
630_360_16846...</text:a>
', '<text:a xlink:type="simple" xlink:href="https://static.ukrinform.com/photos/2023_05/thumb_files/630_360_1684680838-1832.jpeg" text:style-name="Internet_20_link" text:visited-style-name="Visited_20_Internet_20_Link">
630_360_16846...</text:a>
', '<text:a xlink:type="simple" xlink:href="https://static.ukrinform.com/photos/2023_05/thumb_files/630_360_1684680837-1294.jpeg" text:style-name="Internet_20_link" text:visited-style-name="Visited_20_Internet_20_Link">
630_360_16846...</text:a>
', '<text:a xlink:type="simple" xlink:href="https://static.ukrinform.com/photos/2023_05/thumb_files/630_360_1684680837-1699.jpeg" text:style-name="Internet_20_link" text:visited-style-name="Visited_20_Internet_20_Link">
630_360_16846...</text:a>
', '<text:a xlink:type="simple" xlink:href="https://static.ukrinform.com/photos/2023_05/thumb_files/630_360_1684680837-9163.jpeg" text:style-name="Internet_20_link" text:visited-style-name="Visited_20_Internet_20_Link">
630_360_16846...</text:a>
', '<text:a xlink:type="simple" xlink:href="https://static.ukrinform.com/photos/2023_05/thumb_files/630_360_1684680837-5422.jpeg" text:style-name="Internet_20_link" text:visited-style-name="Visited_20_Internet_20_Link">
630_360_16846...</text:a>
', '<text:a xlink:type="simple" xlink:href="https://static.ukrinform.com/photos/2023_05/thumb_files/630_360_1684680837-9418.jpeg" text:style-name="Internet_20_link" text:visited-style-name="Visited_20_Internet_20_Link">
630_360_16846...</text:a>
', '<text:a xlink:type="simple" xlink:href="https://static.ukrinform.com/photos/2023_05/thumb_files/630_360_1684680837-1177.jpeg" text:style-name="Internet_20_link" text:visited-style-name="Visited_20_Internet_20_Link">
630_360_16846...</text:a>
', '<text:a xlink:type="simple" xlink:href="https://static.ukrinform.com/photos/2023_05/thumb_files/630_360_1684680838-5952.jpeg" text:style-name="Internet_20_link" text:visited-style-name="Visited_20_Internet_20_Link">
630_360_16846...</text:a>
']</text:p>
      <text:p text:style-name="P4">
标签: ['Луцьк', 'Велосипед', 'Велопробіг']</text:p>
      <text:p text:style-name="P4">
类型: Article</text:p>
      <!--METADATA-->
      <text:p text:style-name="P4">
<draw:frame draw:style-name="fr1" draw:name="Image173" text:anchor-type="as-char" svg:width="6.9236in" svg:height="3.956343in" draw:z-index="0">
<draw:image xlink:href="../Images/yкринформ/2023-05-21T17-56-00-03-00/630_360_1684680838-9360.jpeg" xlink:type="simple" xlink:show="embed" xlink:actuate="onLoad" draw:mime-type="image/jpeg"/>
</draw:frame>
Lutskuvseukovka支持了2,000多人。</text:p>
      <text:p text:style-name="P4">
关于<text:a xlink:type="simple" xlink:href="https://www.facebook.com/ihor.polishchuk/posts/pfbid02mbuRGaYWE24HNWJZcK9H1tS4RxidHD97KEQx28RzZNkANipkwDWGmDasCWSkoj7rl" text:style-name="Internet_20_link" text:visited-style-name="Visited_20_Internet_20_Link">
</text:a>
乌克林福姆报道说，卢茨克·伊戈尔·波兰克克市市长报道说。</text:p>
      <text:p text:style-name="P4">
“今天，他与社区的两千多名居民一起参加了美国 - 乌克兰行动“ Veloden”，”波兰奇克说。</text:p>
      <text:p text:style-name="P4">
<draw:frame draw:style-name="fr1" draw:name="Image174" text:anchor-type="as-char" svg:width="6.9236in" svg:height="3.956343in" draw:z-index="0">
<draw:image xlink:href="../Images/yкринформ/2023-05-21T17-56-00-03-00/630_360_1684680838-1832.jpeg" xlink:type="simple" xlink:show="embed" xlink:actuate="onLoad" draw:mime-type="image/jpeg"/>
</draw:frame>
Lutskveloden支持了2,000多人 /照片：Ihor Polishuk <text:a xlink:type="simple" xlink:href="https://static.ukrinform.com/photos/2023_05/1684680838-1832.jpeg" text:style-name="Internet_20_link" text:visited-style-name="Visited_20_Internet_20_Link">
<draw:frame draw:style-name="fr1" draw:name="Image175" text:anchor-type="as-char" svg:width="6.9236in" svg:height="3.956343in" draw:z-index="0">
<draw:image xlink:href="../Images/yкринформ/2023-05-21T17-56-00-03-00/630_360_1684680838-1832.jpeg" xlink:type="simple" xlink:show="embed" xlink:actuate="onLoad" draw:mime-type="image/jpeg"/>
</draw:frame>
</text:a>
 <text:a xlink:type="simple" xlink:href="https://static.ukrinform.com/photos/2023_05/1684680837-1294.jpeg" text:style-name="Internet_20_link" text:visited-style-name="Visited_20_Internet_20_Link">
<draw:frame draw:style-name="fr1" draw:name="Image176" text:anchor-type="as-char" svg:width="6.9236in" svg:height="3.956343in" draw:z-index="0">
<draw:image xlink:href="../Images/yкринформ/2023-05-21T17-56-00-03-00/630_360_1684680837-1294.jpeg" xlink:type="simple" xlink:show="embed" xlink:actuate="onLoad" draw:mime-type="image/jpeg"/>
</draw:frame>
</text:a>
 <text:a xlink:type="simple" xlink:href="https://static.ukrinform.com/photos/2023_05/1684680837-1699.jpeg" text:style-name="Internet_20_link" text:visited-style-name="Visited_20_Internet_20_Link">
<draw:frame draw:style-name="fr1" draw:name="Image177" text:anchor-type="as-char" svg:width="6.9236in" svg:height="3.956343in" draw:z-index="0">
<draw:image xlink:href="../Images/yкринформ/2023-05-21T17-56-00-03-00/630_360_1684680837-1699.jpeg" xlink:type="simple" xlink:show="embed" xlink:actuate="onLoad" draw:mime-type="image/jpeg"/>
</draw:frame>
</text:a>
 <text:a xlink:type="simple" xlink:href="https://static.ukrinform.com/photos/2023_05/1684680837-9163.jpeg" text:style-name="Internet_20_link" text:visited-style-name="Visited_20_Internet_20_Link">
<draw:frame draw:style-name="fr1" draw:name="Image178" text:anchor-type="as-char" svg:width="6.9236in" svg:height="3.956343in" draw:z-index="0">
<draw:image xlink:href="../Images/yкринформ/2023-05-21T17-56-00-03-00/630_360_1684680837-9163.jpeg" xlink:type="simple" xlink:show="embed" xlink:actuate="onLoad" draw:mime-type="image/jpeg"/>
</draw:frame>
</text:a>
 <text:a xlink:type="simple" xlink:href="https://static.ukrinform.com/photos/2023_05/1684680837-5422.jpeg" text:style-name="Internet_20_link" text:visited-style-name="Visited_20_Internet_20_Link">
<draw:frame draw:style-name="fr1" draw:name="Image179" text:anchor-type="as-char" svg:width="6.9236in" svg:height="3.956343in" draw:z-index="0">
<draw:image xlink:href="../Images/yкринформ/2023-05-21T17-56-00-03-00/630_360_1684680837-5422.jpeg" xlink:type="simple" xlink:show="embed" xlink:actuate="onLoad" draw:mime-type="image/jpeg"/>
</draw:frame>
</text:a>
 <text:a xlink:type="simple" xlink:href="https://static.ukrinform.com/photos/2023_05/1684680837-9418.jpeg" text:style-name="Internet_20_link" text:visited-style-name="Visited_20_Internet_20_Link">
<draw:frame draw:style-name="fr1" draw:name="Image180" text:anchor-type="as-char" svg:width="6.9236in" svg:height="3.956343in" draw:z-index="0">
<draw:image xlink:href="../Images/yкринформ/2023-05-21T17-56-00-03-00/630_360_1684680837-9418.jpeg" xlink:type="simple" xlink:show="embed" xlink:actuate="onLoad" draw:mime-type="image/jpeg"/>
</draw:frame>
</text:a>
 <text:a xlink:type="simple" xlink:href="https://static.ukrinform.com/photos/2023_05/1684680837-1177.jpeg" text:style-name="Internet_20_link" text:visited-style-name="Visited_20_Internet_20_Link">
<draw:frame draw:style-name="fr1" draw:name="Image181" text:anchor-type="as-char" svg:width="6.9236in" svg:height="3.956343in" draw:z-index="0">
<draw:image xlink:href="../Images/yкринформ/2023-05-21T17-56-00-03-00/630_360_1684680837-1177.jpeg" xlink:type="simple" xlink:show="embed" xlink:actuate="onLoad" draw:mime-type="image/jpeg"/>
</draw:frame>
</text:a>
 <text:a xlink:type="simple" xlink:href="https://static.ukrinform.com/photos/2023_05/1684680838-5952.jpeg" text:style-name="Internet_20_link" text:visited-style-name="Visited_20_Internet_20_Link">
<draw:frame draw:style-name="fr1" draw:name="Image182" text:anchor-type="as-char" svg:width="6.9236in" svg:height="3.956343in" draw:z-index="0">
<draw:image xlink:href="../Images/yкринформ/2023-05-21T17-56-00-03-00/630_360_1684680838-5952.jpeg" xlink:type="simple" xlink:show="embed" xlink:actuate="onLoad" draw:mime-type="image/jpeg"/>
</draw:frame>
</text:a>
 <text:a xlink:type="simple" xlink:href="https://static.ukrinform.com/photos/2023_05/1684680838-9360.jpeg" text:style-name="Internet_20_link" text:visited-style-name="Visited_20_Internet_20_Link">
<draw:frame draw:style-name="fr1" draw:name="Image183" text:anchor-type="as-char" svg:width="6.9236in" svg:height="3.956343in" draw:z-index="0">
<draw:image xlink:href="../Images/yкринформ/2023-05-21T17-56-00-03-00/630_360_1684680838-9360.jpeg" xlink:type="simple" xlink:show="embed" xlink:actuate="onLoad" draw:mime-type="image/jpeg"/>
</draw:frame>
</text:a>
据他说，该活动的路线跑了苏伯特罗斯特，Young Tavidage，Rivne街，Volia Avenue，Vinnychenko Street，Vasyl Moses Avenue和Victory的大道。 在港口购物中心附近完成。 参与者的概率<text:a xlink:type="simple" xlink:href="https://www.ukrinform.ua/tag-veloprobig" text:style-name="Internet_20_link" text:visited-style-name="Visited_20_Internet_20_Link">
</text:a>
巡逻警察的巡逻官小心。值得注意的是，在活动中，为儿童提供的儿童提供了资金。</text:p>
      <text:p text:style-name="P4">
据报道，在基辅地区的布拉瓦里<text:a xlink:type="simple" xlink:href="https://www.ukrinform.ua/rubric-regions/3712252-u-brovarah-vidbuvsa-blagodijnij-zabig-na-pidtrimku-polonenih-azovciv.html" text:style-name="Internet_20_link" text:visited-style-name="Visited_20_Internet_20_Link">
</text:a>
支持Azov及其家人的俘虏。</text:p>
      <text:p text:style-name="P4">
News Source: <text:a xlink:type="simple" xlink:href="https://www.ukrinform.ua/rubric-regions/3712298-u-lucku-veloden-pidtrimali-ponad-2000-mistan.html" text:style-name="Internet_20_link" text:visited-style-name="Visited_20_Internet_20_Link">
https://www.ukrinform.ua/rubric-regions/3712298-u-lucku-veloden-pidtrimali-ponad-2000-mistan.html</text:a>
</text:p>
      <!--NEWS-->
      <text:h text:style-name="P10" text:outline-level="1">
<text:span text:style-name="T4">
入侵者袭击了顿涅茨克的城市 - 两名死亡，六人受伤</text:span>
</text:h>
      <text:p text:style-name="P4">
作者: Ukrinform (Person)</text:p>
      <text:p text:style-name="P4">
出版商: Укринформ (Organization)</text:p>
      <text:p text:style-name="P4">
出版时间: 2023-05-21T17:57:00+03:00</text:p>
      <text:p text:style-name="P4">
修改时间: 2023-05-21T17:57:00+03:00</text:p>
      <text:p text:style-name="P4">
描述: 俄罗斯联邦的军队再次向顿涅茨克地区开火，导致两人丧生，六人受伤。  - 乌克林。</text:p>
      <text:p text:style-name="P4">
图片: ['<text:a xlink:type="simple" xlink:href="https://static.ukrinform.com/photos/2023_05/thumb_files/630_360_1684681020-767.jpg" text:style-name="Internet_20_link" text:visited-style-name="Visited_20_Internet_20_Link">
630_360_16846...</text:a>
']</text:p>
      <text:p text:style-name="P4">
标签: ['Донеччина', 'Обстріл', 'Війна з Росією']</text:p>
      <text:p text:style-name="P4">
类型: Article</text:p>
      <!--METADATA-->
      <text:p text:style-name="P4">
<draw:frame draw:style-name="fr1" draw:name="Image184" text:anchor-type="as-char" svg:width="6.9236in" svg:height="3.956343in" draw:z-index="0">
<draw:image xlink:href="../Images/yкринформ/2023-05-21T17-57-00-03-00/630_360_1684681020-767.jpg" xlink:type="simple" xlink:show="embed" xlink:actuate="onLoad" draw:mime-type="image/jpeg"/>
</draw:frame>
陆军联合会再次向顿涅茨克地区开火，两人受伤，六人受伤。</text:p>
      <text:p text:style-name="P4">
根据乌克林福姆的说法，检察长的办公室报告了<text:a xlink:type="simple" xlink:href="https://t.me/pgo_gov_ua/12358" text:style-name="Internet_20_link" text:visited-style-name="Visited_20_Internet_20_Link">
</text:a>
5月21日，阿夫迪夫卡(Avdiivka)，雅尔(Yar)，纽约，托莱斯克(Toretsk)和乔治卡(Georgiyivka)村的城市受到入侵者的罢工。</text:p>
      <text:p text:style-name="P4">
根据调查，军人<text:a xlink:type="simple" xlink:href="https://www.ukrinform.ua/tag-rosia" text:style-name="Internet_20_link" text:visited-style-name="Visited_20_Internet_20_Link">
</text:a>
他们可能是从炮兵和Fab-2550 Fugas发射的。</text:p>
      <text:p text:style-name="P4">
由于对住宅建筑的狩猎，两名男子被杀了46岁和55岁。甚至六个当地人 - 两名男子和四个妇女受伤。 医生诊断出受害者的枪伤，后备箱和四肢。</text:p>
      <text:p text:style-name="P4">
执法人员记录了对私人家庭的损害，公寓楼，企业的领土和民用基础设施的物体。</text:p>
      <text:p text:style-name="P4">
<text:span text:style-name="T4">
另请阅读：</text:span>
 <text:a xlink:type="simple" xlink:href="https://www.ukrinform.ua/rubric-ato/3712053-aviacia-zsu-zavdala-desat-udariv-po-poziciah-voroga.html" text:style-name="Internet_20_link" text:visited-style-name="Visited_20_Internet_20_Link">
</text:a>
检察官通过民意调查违反法律和习俗的刑事诉讼中的程序指导(h。1，2汤匙。 乌克兰《刑法》的438).</text:p>
      <text:p text:style-name="P4">
Вживаються всі можливі та належні заходи для документування воєнних злочинів,вчинених представниками збройних сил РФ.</text:p>
      <text:p text:style-name="P4">
Як повідомляв Укрінформ, 20 травня на Донеччині за добу війська РосійськоїФедерації <text:a xlink:type="simple" xlink:href="https://www.ukrinform.ua/rubric-regions/3712065-na-doneccini-za-dobu-vijska-rf-vbili-civilnogo-ta-poranili-se-vismoh-ludej.html" text:style-name="Internet_20_link" text:visited-style-name="Visited_20_Internet_20_Link">
 </text:a>
和八名平民的伤害。</text:p>
      <text:p text:style-name="P4">
News Source: <text:a xlink:type="simple" xlink:href="https://www.ukrinform.ua/rubric-ato/3712297-zagarbniki-vdarili-po-mistah-na-doneccini-dvoe-zagiblih-sestero-poranenih.html" text:style-name="Internet_20_link" text:visited-style-name="Visited_20_Internet_20_Link">
https://www.ukrinform.ua/rubric-ato/3712297-zagarbniki-vdarili-po-mistah-na-doneccini-dvoe-zagiblih-sestero-poranenih.html</text:a>
</text:p>
      <!--NEWS-->
      <text:h text:style-name="P10" text:outline-level="1">
<text:span text:style-name="T4">
立陶宛的首映不会排除其辞职</text:span>
</text:h>
      <text:p text:style-name="P4">
作者: Ukrinform (Person)</text:p>
      <text:p text:style-name="P4">
出版商: Укринформ (Organization)</text:p>
      <text:p text:style-name="P4">
出版时间: 2023-05-21T18:16:00+03:00</text:p>
      <text:p text:style-name="P4">
修改时间: 2023-05-21T18:16:00+03:00</text:p>
      <text:p text:style-name="P4">
描述: 立陶宛总理伊格里德·史蒙蒙特（Igrid Shimonite）表示，如果议会不批准祖国联合会主席团的决定 - 立陶宛的基督教民主党人召开早期选举议会，她将辞职。  - 乌克林。</text:p>
      <text:p text:style-name="P4">
图片: ['<text:a xlink:type="simple" xlink:href="https://static.ukrinform.com/photos/2023_05/thumb_files/630_360_1684682716-680.jpg" text:style-name="Internet_20_link" text:visited-style-name="Visited_20_Internet_20_Link">
630_360_16846...</text:a>
']</text:p>
      <text:p text:style-name="P4">
标签: ['Литва', 'Парламент', "Прем'єр", 'Вибори', 'Відставка']</text:p>
      <text:p text:style-name="P4">
类型: Article</text:p>
      <!--METADATA-->
      <text:p text:style-name="P4">
<draw:frame draw:style-name="fr1" draw:name="Image185" text:anchor-type="as-char" svg:width="6.9236in" svg:height="3.956343in" draw:z-index="0">
<draw:image xlink:href="../Images/yкринформ/2023-05-21T18-16-00-03-00/630_360_1684682716-680.jpg" xlink:type="simple" xlink:show="embed" xlink:actuate="onLoad" draw:mime-type="image/jpeg"/>
</draw:frame>
立陶宛总理伊格里德·史蒙蒙特(Igrid Shimonite)表示，如果议会不批准祖国联盟主席团的决定 - 立陶宛基督教民主党议会议会议会，她将提出辞职声明。</text:p>
      <text:p text:style-name="P4">
关于它报告<text:a xlink:type="simple" xlink:href="https://www.delfi.lt/ua/news/politics/premer-ministr-litvy-esli-parlament-ne-reshitsya-na-perezagruzku-posle-sammita-nato-ya-podam-v-otstavku.d" text:style-name="Internet_20_link" text:visited-style-name="Visited_20_Internet_20_Link">
</text:a>
，报道乌克林福姆。</text:p>
      <text:p text:style-name="P4">
“如果议会不敢重新启动……我只是提交了该规定的声明，则意味着政府将在峰会之后辞职<text:a xlink:type="simple" xlink:href="https://www.ukrinform.ua/tag-nato" text:style-name="Internet_20_link" text:visited-style-name="Visited_20_Internet_20_Link">
</text:a>
”， - 烟亡人告诉记者。</text:p>
      <text:p text:style-name="P4">
立陶宛总理还指出，下周，他将决定乔治塔·害羞的科学，教育和体育部长的辞职。</text:p>
      <text:p text:style-name="P4">
她说：“至于Shugzhdinene，我有5个工作日，在此期间，我必须接受，我会接受。”</text:p>
      <text:p text:style-name="P4">
<text:span text:style-name="T4">
另请阅读：</text:span>
 <text:a xlink:type="simple" xlink:href="https://www.ukrinform.ua/rubric-polytics/3708400-litva-zaklikala-vidmovitisa-vid-tabu-u-postacanni-zbroi-ukraini.html" text:style-name="Internet_20_link" text:visited-style-name="Visited_20_Internet_20_Link">
<text:span text:style-name="T4">
 litv </text:span>
</text:a>
在周五共同XDL主席团会议上，决定举行议会的排名选举。 否则，Co-CDL将考虑整个政府的辞职。 可以宣布议会。</text:p>
      <text:p text:style-name="P4">
该决定应至少在代表总数中的3/5。 此外，保守党不得不在不久的将来提交在市政当局使用文具的程序。</text:p>
      <text:p text:style-name="P4">
News Source: <text:a xlink:type="simple" xlink:href="https://www.ukrinform.ua/rubric-world/3712307-premerka-litvi-ne-viklucae-svoei-vidstavki-akso-parlament-ne-pide-na-dostrokovi-vibori.html" text:style-name="Internet_20_link" text:visited-style-name="Visited_20_Internet_20_Link">
https://www.ukrinform.ua/rubric-world/3712307-premerka-litvi-ne-viklucae-svoei-vidstavki-akso-parlament-ne-pide-na-dostrokovi-vibori.html</text:a>
</text:p>
      <!--NEWS-->
      <text:h text:style-name="P10" text:outline-level="1">
<text:span text:style-name="T4">
沃尔林专家将帮助恢复赫森地区俄罗斯人摧毁的俄罗斯人</text:span>
</text:h>
      <text:p text:style-name="P4">
作者: Ukrinform (Person)</text:p>
      <text:p text:style-name="P4">
出版商: Укринформ (Organization)</text:p>
      <text:p text:style-name="P4">
出版时间: 2023-05-21T18:19:06+03:00</text:p>
      <text:p text:style-name="P4">
修改时间: 2023-05-21T18:19:06+03:00</text:p>
      <text:p text:style-name="P4">
描述: Volyn专家将帮助恢复赫森俄罗斯入侵者摧毁的村庄。  - 乌克林。</text:p>
      <text:p text:style-name="P4">
图片: ['<text:a xlink:type="simple" xlink:href="https://static.ukrinform.com/photos/2023_04/thumb_files/630_360_1682879203-914.jpg" text:style-name="Internet_20_link" text:visited-style-name="Visited_20_Internet_20_Link">
630_360_16828...</text:a>
']</text:p>
      <text:p text:style-name="P4">
标签: ['Херсонщина', 'Відбудова', 'Відновлення України']</text:p>
      <text:p text:style-name="P4">
类型: Article</text:p>
      <!--METADATA-->
      <text:p text:style-name="P4">
<draw:frame draw:style-name="fr1" draw:name="Image186" text:anchor-type="as-char" svg:width="6.9236in" svg:height="3.956343in" draw:z-index="0">
<draw:image xlink:href="../Images/yкринформ/2023-05-21T18-19-06-03-00/630_360_1682879203-914.jpg" xlink:type="simple" xlink:show="embed" xlink:actuate="onLoad" draw:mime-type="image/jpeg"/>
</draw:frame>
Volynfahivtsi将有助于恢复霍森地区村民被摧毁的俄罗斯入侵者。</text:p>
      <text:p text:style-name="P4">
关于<text:a xlink:type="simple" xlink:href="https://t.me/khersonskaODA/6015" text:style-name="Internet_20_link" text:visited-style-name="Visited_20_Internet_20_Link">
</text:a>
乌克林福姆报道说，霍尔森OVA报道。</text:p>
      <text:p text:style-name="P4">
“ Kherson Ova Alexander Proudin的负责人参观了有福的Kukaliniv社区。 他指出，Volyn Ova帮助恢复了恩典。</text:p>
      <text:p text:style-name="P4">
据Proudin称，专家的工作人员应很快到达村庄，这将有助于<text:a xlink:type="simple" xlink:href="https://www.ukrinform.ua/tag-remont" text:style-name="Internet_20_link" text:visited-style-name="Visited_20_Internet_20_Link">
</text:a>
损坏的房屋。</text:p>
      <text:p text:style-name="P4">
<text:span text:style-name="T4">
另请阅读：</text:span>
 [<text:span text:style-name="T4">
 khersoni </text:span>
 <text:span text:style-name="T4">
 </text:span>
收集<text:span text:style-name="T4">
想法</text:span>
 <text:span text:style-name="T4">
项目</text:span>
 <text:span text:style-name="T4">
 </text:span>
 <text:span text:style-name="T4">
计划</text:span>
恢复<text:span text:style-name="T4">
 </text:span>
 development <text:span text:style-name="T4">
 </text:span>
 <text:span text:style-name="T4">
 </text:span>
 <text:span text:style-name="T4">
 </text:span>
 <text:span text:style-name="T4">
 </text:span>
 <text:span text:style-name="T4">
 </text:span>
 * 社区 **(https://www.ukrinform.ua/rubric-vidbudova/3708192-u-hersoni-zbiraut-idei-proektiv-do-planu-vidnovlenna-ta-rozvitku-gromadi.html)据报道，5月16日，能源供应恢复到了贝斯拉夫地区的Sibanbodaivka。</text:p>
      <text:p text:style-name="P4">
在4月底，国际组织“无国界的医生”的模块化医疗中心出现在社区的井中。</text:p>
      <text:p text:style-name="P4">
News Source: <text:a xlink:type="simple" xlink:href="https://www.ukrinform.ua/rubric-vidbudova/3712303-volinski-fahivci-dopomozut-vidnoviti-znisene-rosianami-selo-na-hersonsini.html" text:style-name="Internet_20_link" text:visited-style-name="Visited_20_Internet_20_Link">
https://www.ukrinform.ua/rubric-vidbudova/3712303-volinski-fahivci-dopomozut-vidnoviti-znisene-rosianami-selo-na-hersonsini.html</text:a>
</text:p>
      <!--NEWS-->
      <text:h text:style-name="P10" text:outline-level="1">
<text:span text:style-name="T4">
Oliynyk-korniyko带来了乌克兰在欧洲杯上的第二个“黄金”</text:span>
</text:h>
      <text:p text:style-name="P4">
作者: Ukrinform (Person)</text:p>
      <text:p text:style-name="P4">
出版商: Укринформ (Organization)</text:p>
      <text:p text:style-name="P4">
出版时间: 2023-05-21T18:28:06+03:00</text:p>
      <text:p text:style-name="P4">
修改时间: 2023-05-21T18:28:06+03:00</text:p>
      <text:p text:style-name="P4">
描述: Belsko-Bila（波兰）与来自34个国家 /地区的781名运动员一起参加了欧洲杯的下一阶段。  - 乌克林。</text:p>
      <text:p text:style-name="P4">
图片: ['<text:a xlink:type="simple" xlink:href="https://static.ukrinform.com/photos/2023_05/thumb_files/630_360_1684682503-514.jpg" text:style-name="Internet_20_link" text:visited-style-name="Visited_20_Internet_20_Link">
630_360_16846...</text:a>
']</text:p>
      <text:p text:style-name="P4">
标签: ['Дзюдо']</text:p>
      <text:p text:style-name="P4">
类型: Article</text:p>
      <!--METADATA-->
      <text:p text:style-name="P4">
<draw:frame draw:style-name="fr1" draw:name="Image187" text:anchor-type="as-char" svg:width="6.9236in" svg:height="3.956343in" draw:z-index="0">
<draw:image xlink:href="../Images/yкринформ/2023-05-21T18-28-06-03-00/630_360_1684682503-514.jpg" xlink:type="simple" xlink:show="embed" xlink:actuate="onLoad" draw:mime-type="image/jpeg"/>
</draw:frame>
Ubel-Beat(波兰)欧洲杯与柔道Sevenenda的下一个阶段，来自34个国家的781名运动员的参与已经结束。</text:p>
      <text:p text:style-name="P4">
正如官员通知<text:a xlink:type="simple" xlink:href="https://www.ijf.org/competition/2546" text:style-name="Internet_20_link" text:visited-style-name="Visited_20_Internet_20_Link">
</text:a>
国际柔道联合会(IJF)据报道，比赛的第二天获胜者是乌克兰·乌克兰尼克·科尼科科。</text:p>
      <text:p text:style-name="P4">
基辅的居民连续赢得了5场冲突，并在重量类别中赢得了高达70公斤的金牌。</text:p>
      <text:p text:style-name="P4">
Yaroslav Omelchenko在比赛的最后一天成为铜牌获得者(超过90公斤).</text:p>
      <text:p text:style-name="P4">
Як повідомляв Укрінформ, днем раніше у Бельсько-Бяла харків'янин ДанилоКравченко посів перше місце у вазі до 60 кг.</text:p>
      <text:p text:style-name="P4">
<text:span text:style-name="T4">
Читайте також:</text:span>
 <text:a xlink:type="simple" xlink:href="https://www.ukrinform.ua/rubric-sports/3712092-ukrainec-kravcenko-vigrav-polskij-etap-kubka-evropi-z-dzudo.html" text:style-name="Internet_20_link" text:visited-style-name="Visited_20_Internet_20_Link">
 <text:span text:style-name="T4">
дзюдо</text:span>
 </text:a>
欧洲杯的下一阶段将于5月27日至28日在科米布拉举行(葡萄牙).</text:p>
      <text:p text:style-name="P4">
Фото: ФДУ.</text:p>
      <text:p text:style-name="P4">
News Source: <text:a xlink:type="simple" xlink:href="https://www.ukrinform.ua/rubric-sports/3712306-olijnikkornijko-prinesla-ukraini-druge-zoloto-na-etapi-kubka-evropi-z-dzudo.html" text:style-name="Internet_20_link" text:visited-style-name="Visited_20_Internet_20_Link">
https://www.ukrinform.ua/rubric-sports/3712306-olijnikkornijko-prinesla-ukraini-druge-zoloto-na-etapi-kubka-evropi-z-dzudo.html</text:a>
</text:p>
      <!--NEWS-->
      <text:h text:style-name="P10" text:outline-level="1">
<text:span text:style-name="T4">
在陆军中说，他们被从敌人那里清洗了</text:span>
</text:h>
      <text:p text:style-name="P4">
作者: Ukrinform (Person)</text:p>
      <text:p text:style-name="P4">
出版商: Укринформ (Organization)</text:p>
      <text:p text:style-name="P4">
出版时间: 2023-05-21T18:29:00+03:00</text:p>
      <text:p text:style-name="P4">
修改时间: 2023-05-21T18:29:00+03:00</text:p>
      <text:p text:style-name="P4">
描述: 武装部队武装部队武装部队的第三次突击旅从巴赫穆特（Bakhmut）下的敌人释放了一个位置-1730 m，深700 m。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Бахмут', 'ЗСУ', 'Війна з Росією']</text:p>
      <text:p text:style-name="P4">
类型: Article</text:p>
      <!--METADATA-->
      <text:p text:style-name="P4">
<draw:frame draw:style-name="fr1" draw:name="Image188" text:anchor-type="as-char" svg:width="6.9236in" svg:height="3.956343in" draw:z-index="0">
<draw:image xlink:href="../Images/yкринформ/2023-05-21T18-29-00-03-00/630_360_1680422407-224.png" xlink:type="simple" xlink:show="embed" xlink:actuate="onLoad" draw:mime-type="image/png"/>
</draw:frame>
武装部队武装部队武装部队的第三轨旅在巴赫穆特(Bakhmut)的敌人下释放了一个位置-1730 m，深700 m。</text:p>
      <text:p text:style-name="P4">
正如乌克林福姆报道的那样，关于<text:a xlink:type="simple" xlink:href="https://www.facebook.com/ab3.army/posts/pfbid02CRBk9zjaUe1oewgLXz7wtuYsh9HxYYXMqH9YhNgWq2Vw782vPnVyZ28C8439u8JWl" text:style-name="Internet_20_link" text:visited-style-name="Visited_20_Internet_20_Link">
</text:a>
告知第三单独的风暴旅。</text:p>
      <text:p text:style-name="P4">
“第三次突击旅继续从[]下的角度淘汰占领者(https://www.ukrinform.ua/tag-bahmut)呢 1730 m的长度和深度 - 另外700m的敌人清除了领土，”该消息写道。</text:p>
      <text:p text:style-name="P4">
值得注意的是，当试图偿还乌克兰战斗机以前反映的立场时，俄罗斯联邦武装部队第72旅的单位被击败，“崩溃”被“破碎”。</text:p>
      <text:p text:style-name="P4">
<text:span text:style-name="T4">
另请阅读：</text:span>
 <text:a xlink:type="simple" xlink:href="https://www.ukrinform.ua/rubric-ato/3712286-prikordonniki-zneskodili-v-bahmuti-sturmovu-grupu-rosian.html" text:style-name="Internet_20_link" text:visited-style-name="Visited_20_Internet_20_Link">
<text:span text:style-name="T4">
 bakhmut </text:span>
</text:a>
“只有昨天，有23名占领者被摧毁，40多名“三百”。 包括坦克在内的住房设备已被淘汰。 该任务由第二次突击营执行。”</text:p>
      <text:p text:style-name="P4">
正如乌克林福姆(Ukrinform)报道的那样，乌克兰武装部队的陆军指挥官亚历山大·塞尔斯基上校表示，乌克兰士兵正在巴赫穆特郊区的侧翼和实际上<text:a xlink:type="simple" xlink:href="https://www.ukrinform.ua/rubric-ato/3712221-ukrainski-vijska-nablizautsa-do-vzatta-bahmuta-u-takticne-otocenna-sirskij.html" text:style-name="Internet_20_link" text:visited-style-name="Visited_20_Internet_20_Link">
</text:a>
 .</text:p>
      <text:p text:style-name="P4">
News Source: <text:a xlink:type="simple" xlink:href="https://www.ukrinform.ua/rubric-ato/3712308-u-suhoputnih-vijskah-zaavili-so-zacistili-vid-voroga-se-700-metriv-pid-bahmutom.html" text:style-name="Internet_20_link" text:visited-style-name="Visited_20_Internet_20_Link">
https://www.ukrinform.ua/rubric-ato/3712308-u-suhoputnih-vijskah-zaavili-so-zacistili-vid-voroga-se-700-metriv-pid-bahmutom.html</text:a>
</text:p>
      <!--NEWS-->
      <text:h text:style-name="P10" text:outline-level="1">
<text:span text:style-name="T4">
拜登尚未决定谁将通过F-16乌克兰白宫</text:span>
</text:h>
      <text:p text:style-name="P4">
作者: Ukrinform (Person)</text:p>
      <text:p text:style-name="P4">
出版商: Укринформ (Organization)</text:p>
      <text:p text:style-name="P4">
出版时间: 2023-05-21T18:34:00+03:00</text:p>
      <text:p text:style-name="P4">
修改时间: 2023-05-21T18:34:00+03:00</text:p>
      <text:p text:style-name="P4">
描述: 美国将维持国际努力，以准备乌克兰的现代战士飞行员，但在华盛顿，他们尚未确定美国或其他联盟国家是否会将美国传播到乌克兰。  - 乌克林。</text:p>
      <text:p text:style-name="P4">
图片: ['<text:a xlink:type="simple" xlink:href="https://static.ukrinform.com/photos/2016_09/thumb_files/630_360_1475055667-6679.jpg" text:style-name="Internet_20_link" text:visited-style-name="Visited_20_Internet_20_Link">
630_360_14750...</text:a>
']</text:p>
      <text:p text:style-name="P4">
标签: ['Байден', 'США', 'Україна', 'Винищувач', 'Війна з Росією']</text:p>
      <text:p text:style-name="P4">
类型: Article</text:p>
      <!--METADATA-->
      <text:p text:style-name="P4">
<draw:frame draw:style-name="fr1" draw:name="Image189" text:anchor-type="as-char" svg:width="6.9236in" svg:height="3.956343in" draw:z-index="0">
<draw:image xlink:href="../Images/yкринформ/2023-05-21T18-34-00-03-00/630_360_1475055667-6679.jpg" xlink:type="simple" xlink:show="embed" xlink:actuate="onLoad" draw:mime-type="image/jpeg"/>
</draw:frame>
这种联系是为了支持国际努力为乌克兰飞行员准备现代战斗机的努力，但是在华盛顿，他们尚未确定美国将是美国还是其他盟国将F-16转移到乌克兰的国家。</text:p>
      <text:p text:style-name="P4">
这是在周日在美国电视EVISOR国家安全总裁杰克·沙利文总统杰克·沙利文(Jake Sullivan)上宣布的。(https://www.politico.com/news/2023/05/21/f16-fighter-jets-sullivan-ukraine-00098048)“我认为，鉴于金额(F-16阶。)现在，我们的欧洲盟友的追求也可以找到，以及考虑到国会给我们的怪物的事实，这些系统还有许多其他优先事项可以提供(乌克兰 - 编辑。)，也许我们更多地专注于传输(飞机 -  ed。)第三方。 但是总统尚未批准最终决定。”沙利文周日说。</text:p>
      <text:p text:style-name="P4">
早些时候，华盛顿正式否认将飞机转移到乌克兰一方，认为武装部队需要更多不同的系统，例如火炮，导弹，坦克。 还指出，飞机已有数月的飞机转移，以准备飞行员，技术人员和将基础设施部署到乌克兰。 在这方面，沙利文解释说这种方式<text:a xlink:type="simple" xlink:href="https://www.ukrinform.ua/tag-vinisuvac" text:style-name="Internet_20_link" text:visited-style-name="Visited_20_Internet_20_Link">
</text:a>
如果有时间，他们将无法成为预期的乌克兰反官方攻击性的决定性组成部分。</text:p>
      <text:p text:style-name="P4">
但是，他说，情况发生了变化。</text:p>
      <text:p text:style-name="P4">
<text:span text:style-name="T4">
另请阅读：</text:span>
 <text:a xlink:type="simple" xlink:href="https://www.ukrinform.ua/rubric-ato/3712195-zelenskij-a-vpevnenij-so-u-nas-budut-litaki-f16.html" text:style-name="Internet_20_link" text:visited-style-name="Visited_20_Internet_20_Link">
<text:span text:style-name="T4">
将拥有</text:span>
</text:a>
“美国动员了杰出的努力，以确保需要及时而完整的数量来启动这一反对意见。 现在我们已经做到了，我们可以希望乌克兰的长期能力保护自己并限制俄罗斯的侵略。”贝登的顾问解释说。</text:p>
      <text:p text:style-name="P4">
他还指出，尤其是F-16的第四代战斗机精确地脱离了武装部队的能力。</text:p>
      <text:p text:style-name="P4">
正如乌克兰总统乌克林福姆的报道<text:a xlink:type="simple" xlink:href="https://www.ukrinform.ua/rubric-polytics/3712130-zelenskij-obgovoriv-iz-bajdenom-posilenna-oboronnih-mozlivostej-ukraini.html" text:style-name="Internet_20_link" text:visited-style-name="Visited_20_Internet_20_Link">
</text:a>
G7领导人要去哪里。 双方讨论了进一步的互动，以增强乌克兰相反的能力和和平的态度。</text:p>
      <text:p text:style-name="P4">
_foto：op _</text:p>
      <text:p text:style-name="P4">
News Source: <text:a xlink:type="simple" xlink:href="https://www.ukrinform.ua/rubric-ato/3712309-bajden-se-ne-virisiv-ostatocno-hto-peredavatime-f16-ukraini-bilij-dim.html" text:style-name="Internet_20_link" text:visited-style-name="Visited_20_Internet_20_Link">
https://www.ukrinform.ua/rubric-ato/3712309-bajden-se-ne-virisiv-ostatocno-hto-peredavatime-f16-ukraini-bilij-dim.html</text:a>
</text:p>
      <!--NEWS-->
      <text:h text:style-name="P10" text:outline-level="1">
<text:span text:style-name="T4">
Zelensky兑现了政治压迫受害者的记忆</text:span>
</text:h>
      <text:p text:style-name="P4">
作者: Ukrinform (Person)</text:p>
      <text:p text:style-name="P4">
出版商: Укринформ (Organization)</text:p>
      <text:p text:style-name="P4">
出版时间: 2023-05-21T18:38:28+03:00</text:p>
      <text:p text:style-name="P4">
修改时间: 2023-05-21T18:38:28+03:00</text:p>
      <text:p text:style-name="P4">
描述: 沃迪米尔总统Zelenskyy兑现了1937  -  1938年极权共产主义政权在乌克兰土地上犯下的巨大恐怖受害者的记忆。  - 乌克林。</text:p>
      <text:p text:style-name="P4">
图片: ['<text:a xlink:type="simple" xlink:href="https://static.ukrinform.com/photos/2023_05/thumb_files/630_360_1684683470-970.jpeg" text:style-name="Internet_20_link" text:visited-style-name="Visited_20_Internet_20_Link">
630_360_16846...</text:a>
', '<text:a xlink:type="simple" xlink:href="https://static.ukrinform.com/photos/2023_05/1684683470-379.jpeg" text:style-name="Internet_20_link" text:visited-style-name="Visited_20_Internet_20_Link">
1684683470-37...</text:a>
']</text:p>
      <text:p text:style-name="P4">
标签: ['Биківня', 'Зеленський', 'День пам’яті жертв політичних репресій']</text:p>
      <text:p text:style-name="P4">
类型: Article</text:p>
      <!--METADATA-->
      <text:p text:style-name="P4">
<draw:frame draw:style-name="fr1" draw:name="Image190" text:anchor-type="as-char" svg:width="6.9236in" svg:height="3.956343in" draw:z-index="0">
<draw:image xlink:href="../Images/yкринформ/2023-05-21T18-38-28-03-00/630_360_1684683470-970.jpeg" xlink:type="simple" xlink:show="embed" xlink:actuate="onLoad" draw:mime-type="image/jpeg"/>
</draw:frame>
总统洛德米尔·泽伦斯基(Lordimir Zelensky)尊重了1937  -  1938年极权共产主义政权在乌克兰土地上犯下的巨大恐怖受害者的记忆。</text:p>
      <text:p text:style-name="P4">
正如乌克林福姆报道的那样，它报告了<text:a xlink:type="simple" xlink:href="https://president.gov.ua/news/volodimir-zelenskij-ushanuvav-pamyat-zhertv-politichnih-repr-83097" text:style-name="Internet_20_link" text:visited-style-name="Visited_20_Internet_20_Link">
</text:a>
在代表国家元首的政治镇压受害者的那天，一篮子鲜花被竖立在被压抑的纪念碑上，该纪念日位于国家历史和纪念储备“ Bykivnyansky Mogila”中，并向大众花圈坟墓和纪念标志。</text:p>
      <text:p text:style-name="P4">
<draw:frame draw:style-name="fr1" draw:name="Image191" text:anchor-type="as-char" svg:width="6.9236in" svg:height="9.234352in" draw:z-index="0">
<draw:image xlink:href="../Images/yкринформ/2023-05-21T18-38-28-03-00/1684683470-379.jpeg" xlink:type="simple" xlink:show="embed" xlink:actuate="onLoad" draw:mime-type="image/jpeg"/>
</draw:frame>
据总统称，捏造的动机，tasmertic刑期的残酷酷刑，主要是没有调查和三个NKVD的法院，“儿童的古拉格人”，这从根本上矛盾了，这与Tavhikhid的正常人性矛盾文明宇宙的原则。</text:p>
      <text:p text:style-name="P4">
斯大林在该领土上镇压受害者的跨国葬礼<text:a xlink:type="simple" xlink:href="https://www.ukrinform.ua/tag-bikivna" text:style-name="Internet_20_link" text:visited-style-name="Visited_20_Internet_20_Link">
</text:a>
在基辅的森林，乌克兰的数百个类似地方的森林现在已经成为乌克兰人民的国家记忆不可或缺的类别，即国际重要性的纪念对象。</text:p>
      <text:p text:style-name="P4">
“我们必须竭尽全力保证极权主义的评论，以确保国际社会在更新和保护和平，集体安全与人文主义的努力，恐怖主义境内的中和俄罗斯 - 俄罗斯 - 俄罗斯联邦的中和，该规定中和公平审判和对罪犯的责任，” Zelensky强调。</text:p>
      <text:p text:style-name="P4">
<text:span text:style-name="T4">
另请阅读：</text:span>
 <text:a xlink:type="simple" xlink:href="https://www.ukrinform.ua/rubric-society/3712202-derzava-pracuvatime-nad-povernennam-ostankiv-vidatnih-ukrainciv-zza-kordonu-tkacenko.html" text:style-name="Internet_20_link" text:visited-style-name="Visited_20_Internet_20_Link">
</text:a>
“政治镇压受害者的永恒和光明记忆。 对保护乌克兰的每个人的永恒尊重。 我们将永远记得那些献出生命的人，从俄罗斯入侵者那里释放了乌克兰的土地。”</text:p>
      <text:p text:style-name="P4">
正如乌克林福姆报道的，在基辅附近的国家历史和纪念储备“ Bikivnyansky Tombs”中(https://www.ukrinform.ua/rubric-society/3712181-u-bikivni-vsanuvali-pamat-zertv-politicnih-represij.html)共产主义极权政权。</text:p>
      <text:p text:style-name="P4">
_foto：op _</text:p>
      <text:p text:style-name="P4">
News Source: <text:a xlink:type="simple" xlink:href="https://www.ukrinform.ua/rubric-society/3712311-zelenskij-usanuvav-pamat-zertv-politicnih-represij.html" text:style-name="Internet_20_link" text:visited-style-name="Visited_20_Internet_20_Link">
https://www.ukrinform.ua/rubric-society/3712311-zelenskij-usanuvav-pamat-zertv-politicnih-represij.html</text:a>
</text:p>
      <!--NEWS-->
      <text:h text:style-name="P10" text:outline-level="1">
<text:span text:style-name="T4">
在基辅地区举行了为阿佐夫斯塔尔捍卫者筹集资金的慈善拍卖</text:span>
</text:h>
      <text:p text:style-name="P4">
作者: Ukrinform (Person)</text:p>
      <text:p text:style-name="P4">
出版商: Укринформ (Organization)</text:p>
      <text:p text:style-name="P4">
出版时间: 2023-05-21T18:40:00+03:00</text:p>
      <text:p text:style-name="P4">
修改时间: 2023-05-21T18:40:00+03:00</text:p>
      <text:p text:style-name="P4">
描述: 在乌克兰卡市，基辅地区，是一项慈善拍卖，旨在纪念玛丽奥波尔的捍卫者，他们被俄罗斯被囚禁了一年。  - 乌克林。</text:p>
      <text:p text:style-name="P4">
图片: ['<text:a xlink:type="simple" xlink:href="https://static.ukrinform.com/photos/2023_05/thumb_files/630_360_1684684278-996.png" text:style-name="Internet_20_link" text:visited-style-name="Visited_20_Internet_20_Link">
630_360_16846...</text:a>
', '<text:a xlink:type="simple" xlink:href="https://static.ukrinform.com/photos/2023_05/1684684280-562.png" text:style-name="Internet_20_link" text:visited-style-name="Visited_20_Internet_20_Link">
1684684280-56...</text:a>
', '<text:a xlink:type="simple" xlink:href="https://static.ukrinform.com/photos/2023_05/1684684283-382.png" text:style-name="Internet_20_link" text:visited-style-name="Visited_20_Internet_20_Link">
1684684283-38...</text:a>
', '<text:a xlink:type="simple" xlink:href="https://static.ukrinform.com/photos/2023_05/1684684276-302.png" text:style-name="Internet_20_link" text:visited-style-name="Visited_20_Internet_20_Link">
1684684276-30...</text:a>
']</text:p>
      <text:p text:style-name="P4">
标签: ['Аукціон', 'Азовсталь', 'Забіг', 'Київщина']</text:p>
      <text:p text:style-name="P4">
类型: Article</text:p>
      <!--METADATA-->
      <text:p text:style-name="P4">
<draw:frame draw:style-name="fr1" draw:name="Image192" text:anchor-type="as-char" svg:width="6.9236in" svg:height="3.956343in" draw:z-index="0">
<draw:image xlink:href="../Images/yкринформ/2023-05-21T18-40-00-03-00/630_360_1684684278-996.png" xlink:type="simple" xlink:show="embed" xlink:actuate="onLoad" draw:mime-type="image/png"/>
</draw:frame>
慈善拍卖和为了纪念马里波尔捍卫者而进行的一场慈善拍卖，曾在俄罗斯被囚禁一年，在基辅地区进行了一年。</text:p>
      <text:p text:style-name="P4">
这是由非政府组织在[]的“妇女制成的妇女”报道的。(https://t.me/zhinky_zi_stali/2481?fbclid=IwAR0cJ4daaBazPV5Q1lLrGoMuqNq5FTH4w5H3Z0FD3_QJuRqG0wxnb49zfiE)，报道乌克林福姆。</text:p>
      <text:p text:style-name="P4">
<draw:frame draw:style-name="fr1" draw:name="Image193" text:anchor-type="as-char" svg:width="6.9236in" svg:height="4.128517in" draw:z-index="0">
<draw:image xlink:href="../Images/yкринформ/2023-05-21T18-40-00-03-00/1684684280-562.png" xlink:type="simple" xlink:show="embed" xlink:actuate="onLoad" draw:mime-type="image/png"/>
</draw:frame>
拍卖的目的是筹集资金来治疗和康复，从俘虏中解放出Azovstal俘虏以及帮助其家人。</text:p>
      <text:p text:style-name="P4">
<draw:frame draw:style-name="fr1" draw:name="Image194" text:anchor-type="as-char" svg:width="6.9236in" svg:height="4.032356in" draw:z-index="0">
<draw:image xlink:href="../Images/yкринформ/2023-05-21T18-40-00-03-00/1684684283-382.png" xlink:type="simple" xlink:show="embed" xlink:actuate="onLoad" draw:mime-type="image/png"/>
</draw:frame>
<text:span text:style-name="T4">
另请阅读：</text:span>
 <text:a xlink:type="simple" xlink:href="https://www.ukrinform.ua/rubric-culture/3711990-u-kievi-pokazali-vistavu-azovstal-golosi.html" text:style-name="Internet_20_link" text:visited-style-name="Visited_20_Internet_20_Link">
<text:span text:style-name="T4">
 azovstal </text:span>
</text:a>
</text:p>
      <text:p text:style-name="P4">
<draw:frame draw:style-name="fr1" draw:name="Image195" text:anchor-type="as-char" svg:width="6.9236in" svg:height="4.013124in" draw:z-index="0">
<draw:image xlink:href="../Images/yкринформ/2023-05-21T18-40-00-03-00/1684684276-302.png" xlink:type="simple" xlink:show="embed" xlink:actuate="onLoad" draw:mime-type="image/png"/>
</draw:frame>
据乌克林福姆报道，在基辅地区的brovary中，有300多名参与者参与了<text:a xlink:type="simple" xlink:href="https://www.ukrinform.ua/rubric-regions/3712252-u-brovarah-vidbuvsa-blagodijnij-zabig-na-pidtrimku-polonenih-azovciv.html" text:style-name="Internet_20_link" text:visited-style-name="Visited_20_Internet_20_Link">
</text:a>
<text:span text:style-name="T5">
photo：bukwi</text:span>
</text:p>
      <text:p text:style-name="P4">
News Source: <text:a xlink:type="simple" xlink:href="https://www.ukrinform.ua/rubric-regions/3712313-v-ukrainci-na-kiivsini-proveli-blagodijnij-aukcion-zi-zboru-kostiv-dla-zahisnikiv-azovstali.html" text:style-name="Internet_20_link" text:visited-style-name="Visited_20_Internet_20_Link">
https://www.ukrinform.ua/rubric-regions/3712313-v-ukrainci-na-kiivsini-proveli-blagodijnij-aukcion-zi-zboru-kostiv-dla-zahisnikiv-azovstali.html</text:a>
</text:p>
      <!--NEWS-->
      <text:h text:style-name="P10" text:outline-level="1">
<text:span text:style-name="T4">
斯维托利纳（Svitolina）克服了法国的第一个WTA锦标赛</text:span>
</text:h>
      <text:p text:style-name="P4">
作者: Ukrinform (Person)</text:p>
      <text:p text:style-name="P4">
出版商: Укринформ (Organization)</text:p>
      <text:p text:style-name="P4">
出版时间: 2023-05-21T18:40:32+03:00</text:p>
      <text:p text:style-name="P4">
修改时间: 2023-05-21T18:40:32+03:00</text:p>
      <text:p text:style-name="P4">
描述: 乌克兰Elina Svitolina以259.3美元的奖金获得了Strasbourb（法国）女子网球协会（WTA）的第二轮。  - 乌克林。</text:p>
      <text:p text:style-name="P4">
图片: ['<text:a xlink:type="simple" xlink:href="https://static.ukrinform.com/photos/2023_05/thumb_files/630_360_1684683605-493.jpg" text:style-name="Internet_20_link" text:visited-style-name="Visited_20_Internet_20_Link">
630_360_16846...</text:a>
']</text:p>
      <text:p text:style-name="P4">
标签: ['Світоліна', 'Теніс']</text:p>
      <text:p text:style-name="P4">
类型: Article</text:p>
      <!--METADATA-->
      <text:p text:style-name="P4">
<draw:frame draw:style-name="fr1" draw:name="Image196" text:anchor-type="as-char" svg:width="6.9236in" svg:height="3.956343in" draw:z-index="0">
<draw:image xlink:href="../Images/yкринформ/2023-05-21T18-40-32-03-00/630_360_1684683605-493.jpg" xlink:type="simple" xlink:show="embed" xlink:actuate="onLoad" draw:mime-type="image/jpeg"/>
</draw:frame>
乌克兰尼亚娜·斯维托利纳(Ukrainianelina Svitolina)参加了女子网球协会锦标赛的第二轮(WTA)在斯特拉斯伯市(法国)拥有259.3美元的奖金。</text:p>
      <text:p text:style-name="P4">
比赛开始时，斯维托利纳(Svitolina(7：1)，报道乌克林福姆。</text:p>
      <text:p text:style-name="P4">
比赛持续了将近2个小时。</text:p>
      <text:p text:style-name="P4">
在八分之一决赛的出口比赛中，斯维托林将与获胜者一起出现(比利时)- 冲(冷静).</text:p>
      <text:p text:style-name="P4">
<text:span text:style-name="T4">
Читайте також:</text:span>
 <text:a xlink:type="simple" xlink:href="https://www.ukrinform.ua/rubric-sports/3712121-kalinina-ne-zmogla-dograti-final-turniru-wta-v-rimi-cerez-travmu.html" text:style-name="Internet_20_link" text:visited-style-name="Visited_20_Internet_20_Link">
 </text:a>
法国的土壤锦标赛将持续到5月27日。</text:p>
      <text:p text:style-name="P4">
照片：btu.org。</text:p>
      <text:p text:style-name="P4">
News Source: <text:a xlink:type="simple" xlink:href="https://www.ukrinform.ua/rubric-sports/3712312-svitolina-podolala-perse-kolo-turniru-wta-u-francii.html" text:style-name="Internet_20_link" text:visited-style-name="Visited_20_Internet_20_Link">
https://www.ukrinform.ua/rubric-sports/3712312-svitolina-podolala-perse-kolo-turniru-wta-u-francii.html</text:a>
</text:p>
      <!--NEWS-->
      <text:h text:style-name="P10" text:outline-level="1">
<text:span text:style-name="T4">
Sholtz：朝鲜应停止核试验</text:span>
</text:h>
      <text:p text:style-name="P4">
作者: Ukrinform (Person)</text:p>
      <text:p text:style-name="P4">
出版商: Укринформ (Organization)</text:p>
      <text:p text:style-name="P4">
出版时间: 2023-05-21T18:42:50+03:00</text:p>
      <text:p text:style-name="P4">
修改时间: 2023-05-21T18:42:50+03:00</text:p>
      <text:p text:style-name="P4">
描述: 由于该地区和世界受到威胁，朝鲜的核试验应停止。  - 乌克林。</text:p>
      <text:p text:style-name="P4">
图片: ['<text:a xlink:type="simple" xlink:href="https://static.ukrinform.com/photos/2023_02/thumb_files/630_360_1677321417-359.jpg" text:style-name="Internet_20_link" text:visited-style-name="Visited_20_Internet_20_Link">
630_360_16773...</text:a>
', '<text:a xlink:type="simple" xlink:href="https://static.ukrinform.com/photos/2023_05/1684683700-392.jpeg" text:style-name="Internet_20_link" text:visited-style-name="Visited_20_Internet_20_Link">
1684683700-39...</text:a>
']</text:p>
      <text:p text:style-name="P4">
标签: ['КНДР', 'Корея', 'Німеччина', 'Ядерна зброя', 'Шольц']</text:p>
      <text:p text:style-name="P4">
类型: Article</text:p>
      <!--METADATA-->
      <text:p text:style-name="P4">
<draw:frame draw:style-name="fr1" draw:name="Image197" text:anchor-type="as-char" svg:width="6.9236in" svg:height="3.956343in" draw:z-index="0">
<draw:image xlink:href="../Images/yкринформ/2023-05-21T18-42-50-03-00/630_360_1677321417-359.jpg" xlink:type="simple" xlink:show="embed" xlink:actuate="onLoad" draw:mime-type="image/jpeg"/>
</draw:frame>
继续朝鲜的核试验应停止，因为它们是该地区和世界的代理。</text:p>
      <text:p text:style-name="P4">
乌克林福姆报道，这是德国总理奥拉夫·索尔茨(Olaf Soltz)在访问沃迪尔(Vodil)非军事区时所说的。</text:p>
      <text:p text:style-name="P4">
总理称这次访问非常重要和感人。</text:p>
      <text:p text:style-name="P4">
“核试验，发射导弹的各种尝试和弹道测试表明，这里的危险情况保持不变。这就是为什么对我来说很重要，但同时有可能清楚地理解：这些弹道测试应该停止； 试图通过核武器加强自己的尝试应停止。 这是该地区和平与安全的威胁。”索尔兹说。</text:p>
      <text:p text:style-name="P4">
<draw:frame draw:style-name="fr1" draw:name="Image198" text:anchor-type="as-char" svg:width="6.9236in" svg:height="4.615733in" draw:z-index="0">
<draw:image xlink:href="../Images/yкринформ/2023-05-21T18-42-50-03-00/1684683700-392.jpeg" xlink:type="simple" xlink:show="embed" xlink:actuate="onLoad" draw:mime-type="image/jpeg"/>
</draw:frame>
照片：Twitter/Bundeskanzler Olaf Scholz</text:p>
      <text:p text:style-name="P4">
<text:span text:style-name="T4">
另请阅读：</text:span>
 <text:a xlink:type="simple" xlink:href="https://www.ukrinform.ua/rubric-world/3706086-aponia-i-pivdenna-korea-obednaut-zusilla-dla-protidii-zagrozam-z-boku-kndr.html" text:style-name="Internet_20_link" text:visited-style-name="Visited_20_Internet_20_Link">
<text:span text:style-name="T4">
 dprk </text:span>
</text:a>
他记得他的家园德国也被分裂了，但她也搬到了国家。 它的状况如何，您可以看到DPRK和LCD之间的边界，那里不断发生事件，公民和韩国不能团结一致。</text:p>
      <text:p text:style-name="P4">
奥拉夫·索尔茨(Olaf Sholtz)访问共和国<text:a xlink:type="simple" xlink:href="https://www.ukrinform.ua/tag-korea" text:style-name="Internet_20_link" text:visited-style-name="Visited_20_Internet_20_Link">
</text:a>
在访问日本之后，他参加了G7峰会。</text:p>
      <text:p text:style-name="P4">
今年早些时候，在非军事区，有38个相似之处访问了德国国防部。</text:p>
      <text:p text:style-name="P4">
News Source: <text:a xlink:type="simple" xlink:href="https://www.ukrinform.ua/rubric-ato/3712314-solc-pivnicna-korea-mae-pripiniti-aderni-viprobuvanna.html" text:style-name="Internet_20_link" text:visited-style-name="Visited_20_Internet_20_Link">
https://www.ukrinform.ua/rubric-ato/3712314-solc-pivnicna-korea-mae-pripiniti-aderni-viprobuvanna.html</text:a>
</text:p>
      <!--NEWS-->
      <text:h text:style-name="P10" text:outline-level="1">
<text:span text:style-name="T4">
救援人员消除了基辅所罗门斯基地区的大火</text:span>
</text:h>
      <text:p text:style-name="P4">
作者: Ukrinform (Person)</text:p>
      <text:p text:style-name="P4">
出版商: Укринформ (Organization)</text:p>
      <text:p text:style-name="P4">
出版时间: 2023-05-21T18:43:04+03:00</text:p>
      <text:p text:style-name="P4">
修改时间: 2023-05-21T18:43:04+03:00</text:p>
      <text:p text:style-name="P4">
描述: 在基辅所罗门斯基地区，救援人员消除了由于垃圾和托盘的大火而爆发的大规模大火。  - 乌克林。</text:p>
      <text:p text:style-name="P4">
图片: ['<text:a xlink:type="simple" xlink:href="https://static.ukrinform.com/photos/2023_05/thumb_files/630_360_1684683766-526.jpg" text:style-name="Internet_20_link" text:visited-style-name="Visited_20_Internet_20_Link">
630_360_16846...</text:a>
']</text:p>
      <text:p text:style-name="P4">
标签: ['Пожежа', 'Сміття', 'Київ']</text:p>
      <text:p text:style-name="P4">
类型: Article</text:p>
      <!--METADATA-->
      <text:p text:style-name="P4">
<draw:frame draw:style-name="fr1" draw:name="Image199" text:anchor-type="as-char" svg:width="6.9236in" svg:height="3.956343in" draw:z-index="0">
<draw:image xlink:href="../Images/yкринформ/2023-05-21T18-43-04-03-00/630_360_1684683766-526.jpg" xlink:type="simple" xlink:show="embed" xlink:actuate="onLoad" draw:mime-type="image/jpeg"/>
</draw:frame>
救援人员消除了基夫Uzlomianskyi地区的大规模大火，并因燃烧垃圾和托盘而铺好了。</text:p>
      <text:p text:style-name="P4">
州紧急服务部门在[]中报告了这一点(https://t.me/dsns_telegram/16943)，报道乌克林福姆。</text:p>
      <text:p text:style-name="P4">
如前所述，<text:a xlink:type="simple" xlink:href="https://www.ukrinform.ua/rubric-kyiv/3712141-u-solomanskomu-rajoni-stolici-masstabna-pozeza.html" text:style-name="Internet_20_link" text:visited-style-name="Visited_20_Internet_20_Link">
</text:a>
在21日(星期日)，它是11:01。 开火和救援部队到达现场。</text:p>
      <text:p text:style-name="P4">
SES战斗人员发现，在露天区域燃烧了垃圾和托盘，附近的储藏建筑物上散布了。</text:p>
      <text:p text:style-name="P4">
在11:55局部消防员<text:a xlink:type="simple" xlink:href="https://www.ukrinform.ua/tag-pozeza" text:style-name="Internet_20_link" text:visited-style-name="Visited_20_Internet_20_Link">
</text:a>
120平方米，12:11-淘汰。</text:p>
      <text:p text:style-name="P4">
五个基本和特殊消防设备的单位以及23个SES参与了灭火。</text:p>
      <text:p text:style-name="P4">
救援人员说，没有人员伤亡和受害者。 采取措施确定火灾的原因。</text:p>
      <text:p text:style-name="P4">
News Source: <text:a xlink:type="simple" xlink:href="https://www.ukrinform.ua/rubric-kyiv/3712316-ratuvalniki-likviduvali-pozezu-v-solomanskomu-rajoni-kieva.html" text:style-name="Internet_20_link" text:visited-style-name="Visited_20_Internet_20_Link">
https://www.ukrinform.ua/rubric-kyiv/3712316-ratuvalniki-likviduvali-pozezu-v-solomanskomu-rajoni-kieva.html</text:a>
</text:p>
      <!--NEWS-->
      <text:h text:style-name="P10" text:outline-level="1">
<text:span text:style-name="T4">
在西西里岛，由于埃特纳火山的喷发暂停了卡塔尼亚机场的工作</text:span>
</text:h>
      <text:p text:style-name="P4">
作者: Ukrinform (Person)</text:p>
      <text:p text:style-name="P4">
出版商: Укринформ (Organization)</text:p>
      <text:p text:style-name="P4">
出版时间: 2023-05-21T18:57:00+03:00</text:p>
      <text:p text:style-name="P4">
修改时间: 2023-05-21T18:57:00+03:00</text:p>
      <text:p text:style-name="P4">
描述: 由于西西里岛埃特纳火山的爆发，从卡塔尼亚飞行。  - 乌克林。</text:p>
      <text:p text:style-name="P4">
图片: ['<text:a xlink:type="simple" xlink:href="https://static.ukrinform.com/photos/2021_08/thumb_files/630_360_1628685089-125.jpg" text:style-name="Internet_20_link" text:visited-style-name="Visited_20_Internet_20_Link">
630_360_16286...</text:a>
']</text:p>
      <text:p text:style-name="P4">
标签: ['Аеропорт', 'Італія', 'Вулкан']</text:p>
      <text:p text:style-name="P4">
类型: Article</text:p>
      <!--METADATA-->
      <text:p text:style-name="P4">
<draw:frame draw:style-name="fr1" draw:name="Image200" text:anchor-type="as-char" svg:width="6.9236in" svg:height="3.956343in" draw:z-index="0">
<draw:image xlink:href="../Images/yкринформ/2023-05-21T18-57-00-03-00/630_360_1628685089-125.jpg" xlink:type="simple" xlink:show="embed" xlink:actuate="onLoad" draw:mime-type="image/jpeg"/>
</draw:frame>
由于埃特纳火山，西西里岛被从米斯卡塔尼亚和米斯卡塔尼亚的飞行暂停。</text:p>
      <text:p text:style-name="P4">
关于它报告<text:a xlink:type="simple" xlink:href="https://www.reuters.com/world/europe/mount-etna-eruption-halts-flights-sicilys-catania-airport-2023-05-21/" text:style-name="Internet_20_link" text:visited-style-name="Visited_20_Internet_20_Link">
</text:a>
，报道乌克林福姆。</text:p>
      <text:p text:style-name="P4">
值得注意的是<text:a xlink:type="simple" xlink:href="https://www.ukrinform.ua/tag-vulkan" text:style-name="Internet_20_link" text:visited-style-name="Visited_20_Internet_20_Link">
</text:a>
他释放了一列，将机场的跑道扔了出来。</text:p>
      <text:p text:style-name="P4">
机场政府指出，往返游客中流行游客的航班将被暂停，直到保证正常有条件的保障措施为止。</text:p>
      <text:p text:style-name="P4">
<text:span text:style-name="T4">
另请阅读：</text:span>
 <text:a xlink:type="simple" xlink:href="https://www.ukrinform.ua/rubric-world/3696702-u-meksici-prokinuvsa-odin-iz-najaktivnisih-vulkaniv-svitu.html" text:style-name="Internet_20_link" text:visited-style-name="Visited_20_Internet_20_Link">
<text:span text:style-name="T4">
火山</text:span>
</text:a>
3330米高的一年可以醒来几次，在地中海岛上扔熔岩和灰烬。 最后一次大喷发是在1992年发现的。</text:p>
      <text:p text:style-name="P4">
_foto：Fabrizio Villa/Getty Images _</text:p>
      <text:p text:style-name="P4">
News Source: <text:a xlink:type="simple" xlink:href="https://www.ukrinform.ua/rubric-world/3712319-na-sicilii-cerez-viverzenna-vulkana-etna-prizupiniv-robotu-aeroport-katanii.html" text:style-name="Internet_20_link" text:visited-style-name="Visited_20_Internet_20_Link">
https://www.ukrinform.ua/rubric-world/3712319-na-sicilii-cerez-viverzenna-vulkana-etna-prizupiniv-robotu-aeroport-katanii.html</text:a>
</text:p>
      <!--NEWS-->
      <text:h text:style-name="P10" text:outline-level="1">
<text:span text:style-name="T4">
国防军继续在巴赫穆特附近的侧面进攻 - 西尔斯基</text:span>
</text:h>
      <text:p text:style-name="P4">
作者: Ukrinform (Person)</text:p>
      <text:p text:style-name="P4">
出版商: Укринформ (Organization)</text:p>
      <text:p text:style-name="P4">
出版时间: 2023-05-21T19:08:00+03:00</text:p>
      <text:p text:style-name="P4">
修改时间: 2023-05-21T19:08:00+03:00</text:p>
      <text:p text:style-name="P4">
描述: 乌克兰武装部队陆军的指挥官亚历山大·席尔斯基上校访问了巴赫穆特（Bakhmut）领导下的领先职位，并计划了进一步的国防军行动和战略。  - 乌克林。</text:p>
      <text:p text:style-name="P4">
图片: ['<text:a xlink:type="simple" xlink:href="https://static.ukrinform.com/photos/2023_05/thumb_files/630_360_1684685011-535.jpg" text:style-name="Internet_20_link" text:visited-style-name="Visited_20_Internet_20_Link">
630_360_16846...</text:a>
']</text:p>
      <text:p text:style-name="P4">
标签: ['Бахмут', 'Сирський', 'Війна з Росією']</text:p>
      <text:p text:style-name="P4">
类型: Article</text:p>
      <!--METADATA-->
      <text:p text:style-name="P4">
<draw:frame draw:style-name="fr1" draw:name="Image201" text:anchor-type="as-char" svg:width="6.9236in" svg:height="3.956343in" draw:z-index="0">
<draw:image xlink:href="../Images/yкринформ/2023-05-21T19-08-00-03-00/630_360_1684685011-535.jpg" xlink:type="simple" xlink:show="embed" xlink:actuate="onLoad" draw:mime-type="image/jpeg"/>
</draw:frame>
乌克兰武装部队的总司令亚历山大·赛尔斯基上校尊重巴赫穆特(Bakhmut)领导下的领先职位，并计划了进一步的行动和国防战略。</text:p>
      <text:p text:style-name="P4">
正如乌克林福姆报道的那样，他在[]中报道(https://t.me/osirskiy/82)“我在前线拜访了我们的战士和指挥官。 他感谢并庆祝了3个Oshbr，5 Oshbr，30 Ombr，56 Ompb，93 Ombrs，每天都会摧毁敌人。国防继续对巴赫穆特附近的侧面进行进攻行动。 尽管我们现在控制着城市的郊区，但其防御的价值并没有损失其含量。 将来，这将使我们有机会进入纽约市的前线发生变化，” Syrsky说，并补充说，他在与指挥官的工作中详细计划的行动以及进一步的行动。 。</text:p>
      <text:p text:style-name="P4">
根据指挥官的说法，[]下的国防行动(https://www.ukrinform.ua/tag-bahmut)继续。</text:p>
      <text:p text:style-name="P4">
<text:span text:style-name="T4">
另请阅读：</text:span>
 <text:a xlink:type="simple" xlink:href="https://www.ukrinform.ua/rubric-ato/3712259-na-bahmutskomu-napramku-sili-oboroni-znisili-cotiri-bbm-tank-i-cotiri-avto-voroga-sirskij.html" text:style-name="Internet_20_link" text:visited-style-name="Visited_20_Internet_20_Link">
<text:span text:style-name="T4">
 Syrsky </text:span>
</text:a>
据乌克林福姆报道，今天，西尔斯基报道说，乌克兰士兵在巴赫穆特郊区的侧面，实际上<text:a xlink:type="simple" xlink:href="https://www.ukrinform.ua/rubric-ato/3712221-ukrainski-vijska-nablizautsa-do-vzatta-bahmuta-u-takticne-otocenna-sirskij.html" text:style-name="Internet_20_link" text:visited-style-name="Visited_20_Internet_20_Link">
</text:a>
<text:span text:style-name="T5">
foto：93 ombre冷YAR</text:span>
</text:p>
      <text:p text:style-name="P4">
News Source: <text:a xlink:type="simple" xlink:href="https://www.ukrinform.ua/rubric-ato/3712321-sili-oboroni-prodovzuut-nastupalni-dii-na-flangah-poblizu-bahmuta-sirskij.html" text:style-name="Internet_20_link" text:visited-style-name="Visited_20_Internet_20_Link">
https://www.ukrinform.ua/rubric-ato/3712321-sili-oboroni-prodovzuut-nastupalni-dii-na-flangah-poblizu-bahmuta-sirskij.html</text:a>
</text:p>
      <!--NEWS-->
      <text:h text:style-name="P10" text:outline-level="1">
<text:span text:style-name="T4">
UPL：“运动”比“ LVIV”强</text:span>
</text:h>
      <text:p text:style-name="P4">
作者: Ukrinform (Person)</text:p>
      <text:p text:style-name="P4">
出版商: Укринформ (Organization)</text:p>
      <text:p text:style-name="P4">
出版时间: 2023-05-21T19:12:50+03:00</text:p>
      <text:p text:style-name="P4">
修改时间: 2023-05-21T19:12:50+03:00</text:p>
      <text:p text:style-name="P4">
描述: Vinnytsia俱乐部在乌克兰足球锦标赛中排名第13位。  - 乌克林。</text:p>
      <text:p text:style-name="P4">
图片: ['<text:a xlink:type="simple" xlink:href="https://static.ukrinform.com/photos/2023_05/thumb_files/630_360_1684685508-339.jpg" text:style-name="Internet_20_link" text:visited-style-name="Visited_20_Internet_20_Link">
630_360_16846...</text:a>
']</text:p>
      <text:p text:style-name="P4">
标签: ['Футбол', 'Львів', "Прем'єр-ліга", 'Рух Львів']</text:p>
      <text:p text:style-name="P4">
类型: Article</text:p>
      <!--METADATA-->
      <text:p text:style-name="P4">
<draw:frame draw:style-name="fr1" draw:name="Image202" text:anchor-type="as-char" svg:width="6.9236in" svg:height="3.956343in" draw:z-index="0">
<draw:image xlink:href="../Images/yкринформ/2023-05-21T19-12-50-03-00/630_360_1684685508-339.jpg" xlink:type="simple" xlink:show="embed" xlink:actuate="onLoad" draw:mime-type="image/jpeg"/>
</draw:frame>
亨斯俱乐部在乌克兰足球锦标赛中排名第13位。</text:p>
      <text:p text:style-name="P4">
乌克林福姆报道，在乌克兰超级联赛第27轮比赛中，“ LVIV”赢得了“ LVIV” 2：0。</text:p>
      <text:p text:style-name="P4">
Runich被视为Rukh的一部分。 Siminin将球打入了自己的大门。</text:p>
      <text:p text:style-name="P4">
这场胜利使Vinnytsia在UPL中排名第13位 -  27天内27分。 LVIV位于排行榜的底部。</text:p>
      <text:p text:style-name="P4">
<text:span text:style-name="T4">
另请阅读：</text:span>
 <text:a xlink:type="simple" xlink:href="https://www.ukrinform.ua/rubric-sports/3712268-upl-metalist1925-peremig-metalist.html" text:style-name="Internet_20_link" text:visited-style-name="Visited_20_Internet_20_Link">
<text:span text:style-name="T4">
金属主义</text:span>
 <text:span text:style-name="T4">
 </text:span>
金属主义者**</text:a>
据报道，Shakhtar在27场比赛后以66分为首。</text:p>
      <text:p text:style-name="P4">
照片：instagram.com/fc.ruh.lviv</text:p>
      <text:p text:style-name="P4">
News Source: <text:a xlink:type="simple" xlink:href="https://www.ukrinform.ua/rubric-sports/3712323-upl-ruh-viavivsa-silnisim-za-lviv.html" text:style-name="Internet_20_link" text:visited-style-name="Visited_20_Internet_20_Link">
https://www.ukrinform.ua/rubric-sports/3712323-upl-ruh-viavivsa-silnisim-za-lviv.html</text:a>
</text:p>
      <!--NEWS-->
      <text:h text:style-name="P10" text:outline-level="1">
<text:span text:style-name="T4">
武装部队的赫尔森地区被摧毁了三架敌人</text:span>
</text:h>
      <text:p text:style-name="P4">
作者: Ukrinform (Person)</text:p>
      <text:p text:style-name="P4">
出版商: Укринформ (Organization)</text:p>
      <text:p text:style-name="P4">
出版时间: 2023-05-21T19:19:00+03:00</text:p>
      <text:p text:style-name="P4">
修改时间: 2023-05-21T19:19:00+03:00</text:p>
      <text:p text:style-name="P4">
描述: 在赫尔森地区，乌克兰的武装部队摧毁了三架敌人。  - 乌克林。</text:p>
      <text:p text:style-name="P4">
图片: ['<text:a xlink:type="simple" xlink:href="https://static.ukrinform.com/photos/2022_04/thumb_files/630_360_1649587468-936.jpg" text:style-name="Internet_20_link" text:visited-style-name="Visited_20_Internet_20_Link">
630_360_16495...</text:a>
', '<text:a xlink:type="simple" xlink:href="https://static.ukrinform.com/photos/2023_05/1684685777-950.jpg" text:style-name="Internet_20_link" text:visited-style-name="Visited_20_Internet_20_Link">
1684685777-95...</text:a>
']</text:p>
      <text:p text:style-name="P4">
标签: ['Безпілотник', 'Херсонщина', 'ЗСУ', 'Дрон', 'Війна з Росією']</text:p>
      <text:p text:style-name="P4">
类型: Article</text:p>
      <!--METADATA-->
      <text:p text:style-name="P4">
<draw:frame draw:style-name="fr1" draw:name="Image203" text:anchor-type="as-char" svg:width="6.9236in" svg:height="3.956343in" draw:z-index="0">
<draw:image xlink:href="../Images/yкринформ/2023-05-21T19-19-00-03-00/630_360_1649587468-936.jpg" xlink:type="simple" xlink:show="embed" xlink:actuate="onLoad" draw:mime-type="image/jpeg"/>
</draw:frame>
乌克兰武装部队的乌森地区摧毁了三架敌人。</text:p>
      <text:p text:style-name="P4">
根据乌克林福姆的说法，南空气司令部报告了<text:a xlink:type="simple" xlink:href="https://www.facebook.com/PvKPivden/posts/pfbid02dgnVxZdyMh5RX6NoBfkneaiymi1MYVNE6M3FBKCfoQkgkRfqY9YcZNwApLZwLKSnl" text:style-name="Internet_20_link" text:visited-style-name="Visited_20_Internet_20_Link">
</text:a>
.</text:p>
      <text:p text:style-name="P4">
"21 травня 2023 року, на <text:a xlink:type="simple" xlink:href="https://www.ukrinform.ua/tag-hersonsina" text:style-name="Internet_20_link" text:visited-style-name="Visited_20_Internet_20_Link">
 </text:a>
，俄罗斯无人驾驶飞机的空军空军司令部“南方”：一个无人机“ Merlin-Br”，一个Bplaorlan-10“和一个无人机” Zala， - 消息读到。</text:p>
      <text:p text:style-name="P4">
<draw:frame draw:style-name="fr1" draw:name="Image204" text:anchor-type="as-char" svg:width="6.9236in" svg:height="6.9236in" draw:z-index="0">
<draw:image xlink:href="../Images/yкринформ/2023-05-21T19-19-00-03-00/1684685777-950.jpg" xlink:type="simple" xlink:show="embed" xlink:actuate="onLoad" draw:mime-type="image/jpeg"/>
</draw:frame>
空中司令部提醒基本的安全规则。 首先，不要忽略空气警报信号，进入庇护所。 不要接近不要触摸可疑物体。 至少应保持150-200米的距离。</text:p>
      <text:p text:style-name="P4">
<text:span text:style-name="T4">
另请阅读：</text:span>
 <text:a xlink:type="simple" xlink:href="https://www.ukrinform.ua/rubric-ato/3711959-na-pivdni-ppo-znisila-pat-rosijskih-bezpilotnikiv.html" text:style-name="Internet_20_link" text:visited-style-name="Visited_20_Internet_20_Link">
<text:span text:style-name="T4">
无人机</text:span>
</text:a>
在PC中，“南方”也敦促不要帮助敌人未经授权的国防部队运动或活动的照明。</text:p>
      <text:p text:style-name="P4">
正如乌克林福姆报道的，5月20日，在尼古拉夫和赫尔森地区，一次审判摧毁了五架俄罗斯无人机。</text:p>
      <text:p text:style-name="P4">
<text:span text:style-name="T5">
第一张照片是说明性</text:span>
</text:p>
      <text:p text:style-name="P4">
News Source: <text:a xlink:type="simple" xlink:href="https://www.ukrinform.ua/rubric-ato/3712324-na-hersonsini-zsu-znisili-tri-vorozi-bezpilotniki.html" text:style-name="Internet_20_link" text:visited-style-name="Visited_20_Internet_20_Link">
https://www.ukrinform.ua/rubric-ato/3712324-na-hersonsini-zsu-znisili-tri-vorozi-bezpilotniki.html</text:a>
</text:p>
      <!--NEWS-->
      <text:h text:style-name="P10" text:outline-level="1">
<text:span text:style-name="T4">
俄罗斯军队在五个方向上集中力量 - 一天24次冲突</text:span>
</text:h>
      <text:p text:style-name="P4">
作者: Ukrinform (Person)</text:p>
      <text:p text:style-name="P4">
出版商: Укринформ (Organization)</text:p>
      <text:p text:style-name="P4">
出版时间: 2023-05-21T19:26:00+03:00</text:p>
      <text:p text:style-name="P4">
修改时间: 2023-05-21T19:26:00+03:00</text:p>
      <text:p text:style-name="P4">
描述: 俄罗斯联邦的部队着重于对库平，莱曼，巴赫穆特，阿夫迪夫和马林斯基的指示，以及敌人的破坏与情报团体的活动记录在Seversky和Slobozhansky中。  - 乌克林。</text:p>
      <text:p text:style-name="P4">
图片: ['<text:a xlink:type="simple" xlink:href="https://static.ukrinform.com/photos/2022_10/thumb_files/630_360_1667121269-457.jpg" text:style-name="Internet_20_link" text:visited-style-name="Visited_20_Internet_20_Link">
630_360_16671...</text:a>
']</text:p>
      <text:p text:style-name="P4">
标签: ['Генштаб', 'ЗСУ', 'Війна з Росією']</text:p>
      <text:p text:style-name="P4">
类型: Article</text:p>
      <!--METADATA-->
      <text:p text:style-name="P4">
<draw:frame draw:style-name="fr1" draw:name="Image205" text:anchor-type="as-char" svg:width="6.9236in" svg:height="3.956343in" draw:z-index="0">
<draw:image xlink:href="../Images/yкринформ/2023-05-21T19-26-00-03-00/630_360_1667121269-457.jpg" xlink:type="simple" xlink:show="embed" xlink:actuate="onLoad" draw:mime-type="image/jpeg"/>
</draw:frame>
俄罗斯联邦重点是库平，莱曼，巴赫穆特，阿夫迪夫和马林斯卡亚，纳西夫斯基和斯洛博汉斯基关于敌人的破坏和情报团体的活动。</text:p>
      <text:p text:style-name="P4">
根据乌克兰的说法，乌克兰武装部队的总参谋部在[]中报道(https://www.facebook.com/GeneralStaff.ua/posts/pfbid0tmZPh9xu2hbYTThyQyd4bhdL7Qicc1bzdcWNy1Q4BZ2pfbWjVQveopAkB8XVHUG2l)截至5月21日18:00发布了及时信息。</text:p>
      <text:p text:style-name="P4">
白天，在库平，莱曼(Lyman)，巴赫穆特(Bakhmut)，阿夫迪夫斯基(Avdiivsky)塔玛林(Tamarin)方向上发生了24次战斗冲突。 顿涅茨克地区的巴赫穆特(Bakhmut)和马林卡(Marinka)保持擦拭。</text:p>
      <text:p text:style-name="P4">
总的来说，俄罗斯军队每天进行了四枚导弹和45名航空经理，以及30多个火箭发射器的炮击，摧毁和破坏了私人住宅和其他文明基础设施。</text:p>
      <text:p text:style-name="P4">
<text:span text:style-name="T4">
另请阅读：</text:span>
 <text:a xlink:type="simple" xlink:href="https://www.ukrinform.ua/rubric-ato/3712182-rosiani-obstrilali-aviabombami-selo-na-hersonsini-poskodzena-civilna-infrastruktura.html" text:style-name="Internet_20_link" text:visited-style-name="Visited_20_Internet_20_Link">
<text:span text:style-name="T4">
射击</text:span>
</text:a>
对于在河口，斯拉维扬斯克和康斯坦丁诺夫西的导弹袭击中，敌人已经阐述了S-300防空导弹系统，这些导弹系统不是高级武器，这强调了俄罗斯联邦恐怖的策略。</text:p>
      <text:p text:style-name="P4">
总体而言，乌克兰航空每天在俄罗斯入侵者的个人工作人员和军事装备以及敌人的防空导弹综合大楼的集中度中进行了12次节拍。</text:p>
      <text:p text:style-name="P4">
武装部队的导弹部队和炮兵部队受到俄罗斯人的武器和军事装备，两个弹药仓库，两个炮火阵地的武器和军事装备的影响，还有另一个重要的目标。</text:p>
      <text:p text:style-name="P4">
<text:span text:style-name="T4">
另请阅读：</text:span>
 <text:a xlink:type="simple" xlink:href="https://www.ukrinform.ua/rubric-ato/3712177-zsu-za-dobu-znisili-tri-roti-i-pat-skladiv-boepripasiv-rosian-na-tavrijskomu-napramku.html" text:style-name="Internet_20_link" text:visited-style-name="Visited_20_Internet_20_Link">
<text:span text:style-name="T4">
仓库</text:span>
</text:a>
同样，在白天，乌克兰捍卫者摧毁了敌人的三个情报部队。</text:p>
      <text:p text:style-name="P4">
总参谋部警告说：整个俄罗斯人的火箭发射器的可能性仍然很高。</text:p>
      <text:p text:style-name="P4">
<text:span text:style-name="T4">
在Volyn和Polissya方向</text:span>
操作情况的变化很大。</text:p>
      <text:p text:style-name="P4">
<text:span text:style-name="T4">
在西弗斯基(Siversky)和斯洛博兹(Slobozhansky)的指示中</text:span>
俄罗斯继续在与乌克兰的边境地区保留军事存在，在州边界的某些地区中有敌人的drg。<text:span text:style-name="T4">
另请阅读：</text:span>
 <text:a xlink:type="simple" xlink:href="https://www.ukrinform.ua/rubric-ato/3712287-rosiani-pat-raziv-obstrilali-prikordonna-sumsini-ta-cernigivsini.html" text:style-name="Internet_20_link" text:visited-style-name="Visited_20_Internet_20_Link">
<text:span text:style-name="T4">
边框</text:span>
</text:a>
<text:span text:style-name="T4">
在Kupyansk方向</text:span>
入侵者不会停止尝试改善战术的尝试。 白天，在Masyutivka领域失败了进攻行动。</text:p>
      <text:p text:style-name="P4">
来自俄罗斯人的炮兵和迫击击袭击是Kamyanka，Krasne First，Petro-ivanivka，Fygolovka，Novomlinsk，Novomlinsk，Wesadne，Wesadne，Monachynivka，Monachynivka，Masyutivka，Tabaivka，Tabaivka，Tabaivka和Kharkarkiv地区和STELMAKAKHIVKA LUGAKANSK地区。</text:p>
      <text:p text:style-name="P4">
<text:span text:style-name="T4">
在利马方向</text:span>
白天，敌人朝着达吉维卡(Darjivka)的方向进行了进攻行动，但没有成功。 敌人从航空中击败了内维斯基地区。</text:p>
      <text:p text:style-name="P4">
俄罗斯炮兵的中风是位于邦德碰撞附近的定居点，包括卢汉斯克地区的Makiivka，Nevskoye和Bigorivka，以及Thorns，Verkhnayamyansk和有争议的Donetsk地区。</text:p>
      <text:p text:style-name="P4">
<text:span text:style-name="T4">
在巴赫穆特方向</text:span>
俄罗斯军队继续采取进攻行动。 Bahmut City正在进行中。 在白天，入侵者未能成功地试图在伊万诺夫斯基以南的失落位置上，朝着格里格里夫(Grigoriv)的方向划定，但他们脱颖而出，但没有成功。</text:p>
      <text:p text:style-name="P4">
<text:span text:style-name="T4">
另请阅读：</text:span>
 <text:a xlink:type="simple" xlink:href="https://www.ukrinform.ua/rubric-ato/3712308-u-suhoputnih-vijskah-zaavili-so-zacistili-vid-voroga-se-700-metriv-pid-bahmutom.html" text:style-name="Internet_20_link" text:visited-style-name="Visited_20_Internet_20_Link">
<text:span text:style-name="T4">
 700 </text:span>
 <text:span text:style-name="T4">
米</text:span>
</text:a>
俄罗斯飞机在巴赫穆特(Bakhmut)和伊万尼夫斯基(Ivanivsky)袭击。 Orikhovo-Vasylivka，Markovo，Bakhmut，Ivanivske，Biagoura和Donetsk地区的纽约受到敌对的影响。</text:p>
      <text:p text:style-name="P4">
<text:span text:style-name="T4">
在Avdeevsky的方向</text:span>
俄罗斯人在Avdiivka和Pervomaisky进行了不成功的进攻行动，但没有成功。 从航空中，他从炮兵到诺沃卡林，贝尔迪奇夫，斯蒂夫夫，阿夫迪夫卡，Severny，Pervomaisky，Karlovka和Nevelsky Donetsk地区的地区前往炮兵的Avdiivka地区。</text:p>
      <text:p text:style-name="P4">
<text:span text:style-name="T4">
在Mariinsky方向</text:span>
防御部队反映了Marinka地区的众多攻击。 航空袭击俄罗斯军队震撼了Marinka和Novomikhailivka。 敌人的炮击也遭到了顿涅茨克地区的胜利和诺维奥米卡利夫卡(Novomikhailivka)。</text:p>
      <text:p text:style-name="P4">
<text:span text:style-name="T4">
俄罗斯军队没有采取矿物方向的进攻行动，而是击败了Vodyany，Coal，Prychistivka，Zolotonyiv和Greater Novosilka的航空。 水和煤炭也遭受敌意。</text:span>
在Zaporizhzhya和Kherson的指示中**俄罗斯联邦部队继续采取行动，而没有停止在战斗线附近的定居点的破坏。</text:p>
      <text:p text:style-name="P4">
敌人从炮兵击中了敌人的敌人。</text:p>
      <text:p text:style-name="P4">
在赫尔森地区暂时捕获的领土上，俄罗斯入侵者限制了平民进入移动通信。</text:p>
      <text:p text:style-name="P4">
据总参谋部称，俄罗斯人拆除了变电站的设备以及后期塔，将当地人的移动限制在蜂窝大的地区。</text:p>
      <text:p text:style-name="P4">
正如乌克林福姆报道的那样，在针对乌克兰的完整尺度国防军<text:a xlink:type="simple" xlink:href="https://www.ukrinform.ua/rubric-ato/3712066-zsu-znisili-vze-203-160-rosijskih-zagarbnikiv.html" text:style-name="Internet_20_link" text:visited-style-name="Visited_20_Internet_20_Link">
</text:a>
以及成千上万的敌人军事工程单位。</text:p>
      <text:p text:style-name="P4">
<text:span text:style-name="T5">
foto：aa</text:span>
</text:p>
      <text:p text:style-name="P4">
News Source: <text:a xlink:type="simple" xlink:href="https://www.ukrinform.ua/rubric-ato/3712326-vijska-rf-zoseredzuut-sili-na-pati-napramkah-za-dobu-24-zitknenna.html" text:style-name="Internet_20_link" text:visited-style-name="Visited_20_Internet_20_Link">
https://www.ukrinform.ua/rubric-ato/3712326-vijska-rf-zoseredzuut-sili-na-pati-napramkah-za-dobu-24-zitknenna.html</text:a>
</text:p>
      <!--NEWS-->
      <text:h text:style-name="P10" text:outline-level="1">
<text:span text:style-name="T4">
敌人在dnipropetrovsk开除了两个社区，这是一场破坏</text:span>
</text:h>
      <text:p text:style-name="P4">
作者: Ukrinform (Person)</text:p>
      <text:p text:style-name="P4">
出版商: Укринформ (Organization)</text:p>
      <text:p text:style-name="P4">
出版时间: 2023-05-21T19:42:00+03:00</text:p>
      <text:p text:style-name="P4">
修改时间: 2023-05-21T19:42:00+03:00</text:p>
      <text:p text:style-name="P4">
描述: 白天，俄罗斯入侵者一再攻击尼科波尔地区的米尔夫斯基社区，以及德尼普罗佩特罗夫斯克（Dnipropetrovsk）地区的辛尔尼科夫（Sinelnikov）地区的社区。  - 乌克林。</text:p>
      <text:p text:style-name="P4">
图片: ['<text:a xlink:type="simple" xlink:href="https://static.ukrinform.com/photos/2023_05/thumb_files/630_360_1684687606-120.jpeg" text:style-name="Internet_20_link" text:visited-style-name="Visited_20_Internet_20_Link">
630_360_16846...</text:a>
', '<text:a xlink:type="simple" xlink:href="https://static.ukrinform.com/photos/2023_05/1684687606-532.jpeg" text:style-name="Internet_20_link" text:visited-style-name="Visited_20_Internet_20_Link">
1684687606-53...</text:a>
', '<text:a xlink:type="simple" xlink:href="https://static.ukrinform.com/photos/2023_05/1684687605-666.jpeg" text:style-name="Internet_20_link" text:visited-style-name="Visited_20_Internet_20_Link">
1684687605-66...</text:a>
']</text:p>
      <text:p text:style-name="P4">
标签: ['Дніпропетровщина', 'Обстріл', 'Війна з Росією']</text:p>
      <text:p text:style-name="P4">
类型: Article</text:p>
      <!--METADATA-->
      <text:p text:style-name="P4">
<draw:frame draw:style-name="fr1" draw:name="Image206" text:anchor-type="as-char" svg:width="6.9236in" svg:height="3.956343in" draw:z-index="0">
<draw:image xlink:href="../Images/yкринформ/2023-05-21T19-42-00-03-00/630_360_1684687606-120.jpeg" xlink:type="simple" xlink:show="embed" xlink:actuate="onLoad" draw:mime-type="image/jpeg"/>
</draw:frame>
当天，俄罗斯入侵者一再袭击了米洛夫斯基社区，纳尼科波尔地区以及dnipropetrovsk地区的辛内基科夫地区的社区。</text:p>
      <text:p text:style-name="P4">
关于<text:a xlink:type="simple" xlink:href="https://t.me/mykola_lukashuk/4663" text:style-name="Internet_20_link" text:visited-style-name="Visited_20_Internet_20_Link">
</text:a>
乌克林福姆报道，通知首席Properpetrovsk区域委员会Mykola Lukashuk。</text:p>
      <text:p text:style-name="P4">
“无人机被击中，从重型大炮释放了40多个炮弹。炮弹摧毁了一栋私人住宅和乘用车<text:a xlink:type="simple" xlink:href="https://www.ukrinform.ua/tag-avtomobil" text:style-name="Internet_20_link" text:visited-style-name="Visited_20_Internet_20_Link">
</text:a>
。 另外六个私人房屋，一个附属建筑和一辆汽车被肢解。 邮局，邮局，医疗机构，农业企业，行政大楼也受到影响。”</text:p>
      <text:p text:style-name="P4">
<draw:frame draw:style-name="fr1" draw:name="Image207" text:anchor-type="as-char" svg:width="6.912156in" svg:height="10.0in" draw:z-index="0">
<draw:image xlink:href="../Images/yкринформ/2023-05-21T19-42-00-03-00/1684687606-532.jpeg" xlink:type="simple" xlink:show="embed" xlink:actuate="onLoad" draw:mime-type="image/jpeg"/>
</draw:frame>
<draw:frame draw:style-name="fr1" draw:name="Image208" text:anchor-type="as-char" svg:width="6.9236in" svg:height="4.3842in" draw:z-index="0">
<draw:image xlink:href="../Images/yкринформ/2023-05-21T19-42-00-03-00/1684687605-666.jpeg" xlink:type="simple" xlink:show="embed" xlink:actuate="onLoad" draw:mime-type="image/jpeg"/>
</draw:frame>
没有受害者。</text:p>
      <text:p text:style-name="P4">
<text:span text:style-name="T4">
另请阅读：</text:span>
 <text:a xlink:type="simple" xlink:href="https://www.ukrinform.ua/rubric-ato/3711969-vorog-iz-vazkoi-artilerii-obstrilav-nikopolskij-rajon-poranena-zinka.html" text:style-name="Internet_20_link" text:visited-style-name="Visited_20_Internet_20_Link">
</text:a>
此外，敌人还被辛内尔尼科夫斯基地区社区击中。 目前正在检查炮击区域。 没有受害者。</text:p>
      <text:p text:style-name="P4">
根据乌克林福姆的报道，在5月21日晚上<text:a xlink:type="simple" xlink:href="https://www.ukrinform.ua/rubric-ato/3712059-rosiani-vnoci-spramuvali-na-dnipropetrovsinu-droni-usi-zbila-ppo.html" text:style-name="Internet_20_link" text:visited-style-name="Visited_20_Internet_20_Link">
</text:a>
，但所有人都被西里波(Siilappo)摧毁。</text:p>
      <text:p text:style-name="P4">
News Source: <text:a xlink:type="simple" xlink:href="https://www.ukrinform.ua/rubric-ato/3712328-vorog-obstrilav-dvi-gromadi-na-dnipropetrovsini.html" text:style-name="Internet_20_link" text:visited-style-name="Visited_20_Internet_20_Link">
https://www.ukrinform.ua/rubric-ato/3712328-vorog-obstrilav-dvi-gromadi-na-dnipropetrovsini.html</text:a>
</text:p>
      <!--NEWS-->
      <text:h text:style-name="P10" text:outline-level="1">
<text:span text:style-name="T4">
入侵者袭击了哈尔科夫</text:span>
</text:h>
      <text:p text:style-name="P4">
作者: Ukrinform (Person)</text:p>
      <text:p text:style-name="P4">
出版商: Укринформ (Organization)</text:p>
      <text:p text:style-name="P4">
出版时间: 2023-05-21T19:51:00+03:00</text:p>
      <text:p text:style-name="P4">
修改时间: 2023-05-21T19:51:00+03:00</text:p>
      <text:p text:style-name="P4">
描述: 俄罗斯入侵者袭击哈尔基夫。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Харків', 'Війна з Росією']</text:p>
      <text:p text:style-name="P4">
类型: Article</text:p>
      <!--METADATA-->
      <text:p text:style-name="P4">
<draw:frame draw:style-name="fr1" draw:name="Image209" text:anchor-type="as-char" svg:width="6.9236in" svg:height="3.956343in" draw:z-index="0">
<draw:image xlink:href="../Images/yкринформ/2023-05-21T19-51-00-03-00/630_360_1669987737-966.jpg" xlink:type="simple" xlink:show="embed" xlink:actuate="onLoad" draw:mime-type="image/jpeg"/>
</draw:frame>
俄罗斯形状的人袭击了哈尔基夫。</text:p>
      <text:p text:style-name="P4">
乌克林福姆(Ukrinform(https://t.me/synegubov/6253)。</text:p>
      <text:p text:style-name="P4">
“注意!哈尔基夫和该地区的居民，入侵者再次罢工!” Sinegubov说。</text:p>
      <text:p text:style-name="P4">
<text:span text:style-name="T4">
另请阅读：</text:span>
 <text:a xlink:type="simple" xlink:href="https://www.ukrinform.ua/rubric-regions/3712264-na-harkivsini-cerez-vibuh-nevidomogo-predmeta-colovik-vtrativ-stupnu.html" text:style-name="Internet_20_link" text:visited-style-name="Visited_20_Internet_20_Link">
<text:span text:style-name="T4">
 kharkiv </text:span>
</text:a>
他敦促不要忽略警报并留在庇护所。</text:p>
      <text:p text:style-name="P4">
据报道，在哈尔基夫地区宣布了空气警报。</text:p>
      <text:p text:style-name="P4">
News Source: <text:a xlink:type="simple" xlink:href="https://www.ukrinform.ua/rubric-ato/3712329-zagarbniki-zavdaut-udariv-po-harkovu.html" text:style-name="Internet_20_link" text:visited-style-name="Visited_20_Internet_20_Link">
https://www.ukrinform.ua/rubric-ato/3712329-zagarbniki-zavdaut-udariv-po-harkovu.html</text:a>
</text:p>
      <!--NEWS-->
      <text:h text:style-name="P10" text:outline-level="1">
<text:span text:style-name="T4">
俄罗斯人在哈尔基夫地区开了一个村庄，一个受伤的人</text:span>
</text:h>
      <text:p text:style-name="P4">
作者: Ukrinform (Person)</text:p>
      <text:p text:style-name="P4">
出版商: Укринформ (Organization)</text:p>
      <text:p text:style-name="P4">
出版时间: 2023-05-21T20:09:00+03:00</text:p>
      <text:p text:style-name="P4">
修改时间: 2023-05-21T20:09:00+03:00</text:p>
      <text:p text:style-name="P4">
描述: 俄罗斯入侵者在哈尔基夫地区的蒂尔库尼（Tsirkuni）村进行了另一次火箭袭击，这是一座损坏的房屋，一名男子受伤。  - 乌克林。</text:p>
      <text:p text:style-name="P4">
图片: ['<text:a xlink:type="simple" xlink:href="https://static.ukrinform.com/photos/2022_12/thumb_files/630_360_1670260661-504.jpg" text:style-name="Internet_20_link" text:visited-style-name="Visited_20_Internet_20_Link">
630_360_16702...</text:a>
']</text:p>
      <text:p text:style-name="P4">
标签: ['Обстріл', 'Поранені', 'Харківщина', 'Війна з Росією']</text:p>
      <text:p text:style-name="P4">
类型: Article</text:p>
      <!--METADATA-->
      <text:p text:style-name="P4">
<draw:frame draw:style-name="fr1" draw:name="Image210" text:anchor-type="as-char" svg:width="6.9236in" svg:height="3.954441in" draw:z-index="0">
<draw:image xlink:href="../Images/yкринформ/2023-05-21T20-09-00-03-00/630_360_1670260661-504.jpg" xlink:type="simple" xlink:show="embed" xlink:actuate="onLoad" draw:mime-type="image/jpeg"/>
</draw:frame>
哈尔基夫区的Tsirkuni村的俄罗斯头目的火箭中风 - 一栋受损的房屋，一名男子受伤。</text:p>
      <text:p text:style-name="P4">
乌克林福姆(Ukrinform(https://t.me/synegubov/6254)“敌人造成了另一个<text:a xlink:type="simple" xlink:href="https://www.ukrinform.ua/tag-raketnij-udar" text:style-name="Internet_20_link" text:visited-style-name="Visited_20_Internet_20_Link">
</text:a>
根据哈尔基夫区的Tsirkuni村。 其中一枚导弹前-s -300击中了阴影，另一个损坏了一座私人住宅，”  - 证词写道。</text:p>
      <text:p text:style-name="P4">
一名平民男子受伤。 医生现在为他提供帮助。</text:p>
      <text:p text:style-name="P4">
<text:span text:style-name="T4">
另请阅读：</text:span>
 <text:a xlink:type="simple" xlink:href="https://www.ukrinform.ua/rubric-ato/3712329-zagarbniki-zavdaut-udariv-po-harkovu.html" text:style-name="Internet_20_link" text:visited-style-name="Visited_20_Internet_20_Link">
</text:a>
紧急服务在现场工作。</text:p>
      <text:p text:style-name="P4">
该信息已指定。</text:p>
      <text:p text:style-name="P4">
据报道，在哈尔基夫地区宣布了空气警报。</text:p>
      <text:p text:style-name="P4">
News Source: <text:a xlink:type="simple" xlink:href="https://www.ukrinform.ua/rubric-ato/3712334-rosiani-obstrilali-selo-na-harkivsini-poranenij-colovik.html" text:style-name="Internet_20_link" text:visited-style-name="Visited_20_Internet_20_Link">
https://www.ukrinform.ua/rubric-ato/3712334-rosiani-obstrilali-selo-na-harkivsini-poranenij-colovik.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5-21T20:25:00+03:00</text:p>
      <text:p text:style-name="P4">
修改时间: 2023-05-21T20:25: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211" text:anchor-type="as-char" svg:width="6.9236in" svg:height="3.956343in" draw:z-index="0">
<draw:image xlink:href="../Images/yкринформ/2023-05-21T20-25-00-03-00/630_360_1645107758-865.jpg" xlink:type="simple" xlink:show="embed" xlink:actuate="onLoad" draw:mime-type="image/jpeg"/>
</draw:frame>
乌克兰乌克兰信息局“乌克林福姆”正在寻找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给<text:span text:style-name="T4">
 <text:a xlink:type="simple" xlink:href="mailto：subanovah@gmail.kom" text:style-name="Internet_20_link" text:visited-style-name="Visited_20_Internet_20_Link">
</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执政党在希腊选举中领导 - 出口</text:span>
</text:h>
      <text:p text:style-name="P4">
作者: Ukrinform (Person)</text:p>
      <text:p text:style-name="P4">
出版商: Укринформ (Organization)</text:p>
      <text:p text:style-name="P4">
出版时间: 2023-05-21T20:40:00+03:00</text:p>
      <text:p text:style-name="P4">
修改时间: 2023-05-21T20:40:00+03:00</text:p>
      <text:p text:style-name="P4">
描述: 根据六个社会学机构进行的退出，执政的保守党“新民主”在希腊的议会选举中领导。  - 乌克林。</text:p>
      <text:p text:style-name="P4">
图片: ['<text:a xlink:type="simple" xlink:href="https://static.ukrinform.com/photos/2023_04/thumb_files/630_360_1682200402-183.png" text:style-name="Internet_20_link" text:visited-style-name="Visited_20_Internet_20_Link">
630_360_16822...</text:a>
']</text:p>
      <text:p text:style-name="P4">
标签: ['Греція', 'Парламент', 'Вибори', 'Екзитпол']</text:p>
      <text:p text:style-name="P4">
类型: Article</text:p>
      <!--METADATA-->
      <text:p text:style-name="P4">
<draw:frame draw:style-name="fr1" draw:name="Image212" text:anchor-type="as-char" svg:width="6.9236in" svg:height="3.956343in" draw:z-index="0">
<draw:image xlink:href="../Images/yкринформ/2023-05-21T20-40-00-03-00/630_360_1682200402-183.png" xlink:type="simple" xlink:show="embed" xlink:actuate="onLoad" draw:mime-type="image/png"/>
</draw:frame>
根据六个社会学机构进行的Daniecitol的说法，执政的保守党“ Nova Democrad”在议会选举的犹豫不决。</text:p>
      <text:p text:style-name="P4">
关于它报告<text:a xlink:type="simple" xlink:href="https://www.ekathimerini.com/news/1211272/greeks-head-to-polls-live-blog/" text:style-name="Internet_20_link" text:visited-style-name="Visited_20_Internet_20_Link">
</text:a>
，报道乌克林福姆。</text:p>
      <text:p text:style-name="P4">
根据调查，新民主的投票率从37.5％到41.5％，而左派“西里兹”(Siriz”)与23.5-27.5％有关。 其他各方有以下结果：逾越节–11.5％-12.5％，希腊共产党(Cpg)-6.5％-7.5％，Mera25和plefsielefterias-2.5％-3.5％。</text:p>
      <text:p text:style-name="P4">
然而，尽管现任总理基里亚科萨米扎基斯(Kiriakosamitzotakis)在主要竞争对手之前的新民主国家的新民主国家可能会保留绝大多数选票。 根据社会学家的说法，需要将超过45％的人扔给全获奖党。</text:p>
      <text:p text:style-name="P4">
[]中的投票站(https://www.ukrinform.ua/tag-grecia)已经关闭了。 佐治亚·米歇尔斯·斯塔夫里亚达基斯(Georgia Michalis Stavrianudakis)内政部将军的基础预计，到21:00，将有一个已知的选票表明选举冠军。</text:p>
      <text:p text:style-name="P4">
<text:span text:style-name="T4">
另请阅读：</text:span>
 <text:a xlink:type="simple" xlink:href="https://www.ukrinform.ua/rubric-world/3712307-premerka-litvi-ne-viklucae-svoei-vidstavki-akso-parlament-ne-pide-na-dostrokovi-vibori.html" text:style-name="Internet_20_link" text:visited-style-name="Visited_20_Internet_20_Link">
<text:span text:style-name="T4">
选择</text:span>
</text:a>
正如乌克林福姆报道的<text:a xlink:type="simple" xlink:href="https://www.ukrinform.ua/rubric-world/3712140-u-grecii-prohodat-parlamentski-vibori.html" text:style-name="Internet_20_link" text:visited-style-name="Visited_20_Internet_20_Link">
</text:a>
\  - 该国公民在接下来的四年中拥有政府。 总的来说，申请的50年代和一个人的36个政党和联盟参加了选举。 其中包括执政的保守党“新民主”，左派“西里兹”，社会主义联盟“变革的波斯运动”，希腊共产党，亲俄罗斯民族主义政党“希腊语解决方案”和左激进党Mera25。</text:p>
      <text:p text:style-name="P4">
要去议会，当事方必须至少获得3％的投票。</text:p>
      <text:p text:style-name="P4">
但是，三个最大政党的领导人 - 新民主国家，西里兹(Siriz)和帕索克(Pasok)的道路 - 已经表示他们不想彼此合作。</text:p>
      <text:p text:style-name="P4">
因此，几乎不可避免的是7月份的第二轮投票。</text:p>
      <text:p text:style-name="P4">
News Source: <text:a xlink:type="simple" xlink:href="https://www.ukrinform.ua/rubric-world/3712340-na-viborah-u-grecii-lidirue-pravlaca-partia-ekzipol.html" text:style-name="Internet_20_link" text:visited-style-name="Visited_20_Internet_20_Link">
https://www.ukrinform.ua/rubric-world/3712340-na-viborah-u-grecii-lidirue-pravlaca-partia-ekzipol.html</text:a>
</text:p>
      <!--NEWS-->
      <text:h text:style-name="P10" text:outline-level="1">
<text:span text:style-name="T4">
沃卢西亚击败奥格斯堡，在倒数第二轮中领导德甲</text:span>
</text:h>
      <text:p text:style-name="P4">
作者: Ukrinform (Person)</text:p>
      <text:p text:style-name="P4">
出版商: Укринформ (Organization)</text:p>
      <text:p text:style-name="P4">
出版时间: 2023-05-21T20:55:48+03:00</text:p>
      <text:p text:style-name="P4">
修改时间: 2023-05-21T20:55:48+03:00</text:p>
      <text:p text:style-name="P4">
描述: “ Shmeli”领先于巴伐利亚，达到2分。  - 乌克林。</text:p>
      <text:p text:style-name="P4">
图片: ['<text:a xlink:type="simple" xlink:href="https://static.ukrinform.com/photos/2023_05/thumb_files/630_360_1684691684-490.jpg" text:style-name="Internet_20_link" text:visited-style-name="Visited_20_Internet_20_Link">
630_360_16846...</text:a>
']</text:p>
      <text:p text:style-name="P4">
标签: ['Баварія', 'Футбол', 'Боруссія Дортмунд']</text:p>
      <text:p text:style-name="P4">
类型: Article</text:p>
      <!--METADATA-->
      <text:p text:style-name="P4">
<draw:frame draw:style-name="fr1" draw:name="Image213" text:anchor-type="as-char" svg:width="6.9236in" svg:height="3.956343in" draw:z-index="0">
<draw:image xlink:href="../Images/yкринформ/2023-05-21T20-55-48-03-00/630_360_1684691684-490.jpg" xlink:type="simple" xlink:show="embed" xlink:actuate="onLoad" draw:mime-type="image/jpeg"/>
</draw:frame>
“ Shmeli”领先于巴伐利亚，达到2分。</text:p>
      <text:p text:style-name="P4">
乌克林福姆报道，在德国德国德甲联赛第33轮比赛中，“鲍鲁西亚”在外国冠军赢得了“奥格斯堡”。</text:p>
      <text:p text:style-name="P4">
布兰特在施密洛夫庆祝，阿勒得到了两次得分</text:p>
      <text:p text:style-name="P4">
比赛中的胜利使Terzich的病房能够领导德甲联赛，在33场比赛后咬了70分。</text:p>
      <text:p text:style-name="P4">
<text:span text:style-name="T4">
另请阅读：</text:span>
 <text:a xlink:type="simple" xlink:href="https://www.ukrinform.ua/rubric-sports/3712011-mancester-siti-dostrokovo-stav-cempionom-anglii.html" text:style-name="Internet_20_link" text:visited-style-name="Visited_20_Internet_20_Link">
</text:a>
据报道，倒数第二次旅行中的“巴伐利亚”被“莱比锡”取代了(1：3).</text:p>
      <text:p text:style-name="P4">
Фото: twitter.com/BVB</text:p>
      <text:p text:style-name="P4">
News Source: <text:a xlink:type="simple" xlink:href="https://www.ukrinform.ua/rubric-sports/3712341-borussia-rozgromila-augsburg-i-ocolila-bundesligu-v-peredostannomu-turi.html" text:style-name="Internet_20_link" text:visited-style-name="Visited_20_Internet_20_Link">
https://www.ukrinform.ua/rubric-sports/3712341-borussia-rozgromila-augsburg-i-ocolila-bundesligu-v-peredostannomu-turi.html</text:a>
</text:p>
      <!--NEWS-->
      <text:h text:style-name="P10" text:outline-level="1">
<text:span text:style-name="T4">
入侵者必须不断感受到威胁</text:span>
</text:h>
      <text:p text:style-name="P4">
作者: Ukrinform (Person)</text:p>
      <text:p text:style-name="P4">
出版商: Укринформ (Organization)</text:p>
      <text:p text:style-name="P4">
出版时间: 2023-05-21T20:57:00+03:00</text:p>
      <text:p text:style-name="P4">
修改时间: 2023-05-21T20:57:00+03:00</text:p>
      <text:p text:style-name="P4">
描述: 俄罗斯军队仍在试图将整个巴赫穆特市控制在他们的控制之下，但国防军继续对抗敌人，每天在某些地区移动200米。  - 乌克林。</text:p>
      <text:p text:style-name="P4">
图片: ['<text:a xlink:type="simple" xlink:href="https://static.ukrinform.com/photos/2023_05/thumb_files/630_360_1684691970-341.jpg" text:style-name="Internet_20_link" text:visited-style-name="Visited_20_Internet_20_Link">
630_360_16846...</text:a>
']</text:p>
      <text:p text:style-name="P4">
标签: ['Бахмут', 'ЗСУ', 'Війна з Росією', 'Єдині новини']</text:p>
      <text:p text:style-name="P4">
类型: Article</text:p>
      <!--METADATA-->
      <text:p text:style-name="P4">
<draw:frame draw:style-name="fr1" draw:name="Image214" text:anchor-type="as-char" svg:width="6.9236in" svg:height="3.956343in" draw:z-index="0">
<draw:image xlink:href="../Images/yкринформ/2023-05-21T20-57-00-03-00/630_360_1684691970-341.jpg" xlink:type="simple" xlink:show="embed" xlink:actuate="onLoad" draw:mime-type="image/jpeg"/>
</draw:frame>
RFVSE部队仍在努力将整个巴赫穆特(Bakhmut)置于他们的控制之下，但西里奥本(Siliobons)继续对抗敌人，每天将一些人移动200米。</text:p>
      <text:p text:style-name="P4">
报道说，武装部队的东方紧急武装部队发言人谢尔盖·奇雷维蒂(Sergey Cherevaty)在电视台“统一新闻”的空中报道了这一点。</text:p>
      <text:p text:style-name="P4">
“ Bakhmut仍然是占用者的优先目标，他们试图完全控制自己的控制。 我们的单位在城市西南部保留了几座建筑物和许多防御工事的防御。 另外，我们的单位是有机会的地方，没有风险，他们已经被敌人感动了。 特别是，在这一天中，有200米中有一些超过了。”发言人说。</text:p>
      <text:p text:style-name="P4">
回答有关巴赫穆特占领者威胁的问题，他滥用敌人应该不断地感受到这种威胁。</text:p>
      <text:p text:style-name="P4">
“无论我们现在是否要包围它们，还是以后再包围，无论如何都将是。 这将是一个终结的小组。 实际上，不管他们爆发如何，都用灯“瓦格纳”造成了无法弥补的损失。</text:p>
      <text:p text:style-name="P4">
<text:span text:style-name="T4">
另请阅读：</text:span>
 <text:a xlink:type="simple" xlink:href="https://www.ukrinform.ua/rubric-ato/3712321-sili-oboroni-prodovzuut-nastupalni-dii-na-flangah-poblizu-bahmuta-sirskij.html" text:style-name="Internet_20_link" text:visited-style-name="Visited_20_Internet_20_Link">
<text:span text:style-name="T4">
 bakhmut </text:span>
</text:a>
根据腹部，[]下的敌人(https://www.ukrinform.ua/tag-bahmut)遭受了严重的损失。</text:p>
      <text:p text:style-name="P4">
“尽管我们没有数值的优势，甚至没有更多的分类炮弹，但我们仍在努力推动敌人通过训练和更多的军队推动敌人。 我们国家没有多少人知道这一点，正如Kharkiv手术所表明的那样，当敌人不知道将在哪里造成主要打击时，这是非常好的。” Cherevaty说。</text:p>
      <text:p text:style-name="P4">
他还保证，乌克兰指挥官的表现很好，因为奉献的力量是为敌人的每一个行动做好了准备。据发言人说，在巴赫穆特方向上，敌人一直在看着缺乏“瓦格纳”的数周，因此俄罗斯司令部被抛弃了常规部队。</text:p>
      <text:p text:style-name="P4">
<text:span text:style-name="T4">
另请阅读：</text:span>
 <text:a xlink:type="simple" xlink:href="https://www.ukrinform.ua/rubric-ato/3712157-rosianam-ne-vdalos-otociti-bahmut-voni-vtratili-castinu-panivnih-visot-malar.html" text:style-name="Internet_20_link" text:visited-style-name="Visited_20_Internet_20_Link">
<text:span text:style-name="T4">
 bakhmut </text:span>
</text:a>
“它们被小型单位，空降的Destantivsk部队加剧，我们还看到老兵还有其他私人军事运动。 他们缺乏合格的人员。”他说。</text:p>
      <text:p text:style-name="P4">
同时，Cherevaty指出，与人员不同，弹丸饥饿没有位置。 Cherevaty回答了种族主义者是否真正缺乏的问题，报道说：“事实并非如此。 发言人说，仅出于这种提取，只有在巴赫穆特方向击败了411次，而在莱曼-Kupyansky方向上只有576次击败。”发言人说。</text:p>
      <text:p text:style-name="P4">
正如乌克林福姆报道的那样，今天，武装解决方案上校亚历山大·赛尔斯基上校的陆军指挥官报告说，乌克兰士兵在巴赫穆特郊区的侧面，实际上是<text:a xlink:type="simple" xlink:href="https://www.ukrinform.ua/rubric-ato/3712221-ukrainski-vijska-nablizautsa-do-vzatta-bahmuta-u-takticne-otocenna-sirskij.html" text:style-name="Internet_20_link" text:visited-style-name="Visited_20_Internet_20_Link">
</text:a>
<text:span text:style-name="T5">
foto：konstantin liber</text:span>
</text:p>
      <text:p text:style-name="P4">
News Source: <text:a xlink:type="simple" xlink:href="https://www.ukrinform.ua/rubric-ato/3712342-zagarbniki-maut-postijno-vidcuvati-zagrozu-otocenna-bahmuta-cerevatij.html" text:style-name="Internet_20_link" text:visited-style-name="Visited_20_Internet_20_Link">
https://www.ukrinform.ua/rubric-ato/3712342-zagarbniki-maut-postijno-vidcuvati-zagrozu-otocenna-bahmuta-cerevatij.html</text:a>
</text:p>
      <!--NEWS-->
      <text:h text:style-name="P10" text:outline-level="1">
<text:span text:style-name="T4">
空气警报已在乌克兰的许多地区宣布</text:span>
</text:h>
      <text:p text:style-name="P4">
作者: Ukrinform (Person)</text:p>
      <text:p text:style-name="P4">
出版商: Укринформ (Organization)</text:p>
      <text:p text:style-name="P4">
出版时间: 2023-05-21T21:10:00+03:00</text:p>
      <text:p text:style-name="P4">
修改时间: 2023-05-21T21:10:00+03:00</text:p>
      <text:p text:style-name="P4">
描述: 乌克兰五个地区宣布空气焦虑。  - 乌克林。</text:p>
      <text:p text:style-name="P4">
图片: ['<text:a xlink:type="simple" xlink:href="https://static.ukrinform.com/photos/2022_04/thumb_files/630_360_1649971569-525.jpg" text:style-name="Internet_20_link" text:visited-style-name="Visited_20_Internet_20_Link">
630_360_16499...</text:a>
']</text:p>
      <text:p text:style-name="P4">
标签: ['Війна з Росією', 'Повітряна тривога']</text:p>
      <text:p text:style-name="P4">
类型: Article</text:p>
      <!--METADATA-->
      <text:p text:style-name="P4">
<draw:frame draw:style-name="fr1" draw:name="Image215" text:anchor-type="as-char" svg:width="6.9236in" svg:height="3.956343in" draw:z-index="0">
<draw:image xlink:href="../Images/yкринформ/2023-05-21T21-10-00-03-00/630_360_1649971569-525.jpg" xlink:type="simple" xlink:show="embed" xlink:actuate="onLoad" draw:mime-type="image/jpeg"/>
</draw:frame>
空气警报在乌克兰五个地区宣布。</text:p>
      <text:p text:style-name="P4">
关于数据<text:a xlink:type="simple" xlink:href="https://map.ukrainealarm.com" text:style-name="Internet_20_link" text:visited-style-name="Visited_20_Internet_20_Link">
</text:a>
转移乌克林。</text:p>
      <text:p text:style-name="P4">
在[]中宣布空气警报(https://www.ukrinform.ua/tag-doneccina)，Dnipropetrovsk，Cherkasy，Poltava和Kirovograd地区。</text:p>
      <text:p text:style-name="P4">
更新!</text:p>
      <text:p text:style-name="P4">
截至22:49，在Dnipropetrovsk Thachern地区的Zaporozhye宣布空气焦虑。</text:p>
      <text:p text:style-name="P4">
<text:span text:style-name="T4">
另请阅读：</text:span>
 <text:a xlink:type="simple" xlink:href="https://www.ukrinform.ua/rubric-ato/3712326-vijska-rf-zoseredzuut-sili-na-pati-napramkah-za-dobu-24-zitknenna.html" text:style-name="Internet_20_link" text:visited-style-name="Visited_20_Internet_20_Link">
<text:span text:style-name="T4">
部队</text:span>
 <text:span text:style-name="T4">
 </text:span>
焦点<text:span text:style-name="T4">
 </text:span>
力<text:span text:style-name="T4">
 </text:span>
 <text:span text:style-name="T4">
 </text:span>
 yat <text:span text:style-name="T4">
<text:span text:style-name="T5">
*指示</text:span>
* </text:span>
 <text:span text:style-name="T4">
 </text:span>
 Day <text:span text:style-name="T4">
 </text:span>
 <text:span text:style-name="T4">
 </text:span>
碰撞* *</text:a>
正如乌克林福姆报道的那样，在哈尔基夫地区的最后一个警报中，俄罗斯入侵者<text:a xlink:type="simple" xlink:href="https://www.ukrinform.ua/rubric-ato/3712334-rosiani-obstrilali-selo-na-harkivsini-poranenij-colovik.html" text:style-name="Internet_20_link" text:visited-style-name="Visited_20_Internet_20_Link">
</text:a>
一所房子在Tsirkunynarkivsky区的村庄损坏，一名男子被损坏。</text:p>
      <text:p text:style-name="P4">
News Source: <text:a xlink:type="simple" xlink:href="https://www.ukrinform.ua/rubric-regions/3712345-u-nizci-oblastej-ukraini-ogolosena-povitrana-trivoga.html" text:style-name="Internet_20_link" text:visited-style-name="Visited_20_Internet_20_Link">
https://www.ukrinform.ua/rubric-regions/3712345-u-nizci-oblastej-ukraini-ogolosena-povitrana-trivoga.html</text:a>
</text:p>
      <!--NEWS-->
      <text:h text:style-name="P10" text:outline-level="1">
<text:span text:style-name="T4">
在广岛乌克兰主题的G7峰会上是中央 -  Zelensky</text:span>
</text:h>
      <text:p text:style-name="P4">
作者: Ukrinform (Person)</text:p>
      <text:p text:style-name="P4">
出版商: Укринформ (Organization)</text:p>
      <text:p text:style-name="P4">
出版时间: 2023-05-21T21:14:00+03:00</text:p>
      <text:p text:style-name="P4">
修改时间: 2023-05-21T21:14:00+03:00</text:p>
      <text:p text:style-name="P4">
描述: 在广岛，乌克兰是七组工作的名誉参与者，乌克兰话题是中心的。  - 乌克林。</text:p>
      <text:p text:style-name="P4">
图片: ['<text:a xlink:type="simple" xlink:href="https://static.ukrinform.com/photos/2023_05/thumb_files/630_360_1684676701-846.jpeg" text:style-name="Internet_20_link" text:visited-style-name="Visited_20_Internet_20_Link">
630_360_16846...</text:a>
']</text:p>
      <text:p text:style-name="P4">
标签: ['Японія', 'Україна', 'Зеленський', 'Саміт G7']</text:p>
      <text:p text:style-name="P4">
类型: Article</text:p>
      <!--METADATA-->
      <text:p text:style-name="P4">
<draw:frame draw:style-name="fr1" draw:name="Image216" text:anchor-type="as-char" svg:width="6.9236in" svg:height="3.956343in" draw:z-index="0">
<draw:image xlink:href="../Images/yкринформ/2023-05-21T21-14-00-03-00/630_360_1684676701-846.jpeg" xlink:type="simple" xlink:show="embed" xlink:actuate="onLoad" draw:mime-type="image/jpeg"/>
</draw:frame>
乌基岛乌克兰(Uchiroshima Ukraine)是七组工作和乌克兰童话的名誉参与者。</text:p>
      <text:p text:style-name="P4">
Volodymyr Zelenskyy在[]中说了这一点(https://www.youtube.com/watch?v=vALJIXDl9lk)，报道乌克林福姆。</text:p>
      <text:p text:style-name="P4">
<text:span text:style-name="T5">
viso：<text:a xlink:type="simple" xlink:href="https://t.me/OP_UA/9562" text:style-name="Internet_20_link" text:visited-style-name="Visited_20_Internet_20_Link">
</text:a>
</text:span>
</text:p>
      <text:p text:style-name="P4">
<text:span text:style-name="T4">
亲爱的乌克兰人!</text:span>
</text:p>
      <text:p text:style-name="P4">
我们完成了这个非常困难但非常重要的一周。 星期五 - 利加拉巴州。 周六和周日-G7加乌克兰和扩展格式 - 七个加合作伙伴，包括全球南方，以及乌克兰。 强烈。</text:p>
      <text:p text:style-name="P4">
世界听到我们的立场。 安全和保证的安全，我们所有领土，我们所有的人民，正义，我们和平公式的实现……至于乌克兰的每一个重要意义，我们都对世界有所了解。 我们将共同提高乌克兰的潜力。</text:p>
      <text:p text:style-name="P4">
这个星期六是乌克兰的科学日，我们给乌克兰的越多，我们付给所有在这个高贵领域工作的人就越多。 我祝贺所有科学家!</text:p>
      <text:p text:style-name="P4">
今天，在周日，在这里，在乌克兰广岛，是大七岁的真正名誉参与者。 乌克兰话题 - 中央，所有乌克兰人的荣誉 - 特别。 谢谢“七”!</text:p>
      <text:p text:style-name="P4">
与拜登总统会面 - 一如既往，我们在这样的间隔后变得更加强大。 与印度尼西亚领导人会面是有意义的。 与韩国总统共和国会面是建立牢固关系的潜力。 与加拿大特鲁多总理会面，谢谢你，贾斯汀，你。 他与领导人和澳大利亚进行了交谈。 与日本利特利亚总理的增加合作详细介绍。</text:p>
      <text:p text:style-name="P4">
还有一个非常重要的仪式，并吸引了广岛的和平博物馆...</text:p>
      <text:p text:style-name="P4">
我们与世界的团结，对乌克兰人的保护和我们的力量 - 乌克兰国家的力量 - 也将是对我们人民的记忆的最有价值的纪念 - 不同的一代 - 他们的生活已经被俄罗斯鸿沟打破和践踏，这种长期的暴政改变了形状，但杀死了同等的。</text:p>
      <text:p text:style-name="P4">
今天是纪念受害者政治镇压的日子……所有在苏联政权中的人们的纪念日。 我们不要忘记是什么，我们不会忘记，削弱，也不要忘记我们有义务坚强。</text:p>
      <text:p text:style-name="P4">
我们将永远。</text:p>
      <text:p text:style-name="P4">
<text:span text:style-name="T4">
荣耀到乌克兰!</text:span>
</text:p>
      <text:p text:style-name="P4">
_foto：op _</text:p>
      <text:p text:style-name="P4">
News Source: <text:a xlink:type="simple" xlink:href="https://www.ukrinform.ua/rubric-polytics/3712347-na-samiti-velikoi-simki-v-hirosimi-ukrainska-tematika-bula-centralnou-zelenskij.html" text:style-name="Internet_20_link" text:visited-style-name="Visited_20_Internet_20_Link">
https://www.ukrinform.ua/rubric-polytics/3712347-na-samiti-velikoi-simki-v-hirosimi-ukrainska-tematika-bula-centralnou-zelenskij.html</text:a>
</text:p>
      <!--NEWS-->
      <text:h text:style-name="P10" text:outline-level="1">
<text:span text:style-name="T4">
联合国不反映21世纪的现实，需要改革 - 印度总理</text:span>
</text:h>
      <text:p text:style-name="P4">
作者: Ukrinform (Person)</text:p>
      <text:p text:style-name="P4">
出版商: Укринформ (Organization)</text:p>
      <text:p text:style-name="P4">
出版时间: 2023-05-21T21:32:00+03:00</text:p>
      <text:p text:style-name="P4">
修改时间: 2023-05-21T21:32:00+03:00</text:p>
      <text:p text:style-name="P4">
描述: 印度总理纳林德拉·莫迪（Narindra Modi）在广岛的G7峰会期间质疑联合国的活动，并指出，它没有反映21世纪的现实。  - 乌克林。</text:p>
      <text:p text:style-name="P4">
图片: ['<text:a xlink:type="simple" xlink:href="https://static.ukrinform.com/photos/2023_05/thumb_files/630_360_1684692362-111.jpeg" text:style-name="Internet_20_link" text:visited-style-name="Visited_20_Internet_20_Link">
630_360_16846...</text:a>
']</text:p>
      <text:p text:style-name="P4">
标签: ['Індія', 'ООН', "Прем'єр"]</text:p>
      <text:p text:style-name="P4">
类型: Article</text:p>
      <!--METADATA-->
      <text:p text:style-name="P4">
<draw:frame draw:style-name="fr1" draw:name="Image217" text:anchor-type="as-char" svg:width="6.9236in" svg:height="3.956343in" draw:z-index="0">
<draw:image xlink:href="../Images/yкринформ/2023-05-21T21-32-00-03-00/630_360_1684692362-111.jpeg" xlink:type="simple" xlink:show="embed" xlink:actuate="onLoad" draw:mime-type="image/jpeg"/>
</draw:frame>
印度总理纳林德拉·莫迪(Narindra Modi)在广岛的G7峰会过程中提出了质疑，并指出，它没有反映21世纪的现实。</text:p>
      <text:p text:style-name="P4">
关于它报告<text:a xlink:type="simple" xlink:href="https://www.outlookindia.com/international/g7-summit-pm-narendra-modi-calls-for-united-nations-reform-news-288156" text:style-name="Internet_20_link" text:visited-style-name="Visited_20_Internet_20_Link">
</text:a>
，报道乌克林福姆。</text:p>
      <text:p text:style-name="P4">
莫迪强烈呼吁进行国际组织的改革。 据他说，如果联合国不反映现代世界的现实，联合国将仍然只是“口头商店”。</text:p>
      <text:p text:style-name="P4">
“我们需要分析为什么我们被迫谈论步枪的和平与稳定？ 为什么创建为维护和平而创建的联合国能够防止今天的冲突？ 为什么在<text:a xlink:type="simple" xlink:href="https://www.ukrinform.ua/tag-oon" text:style-name="Internet_20_link" text:visited-style-name="Visited_20_Internet_20_Link">
</text:a>
甚至没有恐怖主义的定义？ 如果您认为，这很明显。</text:p>
      <text:p text:style-name="P4">
他强调，新德里坚决坚持改革联合国。</text:p>
      <text:p text:style-name="P4">
<text:span text:style-name="T4">
另请阅读：</text:span>
 <text:a xlink:type="simple" xlink:href="https://www.ukrinform.ua/rubric-world/3712198-guterres-zaaviv-pro-neobhidnist-reformuvanna-radbezu-oon.html" text:style-name="Internet_20_link" text:visited-style-name="Visited_20_Internet_20_Link">
<text:span text:style-name="T4">
 un </text:span>
</text:a>
正如乌克林福姆报道的那样，早期的联合国秘书长安东尼·古特雷斯(Anthony Guterres)需要改革安全理事会和布雷顿·伍兹(Bretton Woods)体系，以实现“现代世界的现实”。</text:p>
      <text:p text:style-name="P4">
此前，乌克兰沃迪米尔·泽伦斯基总统表示有必要改革国际机构，包括联合国组织机制。</text:p>
      <text:p text:style-name="P4">
<text:span text:style-name="T5">
来自khaleejtimes.com的照片</text:span>
 _</text:p>
      <text:p text:style-name="P4">
News Source: <text:a xlink:type="simple" xlink:href="https://www.ukrinform.ua/rubric-world/3712344-oon-ne-vidobrazae-realij-xxi-stolitta-i-potrebue-reformuvanna-premer-indii.html" text:style-name="Internet_20_link" text:visited-style-name="Visited_20_Internet_20_Link">
https://www.ukrinform.ua/rubric-world/3712344-oon-ne-vidobrazae-realij-xxi-stolitta-i-potrebue-reformuvanna-premer-indii.html</text:a>
</text:p>
      <!--NEWS-->
      <text:h text:style-name="P10" text:outline-level="1">
<text:span text:style-name="T4">
Curta Kobein的破碎吉他被拍卖，近60万美元</text:span>
</text:h>
      <text:p text:style-name="P4">
作者: Ukrinform (Person)</text:p>
      <text:p text:style-name="P4">
出版商: Укринформ (Organization)</text:p>
      <text:p text:style-name="P4">
出版时间: 2023-05-21T21:33:48+03:00</text:p>
      <text:p text:style-name="P4">
修改时间: 2023-05-21T21:33:48+03:00</text:p>
      <text:p text:style-name="P4">
描述: 吉他被涅rv的主持人库尔特·科贝因（Kurt Kobain）打破了吉他，被拍卖了近60万美元。  - 乌克林。</text:p>
      <text:p text:style-name="P4">
图片: ['<text:a xlink:type="simple" xlink:href="https://static.ukrinform.com/photos/2022_02/thumb_files/630_360_1645195365-772.jpg" text:style-name="Internet_20_link" text:visited-style-name="Visited_20_Internet_20_Link">
630_360_16451...</text:a>
', '<text:a xlink:type="simple" xlink:href="https://static.ukrinform.com/photos/2023_05/1684693594-658.jpg" text:style-name="Internet_20_link" text:visited-style-name="Visited_20_Internet_20_Link">
1684693594-65...</text:a>
']</text:p>
      <text:p text:style-name="P4">
标签: ['Аукціон', 'Гітара', 'Nirvana']</text:p>
      <text:p text:style-name="P4">
类型: Article</text:p>
      <!--METADATA-->
      <text:p text:style-name="P4">
<draw:frame draw:style-name="fr1" draw:name="Image218" text:anchor-type="as-char" svg:width="6.9236in" svg:height="3.956343in" draw:z-index="0">
<draw:image xlink:href="../Images/yкринформ/2023-05-21T21-33-48-03-00/630_360_1645195365-772.jpg" xlink:type="simple" xlink:show="embed" xlink:actuate="onLoad" draw:mime-type="image/jpeg"/>
</draw:frame>
吉他在涅rv乐队Kurt Kobein在舞台上打破了吉他，在拍卖会上以60万美元的价格出售。</text:p>
      <text:p text:style-name="P4">
关于它报告<text:a xlink:type="simple" xlink:href="https://www.bbc.co.uk/news/world-us-canada-65664330" text:style-name="Internet_20_link" text:visited-style-name="Visited_20_Internet_20_Link">
</text:a>
，报道乌克林福姆。</text:p>
      <text:p text:style-name="P4">
<text:a xlink:type="simple" xlink:href="https://www.ukrinform.ua/tag-aukcion" text:style-name="Internet_20_link" text:visited-style-name="Visited_20_Internet_20_Link">
</text:a>
朱利安(Julien)的拍卖会说，挡泥板级吉他将以60,000美元的价格出售。相反，该工具的售价为595,000美元。 买方的名字是不必要的。</text:p>
      <text:p text:style-name="P4">
<draw:frame draw:style-name="fr1" draw:name="Image219" text:anchor-type="as-char" svg:width="6.9236in" svg:height="3.894525in" draw:z-index="0">
<draw:image xlink:href="../Images/yкринформ/2023-05-21T21-33-48-03-00/1684693594-658.jpg" xlink:type="simple" xlink:show="embed" xlink:actuate="onLoad" draw:mime-type="image/jpeg"/>
</draw:frame>
当Nirvana在1990年代初从事她热门的Nvermindn研究时，Kobein打破了她。 后来，该工具被组装了，但是不再播放它。 吉他均由乐队的所有三名成员签名。</text:p>
      <text:p text:style-name="P4">
<text:span text:style-name="T4">
另请阅读：</text:span>
 <text:a xlink:type="simple" xlink:href="https://www.ukrinform.ua/rubric-culture/3710402-na-vistavciaukcioni-u-varsavi-predstavili-kartini-i-vijskovi-trofei-z-ukraini.html" text:style-name="Internet_20_link" text:visited-style-name="Visited_20_Internet_20_Link">
<text:span text:style-name="T4">
拍卖</text:span>
</text:a>
“库尔特·科班(Kurt Kobane)在演出时登上舞台时，他是一辆汽车。 这个人是邪恶的，您可以在舞台上感觉到它。 您认为它是如何用工具分发的。</text:p>
      <text:p text:style-name="P4">
众所周知，Kurt Kobane与Tadepress的精神活性物质进行了依赖。 他还与妻子考特尼(Courtney)建立了动荡的关系。</text:p>
      <text:p text:style-name="P4">
表演者于1994年4月自杀。</text:p>
      <text:p text:style-name="P4">
_文字中的照片：Getty Images _</text:p>
      <text:p text:style-name="P4">
News Source: <text:a xlink:type="simple" xlink:href="https://www.ukrinform.ua/rubric-culture/3712348-rozbitu-gitaru-kurta-kobejna-prodali-na-aukcioni-majze-za-600-tisac.html" text:style-name="Internet_20_link" text:visited-style-name="Visited_20_Internet_20_Link">
https://www.ukrinform.ua/rubric-culture/3712348-rozbitu-gitaru-kurta-kobejna-prodali-na-aukcioni-majze-za-600-tisac.html</text:a>
</text:p>
      <!--NEWS-->
      <text:h text:style-name="P10" text:outline-level="1">
<text:span text:style-name="T4">
总裁：我们对世界多数席位都了解乌克兰的每一个重要意义</text:span>
</text:h>
      <text:p text:style-name="P4">
作者: Ukrinform (Person)</text:p>
      <text:p text:style-name="P4">
出版商: Укринформ (Organization)</text:p>
      <text:p text:style-name="P4">
出版时间: 2023-05-21T21:39:00+03:00</text:p>
      <text:p text:style-name="P4">
修改时间: 2023-05-21T21:39:00+03:00</text:p>
      <text:p text:style-name="P4">
描述: 世界听到了乌克兰的立场 - 对于每个人来说，我们国家对世界多数席位有着重要的了解。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Переговори', 'Україна', 'Зеленський', 'Саміт G7']</text:p>
      <text:p text:style-name="P4">
类型: Article</text:p>
      <!--METADATA-->
      <text:p text:style-name="P4">
<draw:frame draw:style-name="fr1" draw:name="Image220" text:anchor-type="as-char" svg:width="6.9236in" svg:height="3.956343in" draw:z-index="0">
<draw:image xlink:href="../Images/yкринформ/2023-05-21T21-39-00-03-00/630_360_1682451261-591.jpeg" xlink:type="simple" xlink:show="embed" xlink:actuate="onLoad" draw:mime-type="image/jpeg"/>
</draw:frame>
世界听到了乌克兰的地位 - 对于每个人来说，对我国的重要意义对世界多数派有货币理解。</text:p>
      <text:p text:style-name="P4">
Volodymyr Zelenskyy在[]中说了这一点(https://www.youtube.com/watch?v=vALJIXDl9lk)，报道乌克林福姆。</text:p>
      <text:p text:style-name="P4">
“我们完成了这个非常困难但非常重要的一周。 星期五 - 利加拉巴州。 周六和周日-G7加乌克兰和扩展格式 - 七个加合作伙伴，包括全球南方，以及乌克兰。 强烈。 点燃我们的立场：保护和保证安全，我们所有地区，所有人，正义，和平公式的实现。 关于乌克兰的每个明确观点，我们对世界多数席位有了解。 总统强调。</text:p>
      <text:p text:style-name="P4">
<text:span text:style-name="T5">
viso：<text:a xlink:type="simple" xlink:href="https://t.me/OP_UA/9562" text:style-name="Internet_20_link" text:visited-style-name="Visited_20_Internet_20_Link">
</text:a>
</text:span>
</text:p>
      <text:p text:style-name="P4">
国家元首谈到了日本访问日本的许多双边会议，并强调乌克兰将加强与角落的合作。</text:p>
      <text:p text:style-name="P4">
<text:span text:style-name="T4">
另请阅读：</text:span>
 <text:a xlink:type="simple" xlink:href="https://www.ukrinform.ua/rubric-ato/3712347-na-samiti-velikoi-simki-v-hirosimi-ukrainska-tematika-bula-centralnou-zelenskij.html" text:style-name="Internet_20_link" text:visited-style-name="Visited_20_Internet_20_Link">
<text:span text:style-name="T4">
 Zelensky </text:span>
</text:a>
“与拜登总统会面 - 一如既往，在这样的间隔之后，我们变得更加强大。 与印度尼西亚领导人会面是有意义的。 与韩国总统共和国会面是建立牢固关系的潜力。 与加拿大特鲁多总理会面，谢谢你，贾斯汀，你。 他与领导人和澳大利亚进行了交谈。 与日本总理分别详细详细详细详细 - 让我们增加合作。”  - 说<text:a xlink:type="simple" xlink:href="https://www.ukrinform.ua/tag-zelenskij" text:style-name="Internet_20_link" text:visited-style-name="Visited_20_Internet_20_Link">
</text:a>
。</text:p>
      <text:p text:style-name="P4">
据报道，乌克兰总统参加了七届第48次峰会。Zelensky与大七人的领导人交谈，感谢对乌克兰的支持，并分别吸引了所有人。</text:p>
      <text:p text:style-name="P4">
_foto：op _</text:p>
      <text:p text:style-name="P4">
News Source: <text:a xlink:type="simple" xlink:href="https://www.ukrinform.ua/rubric-polytics/3712350-prezident-maemo-porozuminna-zi-svitovou-bilsistu-sodo-koznogo-suttevogo-dla-ukraini-punktu.html" text:style-name="Internet_20_link" text:visited-style-name="Visited_20_Internet_20_Link">
https://www.ukrinform.ua/rubric-polytics/3712350-prezident-maemo-porozuminna-zi-svitovou-bilsistu-sodo-koznogo-suttevogo-dla-ukraini-punktu.html</text:a>
</text:p>
      <!--NEWS-->
      <text:h text:style-name="P10" text:outline-level="1">
<text:span text:style-name="T4">
《星球大战》明星马克·海希尔（Mark Hemill）正在玩刺绣 - 资金将用于学校康复</text:span>
</text:h>
      <text:p text:style-name="P4">
作者: Ukrinform (Person)</text:p>
      <text:p text:style-name="P4">
出版商: Укринформ (Organization)</text:p>
      <text:p text:style-name="P4">
出版时间: 2023-05-21T21:59:00+03:00</text:p>
      <text:p text:style-name="P4">
修改时间: 2023-05-21T21:59:00+03:00</text:p>
      <text:p text:style-name="P4">
描述: 美国演员和联合大使24马克·亨希尔（Mark Hemill）尝试刺绣，并决定扮演第二个。 收益将用于基辅地区Buzova村的恢复学校。  - 乌克林。</text:p>
      <text:p text:style-name="P4">
图片: ['<text:a xlink:type="simple" xlink:href="https://static.ukrinform.com/photos/2022_12/thumb_files/630_360_1671246078-363.jpg" text:style-name="Internet_20_link" text:visited-style-name="Visited_20_Internet_20_Link">
630_360_16712...</text:a>
', '<text:a xlink:type="simple" xlink:href="https://static.ukrinform.com/photos/2023_05/1684695355-970.jpeg" text:style-name="Internet_20_link" text:visited-style-name="Visited_20_Internet_20_Link">
1684695355-97...</text:a>
']</text:p>
      <text:p text:style-name="P4">
标签: ['Вишиванка', 'Актор', 'United24']</text:p>
      <text:p text:style-name="P4">
类型: Article</text:p>
      <!--METADATA-->
      <text:p text:style-name="P4">
<draw:frame draw:style-name="fr1" draw:name="Image221" text:anchor-type="as-char" svg:width="6.9236in" svg:height="3.956343in" draw:z-index="0">
<draw:image xlink:href="../Images/yкринформ/2023-05-21T21-59-00-03-00/630_360_1671246078-363.jpg" xlink:type="simple" xlink:show="embed" xlink:actuate="onLoad" draw:mime-type="image/jpeg"/>
</draw:frame>
美国演员和联合大使24马克·亨希尔(Mark Hemill)试图扮演第二个。 收益将用于基辅地区布佐瓦联盟布佐瓦学校的重建。</text:p>
      <text:p text:style-name="P4">
他在[]中报告了这一点(https://twitter.com/MarkHamill/status/1660360061217284096)，报道乌克林福姆。</text:p>
      <text:p text:style-name="P4">
“这种刺绣是用United24的刺绣轻剑制成的。 他们只有两个!想赢得朋友吗？ 只是在乌克兰的布佐瓦亚牺牲24美元或更多。 让我们一起做!”  - 吉尔写道。</text:p>
      <text:p text:style-name="P4">
也是一位演员，以卢克·天行者在《星球大战》中的角色而闻名，他出版了一张刺绣照片。</text:p>
      <text:p text:style-name="P4">
<draw:frame draw:style-name="fr1" draw:name="Image222" text:anchor-type="as-char" svg:width="6.70302in" svg:height="10.0in" draw:z-index="0">
<draw:image xlink:href="../Images/yкринформ/2023-05-21T21-59-00-03-00/1684695355-970.jpeg" xlink:type="simple" xlink:show="embed" xlink:actuate="onLoad" draw:mime-type="image/jpeg"/>
</draw:frame>
<text:span text:style-name="T4">
另请阅读：</text:span>
 <text:a xlink:type="simple" xlink:href="https://www.ukrinform.ua/rubric-culture/3704880-aktor-mark-gemill-zibrav-ponad-15-miljona-na-droni-dla-zsu.html" text:style-name="Internet_20_link" text:visited-style-name="Visited_20_Internet_20_Link">
<text:span text:style-name="T4">
 Hemill </text:span>
</text:a>
根据乌克兰乌克兰(Ukrinform)的说法，乌克兰沃迪米尔·泽伦斯基(Volodymyr Zelensky)的总裁启动了《联合计划》(Global Project24)的创建，他试图团结他们从各地帮助我们国家的渴望的人。</text:p>
      <text:p text:style-name="P4">
<text:a xlink:type="simple" xlink:href="https://www.ukrinform.ua/tag-united24" text:style-name="Internet_20_link" text:visited-style-name="Visited_20_Internet_20_Link">
</text:a>
 - 乌克兰支持的同名。 主要目标是增加我国的捐款数量，以确保其分配的效率和透明度。</text:p>
      <text:p text:style-name="P4">
News Source: <text:a xlink:type="simple" xlink:href="https://www.ukrinform.ua/rubric-culture/3712352-zirka-zoranih-vijn-mark-gemill-rozigrue-visivanku-kosti-pidut-na-vidnovlenna-skoli.html" text:style-name="Internet_20_link" text:visited-style-name="Visited_20_Internet_20_Link">
https://www.ukrinform.ua/rubric-culture/3712352-zirka-zoranih-vijn-mark-gemill-rozigrue-visivanku-kosti-pidut-na-vidnovlenna-skoli.html</text:a>
</text:p>
      <!--NEWS-->
      <text:h text:style-name="P10" text:outline-level="1">
<text:span text:style-name="T4">
APL：冠军身份的“城市”赢得了切尔西</text:span>
</text:h>
      <text:p text:style-name="P4">
作者: Ukrinform (Person)</text:p>
      <text:p text:style-name="P4">
出版商: Укринформ (Organization)</text:p>
      <text:p text:style-name="P4">
出版时间: 2023-05-21T22:00:28+03:00</text:p>
      <text:p text:style-name="P4">
修改时间: 2023-05-21T22:00:28+03:00</text:p>
      <text:p text:style-name="P4">
描述: 乌克兰边锋“贵族”米哈伊尔·穆德里克（Mikhail Mudryk）参加了比赛20分钟。  - 乌克林。</text:p>
      <text:p text:style-name="P4">
图片: ['<text:a xlink:type="simple" xlink:href="https://static.ukrinform.com/photos/2023_05/thumb_files/630_360_1684695568-468.jpg" text:style-name="Internet_20_link" text:visited-style-name="Visited_20_Internet_20_Link">
630_360_16846...</text:a>
']</text:p>
      <text:p text:style-name="P4">
标签: ['Челсі', 'Футбол', 'Манчестер Сіті', 'АПЛ']</text:p>
      <text:p text:style-name="P4">
类型: Article</text:p>
      <!--METADATA-->
      <text:p text:style-name="P4">
<draw:frame draw:style-name="fr1" draw:name="Image223" text:anchor-type="as-char" svg:width="6.9236in" svg:height="3.956343in" draw:z-index="0">
<draw:image xlink:href="../Images/yкринформ/2023-05-21T22-00-28-03-00/630_360_1684695568-468.jpg" xlink:type="simple" xlink:show="embed" xlink:actuate="onLoad" draw:mime-type="image/jpeg"/>
</draw:frame>
乌克兰边锋“贵族”米哈伊尔·穆德里克(Mikhail Mudryk)参加了比赛20分钟。</text:p>
      <text:p text:style-name="P4">
乌克林福姆报道，曼彻斯特城在英超联赛第37轮比赛中击败了切尔西。</text:p>
      <text:p text:style-name="P4">
阿尔瓦雷斯(Alvarez)被分为当地人的一部分。</text:p>
      <text:p text:style-name="P4">
曼彻斯特城提前了。 35场比赛后，瓜迪奥拉病房的叙述88分。</text:p>
      <text:p text:style-name="P4">
切尔西(Chelsea)进行了12个步骤，在36场比赛后获得43分。</text:p>
      <text:p text:style-name="P4">
<text:span text:style-name="T4">
另请阅读：</text:span>
 <text:a xlink:type="simple" xlink:href="https://www.ukrinform.ua/rubric-sports/3712341-borussia-rozgromila-augsburg-i-ocolila-bundesligu-v-peredostannomu-turi.html" text:style-name="Internet_20_link" text:visited-style-name="Visited_20_Internet_20_Link">
<text:span text:style-name="T4">
 borussia </text:span>
</text:a>
据报道，第二阶段是37场比赛后的阿森纳81分。</text:p>
      <text:p text:style-name="P4">
照片：盖蒂图像</text:p>
      <text:p text:style-name="P4">
News Source: <text:a xlink:type="simple" xlink:href="https://www.ukrinform.ua/rubric-sports/3712353-apl-man-siti-v-statusi-cempiona-peremig-celsi.html" text:style-name="Internet_20_link" text:visited-style-name="Visited_20_Internet_20_Link">
https://www.ukrinform.ua/rubric-sports/3712353-apl-man-siti-v-statusi-cempiona-peremig-celsi.html</text:a>
</text:p>
      <!--NEWS-->
      <text:h text:style-name="P10" text:outline-level="1">
<text:span text:style-name="T4">
在敖德萨，有爆炸 - 媒体</text:span>
</text:h>
      <text:p text:style-name="P4">
作者: Ukrinform (Person)</text:p>
      <text:p text:style-name="P4">
出版商: Укринформ (Organization)</text:p>
      <text:p text:style-name="P4">
出版时间: 2023-05-21T22:02:00+03:00</text:p>
      <text:p text:style-name="P4">
修改时间: 2023-05-21T22:02:00+03:00</text:p>
      <text:p text:style-name="P4">
描述: 在敖德萨的空气焦虑期间，听到了爆炸声。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деса', 'Вибух', 'Війна з Росією', 'Повітряна тривога', 'ППО']</text:p>
      <text:p text:style-name="P4">
类型: Article</text:p>
      <!--METADATA-->
      <text:p text:style-name="P4">
<draw:frame draw:style-name="fr1" draw:name="Image224" text:anchor-type="as-char" svg:width="6.9236in" svg:height="3.956343in" draw:z-index="0">
<draw:image xlink:href="../Images/yкринформ/2023-05-21T22-02-00-03-00/630_360_1538997483-946.jpg" xlink:type="simple" xlink:show="embed" xlink:actuate="onLoad" draw:mime-type="image/jpeg"/>
</draw:frame>
在敖德萨的空气焦虑期间，听到了爆炸声。</text:p>
      <text:p text:style-name="P4">
关于它报告<text:a xlink:type="simple" xlink:href="https://t.me/s/suspilnenews" text:style-name="Internet_20_link" text:visited-style-name="Visited_20_Internet_20_Link">
</text:a>
，报道乌克林福姆。</text:p>
      <text:p text:style-name="P4">
“在敖德萨，他听起来<text:a xlink:type="simple" xlink:href="https://www.ukrinform.ua/tag-vibuh" text:style-name="Internet_20_link" text:visited-style-name="Visited_20_Internet_20_Link">
</text:a>
”， - 段落读取。</text:p>
      <text:p text:style-name="P4">
<text:span text:style-name="T4">
另请阅读：</text:span>
 <text:a xlink:type="simple" xlink:href="https://www.ukrinform.ua/rubric-ato/3712025-u-dnipri-prolunav-vibuh-zmi.html" text:style-name="Internet_20_link" text:visited-style-name="Visited_20_Internet_20_Link">
<text:span text:style-name="T4">
爆炸</text:span>
</text:a>
OVA发言人Sergey Bratchuk在<text:a xlink:type="simple" xlink:href="https://t.me/s/Bratchuk_Sergey" text:style-name="Internet_20_link" text:visited-style-name="Visited_20_Internet_20_Link">
</text:a>
了解防空有效。</text:p>
      <text:p text:style-name="P4">
该地区宣布空气焦虑。</text:p>
      <text:p text:style-name="P4">
News Source: <text:a xlink:type="simple" xlink:href="https://www.ukrinform.ua/rubric-ato/3712356-v-odesi-prolunav-vibuh-zmi.html" text:style-name="Internet_20_link" text:visited-style-name="Visited_20_Internet_20_Link">
https://www.ukrinform.ua/rubric-ato/3712356-v-odesi-prolunav-vibuh-zmi.html</text:a>
</text:p>
      <!--NEWS-->
      <text:h text:style-name="P10" text:outline-level="1">
<text:span text:style-name="T4">
篮球：皇家马德里在欧利奥舞决赛中击败奥林匹亚科斯</text:span>
</text:h>
      <text:p text:style-name="P4">
作者: Ukrinform (Person)</text:p>
      <text:p text:style-name="P4">
出版商: Укринформ (Organization)</text:p>
      <text:p text:style-name="P4">
出版时间: 2023-05-21T22:04:22+03:00</text:p>
      <text:p text:style-name="P4">
修改时间: 2023-05-21T22:04:22+03:00</text:p>
      <text:p text:style-name="P4">
描述: 今天，5月21日，Szezhiris-Arena的Eurolege决赛在立陶宛的Kaunas举行。  - 乌克林。</text:p>
      <text:p text:style-name="P4">
图片: ['<text:a xlink:type="simple" xlink:href="https://static.ukrinform.com/photos/2023_05/thumb_files/630_360_1684695825-645.jpg" text:style-name="Internet_20_link" text:visited-style-name="Visited_20_Internet_20_Link">
630_360_16846...</text:a>
']</text:p>
      <text:p text:style-name="P4">
标签: ['Баскетбол']</text:p>
      <text:p text:style-name="P4">
类型: Article</text:p>
      <!--METADATA-->
      <text:p text:style-name="P4">
<draw:frame draw:style-name="fr1" draw:name="Image225" text:anchor-type="as-char" svg:width="6.9236in" svg:height="3.956343in" draw:z-index="0">
<draw:image xlink:href="../Images/yкринформ/2023-05-21T22-04-22-03-00/630_360_1684695825-645.jpg" xlink:type="simple" xlink:show="embed" xlink:actuate="onLoad" draw:mime-type="image/jpeg"/>
</draw:frame>
今天，5月21日，Szezhiriss-Arena的Eurolege决赛在立陶宛Kaunas举行。</text:p>
      <text:p text:style-name="P4">
据报道，在最后一场比赛中，“奥林匹克斯”(Olympiakos)让位于马德里“皇家”  -  78：79，据报道。</text:p>
      <text:p text:style-name="P4">
比赛中最有效的是奥林匹克斯的萨沙·维森科夫(Sasha Vesenkov)-29分，9个篮板和4名助手。</text:p>
      <text:p text:style-name="P4">
<text:span text:style-name="T4">
另请阅读：</text:span>
 <text:a xlink:type="simple" xlink:href="https://www.ukrinform.ua/rubric-sports/3711790-zinoca-zbirna-ukraini-z-basketbolu-3h3-sensacijno-peremogla-nimeccinu.html" text:style-name="Internet_20_link" text:visited-style-name="Visited_20_Internet_20_Link">
<text:span text:style-name="T4">
篮球</text:span>
</text:a>
在第三名的比赛中，摩纳哥击败了巴塞罗那-78：66。</text:p>
      <text:p text:style-name="P4">
照片：Realmadrid.com</text:p>
      <text:p text:style-name="P4">
News Source: <text:a xlink:type="simple" xlink:href="https://www.ukrinform.ua/rubric-sports/3712354-basketbol-real-obigrav-olimpiakos-u-finali-evroligi.html" text:style-name="Internet_20_link" text:visited-style-name="Visited_20_Internet_20_Link">
https://www.ukrinform.ua/rubric-sports/3712354-basketbol-real-obigrav-olimpiakos-u-finali-evroligi.html</text:a>
</text:p>
      <!--NEWS-->
      <text:h text:style-name="P10" text:outline-level="1">
<text:span text:style-name="T4">
戛纳讨论了乌克兰数字和文化领域的支持</text:span>
</text:h>
      <text:p text:style-name="P4">
作者: Ukrinform (Person)</text:p>
      <text:p text:style-name="P4">
出版商: Укринформ (Organization)</text:p>
      <text:p text:style-name="P4">
出版时间: 2023-05-21T22:31:00+03:00</text:p>
      <text:p text:style-name="P4">
修改时间: 2023-05-21T22:31:00+03:00</text:p>
      <text:p text:style-name="P4">
描述: 在法国戛纳电影节中，戛纳电影节是一个MarchéDu电影创新平台，讨论了乌克兰数字和文化领域的支持。  - 乌克林。</text:p>
      <text:p text:style-name="P4">
图片: ['<text:a xlink:type="simple" xlink:href="https://static.ukrinform.com/photos/2023_05/thumb_files/630_360_1684696652-253.jpg" text:style-name="Internet_20_link" text:visited-style-name="Visited_20_Internet_20_Link">
630_360_16846...</text:a>
', '<text:a xlink:type="simple" xlink:href="https://static.ukrinform.com/photos/2023_05/1684696817-569.png" text:style-name="Internet_20_link" text:visited-style-name="Visited_20_Internet_20_Link">
1684696817-56...</text:a>
']</text:p>
      <text:p text:style-name="P4">
标签: ['Канни', 'Культура', 'Україна', 'Цифровізація']</text:p>
      <text:p text:style-name="P4">
类型: Article</text:p>
      <!--METADATA-->
      <text:p text:style-name="P4">
<draw:frame draw:style-name="fr1" draw:name="Image226" text:anchor-type="as-char" svg:width="6.9236in" svg:height="3.956343in" draw:z-index="0">
<draw:image xlink:href="../Images/yкринформ/2023-05-21T22-31-00-03-00/630_360_1684696652-253.jpg" xlink:type="simple" xlink:show="embed" xlink:actuate="onLoad" draw:mime-type="image/jpeg"/>
</draw:frame>
MarchéDu电影创新平台戛纳上的Ufartzu Cannes接下来讨论了乌克兰的数字和文化领域的支持。</text:p>
      <text:p text:style-name="P4">
根据乌克林福姆的说法，文化和信息政策部乌克兰在[]中报告(https://t.me/mkipu/6205)。</text:p>
      <text:p text:style-name="P4">
5月19日，乌克兰和欧洲可能会引起创新并创造未来的冠军的小组讨论：“公民和数字阻力，接下来是在戛纳举行的。</text:p>
      <text:p text:style-name="P4">
<draw:frame draw:style-name="fr1" draw:name="Image227" text:anchor-type="as-char" svg:width="6.9236in" svg:height="3.615658in" draw:z-index="0">
<draw:image xlink:href="../Images/yкринформ/2023-05-21T22-31-00-03-00/1684696817-569.png" xlink:type="simple" xlink:show="embed" xlink:actuate="onLoad" draw:mime-type="image/png"/>
</draw:frame>
讨论的参与者是乌克兰文化副部长欧洲融合塔拉什夫琴科(Tarashevchenko)。</text:p>
      <text:p text:style-name="P4">
Next戛纳表示与乌克兰的声援，以探讨全球内容，数字和创意部门如何为乌克兰的调查做出贡献，因为鉴于俄罗斯联邦的持续全面侵略。 在小组讨论中，参与者考虑了乌克兰创意塔奇弗罗行业的状态，涵盖了其挑战和机遇。</text:p>
      <text:p text:style-name="P4">
<text:span text:style-name="T4">
另请阅读：</text:span>
 <text:a xlink:type="simple" xlink:href="https://www.ukrinform.ua/rubric-culture/3712044-programa-vidnovlenna-ukraini-stosuvatimetsa-j-kulturnoi-spadsini-tkacenko.html" text:style-name="Internet_20_link" text:visited-style-name="Visited_20_Internet_20_Link">
<text:span text:style-name="T4">
作物</text:span>
</text:a>
Shevchenko说：“对乌克兰人的所有兴趣将成为战后重建和乌克兰整合到欧盟的驱动力。”</text:p>
      <text:p text:style-name="P4">
正如乌克林福姆报道的，6月15日，乌克兰博物馆<text:a xlink:type="simple" xlink:href="https://www.ukrinform.ua/rubric-culture/3711548-ukrainski-muzejniki-dla-obminu-dosvidom-vidvidaut-francuzki-institucii.html" text:style-name="Internet_20_link" text:visited-style-name="Visited_20_Internet_20_Link">
</text:a>
法国博物馆领域的机构以交换经验并建立伙伴关系。  照片：MarchéDu电影</text:p>
      <text:p text:style-name="P4">
News Source: <text:a xlink:type="simple" xlink:href="https://www.ukrinform.ua/rubric-culture/3712358-u-kannah-obgovorili-pidtrimku-cifrovogo-ta-kulturnogo-sektoriv-ukraini.html" text:style-name="Internet_20_link" text:visited-style-name="Visited_20_Internet_20_Link">
https://www.ukrinform.ua/rubric-culture/3712358-u-kannah-obgovorili-pidtrimku-cifrovogo-ta-kulturnogo-sektoriv-ukraini.html</text:a>
</text:p>
      <!--NEWS-->
      <text:h text:style-name="P10" text:outline-level="1">
<text:span text:style-name="T4">
敌人一天在苏米地区的七个社区开火，损坏了住宅</text:span>
</text:h>
      <text:p text:style-name="P4">
作者: Ukrinform (Person)</text:p>
      <text:p text:style-name="P4">
出版商: Укринформ (Organization)</text:p>
      <text:p text:style-name="P4">
出版时间: 2023-05-21T22:40:00+03:00</text:p>
      <text:p text:style-name="P4">
修改时间: 2023-05-21T22:40:00+03:00</text:p>
      <text:p text:style-name="P4">
描述: 白天，俄罗斯侵略者向苏米地区的七个社区开枪，总共记录了32起爆炸。  - 乌克林。</text:p>
      <text:p text:style-name="P4">
图片: ['<text:a xlink:type="simple" xlink:href="https://static.ukrinform.com/photos/2019_11/thumb_files/630_360_1574102935-316.jpg" text:style-name="Internet_20_link" text:visited-style-name="Visited_20_Internet_20_Link">
630_360_15741...</text:a>
']</text:p>
      <text:p text:style-name="P4">
标签: ['Обстріл', 'Сумщина', 'Міномет', 'Війна з Росією', 'Артилерія']</text:p>
      <text:p text:style-name="P4">
类型: Article</text:p>
      <!--METADATA-->
      <text:p text:style-name="P4">
<draw:frame draw:style-name="fr1" draw:name="Image228" text:anchor-type="as-char" svg:width="6.9236in" svg:height="3.956343in" draw:z-index="0">
<draw:image xlink:href="../Images/yкринформ/2023-05-21T22-40-00-03-00/630_360_1574102935-316.jpg" xlink:type="simple" xlink:show="embed" xlink:actuate="onLoad" draw:mime-type="image/jpeg"/>
</draw:frame>
白天，俄罗斯侵略者向苏米地区的七个社区开枪，总共记录了32起爆炸。</text:p>
      <text:p text:style-name="P4">
正如乌克林福姆报道的那样，关于<text:a xlink:type="simple" xlink:href="http://www.facebook.com/sumska.oda/posts/589087723323836" text:style-name="Internet_20_link" text:visited-style-name="Visited_20_Internet_20_Link">
</text:a>
Sumy OVA报告。</text:p>
      <text:p text:style-name="P4">
“白天，敌人进行了11枚炮击。 记录了32次爆炸。”  - 在消息中。</text:p>
      <text:p text:style-name="P4">
Belopilsk，Miropilsk，Krasnopil，Seredi-Budsk，Essmanskaya，Shaliginsk和Glukhiv社区遭受了炮击。</text:p>
      <text:p text:style-name="P4">
在Krasnopil社区中，来自迫击炮的敌人释放了两个矿山。</text:p>
      <text:p text:style-name="P4">
中间招待的社区已被解雇，并记录了八个管道。 炮击损害了两个私人住宅。</text:p>
      <text:p text:style-name="P4">
此外，来自迫击炮的俄罗斯人解雇了埃斯曼(六次爆炸)，Shalyginsk(四次爆炸)，Belopilsk(两次爆炸)和Glukhivsk(Trivibuhi)社区。</text:p>
      <text:p text:style-name="P4">
<text:span text:style-name="T4">
另请阅读：</text:span>
 <text:a xlink:type="simple" xlink:href="https://www.ukrinform.ua/rubric-ato/3711487-vijska-rf-trici-obstrilali-prikordonna-cernigivsini-i-sumsini.html" text:style-name="Internet_20_link" text:visited-style-name="Visited_20_Internet_20_Link">
<text:span text:style-name="T4">
 sumshchyn </text:span>
</text:a>
在炮兵中，在米罗皮尔社区<text:a xlink:type="simple" xlink:href="https://www.ukrinform.ua/tag-obstril" text:style-name="Internet_20_link" text:visited-style-name="Visited_20_Internet_20_Link">
</text:a>
 (七次爆炸)私人房屋损坏。</text:p>
      <text:p text:style-name="P4">
据乌克林福姆报道，5月21日上午，俄罗斯军队被切尔尼希夫·塔苏姆(Chernihiv Tasum)地区的迫击炮和炮兵边境地区发射。</text:p>
      <text:p text:style-name="P4">
News Source: <text:a xlink:type="simple" xlink:href="https://www.ukrinform.ua/rubric-ato/3712365-vorog-za-den-obstrilav-sim-gromad-sumsini-poskodzeni-zitlovi-budinki.html" text:style-name="Internet_20_link" text:visited-style-name="Visited_20_Internet_20_Link">
https://www.ukrinform.ua/rubric-ato/3712365-vorog-za-den-obstrilav-sim-gromad-sumsini-poskodzeni-zitlovi-budinki.html</text:a>
</text:p>
      <!--NEWS-->
      <text:h text:style-name="P10" text:outline-level="1">
<text:span text:style-name="T4">
结斗但不间断的城市：乌克兰的SCO士兵在Bakhmut录制了一段视频</text:span>
</text:h>
      <text:p text:style-name="P4">
作者: Ukrinform (Person)</text:p>
      <text:p text:style-name="P4">
出版商: Укринформ (Organization)</text:p>
      <text:p text:style-name="P4">
出版时间: 2023-05-21T22:57:00+03:00</text:p>
      <text:p text:style-name="P4">
修改时间: 2023-05-21T22:57:00+03:00</text:p>
      <text:p text:style-name="P4">
描述: 乌克兰军事硕士今天5月21日在粉碎的巴赫穆特（Bakhmut）录制了一段视频。  - 乌克林。</text:p>
      <text:p text:style-name="P4">
图片: ['<text:a xlink:type="simple" xlink:href="https://static.ukrinform.com/photos/2023_05/thumb_files/630_360_1684699175-115.jpg" text:style-name="Internet_20_link" text:visited-style-name="Visited_20_Internet_20_Link">
630_360_16846...</text:a>
']</text:p>
      <text:p text:style-name="P4">
标签: ['Бахмут', 'ЗСУ', 'Війна з Росією']</text:p>
      <text:p text:style-name="P4">
类型: Article</text:p>
      <!--METADATA-->
      <text:p text:style-name="P4">
<draw:frame draw:style-name="fr1" draw:name="Image229" text:anchor-type="as-char" svg:width="6.9236in" svg:height="3.956343in" draw:z-index="0">
<draw:image xlink:href="../Images/yкринформ/2023-05-21T22-57-00-03-00/630_360_1684699175-115.jpg" xlink:type="simple" xlink:show="embed" xlink:actuate="onLoad" draw:mime-type="image/jpeg"/>
</draw:frame>
乌克兰的SCO今天5月21日在Bakhmut录制了一段视频。</text:p>
      <text:p text:style-name="P4">
根据乌克林福姆的说法，相应的视频发表了乌克兰军队特种作战的部队<text:a xlink:type="simple" xlink:href="https://www.facebook.com/usofcom/videos/236472679002340/" text:style-name="Internet_20_link" text:visited-style-name="Visited_20_Internet_20_Link">
</text:a>
。</text:p>
      <text:p text:style-name="P4">
“今天的巴赫穆特(Bakhmut)。乌克兰的SCO士兵们去了蔓延的战斗任务，但不间断的城市。</text:p>
      <text:p text:style-name="P4">
这就是我们的胜利之路：艰难而风险。 为保护的所有唯一选择<text:a xlink:type="simple" xlink:href="https://www.ukrinform.ua/tag-ukraina" text:style-name="Internet_20_link" text:visited-style-name="Visited_20_Internet_20_Link">
</text:a>
，就战争而言，战争同时成为了工作和职业。”</text:p>
      <text:p text:style-name="P4">
<text:span text:style-name="T4">
另请阅读：</text:span>
 <text:a xlink:type="simple" xlink:href="https://www.ukrinform.ua/rubric-ato/3712191-zelenskij-bahmut-ne-zahoplenij-rosianami.html" text:style-name="Internet_20_link" text:visited-style-name="Visited_20_Internet_20_Link">
<text:span text:style-name="T4">
 bakhmut </text:span>
</text:a>
一些媒体报道说，据称总统弗拉基米尔·泽伦斯基(Vladimir Zelensky)对日本的记者表示，巴赫穆特市不再受乌克兰武装部队的控制。</text:p>
      <text:p text:style-name="P4">
同时，他的新闻销售谢尔盖·尼基弗罗夫(Sergey Nikiforov)表示，国家元首在他的回应中<text:a xlink:type="simple" xlink:href="https://www.ukrinform.ua/rubric-ato/3712116-zelenskij-zapereciv-vzatta-bahmuta-rosianami-recnik-prezidenta.html" text:style-name="Internet_20_link" text:visited-style-name="Visited_20_Internet_20_Link">
</text:a>
捕获Bakhmutas入侵者。</text:p>
      <text:p text:style-name="P4">
在乌克兰国防部副部长安娜·马利亚(Anna Malyar)的前夕<text:a xlink:type="simple" xlink:href="https://www.ukrinform.ua/rubric-ato/3711924-situacia-u-bahmuti-kriticna-ukrainski-bijci-trimaut-oboronu-v-odnomu-z-rajoniv-malar.html" text:style-name="Internet_20_link" text:visited-style-name="Visited_20_Internet_20_Link">
</text:a>
在巴赫穆特尼茨克地区，情况至关重要，而武装部队则在“飞机”中保持防守。</text:p>
      <text:p text:style-name="P4">
<text:span text:style-name="T5">
foto：liberov constantine</text:span>
</text:p>
      <text:p text:style-name="P4">
News Source: <text:a xlink:type="simple" xlink:href="https://www.ukrinform.ua/rubric-regions/3712366-roztrosene-ale-neskorene-voini-sso-ukraini-zapisali-video-u-bahmuti.html" text:style-name="Internet_20_link" text:visited-style-name="Visited_20_Internet_20_Link">
https://www.ukrinform.ua/rubric-regions/3712366-roztrosene-ale-neskorene-voini-sso-ukraini-zapisali-video-u-bahmuti.html</text:a>
</text:p>
      <!--NEWS-->
      <text:h text:style-name="P10" text:outline-level="1">
<text:span text:style-name="T4">
一百多名诺贝尔奖获得者敦促白俄罗斯释放贝莱兹基的政治犯</text:span>
</text:h>
      <text:p text:style-name="P4">
作者: Ukrinform (Person)</text:p>
      <text:p text:style-name="P4">
出版商: Укринформ (Organization)</text:p>
      <text:p text:style-name="P4">
出版时间: 2023-05-21T23:19:00+03:00</text:p>
      <text:p text:style-name="P4">
修改时间: 2023-05-21T23:19:00+03:00</text:p>
      <text:p text:style-name="P4">
描述: 103诺贝尔奖获奖者是由一封信，要求释放艾莉亚·贝莱兹基（Alya Belyatsky），后者因在白俄罗斯（Berarus）的人权工作而授予该奖项。  - 乌克林。</text:p>
      <text:p text:style-name="P4">
图片: ['<text:a xlink:type="simple" xlink:href="https://static.ukrinform.com/photos/2023_05/thumb_files/630_360_1684700264-764.jpeg" text:style-name="Internet_20_link" text:visited-style-name="Visited_20_Internet_20_Link">
630_360_16847...</text:a>
']</text:p>
      <text:p text:style-name="P4">
标签: ['Білорусь', 'Права людини', 'Правозахисники', 'Нобелівська премія ']</text:p>
      <text:p text:style-name="P4">
类型: Article</text:p>
      <!--METADATA-->
      <text:p text:style-name="P4">
<draw:frame draw:style-name="fr1" draw:name="Image230" text:anchor-type="as-char" svg:width="6.9236in" svg:height="3.956343in" draw:z-index="0">
<draw:image xlink:href="../Images/yкринформ/2023-05-21T23-19-00-03-00/630_360_1684700264-764.jpeg" xlink:type="simple" xlink:show="embed" xlink:actuate="onLoad" draw:mime-type="image/jpeg"/>
</draw:frame>
103诺贝尔奖获得者发表了一封信，要求在白俄罗斯·阿拉萨·贝莱兹基(Belarus Alaza Belyatsky)的囚犯中发布，他去年获得了该奖项。</text:p>
      <text:p text:style-name="P4">
正如乌克林福姆报道了<text:a xlink:type="simple" xlink:href="https://www.radiosvoboda.org/a/news-beliatsky-bilorus-lyst/32421452.html" text:style-name="Internet_20_link" text:visited-style-name="Visited_20_Internet_20_Link">
</text:a>
，该上诉发表在民间俱乐部网站上。</text:p>
      <text:p text:style-name="P4">
消息写道：“文本中的白俄罗斯人权活动家被称为希望的象征和灵感来自世界各地的封面。”</text:p>
      <text:p text:style-name="P4">
在一封信中，针对Belyatsky的刑事案件称为NAD。 有人强调，他致力于促进民主和<text:a xlink:type="simple" xlink:href="https://www.ukrinform.ua/tag-prava-ludini" text:style-name="Internet_20_link" text:visited-style-name="Visited_20_Internet_20_Link">
</text:a>
在白俄罗斯，“ Oleksandr Lukashenko考虑了对独立投票的无情，不断的修剪压制”。</text:p>
      <text:p text:style-name="P4">
签署者包括化学，医学和生理学，物理学，经济学，文学与和平的获奖者，包括87岁的天文学家罗伯特·伍德罗·威尔士(Robert Woodro Wilsont)91岁的微生物学家Gamilton Smith。</text:p>
      <text:p text:style-name="P4">
上诉的作者还要求驳回由巴哈斯纳人权组织“维斯纳”建立的其他参与者，他的工作在白俄罗斯领土上被禁止。</text:p>
      <text:p text:style-name="P4">
<text:span text:style-name="T4">
另请阅读：</text:span>
 <text:a xlink:type="simple" xlink:href="https://www.ukrinform.ua/rubric-world/3677982-sprava-belackogo-v-oon-zazadali-zvilnenna-biloruskih-politvazniv.html" text:style-name="Internet_20_link" text:visited-style-name="Visited_20_Internet_20_Link">
<text:span text:style-name="T4">
 belyatsk </text:span>
</text:a>
正如乌克林福姆报道的，三月初在白俄罗斯人权利中心“ Vyasna”的负责人[] <text:a xlink:type="simple" xlink:href="https://www.ukrinform.ua/rubric-world/3677694-u-bilorusi-nobelivskij-laureat-belackij-otrimav-10-rokiv-kolonii.html" text:style-name="Internet_20_link" text:visited-style-name="Visited_20_Internet_20_Link">
</text:a>
负责他走私和极端主义。</text:p>
      <text:p text:style-name="P4">
Vyasna的三名成员 -  Valentin Stefanovich，Volodymyr Labkovich和Dmitrosolovovi-分别由九年前，七年和八年的票房拍摄(索洛维约夫被认为是缺席的).</text:p>
      <text:p text:style-name="P4">
У 2022 році Беляцький став співлауреатом Нобелівської премії миру заправозахисну роботу. Разом із ним премію здобули український Центргромадянських свобод і заборонена в РФ організація «Меморіал».</text:p>
      <text:p text:style-name="P4">
News Source: <text:a xlink:type="simple" xlink:href="https://www.ukrinform.ua/rubric-world/3712368-ponad-sto-nobelivskih-laureativ-zaklikaut-bilorus-zvilniti-politvazna-belackogo.html" text:style-name="Internet_20_link" text:visited-style-name="Visited_20_Internet_20_Link">
https://www.ukrinform.ua/rubric-world/3712368-ponad-sto-nobelivskih-laureativ-zaklikaut-bilorus-zvilniti-politvazna-belackogo.html</text:a>
</text:p>
      <!--NEWS-->
      <text:h text:style-name="P10" text:outline-level="1">
<text:span text:style-name="T4">
生态活化主义者在特雷维（Trevi）罗马喷泉中涂了黑水</text:span>
</text:h>
      <text:p text:style-name="P4">
作者: Ukrinform (Person)</text:p>
      <text:p text:style-name="P4">
出版商: Укринформ (Organization)</text:p>
      <text:p text:style-name="P4">
出版时间: 2023-05-21T23:43:00+03:00</text:p>
      <text:p text:style-name="P4">
修改时间: 2023-05-21T23:43:00+03:00</text:p>
      <text:p text:style-name="P4">
描述: 抗议气候变化的Ultima Generazione（“最后一代”）的七名激进分子爬进了罗马的Treva喷泉，倒了离婚的碎木炭，使水变黑了。  - 乌克林。</text:p>
      <text:p text:style-name="P4">
图片: ['<text:a xlink:type="simple" xlink:href="https://static.ukrinform.com/photos/2023_05/thumb_files/630_360_1684681356-139.jpg" text:style-name="Internet_20_link" text:visited-style-name="Visited_20_Internet_20_Link">
630_360_16846...</text:a>
']</text:p>
      <text:p text:style-name="P4">
标签: ['Рим', 'Зміна клімату', 'активісти']</text:p>
      <text:p text:style-name="P4">
类型: Article</text:p>
      <!--METADATA-->
      <text:p text:style-name="P4">
<draw:frame draw:style-name="fr1" draw:name="Image231" text:anchor-type="as-char" svg:width="6.9236in" svg:height="3.956343in" draw:z-index="0">
<draw:image xlink:href="../Images/yкринформ/2023-05-21T23-43-00-03-00/630_360_1684681356-139.jpg" xlink:type="simple" xlink:show="embed" xlink:actuate="onLoad" draw:mime-type="image/jpeg"/>
</draw:frame>
Ultima Generazione的七位激进分子(“最后一代”)妓女的气候变化，爬进了罗马的特雷瓦喷泉，并倒出了稀释的木炭，从中淡化了水。</text:p>
      <text:p text:style-name="P4">
关于它报告<text:a xlink:type="simple" xlink:href="https://www.reuters.com/world/europe/trevi-fountain-water-turns-black-rome-climate-protest-2023-05-21/" text:style-name="Internet_20_link" text:visited-style-name="Visited_20_Internet_20_Link">
</text:a>
，报道乌克林福姆。</text:p>
      <text:p text:style-name="P4">
正如该机构所写的那样，抗议者在铭文中保留了海报：“我们不会为化石付费(燃料 -  ed。)“我们的国家死亡”被大喊。</text:p>
      <text:p text:style-name="P4">
警察拘留了激进分子。 许多目击者在视频中拍摄了视频，听众的Adeyaki向抗议者大声疾呼。</text:p>
      <text:p text:style-name="P4">
Ultima Generazione在她的声明中呼吁终止国家燃油补贴的补贴，并与北部Ialital地区的致命洪水Emilia-Romanya相关联，这是最近几天发生的。 小组是<text:a xlink:type="simple" xlink:href="https://www.ukrinform.ua/tag-italia" text:style-name="Internet_20_link" text:visited-style-name="Visited_20_Internet_20_Link">
</text:a>
受到洪水的威胁。</text:p>
      <text:p text:style-name="P4">
<text:span text:style-name="T4">
另请阅读：</text:span>
 <text:a xlink:type="simple" xlink:href="https://www.ukrinform.ua/rubric-world/3711348-bils-ak-polovina-velikih-ozer-svitu-visihaut-cerez-zmini-klimatu.html" text:style-name="Internet_20_link" text:visited-style-name="Visited_20_Internet_20_Link">
<text:span text:style-name="T4">
气候</text:span>
</text:a>
罗伯托·戈尔塔里(Roberto Gultairi)的市长谴责了一场抗议活动，这是一系列反对意大利艺术品的行为中的最后一次抗议活动。</text:p>
      <text:p text:style-name="P4">
他说：“这些对我们艺术遗产的荒谬攻击就足够了。”</text:p>
      <text:p text:style-name="P4">
Trevi喷泉是罗马最大的喷泉，高25.9米和19.8米。 传统上，喷泉游客将硬币抛出，以保证他们将再次返回罗马。 在这一年中，喷泉收集约1.5 mlneurov。</text:p>
      <text:p text:style-name="P4">
正如乌克林福姆报道的，在罗马，在罗马的三位环保主义者在Ultima Generazione运动中(“最后一代”)填充著名的Fyfonetan Barchachch的黑色液体。</text:p>
      <text:p text:style-name="P4">
News Source: <text:a xlink:type="simple" xlink:href="https://www.ukrinform.ua/rubric-world/3712300-ekoaktivisti-zafarbuvali-cornim-vodu-v-rimskomu-fontani-trevi.html" text:style-name="Internet_20_link" text:visited-style-name="Visited_20_Internet_20_Link">
https://www.ukrinform.ua/rubric-world/3712300-ekoaktivisti-zafarbuvali-cornim-vodu-v-rimskomu-fontani-trevi.html</text:a>
</text:p>
      <!--NEWS-->
      <text:h text:style-name="P10" text:outline-level="1">
<text:span text:style-name="T4">
暴露了12个亲俄的在线搅拌器</text:span>
</text:h>
      <text:p text:style-name="P4">
作者: ['АРМІЯINFORM']</text:p>
      <text:p text:style-name="P4">
时间: 2023-05-21T38:00:00-04:00</text:p>
      <text:p text:style-name="P4">
描述: 乌克兰中和pidrivna dyalnisty shchel的Bezpeki在Prosyri agitatoriv的12号shel，...与乌克兰2022年的战争，与乌克兰与乌克兰的最新新闻，与乌克兰的新闻，与乌克兰2022年的新闻战争，今天，乌克兰之间将在乌克兰之间进行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5/e2738f4f622db6ed17cdf078251a7f80.jpeg" text:style-name="Internet_20_link" text:visited-style-name="Visited_20_Internet_20_Link">
e2738f4f622db6ed17cdf078251a7f80.jpeg</text:a>
']</text:p>
      <text:p text:style-name="P4">
标签: ['STOPRUSSIA', 'КОЛОБОРАНТИ', 'СБУ']</text:p>
      <text:p text:style-name="P4">
类别: News</text:p>
      <!--METADATA-->
      <text:p text:style-name="P4">
<draw:frame draw:style-name="fr1" draw:name="Image232" text:anchor-type="as-char" svg:width="6.9236in" svg:height="4.615733in" draw:z-index="0">
<draw:image xlink:href="../Images/AРМІЯINFORM/2023-05-21T38-00-00-04-00/e2738f4f622db6ed17cdf078251a7f80.jpeg" xlink:type="simple" xlink:show="embed" xlink:actuate="onLoad" draw:mime-type="image/jpeg"/>
</draw:frame>
乌克兰的安全局已经中和了另外12名Pro -russian煽动者的颠覆性活动，他们在互联网上传播了反乌克兰的内容。</text:p>
      <text:p text:style-name="P4">
是的，<text:span text:style-name="T4">
在Poltava地区：</text:span>
</text:p>
      <text:p text:style-name="P4">
根据SBU的材料8年，监狱威胁了两名敌对的宣传员。</text:p>
      <text:p text:style-name="P4">
其中一个是关键基础设施的当地企业的雇员，该企业对乌克兰进行了全面入侵。</text:p>
      <text:p text:style-name="P4">
参与互联网的另一个人的想法是在乌克兰城市建立卡德罗夫。</text:p>
      <text:p text:style-name="P4">
在<text:span text:style-name="T4">
 dnipropetrovsk Opmast：</text:span>
</text:p>
      <text:p text:style-name="P4">
这位前当地商人仇恨了瓦格纳PEC的武装分子，并证明了他们参与乌克兰城市在乌克兰东部的袭击。</text:p>
      <text:p text:style-name="P4">
他通过互联网以及与熟人交流时分发了破坏性的“口号”。</text:p>
      <text:p text:style-name="P4">
<text:span text:style-name="T4">
在顿涅茨克：</text:span>
</text:p>
      <text:p text:style-name="P4">
支持俄罗斯在线搅拌器的整个“细胞”被中和。 它包括该地区的4个居民，他们赞扬了东方阵线的L/DNR恐怖组织。</text:p>
      <text:p text:style-name="P4">
<text:span text:style-name="T4">
在基洛维格拉德地区：</text:span>
</text:p>
      <text:p text:style-name="P4">
Onufrievsky地区的居民被拘留。 在他在社交网络“同学”上的帖子中，他称其为“非法”的霍森罪名。</text:p>
      <text:p text:style-name="P4">
<text:span text:style-name="T4">
在Chernihiv地区：</text:span>
</text:p>
      <text:p text:style-name="P4">
报告了两名敌对的煽动者。 他们自己的帐户发布了被互联网集团困住的宣传帖子。</text:p>
      <text:p text:style-name="P4">
已经确定，涉及的一个人的儿子是一名俄罗斯军队，她与之放心。</text:p>
      <text:p text:style-name="P4">
<text:span text:style-name="T4">
在里文地区：</text:span>
</text:p>
      <text:p text:style-name="P4">
记录了俄罗斯联邦两名公民在乌克兰居住证书的颠覆活动。</text:p>
      <text:p text:style-name="P4">
在禁忌的社交网络中，他们抹黑了乌克兰的捍卫者，责任俄罗斯侵略者对平民的犯罪。</text:p>
      <text:p text:style-name="P4">
在所有暴露的事实中，正在进行调查行动以建立所有情况和起诉肇事者，<text:a xlink:type="simple" xlink:href="https://ssu.gov.ua/novyny/sbu-vykryla-shche-12-internetahitatoriv-rf-sered-nykh-ideolohy-vstanovlennia-v-ukraini-pamiatnykiv-kadyrovu" text:style-name="Internet_20_link" text:visited-style-name="Visited_20_Internet_20_Link">
报告</text:a>
SBU官方网站。</text:p>
      <text:p text:style-name="P4">
该综合措施由Dnipropetrovsk，Kirovograd，Chernihiv，Poltava，Rivne，Rivne，Donetsk Talugansk地区的SBU工作人员与国家警察局一起进行检察官办公室的程序管理。</text:p>
      <text:p text:style-name="P4">
News Source: <text:a xlink:type="simple" xlink:href="https://armyinform.com.ua/2023/05/21/sbu-vykryla-shhe-12-prorosijskyh-internet-agitatoriv/" text:style-name="Internet_20_link" text:visited-style-name="Visited_20_Internet_20_Link">
https://armyinform.com.ua/2023/05/21/sbu-vykryla-shhe-12-prorosijskyh-internet-agitatoriv/</text:a>
</text:p>
      <!--NEWS-->
      <text:h text:style-name="P10" text:outline-level="1">
<text:span text:style-name="T4">
联合部队司令部展示了我们炮兵的日常工作</text:span>
</text:h>
      <text:p text:style-name="P4">
作者: ['АРМІЯINFORM']</text:p>
      <text:p text:style-name="P4">
时间: 2023-05-21T39:00:00-04:00</text:p>
      <text:p text:style-name="P4">
描述: 关于Facebook-Storansi上的模特莫洛尼（Modelomalenni）指挥ZS的obnanny部队……与乌克兰2022年的战争，与乌克兰的最新新闻的战争，《与乌克兰2022年的新闻战》，乌克兰和俄罗斯的最后一场战争，以及战争，战争，这是战争他们说，与乌克兰与乌克兰的战争将在不久是否会在不久的将来与乌克兰战争，他们说，今天与乌克兰的战争，今天的乌克兰新闻，乌克兰新闻，乌克兰媒体在俄罗斯的乌克兰新闻</text:p>
      <text:p text:style-name="P4">
图片: ['<text:a xlink:type="simple" xlink:href="https://armyinform.com.ua/wp-content/uploads/2023/05/348293397_246370754713112_7598494497122639517_n.jpg" text:style-name="Internet_20_link" text:visited-style-name="Visited_20_Internet_20_Link">
348293397_246370754713112_7598494497122639517_n.jpg</text:a>
', '<text:a xlink:type="simple" xlink:href="https://armyinform.com.ua/wp-content/uploads/2023/05/348337698_787675192974340_6001411078677498988_n-150x150.jpg" text:style-name="Internet_20_link" text:visited-style-name="Visited_20_Internet_20_Link">
348337698_787675192974340_6001411078677498988_n-150x150.jpg</text:a>
', '<text:a xlink:type="simple" xlink:href="https://armyinform.com.ua/wp-content/uploads/2023/05/348435717_1447622512658315_1938809302573123550_n-150x150.jpg" text:style-name="Internet_20_link" text:visited-style-name="Visited_20_Internet_20_Link">
348435717_1447622512658315_1938809302573123550_n-150x150.jpg</text:a>
', '<text:a xlink:type="simple" xlink:href="https://armyinform.com.ua/wp-content/uploads/2023/05/348577668_631373631848091_4007575290597131582_n-150x150.jpg" text:style-name="Internet_20_link" text:visited-style-name="Visited_20_Internet_20_Link">
348577668_631373631848091_4007575290597131582_n-150x150.jpg</text:a>
']</text:p>
      <text:p text:style-name="P4">
标签: ['STOPRUSSIA', 'АГРЕСІЯ РФ']</text:p>
      <text:p text:style-name="P4">
类别: News</text:p>
      <!--METADATA-->
      <text:p text:style-name="P4">
<draw:frame draw:style-name="fr1" draw:name="Image233" text:anchor-type="as-char" svg:width="6.9236in" svg:height="6.9236in" draw:z-index="0">
<draw:image xlink:href="../Images/AРМІЯINFORM/2023-05-21T39-00-00-04-00/348293397_246370754713112_7598494497122639517_n.jpg" xlink:type="simple" xlink:show="embed" xlink:actuate="onLoad" draw:mime-type="image/jpeg"/>
</draw:frame>
关于这个<text:a xlink:type="simple" xlink:href="https://www.facebook.com/JointForcesCommandAFU/posts/pfbid0oJxZWPM9r5QXSAHnqWEyaXBLJQj48PA1qThYekKe7D6cFK9DBzyM5SX1PWfi9AmCl" text:style-name="Internet_20_link" text:visited-style-name="Visited_20_Internet_20_Link">
被引用</text:a>
在乌克兰武装部队的Facebook页面上的一条消息中：</text:p>
      <text:p text:style-name="P4">
«单独的炮兵旅的炮兵日常工作。</text:p>
      <text:p text:style-name="P4">
让我们一起赢!”</text:p>
      <text:p text:style-name="P4">
<text:a xlink:type="simple" xlink:href="https://armyinform.com.ua/wp-content/uploads/2023/05/348337698_787675192974340_6001411078677498988_n.jpg" text:style-name="Internet_20_link" text:visited-style-name="Visited_20_Internet_20_Link">
!(Images/AРМІЯINFORM/2023-05-21T39-00-00-04-00/348337698_787675192974340_6001411078677498988_n-150x150.jpg)</text:a>
</text:p>
      <text:p text:style-name="P4">
<text:a xlink:type="simple" xlink:href="https://armyinform.com.ua/wp-content/uploads/2023/05/348435717_1447622512658315_1938809302573123550_n.jpg" text:style-name="Internet_20_link" text:visited-style-name="Visited_20_Internet_20_Link">
<draw:frame draw:style-name="fr1" draw:name="Image234" text:anchor-type="as-char" svg:width="6.9236in" svg:height="6.9236in" draw:z-index="0">
<draw:image xlink:href="../Images/AРМІЯINFORM/2023-05-21T39-00-00-04-00/348435717_1447622512658315_1938809302573123550_n-150x150.jpg" xlink:type="simple" xlink:show="embed" xlink:actuate="onLoad" draw:mime-type="image/jpeg"/>
</draw:frame>
</text:a>
</text:p>
      <text:p text:style-name="P4">
<text:a xlink:type="simple" xlink:href="https://armyinform.com.ua/wp-content/uploads/2023/05/348577668_631373631848091_4007575290597131582_n.jpg" text:style-name="Internet_20_link" text:visited-style-name="Visited_20_Internet_20_Link">
<draw:frame draw:style-name="fr1" draw:name="Image235" text:anchor-type="as-char" svg:width="6.9236in" svg:height="6.9236in" draw:z-index="0">
<draw:image xlink:href="../Images/AРМІЯINFORM/2023-05-21T39-00-00-04-00/348577668_631373631848091_4007575290597131582_n-150x150.jpg" xlink:type="simple" xlink:show="embed" xlink:actuate="onLoad" draw:mime-type="image/jpeg"/>
</draw:frame>
</text:a>
</text:p>
      <text:p text:style-name="P4">
News Source: <text:a xlink:type="simple" xlink:href="https://armyinform.com.ua/2023/05/21/komanduvannya-obyednanyh-syl-pokazalo-shhodennu-robotu-nashyh-artylerystiv/" text:style-name="Internet_20_link" text:visited-style-name="Visited_20_Internet_20_Link">
https://armyinform.com.ua/2023/05/21/komanduvannya-obyednanyh-syl-pokazalo-shhodennu-robotu-nashyh-artylerystiv/</text:a>
</text:p>
      <!--NEWS-->
      <text:h text:style-name="P10" text:outline-level="1">
<text:span text:style-name="T4">
如果亲人失踪该怎么办</text:span>
</text:h>
      <text:p text:style-name="P4">
作者: ['АРМІЯINFORM']</text:p>
      <text:p text:style-name="P4">
时间: 2023-05-21T40:00:00-04:00</text:p>
      <text:p text:style-name="P4">
描述: 关于Facebook-Storansi Minstniy，Rentegrachichichichisovosovo ...与乌克兰2022年的战争，与乌克兰的最新新闻，今天与乌克兰2022年的新闻战争，乌克兰与乌克兰之间的战争，乌克兰和俄罗斯之间的战争以及乌克兰在乌克兰的战争之间这将是不久的</text:p>
      <text:p text:style-name="P4">
图片: ['<text:a xlink:type="simple" xlink:href="https://armyinform.com.ua/wp-content/uploads/2023/05/347223992_1247546455888223_7452590308207034089_n.jpg" text:style-name="Internet_20_link" text:visited-style-name="Visited_20_Internet_20_Link">
347223992_1247546455888223_7452590308207034089_n.jpg</text:a>
']</text:p>
      <text:p text:style-name="P4">
标签: ['STOPRUSSIA', 'АГРЕСІЯ РФ']</text:p>
      <text:p text:style-name="P4">
类别: News</text:p>
      <!--METADATA-->
      <text:p text:style-name="P4">
<draw:frame draw:style-name="fr1" draw:name="Image236" text:anchor-type="as-char" svg:width="6.9236in" svg:height="4.824884in" draw:z-index="0">
<draw:image xlink:href="../Images/AРМІЯINFORM/2023-05-21T40-00-00-04-00/347223992_1247546455888223_7452590308207034089_n.jpg" xlink:type="simple" xlink:show="embed" xlink:actuate="onLoad" draw:mime-type="image/jpeg"/>
</draw:frame>
关于这个<text:a xlink:type="simple" xlink:href="https://www.facebook.com/MReintegration/posts/pfbid02kKXni6HnKjjPpvxezVR6vVfUnjv8rbJew6rMnnoDd2uEKnhSoDSjyooRrXCBf9P8l" text:style-name="Internet_20_link" text:visited-style-name="Visited_20_Internet_20_Link">
被引用</text:a>
在乌克兰暂时占领领土的重返社会部的Facebook页面上：</text:p>
      <text:p text:style-name="P4">
“失踪人员的办公室提醒您在战斗中与亲戚建立关系时如何采取行动。</text:p>
      <text:p text:style-name="P4">
▪项目在这种情况下，有必要向搜查的人报告一个人的失踪。 特别是解决：</text:p>
      <text:p text:style-name="P4">
•向国家警察局带有相关声明并提交DNA材料；</text:p>
      <text:p text:style-name="P4">
•在16-48的24小时热线上向国家信息局致电国家信息局(来自国外+38的电话(044)287-81-65)或通过聊天botte utelegram或Viber；</text:p>
      <text:p text:style-name="P4">
•关于失踪人员的失踪人员：0 800 339 247.您可以将消息发送给Viber并将电报发送到该号码：(095)896-04-21。</text:p>
      <text:p text:style-name="P4">
▪️如果您所爱的人是一名服务员，您还应该参考：</text:p>
      <text:p text:style-name="P4">
•命令被送达的军事部门，要求进行正式调查的结果；</text:p>
      <text:p text:style-name="P4">
•领土收购和社会支持中心，该人被召集到兵役中以提供信息。</text:p>
      <text:p text:style-name="P4">
此外，您可以通过一份声明与红十字国际委员会联系：0 800 300 155”。</text:p>
      <text:p text:style-name="P4">
News Source: <text:a xlink:type="simple" xlink:href="https://armyinform.com.ua/2023/05/21/shho-robyty-yakshho-blyzka-lyudyna-znykla-bezvisty/" text:style-name="Internet_20_link" text:visited-style-name="Visited_20_Internet_20_Link">
https://armyinform.com.ua/2023/05/21/shho-robyty-yakshho-blyzka-lyudyna-znykla-bezvisty/</text:a>
</text:p>
      <!--NEWS-->
      <text:h text:style-name="P10" text:outline-level="1">
<text:span text:style-name="T4">
当海军陆战队摧毁占领者时</text:span>
</text:h>
      <text:p text:style-name="P4">
作者: ['АРМІЯINFORM']</text:p>
      <text:p text:style-name="P4">
时间: 2023-05-21T41:00:00-04:00</text:p>
      <text:p text:style-name="P4">
描述: 关于Facebook-Storansi Morskoi海军ZSU：“恶臭被称为Sini ...与乌克兰2022年的战争，与乌克兰的《今日与乌克兰的最新新闻》，《与乌克兰的新闻战争》，今天最后一次与乌克兰的新闻战，将在乌克兰与俄罗斯与俄罗斯与俄罗斯与俄罗斯和俄罗斯之间发动战争何时，何时，何时，何时，何时，何时，何时，何时，何时，与乌克兰在2022年都将在不久俄罗斯的乌克兰媒体</text:p>
      <text:p text:style-name="P4">
图片: []</text:p>
      <text:p text:style-name="P4">
标签: ['STOPRUSSIA', 'АГРЕСІЯ РФ']</text:p>
      <text:p text:style-name="P4">
类别: News</text:p>
      <!--METADATA-->
      <text:p text:style-name="P4">
关于这个<text:a xlink:type="simple" xlink:href="https://www.facebook.com/watch/" text:style-name="Internet_20_link" text:visited-style-name="Visited_20_Internet_20_Link">
被引用</text:a>
在武装部队海军海军的Facebook页面上：</text:p>
      <text:p text:style-name="P4">
“他们是乌克兰的真正儿子，乌克兰的海军陆战队!在俄罗斯入侵者的胜利之后，他们不会为了看着自己的孩子而感到羞耻，并告诉我们国家的未来是如何与兄弟们站在一起的。 同时，他们竭尽全力赢得胜利，每天冒着生命的危险!”</text:p>
      <text:p text:style-name="P4">
News Source: <text:a xlink:type="simple" xlink:href="https://armyinform.com.ua/2023/05/21/morpihy-pokazaly-yak-nyshhat-okupantiv/" text:style-name="Internet_20_link" text:visited-style-name="Visited_20_Internet_20_Link">
https://armyinform.com.ua/2023/05/21/morpihy-pokazaly-yak-nyshhat-okupantiv/</text:a>
</text:p>
      <!--NEWS-->
      <text:h text:style-name="P10" text:outline-level="1">
<text:span text:style-name="T4">
由于住房战争而获得修理损坏的资金：已启动了续签计划的计划</text:span>
</text:h>
      <text:p text:style-name="P4">
作者: ['АРМІЯINFORM']</text:p>
      <text:p text:style-name="P4">
时间: 2023-05-21T42:00:00-04:00</text:p>
      <text:p text:style-name="P4">
描述: 关于Rintegrazi Timchasovo Okulovani Teritors的谷物谷物...与乌克兰2022年的战争，与乌克兰的最新新闻，《今日与乌克兰的新闻》，今天与乌克兰的新闻战争，今天上次与乌克兰的新闻战争，乌克兰和俄罗斯之间的战争将发生，乌克兰和俄罗斯之间以及何时，当时，当时，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1/obstril-harkova-8.jpg" text:style-name="Internet_20_link" text:visited-style-name="Visited_20_Internet_20_Link">
obstril-harkova-8.jpg</text:a>
']</text:p>
      <text:p text:style-name="P4">
标签: ['STOPRUSSIA', 'АГРЕСІЯ РФ']</text:p>
      <text:p text:style-name="P4">
类别: News</text:p>
      <!--METADATA-->
      <text:p text:style-name="P4">
<draw:frame draw:style-name="fr1" draw:name="Image237" text:anchor-type="as-char" svg:width="6.9236in" svg:height="4.615733in" draw:z-index="0">
<draw:image xlink:href="../Images/AРМІЯINFORM/2023-05-21T42-00-00-04-00/obstril-harkova-8.jpg" xlink:type="simple" xlink:show="embed" xlink:actuate="onLoad" draw:mime-type="image/jpeg"/>
</draw:frame>
说明性照片</text:p>
      <text:p text:style-name="P4">
关于它<text:a xlink:type="simple" xlink:href="https://www.facebook.com/MReintegration/posts/pfbid0igC8Rcwo8RvShZ57mPRsFiST4oHBjNvU2uhyt6YrN6kghUP38Di4VQjy6HNyJT4cl" text:style-name="Internet_20_link" text:visited-style-name="Visited_20_Internet_20_Link">
报告</text:a>
乌克兰暂时占领领土的重新融入部：</text:p>
      <text:p text:style-name="P4">
“要转移资金，有必要在该计划的计划参与者中开设专门的曝光率，请在乌克兰社区，领土和基础设施发展部中解释。 这可以通过两种方式完成：</text:p>
      <ul>
        <li>
          <text:p text:style-name="P4">
访问合作伙伴银行的物理分支，并在机构的工作人员的帮助下打开卡；</text:p>
        </li>
        <li>
          <text:p text:style-name="P4">
在合作伙伴银行的移动应用程序中在线打开卡。</text:p>
        </li>
      </ul>
      <text:p text:style-name="P4">
目前，有5家银行连接到该计划：Monobank，Privatbank，意思是银行，A银行，Pumb。 合作伙伴银行的列表将在连接时得到补充。</text:p>
      <text:p text:style-name="P4">
您也可以选择合适的银行以填写付款时打开卡。</text:p>
      <text:p text:style-name="P4">
▪️如何使用卡？</text:p>
      <text:p text:style-name="P4">
在委员会做出积极决定的情况下，资金将自动归功于Nabankov卡。 您无需采取除上述其他操作。 无需向银行或局外人的员工通知任何机密信息。</text:p>
      <text:p text:style-name="P4">
该卡上的资金只能是该计划参与者的承包商的建筑材料支出。 这些公司的列表可以在该网站上的不久的将来看到。</text:p>
      <text:p text:style-name="P4">
❗️The。 EAD卡中的资金无法撤回现金。 也不可能将它们从经常账户转移到其他帐户或填充平等卡的余额。</text:p>
      <text:p text:style-name="P4">
可以通过联系Nasting政府热线1545来获得有关等分计划的其他信息(按钮2)或通过Facebook电报中政府联络中心的聊天机器人。 您还可以通过向Facebook或Telegram发送消息来参考“行动支持命令”。”</text:p>
      <text:p text:style-name="P4">
News Source: <text:a xlink:type="simple" xlink:href="https://armyinform.com.ua/2023/05/21/otrymaty-koshty-na-remont-poshkodzhenogo-vnaslidok-vijny-zhytla-startuvala-programa-yevidnovlennya/" text:style-name="Internet_20_link" text:visited-style-name="Visited_20_Internet_20_Link">
https://armyinform.com.ua/2023/05/21/otrymaty-koshty-na-remont-poshkodzhenogo-vnaslidok-vijny-zhytla-startuvala-programa-yevidnovlennya/</text:a>
</text:p>
      <!--NEWS-->
      <text:h text:style-name="P10" text:outline-level="1">
<text:span text:style-name="T4">
支持战士参加了三天的战术医学课程</text:span>
</text:h>
      <text:p text:style-name="P4">
作者: ['АРМІЯINFORM']</text:p>
      <text:p text:style-name="P4">
时间: 2023-05-21T43:00:00-04:00</text:p>
      <text:p text:style-name="P4">
描述: 几天来沃伊（Voyn）小组，Zbroyn部队Piditrim部队的hrown团团……与乌克兰2022年的战争，与乌克兰的战争是今天的最新消息，这是与乌克兰的新闻，与乌克兰的新闻战争，与乌克兰的新闻战争，2022年的最后一场为乌克兰和俄罗斯以及乌克兰与乌克兰的战争何时将是与乌克兰的战争，在不久的将来，与乌克兰的战争，今天与乌克兰的战争，乌克兰新闻，乌克兰媒体的乌克兰媒体新闻，俄罗斯的乌克兰新闻在俄罗斯</text:p>
      <text:p text:style-name="P4">
图片: ['<text:a xlink:type="simple" xlink:href="https://armyinform.com.ua/wp-content/uploads/2023/05/347236353_614121830748354_7302270462792038049_n.jpg" text:style-name="Internet_20_link" text:visited-style-name="Visited_20_Internet_20_Link">
347236353_614121830748354_7302270462792038049_n.jpg</text:a>
']</text:p>
      <text:p text:style-name="P4">
标签: ['STOPRUSSIA', 'АГРЕСІЯ РФ']</text:p>
      <text:p text:style-name="P4">
类别: News</text:p>
      <!--METADATA-->
      <text:p text:style-name="P4">
<draw:frame draw:style-name="fr1" draw:name="Image238" text:anchor-type="as-char" svg:width="6.9236in" svg:height="4.613779in" draw:z-index="0">
<draw:image xlink:href="../Images/AРМІЯINFORM/2023-05-21T43-00-00-04-00/347236353_614121830748354_7302270462792038049_n.jpg" xlink:type="simple" xlink:show="embed" xlink:actuate="onLoad" draw:mime-type="image/jpeg"/>
</draw:frame>
前几天，在战术医学上的三天课程与一群单独的支持乌克兰武力的军队的士兵一起举行，这是在战术医学训练中心的指导下“车轮”。 了解正确的动作顺序和形成的技能可以挽救生命，同时在伤口中提供毒品帮助。</text:p>
      <text:p text:style-name="P4">
关于这个<text:a xlink:type="simple" xlink:href="https://www.facebook.com/KSP.ZSU/posts/pfbid02mJ6vSJt94UPYujpLR18ZoeXVE4wNNhqsYEQNuPK5HPcu2tmw2xhXJz8dejcYG532l" text:style-name="Internet_20_link" text:visited-style-name="Visited_20_Internet_20_Link">
报告</text:a>
在武装部队的Facebook页面上支持部队。</text:p>
      <text:p text:style-name="P4">
培训教练ASM的过程(所有服务成员) - 这是TSSS协议的基本，第一级准备(战术 - 战术). Цейпротокол сьогодні в Збройних Силах України є офіційним. Загальна мета TCCCполягає в тому, щоб навчити воїнів ефективно надавати допомогу пораненим убою, водночас запобігаючи додатковим втратам особового складу і є запорукоюуспішного виконання бойового завдання.</text:p>
      <text:p text:style-name="P4">
Одна із засновниць центру тактичної медицини «КоЛеСо», бойовий медик ОльгаОмельчук розповідає:</text:p>
      <text:p text:style-name="P4">
«Ми готуємо інструкторів у військовій частині, яких обираємо середвійськовослужбовців цього військового колективу. Досконало відпрацьовуємо зними перший базовий рівень протоколу, щоб згодом вони навчали іншихвійськовослужбовців. І що найголовніше — кожного тижня тренували особовийсклад своїх підрозділів. Це неможливо забезпечити за допомогою сторонніхінструкторів, які приїжджають на певний час. Кожна військова частина повиннамати власних інструкторів, які будуть здійснювати постійне, системнетренування. Серед усієї групи ми проводимо перший модуль навчання — це тридні, потім ми формуємо програму за якою займаються визначені нами старшігрупи, вони продовжують тренувати майбутніх інструкторів. Коли вони завершатьнавчання, то будуть здійснювати правильну підготовку своїх побратимів длянадання допомоги пораненим на полі бою».</text:p>
      <text:p text:style-name="P4">
News Source: <text:a xlink:type="simple" xlink:href="https://armyinform.com.ua/2023/05/21/voyiny-syl-pidtrymky-projshly-trydenni-kursy-z-taktychnoyi-medyczyny/" text:style-name="Internet_20_link" text:visited-style-name="Visited_20_Internet_20_Link">
https://armyinform.com.ua/2023/05/21/voyiny-syl-pidtrymky-projshly-trydenni-kursy-z-taktychnoyi-medyczyny/</text:a>
</text:p>
      <!--NEWS-->
      <text:h text:style-name="P10" text:outline-level="1">
<text:span text:style-name="T4">
减去敌人的两个“风信子”，一半：计算M777在赫尔森地区工作</text:span>
</text:h>
      <text:p text:style-name="P4">
作者: ['АРМІЯINFORM']</text:p>
      <text:p text:style-name="P4">
时间: 2023-05-21T44:00:00-04:00</text:p>
      <text:p text:style-name="P4">
描述: 关于OS -Ukkhoryya部队指挥的塞斯普尔：“对于罗斯拉胡诺夫（Rosrahunov M777）当天的PIV，与乌克兰2022年的战争，与乌克兰与乌克兰的最新新闻，今天与乌克兰2022年的新闻战争，今天将有一场乌克兰与俄罗斯之间的战争以及2022年与乌克兰的战争将在不久的将来与乌克兰发生战争</text:p>
      <text:p text:style-name="P4">
图片: ['<text:a xlink:type="simple" xlink:href="https://armyinform.com.ua/wp-content/uploads/2023/05/348553752_980432649979075_5112328336899784074_n.jpg" text:style-name="Internet_20_link" text:visited-style-name="Visited_20_Internet_20_Link">
348553752_980432649979075_5112328336899784074_n.jpg</text:a>
', '<text:a xlink:type="simple" xlink:href="https://armyinform.com.ua/wp-content/uploads/2023/05/347129295_3144640855829050_1973233625995449265_n-150x150.jpg" text:style-name="Internet_20_link" text:visited-style-name="Visited_20_Internet_20_Link">
347129295_3144640855829050_1973233625995449265_n-150x150.jpg</text:a>
', '<text:a xlink:type="simple" xlink:href="https://armyinform.com.ua/wp-content/uploads/2023/05/347131816_775415063959797_7408671780884682029_n-150x150.jpg" text:style-name="Internet_20_link" text:visited-style-name="Visited_20_Internet_20_Link">
347131816_775415063959797_7408671780884682029_n-150x150.jpg</text:a>
', '<text:a xlink:type="simple" xlink:href="https://armyinform.com.ua/wp-content/uploads/2023/05/348274221_237787445519294_1248728092844087827_n-150x150.jpg" text:style-name="Internet_20_link" text:visited-style-name="Visited_20_Internet_20_Link">
348274221_237787445519294_1248728092844087827_n-150x150.jpg</text:a>
', '<text:a xlink:type="simple" xlink:href="https://armyinform.com.ua/wp-content/uploads/2023/05/348328544_611258614262236_283534900723945998_n-150x150.jpg" text:style-name="Internet_20_link" text:visited-style-name="Visited_20_Internet_20_Link">
348328544_611258614262236_283534900723945998_n-150x150.jpg</text:a>
', '<text:a xlink:type="simple" xlink:href="https://armyinform.com.ua/wp-content/uploads/2023/05/348435668_1249780002339695_2631229482706562005_n-150x150.jpg" text:style-name="Internet_20_link" text:visited-style-name="Visited_20_Internet_20_Link">
348435668_1249780002339695_2631229482706562005_n-150x150.jpg</text:a>
']</text:p>
      <text:p text:style-name="P4">
标签: ['STOPRUSSIA', 'АГРЕСІЯ РФ']</text:p>
      <text:p text:style-name="P4">
类别: News</text:p>
      <!--METADATA-->
      <text:p text:style-name="P4">
<draw:frame draw:style-name="fr1" draw:name="Image239" text:anchor-type="as-char" svg:width="6.9236in" svg:height="6.9236in" draw:z-index="0">
<draw:image xlink:href="../Images/AРМІЯINFORM/2023-05-21T44-00-00-04-00/348553752_980432649979075_5112328336899784074_n.jpg" xlink:type="simple" xlink:show="embed" xlink:actuate="onLoad" draw:mime-type="image/jpeg"/>
</draw:frame>
关于它<text:a xlink:type="simple" xlink:href="https://www.facebook.com/JointForcesCommandAFU/posts/pfbid0Eq5ph8Xjdb4NNWdqpyfvBzX9GbzAE2K5qDnB1vQKQ95VBcMXXv1F7jTJo1TFRSaZl" text:style-name="Internet_20_link" text:visited-style-name="Visited_20_Internet_20_Link">
报告</text:a>
乌克兰武装部队联合部队的指挥：</text:p>
      <text:p text:style-name="P4">
“在半天内，M777的计算摧毁了赫森地区入侵者的两个“风信子”。</text:p>
      <text:p text:style-name="P4">
这枪拥有高架M982管理的枪支，由大量敌方炮兵，装甲车和仓库组成。”</text:p>
      <text:p text:style-name="P4">
<text:a xlink:type="simple" xlink:href="https://armyinform.com.ua/wp-content/uploads/2023/05/347129295_3144640855829050_1973233625995449265_n.jpg" text:style-name="Internet_20_link" text:visited-style-name="Visited_20_Internet_20_Link">
!(Images/AРМІЯINFORM/2023-05-21T44-00-00-04-00/347129295_3144640855829050_1973233625995449265_n-150x150.jpg)</text:a>
</text:p>
      <text:p text:style-name="P4">
<text:a xlink:type="simple" xlink:href="https://armyinform.com.ua/wp-content/uploads/2023/05/347131816_775415063959797_7408671780884682029_n.jpg" text:style-name="Internet_20_link" text:visited-style-name="Visited_20_Internet_20_Link">
<draw:frame draw:style-name="fr1" draw:name="Image240" text:anchor-type="as-char" svg:width="6.9236in" svg:height="6.9236in" draw:z-index="0">
<draw:image xlink:href="../Images/AРМІЯINFORM/2023-05-21T44-00-00-04-00/347131816_775415063959797_7408671780884682029_n-150x150.jpg" xlink:type="simple" xlink:show="embed" xlink:actuate="onLoad" draw:mime-type="image/jpeg"/>
</draw:frame>
</text:a>
</text:p>
      <text:p text:style-name="P4">
<text:a xlink:type="simple" xlink:href="https://armyinform.com.ua/wp-content/uploads/2023/05/348274221_237787445519294_1248728092844087827_n.jpg" text:style-name="Internet_20_link" text:visited-style-name="Visited_20_Internet_20_Link">
<draw:frame draw:style-name="fr1" draw:name="Image241" text:anchor-type="as-char" svg:width="6.9236in" svg:height="6.9236in" draw:z-index="0">
<draw:image xlink:href="../Images/AРМІЯINFORM/2023-05-21T44-00-00-04-00/348274221_237787445519294_1248728092844087827_n-150x150.jpg" xlink:type="simple" xlink:show="embed" xlink:actuate="onLoad" draw:mime-type="image/jpeg"/>
</draw:frame>
</text:a>
</text:p>
      <text:p text:style-name="P4">
<text:a xlink:type="simple" xlink:href="https://armyinform.com.ua/wp-content/uploads/2023/05/348328544_611258614262236_283534900723945998_n.jpg" text:style-name="Internet_20_link" text:visited-style-name="Visited_20_Internet_20_Link">
<draw:frame draw:style-name="fr1" draw:name="Image242" text:anchor-type="as-char" svg:width="6.9236in" svg:height="6.9236in" draw:z-index="0">
<draw:image xlink:href="../Images/AРМІЯINFORM/2023-05-21T44-00-00-04-00/348328544_611258614262236_283534900723945998_n-150x150.jpg" xlink:type="simple" xlink:show="embed" xlink:actuate="onLoad" draw:mime-type="image/jpeg"/>
</draw:frame>
</text:a>
</text:p>
      <text:p text:style-name="P4">
<text:a xlink:type="simple" xlink:href="https://armyinform.com.ua/wp-content/uploads/2023/05/348435668_1249780002339695_2631229482706562005_n.jpg" text:style-name="Internet_20_link" text:visited-style-name="Visited_20_Internet_20_Link">
<draw:frame draw:style-name="fr1" draw:name="Image243" text:anchor-type="as-char" svg:width="6.9236in" svg:height="6.9236in" draw:z-index="0">
<draw:image xlink:href="../Images/AРМІЯINFORM/2023-05-21T44-00-00-04-00/348435668_1249780002339695_2631229482706562005_n-150x150.jpg" xlink:type="simple" xlink:show="embed" xlink:actuate="onLoad" draw:mime-type="image/jpeg"/>
</draw:frame>
</text:a>
</text:p>
      <text:p text:style-name="P4">
News Source: <text:a xlink:type="simple" xlink:href="https://armyinform.com.ua/2023/05/21/za-piv-dnya-rozrahunok-m777-znyshhyv-dva-giaczynty-okupantiv-na-hersonshhyni-2/" text:style-name="Internet_20_link" text:visited-style-name="Visited_20_Internet_20_Link">
https://armyinform.com.ua/2023/05/21/za-piv-dnya-rozrahunok-m777-znyshhyv-dva-giaczynty-okupantiv-na-hersonshhyni-2/</text:a>
</text:p>
      <!--NEWS-->
      <text:h text:style-name="P10" text:outline-level="1">
<text:span text:style-name="T4">
我们的航空在敌人的集中区域已经进行了10次节拍</text:span>
</text:h>
      <text:p text:style-name="P4">
作者: ['АРМІЯINFORM']</text:p>
      <text:p text:style-name="P4">
时间: 2023-05-21T45:00:00-04:00</text:p>
      <text:p text:style-name="P4">
描述: DOB的AVISAATSYA国防军在尤其是与乌克兰2022年战争的Zserdzhennya地区进行了10次罢工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avicziya_udar-1.jpg" text:style-name="Internet_20_link" text:visited-style-name="Visited_20_Internet_20_Link">
avicziya_udar-1.jpg</text:a>
']</text:p>
      <text:p text:style-name="P4">
标签: ['STOPRUSSIA', 'АГРЕСІЯ РФ', 'ВІЙНА', 'ВТОРГНЕННЯ РФ', 'ВТРАТИ ВОРОГА', 'ГШ ЗСУ', 'ХРОНІКА ОБОРОНИ']</text:p>
      <text:p text:style-name="P4">
类别: News</text:p>
      <!--METADATA-->
      <text:p text:style-name="P4">
<draw:frame draw:style-name="fr1" draw:name="Image244" text:anchor-type="as-char" svg:width="6.9236in" svg:height="4.834981in" draw:z-index="0">
<draw:image xlink:href="../Images/AРМІЯINFORM/2023-05-21T45-00-00-04-00/avicziya_udar-1.jpg" xlink:type="simple" xlink:show="embed" xlink:actuate="onLoad" draw:mime-type="image/jpeg"/>
</draw:frame>
<text:span text:style-name="T4">
🔥俄罗斯入侵的情况</text:span>
</text:p>
      <text:p text:style-name="P4">
国防军每天的航空在集中的个人员工和敌方军事装备方面取得了10次跳动。 [报告]还摧毁了4种冲击和7种不同类型的侦察无人机，<text:a xlink:type="simple" xlink:href="https://www.facebook.com/GeneralStaff.ua/posts/pfbid0wjEjTkQcRjPAbJRTSUywJeVCtrM6zMqRuC5ST3Hz5H2GFyXAK6hKYmqJJdiJ9XAel" text:style-name="Internet_20_link" text:visited-style-name="Visited_20_Internet_20_Link">
报告</text:a>
乌克兰武装部队的总参谋部。</text:p>
      <text:p text:style-name="P4">
导弹和​​炮兵部队对4个军事装备，1个弹药，4个炮兵部队，1个防空和1个重要目标感到惊讶。</text:p>
      <text:p text:style-name="P4">
News Source: <text:a xlink:type="simple" xlink:href="https://armyinform.com.ua/2023/05/21/nasha-aviacziya-zavdala-10-udariv-po-rajonah-zoseredzhennya-voroga/" text:style-name="Internet_20_link" text:visited-style-name="Visited_20_Internet_20_Link">
https://armyinform.com.ua/2023/05/21/nasha-aviacziya-zavdala-10-udariv-po-rajonah-zoseredzhennya-voroga/</text:a>
</text:p>
      <!--NEWS-->
      <text:h text:style-name="P10" text:outline-level="1">
<text:span text:style-name="T4">
Bakhmut和Marinka仍然留在敌对行动的中心</text:span>
</text:h>
      <text:p text:style-name="P4">
作者: ['АРМІЯINFORM']</text:p>
      <text:p text:style-name="P4">
时间: 2023-05-21T46:00:00-04:00</text:p>
      <text:p text:style-name="P4">
描述: 敌人是利利亚斯基库普基扬斯基的Zoedzhuvati Basic Zuill的沉没...与乌克兰2022年的战争，与乌克兰的最新新闻战争，今天与乌克兰2022年的新闻战争，今天，乌克兰和俄罗斯之间的战争是否会发生战争与乌克兰与乌克兰的战争将是不可行</text:p>
      <text:p text:style-name="P4">
图片: ['<text:a xlink:type="simple" xlink:href="https://armyinform.com.ua/wp-content/uploads/2023/05/baxmut-1.jpg" text:style-name="Internet_20_link" text:visited-style-name="Visited_20_Internet_20_Link">
baxmut-1.jpg</text:a>
']</text:p>
      <text:p text:style-name="P4">
标签: ['STOPRUSSIA', 'АГРЕСІЯ РФ', 'ВТОРГНЕННЯ РФ', 'ГШ ЗСУ']</text:p>
      <text:p text:style-name="P4">
类别: News</text:p>
      <!--METADATA-->
      <text:p text:style-name="P4">
<draw:frame draw:style-name="fr1" draw:name="Image245" text:anchor-type="as-char" svg:width="6.9236in" svg:height="4.615733in" draw:z-index="0">
<draw:image xlink:href="../Images/AРМІЯINFORM/2023-05-21T46-00-00-04-00/baxmut-1.jpg" xlink:type="simple" xlink:show="embed" xlink:actuate="onLoad" draw:mime-type="image/jpeg"/>
</draw:frame>
**🔥i</text:p>
      <text:p text:style-name="P4">
敌人继续专注于对库平，莱曼，巴赫穆特，阿夫迪夫和玛丽斯基的主要努力。 在最后一天，总共举行了53次战斗冲突(https://www.facebook.com/GeneralStaff.ua/posts/pfbid0wjEjTkQcRjPAbJRTSUywJeVCtrM6zMqRuC5ST3Hz5H2GFyXAK6hKYmqJJdiJ9XAel?<text:span text:style-name="T4">
cft</text:span>
%5b0%5d=AZV0X2YFhgl4GZYraINiEfNCdQZ5IrvNuc5f2lWasaiD6OpZfnWExcBoZ5gxGvEM9NUtw3_xNiBVEwVemaIQPRhr-15AIdiCBhVTM-hRxxM6qc1VndDSEjSqUywErb)乌克兰武装部队的总参谋部。</text:p>
      <text:p text:style-name="P4">
在过去的一天中，敌人击中了7枚导弹和70次航空罢工，并在我们的Yavsk和定居点的位置向火箭发射器炮击了48次。 和平的人，被摧毁和损坏的私人住宅和其他平民基础设施受伤。</text:p>
      <text:p text:style-name="P4">
整个乌克兰的火箭和航空罢工的可能性很高，因为敌人继续使用恐怖策略。</text:p>
      <text:p text:style-name="P4">
News Source: <text:a xlink:type="simple" xlink:href="https://armyinform.com.ua/2023/05/21/bahmut-ta-maryinka-zalyshayutsya-v-epiczentri-bojovyh-dij-3/" text:style-name="Internet_20_link" text:visited-style-name="Visited_20_Internet_20_Link">
https://armyinform.com.ua/2023/05/21/bahmut-ta-maryinka-zalyshayutsya-v-epiczentri-bojovyh-dij-3/</text:a>
</text:p>
      <!--NEWS-->
      <text:h text:style-name="P10" text:outline-level="1">
<text:span text:style-name="T4">
在日本，乌克兰国家元首会见了印度尼西亚总统</text:span>
</text:h>
      <text:p text:style-name="P4">
作者: ['АРМІЯINFORM']</text:p>
      <text:p text:style-name="P4">
时间: 2023-05-21T47:00:00-04:00</text:p>
      <text:p text:style-name="P4">
描述: Pid Hour Robochito Vizit向日本人担任Samiti“粗塞米”总统...与乌克兰2022年的战争，与乌克兰与乌克兰的最新新闻，今天与乌克兰的新闻，今天与乌克兰的新闻战争，今天上次与乌克兰的新闻战争，乌克兰和俄罗斯之间以及俄罗斯和俄罗斯之间的战争，什么时候，何时，何时，何时，何时，何时，何时，何时，与乌克兰在2022年的战争将在不久俄罗斯的媒体</text:p>
      <text:p text:style-name="P4">
图片: ['<text:a xlink:type="simple" xlink:href="https://armyinform.com.ua/wp-content/uploads/2023/05/zelenskyj_vidodo.jpeg" text:style-name="Internet_20_link" text:visited-style-name="Visited_20_Internet_20_Link">
zelenskyj_vidodo.jpeg</text:a>
', '<text:a xlink:type="simple" xlink:href="https://armyinform.com.ua/wp-content/uploads/2023/05/zelenskyj_vidodo-2.jpeg" text:style-name="Internet_20_link" text:visited-style-name="Visited_20_Internet_20_Link">
zelenskyj_vidodo-2.jpeg</text:a>
']</text:p>
      <text:p text:style-name="P4">
标签: ['STOPRUSSIA', 'ВОЛОДИМИР ЗЕЛЕНСЬКИЙ', 'ДЖОКО ВІДОДО', 'ІНДОНЕЗІЯ', 'ОФІС ПРЕЗИДЕНТА УКРАЇНИ', 'САМІТ G7', 'ЯПОНІЯ']</text:p>
      <text:p text:style-name="P4">
类别: News</text:p>
      <!--METADATA-->
      <text:p text:style-name="P4">
<draw:frame draw:style-name="fr1" draw:name="Image246" text:anchor-type="as-char" svg:width="6.9236in" svg:height="4.617948in" draw:z-index="0">
<draw:image xlink:href="../Images/AРМІЯINFORM/2023-05-21T47-00-00-04-00/zelenskyj_vidodo.jpeg" xlink:type="simple" xlink:show="embed" xlink:actuate="onLoad" draw:mime-type="image/jpeg"/>
</draw:frame>
沃迪米尔·泽伦斯基(Volodymyr Zelenskyy)在对日本的工作访问期间与共和国共和国共和国共和国总统七人进行了谈判。</text:p>
      <text:p text:style-name="P4">
关于这个<text:a xlink:type="simple" xlink:href="https://www.president.gov.ua/news/u-yaponiyi-glava-ukrayinskoyi-derzhavi-proviv-zustrich-iz-pr-83049" text:style-name="Internet_20_link" text:visited-style-name="Visited_20_Internet_20_Link">
被引用</text:a>
在乌克兰总裁办公室网站上的出版物中。</text:p>
      <text:p text:style-name="P4">
Volodymyr Zelenskyy向对话者通报了乌克兰战斗的过程。 乌克兰国家的负责人提请注意我们国家的民用基础设施的炮击。</text:p>
      <text:p text:style-name="P4">
<draw:frame draw:style-name="fr1" draw:name="Image247" text:anchor-type="as-char" svg:width="6.9236in" svg:height="4.621503in" draw:z-index="0">
<draw:image xlink:href="../Images/AРМІЯINFORM/2023-05-21T47-00-00-04-00/zelenskyj_vidodo-2.jpeg" xlink:type="simple" xlink:show="embed" xlink:actuate="onLoad" draw:mime-type="image/jpeg"/>
</draw:frame>
他呼吁印度尼西亚总统促进乌克兰在被驱逐的儿童返回方面的努力。</text:p>
      <text:p text:style-name="P4">
乔科赢得了黑海谷物倡议的延续。 各方标志着其扩张的重要性。</text:p>
      <text:p text:style-name="P4">
在会议期间，领导人讨论了乌克兰和平公式的实施。弗拉基米尔·泽伦斯基(Vladimir Zelensky)感谢印度尼西亚总统在2022年11月参加二十个集团峰会的邀请，并在其中呈现了乌克兰和平公式。</text:p>
      <text:p text:style-name="P4">
乌克兰总统还感谢印度尼西亚准备支持我们国家的恢复，特别是在医疗保健方面。</text:p>
      <text:p text:style-name="P4">
News Source: <text:a xlink:type="simple" xlink:href="https://armyinform.com.ua/2023/05/21/u-yaponiyi-glava-ukrayinskoyi-derzhavy-proviv-zustrich-iz-prezydentom-indoneziyi/" text:style-name="Internet_20_link" text:visited-style-name="Visited_20_Internet_20_Link">
https://armyinform.com.ua/2023/05/21/u-yaponiyi-glava-ukrayinskoyi-derzhavy-proviv-zustrich-iz-prezydentom-indoneziyi/</text:a>
</text:p>
      <!--NEWS-->
      <text:h text:style-name="P10" text:outline-level="1">
<text:span text:style-name="T4">
在北部的北方方向，敌人的进攻群体迹象没有被揭示</text:span>
</text:h>
      <text:p text:style-name="P4">
作者: ['АРМІЯINFORM']</text:p>
      <text:p text:style-name="P4">
时间: 2023-05-21T48:00:00-04:00</text:p>
      <text:p text:style-name="P4">
描述: 在沃林斯基（Volinsky），她很快就迅速迅速。没有拱顶Zmin的情况，熟悉...与乌克兰2022年的战争，与乌克兰的战争是今天的最新消息，与乌克兰2022的新闻是今天的最后一条消息，将是今天的。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5/stezhymo-1.jpg" text:style-name="Internet_20_link" text:visited-style-name="Visited_20_Internet_20_Link">
stezhymo-1.jpg</text:a>
']</text:p>
      <text:p text:style-name="P4">
标签: ['STOPRUSSIA', 'АГРЕСІЯ РФ', 'ВІЙНА', 'ВТОРГНЕННЯ РФ', 'ГШ ЗСУ', 'ПІВНІЧНИЙ НАПРЯМОК']</text:p>
      <text:p text:style-name="P4">
类别: News</text:p>
      <!--METADATA-->
      <text:p text:style-name="P4">
<draw:frame draw:style-name="fr1" draw:name="Image248" text:anchor-type="as-char" svg:width="6.9236in" svg:height="4.32725in" draw:z-index="0">
<draw:image xlink:href="../Images/AРМІЯINFORM/2023-05-21T48-00-00-04-00/stezhymo-1.jpg" xlink:type="simple" xlink:show="embed" xlink:actuate="onLoad" draw:mime-type="image/jpeg"/>
</draw:frame>
**🔥i</text:p>
      <text:p text:style-name="P4">
在Volyn和Polissya的指示中，没有发生重大变化的操作情况，未检测到进攻群体的形成迹象，<text:a xlink:type="simple" xlink:href="https://www.facebook.com/GeneralStaff.ua/posts/pfbid0wjEjTkQcRjPAbJRTSUywJeVCtrM6zMqRuC5ST3Hz5H2GFyXAK6hKYmqJJdiJ9XAel" text:style-name="Internet_20_link" text:visited-style-name="Visited_20_Internet_20_Link">
报告</text:a>
乌克兰武装部队的总参谋部。</text:p>
      <text:p text:style-name="P4">
在Siversky和Slobozhansky的指示中，敌人继续在与乌克兰边境地区保留军事存在。 在过去，他在卡尔基夫地区定居点的地区进行了航空罢工，对切尔尼希夫地区定居点Galaghanivka定居点进行了迫击炮和炮击，以及Golishevsk和Golishevsk，volfin，kindrativka，Yunakivka，Yunakivka，ugroida，以及Ugroida，以及井层，不间断，芽，挖洞，Ustinovka和Kharkiv地区的家。</text:p>
      <text:p text:style-name="P4">
News Source: <text:a xlink:type="simple" xlink:href="https://armyinform.com.ua/2023/05/21/na-pivnichnomu-napryamku-oznak-nastupalnyh-ugrupovan-voroga-ne-vyyavleno/" text:style-name="Internet_20_link" text:visited-style-name="Visited_20_Internet_20_Link">
https://armyinform.com.ua/2023/05/21/na-pivnichnomu-napryamku-oznak-nastupalnyh-ugrupovan-voroga-ne-vyyavleno/</text:a>
</text:p>
      <!--NEWS-->
      <text:h text:style-name="P10" text:outline-level="1">
<text:span text:style-name="T4">
在暂时捕获的领土上，占领者甚至将幼儿园变成医院</text:span>
</text:h>
      <text:p text:style-name="P4">
作者: ['АРМІЯINFORM']</text:p>
      <text:p text:style-name="P4">
时间: 2023-05-21T49:00:00-04:00</text:p>
      <text:p text:style-name="P4">
描述: RosiSkeskiki搬运工重新宣告蒂姆加索沃的浪费...与乌克兰2022年的战争，与乌克兰的最新新闻，今天与乌克兰的新闻《与乌克兰的新闻》上次与乌克兰的《新闻战》，乌克兰和俄罗斯之间的战争以及与乌克兰之间的战争将会发生他们说，在2022年是否在不久的将来与乌克兰战争，他们说，与乌克兰的战争，今天的乌克兰新闻，乌克兰的新闻，乌克兰媒体在俄罗斯的媒体</text:p>
      <text:p text:style-name="P4">
图片: ['<text:a xlink:type="simple" xlink:href="https://armyinform.com.ua/wp-content/uploads/2023/05/zagarbnyky.jpg" text:style-name="Internet_20_link" text:visited-style-name="Visited_20_Internet_20_Link">
zagarbnyky.jpg</text:a>
']</text:p>
      <text:p text:style-name="P4">
标签: ['STOPRUSSIA', 'АГРЕСІЯ РФ', 'ВІЙНА', 'ВТОРГНЕННЯ РФ', 'ГШ ЗСУ']</text:p>
      <text:p text:style-name="P4">
类别: News</text:p>
      <!--METADATA-->
      <text:p text:style-name="P4">
<draw:frame draw:style-name="fr1" draw:name="Image249" text:anchor-type="as-char" svg:width="6.9236in" svg:height="3.883237in" draw:z-index="0">
<draw:image xlink:href="../Images/AРМІЯINFORM/2023-05-21T49-00-00-04-00/zagarbnyky.jpg" xlink:type="simple" xlink:show="embed" xlink:actuate="onLoad" draw:mime-type="image/jpeg"/>
</draw:frame>
**🔥i</text:p>
      <text:p text:style-name="P4">
俄罗斯入侵者继续在乌克兰临时加热的定居点向军事医疗机构翻新教育机构。 尤其是阿佐夫村，Zaporizhzhya地区的中学和位于Kherson地区Gladkivka村的学前教育机构，入侵者被转变为现场医院。 [报告]大约有50个累积因素受伤严重程度。(https://www.facebook.com/GeneralStaff.ua/posts/pfbid0wjEjTkQcRjPAbJRTSUywJeVCtrM6zMqRuC5ST3Hz5H2GFyXAK6hKYmqJJdiJ9XAel?<text:span text:style-name="T4">
cft</text:span>
%5b0%5d=AZV0X2YFhgl4GZYraINiEfNCdQZ5IrvNuc5f2lWasaiD6OpZfnWExcBoZ5gxGvEM9NUtw3_xNiBVEwVemaIQPRhr-15AIdiCBhVTM-hRxxM6qc1VndDSEjSqUywErb)乌克兰武装部队的总参谋部。</text:p>
      <text:p text:style-name="P4">
News Source: <text:a xlink:type="simple" xlink:href="https://armyinform.com.ua/2023/05/21/na-tymchasovo-zahoplenyh-terytoriyah-okupanty-peretvoryuyut-na-shpytali-navit-dytyachi-sadochky/" text:style-name="Internet_20_link" text:visited-style-name="Visited_20_Internet_20_Link">
https://armyinform.com.ua/2023/05/21/na-tymchasovo-zahoplenyh-terytoriyah-okupanty-peretvoryuyut-na-shpytali-navit-dytyachi-sadochky/</text:a>
</text:p>
      <!--NEWS-->
      <text:h text:style-name="P10" text:outline-level="1">
<text:span text:style-name="T4">
我们需要全球民主领导 - 总统弗拉基米尔·泽伦斯基（Vladimir Zelensky）在大七和乌克兰峰会的会议上的演讲</text:span>
</text:h>
      <text:p text:style-name="P4">
作者: ['АРМІЯINFORM']</text:p>
      <text:p text:style-name="P4">
时间: 2023-05-21T50:00:00-04:00</text:p>
      <text:p text:style-name="P4">
描述: Pan Kishido，Pan Prem’r-Minesstra，叔叔为Vidvisdati Samit的要求提供。 道路...与乌克兰2022年的战争，与乌克兰的最新消息，今天与乌克兰的新闻战争，2022年的新闻战争，今天的最后一次战争将在乌克兰和俄罗斯之间发生战争，当2022年与乌克兰的战争将是或否，将是他们说，在不久的将来与乌克兰发动了战争</text:p>
      <text:p text:style-name="P4">
图片: ['<text:a xlink:type="simple" xlink:href="https://armyinform.com.ua/wp-content/uploads/2023/05/g7-2.jpeg" text:style-name="Internet_20_link" text:visited-style-name="Visited_20_Internet_20_Link">
g7-2.jpeg</text:a>
', '<text:a xlink:type="simple" xlink:href="https://armyinform.com.ua/wp-content/uploads/2023/05/g7-1.jpeg" text:style-name="Internet_20_link" text:visited-style-name="Visited_20_Internet_20_Link">
g7-1.jpeg</text:a>
', '<text:a xlink:type="simple" xlink:href="https://armyinform.com.ua/wp-content/uploads/2023/05/g7.jpeg" text:style-name="Internet_20_link" text:visited-style-name="Visited_20_Internet_20_Link">
g7.jpeg</text:a>
']</text:p>
      <text:p text:style-name="P4">
标签: ['G7', 'STOPRUSSIA', 'ВИСТУП ПРЕЗИДЕНТА УКРАЇНИ', 'ВОЛОДИМИР ЗЕЛЕНСЬКИЙ', 'ОФІС ПРЕЗИДЕНТА УКРАЇНИ', 'ПРЕЗИДЕНТ УКРАЇНИ']</text:p>
      <text:p text:style-name="P4">
类别: News</text:p>
      <!--METADATA-->
      <text:p text:style-name="P4">
<draw:frame draw:style-name="fr1" draw:name="Image250" text:anchor-type="as-char" svg:width="6.9236in" svg:height="4.612849in" draw:z-index="0">
<draw:image xlink:href="../Images/AРМІЯINFORM/2023-05-21T50-00-00-04-00/g7-2.jpeg" xlink:type="simple" xlink:show="embed" xlink:actuate="onLoad" draw:mime-type="image/jpeg"/>
</draw:frame>
总理基西多先生，感谢您的邀请访问峰会。</text:p>
      <text:p text:style-name="P4">
亲爱的同事们!</text:p>
      <text:p text:style-name="P4">
在这场战争期间，乌克兰参加了七组的会议，但在线参加了六次。 现在 - 稍作感谢。</text:p>
      <text:p text:style-name="P4">
我们与您以及我们所有的盟友和合作伙伴一起达到了为民主，国际法和自由提供的工作水平。</text:p>
      <text:p text:style-name="P4">
在世界上，努力忽略和鄙视我们重视的东西。 但是现在它是固定的。 现在我们的力量正在增长。 任何能够希望反民主国家的侵略的人都会看到答案是什么。 而且，我们与您合作的越多，世界上的某人会发疯。 但这足够了吗？</text:p>
      <text:p text:style-name="P4">
民主需要更多。 我认为我们需要明显的全球民主领导能力。 这是我们提供合作的主要工作。</text:p>
      <text:p text:style-name="P4">
<draw:frame draw:style-name="fr1" draw:name="Image251" text:anchor-type="as-char" svg:width="6.9236in" svg:height="4.612849in" draw:z-index="0">
<draw:image xlink:href="../Images/AРМІЯINFORM/2023-05-21T50-00-00-04-00/g7-1.jpeg" xlink:type="simple" xlink:show="embed" xlink:actuate="onLoad" draw:mime-type="image/jpeg"/>
</draw:frame>
这里有些例子。</text:p>
      <text:p text:style-name="P4">
多年来，我们听说俄罗斯可以用没有被击倒的高超音速导弹袭击任何国家。 俄罗斯想害怕一些时刻背叛我们的价值观。 好吧，已经结束了。 乌克兰人的“石油”已经展示了民主的能力。</text:p>
      <text:p text:style-name="P4">
我们共同证明了问题不是我们国家敌人有多少导弹，而是我们拥有多少个防空系统。 “ petriots”，“ iris-t”，“ nams”，“ class”，“ samp-t”  - 它们保护我们城市的生活并拯救了民主的全球安全品牌。</text:p>
      <text:p text:style-name="P4">
当乌克兰的此类防空系统足以保护所有城市时，世界将看到哪种空气盾能够创造民主。 我们正在移动天空的安全，而不是我们的敌人。</text:p>
      <text:p text:style-name="P4">
我感谢您，亲爱的领导人，他们帮助乌克兰进行了防空!我们一起为乌克兰人的成千上万生命挽救了俄罗斯火箭。</text:p>
      <text:p text:style-name="P4">
我也感谢决定培训我们的飞行员对现代战士的决定。</text:p>
      <text:p text:style-name="P4">
只有当地面系统充满现代飞机空中时，气屏才能完整。 现在，我们将继续消除崩溃。</text:p>
      <text:p text:style-name="P4">
当我们的飞行员知道F-16，而这些机器出现在我们的天空中时，这不仅是乌克兰。 对于欧洲和世界的整个安全建筑来说，这将是一个历史性的时刻。</text:p>
      <text:p text:style-name="P4">
<draw:frame draw:style-name="fr1" draw:name="Image252" text:anchor-type="as-char" svg:width="6.9236in" svg:height="4.613521in" draw:z-index="0">
<draw:image xlink:href="../Images/AРМІЯINFORM/2023-05-21T50-00-00-04-00/g7.jpeg" xlink:type="simple" xlink:show="embed" xlink:actuate="onLoad" draw:mime-type="image/jpeg"/>
</draw:frame>
亲爱的同事们!保护乌克兰和自由的每个决定都确保了基于规则的国际规则。 随着房屋从砖头的发展，与您一起的决定正在越来越自由 - 我们保证。 我们，民主。</text:p>
      <text:p text:style-name="P4">
实际上，我们的答案是防止侵略的强制性规则的基础。</text:p>
      <text:p text:style-name="P4">
乌克兰强调预防安全原则。 这就是为什么我们对乌克兰的安全计划的建议 - 在工作时 - 将成为一个全面的因素。 而不仅仅是我们。</text:p>
      <text:p text:style-name="P4">
世界上有“安全伞”。 当天空变黑时，他们必须打开。但是，当“安全保护伞”扩展到新盟友时，它如何成为一个呢？</text:p>
      <text:p text:style-name="P4">
正如我们与您一起的行动在这场战争期间拯救了塔斯沃博达的国际法一样，我们的安全保证将努力防止战争的悲剧。他们将努力阻止潜在的侵略者。</text:p>
      <text:p text:style-name="P4">
乌克兰希望我们的团队在保证维尔纽斯(Vilnius)的情况下将点放在“ I”上，这是欧洲 - 大西洋的峰会。</text:p>
      <text:p text:style-name="P4">
拜登总统先生，谢谢您，您可以满足民主的全球安全内容!感谢您的领导，武器的决定，决定养空飞行员。 我相信，我们共同自由的翅膀在世界上会更加明显!感谢国会的双方和您的双方，总统先生，一个团队和所有爱的美国人。</text:p>
      <text:p text:style-name="P4">
我感谢您，总理先生，您的决心，改变了民主历史，为乌克兰提供了长期的防御和财政支持，这为我们所有自由欧洲提供了稳定。 我感谢您在政府中的同事，感谢联邦议院和德国的整个人民。</text:p>
      <text:p text:style-name="P4">
我感谢您，总理先生的精力，这给了我们越来越多的远程机会。 我相信，当与我们的伴侣一起，是俄罗斯侵略的妈妈，您的领导能力将有助于赋予明显的法律力量。 感谢您的同事，英国议会和整个英国人民。</text:p>
      <text:p text:style-name="P4">
我感谢您，伊曼纽尔(Emmanuel)，总统先生，保存了价值观，乌克兰法国的支持是对自由人民的尊重，国际关系平等，人之间的兄弟情谊的表现。</text:p>
      <text:p text:style-name="P4">
我感谢乔治·梅洛尼(George Meloni)的角色赋予了我们所有人。 感谢政府，议会和所有支持我们人民保护的意大利人。谢谢查尔斯，谢谢你，乌尔苏洛(Ursulo)在纪念机构领导下成为机构。 曾经说过欧盟是一项大型的。 您证明我们的协会不是持续官僚主义的，而是持久的价值观，这使我们有了很强的路线!</text:p>
      <text:p text:style-name="P4">
谢谢您，总理富米奥(Fumio)在亚洲国际法命运中明显的领导力，感谢您对您所在国家的全面支持。</text:p>
      <text:p text:style-name="P4">
亲爱的同事们!</text:p>
      <text:p text:style-name="P4">
我们由另一个原则 - 理性团结在一起。 我们总是实际行动，保护我们的价值观。 理性的明显表达是乌克兰和平的公式。 我感谢您对我们的公式的支持。</text:p>
      <text:p text:style-name="P4">
在我参加阿拉伯国家联盟的山顶的前一天，我们会尽一切努力将整个世界围绕和平公式联系起来 - 围绕和平的峰会，这将推动一个公式。</text:p>
      <text:p text:style-name="P4">
我想讨论实施公式的步骤以及今天在我们的会议中组织和平峰会的细节。</text:p>
      <text:p text:style-name="P4">
谢谢。</text:p>
      <text:p text:style-name="P4">
News Source: <text:a xlink:type="simple" xlink:href="https://armyinform.com.ua/2023/05/21/nam-potribne-globalne-liderstvo-demokratiyi-vystup-prezydenta-volodymyra-zelenskogo-na-sesiyi-samitu-krayin-velykoyi-simky-ta-ukrayiny/" text:style-name="Internet_20_link" text:visited-style-name="Visited_20_Internet_20_Link">
https://armyinform.com.ua/2023/05/21/nam-potribne-globalne-liderstvo-demokratiyi-vystup-prezydenta-volodymyra-zelenskogo-na-sesiyi-samitu-krayin-velykoyi-simky-ta-ukrayiny/</text:a>
</text:p>
      <!--NEWS-->
      <text:h text:style-name="P10" text:outline-level="1">
<text:span text:style-name="T4">
国防军每天消除了730名入侵者，并摧毁了84架敌方武器</text:span>
</text:h>
      <text:p text:style-name="P4">
作者: ['АРМІЯINFORM']</text:p>
      <text:p text:style-name="P4">
时间: 2023-05-21T51:00:00-04:00</text:p>
      <text:p text:style-name="P4">
描述: Zagalni Boyov，在02.24.22到05/21/23 Orintovo成为：...与乌克兰2022年战争，与乌克兰的战争，今天与乌克兰的最新新闻，今天与乌克兰2022年的新闻战争，今天，乌克兰之间会有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5/vtraty_21-05-2023-scaled.jpg" text:style-name="Internet_20_link" text:visited-style-name="Visited_20_Internet_20_Link">
vtraty_21-05-2023-scaled.jpg</text:a>
']</text:p>
      <text:p text:style-name="P4">
标签: ['STOPRUSSIA', 'АГРЕСІЯ РФ', 'ВІЙНА', 'ВТОРГНЕННЯ РФ', 'ВТРАТИ ВОРОГА', 'ГШ ЗСУ']</text:p>
      <text:p text:style-name="P4">
类别: News</text:p>
      <!--METADATA-->
      <text:p text:style-name="P4">
<draw:frame draw:style-name="fr1" draw:name="Image253" text:anchor-type="as-char" svg:width="6.9236in" svg:height="6.912061in" draw:z-index="0">
<draw:image xlink:href="../Images/AРМІЯINFORM/2023-05-21T51-00-00-04-00/vtraty_21-05-2023-scaled.jpg" xlink:type="simple" xlink:show="embed" xlink:actuate="onLoad" draw:mime-type="image/jpeg"/>
</draw:frame>
敌人从24.02.22到21.05.23的总战斗损失将是指向的：</text:p>
      <text:p text:style-name="P4">
<text:span text:style-name="T4">
<text:span text:style-name="T5">
人员 -  </text:span>
* 203160(+730)淘汰的人</text:span>
<text:span text:style-name="T5">
坦克 -  </text:span>
<text:span text:style-name="T5">
 3783(+2)</text:span>
<text:span text:style-name="T4">
战斗装甲车 -  </text:span>
 7398(+16)<text:span text:style-name="T4">
<text:span text:style-name="T5">
炮兵系统 -  </text:span>
<text:span text:style-name="T5">
 3258(+29)</text:span>
 </text:span>
 rszv- <text:span text:style-name="T4">
 564(0)</text:span>
<text:span text:style-name="T5">
防空 -  </text:span>
<text:span text:style-name="T5">
 327(+2)</text:span>
<text:span text:style-name="T4">
飞机 -  </text:span>
 308(0)<text:span text:style-name="T4">
<text:span text:style-name="T5">
直升机 -  </text:span>
* 294(0)</text:span>
<text:span text:style-name="T5">
无人机手术战术水平 -  </text:span>
<text:span text:style-name="T5">
 2822(+21)</text:span>
<text:span text:style-name="T4">
有翼导弹 -  </text:span>
 1011(0)<text:span text:style-name="T4">
<text:span text:style-name="T5">
船 /船 -  </text:span>
* 18(0)</text:span>
<text:span text:style-name="T5">
汽车设备和坦克 -  </text:span>
<text:span text:style-name="T5">
 6115(+12)</text:span>
<text:span text:style-name="T4">
特殊设备 -  </text:span>
 425(+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1.05.23。</text:p>
      <text:p text:style-name="P4">
News Source: <text:a xlink:type="simple" xlink:href="https://armyinform.com.ua/2023/05/21/syly-oborony-za-dobu-likviduvaly-730-okupantiv-ta-znyshhyly-84-odynyczi-vorozhogo-ozbroyennya/" text:style-name="Internet_20_link" text:visited-style-name="Visited_20_Internet_20_Link">
https://armyinform.com.ua/2023/05/21/syly-oborony-za-dobu-likviduvaly-730-okupantiv-ta-znyshhyly-84-odynyczi-vorozhogo-ozbroyennya/</text:a>
</text:p>
      <!--NEWS-->
      <text:h text:style-name="P10" text:outline-level="1">
<text:span text:style-name="T4">
沃罗迪米尔·泽伦斯基（Volodymyr Zelensky）在峰会上的演讲“朝着一个和平，稳定和繁荣的世界”，乌克兰和合作伙伴参与</text:span>
</text:h>
      <text:p text:style-name="P4">
作者: ['АРМІЯINFORM']</text:p>
      <text:p text:style-name="P4">
时间: 2023-05-21T52:00:00-04:00</text:p>
      <text:p text:style-name="P4">
描述: PAN PREM’R-MINESTRA KISHIDO！ 路莱里！ Uli Mim，《 Spials雕像的机会》……与乌克兰2022年的战争，与乌克兰的战争是今天的最新消息，今天与乌克兰2022年的新闻战，今天的最后一场新闻，乌克兰和俄罗斯之间的战争是否会发生战争，与乌克兰的战争将在不久的将来与乌克兰发动战争，他们说，今天与乌克兰的战争，今天的乌克兰新闻，乌克兰新闻，乌克兰媒体在俄罗斯的乌克兰新闻</text:p>
      <text:p text:style-name="P4">
图片: ['<text:a xlink:type="simple" xlink:href="https://armyinform.com.ua/wp-content/uploads/2023/05/f861b75f55a77d6a9cc8d50009867a4f_1684641971_extra_large.jpeg" text:style-name="Internet_20_link" text:visited-style-name="Visited_20_Internet_20_Link">
f861b75f55a77d6a9cc8d50009867a4f_1684641971_extra_large.jpeg</text:a>
']</text:p>
      <text:p text:style-name="P4">
标签: ['STOPRUSSIA', 'АГРЕСІЯ РФ', 'ВІЙНА', 'ВОЛОДИМИР ЗЕЛЕНСЬКИЙ', 'ВТОРГНЕННЯ РФ', 'КРАЇН G7', 'ОФІС ПРЕЗИДЕНТА УКРАЇНИ']</text:p>
      <text:p text:style-name="P4">
类别: News</text:p>
      <!--METADATA-->
      <text:p text:style-name="P4">
<draw:frame draw:style-name="fr1" draw:name="Image254" text:anchor-type="as-char" svg:width="6.9236in" svg:height="4.617948in" draw:z-index="0">
<draw:image xlink:href="../Images/AРМІЯINFORM/2023-05-21T52-00-00-04-00/f861b75f55a77d6a9cc8d50009867a4f_1684641971_extra_large.jpeg" xlink:type="simple" xlink:show="embed" xlink:actuate="onLoad" draw:mime-type="image/jpeg"/>
</draw:frame>
<text:span text:style-name="T4">
总理基希多先生!</text:span>
</text:p>
      <text:p text:style-name="P4">
<text:span text:style-name="T4">
亲爱的领导人!</text:span>
</text:p>
      <text:p text:style-name="P4">
我们都有机会成为和平的合伙人。 这种和平将不适合一个国家，而这场战争不仅对乌克兰有害。 联合国宪章和基于方向的命令被摧毁。</text:p>
      <text:p text:style-name="P4">
世界上每个人都感受到了俄罗斯侵略的破坏性后果。 有人为食物或能量而疯狂地跳了跳跃。 有人会看到，在俄罗斯核电站发生灾难的情况下，风是对土地的宝贵污染。 有人知道，如果俄罗斯设法崩溃了被盗的乌克兰领土，那么在其土地上是接收邻居。</text:p>
      <text:p text:style-name="P4">
我们的世界很大，但我们都在一起。 这是我们的普遍事物 - 和平。</text:p>
      <text:p text:style-name="P4">
一次，直到2月24日，乌克兰以各种格式与俄罗斯一起花了180多轮，以终止侵略。 这些审讯中有尊重的国际中介人，他们看到俄罗斯不是在寻找和平。</text:p>
      <text:p text:style-name="P4">
休战无效。 它持续了七年，在此期间，成千上万的人被杀。 现在什么都没有改变，除了我们捍卫自己时，我们削弱了俄罗斯。 现在，她坦率地寻找战争的霜冻。 不是为了和平，而是为了赢得一段时间，增强力量并再次击中。</text:p>
      <text:p text:style-name="P4">
踏上恐怖之路的人并不来自他。</text:p>
      <text:p text:style-name="P4">
这就是为什么需要我们的和平与国际法的公式。 乌克兰向世界提出了一个和平的公式。 尽管俄罗斯入侵者留在我们地球上，但没有人会坐在与俄罗斯的谈判表中。 殖民者必须消失。 Alesvit具有足以使俄罗斯逐步恢复俄罗斯的能力。 我们已经证明了这一点。</text:p>
      <text:p text:style-name="P4">
例如，食品安全。 这是我们和平公式的要点之一。</text:p>
      <text:p text:style-name="P4">
当俄罗斯封锁我们的大海时，我们找到了出路。 我们同意联合国Iturechyna的商定，为食品出口创建走廊，以便世界上没有人会生气或粮食短缺。</text:p>
      <text:p text:style-name="P4">
我们一起稳定了市场。 因此，我们给了世界一个和平的要素。 从类似的角度来看，它也可以彼此努力，从辐射开始 - 这是非常危险的 - 能源安全，结束了联合国宪章和我们的领土完整性的全部恢复，以便他们俄罗斯侵犯了。</text:p>
      <text:p text:style-name="P4">
我们已经开发了一个和平公式，以便其每个观点都得到决议的支持。 这样世界上的每个人都可以选择可以帮助实现的观点。从日本到阿拉伯国家，从欧洲到拉丁美洲 - 我们找到了对和平式的支持。 我们继续这项工作。</text:p>
      <text:p text:style-name="P4">
很快 - 全面战争的500天，将于7月。 这是一个象征性的时代，是一个收集和平式的好月亮 - 世界的世界。 任何尊重诚实并想结束这场战争的人的峰会。 我要一起加入!</text:p>
      <text:p text:style-name="P4">
即使我们被距离分开，我们也有一个共同的理解：如果敌人来到您的大门，您的孩子陷入了您的家，您似乎是殖民主义者，您似乎不是殖民主义者，您会团结整个世界，您会像我们战斗一样战斗。</text:p>
      <text:p text:style-name="P4">
<text:span text:style-name="T4">
谢谢你!</text:span>
</text:p>
      <text:p text:style-name="P4">
News Source: <text:a xlink:type="simple" xlink:href="https://armyinform.com.ua/2023/05/21/vystup-volodymyra-zelenskogo-na-robochij-sesiyi-samitu-nazustrich-myrnomu-stabilnomu-ta-proczvitayuchomu-svitu-za-uchastyu-krayin-g7-ukrayiny-ta-partneriv/" text:style-name="Internet_20_link" text:visited-style-name="Visited_20_Internet_20_Link">
https://armyinform.com.ua/2023/05/21/vystup-volodymyra-zelenskogo-na-robochij-sesiyi-samitu-nazustrich-myrnomu-stabilnomu-ta-proczvitayuchomu-svitu-za-uchastyu-krayin-g7-ukrayiny-ta-partneriv/</text:a>
</text:p>
      <!--NEWS-->
      <text:h text:style-name="P10" text:outline-level="1">
<text:span text:style-name="T4">
在乌克兰沉默的时刻</text:span>
</text:h>
      <text:p text:style-name="P4">
作者: ['АРМІЯINFORM']</text:p>
      <text:p text:style-name="P4">
时间: 2023-05-21T53: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candle-1.gif" text:style-name="Internet_20_link" text:visited-style-name="Visited_20_Internet_20_Link">
candle-1.gif</text:a>
']</text:p>
      <text:p text:style-name="P4">
标签: ['STOPRUSSIA', "ВШАНУВАННЯ ПАМ'ЯТІ", 'ХВИЛИНА МОВЧАННЯ']</text:p>
      <text:p text:style-name="P4">
类别: News</text:p>
      <!--METADATA-->
      <text:p text:style-name="P4">
<draw:frame draw:style-name="fr1" draw:name="Image255" text:anchor-type="as-char" svg:width="6.9236in" svg:height="3.895992in" draw:z-index="0">
<draw:image xlink:href="../Images/AРМІЯINFORM/2023-05-21T53-00-00-04-00/candle-1.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21/v-ukrayini-hvylyna-movchannya-3/" text:style-name="Internet_20_link" text:visited-style-name="Visited_20_Internet_20_Link">
https://armyinform.com.ua/2023/05/21/v-ukrayini-hvylyna-movchannya-3/</text:a>
</text:p>
      <!--NEWS-->
      <text:h text:style-name="P10" text:outline-level="1">
<text:span text:style-name="T4">
在广岛，乌克兰总统会见了加拿大总理</text:span>
</text:h>
      <text:p text:style-name="P4">
作者: ['АРМІЯINFORM']</text:p>
      <text:p text:style-name="P4">
时间: 2023-05-21T54:00:00-04:00</text:p>
      <text:p text:style-name="P4">
描述: 与Roboshim Vizit在日本人的Samiti“集团Semey”，总统...与乌克兰2022年的战争，与乌克兰与乌克兰的最新新闻，今天与乌克兰的新闻战争，今天的最后一场战争，今天将在乌克兰和俄罗斯，俄罗斯和俄罗斯与何时，何时，何时，何时，何时，何时，何时与乌克兰在2022年进行战争，是否在不久的将来与乌克兰进行战争，与乌克兰的战争，今天的乌克兰新闻，乌克兰的新闻，乌克兰媒体在俄罗斯的乌克兰新闻</text:p>
      <text:p text:style-name="P4">
图片: ['<text:a xlink:type="simple" xlink:href="https://armyinform.com.ua/wp-content/uploads/2023/05/zelenskyj-tryudo-golovna.jpeg" text:style-name="Internet_20_link" text:visited-style-name="Visited_20_Internet_20_Link">
zelenskyj-tryudo-golovna.jpeg</text:a>
', '<text:a xlink:type="simple" xlink:href="https://armyinform.com.ua/wp-content/uploads/2023/05/zelenskyj_tryudo.jpeg" text:style-name="Internet_20_link" text:visited-style-name="Visited_20_Internet_20_Link">
zelenskyj_tryudo.jpeg</text:a>
', '<text:a xlink:type="simple" xlink:href="https://armyinform.com.ua/wp-content/uploads/2023/05/zelenskyj.jpeg" text:style-name="Internet_20_link" text:visited-style-name="Visited_20_Internet_20_Link">
zelenskyj.jpeg</text:a>
', '<text:a xlink:type="simple" xlink:href="https://armyinform.com.ua/wp-content/uploads/2023/05/tryudo.jpeg" text:style-name="Internet_20_link" text:visited-style-name="Visited_20_Internet_20_Link">
tryudo.jpeg</text:a>
']</text:p>
      <text:p text:style-name="P4">
标签: ['STOPRUSSIA', 'ВОЛОДИМИР ЗЕЛЕНСЬКИЙ', 'ДЖАСТІН ТРЮДО', 'САМІТ G7', 'ЯПОНІЯ']</text:p>
      <text:p text:style-name="P4">
类别: News</text:p>
      <!--METADATA-->
      <text:p text:style-name="P4">
<draw:frame draw:style-name="fr1" draw:name="Image256" text:anchor-type="as-char" svg:width="6.9236in" svg:height="4.617948in" draw:z-index="0">
<draw:image xlink:href="../Images/AРМІЯINFORM/2023-05-21T54-00-00-04-00/zelenskyj-tryudo-golovna.jpeg" xlink:type="simple" xlink:show="embed" xlink:actuate="onLoad" draw:mime-type="image/jpeg"/>
</draw:frame>
乌克兰沃罗迪米尔·泽伦斯基(Ukraine Volodymyr Zelensky)在日本参加萨米集团峰会(Samy Group Summit)的访问期间，会见了总理频道频道贾斯汀·特鲁多(Justin Trudeau)。</text:p>
      <text:p text:style-name="P4">
关于它<text:a xlink:type="simple" xlink:href="https://www.president.gov.ua/news/u-hirosimi-prezident-ukrayini-zustrivsya-z-premyer-ministrom-83045" text:style-name="Internet_20_link" text:visited-style-name="Visited_20_Internet_20_Link">
报告</text:a>
乌克兰总裁的官方网站。</text:p>
      <text:p text:style-name="P4">
领导人讨论了双边议程的主题问题，关注安全和国防领域的进一步互动。</text:p>
      <text:p text:style-name="P4">
“我感谢友好的加拿大是乌克兰对俄罗斯侵略的支持之一。 但是现在对我们和世界来说，这是一个关键的时刻，乌克兰需要加强援助。”总统说。</text:p>
      <text:p text:style-name="P4">
<draw:frame draw:style-name="fr1" draw:name="Image257" text:anchor-type="as-char" svg:width="6.9236in" svg:height="4.617948in" draw:z-index="0">
<draw:image xlink:href="../Images/AРМІЯINFORM/2023-05-21T54-00-00-04-00/zelenskyj_tryudo.jpeg" xlink:type="simple" xlink:show="embed" xlink:actuate="onLoad" draw:mime-type="image/jpeg"/>
</draw:frame>
Volodymyr Zelensky向Justin Trudeau告知了正面的情况，并作为对其可能发展的评估。</text:p>
      <text:p text:style-name="P4">
国家负责人赞扬加拿大为削弱俄罗斯入侵者释放的领土提供的援助。</text:p>
      <text:p text:style-name="P4">
<draw:frame draw:style-name="fr1" draw:name="Image258" text:anchor-type="as-char" svg:width="6.9236in" svg:height="4.621503in" draw:z-index="0">
<draw:image xlink:href="../Images/AРМІЯINFORM/2023-05-21T54-00-00-04-00/zelenskyj.jpeg" xlink:type="simple" xlink:show="embed" xlink:actuate="onLoad" draw:mime-type="image/jpeg"/>
</draw:frame>
总统说：“我要感谢您在我们的政府和加拿大生产者的矿山和运营方面的实际帮助。”</text:p>
      <text:p text:style-name="P4">
这也是关于在加拿大统一任务中培训乌克兰初级官员。</text:p>
      <text:p text:style-name="P4">
高度指出，加拿大制裁压力的一致加强。</text:p>
      <text:p text:style-name="P4">
<draw:frame draw:style-name="fr1" draw:name="Image259" text:anchor-type="as-char" svg:width="6.9236in" svg:height="4.621503in" draw:z-index="0">
<draw:image xlink:href="../Images/AРМІЯINFORM/2023-05-21T54-00-00-04-00/tryudo.jpeg" xlink:type="simple" xlink:show="embed" xlink:actuate="onLoad" draw:mime-type="image/jpeg"/>
</draw:frame>
此外，Volodymyr Zelenskyy强调了实施所有乌克兰和平公式的重要性。</text:p>
      <text:p text:style-name="P4">
另外，总统专注于乌克兰的欧洲 - 大西洋融合。 他说，北约维尔纽斯峰会在7月应该对我们国家的联盟成员制定具体的决定，并且数据明显表明乌克兰人是北约的成员。</text:p>
      <text:p text:style-name="P4">
News Source: <text:a xlink:type="simple" xlink:href="https://armyinform.com.ua/2023/05/21/u-hirosimi-prezydent-ukrayiny-zustrivsya-z-premyer-ministrom-kanady/" text:style-name="Internet_20_link" text:visited-style-name="Visited_20_Internet_20_Link">
https://armyinform.com.ua/2023/05/21/u-hirosimi-prezydent-ukrayiny-zustrivsya-z-premyer-ministrom-kanady/</text:a>
</text:p>
      <!--NEWS-->
      <text:h text:style-name="P10" text:outline-level="1">
<text:span text:style-name="T4">
敌人增加了黑海中火箭发射器的存在</text:span>
</text:h>
      <text:p text:style-name="P4">
作者: ["Владислав Дем'яненко"]</text:p>
      <text:p text:style-name="P4">
时间: 2023-05-21T55:00:00-04:00</text:p>
      <text:p text:style-name="P4">
描述: 关于Efiri Telmarathon“єIiniNews”的首席，Obdnah的负责人是Obdnah的负责人...与乌克兰2022年的战争，与乌克兰的战争是今天的最新消息，今天与乌克兰2022年的战争是最后一场战争今天，乌克兰和俄罗斯之间会发生战争，当战争，2022年与乌克兰战争时，是否会在不久的将来与乌克兰发生战争，他们说，今天与乌克兰的战争，今天，乌克兰新闻在乌克兰媒体的俄罗斯人</text:p>
      <text:p text:style-name="P4">
图片: ['<text:a xlink:type="simple" xlink:href="https://armyinform.com.ua/wp-content/uploads/2023/03/240260_uh7lhcbyzvmbfhxgaaysszsedy-e1679309364839.jpg" text:style-name="Internet_20_link" text:visited-style-name="Visited_20_Internet_20_Link">
240260_uh7lhcbyzvmbfhxgaaysszsedy-e1679309364839.jpg</text:a>
']</text:p>
      <text:p text:style-name="P4">
标签: ['STOPRUSSIA', 'АГРЕСІЯ РФ', 'ВІЙНА', 'ВТОРГНЕННЯ РФ', 'НАТАЛІЯ ГУМЕНЮК']</text:p>
      <text:p text:style-name="P4">
类别: News</text:p>
      <!--METADATA-->
      <text:p text:style-name="P4">
<draw:frame draw:style-name="fr1" draw:name="Image260" text:anchor-type="as-char" svg:width="6.9236in" svg:height="4.260677in" draw:z-index="0">
<draw:image xlink:href="../Images/AРМІЯINFORM/2023-05-21T55-00-00-04-00/240260_uh7lhcbyzvmbfhxgaaysszsedy-e1679309364839.jpg" xlink:type="simple" xlink:show="embed" xlink:actuate="onLoad" draw:mime-type="image/jpeg"/>
</draw:frame>
说明性照片</text:p>
      <text:p text:style-name="P4">
关于它在国家的空中<text:a xlink:type="simple" xlink:href="https://www.youtube.com/watch" text:style-name="Internet_20_link" text:visited-style-name="Visited_20_Internet_20_Link">
telelorphone</text:a>
唯一的消息是由乌克兰南部Siloboron联合协调出版社中心的负责人告知的，乌克兰南部是第1级纳塔利亚·洪尼克(Natalia Humeniuk)的队长。</text:p>
      <ul>
        <li>
昨天晚上，敌人增加了黑海火箭发射器的存在。 有2枚潜艇，两枚火箭发射器是8枚机口径导弹。 但这只会说他们试图使我们保持紧张。 敌人总是试图增加世界事件中的紧张局势。  - 她强调，我们引起每个人的注意 - 要与空气焦虑的信号不同，并监测敌对活动的活动。</li>
      </ul>
      <text:p text:style-name="P4">
纳塔利亚·汉尼克(Natalia Humeniuk)报道说，在今晚，弹性无人机的活动都记录在弹性无人机的活动中。</text:p>
      <ul>
        <li>
在我们地区，这些主要是侦察无人机。 特别是，过去的5架无人机被销毁，其中2架是侦察。 敌人积极假设信息， - 汉尼克说。</li>
      </ul>
      <text:p text:style-name="P4">
她说，此外，黎明时说，使用战术航空的敌人袭击了斯坦尼斯拉夫·赫尔森地区的定居点。由于对托管飞机炸弹的打击，塔米斯文化文化之家的房屋被摧毁，有关的信息，有关托管飞机炸弹的打击。受害者现在正在澄清。</text:p>
      <ul>
        <li>
它已经成为敌人的战术，他们正试图在黎明时击败。 这不是第一次，我将提醒这对夫妇在经常袭击中死亡的最后一天 - 纳塔利娅·汉尼克(Natalia Humeniuk)说。</li>
      </ul>
      <text:p text:style-name="P4">
News Source: <text:a xlink:type="simple" xlink:href="https://armyinform.com.ua/2023/05/21/vorog-narostyv-prysutnist-raketonosiyiv-u-chornomu-mori/" text:style-name="Internet_20_link" text:visited-style-name="Visited_20_Internet_20_Link">
https://armyinform.com.ua/2023/05/21/vorog-narostyv-prysutnist-raketonosiyiv-u-chornomu-mori/</text:a>
</text:p>
      <!--NEWS-->
      <text:h text:style-name="P10" text:outline-level="1">
<text:span text:style-name="T4">
我们将分享战斗的经验… 佐治亚州一定会赢</text:span>
</text:h>
      <text:p text:style-name="P4">
作者: ['АРМІЯINFORM']</text:p>
      <text:p text:style-name="P4">
时间: 2023-05-21T56:00:00-04:00</text:p>
      <text:p text:style-name="P4">
描述: 关于Twitter，是为了捍卫Oleksii Danylov的辩护，是为了全国性非翻唱的秘书。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4e613a013471eaae1b3aad63a09477f8.jpeg" text:style-name="Internet_20_link" text:visited-style-name="Visited_20_Internet_20_Link">
4e613a013471eaae1b3aad63a09477f8.jpeg</text:a>
']</text:p>
      <text:p text:style-name="P4">
标签: ['STOPRUSSIA', 'ГРУЗІЯ', 'ОЛЕКСІЙ ДАНІЛОВ']</text:p>
      <text:p text:style-name="P4">
类别: News</text:p>
      <!--METADATA-->
      <text:p text:style-name="P4">
<draw:frame draw:style-name="fr1" draw:name="Image261" text:anchor-type="as-char" svg:width="6.9236in" svg:height="4.330592in" draw:z-index="0">
<draw:image xlink:href="../Images/AРМІЯINFORM/2023-05-21T56-00-00-04-00/4e613a013471eaae1b3aad63a09477f8.jpeg" xlink:type="simple" xlink:show="embed" xlink:actuate="onLoad" draw:mime-type="image/jpeg"/>
</draw:frame>
Alexei Danilov</text:p>
      <text:p text:style-name="P4">
关于它<text:a xlink:type="simple" xlink:href="https://twitter.com/OleksiyDanilov/status/1659988422939889665" text:style-name="Internet_20_link" text:visited-style-name="Visited_20_Internet_20_Link">
写</text:a>
在Twitter上，国家安全与国防委员会秘书Alexeydanilov。</text:p>
      <text:p text:style-name="P4">
“佐治亚州肯定会赢得并离开过去的黑暗时代，而黑暗时代现在已经从北部令人讨厌的沼泽中赢得了。 乌克兰人将以这种自由反对奴隶在您身边。 俄罗斯黑暗正在遭受自由团体的困扰，这是痛苦的，但是我们分享了我们斗争的经验，并知道佐治亚州将是自由和独立，在领土上整体和主权!” 丹尼洛夫说。</text:p>
      <text:p text:style-name="P4">
News Source: <text:a xlink:type="simple" xlink:href="https://armyinform.com.ua/2023/05/21/my-podilymosya-dosvidom-borotby-gruziya-obovyazkovo-peremozhe/" text:style-name="Internet_20_link" text:visited-style-name="Visited_20_Internet_20_Link">
https://armyinform.com.ua/2023/05/21/my-podilymosya-dosvidom-borotby-gruziya-obovyazkovo-peremozhe/</text:a>
</text:p>
      <!--NEWS-->
      <text:h text:style-name="P10" text:outline-level="1">
<text:span text:style-name="T4">
Volodymyr Zelensky感谢Joe Biden的领导武器，决定了对飞行员的培训</text:span>
</text:h>
      <text:p text:style-name="P4">
作者: ['АРМІЯINFORM']</text:p>
      <text:p text:style-name="P4">
时间: 2023-05-21T57:00:00-04:00</text:p>
      <text:p text:style-name="P4">
描述: 关于用电报写一条运河的TSE VIN。 “ Viria，Krila Nashi Svynevi Svobody ...与乌克兰2022年的战争，与乌克兰的战争是今天的最新消息，《与乌克兰2022年战争的消息》是今天的最后一场，将在乌克兰和俄罗斯之间进行战争当他们在不久的将来与乌克兰与乌克兰发动战争时，他们说，与乌克兰与乌克兰的战争，今天的乌克兰新闻，乌克兰新闻，乌克兰媒体在俄罗斯的乌克兰新闻</text:p>
      <text:p text:style-name="P4">
图片: []</text:p>
      <text:p text:style-name="P4">
标签: ['STOPRUSSIA', 'АГРЕСІЯ РФ', 'ВІЙНА', 'ВОЛОДИМИР ЗЕЛЕНСЬКИЙ', 'ВТОРГНЕННЯ РФ', 'ДЖО БАЙДЕН', 'ОФІС ПРЕЗИДЕНТА УКРАЇНИ']</text:p>
      <text:p text:style-name="P4">
类别: News</text:p>
      <!--METADATA-->
      <text:p text:style-name="P4">
他<text:a xlink:type="simple" xlink:href="https://t.me/V_Zelenskiy_official/6288" text:style-name="Internet_20_link" text:visited-style-name="Visited_20_Internet_20_Link">
写</text:a>
在电报频道中。</text:p>
      <text:p text:style-name="P4">
国家元首写道：“我相信我们共同自由的翅膀显然将是世界上最强的。”</text:p>
      <text:p text:style-name="P4">
News Source: <text:a xlink:type="simple" xlink:href="https://armyinform.com.ua/2023/05/21/volodymyr-zelenskyj-podyakuvav-dzho-bajdenu-za-liderstvo-za-zbroyu-za-rishennya-pro-trenuvannya-pilotiv/" text:style-name="Internet_20_link" text:visited-style-name="Visited_20_Internet_20_Link">
https://armyinform.com.ua/2023/05/21/volodymyr-zelenskyj-podyakuvav-dzho-bajdenu-za-liderstvo-za-zbroyu-za-rishennya-pro-trenuvannya-pilotiv/</text:a>
</text:p>
      <!--NEWS-->
      <text:h text:style-name="P10" text:outline-level="1">
<text:span text:style-name="T4">
军队总统不是政治家，但领导人是安娜·马利亚（Anna Malyar）</text:span>
</text:h>
      <text:p text:style-name="P4">
作者: ['АРМІЯINFORM']</text:p>
      <text:p text:style-name="P4">
时间: 2023-05-21T58:00:00-04:00</text:p>
      <text:p text:style-name="P4">
描述: 乌克兰Pid harychi fazi vikli vikli viklikovo的总统总统在政治上...与乌克兰2022年的战争，与乌克兰的战争是今天的最新新闻，这是与乌克兰的新闻，乌克兰2022年的新闻战乌克兰和俄罗斯之间以及乌克兰与乌克兰的战争之间的战争将是一场战争，无论是否将在不久的将来与乌克兰进行战争，与乌克兰的战争，今天的乌克兰新闻，乌克兰新闻，乌克兰新闻，乌克兰媒体在乌克兰媒体上俄罗斯人将在俄罗斯</text:p>
      <text:p text:style-name="P4">
图片: ['<text:a xlink:type="simple" xlink:href="https://armyinform.com.ua/wp-content/uploads/2023/03/ganna-malyar-fb.jpg" text:style-name="Internet_20_link" text:visited-style-name="Visited_20_Internet_20_Link">
ganna-malyar-fb.jpg</text:a>
']</text:p>
      <text:p text:style-name="P4">
标签: ['STOPRUSSIA', 'АГРЕСІЯ РФ', 'ВІЙНА', 'ВОРОЖА ІПСО', 'ВТОРГНЕННЯ РФ', 'ГАННА МАЛЯР']</text:p>
      <text:p text:style-name="P4">
类别: News</text:p>
      <!--METADATA-->
      <text:p text:style-name="P4">
<draw:frame draw:style-name="fr1" draw:name="Image262" text:anchor-type="as-char" svg:width="6.9236in" svg:height="4.61393in" draw:z-index="0">
<draw:image xlink:href="../Images/AРМІЯINFORM/2023-05-21T58-00-00-04-00/ganna-malyar-fb.jpg" xlink:type="simple" xlink:show="embed" xlink:actuate="onLoad" draw:mime-type="image/jpeg"/>
</draw:frame>
为了在战争的热门阶段讨论乌克兰人的人，以 - 艺术的背景下，可以说即将举行的选举简直是不正确的，因为塞恩与他在国防进程中的真正作用和地位相对应。</text:p>
      <text:p text:style-name="P4">
在您的Facebook页面上<text:a xlink:type="simple" xlink:href="https://www.facebook.com/ganna.maliar/posts/pfbid02VSZ6f5et2eKi7erTKnh8kNooHMpdGDyEoaCSqmYLfEAhyBZPxLJ3eYMrdfezx5Mvl" text:style-name="Internet_20_link" text:visited-style-name="Visited_20_Internet_20_Link">
写</text:a>
乌克兰国防部副部长安娜·马利亚(Anna Malyar)。</text:p>
      <text:p text:style-name="P4">
值得知道战争期间的总统是乌克兰最高负责人的首先。</text:p>
      <text:p text:style-name="P4">
他在垂直方面是军队的顶峰。</text:p>
      <text:p text:style-name="P4">
在一场全面战争的条件下，总统在经典的意义上停止了，其他任务也与他有关。</text:p>
      <text:p text:style-name="P4">
主要是赢得战争并保持国家。</text:p>
      <text:p text:style-name="P4">
军队总统不是政治家，而是领导人。</text:p>
      <text:p text:style-name="P4">
取而代之的是，敌人有意识地操纵和混合政治与总司令的军事任务。</text:p>
      <text:p text:style-name="P4">
在军队中，这样的笔记不会破坏信心，因为在军队中，总司令享有不可否认的权威。</text:p>
      <text:p text:style-name="P4">
我个人不断地看到这一点 - 无论是在总统与司令部的合作期间，以及总统访问敌对行动和沟通的期间。</text:p>
      <text:p text:style-name="P4">
但是在民间社会中，有必要在战争期间分开，而不要将政治与纯粹的军事任务相结合，这是由高级总司令今天解决的。</text:p>
      <text:p text:style-name="P4">
这是军事垂直行业中某些任务的一个例子，这是由高级总司令每日执行的。</text:p>
      <text:p text:style-name="P4">
总统收集并听取军事指挥和所有安全部队。这不仅是报告的听证会 - 这是对当前情况和必要决定的分析。</text:p>
      <text:p text:style-name="P4">
最高指挥官-in-司令，所有权力机构，每周收集几次。 从未有过正式的协议解决方案，这些始终是这种情况下的迅速决定。</text:p>
      <text:p text:style-name="P4">
军事内阁也有效 - 这是武装部队高级司令和军事司令官的另一种工作形式。</text:p>
      <text:p text:style-name="P4">
总统在国际上最高的乌克兰武器和军事装备问题不断照顾总统。</text:p>
      <text:p text:style-name="P4">
这并不是关于选举的全部，而不是与政治有关。 这是关于国家总统河国家元首在捍卫国家的角色。</text:p>
      <text:p text:style-name="P4">
News Source: <text:a xlink:type="simple" xlink:href="https://armyinform.com.ua/2023/05/21/odyn-z-klyuchovyh-vorozhyh-informaczijnyh-pryjomiv-zmishhaty-akczenty-z-vijny-na-polityku-ganna-malyar/" text:style-name="Internet_20_link" text:visited-style-name="Visited_20_Internet_20_Link">
https://armyinform.com.ua/2023/05/21/odyn-z-klyuchovyh-vorozhyh-informaczijnyh-pryjomiv-zmishhaty-akczenty-z-vijny-na-polityku-ganna-malyar/</text:a>
</text:p>
      <!--NEWS-->
      <text:h text:style-name="P10" text:outline-level="1">
<text:span text:style-name="T4">
乌克兰总统对大韩民国对人道主义和非人道主义援助表示感谢</text:span>
</text:h>
      <text:p text:style-name="P4">
作者: ['АРМІЯINFORM']</text:p>
      <text:p text:style-name="P4">
时间: 2023-05-21T59:00:00-04:00</text:p>
      <text:p text:style-name="P4">
描述: 关于乌克兰官员主席的首席执行官。 Robocho Vizita之前的流浪汉……与乌克兰2022年的战争，与乌克兰的战争是今天的最新消息，今天与乌克兰2022年的新闻战，将在乌克兰和俄罗斯之间以及与乌克兰的战争之间发动战争他们说，在2022年，是否会在不久的将来与乌克兰进行战争</text:p>
      <text:p text:style-name="P4">
图片: ['<text:a xlink:type="simple" xlink:href="https://armyinform.com.ua/wp-content/uploads/2023/05/4f7c623fe1343460ef28a4b3f0c3d957_1684649351_extra_large.jpeg" text:style-name="Internet_20_link" text:visited-style-name="Visited_20_Internet_20_Link">
4f7c623fe1343460ef28a4b3f0c3d957_1684649351_extra_large.jpeg</text:a>
']</text:p>
      <text:p text:style-name="P4">
标签: ['ВОЛОДИМИР ЗЕЛЕНСЬКИЙ', 'ОФІС ПРЕЗИДЕНТА УКРАЇНИ']</text:p>
      <text:p text:style-name="P4">
类别: News</text:p>
      <!--METADATA-->
      <text:p text:style-name="P4">
<draw:frame draw:style-name="fr1" draw:name="Image263" text:anchor-type="as-char" svg:width="6.9236in" svg:height="4.617948in" draw:z-index="0">
<draw:image xlink:href="../Images/AРМІЯINFORM/2023-05-21T59-00-00-04-00/4f7c623fe1343460ef28a4b3f0c3d957_1684649351_extra_large.jpeg" xlink:type="simple" xlink:show="embed" xlink:actuate="onLoad" draw:mime-type="image/jpeg"/>
</draw:frame>
关于它<text:a xlink:type="simple" xlink:href="https://www.president.gov.ua/news/prezident-ukrayini-proviv-zustrich-iz-prezidentom-respubliki-83061" text:style-name="Internet_20_link" text:visited-style-name="Visited_20_Internet_20_Link">
报告</text:a>
乌克兰总统办公室。</text:p>
      <text:p text:style-name="P4">
在访问日本的框架内，Volodymyr Zelensky与大韩民国共和国Juns John举行了一次会议，参加了日本参加日本，参加了Samy Seven Seven Seven Seven Seven Group，该小组组成的七个小组七组。</text:p>
      <text:p text:style-name="P4">
乌克兰国家负责人向对话者告知对话者在反思俄罗斯联邦的反思前面的情况。</text:p>
      <text:p text:style-name="P4">
乌克兰总统对大韩民国对我们国家的人道主义和非致命援助表示感谢，尤其是为提供降低和保护性传播的机器。</text:p>
      <text:p text:style-name="P4">
Volodymyr Zelenskyy表示希望继续合作。</text:p>
      <text:p text:style-name="P4">
还讨论了最近放弃的乌克兰代表团前往大韩民国的访问。</text:p>
      <text:p text:style-name="P4">
乌克兰国家负责人指出了这次访问的高度组织，并感谢乌克兰第一夫人提出的项目的关注。</text:p>
      <text:p text:style-name="P4">
双方确认在大韩民国乌克兰代表团期间达成的安排，并同意交换代表团的访问。</text:p>
      <text:p text:style-name="P4">
News Source: <text:a xlink:type="simple" xlink:href="https://armyinform.com.ua/2023/05/21/prezydent-ukrayiny-vyslovyv-podyaku-respubliczi-koreya-za-gumanitarnu-j-neletalnu-dopomogu-nashij-derzhavi/" text:style-name="Internet_20_link" text:visited-style-name="Visited_20_Internet_20_Link">
https://armyinform.com.ua/2023/05/21/prezydent-ukrayiny-vyslovyv-podyaku-respubliczi-koreya-za-gumanitarnu-j-neletalnu-dopomogu-nashij-derzhavi/</text:a>
</text:p>
      <!--NEWS-->
      <text:h text:style-name="P10" text:outline-level="1">
<text:span text:style-name="T4">
美国已宣布向乌克兰提供额外的帮助</text:span>
</text:h>
      <text:p text:style-name="P4">
作者: ['АРМІЯINFORM']</text:p>
      <text:p text:style-name="P4">
时间: 2023-05-21T60:00:00-04:00</text:p>
      <text:p text:style-name="P4">
描述: 关于五角大楼，五角大楼的工作。 Pili Zustychi总裁Biden Z ...与乌克兰2022年的战争，与乌克兰的最新新闻，今天与乌克兰2022年的新闻战争，乌克兰和俄罗斯之间的战争以及与乌克兰的战争将在无论是在不久的将来与乌克兰的战争，与乌克兰的战争，今天的乌克兰新闻，乌克兰新闻》，乌克兰媒体上的乌克兰新闻，乌克兰的新闻是，这将是与否</text:p>
      <text:p text:style-name="P4">
图片: ['<text:a xlink:type="simple" xlink:href="https://armyinform.com.ua/wp-content/uploads/2022/06/241455_usa-himars-pzrk23_getyyimages_960x380_0.png" text:style-name="Internet_20_link" text:visited-style-name="Visited_20_Internet_20_Link">
241455_usa-himars-pzrk23_getyyimages_960x380_0.png</text:a>
']</text:p>
      <text:p text:style-name="P4">
标签: ['STOPRUSSIA', 'АГРЕСІЯ РФ', 'ВІЙНА', 'ВТОРГНЕННЯ РФ', 'ДОПОМОГА ПАРТНЕРІВ', 'ПЕНТАГОН', 'СВІТ ПІДТРИМУЄ УКРАЇНУ', 'США']</text:p>
      <text:p text:style-name="P4">
类别: News</text:p>
      <!--METADATA-->
      <text:p text:style-name="P4">
<draw:frame draw:style-name="fr1" draw:name="Image264" text:anchor-type="as-char" svg:width="6.9236in" svg:height="3.606042in" draw:z-index="0">
<draw:image xlink:href="../Images/AРМІЯINFORM/2023-05-21T60-00-00-04-00/241455_usa-himars-pzrk23_getyyimages_960x380_0.png" xlink:type="simple" xlink:show="embed" xlink:actuate="onLoad" draw:mime-type="image/png"/>
</draw:frame>
关于这个<text:a xlink:type="simple" xlink:href="https://www.defense.gov/News/Releases/Release/Article/3402206/biden-administration-announces-additional-security-assistance-for-ukraine/" text:style-name="Internet_20_link" text:visited-style-name="Visited_20_Internet_20_Link">
被引用</text:a>
五角大楼的遗嘱。</text:p>
      <text:p text:style-name="P4">
在与贝伦斯基总统会面后，美国国防部宣布了额外的安全援助，以满足乌克兰在安全和国防领域的关键需求。 自2021年8月以来，该许可证是乌克兰国防部清单的第八次设备。 它包括由美国提供的其他弹药，炮弹，反坦克装甲工具的3.75亿美元，乌克兰在战场上保存下来，以击退一场不可控制的侵略性战争。</text:p>
      <text:p text:style-name="P4">
<text:span text:style-name="T4">
此软件包的功能包括：</text:span>
</text:p>
      <text:p text:style-name="P4">
<text:span text:style-name="T5">
高机动性炮弹导弹系统的其他弹药(喜玛尔); * 155毫米和105毫米炮弹； </text:span>
带有管状发射的火箭，带有光学跟踪，并带有连接指导(拖); <text:span text:style-name="T5">
标枪和AT-4反坦克系统； </text:span>
激光火箭系统的弹药； <text:span text:style-name="T5">
爆破弹药； </text:span>
装甲桥系统； <text:span text:style-name="T5">
装甲医疗机； </text:span>
用于运输重型设备的卡车和拖车； * 后勤; <text:span text:style-name="T5">
热成像系统； </text:span>
备件和其他现场设备。</text:p>
      <text:p text:style-name="P4">
美国将继续与盟友和合作伙伴合作，为乌克兰提供满足其对战场和长期安全需求的即时需求的机会。</text:p>
      <text:p text:style-name="P4">
News Source: <text:a xlink:type="simple" xlink:href="https://armyinform.com.ua/2023/05/21/ssha-ogolosyla-pro-dodatkovu-dopomogu-ukrayini/" text:style-name="Internet_20_link" text:visited-style-name="Visited_20_Internet_20_Link">
https://armyinform.com.ua/2023/05/21/ssha-ogolosyla-pro-dodatkovu-dopomogu-ukrayini/</text:a>
</text:p>
      <!--NEWS-->
      <text:h text:style-name="P10" text:outline-level="1">
<text:span text:style-name="T4">
安娜·马里亚尔（Anna Malyar）：“主要的敌对信息技术之一是将重点从政治战争转移”</text:span>
</text:h>
      <text:p text:style-name="P4">
作者: ['АРМІЯINFORM']</text:p>
      <text:p text:style-name="P4">
时间: 2023-05-21T61:00:00-04:00</text:p>
      <text:p text:style-name="P4">
描述: Chim在我们的前面远远远远不止于蒂姆，而不是一个恶臭，我一直对...与乌克兰2022年的战争，与乌克兰的最新新闻，今天与乌克兰2022年的新闻战争，今天，将会有乌克兰与俄罗斯之间的战争以及何时，何时，何时，何时，何时，何时，何时，何时，何时，何时，何时与乌克兰在2022年进行战争，将在不久的将来与乌克兰发生战争乌克兰，乌克兰今天的新闻，乌克兰媒体的乌克兰新闻在俄罗斯</text:p>
      <text:p text:style-name="P4">
图片: ['<text:a xlink:type="simple" xlink:href="https://armyinform.com.ua/wp-content/uploads/2022/12/malyar-golovne-11.png" text:style-name="Internet_20_link" text:visited-style-name="Visited_20_Internet_20_Link">
malyar-golovne-11.png</text:a>
']</text:p>
      <text:p text:style-name="P4">
标签: ['STOPRUSSIA', 'АГРЕСІЯ РФ', 'ВІЙНА', 'ВОРОЖА ІПСО', 'ВТОРГНЕННЯ РФ', 'ГАННА МАЛЯР']</text:p>
      <text:p text:style-name="P4">
类别: News</text:p>
      <!--METADATA-->
      <text:p text:style-name="P4">
<draw:frame draw:style-name="fr1" draw:name="Image265" text:anchor-type="as-char" svg:width="6.9236in" svg:height="4.348298in" draw:z-index="0">
<draw:image xlink:href="../Images/AРМІЯINFORM/2023-05-21T61-00-00-04-00/malyar-golovne-11.png" xlink:type="simple" xlink:show="embed" xlink:actuate="onLoad" draw:mime-type="image/png"/>
</draw:frame>
他们在前线与我们战斗的困难越困难，他们就会向我们提供有关我们未来的选举，可能的总统候选人，政治代理商和组合的信息越多。</text:p>
      <text:p text:style-name="P4">
在您的Facebook页面上<text:a xlink:type="simple" xlink:href="https://www.facebook.com/ganna.maliar/posts/pfbid02VSZ6f5et2eKi7erTKnh8kNooHMpdGDyEoaCSqmYLfEAhyBZPxLJ3eYMrdfezx5Mvl" text:style-name="Internet_20_link" text:visited-style-name="Visited_20_Internet_20_Link">
写</text:a>
乌克兰国防部副部长安娜·马利亚(Anna Malyar)。</text:p>
      <text:p text:style-name="P4">
他们的工作很容易在正面的加重过程中看到。</text:p>
      <text:p text:style-name="P4">
现在就是这样。 情况非常困难 - 不仅在我们里面，而且与他们同在。</text:p>
      <text:p text:style-name="P4">
因此，及时为我们提供了有关总统选举的讨论，并与强政治前景进行交谈。</text:p>
      <text:p text:style-name="P4">
这种习俗的目的是分离社会和对军事政治决定的信心。</text:p>
      <text:p text:style-name="P4">
News Source: <text:a xlink:type="simple" xlink:href="https://armyinform.com.ua/2023/05/21/odyn-z-klyuchovyh-vorozhyh-informaczijnyh-pryjomiv-zmishhaty-akczenty-z-vijny-na-polityku-ganna-malyar-2/" text:style-name="Internet_20_link" text:visited-style-name="Visited_20_Internet_20_Link">
https://armyinform.com.ua/2023/05/21/odyn-z-klyuchovyh-vorozhyh-informaczijnyh-pryjomiv-zmishhaty-akczenty-z-vijny-na-polityku-ganna-malyar-2/</text:a>
</text:p>
      <!--NEWS-->
      <text:h text:style-name="P10" text:outline-level="1">
<text:span text:style-name="T4">
Volodymyr Zelensky感谢美国为乌克兰提供强大的财政援助，这已经是370亿美元</text:span>
</text:h>
      <text:p text:style-name="P4">
作者: ['АРМІЯINFORM']</text:p>
      <text:p text:style-name="P4">
时间: 2023-05-21T62:00:00-04:00</text:p>
      <text:p text:style-name="P4">
描述: 关于乌克兰官员主席的首席执行官。 Samiti“团体种子”中的中风...与乌克兰2022年的战争，与乌克兰的最新新闻，今天与乌克兰2022年的新闻战争，乌克兰和俄罗斯之间的战争将发生战争，当与乌克兰的战争之间他们说，在2022年是否在不久的将来与乌克兰战争，他们说，与乌克兰的战争，今天的乌克兰新闻，乌克兰的新闻，乌克兰媒体在俄罗斯的媒体</text:p>
      <text:p text:style-name="P4">
图片: ['<text:a xlink:type="simple" xlink:href="https://armyinform.com.ua/wp-content/uploads/2023/05/beac6c600f7fe86c0c0efffad9b43859_1684654265_extra_large.jpeg" text:style-name="Internet_20_link" text:visited-style-name="Visited_20_Internet_20_Link">
beac6c600f7fe86c0c0efffad9b43859_1684654265_extra_large.jpeg</text:a>
']</text:p>
      <text:p text:style-name="P4">
标签: ['STOPRUSSIA', 'АГРЕСІЯ РФ', 'ВІЙНА', 'ВОЛОДИМИР ЗЕЛЕНСЬКИЙ', 'ВТОРГНЕННЯ РФ', 'ДЖО БАЙДЕН', 'ОФІС ПРЕЗИДЕНТА УКРАЇНИ']</text:p>
      <text:p text:style-name="P4">
类别: News</text:p>
      <!--METADATA-->
      <text:p text:style-name="P4">
<draw:frame draw:style-name="fr1" draw:name="Image266" text:anchor-type="as-char" svg:width="6.9236in" svg:height="4.617948in" draw:z-index="0">
<draw:image xlink:href="../Images/AРМІЯINFORM/2023-05-21T62-00-00-04-00/beac6c600f7fe86c0c0efffad9b43859_1684654265_extra_large.jpeg" xlink:type="simple" xlink:show="embed" xlink:actuate="onLoad" draw:mime-type="image/jpeg"/>
</draw:frame>
关于它<text:a xlink:type="simple" xlink:href="https://president.gov.ua/news/u-yaponiyi-vidbulasya-zustrich-volodimira-zelenskogo-z-dzhoz-83065" text:style-name="Internet_20_link" text:visited-style-name="Visited_20_Internet_20_Link">
报告</text:a>
乌克兰总统办公室。</text:p>
      <text:p text:style-name="P4">
随着参加日本广岛的萨米集团峰会的框架，乌克兰总裁沃罗迪米尔·泽伦斯基(Volodymyr Zelensky)会见了美利坚合众国总统。</text:p>
      <text:p text:style-name="P4">
国家元首感谢Sysh向乌克兰提供强大的财政援助，Sysh总共超过370亿美元，以及约瑟夫·拜登(Joseph Biden)，这是一套新的军事援助套餐(https://armyinform.com.ua/2023/05/21/ssha-ogolosyla-pro-dodatkovu-dopomogu-ukrayini/).</text:p>
      <text:p text:style-name="P4">
«Велика подяка від нашого народу. Я радий, що ми маємо такі сильні відносини»,— сказав Володимир Зеленський.</text:p>
      <text:p text:style-name="P4">
Він окремо відзначив рішення Президента США підтримати міжнародну авіаційнукоаліцію.</text:p>
      <text:p text:style-name="P4">
Лідери обговорили подальшу взаємодію для посилення оборонних спроможностейнашої держави, а також питання реалізації української формули миру.</text:p>
      <text:p text:style-name="P4">
Президенти обмінялися думками щодо проектів реконструкції та відбудови нашоїкраїни.</text:p>
      <text:p text:style-name="P4">
Окремо Володимир Зеленський зупинився на питанні євроатлантичної інтеграціїУкраїни та підготовці до Вільнюського саміту НАТО. Глава держави наголосив наважливості отримання гарантій безпеки для України до вступу нашої країни вАльянс.</text:p>
      <text:p text:style-name="P4">
News Source: <text:a xlink:type="simple" xlink:href="https://armyinform.com.ua/2023/05/21/volodymyr-zelenskyj-podyakuvav-za-nadannya-potuzhnoyi-finansovoyi-dopomogy-ukrayini-z-boku-ssha-yaka-vzhe-stanovyt-zagalom-ponad-37-milyardiv-dolariv/" text:style-name="Internet_20_link" text:visited-style-name="Visited_20_Internet_20_Link">
https://armyinform.com.ua/2023/05/21/volodymyr-zelenskyj-podyakuvav-za-nadannya-potuzhnoyi-finansovoyi-dopomogy-ukrayini-z-boku-ssha-yaka-vzhe-stanovyt-zagalom-ponad-37-milyardiv-dolariv/</text:a>
</text:p>
      <!--NEWS-->
      <text:h text:style-name="P10" text:outline-level="1">
<text:span text:style-name="T4">
武装部队不断与该领土的占领者交换-Alexander Pavlyuk</text:span>
</text:h>
      <text:p text:style-name="P4">
作者: ['АРМІЯINFORM']</text:p>
      <text:p text:style-name="P4">
时间: 2023-05-21T63:00:00-04:00</text:p>
      <text:p text:style-name="P4">
描述: Mintykhok运输的个人服务的Rosinovannoy团体，乌克兰的防御...与乌克兰2022年的战争，与乌克兰的最新新闻，今天与乌克兰的新闻战争，今天与乌克兰2022年的新闻战争，乌克兰与乌克兰之间的战争将会发生战争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rozminuvannya.jpg" text:style-name="Internet_20_link" text:visited-style-name="Visited_20_Internet_20_Link">
rozminuvannya.jpg</text:a>
']</text:p>
      <text:p text:style-name="P4">
标签: ['STOPRUSSIA', 'АГРЕСІЯ РФ', 'ВІЙНА', 'ВТОРГНЕННЯ РФ', 'МІНІСТЕРСТВО ОБОРОНИ УКРАЇНИ', 'ОЛЕКСАНДР ПАВЛЮК', 'РОЗМІНУВАННЯ']</text:p>
      <text:p text:style-name="P4">
类别: News</text:p>
      <!--METADATA-->
      <text:p text:style-name="P4">
<draw:frame draw:style-name="fr1" draw:name="Image267" text:anchor-type="as-char" svg:width="6.9236in" svg:height="4.608521in" draw:z-index="0">
<draw:image xlink:href="../Images/AРМІЯINFORM/2023-05-21T63-00-00-04-00/rozminuvannya.jpg" xlink:type="simple" xlink:show="embed" xlink:actuate="onLoad" draw:mime-type="image/jpeg"/>
</draw:frame>
乌克兰国防部的州特殊运输服务团体和乌克兰的武装部队的指挥与其他运营商一起努力工作，以便我们可以继承一个祖母，欧洲和自由国家，而不是成千上万的国家地雷和非案件。</text:p>
      <text:p text:style-name="P4">
在您的电报频道中有关它<text:a xlink:type="simple" xlink:href="https://t.me/Pavliuk_KSV/4272" text:style-name="Internet_20_link" text:visited-style-name="Visited_20_Internet_20_Link">
写</text:a>
乌克兰中尉亚历山大·帕夫林(Alexander Pavlyuk)国防第一副部长。</text:p>
      <text:p text:style-name="P4">
<text:span text:style-name="T4">
对国防部和武装部队的精子部队进行了调查：</text:span>
。</text:p>
      <text:p text:style-name="P4">
<text:span text:style-name="T5">
大约289公顷的地形和农田 </text:span>
约12公里的高速公路 <text:span text:style-name="T5">
大约1公里的铁轨 </text:span>
超过5公里的气体 *大约5公里的传输线</text:p>
      <text:p text:style-name="P4">
<text:span text:style-name="T4">
仅在一周内就处置-1448 GNP单位。</text:span>
</text:p>
      <text:p text:style-name="P4">
为了克服这一挑战，我们必须吸引所有可能的资源来积累经验。 为Sappers提供必要的一切：从乌克兰的教学到个人保护设备以及合作伙伴提供的最新技术。</text:p>
      <text:p text:style-name="P4">
通过合并努力 - 我们将返回乌克兰领土，我们一定会赢得胜利，亚历山大·帕夫林(Alexander Pavlyuk)坚信。</text:p>
      <text:p text:style-name="P4">
News Source: <text:a xlink:type="simple" xlink:href="https://armyinform.com.ua/2023/05/21/prodovzhuyemo-povertaty-bezpeku-saperni-pidrozdily-minoborony-ta-zsu-nevpynno-rozminovuyut-zvilneni-vid-okupantiv-terytoriyi-oleksandr-pavlyuk/" text:style-name="Internet_20_link" text:visited-style-name="Visited_20_Internet_20_Link">
https://armyinform.com.ua/2023/05/21/prodovzhuyemo-povertaty-bezpeku-saperni-pidrozdily-minoborony-ta-zsu-nevpynno-rozminovuyut-zvilneni-vid-okupantiv-terytoriyi-oleksandr-pavlyuk/</text:a>
</text:p>
      <!--NEWS-->
      <text:h text:style-name="P10" text:outline-level="1">
<text:span text:style-name="T4">
国家警察的调查人员正在调查俄罗斯“士兵”的近80,000次军事犯罪</text:span>
</text:h>
      <text:p text:style-name="P4">
作者: ['АРМІЯINFORM']</text:p>
      <text:p text:style-name="P4">
时间: 2023-05-21T64:00:00-04:00</text:p>
      <text:p text:style-name="P4">
描述: 罗莎（Rosa）在乌克兰国家国家国家 /地区的Peni Klacks的穹顶的种族重点...与乌克兰2022年的战争，与乌克兰的最新新闻战争，《与乌克兰的新闻战》，2022年的新闻战争，今天将发生战争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5/statystyka-zlochyniv-scaled.jpg" text:style-name="Internet_20_link" text:visited-style-name="Visited_20_Internet_20_Link">
statystyka-zlochyniv-scaled.jpg</text:a>
']</text:p>
      <text:p text:style-name="P4">
标签: ['STOPRUSSIA', 'АГРЕСІЯ РФ', 'ВІЙНА', 'ВОЄННІ ЗЛОЧИНИ РФ', 'ВТОРГНЕННЯ РФ']</text:p>
      <text:p text:style-name="P4">
类别: News</text:p>
      <!--METADATA-->
      <text:p text:style-name="P4">
<draw:frame draw:style-name="fr1" draw:name="Image268" text:anchor-type="as-char" svg:width="6.9236in" svg:height="4.067615in" draw:z-index="0">
<draw:image xlink:href="../Images/AРМІЯINFORM/2023-05-21T64-00-00-04-00/statystyka-zlochyniv-scaled.jpg" xlink:type="simple" xlink:show="embed" xlink:actuate="onLoad" draw:mime-type="image/jpeg"/>
</draw:frame>
自从乌克兰全面入侵俄罗斯以来，乌克兰国家警察的调查人员开始了78 132刑事诉讼，内容涉及俄罗斯联邦和俄罗斯联邦武装部队和乌克兰犯罪领土的事实他们的同伙。</text:p>
      <text:p text:style-name="P4">
在电报频道上有关它<text:a xlink:type="simple" xlink:href="https://t.me/UA_National_Police/11748" text:style-name="Internet_20_link" text:visited-style-name="Visited_20_Internet_20_Link">
报告</text:a>
乌克兰国家警察。</text:p>
      <text:p text:style-name="P4">
其中：</text:p>
      <text:p text:style-name="P4">
65 805-在艺术下。 乌克兰《刑法》的438(违反战争的法律和习俗)9 192-在艺术下。 《乌克兰刑法》 110(侵占乌克兰的领土集中和不可侵犯性)2 878-在艺术下。 乌克兰刑法的111-1(合作)ETC。</text:p>
      <text:p text:style-name="P4">
News Source: <text:a xlink:type="simple" xlink:href="https://armyinform.com.ua/2023/05/21/slidchi-naczpolicziyi-rozsliduyut-majzhe-80-tysyach-voyennyh-zlochyniv-rosijskyh-voyakiv/" text:style-name="Internet_20_link" text:visited-style-name="Visited_20_Internet_20_Link">
https://armyinform.com.ua/2023/05/21/slidchi-naczpolicziyi-rozsliduyut-majzhe-80-tysyach-voyennyh-zlochyniv-rosijskyh-voyakiv/</text:a>
</text:p>
      <!--NEWS-->
      <text:h text:style-name="P10" text:outline-level="1">
<text:span text:style-name="T4">
有6艘敌军 - 战斗义务中黑海的武装部队海军</text:span>
</text:h>
      <text:p text:style-name="P4">
作者: ['АРМІЯINFORM']</text:p>
      <text:p text:style-name="P4">
时间: 2023-05-21T65:00:00-04:00</text:p>
      <text:p text:style-name="P4">
描述: 在11:30，在Boyal Cherguvanni的Chorny Morin上，您将对6艘浇注船感到兴奋，...与乌克兰2022年的战争，与乌克兰与乌克兰的最新新闻，今天与乌克兰的新闻战争，今天与乌克兰的新闻战争，今天将有一场乌克兰与俄罗斯之间的战争以及2022年与乌克兰的战争将在不久的将来与乌克兰发生战争</text:p>
      <text:p text:style-name="P4">
图片: ['<text:a xlink:type="simple" xlink:href="https://armyinform.com.ua/wp-content/uploads/2023/05/348431188_6698201433544366_2180058004346076963_n.jpg" text:style-name="Internet_20_link" text:visited-style-name="Visited_20_Internet_20_Link">
348431188_6698201433544366_2180058004346076963_n.jpg</text:a>
']</text:p>
      <text:p text:style-name="P4">
标签: ['SOLAS', 'ВМС ЗСУ', 'ВОРОЖІ КОРАБЛІ', 'СЕРЕДЗЕМНЕ МОРЕ', 'ЧОРНЕ ТА АЗОВСЬКЕ МОРЯ']</text:p>
      <text:p text:style-name="P4">
类别: News</text:p>
      <!--METADATA-->
      <text:p text:style-name="P4">
<draw:frame draw:style-name="fr1" draw:name="Image269" text:anchor-type="as-char" svg:width="6.9236in" svg:height="8.6545in" draw:z-index="0">
<draw:image xlink:href="../Images/AРМІЯINFORM/2023-05-21T65-00-00-04-00/348431188_6698201433544366_2180058004346076963_n.jpg" xlink:type="simple" xlink:show="embed" xlink:actuate="onLoad" draw:mime-type="image/jpeg"/>
</draw:frame>
截至11:30在黑海，有6架敌对的战斗税，其中2架口径巡航导弹的载体总计高达8枚导弹； 瓦索夫斯基海-1艘敌方船； 在地中海中，战斗婚姻中最多有7艘敌船，其中包括1枚载波导弹，最多可达4枚火箭。</text:p>
      <text:p text:style-name="P4">
在他们的官方Facebook页面上有关它<text:a xlink:type="simple" xlink:href="https://www.facebook.com/navy.mil.gov.ua/posts/pfbid0HDLvkwfWni3i6jUb9eJdKyorBw2zZNsisNQJKMsYpFzdJdofW4PMvQii6kFAfoRJl" text:style-name="Internet_20_link" text:visited-style-name="Visited_20_Internet_20_Link">
报告</text:a>
乌克兰武装部队的海军。</text:p>
      <text:p text:style-name="P4">
在白天，为了俄罗斯联邦的利益，进行了Kerch-Yennykal海峡的通过：12艘船，其中1艘继续从Bosphorus Strait移动； Dedica Sea是7艘船，其中1艘继续向Bosphorus的方向运动。</text:p>
      <text:p text:style-name="P4">
俄罗斯联邦继续违反《 1974年海洋保护人类生命的国际公约》。(Solas)通过关闭自动识别系统(AIS)，纳粹船只在亚佐夫海。</text:p>
      <text:p text:style-name="P4">
News Source: <text:a xlink:type="simple" xlink:href="https://armyinform.com.ua/2023/05/21/u-chornomu-mori-na-bojovomu-cherguvanni-znahodytsya-6-vorozhyh-korabliv-vms-zsu/" text:style-name="Internet_20_link" text:visited-style-name="Visited_20_Internet_20_Link">
https://armyinform.com.ua/2023/05/21/u-chornomu-mori-na-bojovomu-cherguvanni-znahodytsya-6-vorozhyh-korabliv-vms-zsu/</text:a>
</text:p>
      <!--NEWS-->
      <text:h text:style-name="P10" text:outline-level="1">
<text:span text:style-name="T4">
敌人未能围绕巴赫穆特（Bakhmut），他们失去了城市周围的一些主要高度-Anna Malyar</text:span>
</text:h>
      <text:p text:style-name="P4">
作者: ['АРМІЯINFORM']</text:p>
      <text:p text:style-name="P4">
时间: 2023-05-21T66:00:00-04:00</text:p>
      <text:p text:style-name="P4">
描述: 关于Minstra的代祷者，捍卫乌克兰的Ganna Mallegram和Telegram：Tobto，...与乌克兰2022年的战争，与乌克兰与乌克兰的战争，今天与乌克兰的最新消息，今天与乌克兰2022年的新闻战，乌克兰和俄罗斯之间的战争将发生，俄罗斯与俄罗斯之间以及战争，战争，战争，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4/bahmut-2.jpg" text:style-name="Internet_20_link" text:visited-style-name="Visited_20_Internet_20_Link">
bahmut-2.jpg</text:a>
']</text:p>
      <text:p text:style-name="P4">
标签: ['STOPRUSSIA', 'АГРЕСІЯ РФ', 'БАХМУТ', 'БАХМУТСЬКИЙ НАПРЯМОК', 'ВІЙНА', 'ВТОРГНЕННЯ РФ', 'ГАННА МАЛЯР']</text:p>
      <text:p text:style-name="P4">
类别: News</text:p>
      <!--METADATA-->
      <text:p text:style-name="P4">
<draw:frame draw:style-name="fr1" draw:name="Image270" text:anchor-type="as-char" svg:width="6.9236in" svg:height="4.609964in" draw:z-index="0">
<draw:image xlink:href="../Images/AРМІЯINFORM/2023-05-21T66-00-00-04-00/bahmut-2.jpg" xlink:type="simple" xlink:show="embed" xlink:actuate="onLoad" draw:mime-type="image/jpeg"/>
</draw:frame>
乌克兰国防部副部长安娜·马里亚尔<text:a xlink:type="simple" xlink:href="https://t.me/annamaliar/772" text:style-name="Internet_20_link" text:visited-style-name="Visited_20_Internet_20_Link">
报道</text:a>
在电报中：</text:p>
      <text:p text:style-name="P4">
也就是说，我们的部队在侧面的郊区促进，这仍在进行中，这使巴赫穆特的敌人变得复杂了。</text:p>
      <text:p text:style-name="P4">
我们的部队以半点占领了这座城市，这使我们能够破坏效率。 因此，在他控制的城市中，敌人必须能够走。</text:p>
      <text:p text:style-name="P4">
我们的捍卫者保留了飞机中工业和基础设施以及巴赫穆特私营部门的控制。</text:p>
      <text:p text:style-name="P4">
News Source: <text:a xlink:type="simple" xlink:href="https://armyinform.com.ua/2023/05/21/vorogu-ne-vdalos-otochyty-bahmut-i-vony-vtratyly-chastynu-panivnyh-vysot-dovkola-mista-ganna-malyar/" text:style-name="Internet_20_link" text:visited-style-name="Visited_20_Internet_20_Link">
https://armyinform.com.ua/2023/05/21/vorogu-ne-vdalos-otochyty-bahmut-i-vony-vtratyly-chastynu-panivnyh-vysot-dovkola-mista-ganna-malyar/</text:a>
</text:p>
      <!--NEWS-->
      <text:h text:style-name="P10" text:outline-level="1">
<text:span text:style-name="T4">
可以将数十架F-16飞机转移到乌克兰，以仅解决当前的任务Yuri Ignat</text:span>
</text:h>
      <text:p text:style-name="P4">
作者: ["Владислав Дем'яненко"]</text:p>
      <text:p text:style-name="P4">
时间: 2023-05-21T67:00:00-04:00</text:p>
      <text:p text:style-name="P4">
描述: 关于PID小时，Efir TVSiyny在Efir TVSiyny的Pannnya Peno Perenovis Litkiv F-16的讨论...与乌克兰2022年的战争，与乌克兰的最新新闻，今天与乌克兰的新闻战争，今天与乌克兰2022年的新闻战争，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5/f16-picture.jpg" text:style-name="Internet_20_link" text:visited-style-name="Visited_20_Internet_20_Link">
f16-picture.jpg</text:a>
', '<text:a xlink:type="simple" xlink:href="https://armyinform.com.ua/wp-content/uploads/2022/05/f-16-scaled.jpg" text:style-name="Internet_20_link" text:visited-style-name="Visited_20_Internet_20_Link">
f-16-scaled.jpg</text:a>
']</text:p>
      <text:p text:style-name="P4">
标签: ['F-16', 'STOPRUSSIA', 'АГРЕСІЯ РФ', 'ВІЙНА', 'ВТОРГНЕННЯ РФ', 'ЮРІЙ ІГНАТ']</text:p>
      <text:p text:style-name="P4">
类别: News</text:p>
      <!--METADATA-->
      <text:p text:style-name="P4">
<draw:frame draw:style-name="fr1" draw:name="Image271" text:anchor-type="as-char" svg:width="6.9236in" svg:height="4.434724in" draw:z-index="0">
<draw:image xlink:href="../Images/AРМІЯINFORM/2023-05-21T67-00-00-04-00/f16-picture.jpg" xlink:type="simple" xlink:show="embed" xlink:actuate="onLoad" draw:mime-type="image/jpeg"/>
</draw:frame>
多功能F-16战斗机(模型). Фото: Willard / iStock</text:p>
      <text:p text:style-name="P4">
Про це під час обговорення питання щодо передачі літаків F-16 в<text:a xlink:type="simple" xlink:href="https://www.youtube.com/watch" text:style-name="Internet_20_link" text:visited-style-name="Visited_20_Internet_20_Link">
ефірі</text:a>
Yuri Yuri Ignat电视电视电视电视电视Tleleux“统一新闻”是由空军发言人告知的。</text:p>
      <text:p text:style-name="P4">
该官员指出，转移F-16的历史决定将是乌克兰在战争中的动力，并表示希望这会尽快发生。</text:p>
      <text:p text:style-name="P4">
<draw:frame draw:style-name="fr1" draw:name="Image272" text:anchor-type="as-char" svg:width="6.9236in" svg:height="4.746452in" draw:z-index="0">
<draw:image xlink:href="../Images/AРМІЯINFORM/2023-05-21T67-00-00-04-00/f-16-scaled.jpg" xlink:type="simple" xlink:show="embed" xlink:actuate="onLoad" draw:mime-type="image/jpeg"/>
</draw:frame>
 - 肯定没有人可以通过。 飞机将由单位传输。 航空单元至少是一个中队，在一个变种中是12架以上的飞机，中队的西部合作伙伴更大，有多达1,18架飞机。 因此，尤里·伊格纳特(Yuri Ignat)说，因此，可以将数十架飞机转移到乌克兰，以解决当前的任务。</text:p>
      <text:p text:style-name="P4">
此外，根据空军司令部发言人的说法，F-16飞机将允许乌克兰从其边界驱动俄罗斯飞机，并帮助国防部投入乌克兰领土。</text:p>
      <text:p text:style-name="P4">
News Source: <text:a xlink:type="simple" xlink:href="https://armyinform.com.ua/2023/05/21/kilka-desyatkiv-litakiv-f-16-mozhut-buty-peredani-ukrayini-zadlya-vyrishennya-tilky-potochnyh-zavdan-yurij-ignat/" text:style-name="Internet_20_link" text:visited-style-name="Visited_20_Internet_20_Link">
https://armyinform.com.ua/2023/05/21/kilka-desyatkiv-litakiv-f-16-mozhut-buty-peredani-ukrayini-zadlya-vyrishennya-tilky-potochnyh-zavdan-yurij-ignat/</text:a>
</text:p>
      <!--NEWS-->
      <text:h text:style-name="P10" text:outline-level="1">
<text:span text:style-name="T4">
在一个民主国家，即使在战争期间，他们也会在法院提供对军事罪犯的法律保护</text:span>
</text:h>
      <text:p text:style-name="P4">
作者: ['Володимир Поліщук']</text:p>
      <text:p text:style-name="P4">
时间: 2023-05-21T68:00:00-04:00</text:p>
      <text:p text:style-name="P4">
描述: Visinarousї反对派Triva 452天的大范围。 在最近的论坛上，与乌克兰2022年的战争，与乌克兰的最新新闻战争，与乌克兰2022年的新闻战争，今天的最后一次战争将在乌克兰和俄罗斯之间发生战争，当2022年与乌克兰战争时，不管是，无论是否会在不久的将来与乌克兰的战争说，今天与乌克兰的战争，今天的乌克兰新闻，乌克兰的新闻，乌克兰媒体在俄罗斯的乌克兰新闻</text:p>
      <text:p text:style-name="P4">
图片: ['<text:a xlink:type="simple" xlink:href="https://armyinform.com.ua/wp-content/uploads/2023/05/photo_5426900953744918759_y.jpg" text:style-name="Internet_20_link" text:visited-style-name="Visited_20_Internet_20_Link">
photo_5426900953744918759_y.jpg</text:a>
']</text:p>
      <text:p text:style-name="P4">
标签: ['STOPRUSSIA', 'АДВОКАТИ', 'БПД', 'ВОЄННІ ЗЛОЧИНИ', 'КООРДИНАЦІЙНИЙ ЦЕНТР З\xa0НАДАННЯ БЕЗОПЛАТНОЇ ПРАВОВОЇ ДОПОМОГИ', 'СУД']</text:p>
      <text:p text:style-name="P4">
类别: News</text:p>
      <!--METADATA-->
      <text:p text:style-name="P4">
<draw:frame draw:style-name="fr1" draw:name="Image273" text:anchor-type="as-char" svg:width="6.9236in" svg:height="3.95396in" draw:z-index="0">
<draw:image xlink:href="../Images/AРМІЯINFORM/2023-05-21T68-00-00-04-00/photo_5426900953744918759_y.jpg" xlink:type="simple" xlink:show="embed" xlink:actuate="onLoad" draw:mime-type="image/jpeg"/>
</draw:frame>
照片：乌克林福姆</text:p>
      <text:p text:style-name="P4">
俄罗斯针对乌克兰的大规模战争持续了452天。 在最近的Firest国际犯罪咨询小组的论坛上(暴行犯罪咨询小组)在华沙发生的，总检察官安德里·科斯汀(Andriy Kostin)报告说，乌克兰已注册了88,000多名战争罪。 乌克兰法院已经考虑了《乌克兰“违反法律和习俗”的刑法第438条犯罪。</text:p>
      <text:p text:style-name="P4">
特别是，最近，根据本文的11到12年的监禁，在第64个单独的步枪旅中裁定了俄罗斯联邦苏克霍普特纳亚武装部队的第64步枪旅的九名军事人员，在第35名平民谋杀的第35名中。 入侵者造成了伤害，以获取有关军事人员和领土辩护地点的信息。</text:p>
      <text:p text:style-name="P4">
但是，如今，军事罪犯被想要，如果他们在这场战争中幸存下来，乌克兰监狱将在俄罗斯胜利之后。</text:p>
      <text:p text:style-name="P4">
甚至很难想象在我们的胜利中将承担国际和国家迷信的负担，这将考虑大量针对战争罪行和违反国际人道主义法的诉讼。</text:p>
      <text:p text:style-name="P4">
但是，奇怪的是，即使是现在，当入侵者每天被杀死和强奸时，当他们摧毁他们看到的一切时，在我们的法律专家环境中，他们反思了对他们的公平审判，并讨论了在过程中值得保护的问题。</text:p>
      <text:p text:style-name="P4">
提供自由法律援助的协调中心将官方页面和YouTube频道放置了一系列视频讲座中的第一个，旨在使倡导者行使公正的法院权利，并有权保护公共犯罪。 它的主题是“ <text:a xlink:type="simple" xlink:href="https://www.youtube.com/watch" text:style-name="Internet_20_link" text:visited-style-name="Visited_20_Internet_20_Link">
律师在州犯罪的诉讼中的作用</text:a>
”。</text:p>
      <text:p text:style-name="P4">
英国的一名律师大卫·范(David Guper)一直专门研究刑法，国际法，侵犯人类犯罪，战争罪，种族灭绝25年。 他曾是卢旺达国际特会的律师，这是前南斯拉夫·塔姆兹赫兹(Tamzhzhis Tamzhzhis)的国际法庭。</text:p>
      <text:p text:style-name="P4">
在他的视频演讲中，他揭示了重要方面的准备，例如准备前审判过程，证据和保护论点的分析。这些讲座是在国际律师协会，乌克兰司法部和乌克兰律师协会支持的法律援助协调中心的联合项目中准备的。</text:p>
      <text:p text:style-name="P4">
News Source: <text:a xlink:type="simple" xlink:href="https://armyinform.com.ua/2023/05/21/u-demokratychnij-krayini-navit-pid-chas-vijny-zabezpechuyut-yurydychnyj-zahyst-voyennyh-zlochyncziv-u-sudah/" text:style-name="Internet_20_link" text:visited-style-name="Visited_20_Internet_20_Link">
https://armyinform.com.ua/2023/05/21/u-demokratychnij-krayini-navit-pid-chas-vijny-zabezpechuyut-yurydychnyj-zahyst-voyennyh-zlochyncziv-u-sudah/</text:a>
</text:p>
      <!--NEWS-->
      <text:h text:style-name="P10" text:outline-level="1">
<text:span text:style-name="T4">
乔·拜登（Joe Biden）和沃迪米尔·泽伦斯基（Volodymyr Zelenskyy）在广岛七组领导人的峰会之后举行了新闻发布会</text:span>
</text:h>
      <text:p text:style-name="P4">
作者: ['АРМІЯINFORM']</text:p>
      <text:p text:style-name="P4">
时间: 2023-05-21T69:00:00-04:00</text:p>
      <text:p text:style-name="P4">
描述: 乌克兰人的穿越，在YouTube-Canal-Canal-Canal声音上翻译了Yee。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G 7', 'STOPRUSSIA', 'АГРЕСІЯ РФ', 'ВІЙНА', 'ВОЛОДИМИР ЗЕЛЕНСЬКИЙ', 'ВТОРГНЕННЯ РФ', 'ДЖОЗЕФ БАЙДЕН', 'ПРЕСКОНФЕРЕНЦІЯ']</text:p>
      <text:p text:style-name="P4">
类别: News</text:p>
      <!--METADATA-->
      <text:p text:style-name="P4">
广播在YouTube的《美国语音》频道上进行，并带有翻译为乌克兰人。</text:p>
      <text:p text:style-name="P4">
News Source: <text:a xlink:type="simple" xlink:href="https://armyinform.com.ua/2023/05/21/prezydent-ssha-dzho-bajden-daye-preskonferencziyu-za-pidsumkamy-samitu-lideriv-krayin-grupy-semy-v-hirosimi/" text:style-name="Internet_20_link" text:visited-style-name="Visited_20_Internet_20_Link">
https://armyinform.com.ua/2023/05/21/prezydent-ssha-dzho-bajden-daye-preskonferencziyu-za-pidsumkamy-samitu-lideriv-krayin-grupy-semy-v-hirosimi/</text:a>
</text:p>
      <!--NEWS-->
      <text:h text:style-name="P10" text:outline-level="1">
<text:span text:style-name="T4">
在过去的一天中，敌人向乌克兰的9个地区开火</text:span>
</text:h>
      <text:p text:style-name="P4">
作者: ['АРМІЯINFORM']</text:p>
      <text:p text:style-name="P4">
时间: 2023-05-21T70:00:00-04:00</text:p>
      <text:p text:style-name="P4">
描述: Namylodki Rosieki Potinliv在09:00 21受伤与一个村庄。 在科学局势的背后……与乌克兰2022年的战争，与乌克兰的战争是今天的最新消息，今天与乌克兰2022年的新闻战，乌克兰和俄罗斯之间的战争将在2022年与乌克兰战争之间发生战争他们将与乌克兰打架，或者是否会在不久的将来与乌克兰进行战争</text:p>
      <text:p text:style-name="P4">
图片: ['<text:a xlink:type="simple" xlink:href="https://armyinform.com.ua/wp-content/uploads/2023/05/4c1ead64-cb4d-43b5-b917-1c030633ce01.jpg" text:style-name="Internet_20_link" text:visited-style-name="Visited_20_Internet_20_Link">
4c1ead64-cb4d-43b5-b917-1c030633ce01.jpg</text:a>
']</text:p>
      <text:p text:style-name="P4">
标签: ['MILITARY MEDIA CENTER', 'STOPRUSSIA', 'АГРЕСІЯ РФ', 'ВІЙНА', 'ВТОРГНЕННЯ РФ']</text:p>
      <text:p text:style-name="P4">
类别: News</text:p>
      <!--METADATA-->
      <text:p text:style-name="P4">
<draw:frame draw:style-name="fr1" draw:name="Image274" text:anchor-type="as-char" svg:width="6.9236in" svg:height="4.50034in" draw:z-index="0">
<draw:image xlink:href="../Images/AРМІЯINFORM/2023-05-21T70-00-00-04-00/4c1ead64-cb4d-43b5-b917-1c030633ce01.jpg" xlink:type="simple" xlink:show="embed" xlink:actuate="onLoad" draw:mime-type="image/jpeg"/>
</draw:frame>
<text:span text:style-name="T4">
截至5月21日09:00俄罗斯炮击的后果。</text:span>
</text:p>
      <text:p text:style-name="P4">
根据乌克兰国防部信息部的情境中心，在最后一天，俄罗斯军队解雇了乌克兰9个地区的领土。</text:p>
      <text:p text:style-name="P4">
通常，不同类型的武器(迫击炮，坦克，炮兵，RSZV，SCR，无人机，战术航空)137个定居点和117个基础设施对象被解雇。</text:p>
      <text:p text:style-name="P4">
平民中有杀害和受伤，受害者人数被澄清。</text:p>
      <text:p text:style-name="P4">
<text:span text:style-name="T4">
资料来源：</text:span>
 <text:a xlink:type="simple" xlink:href="https://t.me/militarymediacenter/1991" text:style-name="Internet_20_link" text:visited-style-name="Visited_20_Internet_20_Link">
军事媒体中心</text:a>
</text:p>
      <text:p text:style-name="P4">
News Source: <text:a xlink:type="simple" xlink:href="https://armyinform.com.ua/2023/05/21/protyagom-mynuloyi-doby-protyvnyk-obstrilyav-terytoriyu-9-oblastej-ukrayiny/" text:style-name="Internet_20_link" text:visited-style-name="Visited_20_Internet_20_Link">
https://armyinform.com.ua/2023/05/21/protyagom-mynuloyi-doby-protyvnyk-obstrilyav-terytoriyu-9-oblastej-ukrayiny/</text:a>
</text:p>
      <!--NEWS-->
      <text:h text:style-name="P10" text:outline-level="1">
<text:span text:style-name="T4">
由于俄罗斯联邦的全面武装侵略，乌克兰有1463名儿童在乌克兰受伤</text:span>
</text:h>
      <text:p text:style-name="P4">
作者: ['АРМІЯINFORM']</text:p>
      <text:p text:style-name="P4">
时间: 2023-05-21T71:00:00-04:00</text:p>
      <text:p text:style-name="P4">
描述: 在Ofitsina Inounenaly Pro -Concluse 482 Ditini的背后，Puna 981引爆...与乌克兰2022年的战争，与乌克兰的战争是今天的最新消息，与乌克兰2022的战争是今天的最后一场战争，将会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5/zhertvy-vijny-dity.jpg" text:style-name="Internet_20_link" text:visited-style-name="Visited_20_Internet_20_Link">
zhertvy-vijny-dity.jpg</text:a>
']</text:p>
      <text:p text:style-name="P4">
标签: ['STOPRUSSIA', 'АГРЕСІЯ РФ', 'ВІЙНА', 'ВТОРГНЕННЯ РФ', 'ДІТИ ВІЙНИ', 'ОФІС ГЕНЕРАЛЬНОГО ПРОКУРОРА']</text:p>
      <text:p text:style-name="P4">
类别: News</text:p>
      <!--METADATA-->
      <text:p text:style-name="P4">
<draw:frame draw:style-name="fr1" draw:name="Image275" text:anchor-type="as-char" svg:width="6.9236in" svg:height="4.662612in" draw:z-index="0">
<draw:image xlink:href="../Images/AРМІЯINFORM/2023-05-21T71-00-00-04-00/zhertvy-vijny-dity.jpg" xlink:type="simple" xlink:show="embed" xlink:actuate="onLoad" draw:mime-type="image/jpeg"/>
</draw:frame>
根据少年检察官的官方信息，有482名儿童丧生，严重程度有981人受伤。</text:p>
      <text:p text:style-name="P4">
在电报频道上有关它<text:a xlink:type="simple" xlink:href="https://t.me/pgo_gov_ua/12346" text:style-name="Internet_20_link" text:visited-style-name="Visited_20_Internet_20_Link">
报告</text:a>
检察长办公室。</text:p>
      <text:p text:style-name="P4">
这些数字不是最终的。 工作继续安装在临时占领和解放的领土上采取行动的地方。</text:p>
      <text:p text:style-name="P4">
儿童在顿涅茨克地区受到影响最大-460，哈尔基夫-277，基辅-128，Kherson -102，Zaporizhia -91，Mykolaivskaya -89 -89，Chernihiv -70，Dnipropetrovsk -70，70，Lugansk -66。</text:p>
      <text:p text:style-name="P4">
检察长办公室提醒人们，昨天，由于托莱斯克德内茨克(Toretskdonetsk)地区的敌人炮击，一名11岁男孩受伤。</text:p>
      <text:p text:style-name="P4">
News Source: <text:a xlink:type="simple" xlink:href="https://armyinform.com.ua/2023/05/21/1463-dytyny-postrazhdaly-v-ukrayini-vnaslidok-povnomasshtabnoyi-zbrojnoyi-agresiyi-rf/" text:style-name="Internet_20_link" text:visited-style-name="Visited_20_Internet_20_Link">
https://armyinform.com.ua/2023/05/21/1463-dytyny-postrazhdaly-v-ukrayini-vnaslidok-povnomasshtabnoyi-zbrojnoyi-agresiyi-rf/</text:a>
</text:p>
      <!--NEWS-->
      <text:h text:style-name="P10" text:outline-level="1">
<text:span text:style-name="T4">
武装部队武装部队的指挥官在巴赫穆特的辩护方面的相关性</text:span>
</text:h>
      <text:p text:style-name="P4">
作者: ['АРМІЯINFORM']</text:p>
      <text:p text:style-name="P4">
时间: 2023-05-21T72:00:00-04:00</text:p>
      <text:p text:style-name="P4">
描述: 地面Viisk ZSU General-Colonel Oleksandr Sirsky的指挥官：Pris Tea，...与乌克兰2022年的战争，与乌克兰与乌克兰的最新消息，今天与乌克兰的新闻，今天与乌克兰2022年上次与乌克兰的新闻战争，乌克兰和俄罗斯和俄罗斯之间以及俄罗斯和俄罗斯之间的战争将会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dce6a4eb-58be-40fa-9a74-f4b9697d80db.jpg" text:style-name="Internet_20_link" text:visited-style-name="Visited_20_Internet_20_Link">
dce6a4eb-58be-40fa-9a74-f4b9697d80db.jpg</text:a>
', '<text:a xlink:type="simple" xlink:href="https://armyinform.com.ua/wp-content/uploads/2023/05/6e389907-dae2-447a-b496-3a2252b5d5a0-150x150.jpg" text:style-name="Internet_20_link" text:visited-style-name="Visited_20_Internet_20_Link">
6e389907-dae2-447a-b496-3a2252b5d5a0-150x150.jpg</text:a>
', '<text:a xlink:type="simple" xlink:href="https://armyinform.com.ua/wp-content/uploads/2023/05/bbc19799-2d2c-4719-8cce-05c53cca5511-150x150.jpg" text:style-name="Internet_20_link" text:visited-style-name="Visited_20_Internet_20_Link">
bbc19799-2d2c-4719-8cce-05c53cca5511-150x150.jpg</text:a>
', '<text:a xlink:type="simple" xlink:href="https://armyinform.com.ua/wp-content/uploads/2023/05/e7a515ab-537c-4a9f-b50b-117e2fc6d769-150x150.jpg" text:style-name="Internet_20_link" text:visited-style-name="Visited_20_Internet_20_Link">
e7a515ab-537c-4a9f-b50b-117e2fc6d769-150x150.jpg</text:a>
', '<text:a xlink:type="simple" xlink:href="https://armyinform.com.ua/wp-content/uploads/2023/05/9ee85a8b-b3d3-449e-b26e-04ab1d1bafc5-150x150.jpg" text:style-name="Internet_20_link" text:visited-style-name="Visited_20_Internet_20_Link">
9ee85a8b-b3d3-449e-b26e-04ab1d1bafc5-150x150.jpg</text:a>
']</text:p>
      <text:p text:style-name="P4">
标签: ['STOPRUSSIA', 'АГРЕСІЯ РФ', 'БАХМУТ', 'БАХМУТСЬКИЙ НАПРЯМОК', 'ВІЙНА', 'ВТОРГНЕННЯ РФ', 'ОЛЕКСАНДР СИРСЬКИЙ']</text:p>
      <text:p text:style-name="P4">
类别: News</text:p>
      <!--METADATA-->
      <text:p text:style-name="P4">
<draw:frame draw:style-name="fr1" draw:name="Image276" text:anchor-type="as-char" svg:width="6.9236in" svg:height="4.32725in" draw:z-index="0">
<draw:image xlink:href="../Images/AРМІЯINFORM/2023-05-21T72-00-00-04-00/dce6a4eb-58be-40fa-9a74-f4b9697d80db.jpg" xlink:type="simple" xlink:show="embed" xlink:actuate="onLoad" draw:mime-type="image/jpeg"/>
</draw:frame>
<text:span text:style-name="T4">
武装部队陆军司令亚历山大·西尔斯基上校：</text:span>
</text:p>
      <text:p text:style-name="P4">
尽管我们现在控制着巴赫穆特的一小部分，但其防御的价值并没有失去其相关性。 这使我们有机会在情况下进入城市。 这肯定会发生。</text:p>
      <text:p text:style-name="P4">
我们继续在巴赫穆特(Bakhmut)郊区的侧面移动，实际上我们会调和在战术环境中带走这座城市。 因此，我们可以控制所有高层建筑，占领了敌人，并逐渐摧毁它们。这剥夺了敌人对城市方法的控制，并给了我们一些战术上的优势。</text:p>
      <text:p text:style-name="P4">
<text:a xlink:type="simple" xlink:href="https://armyinform.com.ua/wp-content/uploads/2023/05/6e389907-dae2-447a-b496-3a2252b5d5a0.jpg" text:style-name="Internet_20_link" text:visited-style-name="Visited_20_Internet_20_Link">
!(Images/AРМІЯINFORM/2023-05-21T72-00-00-04-00/6e389907-dae2-447a-b496-3a2252b5d5a0-150x150.jpg)</text:a>
</text:p>
      <text:p text:style-name="P4">
<text:a xlink:type="simple" xlink:href="https://armyinform.com.ua/wp-content/uploads/2023/05/bbc19799-2d2c-4719-8cce-05c53cca5511.jpg" text:style-name="Internet_20_link" text:visited-style-name="Visited_20_Internet_20_Link">
<draw:frame draw:style-name="fr1" draw:name="Image277" text:anchor-type="as-char" svg:width="6.9236in" svg:height="6.9236in" draw:z-index="0">
<draw:image xlink:href="../Images/AРМІЯINFORM/2023-05-21T72-00-00-04-00/bbc19799-2d2c-4719-8cce-05c53cca5511-150x150.jpg" xlink:type="simple" xlink:show="embed" xlink:actuate="onLoad" draw:mime-type="image/jpeg"/>
</draw:frame>
</text:a>
</text:p>
      <text:p text:style-name="P4">
<text:a xlink:type="simple" xlink:href="https://armyinform.com.ua/wp-content/uploads/2023/05/e7a515ab-537c-4a9f-b50b-117e2fc6d769.jpg" text:style-name="Internet_20_link" text:visited-style-name="Visited_20_Internet_20_Link">
<draw:frame draw:style-name="fr1" draw:name="Image278" text:anchor-type="as-char" svg:width="6.9236in" svg:height="6.9236in" draw:z-index="0">
<draw:image xlink:href="../Images/AРМІЯINFORM/2023-05-21T72-00-00-04-00/e7a515ab-537c-4a9f-b50b-117e2fc6d769-150x150.jpg" xlink:type="simple" xlink:show="embed" xlink:actuate="onLoad" draw:mime-type="image/jpeg"/>
</draw:frame>
</text:a>
</text:p>
      <text:p text:style-name="P4">
<text:a xlink:type="simple" xlink:href="https://armyinform.com.ua/wp-content/uploads/2023/05/9ee85a8b-b3d3-449e-b26e-04ab1d1bafc5.jpg" text:style-name="Internet_20_link" text:visited-style-name="Visited_20_Internet_20_Link">
<draw:frame draw:style-name="fr1" draw:name="Image279" text:anchor-type="as-char" svg:width="6.9236in" svg:height="6.9236in" draw:z-index="0">
<draw:image xlink:href="../Images/AРМІЯINFORM/2023-05-21T72-00-00-04-00/9ee85a8b-b3d3-449e-b26e-04ab1d1bafc5-150x150.jpg" xlink:type="simple" xlink:show="embed" xlink:actuate="onLoad" draw:mime-type="image/jpeg"/>
</draw:frame>
</text:a>
在与指挥官合作的过程中，我们拆除了对敌人的行动和毁灭的秩序。 因此，我们继续辩护。 情况很困难，但受到控制。</text:p>
      <text:p text:style-name="P4">
News Source: <text:a xlink:type="simple" xlink:href="https://armyinform.com.ua/2023/05/21/komanduvach-suhoputnyh-vijsk-zsu-pro-aktualnist-oborony-bahmutu/" text:style-name="Internet_20_link" text:visited-style-name="Visited_20_Internet_20_Link">
https://armyinform.com.ua/2023/05/21/komanduvach-suhoputnyh-vijsk-zsu-pro-aktualnist-oborony-bahmutu/</text:a>
</text:p>
      <!--NEWS-->
      <text:h text:style-name="P10" text:outline-level="1">
<text:span text:style-name="T4">
乌克兰军队继续在巴赫穆特（Bakhmut）保持职位-Sergey Cherevaty</text:span>
</text:h>
      <text:p text:style-name="P4">
作者: ["Владислав Дем'яненко"]</text:p>
      <text:p text:style-name="P4">
时间: 2023-05-21T73:00:00-04:00</text:p>
      <text:p text:style-name="P4">
描述: 关于Temarafon“єIini新闻”中的TSE，Scidary Uriguskakoska River的退休金...与乌克兰2022年的战争，与乌克兰与乌克兰的最新新闻，与乌克兰的新闻，与乌克兰2022年的新闻战争，今天，乌克兰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5426900953744919046_y.jpg" text:style-name="Internet_20_link" text:visited-style-name="Visited_20_Internet_20_Link">
photo_5426900953744919046_y.jpg</text:a>
']</text:p>
      <text:p text:style-name="P4">
标签: ['STOPRUSSIA', 'АГРЕСІЯ РФ', 'БАХМУТ', 'БАХМУТСЬКИЙ НАПРЯМОК', 'ВІЙНА', 'ВТОРГНЕННЯ РФ', 'СЕРГІЙ ЧЕРЕВАТИЙ']</text:p>
      <text:p text:style-name="P4">
类别: News</text:p>
      <!--METADATA-->
      <text:p text:style-name="P4">
<draw:frame draw:style-name="fr1" draw:name="Image280" text:anchor-type="as-char" svg:width="6.9236in" svg:height="4.367638in" draw:z-index="0">
<draw:image xlink:href="../Images/AРМІЯINFORM/2023-05-21T73-00-00-04-00/photo_5426900953744919046_y.jpg" xlink:type="simple" xlink:show="embed" xlink:actuate="onLoad" draw:mime-type="image/jpeg"/>
</draw:frame>
关于[以ethristen的(https://www.youtube.com/watch?v=WY8sDvZdWEA&amp;ab_channel=ТСН)唯一的消息是由武装部队塞尔吉·塞里维蒂上校东部武装部队的一位发言人报道的。</text:p>
      <ul>
        <li>
这座城市实际上被摧毁了，但是普里戈宁的陈述一如既往地与现实不符。 我们的单位拥有该城市西部的许多建筑物和防御工事。 同样，在上周，我们在南部和北部侧面的部队付出了努力，鉴于所有军事科学规则，正确计算了所有部队和公司，最小化的是人们的生命风险，使敌人矛盾。 Firefitzer说，在不同的日子里，它从250到1.5公里，其中包括最后一个持久的单元前进200米，推动敌人。</li>
      </ul>
      <text:p text:style-name="P4">
根据武装部队东部组织的发言人的说法，有关Prigogine捕获Bakhmut的信息已完成了几项任务，包括将“ Pyrrhvil的未消化”显示为中级阶段和所谓的成就。</text:p>
      <ul>
        <li>
实际上，巴赫穆特(Bakhmut)和他的角色扮演着他们的主要角色，他们摧毁了敌人最大，最合适的群体之一，尤其是瓦格纳(Wagner)组织之一。 难怪他(prigogine。  -  <text:span text:style-name="T5">
AUT.</text:span>
)要求5月25日离开这座城市。 另一件事是，是否允许他的所有者这样做，他将被抛弃。  - 我们看到敌人的意图，我们知道他们想做的，我们已经准备好了 - 制作食谱来抵消他们所有的想法，尽管所有元音，我们还是很安静，但是非常有效地做我们的工作。</li>
      </ul>
      <text:p text:style-name="P4">
News Source: <text:a xlink:type="simple" xlink:href="https://armyinform.com.ua/2023/05/21/ukrayinski-vijskovi-prodovzhuyut-utrymuvaty-pozycziyi-v-bahmuti-sergij-cherevatyj/" text:style-name="Internet_20_link" text:visited-style-name="Visited_20_Internet_20_Link">
https://armyinform.com.ua/2023/05/21/ukrayinski-vijskovi-prodovzhuyut-utrymuvaty-pozycziyi-v-bahmuti-sergij-cherevatyj/</text:a>
</text:p>
      <!--NEWS-->
      <text:h text:style-name="P10" text:outline-level="1">
<text:span text:style-name="T4">
美国军方将开始训练乌克兰飞行员为F-16-Joe Biden培训</text:span>
</text:h>
      <text:p text:style-name="P4">
作者: ['АРМІЯINFORM']</text:p>
      <text:p text:style-name="P4">
时间: 2023-05-21T74:00:00-04:00</text:p>
      <text:p text:style-name="P4">
描述: 关于美国Sentorvs总统，我曾被Pislya Pislit Samit G7 U所居住...与乌克兰2022年的战争，与乌克兰的最新新闻，今天与乌克兰的新闻战争，今天与乌克兰2022年上次与乌克兰进行战争，乌克兰将在乌克兰之间发生战争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bajden.png" text:style-name="Internet_20_link" text:visited-style-name="Visited_20_Internet_20_Link">
bajden.png</text:a>
']</text:p>
      <text:p text:style-name="P4">
标签: ['G 7', 'STOPRUSSIA', 'АГРЕСІЯ РФ', 'ВІЙНА', 'ВТОРГНЕННЯ РФ', 'ДЖОЗЕФ БАЙДЕН', 'САМІТ G7']</text:p>
      <text:p text:style-name="P4">
类别: News</text:p>
      <!--METADATA-->
      <text:p text:style-name="P4">
<draw:frame draw:style-name="fr1" draw:name="Image281" text:anchor-type="as-char" svg:width="6.9236in" svg:height="4.166492in" draw:z-index="0">
<draw:image xlink:href="../Images/AРМІЯINFORM/2023-05-21T74-00-00-04-00/bajden.png" xlink:type="simple" xlink:show="embed" xlink:actuate="onLoad" draw:mime-type="image/png"/>
</draw:frame>
美利坚合众国总统在日本的G7 Postamite新闻发布会上宣布了这一点。</text:p>
      <text:p text:style-name="P4">
他说：“我告诉Zelensky，第四代乌克兰飞行员将开始训练，包括F-16，以支持乌克兰保护乌克兰的能力……比以前更好。”</text:p>
      <text:p text:style-name="P4">
美国总统已经确认了G7对乌克兰的共同奉献，反对俄罗斯的残酷侵略。</text:p>
      <text:p text:style-name="P4">
“与我们的伙伴国家一起，我们再次强调了需要尊重领土诚信和主权的有效和平的必要性，即在联合国宪章中规定的原则。 俄罗斯已经开始了这场战争，俄罗斯今天可以爆发这场战争。 到那时，乌克兰有必要保护其领土。”乔·拜登(Joe Biden)说。</text:p>
      <text:p text:style-name="P4">
美国总统新闻发布会上的在线广播乔·贝登军队<text:a xlink:type="simple" xlink:href="https://armyinform.com.ua/2023/05/21/prezydent-ssha-dzho-bajden-daye-preskonferencziyu-za-pidsumkamy-samitu-lideriv-krayin-grupy-semy-v-hirosimi/" text:style-name="Internet_20_link" text:visited-style-name="Visited_20_Internet_20_Link">
发布</text:a>
在您的信息资源上。</text:p>
      <text:p text:style-name="P4">
News Source: <text:a xlink:type="simple" xlink:href="https://armyinform.com.ua/2023/05/21/amerykanski-vijskovi-pochnut-trenuvaty-ukrayinskyh-pilotiv-dlya-f-16-dzho-bajden/" text:style-name="Internet_20_link" text:visited-style-name="Visited_20_Internet_20_Link">
https://armyinform.com.ua/2023/05/21/amerykanski-vijskovi-pochnut-trenuvaty-ukrayinskyh-pilotiv-dlya-f-16-dzho-bajden/</text:a>
</text:p>
      <!--NEWS-->
      <text:h text:style-name="P10" text:outline-level="1">
<text:span text:style-name="T4">
乌克兰部长的内阁宣布了乌克兰恢复会议（URC 2023），该会议将于下个月在伦敦举行</text:span>
</text:h>
      <text:p text:style-name="P4">
作者: ['АРМІЯINFORM']</text:p>
      <text:p text:style-name="P4">
时间: 2023-05-21T75:00:00-04:00</text:p>
      <text:p text:style-name="P4">
描述: Mysyatsi Mi Zbreimu的进攻，伦敦的人民，多诺格蒂（Domogti）的人……与乌克兰2022年的战争，与乌克兰的最新新闻，今天与乌克兰的新闻战争，今天与乌克兰2022年的新闻战争，乌克兰和俄罗斯之间的战争将会发生战争与乌克兰与乌克兰的战争将是不可行</text:p>
      <text:p text:style-name="P4">
图片: ['<text:a xlink:type="simple" xlink:href="https://armyinform.com.ua/wp-content/uploads/2023/05/348555314_274267358288241_3296416753064648050_n.jpg" text:style-name="Internet_20_link" text:visited-style-name="Visited_20_Internet_20_Link">
348555314_274267358288241_3296416753064648050_n.jpg</text:a>
']</text:p>
      <text:p text:style-name="P4">
标签: ['STOPRUSSIA', 'АГРЕСІЯ РФ', 'ВІДНОВЛЕННЯ', 'ВІЙНА', 'ВТОРГНЕННЯ РФ', 'КАБІНЕТ МІНІСТРІВ УКРАЇНИ', 'КОНФЕРЕНЦІЯ З\xa0ПИТАНЬ ВІДНОВЛЕННЯ УКРАЇНИ']</text:p>
      <text:p text:style-name="P4">
类别: News</text:p>
      <!--METADATA-->
      <text:p text:style-name="P4">
<draw:frame draw:style-name="fr1" draw:name="Image282" text:anchor-type="as-char" svg:width="6.9236in" svg:height="6.9236in" draw:z-index="0">
<draw:image xlink:href="../Images/AРМІЯINFORM/2023-05-21T75-00-00-04-00/348555314_274267358288241_3296416753064648050_n.jpg" xlink:type="simple" xlink:show="embed" xlink:actuate="onLoad" draw:mime-type="image/jpeg"/>
</draw:frame>
下个月，我们将聚集伦敦的国际社会，以帮助确保乌克兰的长期经济未来 -  <text:a xlink:type="simple" xlink:href="https://www.facebook.com/KabminUA/posts/pfbid02EGYCakMqPFw2xLZeoTgnvSSKwZVz1zukpMKhhjHdHyrxxLnUmEiTPG5WMzt6QoaXl" text:style-name="Internet_20_link" text:visited-style-name="Visited_20_Internet_20_Link">
说</text:a>
在Facebook上的乌克兰部长内阁官方页面上的出版物中。</text:p>
      <text:p text:style-name="P4">
恢复会议将着重于动员国际对乌克兰的经济和社会稳定的支持，以及从战争后果中恢复的进一步恢复过程，包括通过紧急援助以应对即时需求以及私营部门参与重建过程。</text:p>
      <text:p text:style-name="P4">
我们期望国际社会，国际金融机构，投资者和公民社会广泛参与。</text:p>
      <text:p text:style-name="P4">
<text:span text:style-name="T4">
参考：</text:span>
 6月21日至22日2023年，英国将举行一次国际乌克兰恢复伦敦乌克兰的会议(和任务023). Вона стане продовженням циклу щорічних заходів, останній з яких булопроведено Швейцарією спільно з Україною в Лугано.</text:p>
      <text:p text:style-name="P4">
Попередня конференція, яка пройшла вперше під час російської агресії протиУкраїни, започаткувала принципи Лугано, що заклали основу для відбудовиУкраїни та об’єднали зусилля всього світу.</text:p>
      <text:p text:style-name="P4">
News Source: <text:a xlink:type="simple" xlink:href="https://armyinform.com.ua/2023/05/21/kabinet-ministriv-ukrayiny-anonsuvav-konferencziyu-z-pytan-vidnovlennya-ukrayiny-urc-2023-kotra-projde-nastupnogo-misyaczya-u-londoni/" text:style-name="Internet_20_link" text:visited-style-name="Visited_20_Internet_20_Link">
https://armyinform.com.ua/2023/05/21/kabinet-ministriv-ukrayiny-anonsuvav-konferencziyu-z-pytan-vidnovlennya-ukrayiny-urc-2023-kotra-projde-nastupnogo-misyaczya-u-londoni/</text:a>
</text:p>
      <!--NEWS-->
      <text:h text:style-name="P10" text:outline-level="1">
<text:span text:style-name="T4">
武装部队的武装部队继续通过摧毁占领者来与俄罗斯侵略作斗争</text:span>
</text:h>
      <text:p text:style-name="P4">
作者: ['АРМІЯINFORM']</text:p>
      <text:p text:style-name="P4">
时间: 2023-05-21T76:00:00-04:00</text:p>
      <text:p text:style-name="P4">
描述: 关于海军ZS乌克兰人的CTI。 Viiskovi参与Pidrodilia withichovo-Morsy ...与乌克兰2022年的战争，与乌克兰与乌克兰的最新新闻战争，与乌克兰的新闻，乌克兰2022年的新闻战争，今天将在乌克兰和俄罗斯之间进行战争，何时与乌克兰的战争或乌克兰威尔或与乌克兰的战争他们说，不是在2022年，在不久的将来是否与乌克兰进行战争，他们说，今天与乌克兰的战争，今天的乌克兰新闻，乌克兰的新闻，乌克兰媒体在俄罗斯媒体</text:p>
      <text:p text:style-name="P4">
图片: ['<text:a xlink:type="simple" xlink:href="https://armyinform.com.ua/wp-content/uploads/2023/05/345306602_1231494227731218_6137103622922923457_n.jpg" text:style-name="Internet_20_link" text:visited-style-name="Visited_20_Internet_20_Link">
345306602_1231494227731218_6137103622922923457_n.jpg</text:a>
']</text:p>
      <text:p text:style-name="P4">
标签: ['STOPRUSSIA', 'АГРЕСІЯ РФ', 'ВІЙНА', 'ВМС ЗС УКРАЇНИ', 'ВТОРГНЕННЯ РФ']</text:p>
      <text:p text:style-name="P4">
类别: News</text:p>
      <!--METADATA-->
      <text:p text:style-name="P4">
关于这个<text:a xlink:type="simple" xlink:href="https://www.facebook.com/navy.mil.gov.ua/posts/pfbid0HHGxYEqQDCbFymdGKyxY4Gr27BgejqU2spgFUjhWhnsDr3WsKCJUR2pFJMo9LLoDl" text:style-name="Internet_20_link" text:visited-style-name="Visited_20_Internet_20_Link">
报告</text:a>
乌克兰武装部队的EUM。</text:p>
      <text:p text:style-name="P4">
乌克兰武装部队海军的军事部队和部队，团体的并发症继续履行废除俄罗斯联邦全面武装侵略的任务。</text:p>
      <text:p text:style-name="P4">
<draw:frame draw:style-name="fr1" draw:name="Image283" text:anchor-type="as-char" svg:width="6.9236in" svg:height="9.345544in" draw:z-index="0">
<draw:image xlink:href="../Images/AРМІЯINFORM/2023-05-21T76-00-00-04-00/345306602_1231494227731218_6137103622922923457_n.jpg" xlink:type="simple" xlink:show="embed" xlink:actuate="onLoad" draw:mime-type="image/jpeg"/>
</draw:frame>
最后一天，乌克兰武装部队的海军部队用弹药摧毁了10名入侵者和1只。</text:p>
      <text:p text:style-name="P4">
澄清敌人的最终损失。</text:p>
      <text:p text:style-name="P4">
荣耀乌克兰!荣耀英雄!</text:p>
      <text:p text:style-name="P4">
News Source: <text:a xlink:type="simple" xlink:href="https://armyinform.com.ua/2023/05/21/vms-zsu-prodovzhuyut-borotysya-z-rosijskoyu-agresiyeyu-znyshhuyuchy-okupantiv/" text:style-name="Internet_20_link" text:visited-style-name="Visited_20_Internet_20_Link">
https://armyinform.com.ua/2023/05/21/vms-zsu-prodovzhuyut-borotysya-z-rosijskoyu-agresiyeyu-znyshhuyuchy-okupantiv/</text:a>
</text:p>
      <!--NEWS-->
      <text:h text:style-name="P10" text:outline-level="1">
<text:span text:style-name="T4">
国家元首参观了广岛的和平博物馆，并在纪念馆给原子轰炸的受害者铺设了鲜花</text:span>
</text:h>
      <text:p text:style-name="P4">
作者: ['АРМІЯINFORM']</text:p>
      <text:p text:style-name="P4">
时间: 2023-05-21T77:00:00-04:00</text:p>
      <text:p text:style-name="P4">
描述: 关于乌克兰官员主席的首席执行官。 Robocho Vizita之前的流浪汉……与乌克兰2022年的战争，与乌克兰的战争是今天的最新消息，今天与乌克兰2022年的新闻战，将在乌克兰和俄罗斯之间以及与乌克兰的战争之间发动战争他们说，在2022年，是否会在不久的将来与乌克兰进行战争</text:p>
      <text:p text:style-name="P4">
图片: ['<text:a xlink:type="simple" xlink:href="https://armyinform.com.ua/wp-content/uploads/2023/05/07eb00346046667b1583548741c609a8_1684665733_extra_large.jpeg" text:style-name="Internet_20_link" text:visited-style-name="Visited_20_Internet_20_Link">
07eb00346046667b1583548741c609a8_1684665733_extra_large.jpeg</text:a>
']</text:p>
      <text:p text:style-name="P4">
标签: ['G7', 'STOPRUSSIA', 'АГРЕСІЯ РФ', 'ВІЙНА', 'ВОЛОДИМИР ЗЕЛЕНСЬКИЙ', 'ВТОРГНЕННЯ РФ', 'ОФІС ПРЕЗИДЕНТА УКРАЇНИ', 'ЯПОНІЯ']</text:p>
      <text:p text:style-name="P4">
类别: News</text:p>
      <!--METADATA-->
      <text:p text:style-name="P4">
<draw:frame draw:style-name="fr1" draw:name="Image284" text:anchor-type="as-char" svg:width="6.9236in" svg:height="4.617948in" draw:z-index="0">
<draw:image xlink:href="../Images/AРМІЯINFORM/2023-05-21T77-00-00-04-00/07eb00346046667b1583548741c609a8_1684665733_extra_large.jpeg" xlink:type="simple" xlink:show="embed" xlink:actuate="onLoad" draw:mime-type="image/jpeg"/>
</draw:frame>
关于它<text:a xlink:type="simple" xlink:href="https://www.president.gov.ua/news/glava-derzhavi-vidvidav-muzej-miru-v-hirosimi-ta-poklav-kvit-83077" text:style-name="Internet_20_link" text:visited-style-name="Visited_20_Internet_20_Link">
报告</text:a>
乌克兰总统办公室。</text:p>
      <text:p text:style-name="P4">
在访问日本的框架内，乌克兰沃迪米尔·泽伦斯基(Ukraine Volodymyr Zelensky)总裁参观了乌基罗岛和平纪念博物馆，参加了萨米七组峰会。</text:p>
      <text:p text:style-name="P4">
国家元首检查了博物馆的博览会，并记录在荣誉荣誉书中。</text:p>
      <text:p text:style-name="P4">
该博物馆是由城市创建的，是为了向人们介绍广岛悲剧，于1945年8月6日。 它于1950年开业。 博物馆有受害者的东西和其他原子爆炸的证据，游客讲述了与城市轰炸有关的事件。 东部压力展示了爆炸前后的广岛，讲述了战争的过程和导致轰炸的情况，以及旨在完全消除核武器的居民的努力。</text:p>
      <text:p text:style-name="P4">
此外，乌克兰和日本总理福米奥·基希德(Fumio Kishid)总统在纪念原子轰炸的受害者的纪念馆里。</text:p>
      <text:p text:style-name="P4">
死者的记忆以沉默的时刻感到荣幸。</text:p>
      <text:p text:style-name="P4">
领导人检查了纪念馆，并熟悉了其历史。</text:p>
      <text:p text:style-name="P4">
纪念馆是以石拱的形式制作的，以古老的日本粘土人物的风格。 它包含一个象征性的墓碑，并在1945年8月6日因原子爆炸而死亡的所有人清单。 在纪念馆中，“安息!我们将不再重复这个错误!”</text:p>
      <text:p text:style-name="P4">
News Source: <text:a xlink:type="simple" xlink:href="https://armyinform.com.ua/2023/05/21/glava-derzhavy-vidvidav-muzej-myru-v-hirosimi-ta-poklav-kvity-do-memorialu-zhertvam-atomnogo-bombarduvannya/" text:style-name="Internet_20_link" text:visited-style-name="Visited_20_Internet_20_Link">
https://armyinform.com.ua/2023/05/21/glava-derzhavy-vidvidav-muzej-myru-v-hirosimi-ta-poklav-kvity-do-memorialu-zhertvam-atomnogo-bombarduvannya/</text:a>
</text:p>
      <!--NEWS-->
      <text:h text:style-name="P10" text:outline-level="1">
<text:span text:style-name="T4">
白天，SESS单位调查了44公顷，并查获了493件爆炸性物品</text:span>
</text:h>
      <text:p text:style-name="P4">
作者: ['АРМІЯINFORM']</text:p>
      <text:p text:style-name="P4">
时间: 2023-05-21T78:00:00-04:00</text:p>
      <text:p text:style-name="P4">
描述: 关于CED DSNS乌克兰人。 Piretrodilia dsns的最后一项成就得到了治愈...与乌克兰2022的战争，与乌克兰的战争是今天的最新消息，乌克兰2022年的新闻是今天的最后一个消息，乌克兰和俄罗斯之间以及俄罗斯之间以及俄罗斯之间的战争将是一场战争，与乌克兰的战争将在不久的将来与乌克兰进行战争，他们说，今天与乌克兰的战争，今天的乌克兰新闻，乌克兰新闻，乌克兰媒体在俄罗斯的乌克兰新闻</text:p>
      <text:p text:style-name="P4">
图片: ['<text:a xlink:type="simple" xlink:href="https://armyinform.com.ua/wp-content/uploads/2023/01/ost-ukraine-minen-warnschild.jpg" text:style-name="Internet_20_link" text:visited-style-name="Visited_20_Internet_20_Link">
ost-ukraine-minen-warnschild.jpg</text:a>
']</text:p>
      <text:p text:style-name="P4">
标签: ['STOPRUSSIA', 'АГРЕСІЯ РФ', 'ВІЙНА', 'ВТОРГНЕННЯ РФ', 'ДСНС УКРАЇНИ', 'РОСІЙСЬКІ МІНИ']</text:p>
      <text:p text:style-name="P4">
类别: News</text:p>
      <!--METADATA-->
      <text:p text:style-name="P4">
<draw:frame draw:style-name="fr1" draw:name="Image285" text:anchor-type="as-char" svg:width="6.9236in" svg:height="5.189974in" draw:z-index="0">
<draw:image xlink:href="../Images/AРМІЯINFORM/2023-05-21T78-00-00-04-00/ost-ukraine-minen-warnschild.jpg" xlink:type="simple" xlink:show="embed" xlink:actuate="onLoad" draw:mime-type="image/jpeg"/>
</draw:frame>
说明性照片</text:p>
      <text:p text:style-name="P4">
关于它<text:a xlink:type="simple" xlink:href="https://dsns.gov.ua/uk/news/operativna-informaciya-shhodo-roboti-pirotexnicnix-pidrozdiliv-dsns" text:style-name="Internet_20_link" text:visited-style-name="Visited_20_Internet_20_Link">
报告</text:a>
乌克兰的SES。</text:p>
      <text:p text:style-name="P4">
白天，SES的烟火单位涉及94次，被识别，扣押和处置了493个爆炸物。 调查了44公顷。</text:p>
      <text:p text:style-name="P4">
最常见的烟火单元工作：在哈尔基夫地区，基辅地区120005次-6,000105次-Chernihiv -6,000 897 -4,00021，顿涅茨克地区-2,000。 712，Mykolaiv地区-1,000 961，Sumy地区-1000523，Cherkasy地区-100070。</text:p>
      <text:p text:style-name="P4">
总体而言，自大规模军事入侵俄罗斯联邦以来，乌克兰领土已被处置为28.6千672个爆炸物和200万。 845公斤爆炸物，包括2,000154架飞机炸弹。大约75,000万公顷的领土被检查。</text:p>
      <text:p text:style-name="P4">
如果检测到可疑物体或爆炸性，请立即通知数字的数量-101。</text:p>
      <text:p text:style-name="P4">
News Source: <text:a xlink:type="simple" xlink:href="https://armyinform.com.ua/2023/05/21/protyagom-doby-pidrozdily-dsns-obstezhyly-44-gektary-ta-vyluchyly-493-vybuhonebezpechnyh-predmety/" text:style-name="Internet_20_link" text:visited-style-name="Visited_20_Internet_20_Link">
https://armyinform.com.ua/2023/05/21/protyagom-doby-pidrozdily-dsns-obstezhyly-44-gektary-ta-vyluchyly-493-vybuhonebezpechnyh-predmety/</text:a>
</text:p>
      <!--NEWS-->
      <text:h text:style-name="P10" text:outline-level="1">
<text:span text:style-name="T4">
每天163次出发：SESS消除了敌人炮击的后果</text:span>
</text:h>
      <text:p text:style-name="P4">
作者: ['АРМІЯINFORM']</text:p>
      <text:p text:style-name="P4">
时间: 2023-05-21T79:00:00-04:00</text:p>
      <text:p text:style-name="P4">
描述: 关于CED DSNS乌克兰人。 DSN的Pidrodili持续了第20次旅行133 ...与乌克兰2022年的战争，与乌克兰与乌克兰的最新新闻，今天与乌克兰2022年的新闻战争，今天将在乌克兰和俄罗斯之间发生战争，何时与乌克兰战争，这场战争将会他们说，要么在2022年不，在不久的将来，是否会与乌克兰进行战争</text:p>
      <text:p text:style-name="P4">
图片: ['<text:a xlink:type="simple" xlink:href="https://armyinform.com.ua/wp-content/uploads/2023/02/400_0_1665422622-4226.webp" text:style-name="Internet_20_link" text:visited-style-name="Visited_20_Internet_20_Link">
400_0_1665422622-4226.webp</text:a>
']</text:p>
      <text:p text:style-name="P4">
标签: ['STOPRUSSIA', 'АГРЕСІЯ РФ', 'ВІЙНА', 'ВТОРГНЕННЯ РФ', 'ДСНС УКРАЇНИ']</text:p>
      <text:p text:style-name="P4">
类别: News</text:p>
      <!--METADATA-->
      <text:p text:style-name="P4">
<draw:frame draw:style-name="fr1" draw:name="Image286" text:anchor-type="as-char" svg:width="6.9236in" svg:height="4.621503in" draw:z-index="0">
<draw:image xlink:href="../ConvertedIMGs/AРМІЯINFORM/2023-05-21T79-00-00-04-00/400_0_1665422622-4226.png" xlink:type="simple" xlink:show="embed" xlink:actuate="onLoad" draw:mime-type="image/png"/>
</draw:frame>
说明性照片</text:p>
      <text:p text:style-name="P4">
关于它<text:a xlink:type="simple" xlink:href="https://dsns.gov.ua/uk/news/nadzvicaini-podiyi/operativna-informaciia-dsns-shhodo-naslidkiv-vedennia-boiovix-dii-rosiiskoiu-federacijeiu-163" text:style-name="Internet_20_link" text:visited-style-name="Visited_20_Internet_20_Link">
报告</text:a>
乌克兰的SES。</text:p>
      <text:p text:style-name="P4">
SES单位在5月20日的白天进行了163次旅行，以消除定居点和基础设施的乘员。 为67人提供了心理帮助。</text:p>
      <text:p text:style-name="P4">
**</text:p>
      <text:p text:style-name="P4">
参考：<text:span text:style-name="T4">
从战争开始时，消除了9.5万411次出发，清算了炮击，清算了14,000641次大火，救出了4,00055人，提供了214,000741人的心理援助。 </text:span>
</text:p>
      <text:p text:style-name="P4">
**</text:p>
      <text:p text:style-name="P4">
News Source: <text:a xlink:type="simple" xlink:href="https://armyinform.com.ua/2023/05/21/163-vyyizdy-za-dobu-dsns-likviduye-naslidky-vorozhyh-obstriliv/" text:style-name="Internet_20_link" text:visited-style-name="Visited_20_Internet_20_Link">
https://armyinform.com.ua/2023/05/21/163-vyyizdy-za-dobu-dsns-likviduye-naslidky-vorozhyh-obstriliv/</text:a>
</text:p>
      <!--NEWS-->
      <text:h text:style-name="P10" text:outline-level="1">
<text:span text:style-name="T4">
“俄罗斯对巴赫穆特的储备的扭曲意味着它们不会在前线的其他地区使用”  - 古尔</text:span>
</text:h>
      <text:p text:style-name="P4">
作者: ['АРМІЯINFORM']</text:p>
      <text:p text:style-name="P4">
时间: 2023-05-21T80:00:00-04:00</text:p>
      <text:p text:style-name="P4">
描述: 关于乌克兰大师的牛头。 巴赫穆蒂（Bakhmuti）的乌克兰Zakhisnikov的运营...与乌克兰2022年的战争，与乌克兰的战争是今天的最新消息，今天与乌克兰2022年的新闻战是今天的最后一场新闻，将在乌克兰和俄罗斯和俄罗斯之间以及俄罗斯和俄罗斯之间发生战争他们说，与乌克兰与乌克兰的战争将在不久的将来与乌克兰发生战争，他们说，今天与乌克兰的战争，今天的乌克兰新闻，乌克兰的新闻，乌克兰媒体在俄罗斯的乌克兰媒体</text:p>
      <text:p text:style-name="P4">
图片: ['<text:a xlink:type="simple" xlink:href="https://armyinform.com.ua/wp-content/uploads/2023/03/bahmut-cze-ukrayina.jpg" text:style-name="Internet_20_link" text:visited-style-name="Visited_20_Internet_20_Link">
bahmut-cze-ukrayina.jpg</text:a>
']</text:p>
      <text:p text:style-name="P4">
标签: ['STOPRUSSIA', 'АГРЕСІЯ РФ', 'АНДРІЙ ЮСОВ', 'БАХМУТ', 'БАХМУТСЬКИЙ НАПРЯМОК', 'ВІЙНА', 'ВТОРГНЕННЯ РФ', 'ГУР МО УКРАЇНИ']</text:p>
      <text:p text:style-name="P4">
类别: News</text:p>
      <!--METADATA-->
      <text:p text:style-name="P4">
<draw:frame draw:style-name="fr1" draw:name="Image287" text:anchor-type="as-char" svg:width="6.9236in" svg:height="3.882986in" draw:z-index="0">
<draw:image xlink:href="../Images/AРМІЯINFORM/2023-05-21T80-00-00-04-00/bahmut-cze-ukrayina.jpg" xlink:type="simple" xlink:show="embed" xlink:actuate="onLoad" draw:mime-type="image/jpeg"/>
</draw:frame>
“巴赫穆特是乌克兰”</text:p>
      <text:p text:style-name="P4">
关于它<text:a xlink:type="simple" xlink:href="https://gur.gov.ua/content/perekydannia-rosiieiu-rezerviv-do-bakhmuta-oznachaie-shcho-vony-ne-budut-vykorystani-na-inshykh-diliankakh-frontu.html" text:style-name="Internet_20_link" text:visited-style-name="Visited_20_Internet_20_Link">
报告</text:a>
乌克兰国防部的宗师。</text:p>
      <text:p text:style-name="P4">
乌克兰捍卫者在巴赫穆特的防御行动仍在继续，向纽约市额外的储量部署证明了俄罗斯艰难的行动的失败。</text:p>
      <text:p text:style-name="P4">
乌克兰国防部安德里·尤索夫(Andriy Yusov)国防部情报部主要部门的代表在乌克林福姆的独家评论中讲述了这一点。</text:p>
      <text:p text:style-name="P4">
“ Bakhmut堡垒持有。 是的，对于乌克兰来说，这是我们捍卫者的英勇努力，但敌人被迫放弃申请，以继续在巴赫穆特(Bakhmut)进行行动，证明了他们的进攻行动的失败，说。</text:p>
      <ul>
        <li>
乌克兰军事情报的代表补充说，在大规模入侵中，侵略者国家的最佳准备已经使用。</li>
      </ul>
      <text:p text:style-name="P4">
“现在，它不再与入侵开始之初的军队组成，而这些储备将被释放到巴赫穆特方向，这意味着它们不会在前线的其他方向上使用。 这只是乌克兰捍卫者的成就之一。</text:p>
      <text:p text:style-name="P4">
News Source: <text:a xlink:type="simple" xlink:href="https://armyinform.com.ua/2023/05/21/perekydannya-rosiyeyu-rezerviv-do-bahmuta-oznachaye-shho-vony-ne-budut-vykorystani-na-inshyh-dilyankah-frontu-gur/" text:style-name="Internet_20_link" text:visited-style-name="Visited_20_Internet_20_Link">
https://armyinform.com.ua/2023/05/21/perekydannya-rosiyeyu-rezerviv-do-bahmuta-oznachaye-shho-vony-ne-budut-vykorystani-na-inshyh-dilyankah-frontu-gur/</text:a>
</text:p>
      <!--NEWS-->
      <text:h text:style-name="P10" text:outline-level="1">
<text:span text:style-name="T4">
乌克兰希望日本凭借其先进的技术将有助于战后重建 - 总统</text:span>
</text:h>
      <text:p text:style-name="P4">
作者: ['АРМІЯINFORM']</text:p>
      <text:p text:style-name="P4">
时间: 2023-05-21T81:00:00-04:00</text:p>
      <text:p text:style-name="P4">
描述: 关于TSE Volodymyr Zelensky，在日语的新闻发布会上说。 “ Mir Burnomo ...与乌克兰2022年的战争，与乌克兰的最新新闻，与乌克兰的新闻战争，2022年的新闻战争，今天的最后一场将在乌克兰和俄罗斯之间发生战争，当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5/acbf21e3b3294d3b9d47b0f38d2a7482_1684671646_extra_large.jpeg" text:style-name="Internet_20_link" text:visited-style-name="Visited_20_Internet_20_Link">
acbf21e3b3294d3b9d47b0f38d2a7482_1684671646_extra_large.jpeg</text:a>
']</text:p>
      <text:p text:style-name="P4">
标签: ['G7', 'STOPRUSSIA', 'АГРЕСІЯ РФ', 'ВІЙНА', 'ВОЛОДИМИР ЗЕЛЕНСЬКИЙ', 'ВТОРГНЕННЯ РФ']</text:p>
      <text:p text:style-name="P4">
类别: News</text:p>
      <!--METADATA-->
      <text:p text:style-name="P4">
<draw:frame draw:style-name="fr1" draw:name="Image288" text:anchor-type="as-char" svg:width="6.9236in" svg:height="4.617948in" draw:z-index="0">
<draw:image xlink:href="../Images/AРМІЯINFORM/2023-05-21T81-00-00-04-00/acbf21e3b3294d3b9d47b0f38d2a7482_1684671646_extra_large.jpeg" xlink:type="simple" xlink:show="embed" xlink:actuate="onLoad" draw:mime-type="image/jpeg"/>
</draw:frame>
Volodymyr Zelenskyy在<text:a xlink:type="simple" xlink:href="https://www.youtube.com/watch" text:style-name="Internet_20_link" text:visited-style-name="Visited_20_Internet_20_Link">
新闻发布会</text:a>
在日本。</text:p>
      <text:p text:style-name="P4">
“我们将通过Domedicine Energy的新技术重建该国。 在这里，日本的经历对我们非常重要。 今天，我们与总理一起走了指示。 有一个完全的理解。 总统说：“有几个方向：能源，尤其是绿色能源，铁路，我们需要日本技术，药物等。</text:p>
      <text:p text:style-name="P4">
News Source: <text:a xlink:type="simple" xlink:href="https://armyinform.com.ua/2023/05/21/ukrayina-spodivayetsya-shho-yaponiya-zi-svoyimy-peredovymy-tehnologiyamy-dopomozhe-u-povoyennij-vidbudovi-prezydent/" text:style-name="Internet_20_link" text:visited-style-name="Visited_20_Internet_20_Link">
https://armyinform.com.ua/2023/05/21/ukrayina-spodivayetsya-shho-yaponiya-zi-svoyimy-peredovymy-tehnologiyamy-dopomozhe-u-povoyennij-vidbudovi-prezydent/</text:a>
</text:p>
      <!--NEWS-->
      <text:h text:style-name="P10" text:outline-level="1">
<text:span text:style-name="T4">
决定在F-16上训练乌克兰飞行员的决定是对我们的天空volodymyr Zelenskyy更强大保护的第一步</text:span>
</text:h>
      <text:p text:style-name="P4">
作者: ['АРМІЯINFORM']</text:p>
      <text:p text:style-name="P4">
时间: 2023-05-21T82:00:00-04:00</text:p>
      <text:p text:style-name="P4">
描述: 关于乌克兰官员主席的首席执行官。 乌克兰在裤子上是纳普洛格利的……与乌克兰2022年的战争，与乌克兰的战争是今天的最新消息，今天与乌克兰2022年的新闻战，今天的最后一场新闻，乌克兰和俄罗斯之间的战争是否会发生战争将是2022年与乌克兰的战争，是否是，它将是，它将是，它将是，它将是，它将是不久的说，与乌克兰的战争，今天的乌克兰新闻，乌克兰媒体在俄罗斯的乌克兰新闻</text:p>
      <text:p text:style-name="P4">
图片: ['<text:a xlink:type="simple" xlink:href="https://armyinform.com.ua/wp-content/uploads/2023/05/acbf21e3b3294d3b9d47b0f38d2a7482_1684671646_extra_large.jpeg" text:style-name="Internet_20_link" text:visited-style-name="Visited_20_Internet_20_Link">
acbf21e3b3294d3b9d47b0f38d2a7482_1684671646_extra_large.jpeg</text:a>
']</text:p>
      <text:p text:style-name="P4">
标签: ['F-16', 'STOPRUSSIA', 'АГРЕСІЯ РФ', 'ВІЙНА', 'ВОЛОДИМИР ЗЕЛЕНСЬКИЙ', 'ВТОРГНЕННЯ РФ', 'ОФІС ПРЕЗИДЕНТА УКРАЇНИ']</text:p>
      <text:p text:style-name="P4">
类别: News</text:p>
      <!--METADATA-->
      <text:p text:style-name="P4">
<draw:frame draw:style-name="fr1" draw:name="Image289" text:anchor-type="as-char" svg:width="6.9236in" svg:height="4.617948in" draw:z-index="0">
<draw:image xlink:href="../Images/AРМІЯINFORM/2023-05-21T82-00-00-04-00/acbf21e3b3294d3b9d47b0f38d2a7482_1684671646_extra_large.jpeg" xlink:type="simple" xlink:show="embed" xlink:actuate="onLoad" draw:mime-type="image/jpeg"/>
</draw:frame>
关于它<text:a xlink:type="simple" xlink:href="https://president.gov.ua/news/rishennya-pro-trenuvannya-ukrayinskih-lotchikiv-na-f-16-ye-p-83089" text:style-name="Internet_20_link" text:visited-style-name="Visited_20_Internet_20_Link">
报告</text:a>
乌克兰总统办公室。</text:p>
      <text:p text:style-name="P4">
乌克兰在提供西方飞机的问题上努力工作，而合作伙伴就乌克兰飞行员对现代日期癫痫发作的培训的决定是加强我们国家防空的第一步。</text:p>
      <text:p text:style-name="P4">
国家负责人强调，不仅对伴侣国家非常感激的现代防空导弹综合体，而且西方模式对乌克兰人来说更可靠。</text:p>
      <text:p text:style-name="P4">
“今天有一个开放培训任务。 这是第一步。 有相应的几个月来教我们的飞行员。 我们将工作，以便立即成为最有经验的人来减少学习过程。 为了加强我们的防空防护，” Volodymyr Zelenskyy强调。</text:p>
      <text:p text:style-name="P4">
总统表示，他相信乌克兰将获得现代西方战斗机。用他的话说，已经有一个了解哪些州准备以这种方式工作的理解。</text:p>
      <text:p text:style-name="P4">
他回答记者对日本或大韩民国等国家武装援助的前景的问题，他指出，所有能够协助乌克兰的州都这样做。 同时，有一种了解，在某些国家，该领域有一些法律或宪法限制。</text:p>
      <text:p text:style-name="P4">
此外，国家元首还指出，乌克兰不仅与合作伙伴一起为武器供应。 例如，加拿大在流离失所的技术上具有强大的互动。</text:p>
      <text:p text:style-name="P4">
“大约是数千平方公里。 由于俄罗斯不仅是敌人，因此他们成为恐怖分子，取代了我们的领域。 总统说：“在这里，一个国家的帮助还不够。”</text:p>
      <text:p text:style-name="P4">
News Source: <text:a xlink:type="simple" xlink:href="https://armyinform.com.ua/2023/05/21/rishennya-pro-trenuvannya-ukrayinskyh-lotchykiv-na-f-16-ye-pershym-krokom-do-shhe-potuzhnishogo-zahystu-nashogo-neba-volodymyr-zelenskyj/" text:style-name="Internet_20_link" text:visited-style-name="Visited_20_Internet_20_Link">
https://armyinform.com.ua/2023/05/21/rishennya-pro-trenuvannya-ukrayinskyh-lotchykiv-na-f-16-ye-pershym-krokom-do-shhe-potuzhnishogo-zahystu-nashogo-neba-volodymyr-zelenskyj/</text:a>
</text:p>
      <!--NEWS-->
      <text:h text:style-name="P10" text:outline-level="1">
<text:span text:style-name="T4">
总统尊重记忆</text:span>
</text:h>
      <text:p text:style-name="P4">
作者: ['АРМІЯINFORM']</text:p>
      <text:p text:style-name="P4">
时间: 2023-05-21T83:00:00-04:00</text:p>
      <text:p text:style-name="P4">
描述: 关于乌克兰官员主席的首席执行官。 帕姆·雅蒂（Pam'yati）的日子一半是最初代表...与乌克兰2022年的战争，与乌克兰的最新新闻战争，今天与乌克兰2022年的新闻战争，乌克兰和俄罗斯之间会发生战争，何时会发生战争他们说，在2022年与乌克兰战争，不久的将来会与乌克兰战争，他们说，今天与乌克兰的战争，今天的乌克兰新闻，乌克兰新闻，乌克兰媒体的乌克兰新闻</text:p>
      <text:p text:style-name="P4">
图片: ['<text:a xlink:type="simple" xlink:href="https://armyinform.com.ua/wp-content/uploads/2023/05/49345456bdd5fde301ed515563cab44d_1684677884_extra_large.jpeg" text:style-name="Internet_20_link" text:visited-style-name="Visited_20_Internet_20_Link">
49345456bdd5fde301ed515563cab44d_1684677884_extra_large.jpeg</text:a>
']</text:p>
      <text:p text:style-name="P4">
标签: ['ВОЛОДИМИР ЗЕЛЕНСЬКИЙ', "ДЕНЬ ПАМ'ЯТІ ЖЕРТВ ПОЛІТИЧНИХ РЕПРЕСІЙ", 'ОФІС ПРЕЗИДЕНТА УКРАЇНИ']</text:p>
      <text:p text:style-name="P4">
类别: News</text:p>
      <!--METADATA-->
      <text:p text:style-name="P4">
<draw:frame draw:style-name="fr1" draw:name="Image290" text:anchor-type="as-char" svg:width="6.9236in" svg:height="5.190833in" draw:z-index="0">
<draw:image xlink:href="../Images/AРМІЯINFORM/2023-05-21T83-00-00-04-00/49345456bdd5fde301ed515563cab44d_1684677884_extra_large.jpeg" xlink:type="simple" xlink:show="embed" xlink:actuate="onLoad" draw:mime-type="image/jpeg"/>
</draw:frame>
关于它<text:a xlink:type="simple" xlink:href="https://president.gov.ua/news/volodimir-zelenskij-ushanuvav-pamyat-zhertv-politichnih-repr-83097" text:style-name="Internet_20_link" text:visited-style-name="Visited_20_Internet_20_Link">
报告</text:a>
乌克兰总统办公室。</text:p>
      <text:p text:style-name="P4">
在纪念政治镇压的那天，乌克兰弗拉基米尔塞尔斯基总统尊重了1937  -  1938年极权共产主义政权在乌克兰土地上犯下的巨大恐怖受害者的记忆。</text:p>
      <text:p text:style-name="P4">
代表国家元首，安装了一篮子鲜花，位于接收者的纪念碑上，该纪念日位于国家历史和纪念储备“ Bikivnyansky Tombs”的入口处，并在波兰葬礼的纪念馆的大规模坟墓上花圈在保护区的领土上。</text:p>
      <text:p text:style-name="P4">
据总统称，拘留的捏造动机，塔斯默里亚判决的残酷酷刑，主要是没有调查和对NKVD的trihki的法院，“儿童的古拉格斯”的审理 - 所有这些都与所有这些都与正常的人类本性相矛盾。文明宇宙的Tavhikhid原则。</text:p>
      <text:p text:style-name="P4">
斯大林在基辅比基尼斯基森林领土上镇压斯大林镇压受害者的跨国葬礼，乌克兰所有地区的数百个类似地点现在是对乌克兰人民的全国记忆，这是乌克兰人民的不可分割类别。</text:p>
      <text:p text:style-name="P4">
“我们必须竭尽全力保证极权主义的评论，以确保国际社会在更新和保护和平，集体安全与人文主义的努力，恐怖主义国际联合会的处置，该规定，处置弗拉基米尔强调。</text:p>
      <text:p text:style-name="P4">
“政治镇压受害者的永恒和光明记忆。 对保护乌克兰的每个人的永恒尊重。 我们将永远记得那些献出生命的人，从俄罗斯入侵者那里释放了乌克兰的土地。”</text:p>
      <text:p text:style-name="P4">
News Source: <text:a xlink:type="simple" xlink:href="https://armyinform.com.ua/2023/05/21/volodymyr-zelenskyj-ushanuvav-pamyat-zhertv-politychnyh-represij/" text:style-name="Internet_20_link" text:visited-style-name="Visited_20_Internet_20_Link">
https://armyinform.com.ua/2023/05/21/volodymyr-zelenskyj-ushanuvav-pamyat-zhertv-politychnyh-represij/</text:a>
</text:p>
      <!--NEWS-->
      <text:h text:style-name="P10" text:outline-level="1">
<text:span text:style-name="T4">
巴赫穆特（Bakhmut）的战斗继续 - 武装部队的总人员</text:span>
</text:h>
      <text:p text:style-name="P4">
作者: ['АРМІЯINFORM']</text:p>
      <text:p text:style-name="P4">
时间: 2023-05-21T84:00:00-04:00</text:p>
      <text:p text:style-name="P4">
描述: 敌人是利利亚斯基库普基扬斯基的Zoedzhuvati Basic Zuill的沉没...与乌克兰2022年的战争，与乌克兰的最新新闻战争，今天与乌克兰2022年的新闻战争，今天，乌克兰和俄罗斯之间的战争是否会发生战争与乌克兰与乌克兰的战争将是不可行</text:p>
      <text:p text:style-name="P4">
图片: ['<text:a xlink:type="simple" xlink:href="https://armyinform.com.ua/wp-content/uploads/2023/05/gsh-1.jpg" text:style-name="Internet_20_link" text:visited-style-name="Visited_20_Internet_20_Link">
gsh-1.jpg</text:a>
']</text:p>
      <text:p text:style-name="P4">
标签: ['STOPRUSSIA', 'АГРЕСІЯ РФ', 'ВЕЧІРНЄ ЗВЕДЕННЯ', 'ВІЙНА', 'ВТОРГНЕННЯ РФ', 'ЗВЕДЕННЯ ГШ ЗСУ']</text:p>
      <text:p text:style-name="P4">
类别: News</text:p>
      <!--METADATA-->
      <text:p text:style-name="P4">
<draw:frame draw:style-name="fr1" draw:name="Image291" text:anchor-type="as-char" svg:width="6.9236in" svg:height="4.506751in" draw:z-index="0">
<draw:image xlink:href="../Images/AРМІЯINFORM/2023-05-21T84-00-00-04-00/gsh-1.jpg" xlink:type="simple" xlink:show="embed" xlink:actuate="onLoad" draw:mime-type="image/jpeg"/>
</draw:frame>
<text:span text:style-name="T4">
🔥俄罗斯入侵的情况</text:span>
</text:p>
      <text:p text:style-name="P4">
敌人继续专注于对库平，莱曼，巴赫穆特，阿夫迪夫和玛丽斯基的主要努力。 白天，总共有24次战斗碰撞在正面的这些区域。</text:p>
      <text:p text:style-name="P4">
在您的晚上摘要中有关此<text:a xlink:type="simple" xlink:href="https://www.facebook.com/GeneralStaff.ua/posts/pfbid0tmZPh9xu2hbYTThyQyd4bhdL7Qicc1bzdcWNy1Q4BZ2pfbWjVQveopAkB8XVHUG2l" text:style-name="Internet_20_link" text:visited-style-name="Visited_20_Internet_20_Link">
报告</text:a>
乌克兰武装部队的总参谋部。</text:p>
      <text:p text:style-name="P4">
Bakhmut和Marinka仍然留在战斗的中心。</text:p>
      <text:p text:style-name="P4">
<text:span text:style-name="T4">
在西弗斯基(Siversky)和斯洛博兹(Slobozhansky)的指示中</text:span>
敌人继续在与乌克兰的边境地区保留军事存在，在州边界的某些地区，有敌人的破坏性和情报团体。 在Chernihiv地区Novgorod-Siversky区的定居点的迫击炮和炮弹之前； Sumy地区的Studenok Tamykhailivka，以及Uda，Grave，Zelene，Starytsya，Ogirtseve，Hatyshche，Pletenivka，Vovchansk，Vovchansk，Nesterne，Budarki，Budarki，Budarki，Kharkiv地区。</text:p>
      <text:p text:style-name="P4">
<text:span text:style-name="T4">
在Kupyansk方向</text:span>
敌人不会停止尝试改善战术。 在白天，在Masyutivka地区未能成功的进攻行动。敌人的炮兵和迫击炮炮击被Patikamyanka，Patikamyanka，井，Krasne First，Petro-Ivanivka，Petro-Ivanivka，Filigolivka，Filigolivka，Novomlinsk，Novomlinsk，Wesad，Wesad，Monachynivka，Masytivka，Masytivka，Masytaivka，Masytaivka，Masytaivka ，Breerivka，Breerivka，Breerivka。</text:p>
      <text:p text:style-name="P4">
<text:span text:style-name="T4">
在利马方向</text:span>
白天，敌人朝着达吉夫卡(Darjivka)的方向进行了进攻行动，没有成功。 他曾在尼夫斯科伊(Nevskoye)居住的地区袭击。 炮弹遭受了定居点，在船碰撞附近。 特别是Makeevka，Nevskoye，Lugansk地区的Bigorivka和Tornske，Verkhnyamyansk和有争议的Donetsk地区。</text:p>
      <text:p text:style-name="P4">
<text:span text:style-name="T4">
在Bakhmut方向</text:span>
敌人继续采取进攻行动。 巴赫穆特的战斗正在进行中。 白天，敌人未能成功地试图恢复伊万尼维克(Ivanivske)定居点南部的位置。 此外，格里戈里夫卡方向没有任何成功。 巴赫穆特(Bakhmut)和伊万尼维克(Ivanivske)定居点的地区震惊了他。 Orykhovo-Vasylivka，Markovo，Bakhmut，Ivanivske，White Mountain和New York，Donetsk地区被敌方外壳分散了注意力。<text:span text:style-name="T4">
在Mariinsky方向</text:span>
防御部队反映了Marinka地区的众多攻击。 敌人被附近的飞机击中和诺维奥米卡利夫卡(Novomikhailivka)击中。 同时，Donetsk地区的Valleyghiyivka，Venta和Novomikhailivka的敌对炮击。</text:p>
      <text:p text:style-name="P4">
在矿物方向上，敌人没有执行进攻行动。 同时，他在定居点，煤炭，Prychistivka，Golden Niva和Greater Novosilka的地区袭击了航空。 水和碳纳卷被解雇。</text:p>
      <text:p text:style-name="P4">
<text:span text:style-name="T4">
在Zaporizhzhya和Kherson的指示</text:span>
敌人继续行动。 同时，它不会停止破坏定居点的基础设施，这与战斗碰撞线一起。 在这一天，他用彩绘的舞台斯坦尼斯拉夫·赫森地区击中了空中袭击，并向顿涅茨克地区的绿色田野，向伯拉特斯克，伯拉特斯克，伯拉特斯克，伯拉特斯克大炮开火； Olgivske，Gulyaipole，Railway，White，Small Tokmachka，Mali Shcherbaki和Kamianskepzapozhye地区； 赫尔森地区和赫尔森市的Tyaginka。</text:p>
      <text:p text:style-name="P4">
News Source: <text:a xlink:type="simple" xlink:href="https://armyinform.com.ua/2023/05/21/boyi-za-misto-bahmut-tryvayut-genshtab-zsu/" text:style-name="Internet_20_link" text:visited-style-name="Visited_20_Internet_20_Link">
https://armyinform.com.ua/2023/05/21/boyi-za-misto-bahmut-tryvayut-genshtab-zsu/</text:a>
</text:p>
      <!--NEWS-->
      <text:h text:style-name="P10" text:outline-level="1">
<text:span text:style-name="T4">
敌人武装乌克兰北部边境领土</text:span>
</text:h>
      <text:p text:style-name="P4">
作者: ['АРМІЯINFORM']</text:p>
      <text:p text:style-name="P4">
时间: 2023-05-21T85:00:00-04:00</text:p>
      <text:p text:style-name="P4">
描述: 该村庄在16:00 21 Rosiyski Vissyska Traverse traverse 5次，由Prordonni Teritor ...与乌克兰2022的战争，与乌克兰的最新消息，今天与乌克兰2022年的新闻战争，今天，乌克兰和俄罗斯和俄罗斯和俄罗斯和俄罗斯和俄罗斯和俄罗斯之间的战争都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ok-pivnich.jpg" text:style-name="Internet_20_link" text:visited-style-name="Visited_20_Internet_20_Link">
ok-pivnich.jpg</text:a>
']</text:p>
      <text:p text:style-name="P4">
标签: ['STOPRUSSIA', 'ВІЙНА', 'ВОРОЖІ ОБСТРІЛИ', 'ВТОРГНЕННЯ РФ', 'ОК «ПІВНІЧ»', 'СУМСЬКА ОБЛАСТЬ', 'ЧЕРНІГІВСЬКА ОБЛАСТЬ']</text:p>
      <text:p text:style-name="P4">
类别: News</text:p>
      <!--METADATA-->
      <text:p text:style-name="P4">
<draw:frame draw:style-name="fr1" draw:name="Image292" text:anchor-type="as-char" svg:width="6.9236in" svg:height="5.61873in" draw:z-index="0">
<draw:image xlink:href="../Images/AРМІЯINFORM/2023-05-21T85-00-00-04-00/ok-pivnich.jpg" xlink:type="simple" xlink:show="embed" xlink:actuate="onLoad" draw:mime-type="image/jpeg"/>
</draw:frame>
<text:span text:style-name="T4">
截至5月21日16:00，俄罗斯军队发射了5倍Chernihiv和Sumy地区的边界。</text:span>
</text:p>
      <text:p text:style-name="P4">
在您的电报频道中有关它<text:a xlink:type="simple" xlink:href="https://t.me/ok_pivnich1/2722" text:style-name="Internet_20_link" text:visited-style-name="Visited_20_Internet_20_Link">
报告</text:a>
操作命令“北”。</text:p>
      <text:p text:style-name="P4">
从10:30到10:55，记录了8个教区，可能来自W.炮兵。 进步。</text:p>
      <text:p text:style-name="P4">
从10:27到10:45，NP Nikolaivka记录了5张卡，可能来自120毫米的迫击炮。</text:p>
      <text:p text:style-name="P4">
从12:35到12:50，人造丝中有6个教区，大概是来自120毫米的迫击炮。 Studenok。</text:p>
      <text:p text:style-name="P4">
从12:50到13:00，人造丝中有4个教区，可能有120毫米的迫击炮。 狼。</text:p>
      <text:p text:style-name="P4">
从14:50到15:00，该地区有3个教区，可能有120毫米的迫击炮。 白色。</text:p>
      <text:p text:style-name="P4">
没有关于当地群体损失或对平民基础设施损失的信息。</text:p>
      <text:p text:style-name="P4">
News Source: <text:a xlink:type="simple" xlink:href="https://armyinform.com.ua/2023/05/21/vorog-obstrilyuye-prykordonni-terytoriyi-pivnochi-ukrayiny/" text:style-name="Internet_20_link" text:visited-style-name="Visited_20_Internet_20_Link">
https://armyinform.com.ua/2023/05/21/vorog-obstrilyuye-prykordonni-terytoriyi-pivnochi-ukrayiny/</text:a>
</text:p>
      <!--NEWS-->
      <text:h text:style-name="P10" text:outline-level="1">
<text:span text:style-name="T4">
国防军的航空击中了16次跳动的敌人</text:span>
</text:h>
      <text:p text:style-name="P4">
作者: ['АРМІЯINFORM']</text:p>
      <text:p text:style-name="P4">
时间: 2023-05-21T86:00:00-04:00</text:p>
      <text:p text:style-name="P4">
描述: DOB的AVISAATSIA国防军在特殊仓库的Zseridzhennya地区进行了12次罢工...与乌克兰2022年的战争，与乌克兰的最新新闻，今天与乌克兰2022年的新闻战争，乌克兰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ВІАЦІЯ ЗСУ', 'ВЕЧІРНЄ ЗВЕДЕННЯ', 'ВТОРГНЕННЯ РФ', 'ЗНИЩЕННЯ ВОЄННОЇ ТЕХНІКИ ПРОТИВНИКА', 'ХРОНІКА ОБОРОНИ']</text:p>
      <text:p text:style-name="P4">
类别: News</text:p>
      <!--METADATA-->
      <text:p text:style-name="P4">
<draw:frame draw:style-name="fr1" draw:name="Image293" text:anchor-type="as-char" svg:width="6.9236in" svg:height="3.894525in" draw:z-index="0">
<draw:image xlink:href="../Images/AРМІЯINFORM/2023-05-21T86-00-00-04-00/aviacziya-syl-oborony-ukrayiny.jpg" xlink:type="simple" xlink:show="embed" xlink:actuate="onLoad" draw:mime-type="image/jpeg"/>
</draw:frame>
说明性照片</text:p>
      <text:p text:style-name="P4">
<text:span text:style-name="T4">
🔥俄罗斯入侵的情况</text:span>
</text:p>
      <text:p text:style-name="P4">
国防军每天的航空在敌人的个人人员和军事装备以及4对抗飞行导弹综合大楼的集中范围内进行了12次跳动。</text:p>
      <text:p text:style-name="P4">
在您的官方Facebook页面上关于它<text:a xlink:type="simple" xlink:href="https://www.facebook.com/GeneralStaff.ua/posts/pfbid0tmZPh9xu2hbYTThyQyd4bhdL7Qicc1bzdcWNy1Q4BZ2pfbWjVQveopAkB8XVHUG2l" text:style-name="Internet_20_link" text:visited-style-name="Visited_20_Internet_20_Link">
写信</text:a>
武装部队的总人员。</text:p>
      <text:p text:style-name="P4">
白天，有3种不同类型的敌人侦察无人机被摧毁。</text:p>
      <text:p text:style-name="P4">
塔维设备的武器集中，2个弹药仓库，2个相关位置的炮兵部队以及敌人的另一个重要目标。</text:p>
      <text:p text:style-name="P4">
News Source: <text:a xlink:type="simple" xlink:href="https://armyinform.com.ua/2023/05/21/aviacziya-syl-oborony-zavdala-po-vorogu-16-udariv/" text:style-name="Internet_20_link" text:visited-style-name="Visited_20_Internet_20_Link">
https://armyinform.com.ua/2023/05/21/aviacziya-syl-oborony-zavdala-po-vorogu-16-udariv/</text:a>
</text:p>
      <!--NEWS-->
      <text:h text:style-name="P10" text:outline-level="1">
<text:span text:style-name="T4">
顿涅茨克地区在平民中与受害者炮击 - 调查已经开始</text:span>
</text:h>
      <text:p text:style-name="P4">
作者: ['АРМІЯINFORM']</text:p>
      <text:p text:style-name="P4">
时间: 2023-05-21T87:00:00-04:00</text:p>
      <text:p text:style-name="P4">
描述: Rosiyska Armia Znov困扰了Donechcini的定居点。 21 Herbalop 2023 Rock Pid Bun ...与乌克兰2022的战争，与乌克兰的最新新闻战争，与乌克兰的新闻战争，与乌克兰2022年的新闻战争，今天将在乌克兰和俄罗斯之间发生战争，当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5/obstril-donechchyny.jpg" text:style-name="Internet_20_link" text:visited-style-name="Visited_20_Internet_20_Link">
obstril-donechchyny.jpg</text:a>
']</text:p>
      <text:p text:style-name="P4">
标签: ['STOPRUSSIA', 'АГРЕСІЯ РФ', 'ВІЙНА', 'ВОЄННІ ЗЛОЧИНИ', 'ВОРОЖІ ОБСТРІЛИ', 'ВТОРГНЕННЯ РФ']</text:p>
      <text:p text:style-name="P4">
类别: News</text:p>
      <!--METADATA-->
      <text:p text:style-name="P4">
<draw:frame draw:style-name="fr1" draw:name="Image294" text:anchor-type="as-char" svg:width="6.9236in" svg:height="5.1927in" draw:z-index="0">
<draw:image xlink:href="../Images/AРМІЯINFORM/2023-05-21T87-00-00-04-00/obstril-donechchyny.jpg" xlink:type="simple" xlink:show="embed" xlink:actuate="onLoad" draw:mime-type="image/jpeg"/>
</draw:frame>
俄罗斯军队再次向顿涅茨克地区的定居点开火。 2023年5月21日，阿夫迪夫卡(Avdiivka)，雅尔(Yar)，纽约城镇托雷斯克(Torretsk)和村庄的城市受到袭击。 圣乔治玛丽领土社区。</text:p>
      <text:p text:style-name="P4">
在您的官方Facebook页面上有关它<text:a xlink:type="simple" xlink:href="https://www.facebook.com/pgo.gov.ua/posts/pfbid0XbP8fxDSayXiHVsdr9FwUj3FDNbxcaTtbNPYnKEG1stctHuYXuFSnE3dXCpPSUqGl" text:style-name="Internet_20_link" text:visited-style-name="Visited_20_Internet_20_Link">
报告</text:a>
检察长办公室。</text:p>
      <text:p text:style-name="P4">
根据调查，俄罗斯军人可能是从Fab-2550 Fab-250发射的。</text:p>
      <text:p text:style-name="P4">
两名男子46和55人因住宅建筑而丧生。六名男子和四名妇女受伤。 医生在受害者中被诊断出枪击的枪，后备箱和四肢的枪伤。</text:p>
      <text:p text:style-name="P4">
执法人员记录了对私人家庭的损害，公寓楼，企业的领土和民用基础设施的物体。</text:p>
      <text:p text:style-name="P4">
检察官通过民意调查违反法律和习俗的刑事诉讼中的程序指导(h。1，2汤匙。 乌克兰《刑法》的438).</text:p>
      <text:p text:style-name="P4">
Вживаються всі можливі та належні заходи для документування воєнних злочинів,вчинених представниками збройних сил рф.</text:p>
      <text:p text:style-name="P4">
News Source: <text:a xlink:type="simple" xlink:href="https://armyinform.com.ua/2023/05/21/obstril-donechchyny-z-zhertvamy-sered-czyvilnyh-rozpochato-rozsliduvannya/" text:style-name="Internet_20_link" text:visited-style-name="Visited_20_Internet_20_Link">
https://armyinform.com.ua/2023/05/21/obstril-donechchyny-z-zhertvamy-sered-czyvilnyh-rozpochato-rozsliduvannya/</text:a>
</text:p>
      <!--NEWS-->
      <text:h text:style-name="P10" text:outline-level="1">
<text:span text:style-name="T4">
居民限制平民进入移动通信</text:span>
</text:h>
      <text:p text:style-name="P4">
作者: ['АРМІЯINFORM']</text:p>
      <text:p text:style-name="P4">
时间: 2023-05-21T88:00:00-04:00</text:p>
      <text:p text:style-name="P4">
描述: Rosiyski Zagarbniki冻结了隔音民粹主义者到移动明星的进入...与乌克兰2022年的战争，与乌克兰与乌克兰的最新新闻，今天与乌克兰的新闻战争，今天与乌克兰的新闻战争最后一次，乌克兰和俄罗斯之间的战争将发生，以及俄罗斯和俄罗斯之间的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gsh-2.jpg" text:style-name="Internet_20_link" text:visited-style-name="Visited_20_Internet_20_Link">
gsh-2.jpg</text:a>
']</text:p>
      <text:p text:style-name="P4">
标签: ['STOPRUSSIA', 'АГРЕСІЯ РФ', 'ВІЙНА', 'ВТОРГНЕННЯ РФ', 'МОБІЛЬНИЙ ЗВ’ЯЗОК', 'РОСІЙСЬКІ ОКУПАНТИ']</text:p>
      <text:p text:style-name="P4">
类别: News</text:p>
      <!--METADATA-->
      <text:p text:style-name="P4">
<draw:frame draw:style-name="fr1" draw:name="Image295" text:anchor-type="as-char" svg:width="6.9236in" svg:height="3.893007in" draw:z-index="0">
<draw:image xlink:href="../Images/AРМІЯINFORM/2023-05-21T88-00-00-04-00/gsh-2.jpg" xlink:type="simple" xlink:show="embed" xlink:actuate="onLoad" draw:mime-type="image/jpeg"/>
</draw:frame>
俄罗斯入侵者限制了平民进入移动通信的途径，该定居点在霍尔森地区暂时捕获的领土的定居点中。</text:p>
      <text:p text:style-name="P4">
关于它<text:a xlink:type="simple" xlink:href="https://www.facebook.com/GeneralStaff.ua/posts/pfbid0tmZPh9xu2hbYTThyQyd4bhdL7Qicc1bzdcWNy1Q4BZ2pfbWjVQveopAkB8XVHUG2l" text:style-name="Internet_20_link" text:visited-style-name="Visited_20_Internet_20_Link">
报告</text:a>
乌克兰武装部队的总人员在其官方Facebook页面上。</text:p>
      <text:p text:style-name="P4">
入侵者拆除了变电站的设备以及继电器塔。 此外，它们将当地人的运动限制在蜂窝稳定的区域。</text:p>
      <text:p text:style-name="P4">
News Source: <text:a xlink:type="simple" xlink:href="https://armyinform.com.ua/2023/05/21/okupanty-obmezhuyut-dostup-czyvilnogo-naselennya-do-mobilnogo-zvyazku/" text:style-name="Internet_20_link" text:visited-style-name="Visited_20_Internet_20_Link">
https://armyinform.com.ua/2023/05/21/okupanty-obmezhuyut-dostup-czyvilnogo-naselennya-do-mobilnogo-zvyazku/</text:a>
</text:p>
      <!--NEWS-->
      <text:h text:style-name="P10" text:outline-level="1">
<text:span text:style-name="T4">
很快 - 暑假。 今年或在优先条件下的地方将能够休息军人的孩子</text:span>
</text:h>
      <text:p text:style-name="P4">
作者: ['Володимир Поліщук']</text:p>
      <text:p text:style-name="P4">
时间: 2023-05-21T89:00:00-04:00</text:p>
      <text:p text:style-name="P4">
描述: Nebobar -Litni Kanikuli。 迷你Costorus已经出现了，Sho Tsoyo Roku Toni ...与乌克兰2022年的战争，与乌克兰与乌克兰的最新新闻战争，与乌克兰的新闻战争，与乌克兰2022年的新闻战争，今天将在乌克兰和俄罗斯之间发生战争，什么时候会发生战争他们在2022年与乌克兰进行战争，他们说，在不久的将来会与乌克兰战争，他们说，今天与乌克兰的战争，今天的乌克兰新闻，乌克兰新闻，乌克兰媒体的乌克兰新闻</text:p>
      <text:p text:style-name="P4">
图片: ['<text:a xlink:type="simple" xlink:href="https://armyinform.com.ua/wp-content/uploads/2023/05/a9b7d4b3-d0dd-4d73-823d-4ed6cd2faf09-scaled.jpg" text:style-name="Internet_20_link" text:visited-style-name="Visited_20_Internet_20_Link">
a9b7d4b3-d0dd-4d73-823d-4ed6cd2faf09-scaled.jpg</text:a>
']</text:p>
      <text:p text:style-name="P4">
标签: ['ВІДПОЧИНОК', 'ДІТИ УЧАСНИКІВ АТО', 'СОЦІАЛЬНИЙ ЗАХИСТ']</text:p>
      <text:p text:style-name="P4">
类别: News</text:p>
      <!--METADATA-->
      <text:p text:style-name="P4">
<draw:frame draw:style-name="fr1" draw:name="Image296" text:anchor-type="as-char" svg:width="6.9236in" svg:height="4.604194in" draw:z-index="0">
<draw:image xlink:href="../Images/AРМІЯINFORM/2023-05-21T89-00-00-04-00/a9b7d4b3-d0dd-4d73-823d-4ed6cd2faf09-scaled.jpg" xlink:type="simple" xlink:show="embed" xlink:actuate="onLoad" draw:mime-type="image/jpeg"/>
</draw:frame>
Edik-camp.com的照片</text:p>
      <text:p text:style-name="P4">
<text:span text:style-name="T4">
很快 - 暑假。 教育部发现这种岩石将于5月25日开始，并将持续到9月1日。</text:span>
</text:p>
      <text:p text:style-name="P4">
<text:span text:style-name="T4">
，尽管乌克兰与俄罗斯侵略性以及其一部分领土的占领的儿童营地数量大大减少，但我们的孩子仍然必须放松并变得健康。 陆军通讯员试图找出今年夏天的儿童营地将是免费的，或者在优先条件下会接待军人的孩子。</text:span>
</text:p>
      <text:h text:style-name="P12" text:outline-level="3">
<text:span text:style-name="T4">
<text:span text:style-name="T4">
夏令营，为军人儿童免费</text:span>
免费</text:span>
</text:h>
      <text:p text:style-name="P4">
<text:a xlink:type="simple" xlink:href="https://www.enableme.com.ua/ua/article/bezkostovni-litni-tabori-dla-ditej-u-2023-roci-9944" text:style-name="Internet_20_link" text:visited-style-name="Visited_20_Internet_20_Link">
列表</text:a>
2023年儿童的免费夏令营提供<text:a xlink:type="simple" xlink:href="http://enableme.com.ua/" text:style-name="Internet_20_link" text:visited-style-name="Visited_20_Internet_20_Link">
enableme.com.ua</text:a>
.</text:p>
      <text:p text:style-name="P4">
У 2023 році кілька організацій відкрили набір у пільгові дитячі літні таборидля реабілітації та відпочинку дітей. У цій статті ви зможете знайтиінформацію про умови отримання безплатного відпочинку, а також контактнуінформацію організаторів таборів.</text:p>
      <text:h text:style-name="P12" text:outline-level="3">
<text:span text:style-name="T4">
<text:span text:style-name="T4">
Ukrainian Gen Camp</text:span>
</text:span>
</text:h>
      <text:p text:style-name="P4">
З 17 квітня у Карпатах почав роботу Gen.Camp — оздоровчо-освітній табір дляпсихологічної реабілітації дітей з гарячих точок України. Це безплатнаініціатива, яку фінансує фундація Олени Зеленської.</text:p>
      <text:p text:style-name="P4">
Участь у таборі безплатна, реабілітація проводиться за кошти українськихмеценатів.</text:p>
      <text:p text:style-name="P4">
Хто може стати учасником Gen.Camp?</text:p>
      <text:p text:style-name="P4">
Діти віком 7-11 років, які мають яскраво виражені ознаки психологічної травми,спричиненої війною, та потребують якнайшвидшої допомоги.</text:p>
      <text:h text:style-name="P12" text:outline-level="3">
<text:span text:style-name="T4">
<text:span text:style-name="T4">
Літній безплатний реабілітаційний табір «Небокрай»</text:span>
</text:span>
</text:h>
      <text:p text:style-name="P4">
Безплатний реабілітаційний табір для дітей був створений за ініціативи КАД«Небокрай», та проводиться за підтримки Благодійної Організації «БФ СЯГАЙНЕБЕС», а також благодійників — фізичних та юридичних осіб як в Україні, так іза її межами.</text:p>
      <text:p text:style-name="P4">
Мета проєкту — надання безплатного відпочинку та створення сприятливих умовдля швидкої реабілітації дітей, що постраждали від збройної агресії російськоїфедерації в Україні.</text:p>
      <text:p text:style-name="P4">
Табір відбудеться влітку 2023 року на Закарпатті в Україні, в дві зміни. Першазміна 1-16 липня, друга зміна 15-30 серпня 2023 року. Кількість дітей на зміні— до 60 дітей. Зміна триває 14 днів.</text:p>
      <text:p text:style-name="P4">
谁能在Skhraray营地度假？</text:p>
      <text:p text:style-name="P4">
如果从2022年2月24日起，您可以免费申请9-16岁儿童的免费康复和娱乐活动。</text:p>
      <text:p text:style-name="P4">
营地接受了因占领而失去亲人的孩子，他们被占领，遭受了巨大的炮击，失去了家园。</text:p>
      <text:p text:style-name="P4">
父母/父母在积极战斗领域战斗的孩子也将免费休息。 如果您有一个营地问题，可以与[组织者]联系(https://www.facebook.com/nebokray.club)通过电话+38(095)277-75-72，+38(096)065-65-04，或向[[EmailProtected] com]发送问题(https://armyinform.com.ua/cdn-cgi/l/email-protection#92fcf7f0fdf9e0f3ebbcf1fee7f0d2f5fff3fbfebcf1fdff)### <text:span text:style-name="T4">
牧场“ Edelweiss”营地</text:span>
</text:p>
      <text:p text:style-name="P4">
2022年，喀尔巴阡山脉的Edelweiss牧场营地免费获得了358个孩子。 20123年，营地继续将童年归还给年轻的乌克兰人。</text:p>
      <text:p text:style-name="P4">
谁能在牧场Edelweiss营地免费休息？</text:p>
      <text:p text:style-name="P4">
在2023年夏天，慈善儿童使用娱乐的优先地位：由于俄罗斯侵略而失去了一两个父母的孩子； 此时保护该国的孩子； 具有IDP身份并且出于客观原因的孩子无法回家(被摧毁的住房，被占领的领土或战斗区).</text:p>
      <text:p text:style-name="P4">
Пільговий статус не надається дітям, які вже відпочивали у таборі заблагодійні кошти у 2022-2023 роках. <text:span text:style-name="T4">
Для запису у лист очікування необхіднонадати:</text:span>
</text:p>
      <ul>
        <li>
прізвище та ім’я дитини;  * дату народження;  * місто, інформація про трансфер (基辅/dnipro/odesa/lviv); <text:span text:style-name="T5">
一个父母的名称，带有Weiber的电话号码； </text:span>
一个父母的电子邮件； *文档的切片性确认优先状态。</li>
      </ul>
      <text:p text:style-name="P4">
News Source: <text:a xlink:type="simple" xlink:href="https://armyinform.com.ua/2023/05/21/nezabarom-litni-kanikuly-de-czogo-roku-bezkoshtovno-abo-na-pilgovyh-umovah-zmozhut-vidpochyty-dity-vijskovosluzhbovcziv/" text:style-name="Internet_20_link" text:visited-style-name="Visited_20_Internet_20_Link">
https://armyinform.com.ua/2023/05/21/nezabarom-litni-kanikuly-de-czogo-roku-bezkoshtovno-abo-na-pilgovyh-umovah-zmozhut-vidpochyty-dity-vijskovosluzhbovcziv/</text:a>
</text:p>
      <!--NEWS-->
      <text:h text:style-name="P10" text:outline-level="1">
<text:span text:style-name="T4">
Sappers为Mykolaiv地区的农民提供安全性，交换了80公顷的农业土地</text:span>
</text:h>
      <text:p text:style-name="P4">
作者: ['АРМІЯINFORM']</text:p>
      <text:p text:style-name="P4">
时间: 2023-05-21T90:00:00-04:00</text:p>
      <text:p text:style-name="P4">
描述: 关于TSE与他的电报通道有关，写了乌克兰的易腐烂的代祷者...与乌克兰2022年的战争，与乌克兰的最新新闻，今天与乌克兰2022年的新闻战争，今天将在乌克兰和俄罗斯之间发生战争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2/12/rozminuvannya.jpg" text:style-name="Internet_20_link" text:visited-style-name="Visited_20_Internet_20_Link">
rozminuvannya.jpg</text:a>
']</text:p>
      <text:p text:style-name="P4">
标签: ['STOPRUSSIA', 'АГРЕСІЯ РФ', 'ВІЙНА', 'ВТОРГНЕННЯ РФ', 'МИКОЛАЇВЩИНА', 'МІНИ', 'РОЗМІНУВАННЯ']</text:p>
      <text:p text:style-name="P4">
类别: News</text:p>
      <!--METADATA-->
      <text:p text:style-name="P4">
<draw:frame draw:style-name="fr1" draw:name="Image297" text:anchor-type="as-char" svg:width="6.9236in" svg:height="4.615733in" draw:z-index="0">
<draw:image xlink:href="../Images/AРМІЯINFORM/2023-05-21T90-00-00-04-00/rozminuvannya.jpg" xlink:type="simple" xlink:show="embed" xlink:actuate="onLoad" draw:mime-type="image/jpeg"/>
</draw:frame>
说明性照片</text:p>
      <text:p text:style-name="P4">
在您的电报频道中有关它<text:a xlink:type="simple" xlink:href="https://t.me/Pavliuk_KSV/4276" text:style-name="Internet_20_link" text:visited-style-name="Visited_20_Internet_20_Link">
写</text:a>
乌克兰中尉亚历山大·帕夫林(Alexander Pavlyuk)国防第一副部长。</text:p>
      <text:p text:style-name="P4">
大约80公顷的农业土地近一个月，对Mykolaiv地区的一个州支持服务的一个单位进行了调查。</text:p>
      <text:p text:style-name="P4">
尤其是中和的专家，尤其是来自飓风消防系统的两枚反应性的9M27K火箭和9M128K，这是来自飓风RSSL的反应性弹药，许多反坦克和抗人类矿山，录音带，录音带，矿山，矿山和矿山。</text:p>
      <text:p text:style-name="P4">
尤其是许多人在敌对位置的位置找到了Vorohhhzhchdro，使用了所有爆炸物。</text:p>
      <text:p text:style-name="P4">
压力和艰苦的工作仍在继续，因为有必要提供对农民的机会并为恢复农业生产的安全条件。</text:p>
      <text:p text:style-name="P4">
News Source: <text:a xlink:type="simple" xlink:href="https://armyinform.com.ua/2023/05/21/sapery-zabezpechuyut-bezpeku-dlya-fermeriv-na-mykolayivshhyni-rozminovano-80-ga-silgospugid/" text:style-name="Internet_20_link" text:visited-style-name="Visited_20_Internet_20_Link">
https://armyinform.com.ua/2023/05/21/sapery-zabezpechuyut-bezpeku-dlya-fermeriv-na-mykolayivshhyni-rozminovano-80-ga-silgospugid/</text:a>
</text:p>
      <!--NEWS-->
      <text:h text:style-name="P10" text:outline-level="1">
<text:span text:style-name="T4">
在广岛，乌克兰是伟大的七项工作的名誉参与者，乌克兰主题 - 中央总统</text:span>
</text:h>
      <text:p text:style-name="P4">
作者: ['АРМІЯINFORM']</text:p>
      <text:p text:style-name="P4">
时间: 2023-05-21T91:00:00-04:00</text:p>
      <text:p text:style-name="P4">
描述: https://www.youtube.com/watch?v=ojrwmym6ofi Road乌克兰人！ 完全tsey duhhe ...与乌克兰2022年的战争，与乌克兰的最新新闻战争，与乌克兰的新闻战争，2022年的新闻战争，乌克兰和俄罗斯之间的战争将发生，乌克兰和俄罗斯之间的战争以及2022年与乌克兰的战争将是，他们将与乌克兰发生战争，在不久的将来，他们说，今天与乌克兰的战争，今天的乌克兰新闻，乌克兰新闻，乌克兰媒体在俄罗斯</text:p>
      <text:p text:style-name="P4">
图片: []</text:p>
      <text:p text:style-name="P4">
标签: ['STOPRUSSIA', 'АГРЕСІЯ РФ', 'ВІДЕОЗВЕРНЕННЯ ПРЕЗИДЕНТА УКРАЇНИ', 'ВІЙНА', 'ВОЛОДИМИР ЗЕЛЕНСЬКИЙ', 'ВТОРГНЕННЯ РФ', 'ОФІС ПРЕЗИДЕНТА УКРАЇНИ']</text:p>
      <text:p text:style-name="P4">
类别: News</text:p>
      <!--METADATA-->
      <text:p text:style-name="P4">
<text:span text:style-name="T4">
亲爱的乌克兰人!</text:span>
</text:p>
      <text:p text:style-name="P4">
我们完成了这个非常困难但非常重要的一周。 星期五 - 利加拉巴州。 周六和周日-G7加乌克兰和扩展格式 - 七个加合作伙伴，包括全球南方，以及乌克兰。 强烈。</text:p>
      <text:p text:style-name="P4">
世界听到我们的立场。 安全和保证的安全，我们所有领土，我们所有的人民，正义，我们和平公式的实现……至于乌克兰的每一个重要意义，我们都对世界有所了解。 我们将共同提高乌克兰的潜力。</text:p>
      <text:p text:style-name="P4">
这个星期六是乌克兰的科学日，我们给乌克兰的机会越多，我们就会给所有在这个贵族领域工作的人提供的越多。 我祝贺所有科学家!</text:p>
      <text:p text:style-name="P4">
今天，在周日，在这里，在乌克兰广岛，是大七岁的真正名誉参与者。 乌克兰话题 - 中央，所有乌克兰人的荣誉 - 特别。 谢谢“七”!</text:p>
      <text:p text:style-name="P4">
与拜登总统会面 - 一如既往，我们在这样的间隔后变得更加强大。 与印度尼西亚领导人会面是有意义的。 与韩国总统共和国会面是建立牢固关系的潜力。 与加拿大特鲁多总理会面，谢谢你，贾斯汀，你。 他与领导人和澳大利亚进行了交谈。 分别详细介绍了日本利特利亚总理的增加合作。</text:p>
      <text:p text:style-name="P4">
还有一个非常重要的仪式，并吸引了广岛的和平博物馆...</text:p>
      <text:p text:style-name="P4">
我们与世界的团结，对乌克兰人的保护和我们的力量 - 乌克兰国家的力量 - 也将是对我们人民的记忆的最有价值的纪念 - 不同的一代 - 他们的生活被俄罗斯的鸿沟打破和践踏长期的暴政会改变形状，但杀死了同等的。</text:p>
      <text:p text:style-name="P4">
今天是纪念受害者政治镇压的日子……所有在苏联政权中的人们的纪念日。 我们不要忘记是什么，我们不会忘记，削弱，也不要忘记我们有义务坚强。</text:p>
      <text:p text:style-name="P4">
我们将永远。</text:p>
      <text:p text:style-name="P4">
<text:span text:style-name="T4">
荣耀到乌克兰!</text:span>
</text:p>
      <text:p text:style-name="P4">
News Source: <text:a xlink:type="simple" xlink:href="https://armyinform.com.ua/2023/05/21/u-hirosimi-ukrayina-bula-pochesnym-uchasnykom-roboty-velykoyi-simky-a-ukrayinska-tematyka-czentralnoyu-prezydent/" text:style-name="Internet_20_link" text:visited-style-name="Visited_20_Internet_20_Link">
https://armyinform.com.ua/2023/05/21/u-hirosimi-ukrayina-bula-pochesnym-uchasnykom-roboty-velykoyi-simky-a-ukrayinska-tematyka-czentralnoyu-prezydent/</text:a>
</text:p>
      <!--NEWS-->
      <text:h text:style-name="P10" text:outline-level="1">
<text:span text:style-name="T4">
如果没有乌克兰在联盟中的会员身份，就无法想象欧洲的稳定且长期的和平</text:span>
</text:h>
      <text:p text:style-name="P4">
作者: ['АРМІЯINFORM']</text:p>
      <text:p text:style-name="P4">
时间: 2023-05-21T92:00:00-04:00</text:p>
      <text:p text:style-name="P4">
描述: 为了乌克兰 - 北约（Ukraine-Nato），Mizhpaparamentso的成员的Komitet Intergachayanysed负责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photo_5427276677483973076_y.jpg" text:style-name="Internet_20_link" text:visited-style-name="Visited_20_Internet_20_Link">
photo_5427276677483973076_y.jpg</text:a>
', '<text:a xlink:type="simple" xlink:href="https://armyinform.com.ua/wp-content/uploads/2023/05/photo_5427276677483973077_y.jpg" text:style-name="Internet_20_link" text:visited-style-name="Visited_20_Internet_20_Link">
photo_5427276677483973077_y.jpg</text:a>
', '<text:a xlink:type="simple" xlink:href="https://armyinform.com.ua/wp-content/uploads/2023/05/photo_5427276677483973078_y.jpg" text:style-name="Internet_20_link" text:visited-style-name="Visited_20_Internet_20_Link">
photo_5427276677483973078_y.jpg</text:a>
']</text:p>
      <text:p text:style-name="P4">
标签: []</text:p>
      <text:p text:style-name="P4">
类别: News</text:p>
      <!--METADATA-->
      <text:p text:style-name="P4">
<draw:frame draw:style-name="fr1" draw:name="Image298" text:anchor-type="as-char" svg:width="6.9236in" svg:height="5.1927in" draw:z-index="0">
<draw:image xlink:href="../Images/AРМІЯINFORM/2023-05-21T92-00-00-04-00/photo_5427276677483973076_y.jpg" xlink:type="simple" xlink:show="embed" xlink:actuate="onLoad" draw:mime-type="image/jpeg"/>
</draw:frame>
乌克兰融合委员会主席，乌克兰 - 北约·伊万纳·伊万纳·克林普什 - 泰辛萨特萨德兹(Ukraine-Nato Klimpush-tsintsadsadze)的议员委员会成员参加了乌克兰议会代表团的一部分。</text:p>
      <text:p text:style-name="P4">
关于这个<text:a xlink:type="simple" xlink:href="https://t.me/verkhovnaradaukrainy/51100" text:style-name="Internet_20_link" text:visited-style-name="Visited_20_Internet_20_Link">
被引用</text:a>
在乌克兰Verkhovna Rada的Natelegram频道的报告中。</text:p>
      <text:p text:style-name="P4">
<draw:frame draw:style-name="fr1" draw:name="Image299" text:anchor-type="as-char" svg:width="6.9236in" svg:height="5.1927in" draw:z-index="0">
<draw:image xlink:href="../Images/AРМІЯINFORM/2023-05-21T92-00-00-04-00/photo_5427276677483973077_y.jpg" xlink:type="simple" xlink:show="embed" xlink:actuate="onLoad" draw:mime-type="image/jpeg"/>
</draw:frame>
“我们利用这个机会感谢所有合作伙伴的帮助。 还试图影响达成共识的准备就绪，将与联盟的关系提升到一个新的水平，并由北约北约峰会做出这一决定。</text:p>
      <text:p text:style-name="P4">
北约春季会议上乌克兰代表团的关键是为乌克兰伊布拉奇与维尔纽斯峰会联盟之间的关系做出更雄心勃勃的政治决定的准备。</text:p>
      <text:p text:style-name="P4">
Ivanaclympush-Tsintsadze说：“这是一个困难的方法，目前不可能在乌克兰向北约在维尔纽斯的邀请谈论一般共识。” “因此，在所有可能的水平上继续这项工作很重要。”</text:p>
      <text:p text:style-name="P4">
<draw:frame draw:style-name="fr1" draw:name="Image300" text:anchor-type="as-char" svg:width="6.9236in" svg:height="5.1927in" draw:z-index="0">
<draw:image xlink:href="../Images/AРМІЯINFORM/2023-05-21T92-00-00-04-00/photo_5427276677483973078_y.jpg" xlink:type="simple" xlink:show="embed" xlink:actuate="onLoad" draw:mime-type="image/jpeg"/>
</draw:frame>
</text:p>
      <text:p text:style-name="P4">
News Source: <text:a xlink:type="simple" xlink:href="https://armyinform.com.ua/2023/05/21/nemozhlyvo-uyavyty-stijkyj-i-dovgotryvalyj-myr-u-yevropi-bez-chlenstva-ukrayiny-v-alyansi/" text:style-name="Internet_20_link" text:visited-style-name="Visited_20_Internet_20_Link">
https://armyinform.com.ua/2023/05/21/nemozhlyvo-uyavyty-stijkyj-i-dovgotryvalyj-myr-u-yevropi-bez-chlenstva-ukrayiny-v-alyansi/</text:a>
</text:p>
      <!--NEWS-->
      <text:h text:style-name="P10" text:outline-level="1">
<text:span text:style-name="T4">
敌人每周损失-4 280入侵者和542武器和军事装备</text:span>
</text:h>
      <text:p text:style-name="P4">
作者: ['АРМІЯINFORM']</text:p>
      <text:p text:style-name="P4">
时间: 2023-05-21T93:00:00-04:00</text:p>
      <text:p text:style-name="P4">
描述: 关于TSE与他的电报通道有关，写了乌克兰的易腐烂的代祷者...与乌克兰2022年的战争，与乌克兰的最新新闻，今天与乌克兰2022年的新闻战争，今天将在乌克兰和俄罗斯之间发生战争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5/ee9dfc8e-0c31-46e2-80bd-d9b03ecf74b1.jpg" text:style-name="Internet_20_link" text:visited-style-name="Visited_20_Internet_20_Link">
ee9dfc8e-0c31-46e2-80bd-d9b03ecf74b1.jpg</text:a>
']</text:p>
      <text:p text:style-name="P4">
标签: ['STOPRUSSIA', 'АГРЕСІЯ РФ', 'ВІЙНА', 'ВТОРГНЕННЯ РФ', 'ВТРАТИ ВОРОГА', 'ОЛЕКСАНДР ПАВЛЮК']</text:p>
      <text:p text:style-name="P4">
类别: News</text:p>
      <!--METADATA-->
      <text:p text:style-name="P4">
<draw:frame draw:style-name="fr1" draw:name="Image301" text:anchor-type="as-char" svg:width="6.9236in" svg:height="5.014077in" draw:z-index="0">
<draw:image xlink:href="../Images/AРМІЯINFORM/2023-05-21T93-00-00-04-00/ee9dfc8e-0c31-46e2-80bd-d9b03ecf74b1.jpg" xlink:type="simple" xlink:show="embed" xlink:actuate="onLoad" draw:mime-type="image/jpeg"/>
</draw:frame>
在您的电报频道中有关它<text:a xlink:type="simple" xlink:href="https://t.me/Pavliuk_KSV/4273" text:style-name="Internet_20_link" text:visited-style-name="Visited_20_Internet_20_Link">
写</text:a>
乌克兰中尉亚历山大·帕夫林(Alexander Pavlyuk)国防第一副部长。</text:p>
      <text:p text:style-name="P4">
<text:span text:style-name="T4">
一周内的敌人损失：</text:span>
</text:p>
      <ul>
        <li>
4280被摧毁的占用者， * 542个武器和军事装备</li>
      </ul>
      <text:p text:style-name="P4">
**在5月15日至21日的一周中，乌克兰国防军摧毁了约4280人的敌人。</text:p>
      <text:p text:style-name="P4">
<text:span text:style-name="T4">
俄罗斯军队的武器/军事装备遭受了重大损失：</text:span>
</text:p>
      <ul>
        <li>
27坦克 * 73战斗装甲车 * 142炮兵系统 * 2 RSZV * 13防空装置 * 97辆汽车设备 * 21个特殊设备单位</li>
      </ul>
      <text:p text:style-name="P4">
此外，我们的后卫击落了41枚敌方火箭和126个无人机。</text:p>
      <text:p text:style-name="P4">
我们保持步伐!在一起胜利!</text:p>
      <text:p text:style-name="P4">
News Source: <text:a xlink:type="simple" xlink:href="https://armyinform.com.ua/2023/05/21/vtraty-voroga-za-tyzhden-4280-osib-ta-542-odynycz-ozbroyennya-ta-vijskovoyi-tehniky/" text:style-name="Internet_20_link" text:visited-style-name="Visited_20_Internet_20_Link">
https://armyinform.com.ua/2023/05/21/vtraty-voroga-za-tyzhden-4280-osib-ta-542-odynycz-ozbroyennya-ta-vijskovoyi-tehniky/</text:a>
</text:p>
      <!--NEWS-->
      <text:h text:style-name="P10" text:outline-level="1">
<text:span text:style-name="T4">
在塔夫里伊斯克的方向上，俄罗斯人26次无济于事攻击了武装部队的立场</text:span>
</text:h>
      <text:p text:style-name="P4">
作者: ["Владислав Дем'яненко"]</text:p>
      <text:p text:style-name="P4">
时间: 2023-05-21T94:00:00-04:00</text:p>
      <text:p text:style-name="P4">
描述: 关于EFIR电视马拉松“єIninovini” Rechnik Op'dnany的Vydomiv Tse ...与乌克兰2022年的战争，与乌克兰的最新新闻，今天与乌克兰2022年与乌克兰的新闻进行战争，乌克兰和俄罗斯与俄罗斯和俄罗斯之间的战争将会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photo_5426900953744919865_y.jpg" text:style-name="Internet_20_link" text:visited-style-name="Visited_20_Internet_20_Link">
photo_5426900953744919865_y.jpg</text:a>
']</text:p>
      <text:p text:style-name="P4">
标签: ['STOPRUSSIA', 'АГРЕСІЯ РФ', 'ВАЛЕРІЙ ШЕРШЕНЬ', 'ВІЙНА', 'ВТОРГНЕННЯ РФ', 'ВТРАТИ ВОРОГА']</text:p>
      <text:p text:style-name="P4">
类别: News</text:p>
      <!--METADATA-->
      <text:p text:style-name="P4">
<draw:frame draw:style-name="fr1" draw:name="Image302" text:anchor-type="as-char" svg:width="6.9236in" svg:height="4.61393in" draw:z-index="0">
<draw:image xlink:href="../Images/AРМІЯINFORM/2023-05-21T94-00-00-04-00/photo_5426900953744919865_y.jpg" xlink:type="simple" xlink:show="embed" xlink:actuate="onLoad" draw:mime-type="image/jpeg"/>
</draw:frame>
这是在空中的<text:a xlink:type="simple" xlink:href="https://www.youtube.com/watch" text:style-name="Internet_20_link" text:visited-style-name="Visited_20_Internet_20_Link">
电视马拉松</text:a>
大黄蜂塔夫里亚(Tavriya)方向的联合出版社国防军中心的唯一新闻发言人。</text:p>
      <ul>
        <li>
施加坦克，火箭发射器，成为炮兵发射我们的单位位置的炮兵，并从碰撞线接壤的大地饼的面孔中擦除。 在草原的条件下，他显然将建筑物视为乌克兰捍卫者的重要立场。 Shershs说，对于炮火的火，敌人积极使用无人机。</li>
      </ul>
      <text:p text:style-name="P4">
在玛丽的方向上，国防军反映了该地区的许多攻击。 俄罗斯入侵者还对Avdiivsky Napryamka采取了进攻行动。 此外，他们在Rivmivkaivka中没有成功。</text:p>
      <text:p text:style-name="P4">
在Zaporizhhya的方向上，敌人继续为自己辩护，但在表达上破坏了周期基础设施。</text:p>
      <ul>
        <li>
Zaporozhye正在经历俄罗斯的全部恐怖。 有可能注意到奥尔吉夫斯基(Olgivsky)的航空堆积，该地区的边境村庄和城市有80多个炮击，来自Stepnogorsk，Kamiansky，Kamiansky，Magic，Belogor，Malinovtsi的Barrel Mantillery近70次跳动。 大多数敌人都对奥里克霍夫·塔格拉亚波尔感到无聊。 尤其是，敌人对Orichia的攻击伴随着使用放弃的点火弹药。</li>
      </ul>
      <text:p text:style-name="P4">
白天，总共记录了394个炮击。 另外，战争是在14架飞机上造成的。</text:p>
      <ul>
        <li>
在塔夫里斯克(Tavriysk)方向上敌人的损失被282杀死并受伤。 为了比较前一天，不可逆转的敌对损失为365名入侵者。 瓦莱里·谢尔什(Valery Shershn)说，我们的火箭部队和火炮部队总共有1000多个火灾任务。</li>
      </ul>
      <text:p text:style-name="P4">
此外，据乌克兰防守者塔夫里斯卡雅联合出版社国防军的发言人摧毁了敌人的ENT的22个样本，尤其是22个UAV“ Orlan-10”。</text:p>
      <text:p text:style-name="P4">
News Source: <text:a xlink:type="simple" xlink:href="https://armyinform.com.ua/2023/05/21/na-tavrijskomu-napryamku-rosiyany-26-raziv-bezrezultatno-atakuvaly-pozycziyi-zsu/" text:style-name="Internet_20_link" text:visited-style-name="Visited_20_Internet_20_Link">
https://armyinform.com.ua/2023/05/21/na-tavrijskomu-napryamku-rosiyany-26-raziv-bezrezultatno-atakuvaly-pozycziyi-zsu/</text:a>
</text:p>
      <!--NEWS-->
      <text:h text:style-name="P10" text:outline-level="1">
<text:span text:style-name="T4">
在Bykivna，对政治镇压受害者的记忆很荣幸</text:span>
</text:h>
      <text:p text:style-name="P4">
作者: ['АРМІЯINFORM']</text:p>
      <text:p text:style-name="P4">
时间: 2023-05-21T95:00:00-04:00</text:p>
      <text:p text:style-name="P4">
描述: 关于Onformachino的CTI CTI Chandal Minity文化...与乌克兰2022年的战争，与乌克兰的最新新闻战争，今天与乌克兰2022年的新闻战争，乌克兰和俄罗斯之间的战争将在乌克兰和俄罗斯之间发生战争，何时与乌克兰在2022年与乌克兰战争他们说，无论是否有一年，是否会在不久的将来与乌克兰进行战争</text:p>
      <text:p text:style-name="P4">
图片: ['<text:a xlink:type="simple" xlink:href="https://armyinform.com.ua/wp-content/uploads/2023/05/41f17615-119b-4090-9996-99eee1e6addb.jpg" text:style-name="Internet_20_link" text:visited-style-name="Visited_20_Internet_20_Link">
41f17615-119b-4090-9996-99eee1e6addb.jpg</text:a>
', '<text:a xlink:type="simple" xlink:href="https://armyinform.com.ua/wp-content/uploads/2023/05/725fc018-79ca-45d8-9ec1-1b48ddb86943.jpg" text:style-name="Internet_20_link" text:visited-style-name="Visited_20_Internet_20_Link">
725fc018-79ca-45d8-9ec1-1b48ddb86943.jpg</text:a>
', '<text:a xlink:type="simple" xlink:href="https://armyinform.com.ua/wp-content/uploads/2023/05/0a266084-1e30-4ec3-8418-a12874ace5fb.jpg" text:style-name="Internet_20_link" text:visited-style-name="Visited_20_Internet_20_Link">
0a266084-1e30-4ec3-8418-a12874ace5fb.jpg</text:a>
', '<text:a xlink:type="simple" xlink:href="https://armyinform.com.ua/wp-content/uploads/2023/05/e4affc90-4be0-4fb9-a794-bbd6ebab7d34-150x150.jpg" text:style-name="Internet_20_link" text:visited-style-name="Visited_20_Internet_20_Link">
e4affc90-4be0-4fb9-a794-bbd6ebab7d34-150x150.jpg</text:a>
', '<text:a xlink:type="simple" xlink:href="https://armyinform.com.ua/wp-content/uploads/2023/05/261acb31-64db-4e4f-9db6-689ce3b5c4cd-150x150.jpg" text:style-name="Internet_20_link" text:visited-style-name="Visited_20_Internet_20_Link">
261acb31-64db-4e4f-9db6-689ce3b5c4cd-150x150.jpg</text:a>
']</text:p>
      <text:p text:style-name="P4">
标签: ['БИКІВНЯ', "ДЕНЬ ПАМ'ЯТІ ЖЕРТВ ПОЛІТИЧНИХ РЕПРЕСІЙ"]</text:p>
      <text:p text:style-name="P4">
类别: News</text:p>
      <!--METADATA-->
      <text:p text:style-name="P4">
<draw:frame draw:style-name="fr1" draw:name="Image303" text:anchor-type="as-char" svg:width="6.9236in" svg:height="4.61393in" draw:z-index="0">
<draw:image xlink:href="../Images/AРМІЯINFORM/2023-05-21T95-00-00-04-00/41f17615-119b-4090-9996-99eee1e6addb.jpg" xlink:type="simple" xlink:show="embed" xlink:actuate="onLoad" draw:mime-type="image/jpeg"/>
</draw:frame>
关于它<text:a xlink:type="simple" xlink:href="https://t.me/mkipu/6203" text:style-name="Internet_20_link" text:visited-style-name="Visited_20_Internet_20_Link">
报告</text:a>
乌克兰文化和信息政策的官方电报渠道</text:p>
      <text:p text:style-name="P4">
在国家历史和纪念储备中，“ Bykivnyansky Tombs”尊重了共产主义极权政权受害者的记忆。 文化和信息政策部长Oleksandrkachenko参加了纪念活动。</text:p>
      <text:p text:style-name="P4">
<draw:frame draw:style-name="fr1" draw:name="Image304" text:anchor-type="as-char" svg:width="6.9236in" svg:height="4.61393in" draw:z-index="0">
<draw:image xlink:href="../Images/AРМІЯINFORM/2023-05-21T95-00-00-04-00/725fc018-79ca-45d8-9ec1-1b48ddb86943.jpg" xlink:type="simple" xlink:show="embed" xlink:actuate="onLoad" draw:mime-type="image/jpeg"/>
</draw:frame>
根据部长的说法，极权政权，无论是俄罗斯还是苏联，都按照一项计划运作：他们仍然是伤亡，数百人的命运瘫痪，保持这种记忆很重要。</text:p>
      <text:p text:style-name="P4">
<draw:frame draw:style-name="fr1" draw:name="Image305" text:anchor-type="as-char" svg:width="6.9236in" svg:height="4.61393in" draw:z-index="0">
<draw:image xlink:href="../Images/AРМІЯINFORM/2023-05-21T95-00-00-04-00/0a266084-1e30-4ec3-8418-a12874ace5fb.jpg" xlink:type="simple" xlink:show="embed" xlink:actuate="onLoad" draw:mime-type="image/jpeg"/>
</draw:frame>
特别是，波兰大使馆领事部负责乌克兰乌克兰乌克兰人代表大会主任乌克兰乌克兰乌克兰人代表大会主任，乌克兰·卡西班克(Serhiy Kasyanchuk科学工作Nimza Nimza Nimza Nimza Nimza Nimza Nimza Nimza Nimza Nimza Nimza Nimza Nimza Nimza Namza参加了纪念活动。</text:p>
      <text:p text:style-name="P4">
<text:a xlink:type="simple" xlink:href="https://armyinform.com.ua/wp-content/uploads/2023/05/e4affc90-4be0-4fb9-a794-bbd6ebab7d34.jpg" text:style-name="Internet_20_link" text:visited-style-name="Visited_20_Internet_20_Link">
!(Images/AРМІЯINFORM/2023-05-21T95-00-00-04-00/e4affc90-4be0-4fb9-a794-bbd6ebab7d34-150x150.jpg)</text:a>
</text:p>
      <text:p text:style-name="P4">
<text:a xlink:type="simple" xlink:href="https://armyinform.com.ua/wp-content/uploads/2023/05/261acb31-64db-4e4f-9db6-689ce3b5c4cd.jpg" text:style-name="Internet_20_link" text:visited-style-name="Visited_20_Internet_20_Link">
<draw:frame draw:style-name="fr1" draw:name="Image306" text:anchor-type="as-char" svg:width="6.9236in" svg:height="6.9236in" draw:z-index="0">
<draw:image xlink:href="../Images/AРМІЯINFORM/2023-05-21T95-00-00-04-00/261acb31-64db-4e4f-9db6-689ce3b5c4cd-150x150.jpg" xlink:type="simple" xlink:show="embed" xlink:actuate="onLoad" draw:mime-type="image/jpeg"/>
</draw:frame>
</text:a>
参与者在1937  -  1941年的斯大林恐怖受害者附近铺设了鲜花，并在1940年由波兰人开枪射击了一场追悼会。</text:p>
      <text:p text:style-name="P4">
News Source: <text:a xlink:type="simple" xlink:href="https://armyinform.com.ua/2023/05/21/u-bykivni-vshanuvaly-pamyat-zhertv-politychnyh-represij/" text:style-name="Internet_20_link" text:visited-style-name="Visited_20_Internet_20_Link">
https://armyinform.com.ua/2023/05/21/u-bykivni-vshanuvaly-pamyat-zhertv-politychnyh-represij/</text:a>
</text:p>
      <!--NEWS-->
      <text:h text:style-name="P10" text:outline-level="1">
<text:span text:style-name="T4">
占用者告诉由于故意伤害而返回的损失和意图</text:span>
</text:h>
      <text:p text:style-name="P4">
作者: ['АРМІЯINFORM']</text:p>
      <text:p text:style-name="P4">
时间: 2023-05-21T96:00:00-04:00</text:p>
      <text:p text:style-name="P4">
描述: 关于乌克兰大师的牛头。 https://www.youtube.com/watch?v=XQOZFPQOB3K ...与乌克兰2022年的战争，与乌克兰的最新新闻，今天与乌克兰的新闻，今天与乌克兰的新闻战争，今天将在乌克兰和俄罗斯和俄罗斯以及俄罗斯以及何时之间进行战争他们说，与乌克兰的战争将在2022年与乌克兰战争，他们说，在不久的将来，与乌克兰与乌克兰的战争今天，今天的乌克兰新闻，乌克兰新闻，乌克兰媒体在俄罗斯的乌克兰新闻</text:p>
      <text:p text:style-name="P4">
图片: []</text:p>
      <text:p text:style-name="P4">
标签: ['STOPRUSSIA', 'АГРЕСІЯ РФ', 'ВІЙНА', 'ВТОРГНЕННЯ РФ', 'ГУР МО УКРАЇНИ', 'ГУР ПЕРЕХОПЛЕННЯ']</text:p>
      <text:p text:style-name="P4">
类别: News</text:p>
      <!--METADATA-->
      <text:p text:style-name="P4">
关于它<text:a xlink:type="simple" xlink:href="https://www.youtube.com/live/6DMM3dbWcXc" text:style-name="Internet_20_link" text:visited-style-name="Visited_20_Internet_20_Link">
报告</text:a>
乌克兰国防部的宗师。</text:p>
      <text:p text:style-name="P4">
**俄罗斯联邦的服务员讲述了损失，并考虑了返回一天的方式，因为</text:p>
      <text:p text:style-name="P4">
<text:span text:style-name="T5">
占领者告诉大约15名受伤和一名死亡士兵； </text:span>
“降解为x<text:span text:style-name="T5">
坑，我们会想着”； </text:span>
“是的，有，不是吗？ 在我的脚下会更好，我会有一个家。 <text:span text:style-name="T5">
“这是如此的狙击手， </text:span>
你会的。”</text:p>
      <text:p text:style-name="P4">
News Source: <text:a xlink:type="simple" xlink:href="https://armyinform.com.ua/2023/05/21/okupant-rozpovidaye-pro-vtraty-ta-namir-povernutys-cherez-navmysne-poranennya/" text:style-name="Internet_20_link" text:visited-style-name="Visited_20_Internet_20_Link">
https://armyinform.com.ua/2023/05/21/okupant-rozpovidaye-pro-vtraty-ta-namir-povernutys-cherez-navmysne-poranennya/</text:a>
</text:p>
      <!--NEWS-->
      <text:h text:style-name="P10" text:outline-level="1">
<text:span text:style-name="T4">
武装部队成功摧毁了霍森地区的三架敌人</text:span>
</text:h>
      <text:p text:style-name="P4">
作者: ['АРМІЯINFORM']</text:p>
      <text:p text:style-name="P4">
时间: 2023-05-21T97:00:00-04:00</text:p>
      <text:p text:style-name="P4">
描述: 在Khersonskiy Kosty Zbroinis上，乌克兰人是裸露的三伏氏vorozhi胡说八道。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348849668_772076741140321_8253685567211442325_n-e1684687425446.jpg" text:style-name="Internet_20_link" text:visited-style-name="Visited_20_Internet_20_Link">
348849668_772076741140321_8253685567211442325_n-e1684687425446.jpg</text:a>
']</text:p>
      <text:p text:style-name="P4">
标签: ['STOPRUSSIA', 'АГРЕСІЯ РФ', 'ВІЙНА', 'ВТОРГНЕННЯ РФ', 'ВТРАТИ ВОРОГА', 'ПОВІТРЯНЕ КОМАНДУВАННЯ «ПІВДЕНЬ»']</text:p>
      <text:p text:style-name="P4">
类别: News</text:p>
      <!--METADATA-->
      <text:p text:style-name="P4">
在赫尔森地区，乌克兰的武装部队摧毁了三架敌人。</text:p>
      <text:p text:style-name="P4">
关于它<text:a xlink:type="simple" xlink:href="https://www.facebook.com/PvKPivden/posts/pfbid02dgnVxZdyMh5RX6NoBfkneaiymi1MYVNE6M3FBKCfoQkgkRfqY9YcZNwApLZwLKSnl" text:style-name="Internet_20_link" text:visited-style-name="Visited_20_Internet_20_Link">
报告</text:a>
South Air命令在Facebook上。</text:p>
      <text:p text:style-name="P4">
<draw:frame draw:style-name="fr1" draw:name="Image307" text:anchor-type="as-char" svg:width="6.9236in" svg:height="5.589365in" draw:z-index="0">
<draw:image xlink:href="../Images/AРМІЯINFORM/2023-05-21T97-00-00-04-00/348849668_772076741140321_8253685567211442325_n-e1684687425446.jpg" xlink:type="simple" xlink:show="embed" xlink:actuate="onLoad" draw:mime-type="image/jpeg"/>
</draw:frame>
“ 2023年5月21日，位于赫尔森地区，空降司令部的空中防御部队“南”摧毁了三个俄罗斯无人驾驶设备：一个无人机“ merlin-wr”，一个无人机“ orlan-10”和一个无人机“ Zala” ”， - 消息读取。</text:p>
      <text:p text:style-name="P4">
News Source: <text:a xlink:type="simple" xlink:href="https://armyinform.com.ua/2023/05/21/zsu-uspishno-znyshhyly-try-vorozhi-bezpilotnyky-na-hersonshhyni/" text:style-name="Internet_20_link" text:visited-style-name="Visited_20_Internet_20_Link">
https://armyinform.com.ua/2023/05/21/zsu-uspishno-znyshhyly-try-vorozhi-bezpilotnyky-na-hersonshhyni/</text:a>
</text:p>
      <!--NEWS-->
      <text:h text:style-name="P10" text:outline-level="1">
<text:span text:style-name="T4">
乌克兰的Verkhovna Rada主席感谢瑞典的康复乌克兰士兵的康复</text:span>
</text:h>
      <text:p text:style-name="P4">
作者: ['АРМІЯINFORM']</text:p>
      <text:p text:style-name="P4">
时间: 2023-05-21T98:00:00-04:00</text:p>
      <text:p text:style-name="P4">
描述: 为了乌克兰Ruslan Stefanchuk Rizov的缘故，至高无上的首席负责人最高领导人...与乌克兰2022年的战争，与乌克兰的最新新闻，今天与乌克兰的新闻，今天与乌克兰2022年的战争，今天，乌克兰之间的战争将会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5/stefanchuk-i-poranenyj-2.jpg" text:style-name="Internet_20_link" text:visited-style-name="Visited_20_Internet_20_Link">
stefanchuk-i-poranenyj-2.jpg</text:a>
']</text:p>
      <text:p text:style-name="P4">
标签: ['STOPRUSSIA', 'АГРЕСІЯ РФ', 'ВТОРГНЕННЯ РФ', 'РЕАБІЛІТАЦІЯ ВІЙСЬКОВИХ', 'РУСЛАН СТЕФАНЧУК', 'ШВЕЦІЯ']</text:p>
      <text:p text:style-name="P4">
类别: News</text:p>
      <!--METADATA-->
      <text:p text:style-name="P4">
<draw:frame draw:style-name="fr1" draw:name="Image308" text:anchor-type="as-char" svg:width="6.9236in" svg:height="4.61393in" draw:z-index="0">
<draw:image xlink:href="../Images/AРМІЯINFORM/2023-05-21T98-00-00-04-00/stefanchuk-i-poranenyj-2.jpg" xlink:type="simple" xlink:show="embed" xlink:actuate="onLoad" draw:mime-type="image/jpeg"/>
</draw:frame>
乌克兰的Verkhovna Rada负责人Ruslan Stefanch已从与受伤的军队举行的会议，捍卫乌克兰，INNA在其中一个康复中心接受治疗和康复，从而对瑞典进行了正式访问。</text:p>
      <text:p text:style-name="P4">
他<text:a xlink:type="simple" xlink:href="https://t.me/verkhovnaradaukrainy/51125" text:style-name="Internet_20_link" text:visited-style-name="Visited_20_Internet_20_Link">
写</text:a>
在乌克兰议会的电报频道上。</text:p>
      <text:p text:style-name="P4">
“该中心是一组医生团队，每天都会帮助乌克兰军事军人。 我非常感谢瑞典照顾我们的男孩。  - 尤其是今天感谢我们对我们的业务和国家的分队，勇气和奉献精神的捍卫者。”</text:p>
      <text:p text:style-name="P4">
News Source: <text:a xlink:type="simple" xlink:href="https://armyinform.com.ua/2023/05/21/golova-verhovnoyi-rady-ukrayiny-podyakuvav-shvecziyi-za-reabilitacziyu-poranenyh-ukrayinskyh-voyiniv/" text:style-name="Internet_20_link" text:visited-style-name="Visited_20_Internet_20_Link">
https://armyinform.com.ua/2023/05/21/golova-verhovnoyi-rady-ukrayiny-podyakuvav-shvecziyi-za-reabilitacziyu-poranenyh-ukrayinskyh-voyiniv/</text:a>
</text:p>
      <!--NEWS-->
      <text:h text:style-name="P10" text:outline-level="1">
<text:span text:style-name="T4">
短的。 战争。 第452天</text:span>
</text:h>
      <text:p text:style-name="P4">
作者: ['АРМІЯINFORM']</text:p>
      <text:p text:style-name="P4">
时间: 2023-05-21T99:00:00-04:00</text:p>
      <text:p text:style-name="P4">
描述: Jero：GS ZSU与乌克兰2022年的战争，与乌克兰的最新消息，今天与乌克兰的新闻战争，2022年的新闻战争，乌克兰和俄罗斯之间的最后一场战争以及2022年与乌克兰的战争在他们说，在不久的将来与乌克兰发动了战争</text:p>
      <text:p text:style-name="P4">
图片: []</text:p>
      <text:p text:style-name="P4">
标签: ['STOPRUSSIA', 'АГРЕСІЯ РФ', 'ВІДЕОДАЙДЖЕСТ', 'ВІЙНА', 'ВТОРГНЕННЯ РФ', 'ГШ ЗСУ']</text:p>
      <text:p text:style-name="P4">
类别: News</text:p>
      <!--METADATA-->
      <text:p text:style-name="P4">
<text:span text:style-name="T4">
来源：</text:span>
 _武装部队</text:p>
      <text:p text:style-name="P4">
News Source: <text:a xlink:type="simple" xlink:href="https://armyinform.com.ua/2023/05/21/korotko-vijna-den-452-videodajdzhest/" text:style-name="Internet_20_link" text:visited-style-name="Visited_20_Internet_20_Link">
https://armyinform.com.ua/2023/05/21/korotko-vijna-den-452-videodajdzhest/</text:a>
</text:p>
      <!--NEWS-->
      <text:h text:style-name="P10" text:outline-level="1">
<text:span text:style-name="T4">
OP评论了古特雷什（Guterresh）关于改革联合国理事会的陈述</text:span>
</text:h>
      <text:p text:style-name="P4">
作者: Ukrinform (Person)</text:p>
      <text:p text:style-name="P4">
出版商: Укринформ (Organization)</text:p>
      <text:p text:style-name="P4">
出版时间: 2023-05-22T-30:14:00+03:00</text:p>
      <text:p text:style-name="P4">
修改时间: 2023-05-22T00:14:00+03:00</text:p>
      <text:p text:style-name="P4">
描述: 联合国安理会作为旨在保证全球安全的机构，不再运作，实际上是对国际法的日常滥用。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Гутерреш', 'Реформа', 'Радбез ООН', 'Подоляк', 'Війна з Росією']</text:p>
      <text:p text:style-name="P4">
类型: Article</text:p>
      <!--METADATA-->
      <text:p text:style-name="P4">
<draw:frame draw:style-name="fr1" draw:name="Image309" text:anchor-type="as-char" svg:width="6.9236in" svg:height="3.956343in" draw:z-index="0">
<draw:image xlink:href="../Images/yкринформ/2023-05-22T-30-14-00-03-00/630_360_1669378255-230.jpg" xlink:type="simple" xlink:show="embed" xlink:actuate="onLoad" draw:mime-type="image/jpeg"/>
</draw:frame>
联合国作为一个旨在确保全球安全的机构的安全实际上是对国际法的日常滥用。</text:p>
      <text:p text:style-name="P4">
关于这位总统办公室负责人Mikhail Podolyak的顾问在<text:a xlink:type="simple" xlink:href="https://twitter.com/Podolyak_M/status/1660369965415821323" text:style-name="Internet_20_link" text:visited-style-name="Visited_20_Internet_20_Link">
</text:a>
，报道乌克林福姆。</text:p>
      <text:p text:style-name="P4">
“这么长期想听到世界的话。 联合国秘书长安东尼·古特雷斯(Anthony Guterres)已改革了联合国安理会。 必须保证全球安全的机构不再运行。 此外，实际上，这是对主管和国际法的日常嘲弄。”他说。</text:p>
      <text:p text:style-name="Quotations">

<text:p text:style-name="P4">
这么长期想听到世界的话。 秘书 - 一般<text:a xlink:type="simple" xlink:href="https://twitter.com/hashtag/%D0%9E%D0%9E%D0%9D" text:style-name="Internet_20_link" text:visited-style-name="Visited_20_Internet_20_Link">
&gt;
</text:a>
&gt;
 <text:a xlink:type="simple" xlink:href="https://twitter.com/antonioguterres" text:style-name="Internet_20_link" text:visited-style-name="Visited_20_Internet_20_Link">
 </text:a>
电话&gt;
联合国安理会。 必须保证全球&gt;
安全性不再运行的机构。 此外，这实际上是对常识和国际法的日常嘲弄。 因为不能…&gt;
&gt;
  -  Mikhail Podolyak(@podolyak_m) <text:a xlink:type="simple" xlink:href="https://twitter.com/Podolyak_M/status/1660369965415821323" text:style-name="Internet_20_link" text:visited-style-name="Visited_20_Internet_20_Link">
&gt;
 </text:a>
据波多利亚克说，一个释放了一个大规模的国家<text:a xlink:type="simple" xlink:href="https://www.ukrinform.ua/tag-vijna-z-rosieu" text:style-name="Internet_20_link" text:visited-style-name="Visited_20_Internet_20_Link">
</text:a>
在21世纪，杀死了成千上万的人，“使他们的脸颊上升到文明的人中，谈论与蚊子和否决解决方案作斗争”。</text:p>

</text:p>
      <text:p text:style-name="P4">
“是时候摆脱没有票的乘客跳入货车的乘客了。”</text:p>
      <text:p text:style-name="P4">
<text:span text:style-name="T4">
另请阅读：</text:span>
 <text:a xlink:type="simple" xlink:href="https://www.ukrinform.ua/rubric-world/3712344-oon-ne-vidobrazae-realij-xxi-stolitta-i-potrebue-reformuvanna-premer-indii.html" text:style-name="Internet_20_link" text:visited-style-name="Visited_20_Internet_20_Link">
<text:span text:style-name="T4">
印度</text:span>
</text:a>
如报道，<text:a xlink:type="simple" xlink:href="https://www.ukrinform.ua/rubric-world/3712198-guterres-zaaviv-pro-neobhidnist-reformuvanna-radbezu-oon.html" text:style-name="Internet_20_link" text:visited-style-name="Visited_20_Internet_20_Link">
</text:a>
需要改革安全理事会和布雷顿·伍兹体系，以满足“现代世界的现实”。</text:p>
      <text:p text:style-name="P4">
News Source: <text:a xlink:type="simple" xlink:href="https://www.ukrinform.ua/rubric-polytics/3712371-v-op-zreaguvali-na-zaavu-guterresa-pro-neobhidnist-reformuvati-radbez-oon.html" text:style-name="Internet_20_link" text:visited-style-name="Visited_20_Internet_20_Link">
https://www.ukrinform.ua/rubric-polytics/3712371-v-op-zreaguvali-na-zaavu-guterresa-pro-neobhidnist-reformuvati-radbez-oon.html</text:a>
</text:p>
      <!--NEWS-->
      <text:h text:style-name="P10" text:outline-level="1">
<text:span text:style-name="T4">
在乌克兰，干燥的天气将占上风，下午最高+23°</text:span>
</text:h>
      <text:p text:style-name="P4">
作者: Ukrinform (Person)</text:p>
      <text:p text:style-name="P4">
出版商: Укринформ (Organization)</text:p>
      <text:p text:style-name="P4">
出版时间: 2023-05-22T-42:49:00+03:00</text:p>
      <text:p text:style-name="P4">
修改时间: 2023-05-22T00:49:00+03:00</text:p>
      <text:p text:style-name="P4">
描述: 5月22日，星期一，在南部，东部，日以及大多数中央和苏米地区，预计将在某些地方进行短期降雨； 在其余领土内没有降水。  - 乌克林。</text:p>
      <text:p text:style-name="P4">
图片: ['<text:a xlink:type="simple" xlink:href="https://static.ukrinform.com/photos/2021_05/thumb_files/630_360_1620973778-439.jpg" text:style-name="Internet_20_link" text:visited-style-name="Visited_20_Internet_20_Link">
630_360_16209...</text:a>
']</text:p>
      <text:p text:style-name="P4">
标签: ['Гроза', 'Погода', 'Прогноз']</text:p>
      <text:p text:style-name="P4">
类型: Article</text:p>
      <!--METADATA-->
      <text:p text:style-name="P4">
<draw:frame draw:style-name="fr1" draw:name="Image310" text:anchor-type="as-char" svg:width="6.9236in" svg:height="3.956343in" draw:z-index="0">
<draw:image xlink:href="../Images/yкринформ/2023-05-22T-42-49-00-03-00/630_360_1620973778-439.jpg" xlink:type="simple" xlink:show="embed" xlink:actuate="onLoad" draw:mime-type="image/jpeg"/>
</draw:frame>
在南部，东部，白天，白天，在南部，东，白天和白天，预计在南部，东，白天和大多数塔苏姆地区的南部降雨； 在其余的不寻常领土上。</text:p>
      <text:p text:style-name="P4">
乌克兰形式在乌克兰水文气象学中心报道。</text:p>
      <text:p text:style-name="P4">
东北，东部，5-10 m/s。 晚上，西部，北部地区和Vinnytsia 6-11°的温度为9-14°； 下午18-23°。</text:p>
      <text:p text:style-name="P4">
在 <text:a xlink:type="simple" xlink:href="https://www.ukrinform.ua/tag-kiiv" text:style-name="Internet_20_link" text:visited-style-name="Visited_20_Internet_20_Link">
</text:a>
和基辅地区5月22日。 下午21-23°的晚上9-11°的首都温度； 在晚上6-11°的晚上，下午18-23°。</text:p>
      <text:p text:style-name="P4">
在接下来的两天，5月23日至24日，乌克兰将在澄清下保持多云。 晚上没有降水，仅在东南部，下午在乌克兰，除了大多数西方地区，短期降雨，雷暴。</text:p>
      <text:p text:style-name="P4">
风主要是东北3-8 m/s。 晚上9-14°的温度最高16°； 下午19-24°，在Transcarpathia，喀尔巴阡山脉和Odeschynido 27°。</text:p>
      <text:p text:style-name="P4">
<text:span text:style-name="T4">
另请阅读：</text:span>
 <text:a xlink:type="simple" xlink:href="https://www.ukrinform.ua/rubric-regions/3692957-v-ukraini-cerez-poteplinna-aktivizuutsa-grozi-sinoptik.html" text:style-name="Internet_20_link" text:visited-style-name="Visited_20_Internet_20_Link">
<text:span text:style-name="T4">
雷暴</text:span>
</text:a>
在5月23日至24日的首都地区，它的浑浊，在晚上没有降水，在下午，短期降雨，雷暴。 夜晚12-14°的基辅气温在21-23°下午； 下午18-23°的晚上9-14°晚上在该地区。</text:p>
      <text:p text:style-name="P4">
在5月25日至26日，预报员预测在乌克兰的短暂寿命，仅在5月25日晚上在西部地区没有降水量。晚上温度10-16°，下午20-26°，5月26日西部地区13-19°。</text:p>
      <text:p text:style-name="P4">
5月25日至26日在基辅和该地区，短期降雨。 夜间的使用温度为13-15°，白天24-26°； 在晚上11-16°的晚上，下午21-26°。</text:p>
      <text:p text:style-name="P4">
News Source: <text:a xlink:type="simple" xlink:href="https://www.ukrinform.ua/rubric-regions/3712178-v-ukraini-zavtra-perevazatime-suha-pogoda-vden-do-23.html" text:style-name="Internet_20_link" text:visited-style-name="Visited_20_Internet_20_Link">
https://www.ukrinform.ua/rubric-regions/3712178-v-ukraini-zavtra-perevazatime-suha-pogoda-vden-do-23.html</text:a>
</text:p>
      <!--NEWS-->
      <text:h text:style-name="P10" text:outline-level="1">
<text:span text:style-name="T4">
OP评论了古特雷什（Guterresh）关于改革联合国理事会的陈述</text:span>
</text:h>
      <text:p text:style-name="P4">
作者: Ukrinform (Person)</text:p>
      <text:p text:style-name="P4">
出版商: Укринформ (Organization)</text:p>
      <text:p text:style-name="P4">
出版时间: 2023-05-22T00:14:00+03:00</text:p>
      <text:p text:style-name="P4">
修改时间: 2023-05-22T00:14:00+03:00</text:p>
      <text:p text:style-name="P4">
描述: 联合国安理会作为旨在保证全球安全的机构，不再运作，实际上是对国际法的日常滥用。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Гутерреш', 'Реформа', 'Радбез ООН', 'Подоляк', 'Війна з Росією']</text:p>
      <text:p text:style-name="P4">
类型: Article</text:p>
      <!--METADATA-->
      <text:p text:style-name="P4">
<draw:frame draw:style-name="fr1" draw:name="Image311" text:anchor-type="as-char" svg:width="6.9236in" svg:height="3.956343in" draw:z-index="0">
<draw:image xlink:href="../Images/yкринформ/2023-05-22T00-14-00-03-00/630_360_1669378255-230.jpg" xlink:type="simple" xlink:show="embed" xlink:actuate="onLoad" draw:mime-type="image/jpeg"/>
</draw:frame>
联合国作为一个旨在确保全球安全的机构的安全实际上是对国际法的日常滥用。</text:p>
      <text:p text:style-name="P4">
关于这位总统办公室负责人Mikhail Podolyak的顾问在<text:a xlink:type="simple" xlink:href="https://twitter.com/Podolyak_M/status/1660369965415821323" text:style-name="Internet_20_link" text:visited-style-name="Visited_20_Internet_20_Link">
</text:a>
，报道乌克林福姆。</text:p>
      <text:p text:style-name="P4">
“这么长期想听到世界的话。 联合国秘书长安东尼·古特雷斯(Anthony Guterres)已改革了联合国安理会。 必须保证全球安全的机构不再运行。 此外，实际上，这是对主管和国际法的日常嘲弄。”他说。</text:p>
      <text:p text:style-name="Quotations">

<text:p text:style-name="P4">
这么长期想听到世界的话。 秘书 - 一般<text:a xlink:type="simple" xlink:href="https://twitter.com/hashtag/%D0%9E%D0%9E%D0%9D" text:style-name="Internet_20_link" text:visited-style-name="Visited_20_Internet_20_Link">
&gt;
</text:a>
&gt;
 <text:a xlink:type="simple" xlink:href="https://twitter.com/antonioguterres" text:style-name="Internet_20_link" text:visited-style-name="Visited_20_Internet_20_Link">
 </text:a>
电话&gt;
联合国安理会。 必须保证全球&gt;
安全性不再运行的机构。 此外，这实际上是对常识和国际法的日常嘲弄。 因为不能…&gt;
&gt;
  -  Mikhail Podolyak(@podolyak_m) <text:a xlink:type="simple" xlink:href="https://twitter.com/Podolyak_M/status/1660369965415821323" text:style-name="Internet_20_link" text:visited-style-name="Visited_20_Internet_20_Link">
&gt;
 </text:a>
据波多利亚克说，一个释放了一个大规模的国家<text:a xlink:type="simple" xlink:href="https://www.ukrinform.ua/tag-vijna-z-rosieu" text:style-name="Internet_20_link" text:visited-style-name="Visited_20_Internet_20_Link">
</text:a>
在21世纪，杀死了成千上万的人，“使他们的脸颊上升到文明的人中，谈论与蚊子和否决解决方案作斗争”。</text:p>

</text:p>
      <text:p text:style-name="P4">
“是时候摆脱没有票的乘客跳入货车的乘客了。”</text:p>
      <text:p text:style-name="P4">
<text:span text:style-name="T4">
另请阅读：</text:span>
 <text:a xlink:type="simple" xlink:href="https://www.ukrinform.ua/rubric-world/3712344-oon-ne-vidobrazae-realij-xxi-stolitta-i-potrebue-reformuvanna-premer-indii.html" text:style-name="Internet_20_link" text:visited-style-name="Visited_20_Internet_20_Link">
<text:span text:style-name="T4">
印度</text:span>
</text:a>
如报道，<text:a xlink:type="simple" xlink:href="https://www.ukrinform.ua/rubric-world/3712198-guterres-zaaviv-pro-neobhidnist-reformuvanna-radbezu-oon.html" text:style-name="Internet_20_link" text:visited-style-name="Visited_20_Internet_20_Link">
</text:a>
需要改革安全理事会和布雷顿·伍兹体系，以满足“现代世界的现实”。</text:p>
      <text:p text:style-name="P4">
News Source: <text:a xlink:type="simple" xlink:href="https://www.ukrinform.ua/rubric-polytics/3712371-v-op-zreaguvali-na-zaavu-guterresa-pro-neobhidnist-reformuvati-radbez-oon.html" text:style-name="Internet_20_link" text:visited-style-name="Visited_20_Internet_20_Link">
https://www.ukrinform.ua/rubric-polytics/3712371-v-op-zreaguvali-na-zaavu-guterresa-pro-neobhidnist-reformuvati-radbez-oon.html</text:a>
</text:p>
      <!--NEWS-->
      <text:h text:style-name="P10" text:outline-level="1">
<text:span text:style-name="T4">
防空击倒了俄罗斯人指向奥德萨地区的打击乐器无人机</text:span>
</text:h>
      <text:p text:style-name="P4">
作者: Ukrinform (Person)</text:p>
      <text:p text:style-name="P4">
出版商: Укринформ (Organization)</text:p>
      <text:p text:style-name="P4">
出版时间: 2023-05-22T00:35:00+03:00</text:p>
      <text:p text:style-name="P4">
修改时间: 2023-05-22T00:35:00+03:00</text:p>
      <text:p text:style-name="P4">
描述: 在南部，防空力被敌人指向敖德萨地区的鲈鱼无人机在海上摧毁。  - 乌克林。</text:p>
      <text:p text:style-name="P4">
图片: ['<text:a xlink:type="simple" xlink:href="https://static.ukrinform.com/photos/2022_07/thumb_files/630_360_1657464612-959.jpg" text:style-name="Internet_20_link" text:visited-style-name="Visited_20_Internet_20_Link">
630_360_16574...</text:a>
']</text:p>
      <text:p text:style-name="P4">
标签: ['Безпілотник', 'Одещина', 'Війна з Росією', 'ППО']</text:p>
      <text:p text:style-name="P4">
类型: Article</text:p>
      <!--METADATA-->
      <text:p text:style-name="P4">
<draw:frame draw:style-name="fr1" draw:name="Image312" text:anchor-type="as-char" svg:width="6.9236in" svg:height="3.956343in" draw:z-index="0">
<draw:image xlink:href="../Images/yкринформ/2023-05-22T00-35-00-03-00/630_360_1657464612-959.jpg" xlink:type="simple" xlink:show="embed" xlink:actuate="onLoad" draw:mime-type="image/jpeg"/>
</draw:frame>
在防空的南部，敌人指挥到敖德萨地区的一架冲击无人机被摧毁了海上。</text:p>
      <text:p text:style-name="P4">
正如乌克林福姆报道的那样，关于<text:a xlink:type="simple" xlink:href="https://www.facebook.com/OperationalCommandSouth/" text:style-name="Internet_20_link" text:visited-style-name="Visited_20_Internet_20_Link">
</text:a>
告知操作命令“南”</text:p>
      <text:p text:style-name="P4">
“敌人被一辆震惊的无人机送往敖德萨。 邮报写道：“它被武力摧毁。”</text:p>
      <text:p text:style-name="P4">
同时，军方提请注意以下事实：<text:a xlink:type="simple" xlink:href="https://www.ukrinform.ua/tag-corne-more" text:style-name="Internet_20_link" text:visited-style-name="Visited_20_Internet_20_Link">
</text:a>
有两个火箭架，总齐射可以达到12个口径。</text:p>
      <text:p text:style-name="P4">
<text:span text:style-name="T4">
另请阅读：</text:span>
 <text:a xlink:type="simple" xlink:href="https://www.ukrinform.ua/rubric-ato/3712115-povitrani-sili-znisili-cotiri-sahedi-na-shidnomu-napramku.html" text:style-name="Internet_20_link" text:visited-style-name="Visited_20_Internet_20_Link">
</text:a>
“因此，对战略和汤姆斯航空活动的背景的火箭危险水平很高，”  - 在OK“ South”中警告，呼吁忽略空气警报信号。</text:p>
      <text:p text:style-name="P4">
据报道，5月21日在赫尔森地区，空降空气司令部“南”的部队和手段被摧毁了三个俄罗斯非俄罗斯非俄罗斯</text:p>
      <text:p text:style-name="P4">
<text:span text:style-name="T5">
foto：国防部</text:span>
</text:p>
      <text:p text:style-name="P4">
News Source: <text:a xlink:type="simple" xlink:href="https://www.ukrinform.ua/rubric-ato/3712372-ppo-zbila-nad-morem-udarnij-bezpilotnik-akij-rosiani-spramuvali-na-odesinu.html" text:style-name="Internet_20_link" text:visited-style-name="Visited_20_Internet_20_Link">
https://www.ukrinform.ua/rubric-ato/3712372-ppo-zbila-nad-morem-udarnij-bezpilotnik-akij-rosiani-spramuvali-na-odesinu.html</text:a>
</text:p>
      <!--NEWS-->
      <text:h text:style-name="P10" text:outline-level="1">
<text:span text:style-name="T4">
在乌克兰，干燥的天气将占上风，下午最高+23°</text:span>
</text:h>
      <text:p text:style-name="P4">
作者: Ukrinform (Person)</text:p>
      <text:p text:style-name="P4">
出版商: Укринформ (Organization)</text:p>
      <text:p text:style-name="P4">
出版时间: 2023-05-22T00:49:00+03:00</text:p>
      <text:p text:style-name="P4">
修改时间: 2023-05-22T00:49:00+03:00</text:p>
      <text:p text:style-name="P4">
描述: 5月22日，星期一，在南部，东部，日以及大多数中央和苏米地区，预计将在某些地方进行短期降雨； 在其余领土内没有降水。  - 乌克林。</text:p>
      <text:p text:style-name="P4">
图片: ['<text:a xlink:type="simple" xlink:href="https://static.ukrinform.com/photos/2021_05/thumb_files/630_360_1620973778-439.jpg" text:style-name="Internet_20_link" text:visited-style-name="Visited_20_Internet_20_Link">
630_360_16209...</text:a>
']</text:p>
      <text:p text:style-name="P4">
标签: ['Гроза', 'Погода', 'Прогноз']</text:p>
      <text:p text:style-name="P4">
类型: Article</text:p>
      <!--METADATA-->
      <text:p text:style-name="P4">
<draw:frame draw:style-name="fr1" draw:name="Image313" text:anchor-type="as-char" svg:width="6.9236in" svg:height="3.956343in" draw:z-index="0">
<draw:image xlink:href="../Images/yкринформ/2023-05-22T00-49-00-03-00/630_360_1620973778-439.jpg" xlink:type="simple" xlink:show="embed" xlink:actuate="onLoad" draw:mime-type="image/jpeg"/>
</draw:frame>
在南部，东部，白天，白天，在南部，东，白天和白天，预计在南部，东，白天和大多数塔苏姆地区的南部降雨； 在其余的不寻常领土上。</text:p>
      <text:p text:style-name="P4">
乌克兰形式在乌克兰水文气象学中心报道。</text:p>
      <text:p text:style-name="P4">
东北，东部，5-10 m/s。 晚上，西部，北部地区和Vinnytsia 6-11°的温度为9-14°； 下午18-23°。</text:p>
      <text:p text:style-name="P4">
在 <text:a xlink:type="simple" xlink:href="https://www.ukrinform.ua/tag-kiiv" text:style-name="Internet_20_link" text:visited-style-name="Visited_20_Internet_20_Link">
</text:a>
和基辅地区5月22日。 下午21-23°的晚上9-11°的首都温度； 在晚上6-11°的晚上，下午18-23°。</text:p>
      <text:p text:style-name="P4">
在接下来的两天，5月23日至24日，乌克兰将在澄清下保持多云。 晚上没有降水，仅在东南部，下午在乌克兰，除了大多数西方地区，短期降雨，雷暴。</text:p>
      <text:p text:style-name="P4">
风主要是东北3-8 m/s。 晚上9-14°的温度最高16°； 下午19-24°，在Transcarpathia，喀尔巴阡山脉和Odeschynido 27°。</text:p>
      <text:p text:style-name="P4">
<text:span text:style-name="T4">
另请阅读：</text:span>
 <text:a xlink:type="simple" xlink:href="https://www.ukrinform.ua/rubric-regions/3692957-v-ukraini-cerez-poteplinna-aktivizuutsa-grozi-sinoptik.html" text:style-name="Internet_20_link" text:visited-style-name="Visited_20_Internet_20_Link">
<text:span text:style-name="T4">
雷暴</text:span>
</text:a>
在5月23日至24日的首都地区，它的浑浊，在晚上没有降水，在下午，短期降雨，雷暴。 夜晚12-14°的基辅气温在21-23°下午； 下午18-23°的晚上9-14°晚上在该地区。</text:p>
      <text:p text:style-name="P4">
在5月25日至26日，预报员预测在乌克兰的短暂寿命，仅在5月25日晚上在西部地区没有降水量。晚上温度10-16°，下午20-26°，5月26日西部地区13-19°。</text:p>
      <text:p text:style-name="P4">
5月25日至26日在基辅和该地区，短期降雨。 夜间的使用温度为13-15°，白天24-26°； 在晚上11-16°的晚上，下午21-26°。</text:p>
      <text:p text:style-name="P4">
News Source: <text:a xlink:type="simple" xlink:href="https://www.ukrinform.ua/rubric-regions/3712178-v-ukraini-zavtra-perevazatime-suha-pogoda-vden-do-23.html" text:style-name="Internet_20_link" text:visited-style-name="Visited_20_Internet_20_Link">
https://www.ukrinform.ua/rubric-regions/3712178-v-ukraini-zavtra-perevazatime-suha-pogoda-vden-do-23.html</text:a>
</text:p>
      <!--NEWS-->
      <text:h text:style-name="P10" text:outline-level="1">
<text:span text:style-name="T4">
在保加利亚首都的俄罗斯行动中，欧盟的办公室倒了油漆</text:span>
</text:h>
      <text:p text:style-name="P4">
作者: Ukrinform (Person)</text:p>
      <text:p text:style-name="P4">
出版商: Укринформ (Organization)</text:p>
      <text:p text:style-name="P4">
出版时间: 2023-05-22T01:06:00+03:00</text:p>
      <text:p text:style-name="P4">
修改时间: 2023-05-22T01:06:00+03:00</text:p>
      <text:p text:style-name="P4">
描述: 保加利亚首都抗议活动的参与者倒了红色油漆，欧盟委员会和欧洲议会的代表办公室被安置在这里。  - 乌克林。</text:p>
      <text:p text:style-name="P4">
图片: ['<text:a xlink:type="simple" xlink:href="https://static.ukrinform.com/photos/2023_05/thumb_files/630_360_1684706458-950.jpg" text:style-name="Internet_20_link" text:visited-style-name="Visited_20_Internet_20_Link">
630_360_16847...</text:a>
', '<text:a xlink:type="simple" xlink:href="https://static.ukrinform.com/photos/2023_05/1684706489-966.jpg" text:style-name="Internet_20_link" text:visited-style-name="Visited_20_Internet_20_Link">
1684706489-96...</text:a>
']</text:p>
      <text:p text:style-name="P4">
标签: ['Болгарія', 'Євросоюз', 'Протест', 'Вандалізм']</text:p>
      <text:p text:style-name="P4">
类型: Article</text:p>
      <!--METADATA-->
      <text:p text:style-name="P4">
<draw:frame draw:style-name="fr1" draw:name="Image314" text:anchor-type="as-char" svg:width="6.9236in" svg:height="3.956343in" draw:z-index="0">
<draw:image xlink:href="../Images/yкринформ/2023-05-22T01-06-00-03-00/630_360_1684706458-950.jpg" xlink:type="simple" xlink:show="embed" xlink:actuate="onLoad" draw:mime-type="image/jpeg"/>
</draw:frame>
保加利亚首都的抗议参与者倒了红色的涂料，欧盟委员会和欧洲议会的代表。</text:p>
      <text:p text:style-name="P4">
关于它报告<text:a xlink:type="simple" xlink:href="https://www.radiosvoboda.org/a/news-bolharia-prorosiyskyi-protest/32421470.html" text:style-name="Internet_20_link" text:visited-style-name="Visited_20_Internet_20_Link">
</text:a>
，报道乌克林福姆</text:p>
      <text:p text:style-name="P4">
抗议者，其中一些人与俄罗斯国旗一起呼吁政府协助乌克兰，并在索非亚倒了红色油漆，欧盟委员会和欧洲议会的代表被贬低了。</text:p>
      <text:p text:style-name="P4">
值得注意的是，5月21日的示威是由几个非政府组织和具有亲克莱姆文学的人组织的。</text:p>
      <text:p text:style-name="P4">
<draw:frame draw:style-name="fr1" draw:name="Image315" text:anchor-type="as-char" svg:width="6.9236in" svg:height="3.89132in" draw:z-index="0">
<draw:image xlink:href="../Images/yкринформ/2023-05-22T01-06-00-03-00/1684706489-966.jpg" xlink:type="simple" xlink:show="embed" xlink:actuate="onLoad" draw:mime-type="image/jpeg"/>
</draw:frame>
该验证说：“在参与者中，大约一千人是护理欧洲党“文艺复兴”和议员。”</text:p>
      <text:p text:style-name="P4">
这项使人联想起无线电自由的行动已成为一个半月半的六个月，但被破坏行为所堆积。</text:p>
      <text:p text:style-name="P4">
<text:span text:style-name="T4">
另请阅读：</text:span>
 <text:a xlink:type="simple" xlink:href="https://www.ukrinform.ua/rubric-world/3709625-prezident-bolgarii-doruciv-kandidatci-na-posadu-premera-sformuvati-urad.html" text:style-name="Internet_20_link" text:visited-style-name="Visited_20_Internet_20_Link">
<text:span text:style-name="T4">
保加利亚语</text:span>
</text:a>
如报道，<text:a xlink:type="simple" xlink:href="https://www.ukrinform.ua/rubric-world/3701589-u-bolgarii-zaavili-pro-bezprecedentni-gibridni-ataki-z-boku-rosii.html" text:style-name="Internet_20_link" text:visited-style-name="Visited_20_Internet_20_Link">
</text:a>
他的国家面临着俄罗斯史无前例的杂种，反对莫斯科对乌克兰的军事侵略。</text:p>
      <text:p text:style-name="P4">
_foto：rfe/rl _</text:p>
      <text:p text:style-name="P4">
News Source: <text:a xlink:type="simple" xlink:href="https://www.ukrinform.ua/rubric-world/3712373-na-prorosijskij-akcii-u-stolici-bolgarii-oblili-farbou-ofis-evrosouzu.html" text:style-name="Internet_20_link" text:visited-style-name="Visited_20_Internet_20_Link">
https://www.ukrinform.ua/rubric-world/3712373-na-prorosijskij-akcii-u-stolici-bolgarii-oblili-farbou-ofis-evrosouzu.html</text:a>
</text:p>
      <!--NEWS-->
      <text:h text:style-name="P10" text:outline-level="1">
<text:span text:style-name="T4">
战士成功通过了测试-Sergey Naev</text:span>
</text:h>
      <text:p text:style-name="P4">
作者: ['АРМІЯINFORM']</text:p>
      <text:p text:style-name="P4">
时间: 2023-05-22T98:00:00-04:00</text:p>
      <text:p text:style-name="P4">
描述: ZS乌克兰人Opniyan部队的指挥官Sergey Nah中尉：“否决，ALE ...与乌克兰2022年的战争，与乌克兰的最新新闻，今天与乌克兰的新闻战争，今天与乌克兰2022年的新闻战争，乌克兰和乌克兰之间的战争将会发生一场战争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5/347242707_2094660757408010_125252544146958829_n.jpg" text:style-name="Internet_20_link" text:visited-style-name="Visited_20_Internet_20_Link">
347242707_2094660757408010_125252544146958829_n.jpg</text:a>
', '<text:a xlink:type="simple" xlink:href="https://armyinform.com.ua/wp-content/uploads/2023/05/347226407_6133319956791237_8102267455714839814_n-150x150.jpg" text:style-name="Internet_20_link" text:visited-style-name="Visited_20_Internet_20_Link">
347226407_6133319956791237_8102267455714839814_n-150x150.jpg</text:a>
', '<text:a xlink:type="simple" xlink:href="https://armyinform.com.ua/wp-content/uploads/2023/05/347599037_772542574331314_2214182127101257612_n-150x150.jpg" text:style-name="Internet_20_link" text:visited-style-name="Visited_20_Internet_20_Link">
347599037_772542574331314_2214182127101257612_n-150x150.jpg</text:a>
', '<text:a xlink:type="simple" xlink:href="https://armyinform.com.ua/wp-content/uploads/2023/05/347255267_266757885713293_5637832383264781179_n-150x150.jpg" text:style-name="Internet_20_link" text:visited-style-name="Visited_20_Internet_20_Link">
347255267_266757885713293_5637832383264781179_n-150x150.jpg</text:a>
']</text:p>
      <text:p text:style-name="P4">
标签: ['STOPRUSSIA', 'АГРЕСІЯ РФ', 'ВІЙНА', 'ВІЙСЬКОВІ НАВЧАННЯ', 'ВТОРГНЕННЯ РФ', 'СЕРГІЙ НАЄВ']</text:p>
      <text:p text:style-name="P4">
类别: News</text:p>
      <!--METADATA-->
      <text:p text:style-name="P4">
<draw:frame draw:style-name="fr1" draw:name="Image316" text:anchor-type="as-char" svg:width="6.9236in" svg:height="5.1927in" draw:z-index="0">
<draw:image xlink:href="../Images/AРМІЯINFORM/2023-05-22T98-00-00-04-00/347242707_2094660757408010_125252544146958829_n.jpg" xlink:type="simple" xlink:show="embed" xlink:actuate="onLoad" draw:mime-type="image/jpeg"/>
</draw:frame>
乌克兰中尉谢尔盖·纳夫(Sergey Naev)武装部队联合部队的指挥官：</text:p>
      <text:p text:style-name="P4">
“累了但快乐。 这就是我们的战士在每个测试阶段之后的感觉。 谢谢所有士兵和指挥官!我们保留线条!让我们一起做吧”!</text:p>
      <text:p text:style-name="P4">
<text:a xlink:type="simple" xlink:href="https://armyinform.com.ua/wp-content/uploads/2023/05/347226407_6133319956791237_8102267455714839814_n.jpg" text:style-name="Internet_20_link" text:visited-style-name="Visited_20_Internet_20_Link">
!(Images/AРМІЯINFORM/2023-05-22T98-00-00-04-00/347226407_6133319956791237_8102267455714839814_n-150x150.jpg)</text:a>
</text:p>
      <text:p text:style-name="P4">
<text:a xlink:type="simple" xlink:href="https://armyinform.com.ua/wp-content/uploads/2023/05/347599037_772542574331314_2214182127101257612_n.jpg" text:style-name="Internet_20_link" text:visited-style-name="Visited_20_Internet_20_Link">
<draw:frame draw:style-name="fr1" draw:name="Image317" text:anchor-type="as-char" svg:width="6.9236in" svg:height="6.9236in" draw:z-index="0">
<draw:image xlink:href="../Images/AРМІЯINFORM/2023-05-22T98-00-00-04-00/347599037_772542574331314_2214182127101257612_n-150x150.jpg" xlink:type="simple" xlink:show="embed" xlink:actuate="onLoad" draw:mime-type="image/jpeg"/>
</draw:frame>
</text:a>
</text:p>
      <text:p text:style-name="P4">
<text:a xlink:type="simple" xlink:href="https://armyinform.com.ua/wp-content/uploads/2023/05/347255267_266757885713293_5637832383264781179_n.jpg" text:style-name="Internet_20_link" text:visited-style-name="Visited_20_Internet_20_Link">
<draw:frame draw:style-name="fr1" draw:name="Image318" text:anchor-type="as-char" svg:width="6.9236in" svg:height="6.9236in" draw:z-index="0">
<draw:image xlink:href="../Images/AРМІЯINFORM/2023-05-22T98-00-00-04-00/347255267_266757885713293_5637832383264781179_n-150x150.jpg" xlink:type="simple" xlink:show="embed" xlink:actuate="onLoad" draw:mime-type="image/jpeg"/>
</draw:frame>
</text:a>
<text:span text:style-name="T4">
来源：</text:span>
 <text:a xlink:type="simple" xlink:href="https://www.facebook.com/JointForcesCommandAFU/posts/pfbid0295SsdECHiEUNMPDrtsFNDk22stoKfg7Q94i7Nwxp5XnArQP9CuEb1UCH7xe8r9BYl" text:style-name="Internet_20_link" text:visited-style-name="Visited_20_Internet_20_Link">
_ _乌克兰联合部队的命令</text:a>
</text:p>
      <text:p text:style-name="P4">
News Source: <text:a xlink:type="simple" xlink:href="https://armyinform.com.ua/2023/05/22/bijczi-uspishno-projshly-vyprobuvannya-sergij-nayev/" text:style-name="Internet_20_link" text:visited-style-name="Visited_20_Internet_20_Link">
https://armyinform.com.ua/2023/05/22/bijczi-uspishno-projshly-vyprobuvannya-sergij-nayev/</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